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0F18D932DDF.jpg"/>
  <manifest:file-entry manifest:media-type="image/jpeg" manifest:full-path="Pictures/10000000000002CA000000F35AC7D34C.jpg"/>
  <manifest:file-entry manifest:media-type="image/jpeg" manifest:full-path="Pictures/10000000000002CE0000016BCBA0ABAA.jpg"/>
  <manifest:file-entry manifest:media-type="image/jpeg" manifest:full-path="Pictures/100000000000012C000001849CDF3839.jpg"/>
  <manifest:file-entry manifest:media-type="image/jpeg" manifest:full-path="Pictures/10000000000002C90000018F9956E6C7.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800000110898A491B.jpg"/>
  <manifest:file-entry manifest:media-type="image/jpeg" manifest:full-path="Pictures/10000000000002C80000014EA6625447.jpg"/>
  <manifest:file-entry manifest:media-type="image/jpeg" manifest:full-path="Pictures/10000000000002C30000005C3F52F8AE.jp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6" style:family="table">
      <style:table-properties style:width="17.798cm" table:align="left" style:writing-mode="lr-tb"/>
    </style:style>
    <style:style style:name="Table6.A" style:family="table-column">
      <style:table-column-properties style:column-width="7.325cm"/>
    </style:style>
    <style:style style:name="Table6.B" style:family="table-column">
      <style:table-column-properties style:column-width="10.472cm"/>
    </style:style>
    <style:style style:name="Table6.1" style:family="table-row">
      <style:table-row-properties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 style:family="table">
      <style:table-properties style:width="17.798cm" table:align="left" style:writing-mode="lr-tb"/>
    </style:style>
    <style:style style:name="Table7.A" style:family="table-column">
      <style:table-column-properties style:column-width="7.303cm"/>
    </style:style>
    <style:style style:name="Table7.B" style:family="table-column">
      <style:table-column-properties style:column-width="10.495cm"/>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 style:family="table">
      <style:table-properties style:width="17.798cm" table:align="left" style:writing-mode="lr-tb"/>
    </style:style>
    <style:style style:name="Table8.A" style:family="table-column">
      <style:table-column-properties style:column-width="7.325cm"/>
    </style:style>
    <style:style style:name="Table8.B" style:family="table-column">
      <style:table-column-properties style:column-width="10.472cm"/>
    </style:style>
    <style:style style:name="Table8.1" style:family="table-row">
      <style:table-row-properties style:keep-together="true" fo:keep-together="auto"/>
    </style:style>
    <style:style style:name="Table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 style:family="table">
      <style:table-properties style:width="17.798cm" table:align="left" style:writing-mode="lr-tb"/>
    </style:style>
    <style:style style:name="Table9.A" style:family="table-column">
      <style:table-column-properties style:column-width="7.303cm"/>
    </style:style>
    <style:style style:name="Table9.B" style:family="table-column">
      <style:table-column-properties style:column-width="10.495cm"/>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 style:family="table">
      <style:table-properties style:width="17.798cm" table:align="left" style:writing-mode="lr-tb"/>
    </style:style>
    <style:style style:name="Table10.A" style:family="table-column">
      <style:table-column-properties style:column-width="7.325cm"/>
    </style:style>
    <style:style style:name="Table10.B" style:family="table-column">
      <style:table-column-properties style:column-width="10.472cm"/>
    </style:style>
    <style:style style:name="Table10.1" style:family="table-row">
      <style:table-row-properties style:keep-together="true" fo:keep-together="auto"/>
    </style:style>
    <style:style style:name="Table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2190*"/>
    </style:style>
    <style:style style:name="表格36.B" style:family="table-column">
      <style:table-column-properties style:column-width="15.079cm" style:rel-column-width="8585*"/>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text-properties style:font-name="宋体" style:font-name-complex="Courier New"/>
    </style:style>
    <style:style style:name="P7" style:family="paragraph" style:parent-style-name="Standard">
      <style:text-properties style:font-name="宋体" style:font-name-complex="Courier New" style:font-size-complex="10.5pt"/>
    </style:style>
    <style:style style:name="P8" style:family="paragraph" style:parent-style-name="Standard">
      <style:paragraph-properties style:snap-to-layout-grid="false"/>
      <style:text-properties style:font-name="宋体" style:font-name-complex="Courier New" style:font-size-complex="10.5pt"/>
    </style:style>
    <style:style style:name="P9"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0" style:family="paragraph" style:parent-style-name="Standard">
      <style:text-properties style:font-name="宋体" fo:language="zxx" fo:country="none" style:language-asian="zxx" style:country-asian="none" style:font-name-complex="Courier New" style:font-size-complex="10.5pt"/>
    </style:style>
    <style:style style:name="P11" style:family="paragraph" style:parent-style-name="Standard">
      <style:text-properties style:font-name="宋体" fo:font-weight="bold" style:font-weight-asian="bold" style:font-name-complex="Courier New" style:font-size-complex="10.5pt"/>
    </style:style>
    <style:style style:name="P12"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3" style:family="paragraph" style:parent-style-name="Standard">
      <style:text-properties style:font-name="Courier New" fo:font-weight="bold" style:font-weight-asian="bold" style:font-name-complex="Courier New"/>
    </style:style>
    <style:style style:name="P14" style:family="paragraph" style:parent-style-name="Standard">
      <style:text-properties style:font-name="Courier New" fo:font-weight="bold" style:font-weight-asian="bold" style:font-name-complex="Courier New" style:font-size-complex="10.5pt"/>
    </style:style>
    <style:style style:name="P15"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16"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17"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18" style:family="paragraph" style:parent-style-name="Standard">
      <style:text-properties style:font-name="Courier New" fo:language="zxx" fo:country="none" style:language-asian="zxx" style:country-asian="none" style:font-name-complex="Courier New"/>
    </style:style>
    <style:style style:name="P19" style:family="paragraph" style:parent-style-name="Standard">
      <style:text-properties style:font-name="Courier New" style:font-name-complex="Courier New" style:font-size-complex="10.5pt"/>
    </style:style>
    <style:style style:name="P20" style:family="paragraph" style:parent-style-name="Standard">
      <style:paragraph-properties style:snap-to-layout-grid="false"/>
      <style:text-properties style:font-name="Courier New" style:font-name-complex="Courier New" style:font-size-complex="10.5pt"/>
    </style:style>
    <style:style style:name="P21"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22" style:family="paragraph" style:parent-style-name="Standard">
      <style:paragraph-properties style:snap-to-layout-grid="false"/>
    </style:style>
    <style:style style:name="P23"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24"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25"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27"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28" style:family="paragraph" style:parent-style-name="Standard">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29"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30" style:family="paragraph" style:parent-style-name="Standard">
      <style:text-properties style:font-name="Times New Roman" style:font-name-asian="宋体1" style:font-size-complex="10.5pt"/>
    </style:style>
    <style:style style:name="P31" style:family="paragraph" style:parent-style-name="Standard">
      <style:text-properties style:font-name="Times New Roman" style:font-name-asian="宋体1" style:font-name-complex="Courier New" style:font-size-complex="10.5pt"/>
    </style:style>
    <style:style style:name="P32" style:family="paragraph" style:parent-style-name="Standard">
      <style:text-properties style:font-name="Times New Roman" fo:font-weight="bold" style:font-name-asian="宋体1" style:font-weight-asian="bold" style:font-name-complex="Courier New" style:font-size-complex="10.5pt"/>
    </style:style>
    <style:style style:name="P33"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34" style:family="paragraph" style:parent-style-name="Standard">
      <style:paragraph-properties fo:text-align="start" style:justify-single-word="false"/>
    </style:style>
    <style:style style:name="P35" style:family="paragraph" style:parent-style-name="Standard">
      <style:text-properties style:font-name="宋体1"/>
    </style:style>
    <style:style style:name="P36" style:family="paragraph" style:parent-style-name="Standard">
      <style:text-properties style:font-name="宋体1" style:font-name-asian="宋体1"/>
    </style:style>
    <style:style style:name="P37" style:family="paragraph" style:parent-style-name="Standard">
      <style:text-properties style:font-name="宋体1" style:font-name-asian="宋体1" style:font-name-complex="Courier New" style:font-size-complex="10.5pt"/>
    </style:style>
    <style:style style:name="P38" style:family="paragraph" style:parent-style-name="Standard">
      <style:paragraph-properties fo:text-align="center" style:justify-single-word="false"/>
      <style:text-properties style:font-name="宋体1" style:font-name-asian="宋体1"/>
    </style:style>
    <style:style style:name="P39" style:family="paragraph" style:parent-style-name="Standard">
      <style:text-properties style:font-name="宋体1" fo:font-weight="bold" style:font-name-asian="宋体1" style:font-weight-asian="bold" style:font-name-complex="Courier New" style:font-size-complex="10.5pt"/>
    </style:style>
    <style:style style:name="P40"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41"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42"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 style:font-size-complex="10.5pt"/>
    </style:style>
    <style:style style:name="P43"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44"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45"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46" style:family="paragraph" style:parent-style-name="Standard">
      <style:text-properties style:font-name="宋体1" fo:font-weight="normal" style:font-name-asian="宋体1" style:font-weight-asian="normal" style:font-weight-complex="normal"/>
    </style:style>
    <style:style style:name="P47" style:family="paragraph" style:parent-style-name="Standard">
      <style:text-properties style:font-name="Courier New1" fo:font-weight="bold" style:font-name-asian="宋体1" style:font-weight-asian="bold" style:font-name-complex="Courier New"/>
    </style:style>
    <style:style style:name="P48" style:family="paragraph" style:parent-style-name="Standard">
      <style:text-properties style:font-name="Courier New1" fo:font-weight="bold" style:font-name-asian="宋体1" style:font-weight-asian="bold" style:font-name-complex="Courier New" style:font-size-complex="10.5pt"/>
    </style:style>
    <style:style style:name="P49" style:family="paragraph" style:parent-style-name="Standard">
      <style:text-properties style:font-name="Courier New1" fo:font-weight="bold" style:font-name-asian="宋体1" style:font-weight-asian="bold" style:font-name-complex="Courier New" style:font-size-complex="10.5pt" style:font-weight-complex="bold"/>
    </style:style>
    <style:style style:name="P50" style:family="paragraph" style:parent-style-name="Standard">
      <style:text-properties style:font-name="Courier New1" fo:font-weight="bold" style:font-name-asian="Courier New1" style:font-weight-asian="bold" style:font-name-complex="Courier New" style:font-size-complex="10.5pt"/>
    </style:style>
    <style:style style:name="P51"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52" style:family="paragraph" style:parent-style-name="Standard">
      <style:text-properties style:font-name="Courier New1" fo:font-weight="bold" style:font-name-asian="Courier New1" style:font-weight-asian="bold" style:font-weight-complex="bold"/>
    </style:style>
    <style:style style:name="P53"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54" style:family="paragraph" style:parent-style-name="Standard">
      <style:text-properties style:font-name="Courier New1" fo:font-weight="normal" style:font-name-asian="宋体1" style:font-weight-asian="normal" style:font-weight-complex="normal"/>
    </style:style>
    <style:style style:name="P55" style:family="paragraph" style:parent-style-name="Standard">
      <style:text-properties style:font-name="Courier New1" style:font-name-asian="宋体1"/>
    </style:style>
    <style:style style:name="P56" style:family="paragraph" style:parent-style-name="Standard">
      <style:text-properties style:use-window-font-color="true" style:font-name="Courier New1" fo:font-weight="bold" style:font-weight-asian="bold" style:font-weight-complex="bold"/>
    </style:style>
    <style:style style:name="P57"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58"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59" style:family="paragraph" style:parent-style-name="Standard">
      <style:paragraph-properties fo:margin-left="0cm" fo:margin-right="0cm" fo:text-indent="0.741cm" style:auto-text-indent="false"/>
    </style:style>
    <style:style style:name="P60"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61"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62"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63"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64" style:family="paragraph" style:parent-style-name="Standard">
      <style:paragraph-properties fo:margin-left="0cm" fo:margin-right="0cm" fo:text-indent="0.741cm" style:auto-text-indent="false"/>
      <style:text-properties style:font-name="宋体1" style:font-name-asian="宋体1"/>
    </style:style>
    <style:style style:name="P65"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66" style:family="paragraph" style:parent-style-name="Standard">
      <style:paragraph-properties fo:margin-left="0.741cm" fo:margin-right="0cm" fo:text-indent="0cm" style:auto-text-indent="false"/>
    </style:style>
    <style:style style:name="P67"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68"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69"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70"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71"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72" style:family="paragraph" style:parent-style-name="Standard">
      <style:paragraph-properties fo:margin-left="0.185cm" fo:margin-right="0cm" fo:text-indent="-0.185cm" style:auto-text-indent="false"/>
    </style:style>
    <style:style style:name="P73"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74"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75"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76"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77"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78" style:family="paragraph" style:parent-style-name="Standard">
      <style:paragraph-properties fo:margin-left="0cm" fo:margin-right="0cm" fo:text-indent="0cm" style:auto-text-indent="false"/>
      <style:text-properties style:font-name="宋体1" style:font-name-asian="宋体1"/>
    </style:style>
    <style:style style:name="P79" style:family="paragraph" style:parent-style-name="Standard">
      <style:paragraph-properties fo:margin-left="0cm" fo:margin-right="0cm" fo:text-indent="0cm" style:auto-text-indent="false"/>
      <style:text-properties style:font-name="宋体1" style:font-name-asian="宋体1" style:font-name-complex="Courier New" style:font-size-complex="10.5pt"/>
    </style:style>
    <style:style style:name="P80"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 style:font-size-complex="10.5pt" style:font-weight-complex="normal"/>
    </style:style>
    <style:style style:name="P81"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 style:font-size-complex="10.5pt"/>
    </style:style>
    <style:style style:name="P82"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 style:font-size-complex="10.5pt" style:font-weight-complex="normal"/>
    </style:style>
    <style:style style:name="P83" style:family="paragraph" style:parent-style-name="Table_20_Contents">
      <style:text-properties style:font-name="Courier New1" fo:font-weight="bold" style:font-name-asian="Courier New1" style:font-weight-asian="bold" style:font-weight-complex="bold"/>
    </style:style>
    <style:style style:name="P84"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85" style:family="paragraph" style:parent-style-name="Table_20_Contents">
      <style:text-properties style:font-name="Courier New1" fo:font-weight="bold" style:font-name-asian="宋体1" style:font-weight-asian="bold" style:font-name-complex="Courier New" style:font-size-complex="10.5pt" style:font-weight-complex="bold"/>
    </style:style>
    <style:style style:name="P86" style:family="paragraph" style:parent-style-name="Table_20_Contents">
      <style:text-properties style:font-name="Courier New1" fo:font-weight="normal" style:font-name-asian="宋体1" style:font-weight-asian="normal" style:font-name-complex="Courier New" style:font-size-complex="10.5pt" style:font-weight-complex="normal"/>
    </style:style>
    <style:style style:name="P87" style:family="paragraph" style:parent-style-name="Table_20_Contents">
      <style:text-properties style:font-name="Courier New1" fo:language="zxx" fo:country="none" fo:font-weight="bold" style:font-name-asian="Courier New1" style:language-asian="zxx" style:country-asian="none" style:font-weight-asian="bold" style:font-name-complex="Courier New" style:font-size-complex="10.5pt" style:font-weight-complex="bold"/>
    </style:style>
    <style:style style:name="P88" style:family="paragraph" style:parent-style-name="Table_20_Contents">
      <style:text-properties style:font-name="Courier New1" fo:language="zxx" fo:country="none" fo:font-weight="normal" style:font-name-asian="宋体1" style:language-asian="zxx" style:country-asian="none" style:font-weight-asian="normal" style:font-name-complex="Courier New" style:font-size-complex="10.5pt" style:font-weight-complex="normal"/>
    </style:style>
    <style:style style:name="P89" style:family="paragraph" style:parent-style-name="Table_20_Contents">
      <style:text-properties style:font-name="Times New Roman" fo:font-weight="normal" style:font-name-asian="宋体1" style:font-weight-asian="normal" style:font-name-complex="Courier New" style:font-size-complex="10.5pt" style:font-weight-complex="normal"/>
    </style:style>
    <style:style style:name="P90" style:family="paragraph" style:parent-style-name="Table_20_Contents">
      <style:text-properties style:font-name="Times New Roman" style:font-name-asian="宋体1" style:font-name-complex="Courier New" style:font-size-complex="10.5pt"/>
    </style:style>
    <style:style style:name="P91" style:family="paragraph" style:parent-style-name="Table_20_Contents">
      <style:text-properties style:font-name="宋体1" style:font-name-asian="宋体1" style:font-name-complex="Courier New" style:font-size-complex="10.5pt"/>
    </style:style>
    <style:style style:name="P92" style:family="paragraph" style:parent-style-name="Table_20_Contents">
      <style:text-properties style:font-name="宋体1" fo:font-weight="normal" style:font-name-asian="宋体1" style:font-weight-asian="normal" style:font-name-complex="Courier New" style:font-size-complex="10.5pt" style:font-weight-complex="normal"/>
    </style:style>
    <style:style style:name="P9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94"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95"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96"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97"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98"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99"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00"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01"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02"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03"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04" style:family="paragraph" style:parent-style-name="Standard" style:list-style-name="L16">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05" style:family="paragraph" style:parent-style-name="Standard" style:list-style-name="L17">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06" style:family="paragraph" style:parent-style-name="Standard" style:list-style-name="L18">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P107" style:family="paragraph" style:parent-style-name="Standard" style:list-style-name="L21">
      <style:text-properties style:font-name="Times New Roman" fo:font-weight="bold" style:font-name-asian="宋体1" style:font-weight-asian="bold" style:font-name-complex="Courier New" style:font-size-complex="10.5pt"/>
    </style:style>
    <style:style style:name="P108" style:family="paragraph" style:parent-style-name="Standard" style:list-style-name="L22">
      <style:text-properties style:font-name="Times New Roman" fo:font-weight="bold" style:font-name-asian="宋体1" style:font-weight-asian="bold" style:font-name-complex="Courier New" style:font-size-complex="10.5pt"/>
    </style:style>
    <style:style style:name="P109" style:family="paragraph" style:parent-style-name="Standard" style:list-style-name="L23">
      <style:text-properties style:font-name="Times New Roman" fo:font-weight="bold" style:font-name-asian="宋体1" style:font-weight-asian="bold" style:font-name-complex="Courier New" style:font-size-complex="10.5pt"/>
    </style:style>
    <style:style style:name="P110" style:family="paragraph" style:parent-style-name="Standard" style:list-style-name="L24">
      <style:text-properties style:font-name="Times New Roman" fo:font-weight="bold" style:font-name-asian="宋体1" style:font-weight-asian="bold" style:font-name-complex="Courier New" style:font-size-complex="10.5pt"/>
    </style:style>
    <style:style style:name="P111" style:family="paragraph" style:parent-style-name="Standard" style:list-style-name="L25">
      <style:text-properties style:font-name="Times New Roman" fo:font-weight="bold" style:font-name-asian="宋体1" style:font-weight-asian="bold" style:font-name-complex="Courier New" style:font-size-complex="10.5pt"/>
    </style:style>
    <style:style style:name="P112" style:family="paragraph" style:parent-style-name="Standard" style:list-style-name="L26">
      <style:text-properties style:font-name="Times New Roman" fo:font-weight="bold" style:font-name-asian="宋体1" style:font-weight-asian="bold" style:font-name-complex="Courier New" style:font-size-complex="10.5pt"/>
    </style:style>
    <style:style style:name="P113" style:family="paragraph" style:parent-style-name="Standard" style:list-style-name="L27">
      <style:text-properties style:font-name="Times New Roman" fo:font-weight="bold" style:font-name-asian="宋体1" style:font-weight-asian="bold" style:font-name-complex="Courier New" style:font-size-complex="10.5pt"/>
    </style:style>
    <style:style style:name="P114" style:family="paragraph" style:parent-style-name="Standard" style:list-style-name="L28">
      <style:text-properties style:font-name="Times New Roman" fo:font-weight="bold" style:font-name-asian="宋体1" style:font-weight-asian="bold" style:font-name-complex="Courier New" style:font-size-complex="10.5pt"/>
    </style:style>
    <style:style style:name="P115" style:family="paragraph" style:parent-style-name="Standard" style:list-style-name="L29">
      <style:text-properties style:font-name="Times New Roman" fo:font-weight="bold" style:font-name-asian="宋体1" style:font-weight-asian="bold" style:font-name-complex="Courier New" style:font-size-complex="10.5pt"/>
    </style:style>
    <style:style style:name="P116" style:family="paragraph" style:parent-style-name="Standard" style:list-style-name="L30">
      <style:text-properties style:font-name="Times New Roman" fo:font-weight="bold" style:font-name-asian="宋体1" style:font-weight-asian="bold" style:font-name-complex="Courier New" style:font-size-complex="10.5pt"/>
    </style:style>
    <style:style style:name="P117" style:family="paragraph" style:parent-style-name="Standard" style:list-style-name="L31">
      <style:text-properties style:font-name="Times New Roman" fo:font-weight="bold" style:font-name-asian="宋体1" style:font-weight-asian="bold" style:font-name-complex="Courier New" style:font-size-complex="10.5pt"/>
    </style:style>
    <style:style style:name="P118" style:family="paragraph" style:parent-style-name="Standard" style:list-style-name="L32">
      <style:text-properties style:font-name="Times New Roman" fo:font-weight="bold" style:font-name-asian="宋体1" style:font-weight-asian="bold" style:font-name-complex="Courier New" style:font-size-complex="10.5pt"/>
    </style:style>
    <style:style style:name="P119" style:family="paragraph" style:parent-style-name="Standard" style:list-style-name="L33">
      <style:text-properties style:font-name="Times New Roman" fo:font-weight="bold" style:font-name-asian="宋体1" style:font-weight-asian="bold" style:font-name-complex="Courier New" style:font-size-complex="10.5pt"/>
    </style:style>
    <style:style style:name="P120" style:family="paragraph" style:parent-style-name="Standard" style:list-style-name="L34">
      <style:text-properties style:font-name="Times New Roman" fo:font-weight="bold" style:font-name-asian="宋体1" style:font-weight-asian="bold" style:font-name-complex="Courier New" style:font-size-complex="10.5pt"/>
    </style:style>
    <style:style style:name="P121" style:family="paragraph" style:parent-style-name="Standard" style:list-style-name="L35">
      <style:text-properties style:font-name="Times New Roman" fo:font-weight="bold" style:font-name-asian="宋体1" style:font-weight-asian="bold" style:font-name-complex="Courier New" style:font-size-complex="10.5pt"/>
    </style:style>
    <style:style style:name="P122" style:family="paragraph" style:parent-style-name="Standard" style:list-style-name="L36">
      <style:text-properties style:font-name="Times New Roman" fo:font-weight="bold" style:font-name-asian="宋体1" style:font-weight-asian="bold" style:font-name-complex="Courier New" style:font-size-complex="10.5pt"/>
    </style:style>
    <style:style style:name="P123" style:family="paragraph" style:parent-style-name="Standard" style:list-style-name="L37">
      <style:text-properties style:font-name="Times New Roman" fo:font-weight="bold" style:font-name-asian="宋体1" style:font-weight-asian="bold" style:font-name-complex="Courier New" style:font-size-complex="10.5pt"/>
    </style:style>
    <style:style style:name="P124" style:family="paragraph" style:parent-style-name="Standard" style:list-style-name="L38">
      <style:text-properties style:font-name="Times New Roman" fo:font-weight="bold" style:font-name-asian="宋体1" style:font-weight-asian="bold" style:font-name-complex="Courier New" style:font-size-complex="10.5pt"/>
    </style:style>
    <style:style style:name="P125" style:family="paragraph" style:parent-style-name="Standard" style:list-style-name="L39">
      <style:text-properties style:font-name="Times New Roman" fo:font-weight="bold" style:font-name-asian="宋体1" style:font-weight-asian="bold" style:font-name-complex="Courier New" style:font-size-complex="10.5pt"/>
    </style:style>
    <style:style style:name="P126" style:family="paragraph" style:parent-style-name="Standard" style:list-style-name="L40">
      <style:text-properties style:font-name="Times New Roman" fo:font-weight="bold" style:font-name-asian="宋体1" style:font-weight-asian="bold" style:font-name-complex="Courier New" style:font-size-complex="10.5pt"/>
    </style:style>
    <style:style style:name="P127" style:family="paragraph" style:parent-style-name="Standard" style:list-style-name="L42">
      <style:text-properties style:font-name="Times New Roman" fo:font-weight="bold" style:font-name-asian="宋体1" style:font-weight-asian="bold" style:font-name-complex="Courier New" style:font-size-complex="10.5pt"/>
    </style:style>
    <style:style style:name="P128" style:family="paragraph" style:parent-style-name="Standard" style:list-style-name="L43">
      <style:text-properties style:font-name="Times New Roman" fo:font-weight="bold" style:font-name-asian="宋体1" style:font-weight-asian="bold" style:font-name-complex="Courier New" style:font-size-complex="10.5pt"/>
    </style:style>
    <style:style style:name="P129" style:family="paragraph" style:parent-style-name="Standard">
      <style:text-properties style:font-name="Times New Roman" fo:font-weight="normal" style:font-name-asian="宋体1" style:font-weight-asian="normal" style:font-name-complex="Courier New" style:font-size-complex="10.5pt" style:font-weight-complex="normal"/>
    </style:style>
    <style:style style:name="P130" style:family="paragraph" style:parent-style-name="Standard" style:list-style-name="L2"/>
    <style:style style:name="P131" style:family="paragraph" style:parent-style-name="Standard">
      <style:text-properties style:font-name="宋体1" style:font-name-asian="宋体1"/>
    </style:style>
    <style:style style:name="P132" style:family="paragraph" style:parent-style-name="Standard" style:list-style-name="L12">
      <style:text-properties style:font-name="宋体1" style:font-name-asian="宋体1"/>
    </style:style>
    <style:style style:name="P133" style:family="paragraph" style:parent-style-name="Standard" style:list-style-name="L13">
      <style:text-properties style:font-name="宋体1" style:font-name-asian="宋体1"/>
    </style:style>
    <style:style style:name="P134" style:family="paragraph" style:parent-style-name="Standard" style:list-style-name="L15">
      <style:text-properties style:font-name="宋体1" style:font-name-asian="宋体1"/>
    </style:style>
    <style:style style:name="P135" style:family="paragraph" style:parent-style-name="Standard">
      <style:text-properties style:font-name="宋体1" style:font-name-asian="宋体1" style:font-name-complex="Courier New" style:font-size-complex="10.5pt"/>
    </style:style>
    <style:style style:name="P136" style:family="paragraph" style:parent-style-name="Standard" style:list-style-name="L19">
      <style:text-properties style:font-name="宋体1" style:font-name-asian="宋体1" style:font-name-complex="Courier New" style:font-size-complex="10.5pt"/>
    </style:style>
    <style:style style:name="P137" style:family="paragraph" style:parent-style-name="Standard" style:list-style-name="L20">
      <style:text-properties style:font-name="宋体1" style:font-name-asian="宋体1" style:font-name-complex="Courier New" style:font-size-complex="10.5pt"/>
    </style:style>
    <style:style style:name="P138" style:family="paragraph" style:parent-style-name="Standard" style:list-style-name="L47">
      <style:text-properties style:font-name="宋体1" style:font-name-asian="宋体1"/>
    </style:style>
    <style:style style:name="P139" style:family="paragraph" style:parent-style-name="Standard" style:list-style-name="L48">
      <style:text-properties style:font-name="宋体1" style:font-name-asian="宋体1"/>
    </style:style>
    <style:style style:name="P140" style:family="paragraph" style:parent-style-name="Standard" style:list-style-name="L49">
      <style:text-properties style:font-name="宋体1" style:font-name-asian="宋体1"/>
    </style:style>
    <style:style style:name="P141" style:family="paragraph" style:parent-style-name="Standard" style:list-style-name="L59">
      <style:text-properties style:font-name="宋体1" style:font-name-asian="宋体1"/>
    </style:style>
    <style:style style:name="P142" style:family="paragraph" style:parent-style-name="Standard" style:list-style-name="L60">
      <style:text-properties style:font-name="宋体1" style:font-name-asian="宋体1"/>
    </style:style>
    <style:style style:name="P143" style:family="paragraph" style:parent-style-name="Standard" style:list-style-name="L61">
      <style:text-properties style:font-name="宋体1" style:font-name-asian="宋体1"/>
    </style:style>
    <style:style style:name="P144" style:family="paragraph" style:parent-style-name="Standard" style:list-style-name="L62">
      <style:text-properties style:font-name="宋体1" style:font-name-asian="宋体1"/>
    </style:style>
    <style:style style:name="P145" style:family="paragraph" style:parent-style-name="Standard" style:list-style-name="L64">
      <style:text-properties style:font-name="宋体1" style:font-name-asian="宋体1"/>
    </style:style>
    <style:style style:name="P146" style:family="paragraph" style:parent-style-name="Standard" style:list-style-name="L65">
      <style:text-properties style:font-name="宋体1" style:font-name-asian="宋体1"/>
    </style:style>
    <style:style style:name="P147" style:family="paragraph" style:parent-style-name="Standard" style:list-style-name="L66">
      <style:text-properties style:font-name="宋体1" style:font-name-asian="宋体1"/>
    </style:style>
    <style:style style:name="P148" style:family="paragraph" style:parent-style-name="Standard" style:list-style-name="L41">
      <style:text-properties style:font-name="宋体1" fo:font-weight="bold" style:font-name-asian="宋体1" style:font-weight-asian="bold" style:font-name-complex="Courier New" style:font-size-complex="10.5pt"/>
    </style:style>
    <style:style style:name="P149" style:family="paragraph" style:parent-style-name="Standard" style:list-style-name="L44">
      <style:text-properties style:font-name="宋体1" fo:font-weight="bold" style:font-name-asian="宋体1" style:font-weight-asian="bold" style:font-name-complex="Courier New" style:font-size-complex="10.5pt"/>
    </style:style>
    <style:style style:name="P150" style:family="paragraph" style:parent-style-name="Standard" style:list-style-name="L45">
      <style:text-properties style:font-name="宋体1" fo:font-weight="bold" style:font-name-asian="宋体1" style:font-weight-asian="bold" style:font-name-complex="Courier New" style:font-size-complex="10.5pt"/>
    </style:style>
    <style:style style:name="P151" style:family="paragraph" style:parent-style-name="Standard">
      <style:text-properties style:font-name="宋体1" fo:font-weight="normal" style:font-name-asian="宋体1" style:font-weight-asian="normal" style:font-name-complex="Courier New" style:font-size-complex="10.5pt" style:font-weight-complex="normal"/>
    </style:style>
    <style:style style:name="P152" style:family="paragraph" style:parent-style-name="Standard" style:list-style-name="L50">
      <style:text-properties style:font-name="宋体1" fo:font-weight="normal" style:font-name-asian="宋体1" style:font-weight-asian="normal" style:font-name-complex="Courier New" style:font-size-complex="10.5pt" style:font-weight-complex="normal"/>
    </style:style>
    <style:style style:name="P153" style:family="paragraph" style:parent-style-name="Standard" style:list-style-name="L51">
      <style:text-properties style:font-name="宋体1" fo:font-weight="normal" style:font-name-asian="宋体1" style:font-weight-asian="normal" style:font-name-complex="Courier New" style:font-size-complex="10.5pt" style:font-weight-complex="normal"/>
    </style:style>
    <style:style style:name="P154" style:family="paragraph" style:parent-style-name="Standard" style:list-style-name="L52">
      <style:text-properties style:font-name="宋体1" fo:font-weight="normal" style:font-name-asian="宋体1" style:font-weight-asian="normal" style:font-name-complex="Courier New" style:font-size-complex="10.5pt" style:font-weight-complex="normal"/>
    </style:style>
    <style:style style:name="P155" style:family="paragraph" style:parent-style-name="Standard" style:list-style-name="L55">
      <style:text-properties style:font-name="宋体1" fo:font-weight="normal" style:font-name-asian="宋体1" style:font-weight-asian="normal" style:font-name-complex="Courier New" style:font-size-complex="10.5pt" style:font-weight-complex="normal"/>
    </style:style>
    <style:style style:name="P156" style:family="paragraph" style:parent-style-name="Standard">
      <style:text-properties style:font-name="宋体1" fo:font-weight="normal" style:font-name-asian="宋体1" style:font-weight-asian="normal" style:font-weight-complex="normal"/>
    </style:style>
    <style:style style:name="P157" style:family="paragraph" style:parent-style-name="Standard" style:list-style-name="L56">
      <style:text-properties style:font-name="宋体1" fo:font-weight="normal" style:font-name-asian="宋体1" style:font-weight-asian="normal" style:font-weight-complex="normal"/>
    </style:style>
    <style:style style:name="P158" style:family="paragraph" style:parent-style-name="Standard" style:list-style-name="L57">
      <style:text-properties style:font-name="宋体1" fo:font-weight="normal" style:font-name-asian="宋体1" style:font-weight-asian="normal" style:font-weight-complex="normal"/>
    </style:style>
    <style:style style:name="P159" style:family="paragraph" style:parent-style-name="Standard" style:list-style-name="L58">
      <style:text-properties style:font-name="宋体1" fo:font-weight="normal" style:font-name-asian="宋体1" style:font-weight-asian="normal" style:font-weight-complex="normal"/>
    </style:style>
    <style:style style:name="P160" style:family="paragraph" style:parent-style-name="Standard">
      <style:text-properties style:font-name="宋体1" fo:font-size="10.5pt" fo:font-weight="normal" style:font-name-asian="宋体1" style:font-size-asian="10.5pt" style:font-weight-asian="normal" style:font-name-complex="Courier New" style:font-size-complex="10.5pt" style:font-weight-complex="normal"/>
    </style:style>
    <style:style style:name="P161"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 style:font-size-complex="10.5pt" style:font-weight-complex="normal"/>
    </style:style>
    <style:style style:name="P162" style:family="paragraph" style:parent-style-name="Standard" style:list-style-name="L46"/>
    <style:style style:name="P163" style:family="paragraph" style:parent-style-name="Standard">
      <style:text-properties style:font-name="Courier New1" fo:font-weight="bold" style:font-name-asian="宋体1" style:font-weight-asian="bold" style:font-name-complex="Courier New" style:font-size-complex="10.5pt"/>
    </style:style>
    <style:style style:name="P164" style:family="paragraph" style:parent-style-name="Standard" style:list-style-name="L53">
      <style:text-properties style:font-name="Courier New1" fo:font-weight="bold" style:font-name-asian="宋体1" style:font-weight-asian="bold" style:font-name-complex="Courier New" style:font-size-complex="10.5pt"/>
    </style:style>
    <style:style style:name="P165" style:family="paragraph" style:parent-style-name="Standard" style:list-style-name="L54">
      <style:text-properties style:font-name="Courier New1" fo:font-weight="bold" style:font-name-asian="宋体1" style:font-weight-asian="bold" style:font-name-complex="Courier New" style:font-size-complex="10.5pt"/>
    </style:style>
    <style:style style:name="P166" style:family="paragraph" style:parent-style-name="Standard">
      <style:text-properties style:font-name="Courier New1" fo:font-weight="normal" style:font-name-asian="宋体1" style:font-weight-asian="normal" style:font-name-complex="Courier New" style:font-size-complex="10.5pt" style:font-weight-complex="normal"/>
    </style:style>
    <style:style style:name="P167" style:family="paragraph" style:parent-style-name="Standard">
      <style:paragraph-properties fo:text-align="end" style:justify-single-word="false"/>
      <style:text-properties style:font-name="宋体" fo:font-size="12pt" fo:font-weight="bold" style:font-size-asian="12pt" style:font-weight-asian="bold"/>
    </style:style>
    <style:style style:name="P168" style:family="paragraph" style:parent-style-name="Standard" style:list-style-name="L67">
      <style:text-properties style:font-name="宋体" fo:font-weight="bold" style:font-weight-asian="bold" style:font-name-complex="Courier New" style:font-size-complex="10.5pt"/>
    </style:style>
    <style:style style:name="P169" style:family="paragraph" style:parent-style-name="Standard">
      <style:text-properties style:font-name="宋体" style:font-name-complex="Courier New" style:font-size-complex="10.5pt"/>
    </style:style>
    <style:style style:name="P170" style:family="paragraph" style:parent-style-name="Standard">
      <style:text-properties style:font-name="宋体1" style:font-name-asian="宋体1"/>
    </style:style>
    <style:style style:name="P171" style:family="paragraph" style:parent-style-name="Standard">
      <style:text-properties style:font-name="宋体1" style:font-name-asian="宋体1" style:font-name-complex="Courier New"/>
    </style:style>
    <style:style style:name="P172" style:family="paragraph" style:parent-style-name="Standard">
      <style:text-properties style:font-name="宋体1" style:font-name-asian="宋体1" style:font-name-complex="Courier New" style:font-size-complex="10.5pt"/>
    </style:style>
    <style:style style:name="P173" style:family="paragraph" style:parent-style-name="Standard">
      <style:paragraph-properties style:snap-to-layout-grid="false"/>
      <style:text-properties style:font-name="宋体1" style:font-name-asian="宋体1" style:font-name-complex="Courier New" style:font-size-complex="10.5pt"/>
    </style:style>
    <style:style style:name="P174" style:family="paragraph" style:parent-style-name="Standard">
      <style:paragraph-properties fo:text-align="center" style:justify-single-word="false" style:snap-to-layout-grid="false"/>
      <style:text-properties style:font-name="宋体1" style:font-name-asian="宋体1" style:font-name-complex="Courier New"/>
    </style:style>
    <style:style style:name="P175" style:family="paragraph" style:parent-style-name="Standard">
      <style:paragraph-properties style:snap-to-layout-grid="false"/>
      <style:text-properties style:font-name="宋体1" style:font-name-asian="宋体1" style:font-name-complex="Courier New"/>
    </style:style>
    <style:style style:name="P176" style:family="paragraph" style:parent-style-name="Standard">
      <style:paragraph-properties style:snap-to-layout-grid="false"/>
      <style:text-properties style:font-name="宋体1" style:font-name-asian="宋体1"/>
    </style:style>
    <style:style style:name="P177" style:family="paragraph" style:parent-style-name="Standard">
      <style:paragraph-properties fo:text-align="center" style:justify-single-word="false" style:snap-to-layout-grid="false"/>
      <style:text-properties style:font-name="宋体1" style:font-name-asian="宋体1"/>
    </style:style>
    <style:style style:name="P178" style:family="paragraph" style:parent-style-name="Standard">
      <style:text-properties style:font-name="宋体1" fo:font-weight="bold" style:font-name-asian="宋体1" style:font-weight-asian="bold"/>
    </style:style>
    <style:style style:name="P179" style:family="paragraph" style:parent-style-name="Standard">
      <style:text-properties style:font-name="宋体1" fo:font-weight="bold" style:font-name-asian="宋体1" style:font-weight-asian="bold" style:font-name-complex="Courier New"/>
    </style:style>
    <style:style style:name="P180" style:family="paragraph" style:parent-style-name="Standard">
      <style:text-properties style:font-name="宋体1" fo:font-weight="bold" style:font-name-asian="宋体1" style:font-weight-asian="bold" style:font-name-complex="Courier New" style:font-size-complex="10.5pt"/>
    </style:style>
    <style:style style:name="P181" style:family="paragraph" style:parent-style-name="Standard">
      <style:paragraph-properties style:snap-to-layout-grid="false"/>
      <style:text-properties style:font-name="宋体1" fo:font-weight="bold" style:font-name-asian="宋体1" style:font-weight-asian="bold" style:font-name-complex="Courier New" style:font-size-complex="10.5pt"/>
    </style:style>
    <style:style style:name="P182" style:family="paragraph" style:parent-style-name="Standard">
      <style:paragraph-properties fo:text-align="center" style:justify-single-word="false" style:snap-to-layout-grid="false"/>
      <style:text-properties style:font-name="宋体1" fo:font-weight="bold" style:font-name-asian="宋体1" style:font-weight-asian="bold" style:font-name-complex="Courier New"/>
    </style:style>
    <style:style style:name="P183" style:family="paragraph" style:parent-style-name="Standard">
      <style:paragraph-properties style:snap-to-layout-grid="false"/>
      <style:text-properties style:font-name="宋体1" fo:font-weight="bold" style:font-name-asian="宋体1" style:font-weight-asian="bold" style:font-name-complex="Courier New"/>
    </style:style>
    <style:style style:name="P184" style:family="paragraph" style:parent-style-name="Standard">
      <style:text-properties style:font-name="宋体1" fo:language="zxx" fo:country="none" style:font-name-asian="宋体1" style:language-asian="zxx" style:country-asian="none"/>
    </style:style>
    <style:style style:name="P185" style:family="paragraph" style:parent-style-name="Standard">
      <style:text-properties style:font-name="宋体1" fo:language="zxx" fo:country="none" style:font-name-asian="宋体1" style:language-asian="zxx" style:country-asian="none" style:font-name-complex="Courier New"/>
    </style:style>
    <style:style style:name="P186" style:family="paragraph" style:parent-style-name="Standard">
      <style:text-properties style:font-name="宋体1" fo:language="zxx" fo:country="none" style:font-name-asian="宋体1" style:language-asian="zxx" style:country-asian="none" style:font-name-complex="Courier New" style:font-size-complex="10.5pt"/>
    </style:style>
    <style:style style:name="P187" style:family="paragraph" style:parent-style-name="Standard">
      <style:text-properties style:font-name="宋体1" fo:language="zxx" fo:country="none" fo:font-weight="bold" style:font-name-asian="宋体1" style:language-asian="zxx" style:country-asian="none" style:font-weight-asian="bold" style:font-name-complex="Courier New" style:font-size-complex="10.5pt"/>
    </style:style>
    <style:style style:name="P188" style:family="paragraph" style:parent-style-name="Standard">
      <style:text-properties style:font-name="宋体1" style:font-name-complex="Courier New" style:font-size-complex="10.5pt"/>
    </style:style>
    <style:style style:name="P189" style:family="paragraph" style:parent-style-name="Standard" style:list-style-name="L14">
      <style:paragraph-properties fo:margin-left="0cm" fo:margin-right="0cm" fo:text-indent="0.741cm" style:auto-text-indent="false"/>
    </style:style>
    <style:style style:name="P190" style:family="paragraph" style:parent-style-name="Standard">
      <style:paragraph-properties fo:margin-left="0cm" fo:margin-right="0cm" fo:text-indent="0.741cm" style:auto-text-indent="false"/>
      <style:text-properties style:font-name="宋体1" fo:font-weight="bold" style:font-name-asian="宋体1" style:font-weight-asian="bold" style:font-name-complex="Courier New" style:font-size-complex="10.5pt"/>
    </style:style>
    <style:style style:name="P191" style:family="paragraph" style:parent-style-name="Standard">
      <style:paragraph-properties fo:margin-left="0cm" fo:margin-right="0cm" fo:text-indent="0.741cm" style:auto-text-indent="false"/>
      <style:text-properties style:font-name="宋体1" style:font-name-asian="宋体1"/>
    </style:style>
    <style:style style:name="P192" style:family="paragraph" style:parent-style-name="Standard">
      <style:paragraph-properties fo:margin-left="0cm" fo:margin-right="0cm" fo:text-indent="0.741cm" style:auto-text-indent="false"/>
      <style:text-properties style:font-name="宋体1" style:font-name-asian="宋体1" style:font-name-complex="Courier New"/>
    </style:style>
    <style:style style:name="P193" style:family="paragraph" style:parent-style-name="Standard">
      <style:paragraph-properties fo:margin-left="0cm" fo:margin-right="0cm" fo:text-indent="0.741cm" style:auto-text-indent="false"/>
      <style:text-properties style:font-name="宋体1" style:font-name-asian="宋体1" style:font-name-complex="Courier New" style:font-size-complex="10.5pt"/>
    </style:style>
    <style:style style:name="P194" style:family="paragraph" style:parent-style-name="Standard">
      <style:paragraph-properties fo:margin-left="0.741cm" fo:margin-right="0cm" fo:text-indent="0.741cm" style:auto-text-indent="false"/>
      <style:text-properties style:font-name="宋体1" fo:font-weight="bold" style:font-name-asian="宋体1" style:font-weight-asian="bold" style:font-name-complex="Courier New" style:font-size-complex="10.5pt"/>
    </style:style>
    <style:style style:name="P195" style:family="paragraph" style:parent-style-name="Heading_20_1" style:list-style-name="WW8Num13">
      <style:paragraph-properties fo:margin-left="0.75cm" fo:margin-right="0cm" fo:text-indent="-0.75cm" style:auto-text-indent="false"/>
    </style:style>
    <style:style style:name="P196"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197"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98"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19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20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20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20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20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 style:language-complex="ar" style:country-complex="SA"/>
    </style:style>
    <style:style style:name="P20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205"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06"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07"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208"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
    </style:style>
    <style:style style:name="P209" style:family="paragraph" style:parent-style-name="Heading_20_2" style:list-style-name="WW8Num13">
      <style:paragraph-properties fo:margin-left="1cm" fo:margin-right="0cm" fo:text-indent="-1cm" style:auto-text-indent="false"/>
      <style:text-properties style:font-name="宋体1" style:font-name-asian="宋体1" style:font-name-complex="Courier New"/>
    </style:style>
    <style:style style:name="P210" style:family="paragraph" style:parent-style-name="Contents_20_2">
      <style:paragraph-properties>
        <style:tab-stops>
          <style:tab-stop style:position="19.006cm" style:type="right" style:leader-style="dotted" style:leader-text="."/>
        </style:tab-stops>
      </style:paragraph-properties>
    </style:style>
    <style:style style:name="P21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21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1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P21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P21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21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217"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218"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19" style:family="paragraph" style:parent-style-name="Heading_20_3" style:list-style-name="WW8Num13">
      <style:paragraph-properties fo:margin-left="1.251cm" fo:margin-right="0cm" fo:text-indent="-1.251cm" style:auto-text-indent="false"/>
    </style:style>
    <style:style style:name="P220"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221"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 style:font-size-complex="14pt"/>
    </style:style>
    <style:style style:name="P222" style:family="paragraph" style:parent-style-name="Contents_20_1">
      <style:paragraph-properties>
        <style:tab-stops>
          <style:tab-stop style:position="19.006cm" style:type="right" style:leader-style="dotted" style:leader-text="."/>
        </style:tab-stops>
      </style:paragraph-properties>
    </style:style>
    <style:style style:name="P223" style:family="paragraph" style:parent-style-name="Contents_20_3">
      <style:paragraph-properties>
        <style:tab-stops>
          <style:tab-stop style:position="19.006cm" style:type="right" style:leader-style="dotted" style:leader-text="."/>
        </style:tab-stops>
      </style:paragraph-properties>
    </style:style>
    <style:style style:name="P224" style:family="paragraph">
      <style:paragraph-properties fo:text-align="center" style:writing-mode="lr-tb"/>
      <style:text-properties fo:font-size="24pt"/>
    </style:style>
    <style:style style:name="P225" style:family="paragraph">
      <style:paragraph-properties style:writing-mode="lr-tb"/>
    </style:style>
    <style:style style:name="P226" style:family="paragraph">
      <style:paragraph-properties fo:text-align="justify" style:writing-mode="lr-tb"/>
    </style:style>
    <style:style style:name="P227" style:family="paragraph">
      <style:paragraph-properties fo:margin-left="0.185cm" fo:margin-right="0cm" fo:text-align="justify" fo:text-indent="-0.156cm" style:writing-mode="lr-tb"/>
    </style:style>
    <style:style style:name="P228" style:family="paragraph">
      <style:paragraph-properties fo:text-align="center" style:writing-mode="lr-tb"/>
    </style:style>
    <style:style style:name="P229"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font-size-complex="10.5pt"/>
    </style:style>
    <style:style style:name="T9" style:family="text">
      <style:text-properties style:font-name="宋体" fo:font-size="10.5pt" fo:font-weight="normal" style:font-size-asian="10.5pt" style:font-weight-asian="normal" style:font-name-complex="Courier New" style:font-size-complex="10.5pt" style:font-weight-complex="normal"/>
    </style:style>
    <style:style style:name="T10" style:family="text">
      <style:text-properties style:font-name="Courier New" fo:font-weight="bold" style:font-weight-asian="bold" style:font-name-complex="Courier New"/>
    </style:style>
    <style:style style:name="T11" style:family="text">
      <style:text-properties style:font-name="Courier New" fo:font-weight="bold" style:font-weight-asian="bold" style:font-name-complex="Courier New" style:font-size-complex="10.5pt"/>
    </style:style>
    <style:style style:name="T12" style:family="text">
      <style:text-properties style:font-name="Courier New" style:font-name-complex="Courier New" style:font-size-complex="10.5pt"/>
    </style:style>
    <style:style style:name="T13" style:family="text">
      <style:text-properties fo:font-size="14pt" fo:font-weight="bold" style:font-size-asian="14pt" style:font-weight-asian="bold" style:font-size-complex="14pt"/>
    </style:style>
    <style:style style:name="T14" style:family="text">
      <style:text-properties fo:font-size="10.5pt" fo:font-weight="normal" style:font-size-asian="10.5pt" style:font-weight-asian="normal" style:font-weight-complex="normal"/>
    </style:style>
    <style:style style:name="T15" style:family="text">
      <style:text-properties fo:font-size="10.5pt" fo:font-weight="normal" style:font-size-asian="10.5pt" style:font-weight-asian="normal" style:font-size-complex="10.5pt" style:font-weight-complex="normal"/>
    </style:style>
    <style:style style:name="T16" style:family="text">
      <style:text-properties fo:font-size="10.5pt" fo:font-weight="normal" style:font-size-asian="10.5pt" style:font-weight-asian="normal" style:font-name-complex="Courier New" style:font-size-complex="10.5pt" style:font-weight-complex="normal"/>
    </style:style>
    <style:style style:name="T17" style:family="text">
      <style:text-properties fo:font-size="12pt" fo:font-weight="bold" style:font-size-asian="12pt" style:font-weight-asian="bold" style:font-size-complex="10.5pt" style:font-weight-complex="normal"/>
    </style:style>
    <style:style style:name="T18" style:family="text">
      <style:text-properties fo:font-size="12pt" fo:font-weight="bold" style:font-size-asian="12pt" style:font-weight-asian="bold" style:font-name-complex="Courier New"/>
    </style:style>
    <style:style style:name="T19" style:family="text">
      <style:text-properties fo:font-size="12pt" fo:font-weight="bold" style:font-size-asian="12pt" style:font-weight-asian="bold" style:font-name-complex="Courier New" style:font-size-complex="10.5pt"/>
    </style:style>
    <style:style style:name="T20" style:family="text">
      <style:text-properties fo:font-style="italic" style:font-style-asian="italic" style:font-style-complex="italic"/>
    </style:style>
    <style:style style:name="T21" style:family="text">
      <style:text-properties style:font-name-asian="宋体1" style:font-size-complex="10.5pt"/>
    </style:style>
    <style:style style:name="T22" style:family="text">
      <style:text-properties style:font-size-complex="10.5pt"/>
    </style:style>
    <style:style style:name="T23" style:family="text">
      <style:text-properties style:font-name="Times New Roman"/>
    </style:style>
    <style:style style:name="T24" style:family="text">
      <style:text-properties style:font-name="Times New Roman" fo:font-size="10.5pt" fo:font-weight="normal" style:font-size-asian="10.5pt" style:font-weight-asian="normal" style:font-size-complex="10.5pt" style:font-weight-complex="normal"/>
    </style:style>
    <style:style style:name="T25" style:family="text">
      <style:text-properties style:font-name="Times New Roman" fo:font-size="10.5pt" fo:font-weight="normal" style:font-size-asian="10.5pt" style:font-weight-asian="normal" style:font-weight-complex="normal"/>
    </style:style>
    <style:style style:name="T26" style:family="text">
      <style:text-properties style:font-name="Times New Roman" fo:font-size="10.5pt" fo:font-weight="normal" style:font-size-asian="10.5pt" style:font-weight-asian="normal" style:font-name-complex="Courier New" style:font-size-complex="10.5pt" style:font-weight-complex="normal"/>
    </style:style>
    <style:style style:name="T27" style:family="text">
      <style:text-properties style:font-name="Times New Roman" fo:font-size="10.5pt" fo:font-weight="normal" style:font-name-asian="宋体1" style:font-size-asian="10.5pt" style:font-weight-asian="normal" style:font-size-complex="10.5pt" style:font-weight-complex="normal"/>
    </style:style>
    <style:style style:name="T28" style:family="text">
      <style:text-properties style:font-name="Times New Roman" fo:font-size="10.5pt" fo:font-weight="normal" style:font-name-asian="宋体1" style:font-size-asian="10.5pt" style:font-weight-asian="normal" style:font-name-complex="Courier New" style:font-size-complex="10.5pt" style:font-weight-complex="normal"/>
    </style:style>
    <style:style style:name="T29" style:family="text">
      <style:text-properties style:font-name="Times New Roman" fo:font-size="10.5pt" fo:font-weight="bold" style:font-size-asian="10.5pt" style:font-weight-asian="bold" style:font-name-complex="Courier New" style:font-size-complex="10.5pt" style:font-weight-complex="normal"/>
    </style:style>
    <style:style style:name="T30" style:family="text">
      <style:text-properties style:font-name="Times New Roman" fo:font-size="12pt" fo:font-weight="bold" style:font-size-asian="12pt" style:font-weight-asian="bold" style:font-size-complex="10.5pt" style:font-weight-complex="normal"/>
    </style:style>
    <style:style style:name="T31" style:family="text">
      <style:text-properties style:font-name="Times New Roman" fo:font-size="12pt" fo:font-weight="bold" style:font-name-asian="宋体1" style:font-size-asian="12pt" style:font-weight-asian="bold" style:font-size-complex="10.5pt" style:font-weight-complex="normal"/>
    </style:style>
    <style:style style:name="T32" style:family="text">
      <style:text-properties style:font-name="Times New Roman" style:font-name-asian="宋体1" style:font-size-complex="10.5pt"/>
    </style:style>
    <style:style style:name="T33" style:family="text">
      <style:text-properties style:font-name="Times New Roman" style:font-name-asian="宋体1" style:font-name-complex="Courier New" style:font-size-complex="10.5pt"/>
    </style:style>
    <style:style style:name="T34" style:family="text">
      <style:text-properties style:font-name="Times New Roman" style:font-size-complex="10.5pt"/>
    </style:style>
    <style:style style:name="T35" style:family="text">
      <style:text-properties style:font-name="Times New Roman" style:font-name-complex="Courier New"/>
    </style:style>
    <style:style style:name="T36" style:family="text">
      <style:text-properties style:font-name="Times New Roman" style:font-name-complex="Courier New" style:font-size-complex="10.5pt"/>
    </style:style>
    <style:style style:name="T37" style:family="text">
      <style:text-properties style:font-name="Times New Roman" fo:font-weight="bold" style:font-weight-asian="bold" style:font-name-complex="Courier New" style:font-size-complex="10.5pt"/>
    </style:style>
    <style:style style:name="T38" style:family="text">
      <style:text-properties style:font-name="Times New Roman" fo:font-weight="bold" style:font-name-asian="宋体1" style:font-weight-asian="bold" style:font-name-complex="Courier New" style:font-size-complex="10.5pt" style:font-weight-complex="bold"/>
    </style:style>
    <style:style style:name="T39" style:family="text">
      <style:text-properties style:font-name="Times New Roman" fo:font-weight="normal" style:font-weight-asian="normal" style:font-name-complex="Courier New" style:font-size-complex="10.5pt" style:font-weight-complex="normal"/>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name-asian="Courier New1" style:font-weight-asian="normal" style:font-weight-complex="normal"/>
    </style:style>
    <style:style style:name="T42" style:family="text">
      <style:text-properties style:font-name="Times New Roman" fo:font-weight="normal" style:font-name-asian="宋体1" style:font-weight-asian="normal" style:font-weight-complex="normal"/>
    </style:style>
    <style:style style:name="T43" style:family="text">
      <style:text-properties style:font-name="Times New Roman" fo:font-weight="normal" style:font-name-asian="宋体1" style:font-weight-asian="normal" style:font-name-complex="Courier New" style:font-size-complex="10.5pt" style:font-weight-complex="normal"/>
    </style:style>
    <style:style style:name="T44" style:family="text">
      <style:text-properties style:font-name="Times New Roman" fo:font-weight="normal" style:font-name-asian="Times New Roman" style:font-weight-asian="normal" style:font-weight-complex="normal"/>
    </style:style>
    <style:style style:name="T45" style:family="text">
      <style:text-properties style:font-name="Times New Roman" style:font-name-asian="Times New Roman"/>
    </style:style>
    <style:style style:name="T46" style:family="text">
      <style:text-properties style:font-name="Times New Roman" style:font-name-asian="Times New Roman" style:font-name-complex="Courier New" style:font-size-complex="10.5pt"/>
    </style:style>
    <style:style style:name="T47" style:family="text">
      <style:text-properties fo:font-size="16pt" fo:font-weight="bold" style:font-size-asian="16pt" style:font-weight-asian="bold" style:font-size-complex="16pt" style:font-weight-complex="normal"/>
    </style:style>
    <style:style style:name="T48" style:family="text">
      <style:text-properties fo:font-weight="bold" style:font-weight-asian="bold"/>
    </style:style>
    <style:style style:name="T49" style:family="text">
      <style:text-properties fo:font-weight="bold" style:font-weight-asian="bold" style:font-name-complex="Courier New"/>
    </style:style>
    <style:style style:name="T50" style:family="text">
      <style:text-properties fo:font-weight="bold" style:font-weight-asian="bold" style:font-name-complex="Courier New" style:font-size-complex="10.5pt"/>
    </style:style>
    <style:style style:name="T51" style:family="text">
      <style:text-properties fo:font-weight="bold" style:font-weight-asian="bold" style:font-name-complex="Courier New" style:font-size-complex="10.5pt" style:font-weight-complex="bold"/>
    </style:style>
    <style:style style:name="T52" style:family="text">
      <style:text-properties fo:font-weight="bold" style:font-weight-asian="bold" style:font-weight-complex="bold"/>
    </style:style>
    <style:style style:name="T53" style:family="text">
      <style:text-properties style:font-name-complex="Courier New"/>
    </style:style>
    <style:style style:name="T54" style:family="text">
      <style:text-properties style:font-name-complex="Courier New" style:font-size-complex="10.5pt"/>
    </style:style>
    <style:style style:name="T55" style:family="text">
      <style:text-properties fo:font-variant="normal" fo:text-transform="none" fo:color="#006666" fo:font-size="9pt" fo:letter-spacing="normal" fo:font-style="normal" fo:font-weight="normal" style:font-name-complex="Courier New" style:font-size-complex="10.5pt"/>
    </style:style>
    <style:style style:name="T56" style:family="text">
      <style:text-properties style:font-name="宋体1" style:font-name-asian="宋体1"/>
    </style:style>
    <style:style style:name="T57" style:family="text">
      <style:text-properties style:font-name="宋体1" style:font-name-asian="宋体1" style:font-name-complex="Courier New" style:font-size-complex="10.5pt"/>
    </style:style>
    <style:style style:name="T58" style:family="text">
      <style:text-properties style:font-name="宋体1" fo:font-weight="normal" style:font-name-asian="宋体1" style:font-weight-asian="normal" style:font-weight-complex="normal"/>
    </style:style>
    <style:style style:name="T59" style:family="text">
      <style:text-properties style:font-name="宋体1" fo:font-weight="normal" style:font-name-asian="宋体1" style:font-weight-asian="normal" style:font-name-complex="Courier New" style:font-size-complex="10.5pt" style:font-weight-complex="normal"/>
    </style:style>
    <style:style style:name="T60" style:family="text">
      <style:text-properties fo:font-weight="normal" style:font-weight-asian="normal" style:font-weight-complex="normal"/>
    </style:style>
    <style:style style:name="T61" style:family="text">
      <style:text-properties fo:font-weight="normal" style:font-weight-asian="normal" style:font-name-complex="Courier New" style:font-size-complex="10.5pt" style:font-weight-complex="normal"/>
    </style:style>
    <style:style style:name="T62" style:family="text">
      <style:text-properties fo:font-weight="normal" style:font-name-asian="宋体1" style:font-weight-asian="normal" style:font-weight-complex="normal"/>
    </style:style>
    <style:style style:name="T63" style:family="text">
      <style:text-properties fo:font-weight="normal" style:font-name-asian="Haettenschweiler" style:font-weight-asian="normal" style:font-weight-complex="normal"/>
    </style:style>
    <style:style style:name="T64" style:family="text">
      <style:text-properties style:font-name="Courier New1" fo:font-weight="normal" style:font-name-asian="宋体1" style:font-weight-asian="normal" style:font-weight-complex="normal"/>
    </style:style>
    <style:style style:name="T65" style:family="text">
      <style:text-properties style:font-name-asian="Courier New1"/>
    </style:style>
    <style:style style:name="T66" style:family="text">
      <style:text-properties style:use-window-font-color="true" fo:font-size="14pt" fo:language="en" fo:country="US" style:letter-kerning="true" style:font-name-asian="宋体1" style:font-size-asian="14pt" style:language-asian="zh" style:country-asian="CN" style:font-name-complex="Courier New" style:font-size-complex="14pt" style:language-complex="ar" style:country-complex="SA"/>
    </style:style>
    <style:style style:name="T67" style:family="text">
      <style:text-properties style:font-name="Times New Roman"/>
    </style:style>
    <style:style style:name="T68" style:family="text">
      <style:text-properties style:font-name="Times New Roman" fo:font-size="10.5pt" fo:font-weight="normal" style:font-size-asian="10.5pt" style:font-weight-asian="normal" style:font-name-complex="Courier New" style:font-size-complex="10.5pt" style:font-weight-complex="normal"/>
    </style:style>
    <style:style style:name="T69" style:family="text">
      <style:text-properties style:font-name="Times New Roman" style:font-name-complex="Courier New" style:font-size-complex="10.5pt"/>
    </style:style>
    <style:style style:name="T70" style:family="text">
      <style:text-properties style:font-name="Times New Roman" fo:font-weight="normal" style:font-weight-asian="normal" style:font-name-complex="Courier New" style:font-size-complex="10.5pt" style:font-weight-complex="normal"/>
    </style:style>
    <style:style style:name="T71" style:family="text">
      <style:text-properties style:font-name="Times New Roman" style:font-name-asian="宋体1"/>
    </style:style>
    <style:style style:name="T72" style:family="text">
      <style:text-properties style:font-name="Courier New1" fo:font-weight="bold" style:font-weight-asian="bold" style:font-name-complex="Courier New" style:font-size-complex="10.5pt"/>
    </style:style>
    <style:style style:name="T73" style:family="text">
      <style:text-properties style:font-name="宋体1" style:font-name-asian="宋体1"/>
    </style:style>
    <style:style style:name="T74" style:family="text">
      <style:text-properties style:font-name="宋体1" fo:font-weight="normal" style:font-name-asian="宋体1" style:font-weight-asian="normal" style:font-weight-complex="normal"/>
    </style:style>
    <style:style style:name="T75" style:family="text">
      <style:text-properties style:font-name-asian="宋体1"/>
    </style:style>
    <style:style style:name="T76"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77"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2pt" style:language-complex="ar" style:country-complex="SA"/>
    </style:style>
    <style:style style:name="T78"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79"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80" style:family="text">
      <style:text-properties style:use-window-font-color="true" style:font-name="宋体"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81"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82" style:family="text">
      <style:text-properties style:use-window-font-color="true" style:font-name="宋体"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83"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84"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85"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86"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87"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2"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3"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4"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5" style:family="graphic">
      <style:graphic-properties style:run-through="foreground"/>
    </style:style>
    <style:style style:name="gr16"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8"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0"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21"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2"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3"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4"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5"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2"/>
      <text:p text:style-name="P23">The libcstl Library User Guide</text:p>
      <text:p text:style-name="P5"><text:s text:c="48"/></text:p>
      <text:p text:style-name="P12"/>
      <text:p text:style-name="P12"><draw:frame draw:style-name="fr1" draw:name="图形1" text:anchor-type="paragraph" svg:width="7.938cm" svg:height="10.266cm" draw:z-index="21"><draw:image xlink:href="Pictures/100000000000012C000001849CDF3839.jpg" xlink:type="simple" xlink:show="embed" xlink:actuate="onLoad"/></draw:frame></text:p>
      <text:p text:style-name="P12"><text:soft-page-break/></text:p>
      <text:p text:style-name="P12"/>
      <text:p text:style-name="P24">The libcstl Library User Guide</text:p>
      <text:p text:style-name="P25">for libcstl 2.0</text:p>
      <text:p text:style-name="P25"/>
      <text:p text:style-name="P25">Wangbo</text:p>
      <text:p text:style-name="P25">2010-04-22</text:p>
      <text:p text:style-name="P12"/>
      <text:p text:style-name="P12"/>
      <text:p text:style-name="P12"/>
      <text:p text:style-name="P12"/>
      <text:p text:style-name="P12"/>
      <text:p text:style-name="P26">This file documents the libcstl library.</text:p>
      <text:p text:style-name="P26">This is edition 1.0, last updated 2010-04-22, of <text:s/><text:span text:style-name="T20">The libcstl Library User Guide</text:span> for libcstl 2.0.</text:p>
      <text:p text:style-name="P26">Copyright (C) 2008, 2009, 2010 Wangbo &lt;activesys.wb@gmail.com&gt;</text:p>
      <text:p text:style-name="P34"><text:span text:style-name="Internet_20_link"><text:span text:style-name="T2"/></text:span></text:p>
      <text:p text:style-name="P167"/>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222">第一章简介<text:tab/>7</text:p>
          <text:p text:style-name="P210">第一节关于这本指南 <text:tab/>7</text:p>
          <text:p text:style-name="P210">第二节关于libcstl<text:tab/>8</text:p>
          <text:p text:style-name="P210">第三节libcstl的编译和安装<text:tab/>10</text:p>
          <text:p text:style-name="P223">1.编译和安装<text:tab/>10</text:p>
          <text:p text:style-name="P223">2.特殊的编译选项<text:tab/>11</text:p>
          <text:p text:style-name="P222">第二章libcstl库的基本概念<text:tab/>11</text:p>
          <text:p text:style-name="P210">第一节libcstl的组成部分<text:tab/>12</text:p>
          <text:p text:style-name="P210">第二节容器<text:tab/>12</text:p>
          <text:p text:style-name="P223">1.序列容器<text:tab/>14</text:p>
          <text:p text:style-name="P223">2.关联容器<text:tab/>19</text:p>
          <text:p text:style-name="P223">3.容器适配器<text:tab/>20</text:p>
          <text:p text:style-name="P210">第三节迭代器<text:tab/>20</text:p>
          <text:p text:style-name="P223">1.使用关联容器的例子<text:tab/>23</text:p>
          <text:p text:style-name="P223">2.迭代器种类<text:tab/>29</text:p>
          <text:p text:style-name="P210">第四节算法和函数<text:tab/>30</text:p>
          <text:p text:style-name="P223">1.数据区间<text:tab/>32</text:p>
          <text:p text:style-name="P223">2.处理多个数据区间<text:tab/>34</text:p>
          <text:p text:style-name="P223">3.质变算法<text:tab/>36</text:p>
          <text:p text:style-name="P223">4.质变算法和关联容器<text:tab/>40</text:p>
          <text:p text:style-name="P223">5.算法和容器操作函数<text:tab/>42</text:p>
          <text:p text:style-name="P223">6.用户自定义规则<text:tab/>43</text:p>
          <text:p text:style-name="P223">7.自定义规则，函数和谓词<text:tab/>46</text:p>
          <text:p text:style-name="P223">8.libcstl函数<text:tab/>51</text:p>
          <text:p text:style-name="P210">第五节libcstl容器的使用过程<text:tab/>52</text:p>
          <text:p text:style-name="P223">1.libcstl容器的使用过程<text:tab/>52</text:p>
          <text:p text:style-name="P223">2.数据类型的使用<text:tab/>53</text:p>
          <text:p text:style-name="P222">第三章libcstl工具类型<text:tab/>54</text:p>
          <text:p text:style-name="P210">第一节bool_t<text:tab/>54</text:p>
          <text:p text:style-name="P210">第二节pair_t<text:tab/>54</text:p>
          <text:p text:style-name="P223">1.pair_t的使用过程<text:tab/>54</text:p>
          <text:p text:style-name="P223">2.pair_t的主要操作<text:tab/>55</text:p>
          <text:p text:style-name="P223">3.pair_t的应用实例 <text:tab/>55</text:p>
          <text:p text:style-name="P210">第三节range_t<text:tab/>59</text:p>
          <text:p text:style-name="P222">第四章libcstl容器<text:tab/>59</text:p>
          <text:p text:style-name="P210">第一节容器的特点<text:tab/>59</text:p>
          <text:p text:style-name="P210">第二节vector_t<text:tab/>62</text:p>
          <text:p text:style-name="P223">1.vector_t的能力<text:tab/>63</text:p>
          <text:p text:style-name="P223">2.vector_t的操作<text:tab/>63</text:p>
          <text:p text:style-name="P223">3.将vector_t作为数组使用<text:tab/>65</text:p>
          <text:p text:style-name="P223">4.vector_t的使用实例<text:tab/>65</text:p>
          <text:p text:style-name="P210"><text:soft-page-break/>第三节deque_t<text:tab/>67</text:p>
          <text:p text:style-name="P223">1.deque_t的能力<text:tab/>67</text:p>
          <text:p text:style-name="P223">2.deque_t的操作<text:tab/>68</text:p>
          <text:p text:style-name="P223">3.deque_t的应用实例<text:tab/>69</text:p>
          <text:p text:style-name="P210">第四节list_t<text:tab/>70</text:p>
          <text:p text:style-name="P223">1.list_t的能力<text:tab/>70</text:p>
          <text:p text:style-name="P223">2.list_t的操作<text:tab/>70</text:p>
          <text:p text:style-name="P223">3.list_t的使用实例<text:tab/>72</text:p>
          <text:p text:style-name="P210">第五节slist_t<text:tab/>74</text:p>
          <text:p text:style-name="P223">1.slist_t的能力<text:tab/>74</text:p>
          <text:p text:style-name="P223">2.slist_t的操作<text:tab/>75</text:p>
          <text:p text:style-name="P223">3.slist_t使用实例<text:tab/>76</text:p>
          <text:p text:style-name="P210">第六节set_t和multiset_t<text:tab/>78</text:p>
          <text:p text:style-name="P223">1.set_t和multiset_t的能力<text:tab/>79</text:p>
          <text:p text:style-name="P223">2.set_t和multiset_t操作<text:tab/>79</text:p>
          <text:p text:style-name="P223">3.set_t和multiset_t的使用实例<text:tab/>83</text:p>
          <text:p text:style-name="P210">第七节map_t和multimap_t<text:tab/>86</text:p>
          <text:p text:style-name="P223">1.map_t和multimap_t的能力<text:tab/>87</text:p>
          <text:p text:style-name="P223">2.map_t和multimap_t的操作<text:tab/>87</text:p>
          <text:p text:style-name="P223">3.将map_t作为关联数组使用<text:tab/>90</text:p>
          <text:p text:style-name="P223">4.map_t和multimap_t的使用实例<text:tab/>90</text:p>
          <text:p text:style-name="P210">第八节hash_set_t,hash_multiset_t,hash_map_t,hash_multimap_t<text:tab/>95</text:p>
          <text:p text:style-name="P223">1.hash关联容器的能力<text:tab/>96</text:p>
          <text:p text:style-name="P223">2.hash容器的操作<text:tab/>96</text:p>
          <text:p text:style-name="P223">3.将hash_map_t作为关联数组使用<text:tab/>100</text:p>
          <text:p text:style-name="P223">4.hash容器的使用实例<text:tab/>100</text:p>
          <text:p text:style-name="P210">第九节怎样选择容器类型<text:tab/>102</text:p>
          <text:p text:style-name="P222">第五章libcstl迭代器<text:tab/>104</text:p>
          <text:p text:style-name="P210">第一节迭代器的种类<text:tab/>104</text:p>
          <text:p text:style-name="P223">1.input_iterator_t<text:tab/>105</text:p>
          <text:p text:style-name="P223">2.output_iterator_t<text:tab/>106</text:p>
          <text:p text:style-name="P223">3.forward_iterator_t<text:tab/>106</text:p>
          <text:p text:style-name="P223">4.bidirectional_iterator_t<text:tab/>106</text:p>
          <text:p text:style-name="P223">5.random_access_iterator_t<text:tab/>106</text:p>
          <text:p text:style-name="P210">第二节迭代器的辅助操作<text:tab/>108</text:p>
          <text:p text:style-name="P223">1.使用iterator_advance()移动迭代器<text:tab/>109</text:p>
          <text:p text:style-name="P223">2.使用iterator_distance()计算迭代器之间的距离<text:tab/>110</text:p>
          <text:p text:style-name="P222">第六章libcstl函数<text:tab/>111</text:p>
          <text:p text:style-name="P210">第一节函数的作用<text:tab/>111</text:p>
          <text:p text:style-name="P223">1.作为谓词<text:tab/>111</text:p>
          <text:p text:style-name="P223">2.作为行为规则<text:tab/>114</text:p>
          <text:p text:style-name="P210">第二节函数的类型<text:tab/>115</text:p>
          <text:p text:style-name="P223">1.一元函数<text:tab/>115</text:p>
          <text:p text:style-name="P223">2.二元函数<text:tab/>115</text:p>
          <text:p text:style-name="P210"><text:soft-page-break/>第三节预定义的函数<text:tab/>115</text:p>
          <text:p text:style-name="P223">1.算术运算函数<text:tab/>115</text:p>
          <text:p text:style-name="P223">2.关系运算函数<text:tab/>116</text:p>
          <text:p text:style-name="P223">3.逻辑运算函数<text:tab/>116</text:p>
          <text:p text:style-name="P223">4.其他函数<text:tab/>116</text:p>
          <text:p text:style-name="P222">第七章libcstl算法<text:tab/>116</text:p>
          <text:p text:style-name="P210">第一节算法的分类<text:tab/>117</text:p>
          <text:p text:style-name="P210">第二节非质变算法<text:tab/>117</text:p>
          <text:p text:style-name="P223">1.查找单一数据<text:tab/>119</text:p>
          <text:p text:style-name="P223">2.数据区间匹配<text:tab/>126</text:p>
          <text:p text:style-name="P210">第三节质变算法<text:tab/>136</text:p>
          <text:p text:style-name="P223">1.拷贝数据<text:tab/>138</text:p>
          <text:p text:style-name="P223">2.交换数据<text:tab/>144</text:p>
          <text:p text:style-name="P223">3.数据变换<text:tab/>146</text:p>
          <text:p text:style-name="P223">4.数据替换<text:tab/>149</text:p>
          <text:p text:style-name="P223">5.数据填充<text:tab/>151</text:p>
          <text:p text:style-name="P223">6.移除数据<text:tab/>153</text:p>
          <text:p text:style-name="P223">7.逆序<text:tab/>156</text:p>
          <text:p text:style-name="P223">8.旋转数据<text:tab/>158</text:p>
          <text:p text:style-name="P223">9.随机重排<text:tab/>159</text:p>
          <text:p text:style-name="P223">10.划分<text:tab/>162</text:p>
          <text:p text:style-name="P210">第四节排序算法<text:tab/>164</text:p>
          <text:p text:style-name="P223">1.排序<text:tab/>165</text:p>
          <text:p text:style-name="P223">2.二分查找<text:tab/>178</text:p>
          <text:p text:style-name="P223">3.合并<text:tab/>182</text:p>
          <text:p text:style-name="P223">4.与集合有关的算法<text:tab/>184</text:p>
          <text:p text:style-name="P223">5.堆算法<text:tab/>188</text:p>
          <text:p text:style-name="P223">6.最大数据和最小数据<text:tab/>190</text:p>
          <text:p text:style-name="P223">7.按词典顺序比较<text:tab/>193</text:p>
          <text:p text:style-name="P223">8.排列组合<text:tab/>197</text:p>
          <text:p text:style-name="P210">第五节算术算法<text:tab/>199</text:p>
          <text:p text:style-name="P223">1. 依次赋值<text:tab/>199</text:p>
          <text:p text:style-name="P223">2.求和算法<text:tab/>200</text:p>
          <text:p text:style-name="P223">3.计算内积<text:tab/>202</text:p>
          <text:p text:style-name="P223">4.局部总和<text:tab/>203</text:p>
          <text:p text:style-name="P223">5.相邻数据的差<text:tab/>204</text:p>
          <text:p text:style-name="P223">6.幂运算<text:tab/>206</text:p>
          <text:p text:style-name="P222">第八章libcstl容器适配器<text:tab/>207</text:p>
          <text:p text:style-name="P210">第一节stack_t<text:tab/>207</text:p>
          <text:p text:style-name="P223">1.stack_t的操作<text:tab/>208</text:p>
          <text:p text:style-name="P223">2.stack_t的使用实例<text:tab/>208</text:p>
          <text:p text:style-name="P210">第二节queue_t<text:tab/>209</text:p>
          <text:p text:style-name="P223">1.queue_t的操作<text:tab/>210</text:p>
          <text:p text:style-name="P223">2.queue_t的使用实例<text:tab/>211</text:p>
          <text:p text:style-name="P210"><text:soft-page-break/>第三节priority_queue_t<text:tab/>212</text:p>
          <text:p text:style-name="P223">1.priority_queue_t的操作<text:tab/>212</text:p>
          <text:p text:style-name="P223">2.priority_queue_t的使用实例<text:tab/>213</text:p>
          <text:p text:style-name="P222">第九章libcstl字符串<text:tab/>214</text:p>
          <text:p text:style-name="P210">第一节两个string_t的使用实例<text:tab/>214</text:p>
          <text:p text:style-name="P223">1.第一个例子:提取文件名模版<text:tab/>214</text:p>
          <text:p text:style-name="P223">2.第二个例子:提取单词并逆序打印<text:tab/>217</text:p>
          <text:p text:style-name="P210">第二节string_t类型的描述<text:tab/>219</text:p>
          <text:p text:style-name="P223">1.strint_t的能力<text:tab/>219</text:p>
          <text:p text:style-name="P223">2.string_t的操作概览<text:tab/>219</text:p>
          <text:p text:style-name="P223">3.初始化和销毁<text:tab/>220</text:p>
          <text:p text:style-name="P223">4.string_t和C字符串<text:tab/>220</text:p>
          <text:p text:style-name="P223">5.string_t的大小和容量<text:tab/>221</text:p>
          <text:p text:style-name="P223">6.string_t数据访问<text:tab/>221</text:p>
          <text:p text:style-name="P223">7.string_t比较操作<text:tab/>221</text:p>
          <text:p text:style-name="P223">8.赋值<text:tab/>222</text:p>
          <text:p text:style-name="P223">9.数据交换<text:tab/>223</text:p>
          <text:p text:style-name="P223">10.添加和连接<text:tab/>223</text:p>
          <text:p text:style-name="P223">11.插入数据<text:tab/>224</text:p>
          <text:p text:style-name="P223">12.删除数据<text:tab/>224</text:p>
          <text:p text:style-name="P223">13.替换<text:tab/>224</text:p>
          <text:p text:style-name="P223">14.子串<text:tab/>225</text:p>
          <text:p text:style-name="P223">15.输入输出<text:tab/>225</text:p>
          <text:p text:style-name="P223">16.查找<text:tab/>226</text:p>
          <text:p text:style-name="P223">17.NPOS值<text:tab/>227</text:p>
          <text:p text:style-name="P223">18.迭代器支持<text:tab/>227</text:p>
        </text:index-body>
      </text:table-of-content>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list xml:id="list596160942" text:style-name="WW8Num13">
        <text:list-item>
          <text:h text:style-name="P195" text:outline-level="1">简介</text:h>
          <text:list>
            <text:list-item>
              <text:h text:style-name="P199" text:outline-level="2"><text:span text:style-name="T47">关于这本指南</text:span><text:span text:style-name="T17"><text:tab/></text:span></text:h>
            </text:list-item>
          </text:list>
        </text:list-item>
      </text:list>
      <text:p text:style-name="P36"><text:span text:style-name="T30"><text:tab/></text:span><text:span text:style-name="T2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27"><text:tab/>在阅读这本指南之前您只需要了解基本的C语言编程，了解库的使用方法就可以了。下面简单的介绍了这本书的各个章节的内容：</text:p>
      <text:list xml:id="list1527535162" text:style-name="L1">
        <text:list-item>
          <text:p text:style-name="P94">第一章：简介</text:p>
        </text:list-item>
      </text:list>
      <text:p text:style-name="P27"><text:tab/> <text:s text:c="4"/>简单介绍本书的结构和相关的内容，简单介绍libcstl库。</text:p>
      <text:list xml:id="list745283509" text:style-name="L2">
        <text:list-item>
          <text:p text:style-name="P130">第二章：libcstl库的基本概念</text:p>
        </text:list-item>
      </text:list>
      <text:p text:style-name="P27"><text:tab/> <text:s text:c="4"/>介绍使用libcstl库需要知道的基本概念，库的组成部分，包含的头文件，要使用到的数据机构等。</text:p>
      <text:list xml:id="list390536409" text:style-name="L3">
        <text:list-item>
          <text:p text:style-name="P95">第三章：工具类型</text:p>
        </text:list-item>
      </text:list>
      <text:p text:style-name="P27"><text:tab/> <text:s text:c="4"/>这一章主要介绍libcstl提供的小的工具类型，一些辅助的数据结构和宏定义。</text:p>
      <text:list xml:id="list1575430315" text:style-name="L4">
        <text:list-item>
          <text:p text:style-name="P96">第四章：容器</text:p>
        </text:list-item>
      </text:list>
      <text:p text:style-name="P27"><text:tab/> <text:s text:c="4"/>这一章解释容器的概念，介绍各个容器的功能以及对各个容器的能力进行对比。</text:p>
      <text:list xml:id="list2062319695" text:style-name="L5">
        <text:list-item>
          <text:p text:style-name="P97">第五章：迭代器</text:p>
        </text:list-item>
      </text:list>
      <text:p text:style-name="P27"><text:tab/> <text:s text:c="4"/>详细讨论迭代器的概念，功能，用途以及迭代器的一些辅助函数。</text:p>
      <text:list xml:id="list1125411297" text:style-name="L6">
        <text:list-item>
          <text:p text:style-name="P98">第六章：函数</text:p>
        </text:list-item>
      </text:list>
      <text:p text:style-name="P27"><text:tab/> <text:s text:c="4"/>讨论libcstl库的一元函数，二元函数以及谓词的用法。</text:p>
      <text:list xml:id="list2142316256" text:style-name="L7">
        <text:list-item>
          <text:p text:style-name="P99">第七章：算法</text:p>
        </text:list-item>
      </text:list>
      <text:p text:style-name="P27"><text:tab/> <text:s text:c="4"/>列举了讨论了算法的应用，详细的讨论了算法的适用范围，对各种算法进行了比较。</text:p>
      <text:list xml:id="list1460503771" text:style-name="L8">
        <text:list-item>
          <text:p text:style-name="P100">第八章：容器适配器</text:p>
        </text:list-item>
      </text:list>
      <text:p text:style-name="P27"><text:tab/> <text:s text:c="4"/>详细描述了特殊的容器 – 容器适配器，介绍了适配器的特点和用法。</text:p>
      <text:list xml:id="list43865144" text:style-name="L9">
        <text:list-item>
          <text:p text:style-name="P101">第九章：字符串</text:p>
        </text:list-item>
      </text:list>
      <text:p text:style-name="P27"><text:tab/> <text:s text:c="4"/>描述了libcstl提供的字符串类型，它不同于传统的C字符串。</text:p>
      <text:list xml:id="list1829175463" text:style-name="L10">
        <text:list-item>
          <text:p text:style-name="P102">第十章：类型机制</text:p>
        </text:list-item>
      </text:list>
      <text:p text:style-name="P27"><text:tab/> <text:s text:c="4"/>描述了libcstl对于用户自定义类型的处理，以及类型的注册和管理机制。</text:p>
      <text:list xml:id="list369171132" text:style-name="L11">
        <text:list-item>
          <text:p text:style-name="P103">附录：对于直接以数据为参数的函数的使用</text:p>
        </text:list-item>
      </text:list>
      <text:p text:style-name="P27"><text:tab/> <text:s text:c="4"/>讨论了一种特殊的接口函数的使用方法和技巧。</text:p>
      <text:p text:style-name="P27"><text:soft-page-break/></text:p>
      <text:p text:style-name="P27"><text:tab/>本书中使用浅黄色背景表示命令行输入或者输出，例如：</text:p>
      <table:table table:name="表格7" table:style-name="表格7">
        <table:table-column table:style-name="表格7.A"/>
        <table:table-row>
          <table:table-cell table:style-name="表格7.A1" office:value-type="string">
            <text:p text:style-name="P57">[wb@ActiveSys ~]$ tar zxvf libcstl-2.0.0.tar.gz</text:p>
            <text:p text:style-name="P57">...</text:p>
            <text:p text:style-name="P58">[wb@ActiveSys ~]$ cd libcstl-2.0.0</text:p>
          </table:table-cell>
        </table:table-row>
      </table:table>
      <text:p text:style-name="P27"/>
      <text:p text:style-name="P27"><text:tab/>使用蓝灰色表示代码，例如:</text:p>
      <table:table table:name="表格8" table:style-name="表格8">
        <table:table-column table:style-name="表格8.A"/>
        <table:table-row>
          <table:table-cell table:style-name="表格8.A1" office:value-type="string">
            <text:p text:style-name="P51">#include &lt;stdio.h&gt; </text:p>
            <text:p text:style-name="P51">#include &lt;cstl/cvector.h&gt; </text:p>
            <text:p text:style-name="P51"/>
            <text:p text:style-name="P51">int main(int argc, char* argv[]) </text:p>
            <text:p text:style-name="P51">{ </text:p>
            <text:p text:style-name="P51"><text:s text:c="4"/>vector_t* pvec_v1 = create_vector(int); </text:p>
            <text:p text:style-name="P51"/>
            <text:p text:style-name="P51"><text:s text:c="4"/>if(pvec_v1 == NULL) </text:p>
            <text:p text:style-name="P51"><text:s text:c="4"/>{ </text:p>
            <text:p text:style-name="P51"><text:s text:c="8"/>return -1; </text:p>
            <text:p text:style-name="P51"><text:s text:c="4"/>} </text:p>
            <text:p text:style-name="P51"/>
            <text:p text:style-name="P51"><text:s text:c="4"/>vector_init(pvec_v1); </text:p>
            <text:p text:style-name="P51"/>
            <text:p text:style-name="P51"><text:s text:c="4"/>vector_push_back(pvec_v1, 1); </text:p>
            <text:p text:style-name="P51"><text:s text:c="4"/>printf("Vector length is %d.\n", vector_size(pvec_v1)); </text:p>
            <text:p text:style-name="P51"/>
            <text:p text:style-name="P51"><text:s text:c="4"/>vector_push_back(pvec_v1, 2); </text:p>
            <text:p text:style-name="P51"><text:s text:c="4"/>printf("Vector length is now %d.\n", vector_size(pvec_v1)); </text:p>
            <text:p text:style-name="P51"/>
            <text:p text:style-name="P51"><text:s text:c="4"/>vector_destroy(pvec_v1); </text:p>
            <text:p text:style-name="P51"/>
            <text:p text:style-name="P51"><text:s text:c="4"/>return 0; </text:p>
            <text:p text:style-name="P51">}</text:p>
          </table:table-cell>
        </table:table-row>
      </table:table>
      <text:p text:style-name="P27"/>
      <text:list xml:id="list1495943269" text:continue-list="list596160942" text:style-name="WW8Num13">
        <text:list-item>
          <text:list>
            <text:list-item>
              <text:h text:style-name="P200" text:outline-level="2">关于<text:span text:style-name="T23">libcstl</text:span></text:h>
            </text:list-item>
          </text:list>
        </text:list-item>
      </text:list>
      <text:p text:style-name="P35"><text:span text:style-name="T31"><text:tab/></text:span><text:span text:style-name="T27">libcstl</text:span><text:span text:style-name="T21">是使用</text:span><text:span text:style-name="T32">ANSI C</text:span><text:span text:style-name="T21">编写的通用的数据结构和常用算法的库, 它模仿</text:span><text:span text:style-name="T32">STL</text:span><text:span text:style-name="T21">的接口形式, 包括序列容器,关联容器,容器适配器,迭代器,函数,算法等.</text:span><text:span text:style-name="T27">libcstl</text:span><text:span text:style-name="T21">为</text:span><text:span text:style-name="T32">C</text:span><text:span text:style-name="T21">编程中的数据管理提供了方便易用的程序库。</text:span></text:p>
      <text:p text:style-name="P35"><text:span text:style-name="T21"><text:tab/></text:span><text:span text:style-name="T32">libcstl分为容器，迭代器，函数和算法四部分，此外2.0版本还添加了类型机制，这是一种为用户提供了方便使用自定义类型的机制。</text:span></text:p>
      <text:p text:style-name="P30"><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text:soft-page-break/>特定的功能，容器适配器不支持迭代器操作，因此适配器也不能够用于算法操作。</text:p>
      <text:p text:style-name="P30"><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30"><text:tab/>算法是通用的，它通过迭代器来操作数据区间中的数据，这样就可以对任何符合要求的容器以及数据区间应用算法。正式因为通用的关系，相同功能的算法和容器本身的操作函数，后者更高效。</text:p>
      <text:p text:style-name="P30"><text:tab/>函数以及谓词是规范算法行为的，可以使用特定的函数或者算法来改变算法的行为，带有_if后缀的算法都要求使用函数或者谓词。</text:p>
      <text:p text:style-name="P30"><text:tab/>字符串是一种特殊的容器，它只保存字符类型，同时也支持许多针对字符串特有的操作。</text:p>
      <text:p text:style-name="P30"><text:tab/>类型机制是2.0添加的新功能，它为用户使用自定义类型提供了便利，可以让用户像使用基本类型一样使用自定义类型。</text:p>
      <text:p text:style-name="P30"/>
      <text:p text:style-name="P30"><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ext:soft-page-break/>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30"/>
      <text:list xml:id="list846310129" text:continue-numbering="true" text:style-name="WW8Num13">
        <text:list-item>
          <text:list>
            <text:list-item>
              <text:h text:style-name="P202" text:outline-level="2"><text:span text:style-name="T34">libcstl</text:span><text:span text:style-name="T4">的编译和安装</text:span></text:h>
              <text:list>
                <text:list-item>
                  <text:h text:style-name="P211" text:outline-level="3">编译和安装</text:h>
                </text:list-item>
              </text:list>
            </text:list-item>
          </text:list>
        </text:list-item>
      </text:list>
      <text:p text:style-name="P36"><text:span text:style-name="T22"><text:tab/>首先需要在</text:span><text:span text:style-name="T34">libcstl</text:span><text:span text:style-name="T22">的主页中下载源代码压缩包</text:span><text:span text:style-name="T34">libcstl-2.0.0.tar.gz</text:span><text:span text:style-name="T22">，解压后进入目录</text:span><text:span text:style-name="T34">libcstl-2.0.0</text:span><text:span text:style-name="T22">：</text:span></text:p>
      <table:table table:name="表格2" table:style-name="表格2">
        <table:table-column table:style-name="表格2.A"/>
        <table:table-row>
          <table:table-cell table:style-name="表格2.A1" office:value-type="string">
            <text:p text:style-name="P57">[wb@ActiveSys ~]$ tar zxvf libcstl-2.0.0.tar.gz</text:p>
            <text:p text:style-name="P57">...</text:p>
            <text:p text:style-name="P58">[wb@ActiveSys ~]$ cd libcstl-2.0.0</text:p>
          </table:table-cell>
        </table:table-row>
      </table:table>
      <text:p text:style-name="P78"><text:span text:style-name="T55"><text:tab/></text:span><text:span text:style-name="T54">然后执行</text:span><text:span text:style-name="T36">make</text:span><text:span text:style-name="T54">编译</text:span><text:span text:style-name="T26">libcstl</text:span><text:span text:style-name="T36">:</text:span></text:p>
      <table:table table:name="表格3" table:style-name="表格3">
        <table:table-column table:style-name="表格3.A"/>
        <table:table-row>
          <table:table-cell table:style-name="表格3.A1" office:value-type="string">
            <text:p text:style-name="P58"><text:bookmark text:name="编译和安装"/>[wb@ActiveSys libcstl-2.0.0]$ make</text:p>
          </table:table-cell>
        </table:table-row>
      </table:table>
      <text:p text:style-name="P79"><text:span text:style-name="T48"><text:tab/></text:span>接下来安装<text:span text:style-name="T25">libcstl</text:span>库(需要<text:span text:style-name="T23">root</text:span>权限):</text:p>
      <table:table table:name="表格4" table:style-name="表格4">
        <table:table-column table:style-name="表格4.A"/>
        <table:table-row>
          <table:table-cell table:style-name="表格4.A1" office:value-type="string">
            <text:p text:style-name="P56"><text:bookmark text:name="编译和安装1"/>[wb@ActiveSys libcstl-2.0.0]# make install</text:p>
          </table:table-cell>
        </table:table-row>
      </table:table>
      <text:p text:style-name="P79"><text:span text:style-name="T48"><text:tab/></text:span>这样编译并安装了<text:span text:style-name="T25">libcstl</text:span>库.</text:p>
      <text:p text:style-name="P65">卸载<text:span text:style-name="T25">libcstl</text:span>库同样需要<text:span text:style-name="T23">root</text:span>权限:</text:p>
      <table:table table:name="表格5" table:style-name="表格5">
        <table:table-column table:style-name="表格5.A"/>
        <table:table-row>
          <table:table-cell table:style-name="表格5.A1" office:value-type="string">
            <text:p text:style-name="P58"><text:bookmark text:name="编译和安装2"/>[wb@ActiveSys libcstl-2.0.0]# make uninstall</text:p>
          </table:table-cell>
        </table:table-row>
      </table:table>
      <text:p text:style-name="P80"><text:tab/>如果哦以前安装过<text:span text:style-name="T23">libcstl</text:span>库，清使用更新更新命令:</text:p>
      <table:table table:name="表格6" table:style-name="表格6">
        <table:table-column table:style-name="表格6.A"/>
        <table:table-row>
          <table:table-cell table:style-name="表格6.A1" office:value-type="string">
            <text:p text:style-name="P58">[wb@ActiveSys libcstl-2.0.0]# make update</text:p>
          </table:table-cell>
        </table:table-row>
      </table:table>
      <text:p text:style-name="P80"/>
      <text:p text:style-name="P80"><text:tab/>上面介绍的是<text:span text:style-name="T23">Linux</text:span>下的编译安装方法，<text:span text:style-name="T23">libcstl-2.0也提供了Windows下的编译工程，在解压后的目录中有目录build-win，其中两个目录vc8和vc9分别对应VS2005和VS2008的工程文件。</text:span></text:p>
      <text:p text:style-name="P82"/>
      <text:list xml:id="list1855393443" text:continue-numbering="true" text:style-name="WW8Num13">
        <text:list-item>
          <text:list>
            <text:list-item>
              <text:list>
                <text:list-item>
                  <text:h text:style-name="P211" text:outline-level="3">特殊的编译选项</text:h>
                </text:list-item>
              </text:list>
            </text:list-item>
          </text:list>
        </text:list-item>
      </text:list>
      <text:p text:style-name="P1"><text:span text:style-name="T54"><text:tab/></text:span><text:span text:style-name="T57">在</text:span><text:span text:style-name="T28">libcstl</text:span><text:span text:style-name="T33">-2.0.0</text:span><text:span text:style-name="T57">目录下有一个</text:span><text:span text:style-name="T33">Makefile</text:span><text:span text:style-name="T57">文件,文件中定义了一个有关编译选项的变量:</text:span></text:p>
      <table:table table:name="表格10" table:style-name="表格10">
        <table:table-column table:style-name="表格10.A"/>
        <text:soft-page-break/>
        <table:table-row>
          <table:table-cell table:style-name="表格10.A1" office:value-type="string">
            <text:p text:style-name="P47">CFLAGS_EX = -DNDEBUG</text:p>
          </table:table-cell>
        </table:table-row>
      </table:table>
      <text:p text:style-name="P36"><text:span text:style-name="T50"><text:tab/></text:span><text:span text:style-name="T54">其中</text:span><text:span text:style-name="T36">NDEBUG</text:span><text:span text:style-name="T54">都是</text:span><text:span text:style-name="T26">libcstl</text:span><text:span text:style-name="T54">的默认编译选项, 如果想要修改默认编译选项就请修改</text:span><text:span text:style-name="T39">CFLAGS_EX </text:span><text:span text:style-name="T54">变量: 想要添加编译选项请在这一行的后面添加</text:span><text:span text:style-name="T46"> -DXXXX </text:span><text:span text:style-name="T54">(其中</text:span><text:span text:style-name="T36">XXXX</text:span><text:span text:style-name="T54">是要添加的编译选项),如果要删除就直接删除</text:span><text:span text:style-name="T36">-DXXXX</text:span><text:span text:style-name="T54">选项.</text:span></text:p>
      <text:p text:style-name="P37"><text:tab/><text:span text:style-name="T23">l</text:span><text:span text:style-name="T25">ibcstl</text:span>编译过程中的可用编译选项有:</text:p>
      <text:p text:style-name="P37"/>
      <text:list xml:id="list2087808274" text:style-name="L12">
        <text:list-item>
          <text:p text:style-name="P132"><text:span text:style-name="T37">NDEBUG</text:span><text:span text:style-name="T50"> </text:span><text:span text:style-name="T54">控制断言.</text:span></text:p>
        </text:list-item>
      </text:list>
      <text:p text:style-name="P65">定义这个编译选项可以去掉库中的断言.当库函数接受到非法参数时,断言就会报错,但是有断言的版本执行效率低(非断言版本效率大约是有断言版本的<text:span text:style-name="T23">20~40</text:span>倍).</text:p>
      <text:p text:style-name="P65"/>
      <text:list xml:id="list2159788136" text:style-name="L13">
        <text:list-item>
          <text:p text:style-name="P133"><text:span text:style-name="T37">CSTL_STACK_VECTOR_SEQUENCE</text:span><text:span text:style-name="T50"> </text:span><text:span text:style-name="T54">以</text:span><text:span text:style-name="T36">vector_t</text:span><text:span text:style-name="T54">容器为</text:span><text:span text:style-name="T36">stack_t</text:span><text:span text:style-name="T54">适配器的底层实现.</text:span></text:p>
        </text:list-item>
        <text:list-item>
          <text:p text:style-name="P133"><text:span text:style-name="T37">CSTL_STACK_LIST_SEQUENCE</text:span><text:span text:style-name="T54"> 以</text:span><text:span text:style-name="T36">list_t</text:span><text:span text:style-name="T54">容器为</text:span><text:span text:style-name="T36">stack_t</text:span><text:span text:style-name="T54">适配器的底层实现.</text:span></text:p>
        </text:list-item>
      </text:list>
      <text:p text:style-name="P65">这两个选项都是控制<text:span text:style-name="T23">stack_t</text:span>适配器的底层实现的.如果不指定则使用<text:span text:style-name="T23">deque_t</text:span>作为<text:span text:style-name="T23">stack_t</text:span>的底层实现.</text:p>
      <text:p text:style-name="P65"/>
      <text:list xml:id="list2132750913" text:style-name="L14">
        <text:list-item>
          <text:p text:style-name="P189"><text:span text:style-name="T52">CSTL_QUEUE_LIST_SEQUENCE</text:span><text:span text:style-name="T38"> </text:span><text:span text:style-name="T57">以</text:span><text:span text:style-name="T33">list_t</text:span><text:span text:style-name="T57">容器为</text:span><text:span text:style-name="T33">queue_t</text:span><text:span text:style-name="T57">适配器的底层实现.</text:span></text:p>
        </text:list-item>
      </text:list>
      <text:p text:style-name="P65">这个选项控制<text:span text:style-name="T23">queue_t</text:span>的底层实现.如果不指定则使用<text:span text:style-name="T23">deque_t</text:span>为<text:span text:style-name="T23">queue_t</text:span>的底层实现.</text:p>
      <text:p text:style-name="P65"/>
      <text:list xml:id="list1163641386" text:style-name="L15">
        <text:list-item>
          <text:p text:style-name="P134"><text:span text:style-name="T37">CSTL_SET_AVL_TREE</text:span><text:span text:style-name="T36"> </text:span><text:span text:style-name="T54">以</text:span><text:span text:style-name="T36">avl</text:span><text:span text:style-name="T54">树作为</text:span><text:span text:style-name="T36">set_t</text:span><text:span text:style-name="T54">的底层实现.</text:span></text:p>
        </text:list-item>
        <text:list-item>
          <text:p text:style-name="P134"><text:span text:style-name="T37">CSTL_MULTISET_AVL_TREE</text:span><text:span text:style-name="T36"> </text:span><text:span text:style-name="T54">以</text:span><text:span text:style-name="T36">avl</text:span><text:span text:style-name="T54">树作为</text:span><text:span text:style-name="T36">multiset_t</text:span><text:span text:style-name="T54">的底层实现.</text:span></text:p>
        </text:list-item>
        <text:list-item>
          <text:p text:style-name="P134"><text:span text:style-name="T37">CSTL_MAP_AVL_TREE</text:span><text:span text:style-name="T36"> </text:span><text:span text:style-name="T54">以</text:span><text:span text:style-name="T36">avl</text:span><text:span text:style-name="T54">树作为</text:span><text:span text:style-name="T36">map_t</text:span><text:span text:style-name="T54">的底层实现.</text:span></text:p>
        </text:list-item>
        <text:list-item>
          <text:p text:style-name="P134"><text:span text:style-name="T37">CSTL_MULTISET_AVL_TREE</text:span><text:span text:style-name="T54"> 以</text:span><text:span text:style-name="T36">avl</text:span><text:span text:style-name="T54">树作为</text:span><text:span text:style-name="T36">multimap_t</text:span><text:span text:style-name="T54">的底层实现.</text:span></text:p>
        </text:list-item>
      </text:list>
      <text:p text:style-name="P65">以上四个选项是控制关联容器的底层实现的,如果不指定则对应的关联容器使用红黑树作为底层实现(红黑树比<text:span text:style-name="T23">avl</text:span>树快<text:span text:style-name="T23">40%</text:span>).默认使用红黑树作为底层实现.</text:p>
      <text:p text:style-name="P79"/>
      <text:list xml:id="list1373704232" text:continue-list="list1855393443" text:style-name="WW8Num13">
        <text:list-item>
          <text:h text:style-name="P196" text:outline-level="1">libcstl库的基本概念</text:h>
        </text:list-item>
      </text:list>
      <text:p text:style-name="P44"><text:span text:style-name="T53"><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5">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28"/>
      <text:list xml:id="list668735312" text:continue-numbering="true" text:style-name="WW8Num13">
        <text:list-item>
          <text:list>
            <text:list-item>
              <text:h text:style-name="P201" text:outline-level="2"><text:span text:style-name="T23">libcstl</text:span>的组成部分</text:h>
            </text:list-item>
          </text:list>
        </text:list-item>
      </text:list>
      <text:p text:style-name="P28"><text:tab/>libcstl由很多部分组成，其中最主要的有容器，迭代器，算法以及函数。</text:p>
      <text:list xml:id="list1803608772" text:style-name="L16">
        <text:list-item>
          <text:p text:style-name="P104">容器</text:p>
        </text:list-item>
      </text:list>
      <text:p text:style-name="P28"><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440784643" text:style-name="L17">
        <text:list-item>
          <text:p text:style-name="P105">迭代器</text:p>
        </text:list-item>
      </text:list>
      <text:p text:style-name="P28"><text:soft-page-break/><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1761290959" text:style-name="L18">
        <text:list-item>
          <text:p text:style-name="P106">算法和函数</text:p>
        </text:list-item>
      </text:list>
      <text:p text:style-name="P28"><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28"/>
      <text:p text:style-name="P28"><text:tab/>libcstl通过迭代器将数据和算法分离，任何算法都可以和任何容器交互作用。</text:p>
      <text:p text:style-name="P29"><draw:frame draw:style-name="fr2" draw:name="图形2" text:anchor-type="paragraph" svg:width="19.006cm" svg:height="9.608cm" draw:z-index="22"><draw:image xlink:href="Pictures/10000000000002CE0000016BCBA0ABAA.jpg" xlink:type="simple" xlink:show="embed" xlink:actuate="onLoad"/></draw:frame>图2.1 libcstl 组件之间的关系</text:p>
      <text:p text:style-name="P28"/>
      <text:p text:style-name="P28"><text:tab/>除了上面基本主要的组成部分，libcstl还提供了容器适配器，工具类型，字符串和类型机制。</text:p>
      <text:list xml:id="list1051423550" text:continue-list="list668735312" text:style-name="WW8Num13">
        <text:list-item>
          <text:list>
            <text:list-item>
              <text:h text:style-name="P204" text:outline-level="2">容器</text:h>
            </text:list-item>
          </text:list>
        </text:list-item>
      </text:list>
      <text:p text:style-name="P36"><text:span text:style-name="T18"><text:tab/></text:span><text:span text:style-name="T54">容器是用来保存和管理数据的，为了满足不同的需要</text:span><text:span text:style-name="T36">libcstl</text:span><text:span text:style-name="T54">提供了多种容器：</text:span></text:p>
      <text:p text:style-name="P38"><draw:frame draw:style-name="fr3" draw:name="图形3" text:anchor-type="paragraph" svg:width="19.006cm" svg:height="9.703cm" draw:z-index="23"><draw:image xlink:href="Pictures/10000000000002C300000169831C3E19.jpg" xlink:type="simple" xlink:show="embed" xlink:actuate="onLoad"/></draw:frame><text:soft-page-break/><text:span text:style-name="T54">图</text:span><text:span text:style-name="T36">2.2 </text:span><text:span text:style-name="T54">序列容器</text:span></text:p>
      <text:p text:style-name="P38"><draw:frame draw:style-name="fr2" draw:name="图形4" text:anchor-type="paragraph" svg:width="19.006cm" svg:height="12.155cm" draw:z-index="24"><draw:image xlink:href="Pictures/10000000000002BE000001C1430EB966.jpg" xlink:type="simple" xlink:show="embed" xlink:actuate="onLoad"/></draw:frame>图<text:span text:style-name="T23">2.3 <text:s/></text:span>关联容器</text:p>
      <text:p text:style-name="P37"/>
      <text:p text:style-name="P37"><text:soft-page-break/><text:tab/>总的来说容器分为两大类，序列容器和关联容器：</text:p>
      <text:list xml:id="list510041085" text:style-name="L19">
        <text:list-item>
          <text:p text:style-name="P136">序列容器</text:p>
        </text:list-item>
      </text:list>
      <text:p text:style-name="P37"><text:tab/>序列容器中的数据的顺序与数据插入到容器中的次序有关,而与数据本身的值无关.<text:span text:style-name="T25">libcstl</text:span>提供的序列容器有:<text:span text:style-name="T23">vector_t, list_t, deque_t, slist_t.</text:span></text:p>
      <text:list xml:id="list1134502765" text:style-name="L20">
        <text:list-item>
          <text:p text:style-name="P137">关联容器</text:p>
        </text:list-item>
      </text:list>
      <text:p text:style-name="P37"><text:tab/>关联容器中数据是有序的,容器中数据的顺序取决于特定的排序规则而与数据插入到容器中的次序无关.<text:span text:style-name="T25">libcstl</text:span>提供的关联容器有:<text:span text:style-name="T23">set_t, map_t, multiset_t, multimap_t, hash_set_t, hash_map_t, hash_multiset_t, hash_multimap_t.</text:span></text:p>
      <text:p text:style-name="P31"/>
      <text:p text:style-name="P31"><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31"/>
      <text:list xml:id="list661655419" text:continue-list="list1051423550" text:style-name="WW8Num13">
        <text:list-item>
          <text:list>
            <text:list-item>
              <text:list>
                <text:list-item>
                  <text:h text:style-name="P217" text:outline-level="3">序列容器</text:h>
                </text:list-item>
              </text:list>
            </text:list-item>
          </text:list>
        </text:list-item>
      </text:list>
      <text:p text:style-name="P37"><text:tab/><text:span text:style-name="T25">libcstl</text:span>提供四种序列容器<text:span text:style-name="T23">:vector_t, list_t, deque_t, slist_t.</text:span></text:p>
      <text:list xml:id="list322095793" text:style-name="L21">
        <text:list-item>
          <text:p text:style-name="P107">vector_t</text:p>
        </text:list-item>
      </text:list>
      <text:p text:style-name="P37"><text:tab/><text:span text:style-name="T23">vector_t的行为类似于数组，但是它可以根据需要动态的生长，这样就可以</text:span>使用下标来随即的访问<text:span text:style-name="T23">vector_t</text:span>中的数据.在<text:span text:style-name="T23">vector_t</text:span>的末尾插入或者删除数据是非常高效的，但是在开头或者中间插入或者删除数据效率就会很低，因为<text:span text:style-name="T23">vector_t要移动后面的数据。</text:span></text:p>
      <text:p text:style-name="P37"><text:tab/>下面的例子定义了一个保存整型数据的<text:span text:style-name="T23">vector_t，然后向其中插入6个数据并打印出来：</text:span></text:p>
      <table:table table:name="表格9" table:style-name="表格9">
        <table:table-column table:style-name="表格9.A"/>
        <table:table-row>
          <table:table-cell table:style-name="表格9.A1" office:value-type="string">
            <text:p text:style-name="P50">/* </text:p>
            <text:p text:style-name="P50"><text:s/>* vector1.c </text:p>
            <text:p text:style-name="P50"><text:s/>* compile with : -lcstl </text:p>
            <text:p text:style-name="P50"><text:s/>*/ </text:p>
            <text:p text:style-name="P50"/>
            <text:p text:style-name="P50">#include &lt;stdio.h&gt; </text:p>
            <text:p text:style-name="P50">#include &lt;cstl/cvector.h&gt; </text:p>
            <text:p text:style-name="P50"/>
            <text:p text:style-name="P50">int main(int argc, char* argv[]) </text:p>
            <text:p text:style-name="P50">{ </text:p>
            <text:p text:style-name="P50"><text:s text:c="4"/>/* vector conatiner for integer elements */ </text:p>
            <text:p text:style-name="P50"><text:s text:c="4"/>vector_t* pvec_coll = create_vector(int); </text:p>
            <text:p text:style-name="P50"><text:s text:c="4"/>int i = 0; </text:p>
            <text:p text:style-name="P50"/>
            <text:p text:style-name="P50"><text:s text:c="4"/>if(pvec_coll == NULL) </text:p>
            <text:p text:style-name="P50"><text:s text:c="4"/>{ </text:p>
            <text:p text:style-name="P50"><text:s text:c="8"/>return -1; </text:p>
            <text:p text:style-name="P50"><text:s text:c="4"/>} </text:p>
            <text:p text:style-name="P50"/>
            <text:p text:style-name="P50"><text:s text:c="4"/>vector_init(pvec_coll); </text:p>
            <text:p text:style-name="P50"/>
            <text:p text:style-name="P50"><text:s text:c="4"/>/* append elements with 1 to 6 */ </text:p>
            <text:p text:style-name="P50"><text:soft-page-break/><text:s text:c="4"/>for(i = 1; i &lt;= 6; ++i) </text:p>
            <text:p text:style-name="P50"><text:s text:c="4"/>{ </text:p>
            <text:p text:style-name="P50"><text:s text:c="8"/>vector_push_back(pvec_coll, i); </text:p>
            <text:p text:style-name="P50"><text:s text:c="4"/>} </text:p>
            <text:p text:style-name="P50"/>
            <text:p text:style-name="P50"><text:s text:c="4"/>/* print all elements followed by space */ </text:p>
            <text:p text:style-name="P50"><text:s text:c="4"/>for(i = 0; i &lt; vector_size(pvec_coll); ++i) </text:p>
            <text:p text:style-name="P50"><text:s text:c="4"/>{ </text:p>
            <text:p text:style-name="P50"><text:s text:c="8"/>printf("%d ", *(int*)vector_at(pvec_coll, i)); </text:p>
            <text:p text:style-name="P50"><text:s text:c="4"/>} </text:p>
            <text:p text:style-name="P50"><text:s text:c="4"/>printf("\n"); </text:p>
            <text:p text:style-name="P50"/>
            <text:p text:style-name="P50"><text:s text:c="4"/>vector_destroy(pvec_coll); </text:p>
            <text:p text:style-name="P50"/>
            <text:p text:style-name="P50"><text:s text:c="4"/>return 0; </text:p>
            <text:p text:style-name="P50">}</text:p>
          </table:table-cell>
        </table:table-row>
      </table:table>
      <text:p text:style-name="P39"/>
      <text:p text:style-name="P37">使用<text:span text:style-name="T23">vector_t</text:span>容器必须包含头文件</text:p>
      <text:p text:style-name="P48">#include &lt;cstl/cvector.h&gt;</text:p>
      <text:p text:style-name="P37">创建一个存储<text:span text:style-name="T23">int</text:span>类型数据的<text:span text:style-name="T23">vector_t</text:span></text:p>
      <text:p text:style-name="P50">vector_t* pvec_coll = create_vector(int); </text:p>
      <text:p text:style-name="P37"><text:span text:style-name="T23">vector_t</text:span>在没有初始化的时候是不能使用的，下面是初始化的代码</text:p>
      <text:p text:style-name="P50">vector_init(pvec_coll); </text:p>
      <text:p text:style-name="P37">我们使用<text:span text:style-name="T41">vector_push_back()</text:span>函数向<text:span text:style-name="T23">vector_t</text:span>中添加数据</text:p>
      <text:p text:style-name="P50">for(i = 1; i &lt;= 6; ++i) </text:p>
      <text:p text:style-name="P50">{ </text:p>
      <text:p text:style-name="P50"><text:s text:c="4"/>vector_push_back(pvec_coll, i); </text:p>
      <text:p text:style-name="P50">} </text:p>
      <text:p text:style-name="P37"><text:span text:style-name="T23">vector_size()</text:span>函数返回<text:span text:style-name="T23">vector_t</text:span>容器中数据的个数, <text:span text:style-name="T23">vector_at()</text:span>是通过下标对<text:span text:style-name="T23">vector_t</text:span>容器中数据进行访问，它返回的是指向容器中相应数据的指针，要打印出数据的内容我们使用如下的代码：</text:p>
      <text:p text:style-name="P50">for(i = 0; i &lt; vector_size(pvec_coll); ++i) </text:p>
      <text:p text:style-name="P50">{ </text:p>
      <text:p text:style-name="P50"><text:s text:c="4"/>printf("%d ", *(int*)vector_at(pvec_coll, i)); </text:p>
      <text:p text:style-name="P50">} </text:p>
      <text:p text:style-name="P37">最后销毁<text:span text:style-name="T23">vector_t</text:span>容器，以释放容器本身和为了保存数据申请的资源</text:p>
      <text:p text:style-name="P50">vector_destroy(pvec_coll); </text:p>
      <text:p text:style-name="P37"/>
      <text:p text:style-name="P37">这段代码输出的结果如下：</text:p>
      <text:p text:style-name="P32">1 2 3 4 5 6 </text:p>
      <text:p text:style-name="P39"/>
      <text:list xml:id="list251158025" text:style-name="L22">
        <text:list-item>
          <text:p text:style-name="P108">deque_t</text:p>
        </text:list-item>
      </text:list>
      <text:p text:style-name="P37"><text:tab/><text:span text:style-name="T23">deque_t</text:span>是双端队列,它也是一个动态数组,但是可以在两端生长,所以在开头和结尾插入和删除数据都很高效,但是在中间插入和删除数据很慢，因为它也要移动数据。</text:p>
      <text:p text:style-name="P37"><text:soft-page-break/><text:tab/>与上面的例子类似，这次向<text:span text:style-name="T23">deque_t</text:span>中添加<text:span text:style-name="T23">6</text:span>个浮点数并打印出来：</text:p>
      <table:table table:name="表格11" table:style-name="表格11">
        <table:table-column table:style-name="表格11.A"/>
        <table:table-row>
          <table:table-cell table:style-name="表格11.A1" office:value-type="string">
            <text:p text:style-name="P83">/* </text:p>
            <text:p text:style-name="P83"><text:s/>* deque1.c </text:p>
            <text:p text:style-name="P83"><text:s/>* compile with : -lcstl </text:p>
            <text:p text:style-name="P83"><text:s/>*/ </text:p>
            <text:p text:style-name="P83"/>
            <text:p text:style-name="P83">#include &lt;stdio.h&gt; </text:p>
            <text:p text:style-name="P83">#include &lt;cstl/cdeque.h&gt; </text:p>
            <text:p text:style-name="P83"/>
            <text:p text:style-name="P83">int main(int argc, char* argv[]) </text:p>
            <text:p text:style-name="P83">{ </text:p>
            <text:p text:style-name="P83"><text:s text:c="4"/>/* deque container for float-point elements */ </text:p>
            <text:p text:style-name="P83"><text:s text:c="4"/>deque_t* pdq_coll = create_deque(float); </text:p>
            <text:p text:style-name="P83"><text:s text:c="4"/>int i = 0; </text:p>
            <text:p text:style-name="P83"/>
            <text:p text:style-name="P83"><text:s text:c="4"/>if(pdq_coll == NULL) </text:p>
            <text:p text:style-name="P83"><text:s text:c="4"/>{ </text:p>
            <text:p text:style-name="P83"><text:s text:c="8"/>return -1; </text:p>
            <text:p text:style-name="P83"><text:s text:c="4"/>} </text:p>
            <text:p text:style-name="P83"/>
            <text:p text:style-name="P83"><text:s text:c="4"/>deque_init(pdq_coll); </text:p>
            <text:p text:style-name="P83"/>
            <text:p text:style-name="P83"><text:s text:c="4"/>/* insert elements from 1.1 to 6.6 each at the front */ </text:p>
            <text:p text:style-name="P83"><text:s text:c="4"/>for(i = 1; i &lt;= 6; ++i) </text:p>
            <text:p text:style-name="P83"><text:s text:c="4"/>{ </text:p>
            <text:p text:style-name="P83"><text:s text:c="8"/>/* insert at the front */ </text:p>
            <text:p text:style-name="P83"><text:s text:c="8"/>deque_push_front(pdq_coll, i * 1.1); </text:p>
            <text:p text:style-name="P83"><text:s text:c="4"/>} </text:p>
            <text:p text:style-name="P83"/>
            <text:p text:style-name="P83"><text:s text:c="4"/>/* print all elements followed by a space */ </text:p>
            <text:p text:style-name="P83"><text:s text:c="4"/>for(i = 0; i &lt; deque_size(pdq_coll); ++i) </text:p>
            <text:p text:style-name="P83"><text:s text:c="4"/>{ </text:p>
            <text:p text:style-name="P83"><text:s text:c="8"/>printf("%f ", *(float*)deque_at(pdq_coll, i)); </text:p>
            <text:p text:style-name="P83"><text:s text:c="4"/>} </text:p>
            <text:p text:style-name="P83"><text:s text:c="4"/>printf("\n"); </text:p>
            <text:p text:style-name="P83"/>
            <text:p text:style-name="P83"><text:s text:c="4"/>deque_destroy(pdq_coll); </text:p>
            <text:p text:style-name="P83"/>
            <text:p text:style-name="P83"><text:s text:c="4"/>return 0; </text:p>
            <text:p text:style-name="P83">}</text:p>
          </table:table-cell>
        </table:table-row>
      </table:table>
      <text:p text:style-name="P39"/>
      <text:p text:style-name="P37">使用<text:span text:style-name="T23">deque_t</text:span>需要包含头文件</text:p>
      <text:p text:style-name="P84">#include &lt;cstl/cdeque.h&gt; </text:p>
      <text:p text:style-name="P37"><text:soft-page-break/>创建一个保存浮点数类型数据的<text:span text:style-name="T23">deque_t</text:span>容器并初始化</text:p>
      <text:p text:style-name="P83">deque_t* pdq_coll = create_deque(float); </text:p>
      <text:p text:style-name="P83">...</text:p>
      <text:p text:style-name="P84">deque_init(pdq_coll); </text:p>
      <text:p text:style-name="P37">在<text:span text:style-name="T23">deque_t</text:span>开头插入数据</text:p>
      <text:p text:style-name="P84">deque_push_front(pdq_coll, i * 1.1); </text:p>
      <text:p text:style-name="P86">以这种方式插入数据得到的结果是与插入顺序相反的序列，结果如下：</text:p>
      <text:p text:style-name="P89">6.600000 5.500000 4.400000 3.300000 2.200000 1.100000 </text:p>
      <text:p text:style-name="P89">这是因为每一个数据都插入到了第一个数据的前面。</text:p>
      <text:p text:style-name="P90"><text:span text:style-name="T62">deque_t</text:span><text:span text:style-name="T58">容器也提供了</text:span><text:span text:style-name="T62">deque_size()</text:span><text:span text:style-name="T58">函数和</text:span><text:span text:style-name="T62">deque_at()</text:span><text:span text:style-name="T58">函数，所以我们也可以使用与第一个例子相同的方式打印数据：</text:span></text:p>
      <text:p text:style-name="P52">for(i = 0; i &lt; deque_size(pdq_coll); ++i) </text:p>
      <text:p text:style-name="P83">{ </text:p>
      <text:p text:style-name="P83"><text:s text:c="4"/>printf("%f ", *(float*)deque_at(pdq_coll, i)); </text:p>
      <text:p text:style-name="P84">} </text:p>
      <text:p text:style-name="P37">最后也要销毁<text:span text:style-name="T23">deque_t</text:span></text:p>
      <text:p text:style-name="P84">deque_destroy(pdq_coll); </text:p>
      <text:p text:style-name="P39"/>
      <text:p text:style-name="P37"><text:tab/>因为<text:span text:style-name="T23">deque_t是双端队列，所以它也提供了deque_push_back()</text:span>函数向<text:span text:style-name="T23">deque_t的末尾</text:span>插入数据,相反<text:span text:style-name="T23">vector_t</text:span>并没有提供<text:span text:style-name="T23">vector_push_front()</text:span>这样的函数,因为在<text:span text:style-name="T23">vector_t</text:span>开头插入数据效率很低.</text:p>
      <text:p text:style-name="P37"/>
      <text:list xml:id="list2056749534" text:style-name="L23">
        <text:list-item>
          <text:p text:style-name="P109">list_t</text:p>
        </text:list-item>
      </text:list>
      <text:p text:style-name="P37"><text:tab/><text:span text:style-name="T23">list_t</text:span>是一个双向链表.它不具备随即访问数据的能力,如果要访问第十个元素就必须从第一个开始向后遍历,一直找到第十个元素为止,但是对于一个给定的元素找到它的前驱和后继都是非常快的.<text:span text:style-name="T23">list_t</text:span>的优点是在任意位置删除和插入数据都非常快.</text:p>
      <text:p text:style-name="P37"><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83">/* </text:p>
            <text:p text:style-name="P83"><text:s/>* list1.c </text:p>
            <text:p text:style-name="P83"><text:s/>* compile with : -lcstl </text:p>
            <text:p text:style-name="P83"><text:s/>*/ </text:p>
            <text:p text:style-name="P83"/>
            <text:p text:style-name="P83">#include &lt;stdio.h&gt; </text:p>
            <text:p text:style-name="P83">#include &lt;cstl/clist.h&gt; </text:p>
            <text:p text:style-name="P83"/>
            <text:p text:style-name="P83">int main(int argc, char* argv[]) </text:p>
            <text:p text:style-name="P83">{ </text:p>
            <text:p text:style-name="P83"><text:s text:c="4"/>/* list container for character elements */ </text:p>
            <text:p text:style-name="P83"><text:s text:c="4"/>list_t* plist_coll = create_list(char); </text:p>
            <text:p text:style-name="P83"><text:s text:c="4"/>char c = '\0'; </text:p>
            <text:p text:style-name="P83"/>
            <text:p text:style-name="P83"><text:s text:c="4"/>if(plist_coll == NULL) </text:p>
            <text:p text:style-name="P83"><text:s text:c="4"/>{ </text:p>
            <text:p text:style-name="P83"><text:s text:c="8"/>return -1; </text:p>
            <text:p text:style-name="P83"><text:s text:c="4"/>} </text:p>
            <text:p text:style-name="P83"><text:soft-page-break/><text:s/></text:p>
            <text:p text:style-name="P83"><text:s text:c="4"/>list_init(plist_coll); </text:p>
            <text:p text:style-name="P83"/>
            <text:p text:style-name="P83"><text:s text:c="4"/>/* append elements from 'a' to 'z' */ </text:p>
            <text:p text:style-name="P83"><text:s text:c="4"/>for(c = 'a'; c &lt;= 'z'; ++c) </text:p>
            <text:p text:style-name="P83"><text:s text:c="4"/>{ </text:p>
            <text:p text:style-name="P83"><text:s text:c="8"/>list_push_back(plist_coll, c); </text:p>
            <text:p text:style-name="P83"><text:s text:c="4"/>} </text:p>
            <text:p text:style-name="P83"/>
            <text:p text:style-name="P83"><text:s text:c="4"/>/* print all elements </text:p>
            <text:p text:style-name="P83"><text:s text:c="5"/>* - while there are elements </text:p>
            <text:p text:style-name="P83"><text:s text:c="5"/>* - print and remove the first element </text:p>
            <text:p text:style-name="P83"><text:s text:c="5"/>*/ </text:p>
            <text:p text:style-name="P83"><text:s text:c="4"/>while(!list_empty(plist_coll)) </text:p>
            <text:p text:style-name="P83"><text:s text:c="4"/>{ </text:p>
            <text:p text:style-name="P83"><text:s text:c="8"/>printf("%c ", *(char*)list_front(plist_coll)); </text:p>
            <text:p text:style-name="P83"><text:s text:c="8"/>list_pop_front(plist_coll); </text:p>
            <text:p text:style-name="P83"><text:s text:c="4"/>} </text:p>
            <text:p text:style-name="P83"><text:s text:c="4"/>printf("\n"); </text:p>
            <text:p text:style-name="P83"/>
            <text:p text:style-name="P83"><text:s text:c="4"/>list_destroy(plist_coll); </text:p>
            <text:p text:style-name="P83"/>
            <text:p text:style-name="P83"><text:s text:c="4"/>return 0; </text:p>
            <text:p text:style-name="P83">}</text:p>
          </table:table-cell>
        </table:table-row>
      </table:table>
      <text:p text:style-name="P39"/>
      <text:p text:style-name="P37">使用<text:span text:style-name="T23">list_t</text:span>需要包含头文件</text:p>
      <text:p text:style-name="P84">#include &lt;cstl/clist.h&gt; </text:p>
      <text:p text:style-name="P37">创建一个字符类型的<text:span text:style-name="T23">list_t</text:span>并初始化</text:p>
      <text:p text:style-name="P84">list_t* plist_coll = create_list(char); </text:p>
      <text:p text:style-name="P84">...</text:p>
      <text:p text:style-name="P84">list_init(plist_coll); </text:p>
      <text:p text:style-name="P37">向<text:span text:style-name="T23">list_t</text:span>中插入字符</text:p>
      <text:p text:style-name="P52">for(c = 'a'; c &lt;= 'z'; ++c) </text:p>
      <text:p text:style-name="P83">{ </text:p>
      <text:p text:style-name="P83"><text:s text:c="4"/>list_push_back(plist_coll, c); </text:p>
      <text:p text:style-name="P84">} </text:p>
      <text:p text:style-name="P37"><text:span text:style-name="T23">list_empty()</text:span>判断<text:span text:style-name="T23">list_t</text:span>是否为空,<text:span text:style-name="T23">list_front()</text:span>访问第一个元素,<text:span text:style-name="T23">list_pop_front()</text:span>删除第一个元素，打印并删除数据的代码：</text:p>
      <text:p text:style-name="P52">while(!list_empty(plist_coll)) </text:p>
      <text:p text:style-name="P83">{ </text:p>
      <text:p text:style-name="P83"><text:s text:c="4"/>printf("%c ", *(char*)list_front(plist_coll)); </text:p>
      <text:p text:style-name="P83"><text:s text:c="4"/>list_pop_front(plist_coll); </text:p>
      <text:p text:style-name="P84">} </text:p>
      <text:p text:style-name="P37">销毁<text:span text:style-name="T23">list_t</text:span></text:p>
      <text:p text:style-name="P84"><text:soft-page-break/>list_destroy(plist_coll); </text:p>
      <text:p text:style-name="P37">最后的结果:</text:p>
      <text:p text:style-name="P33">a b c d e f g h i j k l m n o p q r s t u v w x y z </text:p>
      <text:p text:style-name="P32"/>
      <text:p text:style-name="P45"><text:tab/>向上面这样遍历一个链表后链表中的数据就都被删除了，如果要保留数据清使用迭代器对链表进行遍历，迭代器在后面具体介绍。</text:p>
      <text:p text:style-name="P39"/>
      <text:list xml:id="list326084036" text:style-name="L24">
        <text:list-item>
          <text:p text:style-name="P110">slist_t</text:p>
        </text:list-item>
      </text:list>
      <text:p text:style-name="P37"><text:tab/><text:span text:style-name="T23">slist_t</text:span>是一个单链表<text:span text:style-name="T23">(stl</text:span>标准中并不包含<text:span text:style-name="T23">slist</text:span>,但是<text:span text:style-name="T23">sgi stl</text:span>包含一个单链表<text:span text:style-name="T23">slist)</text:span>.它与<text:span text:style-name="T23">list_t</text:span>的特点相同,对于任意位置的插入和删除数据都是非常快的.但是<text:span text:style-name="T23">slist_t</text:span>寻找前驱的操作效率很低,因为它必须从第一个元素开始查找.</text:p>
      <text:p text:style-name="P37"><text:tab/></text:p>
      <text:list xml:id="list1245086690" text:style-name="L25">
        <text:list-item>
          <text:p text:style-name="P111">string_t</text:p>
        </text:list-item>
      </text:list>
      <text:p text:style-name="P37"><text:tab/><text:span text:style-name="T23">string_t</text:span>的行为与<text:span text:style-name="T23">vector_t</text:span>相似,但是它主要用来存储字符串,同时它还提供了很多关于字符串的特殊操作.</text:p>
      <text:list xml:id="list887705414" text:continue-list="list661655419" text:style-name="WW8Num13">
        <text:list-item>
          <text:list>
            <text:list-item>
              <text:list>
                <text:list-item>
                  <text:h text:style-name="P217" text:outline-level="3">关联容器</text:h>
                </text:list-item>
              </text:list>
            </text:list-item>
          </text:list>
        </text:list-item>
      </text:list>
      <text:p text:style-name="P36"><text:span text:style-name="T50"><text:tab/></text:span><text:span text:style-name="T54">关联容器对容器中保存的数据自动排序,这种排序是基于数据本身的值或者数据定义的键值。关联容器对数据排序的默认规则是小于操作，对于基本类型和</text:span><text:span text:style-name="T36">libcstl</text:span><text:span text:style-name="T54">内部的容器类型还有一些工具类型等</text:span><text:span text:style-name="T36">libcstl</text:span><text:span text:style-name="T54">库都提供了默认的小于操作函数，但是用户自定义类型的默认小于操作函数可以在注册这个类型的时候指定(类型注册机制在第十章介绍)。</text:span></text:p>
      <text:p text:style-name="P37"><text:tab/>关联容器分集合和映射两种，集合和映射的不同点在于集合对数据的排序是基于数据本身，但是映射是以键/值对的方式保存数据，所以映射对数据的排序是基于键的。</text:p>
      <text:p text:style-name="P37"><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36"><text:span text:style-name="T54"><text:tab/>关联容器为了实现对数据进行自动排序的功能一般都采用平衡二叉树的结构，</text:span><text:span text:style-name="T36">libcstl</text:span><text:span text:style-name="T54">采用了两种平衡二叉树来实现关联容器，</text:span><text:span text:style-name="T36">AVL</text:span><text:span text:style-name="T54">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36">libcstl</text:span><text:span text:style-name="T54">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7"><text:tab/>下面列出了<text:span text:style-name="T23">libcstl</text:span>库提供的全部关联容器类型：</text:p>
      <text:list xml:id="list1342685289" text:style-name="L26">
        <text:list-item>
          <text:p text:style-name="P112">set_t</text:p>
        </text:list-item>
      </text:list>
      <text:p text:style-name="P37"><text:tab/><text:span text:style-name="T23">set_t</text:span>容器根据它保存的数据进行自动排序,每一个数据在容器中只出现一次,重复的数据是不允许的。</text:p>
      <text:list xml:id="list417864448" text:style-name="L27">
        <text:list-item>
          <text:p text:style-name="P113">mulitset_t</text:p>
        </text:list-item>
      </text:list>
      <text:p text:style-name="P37"><text:tab/><text:span text:style-name="T23">multiset_t</text:span>容器除了允许保存的数据重复,其他的与<text:span text:style-name="T23">set_t</text:span>容器相同。</text:p>
      <text:list xml:id="list923758001" text:style-name="L28">
        <text:list-item>
          <text:p text:style-name="P114">map_t</text:p>
        </text:list-item>
      </text:list>
      <text:p text:style-name="P37"><text:tab/><text:span text:style-name="T23">map_t</text:span>容器中保存的是数据<text:span text:style-name="T23">key/value</text:span>对,数据根据<text:span text:style-name="T23">key</text:span>值自动排序,不允许有<text:span text:style-name="T23">key</text:span>重复的数据.同时<text:span text:style-name="T23">map_t</text:span>具有关联数组的能力,使用<text:span text:style-name="T23">key</text:span>值可以随即访问<text:span text:style-name="T23">map_t</text:span>中相应的<text:span text:style-name="T23">value</text:span>值。</text:p>
      <text:list xml:id="list1941952396" text:style-name="L29">
        <text:list-item>
          <text:p text:style-name="P115">multimap_t</text:p>
        </text:list-item>
      </text:list>
      <text:p text:style-name="P65"><text:span text:style-name="T23">multimap_t</text:span>允许有<text:span text:style-name="T23">key</text:span>值重复的<text:span text:style-name="T23">key/value</text:span>数据,并且它不具备关联数组的性质,除此之外与<text:span text:style-name="T23">map_t</text:span>特点相同。</text:p>
      <text:list xml:id="list444626709" text:style-name="L30">
        <text:list-item>
          <text:p text:style-name="P116">hash_set_t</text:p>
        </text:list-item>
      </text:list>
      <text:p text:style-name="P65"><text:span text:style-name="T23">hash_set_t</text:span>除了底层采用<text:span text:style-name="T23">hash</text:span>表实现外其他的特性与<text:span text:style-name="T23">set_t</text:span>相同。</text:p>
      <text:list xml:id="list1252894298" text:style-name="L31">
        <text:list-item>
          <text:p text:style-name="P117"><text:soft-page-break/>hash_multiset_t</text:p>
        </text:list-item>
      </text:list>
      <text:p text:style-name="P65"><text:span text:style-name="T23">hash_multiset_t</text:span>除了底层采用<text:span text:style-name="T23">hash</text:span>表实现外其他的特性与<text:span text:style-name="T23">multiset_t</text:span>相同。</text:p>
      <text:list xml:id="list1292728909" text:style-name="L32">
        <text:list-item>
          <text:p text:style-name="P118">hash_map_t</text:p>
        </text:list-item>
      </text:list>
      <text:p text:style-name="P65"><text:span text:style-name="T23">hash_map_t</text:span>除了底层采用<text:span text:style-name="T23">hash</text:span>表实现外其他的特性与<text:span text:style-name="T23">map_t</text:span>相同。</text:p>
      <text:list xml:id="list1160635218" text:style-name="L33">
        <text:list-item>
          <text:p text:style-name="P119">hash_multimap_t</text:p>
        </text:list-item>
      </text:list>
      <text:p text:style-name="P65"><text:span text:style-name="T23">hash_multimap_t</text:span>除了底层采用<text:span text:style-name="T23">hash</text:span>实现外其他的特性与<text:span text:style-name="T23">multimap_t</text:span>相同。</text:p>
      <text:p text:style-name="P65"/>
      <text:p text:style-name="P65">由于操作关联容器要用到迭代器，所以关联容器的例子在介绍完迭代器之后给出。</text:p>
      <text:list xml:id="list76722703" text:continue-list="list887705414" text:style-name="WW8Num13">
        <text:list-item>
          <text:list>
            <text:list-item>
              <text:list>
                <text:list-item>
                  <text:h text:style-name="P217" text:outline-level="3">容器适配器</text:h>
                </text:list-item>
              </text:list>
            </text:list-item>
          </text:list>
        </text:list-item>
      </text:list>
      <text:p text:style-name="P65">除了以上这些容器之外,<text:span text:style-name="T25">libcstl</text:span>为了特殊的目的还提供了容器适配器,它们都是基本的容器实现的。</text:p>
      <text:list xml:id="list1614155707" text:style-name="L34">
        <text:list-item>
          <text:p text:style-name="P120">stack_t</text:p>
        </text:list-item>
      </text:list>
      <text:p text:style-name="P65"><text:span text:style-name="T23">stack_t</text:span>是堆栈,它采用<text:span text:style-name="T23">LIFO</text:span>(后进先出)的原则来管理数据。</text:p>
      <text:list xml:id="list691400575" text:style-name="L35">
        <text:list-item>
          <text:p text:style-name="P121">queue_t</text:p>
        </text:list-item>
      </text:list>
      <text:p text:style-name="P65"><text:span text:style-name="T23">queue_t</text:span>是队列,它采用<text:span text:style-name="T23">FIFO</text:span>(先进先出)的原则管理数据。</text:p>
      <text:list xml:id="list1046196264" text:style-name="L36">
        <text:list-item>
          <text:p text:style-name="P122">priority_queue_t</text:p>
        </text:list-item>
      </text:list>
      <text:p text:style-name="P65"><text:span text:style-name="T23">priority_queue_t</text:span>是优先队列,它保存的数据具有优先级,<text:span text:style-name="T25">libcstl</text:span>默认的数据值越大优先级越大.每次从队列中取出的都是具有最大优先级的数据。</text:p>
      <text:p text:style-name="P65"/>
      <text:p text:style-name="P65">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2077085613" text:continue-list="list76722703" text:style-name="WW8Num13">
        <text:list-item>
          <text:list>
            <text:list-item>
              <text:h text:style-name="P204" text:outline-level="2">迭代器</text:h>
            </text:list-item>
          </text:list>
        </text:list-item>
      </text:list>
      <text:p text:style-name="P65">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65">迭代器是将容器的内部结构隐藏，通过使用它可以对不同的容器进行同样的操作，同时对于不同的容器迭代器也有特殊的操作，但是下面的这些操作是迭代器共同的：</text:p>
      <text:list xml:id="list562808355" text:style-name="L37">
        <text:list-item>
          <text:p text:style-name="P123">iterator_get_value()</text:p>
        </text:list-item>
      </text:list>
      <text:p text:style-name="P65">获得迭代器所指的数据,将迭代器所指的数据拷贝到指定的缓冲区中。</text:p>
      <text:list xml:id="list656958182" text:style-name="L38">
        <text:list-item>
          <text:p text:style-name="P124">iterator_get_pointer()</text:p>
        </text:list-item>
      </text:list>
      <text:p text:style-name="P65">获得迭代器所指的数据的指针。</text:p>
      <text:list xml:id="list329941386" text:style-name="L39">
        <text:list-item>
          <text:p text:style-name="P125">iterator_next()</text:p>
        </text:list-item>
      </text:list>
      <text:p text:style-name="P65">指向下一个数据,使迭代器向前行进一步。</text:p>
      <text:list xml:id="list577398499" text:style-name="L40">
        <text:list-item>
          <text:p text:style-name="P126">iterator_equal() <text:span text:style-name="T60">和</text:span> iterator_not_equal()</text:p>
        </text:list-item>
      </text:list>
      <text:p text:style-name="P65">判断两个迭代器是否指向相同的位置。</text:p>
      <text:list xml:id="list309374997" text:style-name="L41">
        <text:list-item>
          <text:p text:style-name="P148"><text:span text:style-name="T60">赋值运算符</text:span> =</text:p>
        </text:list-item>
      </text:list>
      <text:p text:style-name="P65"><text:soft-page-break/>在<text:span text:style-name="T23">libcstl</text:span>中，迭代器类型可以直接使用赋值运算符 = 来进行赋值。</text:p>
      <text:p text:style-name="P79"/>
      <text:p text:style-name="P79"><text:tab/>上面都是迭代器本身的操作，下面我们来看一看容器是怎样和迭代器建立联系的：</text:p>
      <text:p text:style-name="P65">为了实现容器和迭代器的相互操作,所有的容器都提供了基本的函数。</text:p>
      <text:list xml:id="list669837518" text:style-name="L42">
        <text:list-item>
          <text:p text:style-name="P127">xxxx_begin()</text:p>
        </text:list-item>
      </text:list>
      <text:p text:style-name="P65">获得指向特定容器中第一个数据的迭代器(如果有第一个数据)。例如<text:span text:style-name="T23">vector_t</text:span>容器就是<text:span text:style-name="T23">vector_begin()。</text:span></text:p>
      <text:list xml:id="list488448024" text:style-name="L43">
        <text:list-item>
          <text:p text:style-name="P128">xxxx_end()</text:p>
        </text:list-item>
      </text:list>
      <text:p text:style-name="P65">获得指向特定容器末尾的迭代器，这个末尾是指容器中最后一个数据的下一个位置。例如<text:span text:style-name="T23">vector_t</text:span>容器就是<text:span text:style-name="T23">vector_end()。</text:span></text:p>
      <text:p text:style-name="P42"><draw:frame draw:style-name="fr3" draw:name="图形5" text:anchor-type="paragraph" svg:width="19.006cm" svg:height="6.468cm" draw:z-index="25"><draw:image xlink:href="Pictures/10000000000002CA000000F35AC7D34C.jpg" xlink:type="simple" xlink:show="embed" xlink:actuate="onLoad"/></draw:frame>图<text:span text:style-name="T45"> 2.4 xxxx_begin()</text:span><text:span text:style-name="T56"> 和 </text:span><text:span text:style-name="T45">xxxx_end()</text:span></text:p>
      <text:p text:style-name="P41"/>
      <text:p text:style-name="P37"><text:tab/>这样的xxxx_begin()和xxxx_end()就组成了一个左闭右开区间[xxxx_begin(), xxxx_end())，这样的好处是便利时对结束条件判断比较方便，如果容器为空那么xxxx_begin()就等于xxxx_end()。</text:p>
      <text:p text:style-name="P65">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83">/* </text:p>
            <text:p text:style-name="P83"><text:s/>* list2.c </text:p>
            <text:p text:style-name="P83"><text:s/>* compile with : -lcstl </text:p>
            <text:p text:style-name="P83"><text:s/>*/ </text:p>
            <text:p text:style-name="P83"/>
            <text:p text:style-name="P83">#include &lt;stdio.h&gt; </text:p>
            <text:p text:style-name="P83">#include &lt;cstl/clist.h&gt; </text:p>
            <text:p text:style-name="P83"/>
            <text:p text:style-name="P83">int main(int argc, char* argv[]) </text:p>
            <text:p text:style-name="P83">{ </text:p>
            <text:p text:style-name="P83"><text:s text:c="4"/>/* list container for character elements */ </text:p>
            <text:p text:style-name="P83"><text:s text:c="4"/>list_t* plist_coll = create_list(char); </text:p>
            <text:p text:style-name="P83"><text:s text:c="4"/>list_iterator_t it_pos; </text:p>
            <text:p text:style-name="P83"><text:s text:c="4"/>char c = '\0'; </text:p>
            <text:p text:style-name="P83"/>
            <text:p text:style-name="P83"><text:s text:c="4"/>if(plist_coll == NULL) </text:p>
            <text:p text:style-name="P83"><text:s text:c="4"/>{ </text:p>
            <text:p text:style-name="P83"><text:soft-page-break/><text:s text:c="8"/>return -1; </text:p>
            <text:p text:style-name="P83"><text:s text:c="4"/>} </text:p>
            <text:p text:style-name="P83"/>
            <text:p text:style-name="P83"><text:s text:c="4"/>list_init(plist_coll); </text:p>
            <text:p text:style-name="P83"/>
            <text:p text:style-name="P83"><text:s text:c="4"/>/* append elements from 'a' to 'z' */ </text:p>
            <text:p text:style-name="P83"><text:s text:c="4"/>for(c = 'a'; c &lt;= 'z'; ++c) </text:p>
            <text:p text:style-name="P83"><text:s text:c="4"/>{ </text:p>
            <text:p text:style-name="P83"><text:s text:c="8"/>list_push_back(plist_coll, c); </text:p>
            <text:p text:style-name="P83"><text:s text:c="4"/>} </text:p>
            <text:p text:style-name="P83"/>
            <text:p text:style-name="P83"><text:s text:c="4"/>/* print all elements </text:p>
            <text:p text:style-name="P83"><text:s text:c="5"/>* - iterate over all elements </text:p>
            <text:p text:style-name="P83"><text:s text:c="5"/>*/ </text:p>
            <text:p text:style-name="P83"><text:s text:c="4"/>for(it_pos = list_begin(plist_coll); </text:p>
            <text:p text:style-name="P83"><text:s text:c="8"/>!iterator_equal(it_pos, list_end(plist_coll)); </text:p>
            <text:p text:style-name="P83"><text:s text:c="8"/>it_pos = iterator_next(it_pos)) </text:p>
            <text:p text:style-name="P83"><text:s text:c="4"/>{ </text:p>
            <text:p text:style-name="P83"><text:s text:c="8"/>printf("%c ", *(char*)iterator_get_pointer(it_pos)); </text:p>
            <text:p text:style-name="P83"><text:s text:c="4"/>} </text:p>
            <text:p text:style-name="P83"><text:s text:c="4"/>printf("\n"); </text:p>
            <text:p text:style-name="P83"/>
            <text:p text:style-name="P83"><text:s text:c="4"/>list_destroy(plist_coll); </text:p>
            <text:p text:style-name="P83"/>
            <text:p text:style-name="P83"><text:s text:c="4"/>return 0; </text:p>
            <text:p text:style-name="P83">}</text:p>
          </table:table-cell>
        </table:table-row>
      </table:table>
      <text:p text:style-name="P81"/>
      <text:p text:style-name="P37">首先要定义一个迭代器：</text:p>
      <text:p text:style-name="P84">list_iterator_t it_pos; </text:p>
      <text:p text:style-name="P86">迭代器与容器不同它不需要创建和初始化，定义之后直接就可以使用，使用之后也无需销毁。</text:p>
      <text:p text:style-name="P37">使用<text:span text:style-name="T41">it_pos </text:span>遍历<text:span text:style-name="T23">list_t</text:span>容器,并获得每一个数据的指针,将每一个数据打印出来:</text:p>
      <text:p text:style-name="P83">for(it_pos = list_begin(plist_coll); </text:p>
      <text:p text:style-name="P83"><text:s text:c="4"/>!iterator_equal(it_pos, list_end(plist_coll)); </text:p>
      <text:p text:style-name="P83"><text:s text:c="4"/>it_pos = iterator_next(it_pos)) </text:p>
      <text:p text:style-name="P83">{ </text:p>
      <text:p text:style-name="P83"><text:s text:c="4"/>printf("%c ", *(char*)iterator_get_pointer(it_pos)); </text:p>
      <text:p text:style-name="P84">} </text:p>
      <text:p text:style-name="P37">操作过程如图:</text:p>
      <text:p text:style-name="P42"><draw:frame draw:style-name="fr2" draw:name="图形6" text:anchor-type="paragraph" svg:width="19.006cm" svg:height="6.405cm" draw:z-index="26"><draw:image xlink:href="Pictures/10000000000002CB000000F18D932DDF.jpg" xlink:type="simple" xlink:show="embed" xlink:actuate="onLoad"/></draw:frame><text:soft-page-break/>图 <text:span text:style-name="T23">2.5 </text:span>使用迭代器遍历链表中的数据</text:p>
      <text:p text:style-name="P41"/>
      <text:p text:style-name="P41">在遍历的开始首先让迭代器<text:span text:style-name="T23">it_pos</text:span>指向链表的第一个数据：</text:p>
      <text:p text:style-name="P87">it_pos = list_begin(plist_coll); </text:p>
      <text:p text:style-name="P41">然后判断当前位置是否为链表的末尾：</text:p>
      <text:p text:style-name="P87">!iterator_equal(it_pos, list_end(plist_coll)); </text:p>
      <text:p text:style-name="P88">如果不是链表的末尾就或者指向当前数据的指针，并将数据打印出来：</text:p>
      <text:p text:style-name="P87">printf("%c ", *(char*)iterator_get_pointer(it_pos)); </text:p>
      <text:p text:style-name="P88">然后在移动到下一个数据的位置：</text:p>
      <text:p text:style-name="P87">it_pos = iterator_next(it_pos)</text:p>
      <text:list xml:id="list40926327" text:continue-list="list2077085613" text:style-name="WW8Num13">
        <text:list-item>
          <text:list>
            <text:list-item>
              <text:list>
                <text:list-item>
                  <text:h text:style-name="P217" text:outline-level="3">使用关联容器的例子</text:h>
                </text:list-item>
              </text:list>
            </text:list-item>
          </text:list>
        </text:list-item>
      </text:list>
      <text:p text:style-name="P39"><text:tab/><text:span text:style-name="T58">上面例子</text:span><text:span text:style-name="T63">中的</text:span><text:span text:style-name="T58">遍历是通用的，它可以用在任何容器中，下面就将这种便利用在关联容器中。下面这些例子都是使用关联容器的例子：</text:span></text:p>
      <text:list xml:id="list292404384" text:style-name="L44">
        <text:list-item>
          <text:p text:style-name="P149"><text:span text:style-name="T42">set_t</text:span><text:span text:style-name="T58">和</text:span><text:span text:style-name="T42">multiset_t</text:span><text:span text:style-name="T58">的例子</text:span></text:p>
        </text:list-item>
      </text:list>
      <text:p text:style-name="P45"><text:tab/>下面的例子展示了如何向<text:span text:style-name="T23">set_t</text:span>中插入数据并使用迭代器将数据打印出来：</text:p>
      <table:table table:name="表格14" table:style-name="表格14">
        <table:table-column table:style-name="表格14.A"/>
        <table:table-row>
          <table:table-cell table:style-name="表格14.A1" office:value-type="string">
            <text:p text:style-name="P83">/* </text:p>
            <text:p text:style-name="P83"><text:s/>* set1.c </text:p>
            <text:p text:style-name="P83"><text:s/>* compile with : -lcstl </text:p>
            <text:p text:style-name="P83"><text:s/>*/ </text:p>
            <text:p text:style-name="P83"/>
            <text:p text:style-name="P83">#include &lt;stdio.h&gt; </text:p>
            <text:p text:style-name="P83">#include &lt;cstl/cset.h&gt; </text:p>
            <text:p text:style-name="P83"/>
            <text:p text:style-name="P83">int main(int argc, char* argv[]) </text:p>
            <text:p text:style-name="P83">{ </text:p>
            <text:p text:style-name="P83"><text:s text:c="4"/>/* set container for int values */ </text:p>
            <text:p text:style-name="P83"><text:s text:c="4"/>set_t* pset_coll = create_set(int); </text:p>
            <text:p text:style-name="P83"><text:s text:c="4"/>set_iterator_t it_pos; </text:p>
            <text:p text:style-name="P83"><text:soft-page-break/><text:s/></text:p>
            <text:p text:style-name="P83"><text:s text:c="4"/>if(pset_coll == NULL) </text:p>
            <text:p text:style-name="P83"><text:s text:c="4"/>{ </text:p>
            <text:p text:style-name="P83"><text:s text:c="8"/>return -1; </text:p>
            <text:p text:style-name="P83"><text:s text:c="4"/>} </text:p>
            <text:p text:style-name="P83"/>
            <text:p text:style-name="P83"><text:s text:c="4"/>set_init(pset_coll); </text:p>
            <text:p text:style-name="P83"/>
            <text:p text:style-name="P83"><text:s text:c="4"/>/* </text:p>
            <text:p text:style-name="P83"><text:s text:c="5"/>* insert elements for 1 to 6 in arbitray order </text:p>
            <text:p text:style-name="P83"><text:s text:c="5"/>* - value 1 gets inserted twice </text:p>
            <text:p text:style-name="P83"><text:s text:c="5"/>*/ </text:p>
            <text:p text:style-name="P83"><text:s text:c="4"/>set_insert(pset_coll, 3); </text:p>
            <text:p text:style-name="P83"><text:s text:c="4"/>set_insert(pset_coll, 1); </text:p>
            <text:p text:style-name="P83"><text:s text:c="4"/>set_insert(pset_coll, 6); </text:p>
            <text:p text:style-name="P83"><text:s text:c="4"/>set_insert(pset_coll, 4); </text:p>
            <text:p text:style-name="P83"><text:s text:c="4"/>set_insert(pset_coll, 1); </text:p>
            <text:p text:style-name="P83"><text:s text:c="4"/>set_insert(pset_coll, 2); </text:p>
            <text:p text:style-name="P83"><text:s text:c="4"/>set_insert(pset_coll, 5); </text:p>
            <text:p text:style-name="P83"/>
            <text:p text:style-name="P83"><text:s text:c="4"/>/* </text:p>
            <text:p text:style-name="P83"><text:s text:c="5"/>* print all elements </text:p>
            <text:p text:style-name="P83"><text:s text:c="5"/>* - iterate over all elements </text:p>
            <text:p text:style-name="P83"><text:s text:c="5"/>*/ </text:p>
            <text:p text:style-name="P83"><text:s text:c="4"/>for(it_pos = set_begin(pset_coll); </text:p>
            <text:p text:style-name="P83"><text:s text:c="8"/>!iterator_equal(it_pos, set_end(pset_coll));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set_destroy(pset_coll); </text:p>
            <text:p text:style-name="P83"/>
            <text:p text:style-name="P83"><text:s text:c="4"/>return 0; </text:p>
            <text:p text:style-name="P83">}</text:p>
          </table:table-cell>
        </table:table-row>
      </table:table>
      <text:p text:style-name="P39"/>
      <text:p text:style-name="P37">要使用<text:span text:style-name="T23">set_t</text:span>必须包含头文件</text:p>
      <text:p text:style-name="P84">#include &lt;cstl/cset.h&gt; </text:p>
      <text:p text:style-name="P45">然后创建并初始化一个保存<text:span text:style-name="T23">int</text:span>类型的<text:span text:style-name="T23">set_t</text:span></text:p>
      <text:p text:style-name="P33">set_t提供了set_insert()函数，使用它向容器中插入数据。set_t并没有提供set_push_back()或者set_push_front()这样的操作函数，因为在数据插入到容器之前它的位置是未知的。</text:p>
      <text:p text:style-name="P83">set_insert(pset_coll, 3); </text:p>
      <text:p text:style-name="P83"><text:soft-page-break/>set_insert(pset_coll, 1); </text:p>
      <text:p text:style-name="P83">set_insert(pset_coll, 6); </text:p>
      <text:p text:style-name="P83">set_insert(pset_coll, 4); </text:p>
      <text:p text:style-name="P83">set_insert(pset_coll, 1); </text:p>
      <text:p text:style-name="P83">set_insert(pset_coll, 2); </text:p>
      <text:p text:style-name="P84">set_insert(pset_coll, 5); </text:p>
      <text:p text:style-name="P84"/>
      <text:p text:style-name="P37">向<text:span text:style-name="T23">set_t</text:span>中插入了<text:span text:style-name="T23">7</text:span>个数据但是实际上容器只保存了<text:span text:style-name="T23">6</text:span>个,第二次插入数据1的时候因为容器中已经有数据1了所以插入失败,数据在<text:span text:style-name="T23">set_t</text:span>中的可能保存形式:</text:p>
      <text:p text:style-name="P43"><draw:frame draw:style-name="fr3" draw:name="图形7" text:anchor-type="paragraph" svg:width="19.006cm" svg:height="7.26cm" draw:z-index="27"><draw:image xlink:href="Pictures/10000000000002C800000110898A491B.jpg" xlink:type="simple" xlink:show="embed" xlink:actuate="onLoad"/></draw:frame>图 <text:span text:style-name="T23">2.6</text:span> 插入数据后的<text:span text:style-name="T23">set_t</text:span>容器</text:p>
      <text:p text:style-name="P40"/>
      <text:p text:style-name="P37">接下来是使用迭代器遍历<text:span text:style-name="T23">set_t</text:span>,使用了和上面的例子相同的遍历方式:</text:p>
      <text:p text:style-name="P52">for(it_pos = set_begin(pset_coll); </text:p>
      <text:p text:style-name="P83"><text:s text:c="4"/>!iterator_equal(it_pos, set_end(pset_coll)); </text:p>
      <text:p text:style-name="P83"><text:s text:c="4"/>it_pos = iterator_next(it_pos)) </text:p>
      <text:p text:style-name="P83">{ </text:p>
      <text:p text:style-name="P83"><text:s text:c="4"/>printf("%d ", *(int*)iterator_get_pointer(it_pos)); </text:p>
      <text:p text:style-name="P84">} </text:p>
      <text:p text:style-name="P37"/>
      <text:p text:style-name="P37">虽然用户在遍历的时候使用的操作是一样的，但是由于内部结构不同迭代器遍历的过程中内部实现还是要根据各个容器的具体情况，让我们来看看关联容器使用迭代器遍历时是什么情况：</text:p>
      <text:p text:style-name="P43"><draw:frame draw:style-name="fr2" draw:name="图形8" text:anchor-type="paragraph" svg:width="19.006cm" svg:height="10.634cm" draw:z-index="28"><draw:image xlink:href="Pictures/10000000000002C90000018F9956E6C7.jpg" xlink:type="simple" xlink:show="embed" xlink:actuate="onLoad"/></draw:frame><text:soft-page-break/>图 <text:span text:style-name="T23">2.7 </text:span>通过迭代器遍历关联容器</text:p>
      <text:p text:style-name="P37">上面例子的结果:</text:p>
      <text:p text:style-name="P33">1 2 3 4 5 6 </text:p>
      <text:p text:style-name="P37">如果使用<text:span text:style-name="T23">multiset_t</text:span>代替<text:span text:style-name="T23">set_t</text:span>,第二次插入数据1就不会失败,输出结果如下:</text:p>
      <text:p text:style-name="P33">1 1 2 3 4 5 6 </text:p>
      <text:p text:style-name="P39"/>
      <text:list xml:id="list625829682" text:style-name="L45">
        <text:list-item>
          <text:p text:style-name="P150"><text:span text:style-name="T58">使用</text:span><text:span text:style-name="T42">map_t</text:span><text:span text:style-name="T58">和</text:span><text:span text:style-name="T42">multimap_t</text:span><text:span text:style-name="T58">的例子</text:span></text:p>
        </text:list-item>
      </text:list>
      <text:p text:style-name="P39"><text:span text:style-name="T58"><text:tab/></text:span><text:span text:style-name="T42">map_t</text:span><text:span text:style-name="T58">和</text:span><text:span text:style-name="T42">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83">/* </text:p>
            <text:p text:style-name="P83"><text:s/>* multimap1.c </text:p>
            <text:p text:style-name="P83"><text:s/>* compile with : -lcstl </text:p>
            <text:p text:style-name="P83"><text:s/>*/ </text:p>
            <text:p text:style-name="P83"/>
            <text:p text:style-name="P83">#include &lt;stdio.h&gt; </text:p>
            <text:p text:style-name="P83">#include &lt;cstl/cmap.h&gt; </text:p>
            <text:p text:style-name="P83">#include &lt;cstl/cutility.h&gt; </text:p>
            <text:p text:style-name="P83"/>
            <text:p text:style-name="P83">int main(int argc, char* argv[]) </text:p>
            <text:p text:style-name="P83">{ </text:p>
            <text:p text:style-name="P83"><text:s text:c="4"/>/* multimap container for int/c-string value */ </text:p>
            <text:p text:style-name="P83"><text:s text:c="4"/>multimap_t* pmmap_coll = create_multimap(int, char*); </text:p>
            <text:p text:style-name="P83"><text:s text:c="4"/>multimap_iterator_t it_pos; </text:p>
            <text:p text:style-name="P83"><text:soft-page-break/><text:s text:c="4"/>pair_t* ppair_elem = create_pair(int, char*); </text:p>
            <text:p text:style-name="P83"/>
            <text:p text:style-name="P83"><text:s text:c="4"/>if(pmmap_coll == NULL || ppair_elem == NULL) </text:p>
            <text:p text:style-name="P83"><text:s text:c="4"/>{ </text:p>
            <text:p text:style-name="P83"><text:s text:c="8"/>return -1; </text:p>
            <text:p text:style-name="P83"><text:s text:c="4"/>} </text:p>
            <text:p text:style-name="P83"/>
            <text:p text:style-name="P83"><text:s text:c="4"/>multimap_init(pmmap_coll); </text:p>
            <text:p text:style-name="P83"><text:s text:c="4"/>pair_init(ppair_elem); </text:p>
            <text:p text:style-name="P83"/>
            <text:p text:style-name="P83"><text:s text:c="4"/>/* </text:p>
            <text:p text:style-name="P83"><text:s text:c="5"/>* insert some elements in arbitray order </text:p>
            <text:p text:style-name="P83"><text:s text:c="5"/>* - a value with key 1 gets inserted twice </text:p>
            <text:p text:style-name="P83"><text:s text:c="5"/>*/ </text:p>
            <text:p text:style-name="P83"><text:s text:c="4"/>pair_make(ppair_elem, 5, "tagged"); </text:p>
            <text:p text:style-name="P83"><text:s text:c="4"/>multimap_insert(pmmap_coll, ppair_elem); </text:p>
            <text:p text:style-name="P83"><text:s text:c="4"/>pair_make(ppair_elem, 2, "a"); </text:p>
            <text:p text:style-name="P83"><text:s text:c="4"/>multimap_insert(pmmap_coll, ppair_elem); </text:p>
            <text:p text:style-name="P83"><text:s text:c="4"/>pair_make(ppair_elem, 1, "this"); </text:p>
            <text:p text:style-name="P83"><text:s text:c="4"/>multimap_insert(pmmap_coll, ppair_elem); </text:p>
            <text:p text:style-name="P83"><text:s text:c="4"/>pair_make(ppair_elem, 4, "of"); </text:p>
            <text:p text:style-name="P83"><text:s text:c="4"/>multimap_insert(pmmap_coll, ppair_elem); </text:p>
            <text:p text:style-name="P83"><text:s text:c="4"/>pair_make(ppair_elem, 6, "strings"); </text:p>
            <text:p text:style-name="P83"><text:s text:c="4"/>multimap_insert(pmmap_coll, ppair_elem); </text:p>
            <text:p text:style-name="P83"><text:s text:c="4"/>pair_make(ppair_elem, 1, "is"); </text:p>
            <text:p text:style-name="P83"><text:s text:c="4"/>multimap_insert(pmmap_coll, ppair_elem); </text:p>
            <text:p text:style-name="P83"><text:s text:c="4"/>pair_make(ppair_elem, 3, "multimap"); </text:p>
            <text:p text:style-name="P83"><text:s text:c="4"/>multimap_insert(pmmap_coll, ppair_elem); </text:p>
            <text:p text:style-name="P83"/>
            <text:p text:style-name="P83"><text:s text:c="4"/>/* </text:p>
            <text:p text:style-name="P83"><text:s text:c="5"/>* print all element values </text:p>
            <text:p text:style-name="P83"><text:s text:c="5"/>* - iterate over all elements </text:p>
            <text:p text:style-name="P83"><text:s text:c="5"/>* - element member second is value </text:p>
            <text:p text:style-name="P83"><text:s text:c="5"/>*/ </text:p>
            <text:p text:style-name="P83"><text:s text:c="4"/>for(it_pos = multimap_begin(pmmap_coll); </text:p>
            <text:p text:style-name="P83"><text:s text:c="8"/>!iterator_equal(it_pos, multimap_end(pmmap_coll)); </text:p>
            <text:p text:style-name="P83"><text:s text:c="8"/>it_pos = iterator_next(it_pos)) </text:p>
            <text:p text:style-name="P83"><text:s text:c="4"/>{ </text:p>
            <text:p text:style-name="P83"><text:s text:c="8"/>printf("%s ", (char*)pair_second(iterator_get_pointer(it_pos))); </text:p>
            <text:p text:style-name="P83"><text:s text:c="4"/>} </text:p>
            <text:p text:style-name="P83"><text:s text:c="4"/>printf("\n"); </text:p>
            <text:p text:style-name="P83"/>
            <text:p text:style-name="P83"><text:s text:c="4"/>multimap_destroy(pmmap_coll); </text:p>
            <text:p text:style-name="P83"><text:soft-page-break/><text:s text:c="4"/>pair_destroy(ppair_elem); </text:p>
            <text:p text:style-name="P83"/>
            <text:p text:style-name="P83"><text:s text:c="4"/>return 0; </text:p>
            <text:p text:style-name="P83">}</text:p>
          </table:table-cell>
        </table:table-row>
      </table:table>
      <text:p text:style-name="P39"/>
      <text:p text:style-name="P37">输出的结果是:</text:p>
      <text:p text:style-name="P33">this is a multimap of tagged strings </text:p>
      <text:p text:style-name="P33">this和is的键都是1，所以在结果中this和is有可能顺序颠倒。虽然this和is具有同样的键但是multimap_t允许键重复。</text:p>
      <text:p text:style-name="P36"><text:span text:style-name="T50"><text:tab/></text:span><text:span text:style-name="T54">这个例子有点复杂</text:span></text:p>
      <text:p text:style-name="P37"><text:tab/>首先, <text:span text:style-name="T23">multiset_t</text:span>使用<text:span text:style-name="T23">pair_t</text:span>来描述<text:span text:style-name="T23">key/value，</text:span>所以<text:span text:style-name="T23">multimap_t</text:span>中保存的是<text:span text:style-name="T23">pair_t。因此在程序中要声明一个pair_t并将数据保存在其中，然后插入到multimap_t中。这也是代码中在调用</text:span><text:span text:style-name="T45"> </text:span><text:span text:style-name="T44">multimap_insert(</text:span><text:span text:style-name="T41">)</text:span><text:span text:style-name="T42">之前都调用了</text:span><text:span text:style-name="T41">pair_make()</text:span><text:span text:style-name="T42">。</text:span></text:p>
      <text:p text:style-name="P37"><text:tab/>其次,由于<text:span text:style-name="T23">multimap_t</text:span>中保存的是<text:span text:style-name="T23">pair_t，所以在遍历的过程中获得的数据的指针都是指向pair_t类型的，我们要获得的值要通过pair_t的操作函数</text:span><text:span text:style-name="T44"> pair_second()</text:span><text:span text:style-name="T42">来获得：</text:span></text:p>
      <text:p text:style-name="P84">printf("%s ", (char*)pair_second(iterator_get_pointer(it_pos))); </text:p>
      <text:p text:style-name="P37"><text:tab/><text:span text:style-name="T23">pair_t</text:span>类型第三章中详细的介绍。</text:p>
      <text:p text:style-name="P37"/>
      <text:list xml:id="list1622814310" text:style-name="L46">
        <text:list-item>
          <text:p text:style-name="P162"><text:span text:style-name="T59">将</text:span><text:span text:style-name="T43">map_t</text:span><text:span text:style-name="T59">作为关联数组</text:span></text:p>
        </text:list-item>
      </text:list>
      <text:p text:style-name="P37"><text:tab/><text:span text:style-name="T23">map_t</text:span>和<text:span text:style-name="T23">multimap_t</text:span>的主要区别在于<text:span text:style-name="T23">map_t</text:span>不允许键重复。除了这些，<text:span text:style-name="T23">map_t</text:span>还可以作为关联数组使用：</text:p>
      <table:table table:name="表格16" table:style-name="表格16">
        <table:table-column table:style-name="表格16.A"/>
        <table:table-row>
          <table:table-cell table:style-name="表格16.A1" office:value-type="string">
            <text:p text:style-name="P83">/* </text:p>
            <text:p text:style-name="P83"><text:s/>* map1.c </text:p>
            <text:p text:style-name="P83"><text:s/>* compile with : -lcstl </text:p>
            <text:p text:style-name="P83"><text:s/>*/ </text:p>
            <text:p text:style-name="P83"/>
            <text:p text:style-name="P83">#include &lt;stdio.h&gt; </text:p>
            <text:p text:style-name="P83">#include &lt;cstl/cmap.h&gt; </text:p>
            <text:p text:style-name="P83"/>
            <text:p text:style-name="P83">int main(int argc, char* argv[]) </text:p>
            <text:p text:style-name="P83">{ </text:p>
            <text:p text:style-name="P83"><text:s text:c="4"/>/* map container for c-string/double value */ </text:p>
            <text:p text:style-name="P83"><text:s text:c="4"/>map_t* pmap_coll = create_map(char*, double); </text:p>
            <text:p text:style-name="P83"><text:s text:c="4"/>map_iterator_t it_pos; </text:p>
            <text:p text:style-name="P83"/>
            <text:p text:style-name="P83"><text:s text:c="4"/>if(pmap_coll == NULL) </text:p>
            <text:p text:style-name="P83"><text:s text:c="4"/>{ </text:p>
            <text:p text:style-name="P83"><text:s text:c="8"/>return -1; </text:p>
            <text:p text:style-name="P83"><text:s text:c="4"/>} </text:p>
            <text:p text:style-name="P83"/>
            <text:p text:style-name="P83"><text:s text:c="4"/>map_init(pmap_coll); </text:p>
            <text:p text:style-name="P83"/>
            <text:p text:style-name="P83"><text:s text:c="4"/>/* insert some element into the collection */ </text:p>
            <text:p text:style-name="P83"><text:s text:c="4"/>*(double*)map_at(pmap_coll, "VAT") = 0.15; </text:p>
            <text:p text:style-name="P83"><text:s text:c="4"/>*(double*)map_at(pmap_coll, "Pi") = 3.1415; </text:p>
            <text:p text:style-name="P83"><text:s text:c="4"/>*(double*)map_at(pmap_coll, "an arbitray number") = 445.903; </text:p>
            <text:p text:style-name="P83"><text:soft-page-break/><text:s text:c="4"/>*(double*)map_at(pmap_coll, "Null") = 0.0; </text:p>
            <text:p text:style-name="P83"/>
            <text:p text:style-name="P83"><text:s text:c="4"/>/* </text:p>
            <text:p text:style-name="P83"><text:s text:c="5"/>* print all element values </text:p>
            <text:p text:style-name="P83"><text:s text:c="5"/>* - iterate over all elements </text:p>
            <text:p text:style-name="P83"><text:s text:c="5"/>* - element member first is key </text:p>
            <text:p text:style-name="P83"><text:s text:c="5"/>* - element member second is value </text:p>
            <text:p text:style-name="P83"><text:s text:c="5"/>*/ </text:p>
            <text:p text:style-name="P83"><text:s text:c="4"/>for(it_pos = map_begin(pmap_coll); </text:p>
            <text:p text:style-name="P83"><text:s text:c="8"/>!iterator_equal(it_pos, map_end(pmap_coll)); </text:p>
            <text:p text:style-name="P83"><text:s text:c="8"/>it_pos = iterator_next(it_pos)) </text:p>
            <text:p text:style-name="P83"><text:s text:c="4"/>{ </text:p>
            <text:p text:style-name="P83"><text:s text:c="8"/>printf("key: \"%s\" value: %lf\n", </text:p>
            <text:p text:style-name="P83"><text:s text:c="12"/>(char*)pair_first(iterator_get_pointer(it_pos)), </text:p>
            <text:p text:style-name="P83"><text:s text:c="12"/>*(double*)pair_second(iterator_get_pointer(it_pos))); </text:p>
            <text:p text:style-name="P83"><text:s text:c="4"/>} </text:p>
            <text:p text:style-name="P83"/>
            <text:p text:style-name="P83"><text:s text:c="4"/>map_destroy(pmap_coll); </text:p>
            <text:p text:style-name="P83"/>
            <text:p text:style-name="P83"><text:s text:c="4"/>return 0; </text:p>
            <text:p text:style-name="P83">}</text:p>
          </table:table-cell>
        </table:table-row>
      </table:table>
      <text:p text:style-name="P39"/>
      <text:p text:style-name="P37"><text:span text:style-name="T23">map_t提供了map_at()操作函数，</text:span>允许使用以键值为下标直接修改<text:span text:style-name="T23">map_t</text:span>中的数据。<text:span text:style-name="T42">map_at()</text:span><text:span text:style-name="T58">与其他容器的</text:span><text:span text:style-name="T42">at()</text:span><text:span text:style-name="T58">函数不同，它可以以任何类型作为索引，它也没有下标失效的情况。当使用一个容器中不存在的键作下标的时候，</text:span><text:span text:style-name="T42">map_at()会首先在容器中生成一个默认的数据，这个数据的键就是当前的下标，值是值类型的默认值。例如：</text:span></text:p>
      <text:p text:style-name="P85">*(double*)map_at(pmap_coll, "VAT") = 0.15; </text:p>
      <text:p text:style-name="P86">如果像下面这样的写法：</text:p>
      <text:p text:style-name="P85">map_at(pmap_coll, "VAT"); </text:p>
      <text:p text:style-name="P91"><text:span text:style-name="T44">“VAT”</text:span><text:span text:style-name="T60">键对应的值就是双精度浮点值的默认值</text:span><text:span text:style-name="T40">0.0</text:span><text:span text:style-name="T60">。</text:span></text:p>
      <text:p text:style-name="P92"/>
      <text:p text:style-name="P37">执行结果:</text:p>
      <text:p text:style-name="P33">key: "Null" value: 0.000000 </text:p>
      <text:p text:style-name="P33">key: "Pi" value: 3.141500 </text:p>
      <text:p text:style-name="P33">key: "VAT" value: 0.150000 </text:p>
      <text:p text:style-name="P33">key: "an arbitray number" value: 445.903000</text:p>
      <text:list xml:id="list1152629346" text:continue-list="list40926327" text:style-name="WW8Num13">
        <text:list-item>
          <text:list>
            <text:list-item>
              <text:list>
                <text:list-item>
                  <text:h text:style-name="P217" text:outline-level="3">迭代器种类</text:h>
                </text:list-item>
              </text:list>
            </text:list-item>
          </text:list>
        </text:list-item>
      </text:list>
      <text:p text:style-name="P45"><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36"><text:span text:style-name="T61"><text:tab/>根据迭代已经访问数据的能力，可以将迭代器分为五大类(具体的种类在第五章中介绍)，所有的</text:span><text:span text:style-name="T39">libcstl</text:span><text:span text:style-name="T61">提供的容器的迭代器都属于其中的三类：</text:span></text:p>
      <text:list xml:id="list2066738056" text:style-name="L47">
        <text:list-item>
          <text:p text:style-name="P138"><text:soft-page-break/><text:span text:style-name="T54">单向迭代器</text:span><text:span text:style-name="T39">(forward_iterator_t)</text:span></text:p>
        </text:list-item>
      </text:list>
      <text:p text:style-name="P37"><text:tab/>单向迭代器只能向下一个元素移动:使用<text:span text:style-name="T23">iterator_next()</text:span>操作,拥有这类迭代器类型的容器只有<text:span text:style-name="T23">slist_t</text:span>。</text:p>
      <text:list xml:id="list2037339225" text:style-name="L48">
        <text:list-item>
          <text:p text:style-name="P139"><text:span text:style-name="T54">双向迭代器</text:span><text:span text:style-name="T39">(bidirectional_iterator_t)</text:span></text:p>
        </text:list-item>
      </text:list>
      <text:p text:style-name="P37"><text:tab/>双向迭代器可以向两个方向迭代，向下一个元素使用<text:span text:style-name="T23">iterator_next()</text:span>操作，向前一个元素使用<text:span text:style-name="T23">iterator_prev()</text:span>操作，拥有这类迭代器类型的容器有<text:span text:style-name="T23">list_t</text:span>, <text:span text:style-name="T23">set_t</text:span>, <text:span text:style-name="T23">multiset_t</text:span>, <text:span text:style-name="T23">map_t</text:span>, <text:span text:style-name="T23">multimap_t, hash_set_t, hash_multiset_t, hash_map_t,</text:span></text:p>
      <text:p text:style-name="P31">hash_multimap_t。</text:p>
      <text:list xml:id="list1207346520" text:style-name="L49">
        <text:list-item>
          <text:p text:style-name="P140"><text:span text:style-name="T54">随机访问迭代器</text:span><text:span text:style-name="T39">(random_access_iterator_t)</text:span></text:p>
        </text:list-item>
      </text:list>
      <text:p text:style-name="P37"><text:tab/>随即访问迭代器具有随即访问的能力,此为还可以进行关系比较，可以一次移动多个数据，还可以计算两个迭代器的差值。拥有这类迭代器类型的容器有<text:span text:style-name="T23">vector_t</text:span>和<text:span text:style-name="T23">deque_t。</text:span></text:p>
      <text:list xml:id="list680899481" text:continue-list="list1152629346" text:style-name="WW8Num13">
        <text:list-item>
          <text:list>
            <text:list-item>
              <text:h text:style-name="P204" text:outline-level="2">算法和函数</text:h>
            </text:list-item>
          </text:list>
        </text:list-item>
      </text:list>
      <text:p text:style-name="P36"><text:span text:style-name="T18"><text:tab/></text:span><text:span text:style-name="T26">libcstl</text:span><text:span text:style-name="T54">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83">/* </text:p>
            <text:p text:style-name="P83"><text:s/>* algo1.c </text:p>
            <text:p text:style-name="P83"><text:s/>* compile with : -lcstl </text:p>
            <text:p text:style-name="P83"><text:s/>*/ </text:p>
            <text:p text:style-name="P83"/>
            <text:p text:style-name="P83">#include &lt;stdio.h&gt; </text:p>
            <text:p text:style-name="P83">#include &lt;cstl/cvector.h&gt; </text:p>
            <text:p text:style-name="P83">#include &lt;cstl/calgorithm.h&gt; </text:p>
            <text:p text:style-name="P83"/>
            <text:p text:style-name="P83">int main(int argc, char* argv[]) </text:p>
            <text:p text:style-name="P83">{ </text:p>
            <text:p text:style-name="P83"><text:s text:c="4"/>vector_t* pvec_coll = create_vector(int); </text:p>
            <text:p text:style-name="P83"><text:s text:c="4"/>vector_iterator_t it_pos; </text:p>
            <text:p text:style-name="P83"/>
            <text:p text:style-name="P83"><text:s text:c="4"/>if(pvec_coll == NULL) </text:p>
            <text:p text:style-name="P83"><text:s text:c="4"/>{ </text:p>
            <text:p text:style-name="P83"><text:s text:c="8"/>return -1; </text:p>
            <text:p text:style-name="P83"><text:s text:c="4"/>} </text:p>
            <text:p text:style-name="P83"/>
            <text:p text:style-name="P83"><text:s text:c="4"/>vector_init(pvec_coll); </text:p>
            <text:p text:style-name="P83"/>
            <text:p text:style-name="P83"><text:s text:c="4"/>/* insert elements from 1 to 6 in arbitrary order */ </text:p>
            <text:p text:style-name="P83"><text:s text:c="4"/>vector_push_back(pvec_coll, 3); </text:p>
            <text:p text:style-name="P83"><text:s text:c="4"/>vector_push_back(pvec_coll, 2); </text:p>
            <text:p text:style-name="P83"><text:s text:c="4"/>vector_push_back(pvec_coll, 5); </text:p>
            <text:p text:style-name="P83"><text:s text:c="4"/>vector_push_back(pvec_coll, 6); </text:p>
            <text:p text:style-name="P83"><text:soft-page-break/><text:s text:c="4"/>vector_push_back(pvec_coll, 4); </text:p>
            <text:p text:style-name="P83"><text:s text:c="4"/>vector_push_back(pvec_coll, 1); </text:p>
            <text:p text:style-name="P83"/>
            <text:p text:style-name="P83"><text:s text:c="4"/>/* find and print minimum and maximum element */ </text:p>
            <text:p text:style-name="P83"><text:s text:c="4"/>it_pos = algo_min_element(vector_begin(pvec_coll), vector_end(pvec_coll)); </text:p>
            <text:p text:style-name="P83"><text:s text:c="4"/>printf("min: %d\n", *(int*)iterator_get_pointer(it_pos)); </text:p>
            <text:p text:style-name="P83"><text:s text:c="4"/>it_pos = algo_max_element(vector_begin(pvec_coll), vector_end(pvec_coll)); </text:p>
            <text:p text:style-name="P83"><text:s text:c="4"/>printf("max: %d\n", *(int*)iterator_get_pointer(it_pos)); </text:p>
            <text:p text:style-name="P83"/>
            <text:p text:style-name="P83"><text:s text:c="4"/>/* sort all elements */ </text:p>
            <text:p text:style-name="P83"><text:s text:c="4"/>algo_sort(vector_begin(pvec_coll), vector_end(pvec_coll)); </text:p>
            <text:p text:style-name="P83"/>
            <text:p text:style-name="P83"><text:s text:c="4"/>/* find the first element with value 3 */ </text:p>
            <text:p text:style-name="P83"><text:s text:c="4"/>it_pos = algo_find(vector_begin(pvec_coll), vector_end(pvec_coll), 3); </text:p>
            <text:p text:style-name="P83"/>
            <text:p text:style-name="P83"><text:s text:c="4"/>/* </text:p>
            <text:p text:style-name="P83"><text:s text:c="5"/>* reverse the order of the found element with value 3 </text:p>
            <text:p text:style-name="P83"><text:s text:c="5"/>* and all following elements </text:p>
            <text:p text:style-name="P83"><text:s text:c="5"/>*/ </text:p>
            <text:p text:style-name="P83"><text:s text:c="4"/>algo_reverse(it_pos, vector_end(pvec_coll)); </text:p>
            <text:p text:style-name="P83"/>
            <text:p text:style-name="P83"><text:s text:c="4"/>/* print all elements */ </text:p>
            <text:p text:style-name="P83"><text:s text:c="4"/>for(it_pos = vector_begin(pvec_coll); </text:p>
            <text:p text:style-name="P83"><text:s text:c="8"/>!iterator_equal(it_pos, vector_end(pvec_coll));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vector_destroy(pvec_coll); </text:p>
            <text:p text:style-name="P83"/>
            <text:p text:style-name="P83"><text:s text:c="4"/>return 0; </text:p>
            <text:p text:style-name="P83">}</text:p>
          </table:table-cell>
        </table:table-row>
      </table:table>
      <text:p text:style-name="P39"/>
      <text:p text:style-name="P37">要使用<text:span text:style-name="T25">libcstl</text:span>算法必须包含头文件</text:p>
      <text:p text:style-name="P84">#include &lt;cstl/calgorithm.h&gt; </text:p>
      <text:p text:style-name="P37">最开始的两个算法是<text:span text:style-name="T23">algo_min_element()</text:span>和<text:span text:style-name="T23">algo_max_element()</text:span>这两个算法都是接受两个迭代器作为参数,并把它视为一个数据区间，在这个区间内分别找出最小的元素和最大的元素，返回指向找到的元素的迭代器。</text:p>
      <text:p text:style-name="P37">接下来的算法<text:span text:style-name="T23">algo_sort()</text:span>是将两个迭代器表示的数据区间中的数据进行排序，结果是：</text:p>
      <text:p text:style-name="P33">1 2 3 4 5 6</text:p>
      <text:p text:style-name="P37">然后通过<text:span text:style-name="T23">algo_find()</text:span>算法找到元素<text:span text:style-name="T23">3</text:span>的位置</text:p>
      <text:p text:style-name="P84">it_pos = algo_find(vector_begin(pvec_coll), vector_end(pvec_coll), 3); </text:p>
      <text:p text:style-name="P37"><text:soft-page-break/>成功就返回指向数据3的位置的迭代器，如果失败返回数据区间末尾的迭代器。</text:p>
      <text:p text:style-name="P37">然后把从数据<text:span text:style-name="T23">3</text:span>的位置开始到容器的末尾数据逆序</text:p>
      <text:p text:style-name="P84">algo_reverse(it_pos, vector_end(pvec_coll)); </text:p>
      <text:p text:style-name="P37">这样例子中程序的输出结果就是：</text:p>
      <text:p text:style-name="P33">min: 1 </text:p>
      <text:p text:style-name="P33">max: 6 </text:p>
      <text:p text:style-name="P33">1 2 6 5 4 3 </text:p>
      <text:list xml:id="list1866548099" text:continue-numbering="true" text:style-name="WW8Num13">
        <text:list-item>
          <text:list>
            <text:list-item>
              <text:list>
                <text:list-item>
                  <text:h text:style-name="P217" text:outline-level="3">数据区间</text:h>
                </text:list-item>
              </text:list>
            </text:list-item>
          </text:list>
        </text:list-item>
      </text:list>
      <text:p text:style-name="P37"><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7"><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7"><text:tab/>虽然这样做会有很多好处,但是也有不足:</text:p>
      <table:table table:name="表格18" table:style-name="表格18">
        <table:table-column table:style-name="表格18.A"/>
        <table:table-row>
          <table:table-cell table:style-name="表格18.A1" office:value-type="string">
            <text:p text:style-name="P83">/* </text:p>
            <text:p text:style-name="P83"><text:s/>* find1.c </text:p>
            <text:p text:style-name="P83"><text:s/>* compile with : -lcstl </text:p>
            <text:p text:style-name="P83"><text:s/>*/ </text:p>
            <text:p text:style-name="P83"/>
            <text:p text:style-name="P83">#include &lt;stdio.h&gt; </text:p>
            <text:p text:style-name="P83">#include &lt;cstl/clist.h&gt; </text:p>
            <text:p text:style-name="P83">#include &lt;cstl/calgorithm.h&gt; </text:p>
            <text:p text:style-name="P83"/>
            <text:p text:style-name="P83">int main(int argc, char* argv[]) </text:p>
            <text:p text:style-name="P83">{ </text:p>
            <text:p text:style-name="P83"><text:s text:c="4"/>list_t* plist_coll = create_list(int); </text:p>
            <text:p text:style-name="P83"><text:s text:c="4"/>list_iterator_t it_pos; </text:p>
            <text:p text:style-name="P83"><text:s text:c="4"/>list_iterator_t it_pos25; </text:p>
            <text:p text:style-name="P83"><text:s text:c="4"/>list_iterator_t it_pos35; </text:p>
            <text:p text:style-name="P83"><text:s text:c="4"/>int i = 0; </text:p>
            <text:p text:style-name="P83"/>
            <text:p text:style-name="P83"><text:s text:c="4"/>if(plist_coll == NULL) </text:p>
            <text:p text:style-name="P83"><text:s text:c="4"/>{ </text:p>
            <text:p text:style-name="P83"><text:s text:c="8"/>return -1; </text:p>
            <text:p text:style-name="P83"><text:s text:c="4"/>} </text:p>
            <text:p text:style-name="P83"/>
            <text:p text:style-name="P83"><text:s text:c="4"/>list_init(plist_coll); </text:p>
            <text:p text:style-name="P83"/>
            <text:p text:style-name="P83"><text:soft-page-break/><text:s text:c="4"/>/* insert elements from 20 to 40 */ </text:p>
            <text:p text:style-name="P83"><text:s text:c="4"/>for(i = 20; i &lt;= 40; ++i) </text:p>
            <text:p text:style-name="P83"><text:s text:c="4"/>{ </text:p>
            <text:p text:style-name="P83"><text:s text:c="8"/>list_push_back(plist_coll, i); </text:p>
            <text:p text:style-name="P83"><text:s text:c="4"/>} </text:p>
            <text:p text:style-name="P83"/>
            <text:p text:style-name="P83"><text:s text:c="4"/>/* </text:p>
            <text:p text:style-name="P83"><text:s text:c="5"/>* find position of element with value 3 </text:p>
            <text:p text:style-name="P83"><text:s text:c="5"/>* - there is none, so it_pos gets end() </text:p>
            <text:p text:style-name="P83"><text:s text:c="5"/>*/ </text:p>
            <text:p text:style-name="P83"><text:s text:c="4"/>it_pos = algo_find(list_begin(plist_coll), list_end(plist_coll), 3); </text:p>
            <text:p text:style-name="P83"/>
            <text:p text:style-name="P83"><text:s text:c="4"/>/* </text:p>
            <text:p text:style-name="P83"><text:s text:c="5"/>* reverse the order of element between found element and then end </text:p>
            <text:p text:style-name="P83"><text:s text:c="5"/>* - because the it_pos is end(), it reverses an empty range </text:p>
            <text:p text:style-name="P83"><text:s text:c="5"/>*/ </text:p>
            <text:p text:style-name="P83"><text:s text:c="4"/>algo_reverse(it_pos, list_end(plist_coll)); </text:p>
            <text:p text:style-name="P83"/>
            <text:p text:style-name="P83"><text:s text:c="4"/>/* find the position of value 25 and 35 */ </text:p>
            <text:p text:style-name="P83"><text:s text:c="4"/>it_pos25 = algo_find(list_begin(plist_coll), list_end(plist_coll), 25); </text:p>
            <text:p text:style-name="P83"><text:s text:c="4"/>it_pos35 = algo_find(list_begin(plist_coll), list_end(plist_coll), 35); </text:p>
            <text:p text:style-name="P83"/>
            <text:p text:style-name="P83"><text:s text:c="4"/>/* </text:p>
            <text:p text:style-name="P83"><text:s text:c="5"/>* print the maximum of corresponding range </text:p>
            <text:p text:style-name="P83"><text:s text:c="5"/>* - note: including pos25 and exculding pos35 </text:p>
            <text:p text:style-name="P83"><text:s text:c="5"/>*/ </text:p>
            <text:p text:style-name="P83"><text:s text:c="4"/>printf("max: %d\n",</text:p>
            <text:p text:style-name="P83"><text:s text:c="8"/>*(int*)iterator_get_pointer(algo_max_element(it_pos25, it_pos35))); </text:p>
            <text:p text:style-name="P83"/>
            <text:p text:style-name="P83"><text:s text:c="4"/>list_destroy(plist_coll); </text:p>
            <text:p text:style-name="P83"/>
            <text:p text:style-name="P83"><text:s text:c="4"/>return 0; </text:p>
            <text:p text:style-name="P83">}</text:p>
          </table:table-cell>
        </table:table-row>
      </table:table>
      <text:p text:style-name="P39"/>
      <text:p text:style-name="P37">首先使用<text:span text:style-name="T23">20</text:span>到<text:span text:style-name="T23">40</text:span>的整数填充<text:span text:style-name="T23">list_t，</text:span>当查找数据<text:span text:style-name="T23">3</text:span>的位置时会失败，<text:span text:style-name="T23">algo_find()</text:span>返回要处理的数据区间的末尾，在这个例子中是<text:span text:style-name="T23">list_end()。</text:span>接下来我们调用<text:span text:style-name="T23">algo_reverse()</text:span>对<text:span text:style-name="T41">it_pos </text:span>和<text:span text:style-name="T23">list_end()</text:span>范围进行逆序的处理，这是没有问题的，<text:span text:style-name="T41">it_pos </text:span>等于<text:span text:style-name="T23">list_end()</text:span>相当于调用</text:p>
      <text:p text:style-name="P84">algo_reverse(list_end(plist_coll), list_end(plist_coll)); </text:p>
      <text:p text:style-name="P37">这个算法空转，没有任何效果。</text:p>
      <text:p text:style-name="P37">然后在<text:span text:style-name="T23">list_t</text:span>中查找<text:span text:style-name="T23">25</text:span>和<text:span text:style-name="T23">35</text:span>两个数据的位置,分别是<text:span text:style-name="T41">it_pos25</text:span>和<text:span text:style-name="T41">it_pos35</text:span><text:span text:style-name="T64">，</text:span>然后调用<text:span text:style-name="T23">algo_max_element()</text:span>算法找出范围<text:span text:style-name="T23">[</text:span><text:span text:style-name="T41">it_pos25</text:span><text:span text:style-name="T23">, </text:span><text:span text:style-name="T41">it_pos35</text:span><text:span text:style-name="T23">)</text:span>中的最大元素，结果是<text:span text:style-name="T23">34</text:span>而不是<text:span text:style-name="T23">35</text:span>。</text:p>
      <text:p text:style-name="P33">max: 34</text:p>
      <text:p text:style-name="P37">这是因为指向数据<text:span text:style-name="T23">35</text:span>的迭代器<text:span text:style-name="T41">it_pos35 </text:span>是区间的末端，不会被处理，要想处理数据<text:span text:style-name="T23">35</text:span>就必须将<text:span text:style-name="T41">it_pos35 </text:span>指向下一个<text:soft-page-break/>数据:</text:p>
      <text:p text:style-name="P49">it_pos35 = iterator_next(it_pos35);</text:p>
      <text:p text:style-name="P37">这次再查找得到了正确的结果：</text:p>
      <text:p text:style-name="P33">max: 35</text:p>
      <text:p text:style-name="P37">这个例子中有个问题，如果想要处理区间末端的迭代器所指向的数据，就必须把迭代器指向下一个数据。另一个问题在上面的例子中我们已经知道了<text:span text:style-name="T41">it_pos25 </text:span>在 <text:span text:style-name="T41">it_pos35 </text:span>的前面<text:span text:style-name="T23">[</text:span><text:span text:style-name="T41">it_pos25</text:span><text:span text:style-name="T23">, </text:span><text:span text:style-name="T41">it_pos35</text:span><text:span text:style-name="T23">)</text:span>是有效的区间，如果<text:span text:style-name="T41">it_pos25</text:span>在<text:span text:style-name="T41">it_pos35 </text:span>之后，那么就会使区间无效，<text:span text:style-name="T23">algo_max_element()</text:span>会执行未定义的操作，造成危险。</text:p>
      <text:list xml:id="list1793856374" text:continue-numbering="true" text:style-name="WW8Num13">
        <text:list-item>
          <text:list>
            <text:list-item>
              <text:list>
                <text:list-item>
                  <text:h text:style-name="P217" text:outline-level="3">处理多个数据区间</text:h>
                </text:list-item>
              </text:list>
            </text:list-item>
          </text:list>
        </text:list-item>
      </text:list>
      <text:p text:style-name="P36"><text:span text:style-name="T50"><text:tab/></text:span><text:span text:style-name="T54">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83">/* </text:p>
            <text:p text:style-name="P83"><text:s/>* copy1.c </text:p>
            <text:p text:style-name="P83"><text:s/>* compile with : -lcstl </text:p>
            <text:p text:style-name="P83"><text:s/>*/ </text:p>
            <text:p text:style-name="P83"/>
            <text:p text:style-name="P83">#include &lt;stdio.h&gt; </text:p>
            <text:p text:style-name="P83">#include &lt;cstl/cvector.h&gt; </text:p>
            <text:p text:style-name="P83">#include &lt;cstl/clist.h&gt; </text:p>
            <text:p text:style-name="P83">#include &lt;cstl/calgorithm.h&gt; </text:p>
            <text:p text:style-name="P83"/>
            <text:p text:style-name="P83">int main(int argc, char* argv[]) </text:p>
            <text:p text:style-name="P83">{ </text:p>
            <text:p text:style-name="P83"><text:s text:c="4"/>list_t* plist_coll1 = create_list(int); </text:p>
            <text:p text:style-name="P83"><text:s text:c="4"/>vector_t* pvec_coll2 = create_vector(int); </text:p>
            <text:p text:style-name="P83"><text:s text:c="4"/>int i = 0; </text:p>
            <text:p text:style-name="P83"/>
            <text:p text:style-name="P83"><text:s text:c="4"/>if(plist_coll1 == NULL || pvec_coll2 == NULL) </text:p>
            <text:p text:style-name="P83"><text:s text:c="4"/>{ </text:p>
            <text:p text:style-name="P83"><text:s text:c="8"/>return -1; </text:p>
            <text:p text:style-name="P83"><text:s text:c="4"/>} </text:p>
            <text:p text:style-name="P83"/>
            <text:p text:style-name="P83"><text:s text:c="4"/>list_init(plist_coll1); </text:p>
            <text:p text:style-name="P83"><text:s text:c="4"/>vector_init(pvec_coll2); </text:p>
            <text:p text:style-name="P83"/>
            <text:p text:style-name="P83"><text:s text:c="4"/>for(i = 1; i &lt;= 9; ++i) </text:p>
            <text:p text:style-name="P83"><text:s text:c="4"/>{ </text:p>
            <text:p text:style-name="P83"><text:s text:c="8"/>list_push_back(plist_coll1, i); </text:p>
            <text:p text:style-name="P83"><text:s text:c="4"/>} </text:p>
            <text:p text:style-name="P83"><text:soft-page-break/><text:s/></text:p>
            <text:p text:style-name="P83"><text:s text:c="4"/>/* </text:p>
            <text:p text:style-name="P83"><text:s text:c="5"/>* RUNTIME ERROR. </text:p>
            <text:p text:style-name="P83"><text:s text:c="5"/>* overwrites nonexisting elements in the destination. </text:p>
            <text:p text:style-name="P83"><text:s text:c="5"/>*/ </text:p>
            <text:p text:style-name="P83"><text:s text:c="4"/>algo_copy(list_begin(plist_coll1), list_end(plist_coll1), /* source */ </text:p>
            <text:p text:style-name="P83"><text:s text:c="8"/>vector_begin(pvec_coll2)); <text:s text:c="27"/>/* destination */ </text:p>
            <text:p text:style-name="P83"/>
            <text:p text:style-name="P83"><text:s text:c="4"/>list_destroy(plist_coll1); </text:p>
            <text:p text:style-name="P83"><text:s text:c="4"/>vector_destroy(pvec_coll2); </text:p>
            <text:p text:style-name="P83"/>
            <text:p text:style-name="P83"><text:s text:c="4"/>return 0; </text:p>
            <text:p text:style-name="P83">}</text:p>
          </table:table-cell>
        </table:table-row>
      </table:table>
      <text:p text:style-name="P39"/>
      <text:p text:style-name="P37">在调用算法<text:span text:style-name="T23">algo_copy</text:span>时将第一个范围内的所有数据<text:span text:style-name="T23">[list_begin(), list_end())</text:span>拷贝到以<text:span text:style-name="T23">vector_begin()</text:span>开始的第二个范围内,算法执行的都是覆盖的操作而不是插入，所以要求第二个范围有足够的空间，如果没有足够的空间(像上面的例子中那样)那么结果是为定义的。使用断言版本的<text:span text:style-name="T2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83">/* </text:p>
            <text:p text:style-name="P83"><text:s/>* copy2.c </text:p>
            <text:p text:style-name="P83"><text:s/>* compile with : -lcstl </text:p>
            <text:p text:style-name="P83"><text:s/>*/ </text:p>
            <text:p text:style-name="P83"/>
            <text:p text:style-name="P83">#include &lt;stdio.h&gt; </text:p>
            <text:p text:style-name="P83">#include &lt;cstl/clist.h&gt; </text:p>
            <text:p text:style-name="P83">#include &lt;cstl/cdeque.h&gt; </text:p>
            <text:p text:style-name="P83">#include &lt;cstl/cvector.h&gt; </text:p>
            <text:p text:style-name="P83">#include &lt;cstl/calgorithm.h&gt; </text:p>
            <text:p text:style-name="P83"/>
            <text:p text:style-name="P83">int main(int argc, char* argv[]) </text:p>
            <text:p text:style-name="P83">{ </text:p>
            <text:p text:style-name="P83"><text:s text:c="4"/>list_t* plist_coll1 = create_list(int); </text:p>
            <text:p text:style-name="P83"><text:s text:c="4"/>vector_t* pvec_coll2 = create_vector(int); </text:p>
            <text:p text:style-name="P83"><text:s text:c="4"/>deque_t* pdeq_coll3 = create_deque(int); </text:p>
            <text:p text:style-name="P83"><text:s text:c="4"/>int i = 0; </text:p>
            <text:p text:style-name="P83"/>
            <text:p text:style-name="P83"><text:s text:c="4"/>if(plist_coll1 == NULL || pvec_coll2 == NULL || pdeq_coll3 == NULL) </text:p>
            <text:p text:style-name="P83"><text:s text:c="4"/>{ </text:p>
            <text:p text:style-name="P83"><text:s text:c="8"/>return -1; </text:p>
            <text:p text:style-name="P83"><text:s text:c="4"/>} </text:p>
            <text:p text:style-name="P83"/>
            <text:p text:style-name="P83"><text:s text:c="4"/>list_init(plist_coll1); </text:p>
            <text:p text:style-name="P83"><text:s text:c="4"/>vector_init(pvec_coll2); </text:p>
            <text:p text:style-name="P83"><text:soft-page-break/><text:s/></text:p>
            <text:p text:style-name="P83"><text:s text:c="4"/>/* insert elements from 1 to 9 */ </text:p>
            <text:p text:style-name="P83"><text:s text:c="4"/>for(i = 1; i &lt;= 9; ++i) </text:p>
            <text:p text:style-name="P83"><text:s text:c="4"/>{ </text:p>
            <text:p text:style-name="P83"><text:s text:c="8"/>list_push_back(plist_coll1, i); </text:p>
            <text:p text:style-name="P83"><text:s text:c="4"/>} </text:p>
            <text:p text:style-name="P83"/>
            <text:p text:style-name="P83"><text:s text:c="4"/>/* </text:p>
            <text:p text:style-name="P83"><text:s text:c="5"/>* resize distination to have enough room for </text:p>
            <text:p text:style-name="P83"><text:s text:c="5"/>* the overwrite algorithm </text:p>
            <text:p text:style-name="P83"><text:s text:c="5"/>*/ </text:p>
            <text:p text:style-name="P83"><text:s text:c="4"/>vector_resize(pvec_coll2, list_size(plist_coll1)); </text:p>
            <text:p text:style-name="P83"/>
            <text:p text:style-name="P83"><text:s text:c="4"/>/* copy elements from first to second collection */ </text:p>
            <text:p text:style-name="P83"><text:s text:c="4"/>algo_copy(list_begin(plist_coll1), list_end(plist_coll1),</text:p>
            <text:p text:style-name="P83"><text:s text:c="8"/>vector_begin(pvec_coll2)); </text:p>
            <text:p text:style-name="P83"/>
            <text:p text:style-name="P83"><text:s text:c="4"/>/* initialize third collection with enough room */ </text:p>
            <text:p text:style-name="P83"><text:s text:c="4"/>deque_init_n(pdeq_coll3, list_size(plist_coll1)); </text:p>
            <text:p text:style-name="P83"/>
            <text:p text:style-name="P83"><text:s text:c="4"/>/* copy elements from first to third collection */ </text:p>
            <text:p text:style-name="P83"><text:s text:c="4"/>algo_copy(list_begin(plist_coll1), list_end(plist_coll1), </text:p>
            <text:p text:style-name="P83"><text:s text:c="8"/>deque_begin(pdeq_coll3)); </text:p>
            <text:p text:style-name="P83"/>
            <text:p text:style-name="P83"><text:s text:c="4"/>list_destroy(plist_coll1); </text:p>
            <text:p text:style-name="P83"><text:s text:c="4"/>vector_destroy(pvec_coll2); </text:p>
            <text:p text:style-name="P83"><text:s text:c="4"/>deque_destroy(pdeq_coll3); </text:p>
            <text:p text:style-name="P83"/>
            <text:p text:style-name="P83"><text:s text:c="4"/>return 0; </text:p>
            <text:p text:style-name="P83">}</text:p>
          </table:table-cell>
        </table:table-row>
      </table:table>
      <text:p text:style-name="P39"/>
      <text:p text:style-name="P37"><text:span text:style-name="T23">vector_resize()</text:span>保证了<text:span text:style-name="T41">pvec_coll2 </text:span>具有和<text:span text:style-name="T41">plist_coll1 </text:span>相同数目的数据，使得第二个范围足够大。而<text:span text:style-name="T44"> pdeq_coll3在初始化的时候就保证了拥有和</text:span><text:span text:style-name="T41">plist_coll1</text:span><text:span text:style-name="T42">同样大的空间。</text:span></text:p>
      <text:list xml:id="list560008442" text:continue-numbering="true" text:style-name="WW8Num13">
        <text:list-item>
          <text:list>
            <text:list-item>
              <text:list>
                <text:list-item>
                  <text:h text:style-name="P217" text:outline-level="3">质变算法</text:h>
                </text:list-item>
              </text:list>
            </text:list-item>
          </text:list>
        </text:list-item>
      </text:list>
      <text:p text:style-name="P37"><text:tab/>有些算法对数据区间内的数据进行修改，这些算法可能移除，或者修改了数据，我们把这样的算法叫质变算法。</text:p>
      <text:p text:style-name="P37"><text:tab/>典型的质变算法<text:span text:style-name="T2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83">/* </text:p>
            <text:p text:style-name="P83"><text:s/>* remove1.c </text:p>
            <text:p text:style-name="P83"><text:s/>* compile with : -lcstl </text:p>
            <text:p text:style-name="P83"><text:soft-page-break/><text:s/>*/ </text:p>
            <text:p text:style-name="P83"/>
            <text:p text:style-name="P83">#include &lt;stdio.h&gt; </text:p>
            <text:p text:style-name="P83">#include &lt;cstl/clist.h&gt; </text:p>
            <text:p text:style-name="P83">#include &lt;cstl/calgorithm.h&gt; </text:p>
            <text:p text:style-name="P83"/>
            <text:p text:style-name="P83">int main(int argc, char* argv[]) </text:p>
            <text:p text:style-name="P83">{ </text:p>
            <text:p text:style-name="P83"><text:s text:c="4"/>list_t* plist_coll = create_list(int); </text:p>
            <text:p text:style-name="P83"><text:s text:c="4"/>list_iterator_t it_pos; </text:p>
            <text:p text:style-name="P83"><text:s text:c="4"/>int i = 0; </text:p>
            <text:p text:style-name="P83"/>
            <text:p text:style-name="P83"><text:s text:c="4"/>if(plist_coll == NULL) </text:p>
            <text:p text:style-name="P83"><text:s text:c="4"/>{ </text:p>
            <text:p text:style-name="P83"><text:s text:c="8"/>return -1; </text:p>
            <text:p text:style-name="P83"><text:s text:c="4"/>} </text:p>
            <text:p text:style-name="P83"/>
            <text:p text:style-name="P83"><text:s text:c="4"/>list_init(plist_coll); </text:p>
            <text:p text:style-name="P83"/>
            <text:p text:style-name="P83"><text:s text:c="4"/>/* insert element from 1 to 6 and 6 to 1 */ </text:p>
            <text:p text:style-name="P83"><text:s text:c="4"/>for(i = 1; i &lt;= 6; ++i) </text:p>
            <text:p text:style-name="P83"><text:s text:c="4"/>{ </text:p>
            <text:p text:style-name="P83"><text:s text:c="8"/>list_push_back(plist_coll, i); </text:p>
            <text:p text:style-name="P83"><text:s text:c="8"/>list_push_front(plist_coll, i); </text:p>
            <text:p text:style-name="P83"><text:s text:c="4"/>} </text:p>
            <text:p text:style-name="P83"/>
            <text:p text:style-name="P83"><text:s text:c="4"/>/* print all elements of the list */ </text:p>
            <text:p text:style-name="P83"><text:s text:c="4"/>printf("Pre: <text:s/>"); </text:p>
            <text:p text:style-name="P83"><text:s text:c="4"/>for(it_pos = list_begin(plist_coll); </text:p>
            <text:p text:style-name="P83"><text:s text:c="8"/>!iterator_equal(it_pos, list_end(plist_coll));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 remove all elements with value 3 */ </text:p>
            <text:p text:style-name="P83"><text:s text:c="4"/>algo_remove(list_begin(plist_coll), list_end(plist_coll), 3); </text:p>
            <text:p text:style-name="P83"/>
            <text:p text:style-name="P83"><text:s text:c="4"/>printf("Post: "); </text:p>
            <text:p text:style-name="P83"><text:s text:c="4"/>for(it_pos = list_begin(plist_coll); </text:p>
            <text:p text:style-name="P83"><text:s text:c="8"/>!iterator_equal(it_pos, list_end(plist_coll)); </text:p>
            <text:p text:style-name="P83"><text:s text:c="8"/>it_pos = iterator_next(it_pos)) </text:p>
            <text:p text:style-name="P83"><text:soft-page-break/><text:s text:c="4"/>{ </text:p>
            <text:p text:style-name="P83"><text:s text:c="8"/>printf("%d ", *(int*)iterator_get_pointer(it_pos)); </text:p>
            <text:p text:style-name="P83"><text:s text:c="4"/>} </text:p>
            <text:p text:style-name="P83"><text:s text:c="4"/>printf("\n"); </text:p>
            <text:p text:style-name="P83"/>
            <text:p text:style-name="P83"><text:s text:c="4"/>list_destroy(plist_coll); </text:p>
            <text:p text:style-name="P83"/>
            <text:p text:style-name="P83"><text:s text:c="4"/>return 0; </text:p>
            <text:p text:style-name="P83">}</text:p>
          </table:table-cell>
        </table:table-row>
      </table:table>
      <text:p text:style-name="P39"/>
      <text:p text:style-name="P37">您可能认为结果是所有数值等于3的数据都被从数据区间中删除了，然而结果却不像想象中那样：</text:p>
      <text:p text:style-name="P33">Pre: <text:s/>6 5 4 3 2 1 1 2 3 4 5 6 </text:p>
      <text:p text:style-name="P33">Post: 6 5 4 2 1 1 2 4 5 6 5 6 </text:p>
      <text:p text:style-name="P39"/>
      <text:p text:style-name="P65">执行<text:span text:style-name="T23">algo_remove()</text:span>后数据的数目并没有减少，改变的是所有的3被后面的数据覆盖，在范围的末尾两个数据并没有被覆盖。这个算法更应该叫做移除而不是删除。</text:p>
      <text:p text:style-name="P42"><draw:frame draw:style-name="fr1" draw:name="图形9" text:anchor-type="paragraph" svg:width="19.006cm" svg:height="3.604cm" draw:z-index="29"><draw:image xlink:href="Pictures/10000000000002CD00000088B6FD58E5.jpg" xlink:type="simple" xlink:show="embed" xlink:actuate="onLoad"/></draw:frame>图 <text:span text:style-name="T23">2.8 algo_remove()</text:span></text:p>
      <text:p text:style-name="P37">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83">/* </text:p>
            <text:p text:style-name="P83"><text:s/>* remove2.c </text:p>
            <text:p text:style-name="P83"><text:s/>* compile with : -lcstl </text:p>
            <text:p text:style-name="P83"><text:s/>*/ </text:p>
            <text:p text:style-name="P83"/>
            <text:p text:style-name="P83">#include &lt;stdio.h&gt; </text:p>
            <text:p text:style-name="P83">#include &lt;cstl/clist.h&gt; </text:p>
            <text:p text:style-name="P83">#include &lt;cstl/calgorithm.h&gt; </text:p>
            <text:p text:style-name="P83"/>
            <text:p text:style-name="P83">int main(int argc, char* argv[]) </text:p>
            <text:p text:style-name="P83">{ </text:p>
            <text:p text:style-name="P83"><text:s text:c="4"/>list_t* plist_coll = create_list(int); </text:p>
            <text:p text:style-name="P83"><text:s text:c="4"/>list_iterator_t it_pos; </text:p>
            <text:p text:style-name="P83"><text:s text:c="4"/>list_iterator_t it_end; </text:p>
            <text:p text:style-name="P83"><text:s text:c="4"/>int i = 0; </text:p>
            <text:p text:style-name="P83"/>
            <text:p text:style-name="P83"><text:s text:c="4"/>if(plist_coll == NULL) </text:p>
            <text:p text:style-name="P83"><text:soft-page-break/><text:s text:c="4"/>{ </text:p>
            <text:p text:style-name="P83"><text:s text:c="8"/>return -1; </text:p>
            <text:p text:style-name="P83"><text:s text:c="4"/>} </text:p>
            <text:p text:style-name="P83"/>
            <text:p text:style-name="P83"><text:s text:c="4"/>list_init(plist_coll); </text:p>
            <text:p text:style-name="P83"/>
            <text:p text:style-name="P83"><text:s text:c="4"/>/* insert element from 1 to 6 and 6 to 1 */ </text:p>
            <text:p text:style-name="P83"><text:s text:c="4"/>for(i = 1; i &lt;= 6; ++i) </text:p>
            <text:p text:style-name="P83"><text:s text:c="4"/>{ </text:p>
            <text:p text:style-name="P83"><text:s text:c="8"/>list_push_back(plist_coll, i); </text:p>
            <text:p text:style-name="P83"><text:s text:c="8"/>list_push_front(plist_coll, i); </text:p>
            <text:p text:style-name="P83"><text:s text:c="4"/>} </text:p>
            <text:p text:style-name="P83"/>
            <text:p text:style-name="P83"><text:s text:c="4"/>/* print all elements of the list */ </text:p>
            <text:p text:style-name="P83"><text:s text:c="4"/>for(it_pos = list_begin(plist_coll); </text:p>
            <text:p text:style-name="P83"><text:s text:c="8"/>!iterator_equal(it_pos, list_end(plist_coll));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 remove all elements with value 3 */ </text:p>
            <text:p text:style-name="P83"><text:s text:c="4"/>it_end = algo_remove(list_begin(plist_coll), list_end(plist_coll), 3); </text:p>
            <text:p text:style-name="P83"/>
            <text:p text:style-name="P83"><text:s text:c="4"/>/* print resulting elements of the collection */ </text:p>
            <text:p text:style-name="P83"><text:s text:c="4"/>for(it_pos = list_begin(plist_coll); </text:p>
            <text:p text:style-name="P83"><text:s text:c="8"/>!iterator_equal(it_pos, it_end);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 print number of resulting elements */ </text:p>
            <text:p text:style-name="P83"><text:s text:c="4"/>printf("number of removed elements: %d\n", </text:p>
            <text:p text:style-name="P83"><text:s text:c="8"/>iterator_distance(it_end, list_end(plist_coll))); </text:p>
            <text:p text:style-name="P83"/>
            <text:p text:style-name="P83"><text:s text:c="4"/>/* remove "removed" elements */ </text:p>
            <text:p text:style-name="P83"><text:s text:c="4"/>list_erase_range(plist_coll, it_end, list_end(plist_coll)); </text:p>
            <text:p text:style-name="P83"/>
            <text:p text:style-name="P83"><text:s text:c="4"/>/* print all elements of modified collection */ </text:p>
            <text:p text:style-name="P83"><text:s text:c="4"/>for(it_pos = list_begin(plist_coll); </text:p>
            <text:p text:style-name="P83"><text:soft-page-break/><text:s text:c="8"/>!iterator_equal(it_pos, list_end(plist_coll));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list_destroy(plist_coll); </text:p>
            <text:p text:style-name="P83"/>
            <text:p text:style-name="P83"><text:s text:c="4"/>return 0; </text:p>
            <text:p text:style-name="P83">}</text:p>
          </table:table-cell>
        </table:table-row>
      </table:table>
      <text:p text:style-name="P39"/>
      <text:p text:style-name="P37">在这个例子中<text:span text:style-name="T23">algo_remove()</text:span>返回了删除数据<text:span text:style-name="T23">3</text:span>后的有效数据区间的结尾迭代器。</text:p>
      <text:p text:style-name="P84">it_end = algo_remove(list_begin(plist_coll), list_end(plist_coll), 3); </text:p>
      <text:p text:style-name="P37">可以使用这个新的结尾做很多工作,如获得这个新结尾和实际结尾之间的距离，也就是实际删除的数据的数目。</text:p>
      <text:p text:style-name="P84">iterator_distance(it_end, list_end(plist_coll));</text:p>
      <text:p text:style-name="P37">还可以把残余的数据从<text:span text:style-name="T45"> </text:span><text:span text:style-name="T44">plist_coll </text:span>中真正的删除掉。</text:p>
      <text:p text:style-name="P84">list_erase_range(plist_coll, it_end, list_end(plist_coll)); </text:p>
      <text:p text:style-name="P37">输出结果：</text:p>
      <text:p text:style-name="P33">6 5 4 3 2 1 1 2 3 4 5 6 </text:p>
      <text:p text:style-name="P33">6 5 4 2 1 1 2 4 5 6 </text:p>
      <text:p text:style-name="P33">number of removed elements: 2 </text:p>
      <text:p text:style-name="P33">6 5 4 2 1 1 2 4 5 6 </text:p>
      <text:p text:style-name="P37"/>
      <text:p text:style-name="P37"><text:tab/>为什么<text:span text:style-name="T23">algo_remove()</text:span>不真正的删除数据呢，这是因为算法是独立于容器的，算法并不知道容器内部数据的保存形式，由容器自己执行删除操作更容易和高效，同时<text:span text:style-name="T23">algo_remove()</text:span>返回新的结尾迭代器这样对于将这个容器用于其他算法也不会产生任何影响。</text:p>
      <text:list xml:id="list1757106340" text:continue-numbering="true" text:style-name="WW8Num13">
        <text:list-item>
          <text:list>
            <text:list-item>
              <text:list>
                <text:list-item>
                  <text:h text:style-name="P217" text:outline-level="3">质变算法和关联容器</text:h>
                </text:list-item>
              </text:list>
            </text:list-item>
          </text:list>
        </text:list-item>
      </text:list>
      <text:p text:style-name="P37"><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83">/* </text:p>
            <text:p text:style-name="P83"><text:s/>* remove3.c </text:p>
            <text:p text:style-name="P83"><text:s/>* compile with : -lcstl </text:p>
            <text:p text:style-name="P83"><text:s/>*/ </text:p>
            <text:p text:style-name="P83"/>
            <text:p text:style-name="P83">#include &lt;stdio.h&gt; </text:p>
            <text:p text:style-name="P83">#include &lt;cstl/cset.h&gt; </text:p>
            <text:p text:style-name="P83">#include &lt;cstl/calgorithm.h&gt; </text:p>
            <text:p text:style-name="P83"><text:soft-page-break/><text:s/></text:p>
            <text:p text:style-name="P83">int main(int argc, char* argv[]) </text:p>
            <text:p text:style-name="P83">{ </text:p>
            <text:p text:style-name="P83"><text:s text:c="4"/>set_t* pset_coll = create_set(int); </text:p>
            <text:p text:style-name="P83"><text:s text:c="4"/>set_iterator_t it_pos; </text:p>
            <text:p text:style-name="P83"><text:s text:c="4"/>size_t t_num = 0; </text:p>
            <text:p text:style-name="P83"><text:s text:c="4"/>int i = 0; </text:p>
            <text:p text:style-name="P83"/>
            <text:p text:style-name="P83"><text:s text:c="4"/>if(pset_coll == NULL) </text:p>
            <text:p text:style-name="P83"><text:s text:c="4"/>{ </text:p>
            <text:p text:style-name="P83"><text:s text:c="8"/>return -1; </text:p>
            <text:p text:style-name="P83"><text:s text:c="4"/>} </text:p>
            <text:p text:style-name="P83"/>
            <text:p text:style-name="P83"><text:s text:c="4"/>set_init(pset_coll); </text:p>
            <text:p text:style-name="P83"/>
            <text:p text:style-name="P83"><text:s text:c="4"/>for(i = 1; i &lt;= 9; ++i) </text:p>
            <text:p text:style-name="P83"><text:s text:c="4"/>{ </text:p>
            <text:p text:style-name="P83"><text:s text:c="8"/>set_insert(pset_coll, i); </text:p>
            <text:p text:style-name="P83"><text:s text:c="4"/>} </text:p>
            <text:p text:style-name="P83"/>
            <text:p text:style-name="P83"><text:s text:c="4"/>/* print all elements of set */ </text:p>
            <text:p text:style-name="P83"><text:s text:c="4"/>for(it_pos = set_begin(pset_coll); </text:p>
            <text:p text:style-name="P83"><text:s text:c="8"/>!iterator_equal(it_pos, set_end(pset_coll));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 remove all element with value 3 */ </text:p>
            <text:p text:style-name="P83"><text:s text:c="4"/>t_num = set_erase(pset_coll, 3); </text:p>
            <text:p text:style-name="P83"><text:s text:c="4"/>printf("number of removed elements: %u.\n", t_num); </text:p>
            <text:p text:style-name="P83"/>
            <text:p text:style-name="P83"><text:s text:c="4"/>/* printf all elements of the modified set */ </text:p>
            <text:p text:style-name="P83"><text:s text:c="4"/>for(it_pos = set_begin(pset_coll); </text:p>
            <text:p text:style-name="P83"><text:s text:c="8"/>!iterator_equal(it_pos, set_end(pset_coll));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set_destroy(pset_coll); </text:p>
            <text:p text:style-name="P83"><text:soft-page-break/><text:s/></text:p>
            <text:p text:style-name="P83"><text:s text:c="4"/>return 0; </text:p>
            <text:p text:style-name="P83">}</text:p>
          </table:table-cell>
        </table:table-row>
      </table:table>
      <text:p text:style-name="P39"/>
      <text:p text:style-name="P37">可见关联容器本身也提供了很多修改数据的操作函数，这个例子的输出结果:</text:p>
      <text:p text:style-name="P33">1 2 3 4 5 6 7 8 9 </text:p>
      <text:p text:style-name="P33">number of removed elements: 1. </text:p>
      <text:p text:style-name="P33">1 2 4 5 6 7 8 9 </text:p>
      <text:list xml:id="list1751333776" text:continue-numbering="true" text:style-name="WW8Num13">
        <text:list-item>
          <text:list>
            <text:list-item>
              <text:list>
                <text:list-item>
                  <text:h text:style-name="P217" text:outline-level="3">算法和容器操作函数</text:h>
                </text:list-item>
              </text:list>
            </text:list-item>
          </text:list>
        </text:list-item>
      </text:list>
      <text:p text:style-name="P36"><text:span text:style-name="T61"><text:tab/></text:span><text:span text:style-name="T39">libcstl</text:span><text:span text:style-name="T61">提供了很多的算法，但是有时算法未必是最高效的，如果容器提供了实现同样功能的操作函数的话，那么使用操作函数会更高效。主要的原因是</text:span><text:span text:style-name="T54">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83">/* </text:p>
            <text:p text:style-name="P83"><text:s/>* remove4.c </text:p>
            <text:p text:style-name="P83"><text:s/>* compile with : -lcstl </text:p>
            <text:p text:style-name="P83"><text:s/>*/ </text:p>
            <text:p text:style-name="P83"/>
            <text:p text:style-name="P83">#include &lt;stdio.h&gt; </text:p>
            <text:p text:style-name="P83">#include &lt;cstl/clist.h&gt; </text:p>
            <text:p text:style-name="P83">#include &lt;cstl/calgorithm.h&gt; </text:p>
            <text:p text:style-name="P83"/>
            <text:p text:style-name="P83">int main(int argc, char* argv[]) </text:p>
            <text:p text:style-name="P83">{ </text:p>
            <text:p text:style-name="P83"><text:s text:c="4"/>list_t* plist_coll = create_list(int); </text:p>
            <text:p text:style-name="P83"><text:s text:c="4"/>int i = 0; </text:p>
            <text:p text:style-name="P83"/>
            <text:p text:style-name="P83"><text:s text:c="4"/>if(plist_coll == NULL) </text:p>
            <text:p text:style-name="P83"><text:s text:c="4"/>{ </text:p>
            <text:p text:style-name="P83"><text:s text:c="8"/>return -1; </text:p>
            <text:p text:style-name="P83"><text:s text:c="4"/>} </text:p>
            <text:p text:style-name="P83"/>
            <text:p text:style-name="P83"><text:s text:c="4"/>list_init(plist_coll); </text:p>
            <text:p text:style-name="P83"/>
            <text:p text:style-name="P83"><text:s text:c="4"/>for(i = 1; i &lt;= 6; ++i) </text:p>
            <text:p text:style-name="P83"><text:s text:c="4"/>{ </text:p>
            <text:p text:style-name="P83"><text:s text:c="8"/>list_push_back(plist_coll, i); </text:p>
            <text:p text:style-name="P83"><text:s text:c="8"/>list_push_front(plist_coll, i); </text:p>
            <text:p text:style-name="P83"><text:s text:c="4"/>} </text:p>
            <text:p text:style-name="P83"><text:soft-page-break/><text:s/></text:p>
            <text:p text:style-name="P83"><text:s text:c="4"/>/* </text:p>
            <text:p text:style-name="P83"><text:s text:c="5"/>* remove all elements with value 3 </text:p>
            <text:p text:style-name="P83"><text:s text:c="5"/>* - poor performance </text:p>
            <text:p text:style-name="P83"><text:s text:c="5"/>*/ </text:p>
            <text:p text:style-name="P83"><text:s text:c="4"/>list_erase_range(plist_coll, </text:p>
            <text:p text:style-name="P83"><text:s text:c="8"/>algo_remove(list_begin(plist_coll), list_end(plist_coll), 3), </text:p>
            <text:p text:style-name="P83"><text:s text:c="8"/>list_end(plist_coll)); </text:p>
            <text:p text:style-name="P83"/>
            <text:p text:style-name="P83"><text:s text:c="4"/>/* </text:p>
            <text:p text:style-name="P83"><text:s text:c="5"/>* remove all elements with value 4 </text:p>
            <text:p text:style-name="P83"><text:s text:c="5"/>* - good performance </text:p>
            <text:p text:style-name="P83"><text:s text:c="5"/>*/ </text:p>
            <text:p text:style-name="P83"><text:s text:c="4"/>list_remove(plist_coll, 4); </text:p>
            <text:p text:style-name="P83"/>
            <text:p text:style-name="P83"><text:s text:c="4"/>list_destroy(plist_coll); </text:p>
            <text:p text:style-name="P83"/>
            <text:p text:style-name="P83"><text:s text:c="4"/>return 0; </text:p>
            <text:p text:style-name="P83">}</text:p>
          </table:table-cell>
        </table:table-row>
      </table:table>
      <text:p text:style-name="P39"/>
      <text:p text:style-name="P37">上面的例子中进行了两次删除操作，第一次使用先调用<text:span text:style-name="T23">algo_remove()</text:span>算法用后面的数据覆盖了值为3的数据之后在调用<text:span text:style-name="T23">list_erase_range()</text:span>来删除后面的”无效数据”。而第二次删除直接在链表结构中将值等于4的数据节点移除并销毁，真样就比第一种方法效率高了很多。</text:p>
      <text:list xml:id="list1877225634" text:continue-numbering="true" text:style-name="WW8Num13">
        <text:list-item>
          <text:list>
            <text:list-item>
              <text:list>
                <text:list-item>
                  <text:h text:style-name="P217" text:outline-level="3">用户自定义规则</text:h>
                </text:list-item>
              </text:list>
            </text:list-item>
          </text:list>
        </text:list-item>
      </text:list>
      <text:p text:style-name="P36"><text:span text:style-name="T50"><text:tab/></text:span><text:span text:style-name="T54">为了使算法更具有扩展性和功能更强大，</text:span><text:span text:style-name="T36">libcstl</text:span><text:span text:style-name="T54">的算法大部分都提供了扩展的版本，允许使用自定义的规则来改变算法的行为。用户可以将自定义的规则作为算法的参数传递给</text:span><text:span text:style-name="T36">algo_xxxx_if()</text:span><text:span text:style-name="T54">这样的算法版本。大部分的算法都提供了这种带有</text:span><text:span text:style-name="T36">_if</text:span><text:span text:style-name="T54">的版本，如</text:span><text:span text:style-name="T36">algo_remove()</text:span><text:span text:style-name="T54">和</text:span><text:span text:style-name="T36">algo_remove_if()，</text:span><text:span text:style-name="T54">第一个算法删除与指定数据相等的数据，第二个算法删除符合指定条件的数据。有些算法要求用户必须提供自定义的规则，如</text:span><text:span text:style-name="T36">algo_for_each()</text:span><text:span text:style-name="T54">这个算法对范围内的每一个数据进行用户定义的操作：</text:span></text:p>
      <table:table table:name="表格25" table:style-name="表格25">
        <table:table-column table:style-name="表格25.A"/>
        <table:table-row>
          <table:table-cell table:style-name="表格25.A1" office:value-type="string">
            <text:p text:style-name="P83">/* </text:p>
            <text:p text:style-name="P83"><text:s/>* foreach1.c </text:p>
            <text:p text:style-name="P83"><text:s/>* compile with : -lcstl </text:p>
            <text:p text:style-name="P83"><text:s/>*/ </text:p>
            <text:p text:style-name="P83"/>
            <text:p text:style-name="P83">#include &lt;stdio.h&gt; </text:p>
            <text:p text:style-name="P83">#include &lt;cstl/cvector.h&gt; </text:p>
            <text:p text:style-name="P83">#include &lt;cstl/calgorithm.h&gt; </text:p>
            <text:p text:style-name="P83"/>
            <text:p text:style-name="P83">static void _print(const void* cpv_input, void* pv_output) </text:p>
            <text:p text:style-name="P83"><text:soft-page-break/>{ </text:p>
            <text:p text:style-name="P83"><text:s text:c="4"/>printf("%d ", *(int*)cpv_input); </text:p>
            <text:p text:style-name="P83">} </text:p>
            <text:p text:style-name="P83"/>
            <text:p text:style-name="P83">int main(int argc, char* argv[]) </text:p>
            <text:p text:style-name="P83">{ </text:p>
            <text:p text:style-name="P83"><text:s text:c="4"/>vector_t* pvec_coll = create_vector(int); </text:p>
            <text:p text:style-name="P83"><text:s text:c="4"/>int i = 0; </text:p>
            <text:p text:style-name="P83"/>
            <text:p text:style-name="P83"><text:s text:c="4"/>if(pvec_coll == NULL) </text:p>
            <text:p text:style-name="P83"><text:s text:c="4"/>{ </text:p>
            <text:p text:style-name="P83"><text:s text:c="8"/>return -1; </text:p>
            <text:p text:style-name="P83"><text:s text:c="4"/>} </text:p>
            <text:p text:style-name="P83"/>
            <text:p text:style-name="P83"><text:s text:c="4"/>vector_init(pvec_coll); </text:p>
            <text:p text:style-name="P83"/>
            <text:p text:style-name="P83"><text:s text:c="4"/>for(i = 1; i &lt;= 9; ++i) </text:p>
            <text:p text:style-name="P83"><text:s text:c="4"/>{ </text:p>
            <text:p text:style-name="P83"><text:s text:c="8"/>vector_push_back(pvec_coll, i); </text:p>
            <text:p text:style-name="P83"><text:s text:c="4"/>} </text:p>
            <text:p text:style-name="P83"/>
            <text:p text:style-name="P83"><text:s text:c="4"/>algo_for_each(vector_begin(pvec_coll), vector_end(pvec_coll), _print); </text:p>
            <text:p text:style-name="P83"><text:s text:c="4"/>printf("\n"); </text:p>
            <text:p text:style-name="P83"/>
            <text:p text:style-name="P83"><text:s text:c="4"/>vector_destroy(pvec_coll); </text:p>
            <text:p text:style-name="P83"/>
            <text:p text:style-name="P83"><text:s text:c="4"/>return 0; </text:p>
            <text:p text:style-name="P83">}</text:p>
          </table:table-cell>
        </table:table-row>
      </table:table>
      <text:p text:style-name="P39"/>
      <text:p text:style-name="P37"><text:span text:style-name="T23">algo_for_each()</text:span>算法对于<text:span text:style-name="T23">[vector_begin(), vector_end())</text:span>中的每一个数据应用函数<text:span text:style-name="T23">_print</text:span>输出其值，结果：</text:p>
      <text:p text:style-name="P33">1 2 3 4 5 6 7 8 9 </text:p>
      <text:p text:style-name="P37"/>
      <text:p text:style-name="P37">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83">/* </text:p>
            <text:p text:style-name="P83"><text:s/>* transform1.c </text:p>
            <text:p text:style-name="P83"><text:s/>* compile with : -lcstl </text:p>
            <text:p text:style-name="P83"><text:s/>*/ </text:p>
            <text:p text:style-name="P83"/>
            <text:p text:style-name="P83">#include &lt;stdio.h&gt; </text:p>
            <text:p text:style-name="P83">#include &lt;cstl/cvector.h&gt; </text:p>
            <text:p text:style-name="P83">#include &lt;cstl/cset.h&gt; </text:p>
            <text:p text:style-name="P83">#include &lt;cstl/calgorithm.h&gt; </text:p>
            <text:p text:style-name="P83"><text:soft-page-break/><text:s/></text:p>
            <text:p text:style-name="P83">static void _print(const void* cpv_input, void* pv_output) </text:p>
            <text:p text:style-name="P83">{ </text:p>
            <text:p text:style-name="P83"><text:s text:c="4"/>printf("%d ", *(int*)cpv_input); </text:p>
            <text:p text:style-name="P83">} </text:p>
            <text:p text:style-name="P83"/>
            <text:p text:style-name="P83">static void _square(const void* cpv_input, void* pv_output) </text:p>
            <text:p text:style-name="P83">{ </text:p>
            <text:p text:style-name="P83"><text:s text:c="4"/>*(int*)pv_output = *(int*)cpv_input * *(int*)cpv_input; </text:p>
            <text:p text:style-name="P83">} </text:p>
            <text:p text:style-name="P83"/>
            <text:p text:style-name="P83">int main(int argc, char* argv[]) </text:p>
            <text:p text:style-name="P83">{ </text:p>
            <text:p text:style-name="P83"><text:s text:c="4"/>set_t* pset_coll1 = create_set(int); </text:p>
            <text:p text:style-name="P83"><text:s text:c="4"/>vector_t* pvec_coll2 = create_vector(int); </text:p>
            <text:p text:style-name="P83"><text:s text:c="4"/>int i = 0; </text:p>
            <text:p text:style-name="P83"/>
            <text:p text:style-name="P83"><text:s text:c="4"/>if(pset_coll1 == NULL || pvec_coll2 == NULL) </text:p>
            <text:p text:style-name="P83"><text:s text:c="4"/>{ </text:p>
            <text:p text:style-name="P83"><text:s text:c="8"/>return -1; </text:p>
            <text:p text:style-name="P83"><text:s text:c="4"/>} </text:p>
            <text:p text:style-name="P83"/>
            <text:p text:style-name="P83"><text:s text:c="4"/>set_init(pset_coll1); </text:p>
            <text:p text:style-name="P83"><text:s text:c="4"/>vector_init(pvec_coll2); </text:p>
            <text:p text:style-name="P83"/>
            <text:p text:style-name="P83"><text:s text:c="4"/>for(i = 1; i &lt;= 9; ++i) </text:p>
            <text:p text:style-name="P83"><text:s text:c="4"/>{ </text:p>
            <text:p text:style-name="P83"><text:s text:c="8"/>set_insert(pset_coll1, i); </text:p>
            <text:p text:style-name="P83"><text:s text:c="4"/>} </text:p>
            <text:p text:style-name="P83"/>
            <text:p text:style-name="P83"><text:s text:c="4"/>printf("initialized: "); </text:p>
            <text:p text:style-name="P83"><text:s text:c="4"/>algo_for_each(set_begin(pset_coll1), set_end(pset_coll1), _print); </text:p>
            <text:p text:style-name="P83"><text:s text:c="4"/>printf("\n"); </text:p>
            <text:p text:style-name="P83"/>
            <text:p text:style-name="P83"><text:s text:c="4"/>/* transform each element from coll1 to coll2 */ </text:p>
            <text:p text:style-name="P83"><text:s text:c="4"/>vector_resize(pvec_coll2, set_size(pset_coll1)); </text:p>
            <text:p text:style-name="P83"><text:s text:c="4"/>algo_transform(set_begin(pset_coll1), set_end(pset_coll1), </text:p>
            <text:p text:style-name="P83"><text:s text:c="8"/>vector_begin(pvec_coll2), _square); </text:p>
            <text:p text:style-name="P83"/>
            <text:p text:style-name="P83"><text:s text:c="4"/>printf("squared: "); </text:p>
            <text:p text:style-name="P83"><text:s text:c="4"/>algo_for_each(vector_begin(pvec_coll2), vector_end(pvec_coll2), _print); </text:p>
            <text:p text:style-name="P83"><text:s text:c="4"/>printf("\n"); </text:p>
            <text:p text:style-name="P83"/>
            <text:p text:style-name="P83"><text:soft-page-break/><text:s text:c="4"/>set_destroy(pset_coll1); </text:p>
            <text:p text:style-name="P83"><text:s text:c="4"/>vector_destroy(pvec_coll2); </text:p>
            <text:p text:style-name="P83"/>
            <text:p text:style-name="P83"><text:s text:c="4"/>return 0; </text:p>
            <text:p text:style-name="P83">}</text:p>
          </table:table-cell>
        </table:table-row>
      </table:table>
      <text:p text:style-name="P39"/>
      <text:p text:style-name="P37">上面的例子中<text:span text:style-name="T23">_square</text:span>为了在从<text:span text:style-name="T41">pset_coll1 </text:span>到<text:span text:style-name="T41">pvec_coll2 </text:span>的数据传送过程中产生整数的平方。</text:p>
      <text:p text:style-name="P43"><draw:frame draw:style-name="fr4" draw:name="图形10" text:anchor-type="paragraph" svg:y="-0.194cm" svg:width="19.006cm" svg:height="8.915cm" draw:z-index="30"><draw:image xlink:href="Pictures/10000000000002C80000014EA6625447.jpg" xlink:type="simple" xlink:show="embed" xlink:actuate="onLoad"/></draw:frame>图 <text:span text:style-name="T23">2.9 algo_transform()</text:span>的执行方式</text:p>
      <text:p text:style-name="P37">输出结果:</text:p>
      <text:p text:style-name="P33">initialized: 1 2 3 4 5 6 7 8 9 </text:p>
      <text:p text:style-name="P33">squared: 1 4 9 16 25 36 49 64 81 </text:p>
      <text:list xml:id="list419549429" text:continue-numbering="true" text:style-name="WW8Num13">
        <text:list-item>
          <text:list>
            <text:list-item>
              <text:list>
                <text:list-item>
                  <text:h text:style-name="P217" text:outline-level="3">自定义规则，函数和谓词</text:h>
                </text:list-item>
              </text:list>
            </text:list-item>
          </text:list>
        </text:list-item>
      </text:list>
      <text:p text:style-name="P46"><text:span text:style-name="T54"><text:tab/>观察上面两个例子所使用的自定义规则，你会发现这些规则的形式很奇怪，不论是</text:span><text:span text:style-name="T36">_print</text:span><text:span text:style-name="T54">还是</text:span><text:span text:style-name="T36">_square它们都是这样的形式：</text:span></text:p>
      <text:p text:style-name="P84">void xxxx(const void* cpv_input, void* pv_output) ;</text:p>
      <text:p text:style-name="P46"><text:span text:style-name="T54">这就是</text:span><text:span text:style-name="T36">libcstl</text:span><text:span text:style-name="T54">规定的自定义规则的函数形式，只有这样形式的规则才会被算法接受。将规则限定为这种形式是为了能够处理任何的数据类型，无论什么数据类型都可以采用这样的方式来制定规则。</text:span></text:p>
      <text:p text:style-name="P45"><text:tab/>除了上面的形式之外，还有一种形式的规则也是被算法接受的：</text:p>
      <text:p text:style-name="P84">void xxxx(const void* cpv_first, const void* cpv_second, void* pv_output) ;</text:p>
      <text:p text:style-name="P45">只有这两种形式被算法接受，我们把前者叫做一元函数，把后者叫做二元函数。它们是不同的规则形式不能混淆，有的函数只接受一元函数作为规则，有的函数只接受二元函数作为规则。</text:p>
      <text:p text:style-name="P45"><text:tab/>对于一元函数和二元函数来说最后一个参数都是输出，前面的参数是输入。</text:p>
      <text:p text:style-name="P36"><text:span text:style-name="T61"><text:tab/>算法在使用这些自定义规则的时候，大部分的规则的输出参数都是</text:span><text:span text:style-name="T39">bool_t</text:span><text:span text:style-name="T61">类型的(</text:span><text:span text:style-name="T39">bool_t是辅助类型在第三章介</text:span><text:soft-page-break/><text:span text:style-name="T39">绍</text:span><text:span text:style-name="T61">)，还有些输出参数不是</text:span><text:span text:style-name="T39">bool_t</text:span><text:span text:style-name="T61">类型的如上面两个例子中的自定义规则</text:span><text:span text:style-name="T39">_print</text:span><text:span text:style-name="T61">和</text:span><text:span text:style-name="T39">_square</text:span><text:span text:style-name="T61">。我们把输出参数是</text:span><text:span text:style-name="T39">bool_t</text:span><text:span text:style-name="T61">类型的函数叫做谓词。因此谓词也有一元谓词和二元谓词。下面的这些例子展示了如何定义和使用谓词：</text:span></text:p>
      <text:p text:style-name="P36"><text:span text:style-name="T50"><text:tab/></text:span><text:span text:style-name="T54">下面是一个使用一元谓词判断素数的例子:</text:span></text:p>
      <table:table table:name="表格27" table:style-name="表格27">
        <table:table-column table:style-name="表格27.A"/>
        <table:table-row>
          <table:table-cell table:style-name="表格27.A1" office:value-type="string">
            <text:p text:style-name="P83">/* </text:p>
            <text:p text:style-name="P83"><text:s/>* prime1.c </text:p>
            <text:p text:style-name="P83"><text:s/>* compile with : -lcstl </text:p>
            <text:p text:style-name="P83"><text:s/>*/ </text:p>
            <text:p text:style-name="P83"/>
            <text:p text:style-name="P83">#include &lt;stdio.h&gt; </text:p>
            <text:p text:style-name="P83">#include &lt;stdlib.h&gt; </text:p>
            <text:p text:style-name="P83">#include &lt;cstl/clist.h&gt; </text:p>
            <text:p text:style-name="P83">#include &lt;cstl/calgorithm.h&gt; </text:p>
            <text:p text:style-name="P83"/>
            <text:p text:style-name="P83">static void _is_prime(const void* cpv_input, void* pv_output) </text:p>
            <text:p text:style-name="P83">{ </text:p>
            <text:p text:style-name="P83"><text:s text:c="4"/>int number = abs(*(int*)cpv_input); </text:p>
            <text:p text:style-name="P83"><text:s text:c="4"/>int divisor = 0; </text:p>
            <text:p text:style-name="P83"/>
            <text:p text:style-name="P83"><text:s text:c="4"/>/* 0 and 1 are prime number */ </text:p>
            <text:p text:style-name="P83"><text:s text:c="4"/>if(number == 0 || number == 1) </text:p>
            <text:p text:style-name="P83"><text:s text:c="4"/>{ </text:p>
            <text:p text:style-name="P83"><text:s text:c="8"/>*(bool_t*)pv_output = true; </text:p>
            <text:p text:style-name="P83"><text:s text:c="8"/>return; </text:p>
            <text:p text:style-name="P83"><text:s text:c="4"/>} </text:p>
            <text:p text:style-name="P83"/>
            <text:p text:style-name="P83"><text:s text:c="4"/>for(divisor = number / 2; number % divisor != 0; --divisor) </text:p>
            <text:p text:style-name="P83"><text:s text:c="4"/>{ </text:p>
            <text:p text:style-name="P83"><text:s text:c="8"/>continue; </text:p>
            <text:p text:style-name="P83"><text:s text:c="4"/>} </text:p>
            <text:p text:style-name="P83"/>
            <text:p text:style-name="P83"><text:s text:c="4"/>*(bool_t*)pv_output = divisor == 1 ? true : false; </text:p>
            <text:p text:style-name="P83">} </text:p>
            <text:p text:style-name="P83"/>
            <text:p text:style-name="P83">int main(int argc, char* argv[]) </text:p>
            <text:p text:style-name="P83">{ </text:p>
            <text:p text:style-name="P83"><text:s text:c="4"/>list_t* plist_coll = create_list(int); </text:p>
            <text:p text:style-name="P83"><text:s text:c="4"/>list_iterator_t it_pos; </text:p>
            <text:p text:style-name="P83"><text:s text:c="4"/>int i = 0; </text:p>
            <text:p text:style-name="P83"><text:s/></text:p>
            <text:p text:style-name="P83"><text:s text:c="4"/>if(plist_coll == NULL) </text:p>
            <text:p text:style-name="P83"><text:s text:c="4"/>{ </text:p>
            <text:p text:style-name="P83"><text:s text:c="8"/>return -1; </text:p>
            <text:p text:style-name="P83"><text:s text:c="4"/>} </text:p>
            <text:p text:style-name="P83"><text:soft-page-break/></text:p>
            <text:p text:style-name="P83"><text:s text:c="4"/>list_init(plist_coll); </text:p>
            <text:p text:style-name="P83"/>
            <text:p text:style-name="P83"><text:s text:c="4"/>for(i = 24; i &lt;= 30; ++i) </text:p>
            <text:p text:style-name="P83"><text:s text:c="4"/>{ </text:p>
            <text:p text:style-name="P83"><text:s text:c="8"/>list_push_back(plist_coll, i); </text:p>
            <text:p text:style-name="P83"><text:s text:c="4"/>} </text:p>
            <text:p text:style-name="P83"/>
            <text:p text:style-name="P83"><text:s text:c="4"/>/* search for prime number */ </text:p>
            <text:p text:style-name="P83"><text:s text:c="4"/>it_pos = algo_find_if(list_begin(plist_coll), list_end(plist_coll), _is_prime); </text:p>
            <text:p text:style-name="P83"><text:s text:c="4"/>if(iterator_equal(it_pos, list_end(plist_coll))) </text:p>
            <text:p text:style-name="P83"><text:s text:c="4"/>{ </text:p>
            <text:p text:style-name="P83"><text:s text:c="8"/>printf("no prime number found.\n"); </text:p>
            <text:p text:style-name="P83"><text:s text:c="4"/>} </text:p>
            <text:p text:style-name="P83"><text:s text:c="4"/>else </text:p>
            <text:p text:style-name="P83"><text:s text:c="4"/>{ </text:p>
            <text:p text:style-name="P83"><text:s text:c="8"/>printf("%d is the first prime.\n", *(int*)iterator_get_pointer(it_pos)); </text:p>
            <text:p text:style-name="P83"><text:s text:c="4"/>} </text:p>
            <text:p text:style-name="P83"/>
            <text:p text:style-name="P83"><text:s text:c="4"/>list_destroy(plist_coll); </text:p>
            <text:p text:style-name="P83"/>
            <text:p text:style-name="P83"><text:s text:c="4"/>return 0; </text:p>
            <text:p text:style-name="P83">}</text:p>
          </table:table-cell>
        </table:table-row>
      </table:table>
      <text:p text:style-name="P39"/>
      <text:p text:style-name="P37">在这个例子中<text:span text:style-name="T23">algo_find_if()</text:span>算法在制定的范围内查找第一个使一元谓词获得<text:span text:style-name="T23">true</text:span>输出的数据，这个一元谓词就是<text:span text:style-name="T23">_is_prime</text:span>函数.在一元谓词<text:span text:style-name="T23">_is_prime</text:span>中计算数据是否为素数，如果是将输出<text:span text:style-name="T23">pv_output</text:span>设置为<text:span text:style-name="T23">true</text:span>否则设置为<text:span text:style-name="T23">false。</text:span>输出结果：</text:p>
      <text:p text:style-name="P33">29 is the first prime.</text:p>
      <text:p text:style-name="P39"/>
      <text:p text:style-name="P45"><text:tab/>下面再来看一个使用二元谓词的例子：</text:p>
      <table:table table:name="表格28" table:style-name="表格28">
        <table:table-column table:style-name="表格28.A"/>
        <table:table-row>
          <table:table-cell table:style-name="表格28.A1" office:value-type="string">
            <text:p text:style-name="P83">/* </text:p>
            <text:p text:style-name="P83"><text:s/>* sort1.c </text:p>
            <text:p text:style-name="P83"><text:s/>* compile with : -lcstl </text:p>
            <text:p text:style-name="P83"><text:s/>*/ </text:p>
            <text:p text:style-name="P83"/>
            <text:p text:style-name="P83">#include &lt;stdio.h&gt; </text:p>
            <text:p text:style-name="P83">#include &lt;string.h&gt; </text:p>
            <text:p text:style-name="P83">#include &lt;cstl/cdeque.h&gt; </text:p>
            <text:p text:style-name="P83">#include &lt;cstl/calgorithm.h&gt; </text:p>
            <text:p text:style-name="P83"/>
            <text:p text:style-name="P83">typedef struct _tagperson </text:p>
            <text:p text:style-name="P83">{ </text:p>
            <text:p text:style-name="P83"><text:s text:c="4"/>char s_firstname[21]; </text:p>
            <text:p text:style-name="P83"><text:soft-page-break/><text:s text:c="4"/>char s_lastname[21]; </text:p>
            <text:p text:style-name="P83">}person_t; </text:p>
            <text:p text:style-name="P83"/>
            <text:p text:style-name="P83">static void _print(const void* cpv_input, void* pv_output) </text:p>
            <text:p text:style-name="P83">{ </text:p>
            <text:p text:style-name="P83"><text:s text:c="4"/>printf("%s.%s ", </text:p>
            <text:p text:style-name="P83"><text:s text:c="8"/>((person_t*)cpv_input)-&gt;s_firstname, </text:p>
            <text:p text:style-name="P83"><text:s text:c="8"/>((person_t*)cpv_input)-&gt;s_lastname); </text:p>
            <text:p text:style-name="P83">} </text:p>
            <text:p text:style-name="P83"/>
            <text:p text:style-name="P83">static void _person_sort_criterion( </text:p>
            <text:p text:style-name="P83"><text:s text:c="4"/>const void* cpv_first, const void* cpv_second, void* pv_output) </text:p>
            <text:p text:style-name="P83">{ </text:p>
            <text:p text:style-name="P83"><text:s text:c="4"/>person_t* pt_first = (person_t*)cpv_first; </text:p>
            <text:p text:style-name="P83"><text:s text:c="4"/>person_t* pt_second = (person_t*)cpv_second; </text:p>
            <text:p text:style-name="P83"><text:s text:c="4"/>int n_result1 = strncmp(pt_first-&gt;s_firstname, pt_second-&gt;s_firstname, 21); </text:p>
            <text:p text:style-name="P83"><text:s text:c="4"/>int n_result2 = strncmp(pt_first-&gt;s_lastname, pt_second-&gt;s_lastname, 21); </text:p>
            <text:p text:style-name="P83"/>
            <text:p text:style-name="P83"><text:s text:c="4"/>if(n_result1 &lt; 0 || (n_result1 == 0 &amp;&amp; n_result2 &lt; 0)) </text:p>
            <text:p text:style-name="P83"><text:s text:c="4"/>{ </text:p>
            <text:p text:style-name="P83"><text:s text:c="8"/>*(bool_t*)pv_output = true; </text:p>
            <text:p text:style-name="P83"><text:s text:c="4"/>} </text:p>
            <text:p text:style-name="P83"><text:s text:c="4"/>else </text:p>
            <text:p text:style-name="P83"><text:s text:c="4"/>{ </text:p>
            <text:p text:style-name="P83"><text:s text:c="8"/>*(bool_t*)pv_output = false; </text:p>
            <text:p text:style-name="P83"><text:s text:c="4"/>} </text:p>
            <text:p text:style-name="P83">} </text:p>
            <text:p text:style-name="P83"/>
            <text:p text:style-name="P83">int main(int argc, char* argv[]) </text:p>
            <text:p text:style-name="P83">{ </text:p>
            <text:p text:style-name="P83"><text:s text:c="4"/>deque_t* pdeq_coll = NULL; </text:p>
            <text:p text:style-name="P83"><text:s text:c="4"/>person_t t_person; </text:p>
            <text:p text:style-name="P83"/>
            <text:p text:style-name="P83"><text:s text:c="4"/>type_register(person_t, NULL, NULL, NULL, NULL); </text:p>
            <text:p text:style-name="P83"><text:s text:c="4"/>pdeq_coll = create_deque(person_t); </text:p>
            <text:p text:style-name="P83"><text:s text:c="4"/>if(pdeq_coll == NULL) </text:p>
            <text:p text:style-name="P83"><text:s text:c="4"/>{ </text:p>
            <text:p text:style-name="P83"><text:s text:c="8"/>return -1; </text:p>
            <text:p text:style-name="P83"><text:s text:c="4"/>} </text:p>
            <text:p text:style-name="P83"/>
            <text:p text:style-name="P83"><text:s text:c="4"/>deque_init(pdeq_coll); </text:p>
            <text:p text:style-name="P83"/>
            <text:p text:style-name="P83"><text:s text:c="4"/>memset(t_person.s_firstname, '\0', 21); </text:p>
            <text:p text:style-name="P83"><text:soft-page-break/><text:s text:c="4"/>memset(t_person.s_lastname, '\0', 21); </text:p>
            <text:p text:style-name="P83"><text:s text:c="4"/>strcpy(t_person.s_firstname, "Jonh"); </text:p>
            <text:p text:style-name="P83"><text:s text:c="4"/>strcpy(t_person.s_lastname, "right"); </text:p>
            <text:p text:style-name="P83"><text:s text:c="4"/>deque_push_back(pdeq_coll, &amp;t_person); </text:p>
            <text:p text:style-name="P83"><text:s text:c="4"/>memset(t_person.s_firstname, '\0', 21); </text:p>
            <text:p text:style-name="P83"><text:s text:c="4"/>memset(t_person.s_lastname, '\0', 21); </text:p>
            <text:p text:style-name="P83"><text:s text:c="4"/>strcpy(t_person.s_firstname, "Bill"); </text:p>
            <text:p text:style-name="P83"><text:s text:c="4"/>strcpy(t_person.s_lastname, "killer"); </text:p>
            <text:p text:style-name="P83"><text:s text:c="4"/>deque_push_back(pdeq_coll, &amp;t_person); </text:p>
            <text:p text:style-name="P83"><text:s text:c="4"/>memset(t_person.s_firstname, '\0', 21); </text:p>
            <text:p text:style-name="P83"><text:s text:c="4"/>memset(t_person.s_lastname, '\0', 21); </text:p>
            <text:p text:style-name="P83"><text:s text:c="4"/>strcpy(t_person.s_firstname, "Jonh"); </text:p>
            <text:p text:style-name="P83"><text:s text:c="4"/>strcpy(t_person.s_lastname, "sound"); </text:p>
            <text:p text:style-name="P83"><text:s text:c="4"/>deque_push_back(pdeq_coll, &amp;t_person); </text:p>
            <text:p text:style-name="P83"><text:s text:c="4"/>memset(t_person.s_firstname, '\0', 21); </text:p>
            <text:p text:style-name="P83"><text:s text:c="4"/>memset(t_person.s_lastname, '\0', 21); </text:p>
            <text:p text:style-name="P83"><text:s text:c="4"/>strcpy(t_person.s_firstname, "Bin"); </text:p>
            <text:p text:style-name="P83"><text:s text:c="4"/>strcpy(t_person.s_lastname, "lee"); </text:p>
            <text:p text:style-name="P83"><text:s text:c="4"/>deque_push_back(pdeq_coll, &amp;t_person); </text:p>
            <text:p text:style-name="P83"><text:s text:c="4"/>memset(t_person.s_firstname, '\0', 21); </text:p>
            <text:p text:style-name="P83"><text:s text:c="4"/>memset(t_person.s_lastname, '\0', 21); </text:p>
            <text:p text:style-name="P83"><text:s text:c="4"/>strcpy(t_person.s_firstname, "Lee"); </text:p>
            <text:p text:style-name="P83"><text:s text:c="4"/>strcpy(t_person.s_lastname, "bird"); </text:p>
            <text:p text:style-name="P83"><text:s text:c="4"/>deque_push_back(pdeq_coll, &amp;t_person); </text:p>
            <text:p text:style-name="P83"/>
            <text:p text:style-name="P83"><text:s text:c="4"/>algo_for_each(deque_begin(pdeq_coll), deque_end(pdeq_coll), _print); </text:p>
            <text:p text:style-name="P83"><text:s text:c="4"/>printf("\n"); </text:p>
            <text:p text:style-name="P83"/>
            <text:p text:style-name="P83"><text:s text:c="4"/>algo_sort_if(deque_begin(pdeq_coll), deque_end(pdeq_coll),</text:p>
            <text:p text:style-name="P83"><text:s text:c="8"/>_person_sort_criterion); </text:p>
            <text:p text:style-name="P83"/>
            <text:p text:style-name="P83"><text:s text:c="4"/>algo_for_each(deque_begin(pdeq_coll), deque_end(pdeq_coll), _print); </text:p>
            <text:p text:style-name="P83"><text:s text:c="4"/>printf("\n"); </text:p>
            <text:p text:style-name="P83"/>
            <text:p text:style-name="P83"><text:s text:c="4"/>deque_destroy(pdeq_coll); </text:p>
            <text:p text:style-name="P83"/>
            <text:p text:style-name="P83"><text:s text:c="4"/>return 0; </text:p>
            <text:p text:style-name="P83">}</text:p>
          </table:table-cell>
        </table:table-row>
      </table:table>
      <text:p text:style-name="P45">输出的结果是：</text:p>
      <text:p text:style-name="P33">Jonh.right Bill.killer Jonh.sound Bin.lee Lee.bird </text:p>
      <text:p text:style-name="P33">Bill.killer Bin.lee Jonh.right Jonh.sound Lee.bird </text:p>
      <text:p text:style-name="P33">可以看出是按照<text:span text:style-name="T65">_person_sort_criterion()</text:span>制定的规则排序的。</text:p>
      <text:list xml:id="list2154448993" text:continue-numbering="true" text:style-name="WW8Num13">
        <text:list-item>
          <text:list>
            <text:list-item>
              <text:list>
                <text:list-item>
                  <text:h text:style-name="P219" text:outline-level="3"><text:soft-page-break/>libcstl函数</text:h>
                </text:list-item>
              </text:list>
            </text:list-item>
          </text:list>
        </text:list-item>
      </text:list>
      <text:p text:style-name="P36"><text:span text:style-name="T50"><text:tab/></text:span><text:span text:style-name="T61">通过前面的例子我们知道可以通过自定义规则来扩展或者改变算法的行为，从而增强算法的能力和扩展性。那是不是只要使用自定义规则我们就要自己去编写新的规则呢？答案是否定的，因为</text:span><text:span text:style-name="T39">libcstl</text:span><text:span text:style-name="T61">库提供了大量的自定义规则，在这里我们把这些</text:span><text:span text:style-name="T39">libcstl</text:span><text:span text:style-name="T61">库预定以的自定义规则叫做</text:span><text:span text:style-name="T39">libcstl</text:span><text:span text:style-name="T61">函数，这些函数中一大部分是谓词。它们的形式都符合上面我们看到的算法接受的函数形式。要使用这些预定义的函数必须包含头文件：</text:span></text:p>
      <text:p text:style-name="P48">#include &lt;cstl/cfunctional.h&gt;</text:p>
      <text:p text:style-name="P37">下面是一个使用了<text:span text:style-name="T25">libcstl</text:span>预定义的二元函数的例子：</text:p>
      <table:table table:name="表格29" table:style-name="表格29">
        <table:table-column table:style-name="表格29.A"/>
        <table:table-row>
          <table:table-cell table:style-name="表格29.A1" office:value-type="string">
            <text:p text:style-name="P83">/* </text:p>
            <text:p text:style-name="P83"><text:s/>* sort2.c </text:p>
            <text:p text:style-name="P83"><text:s/>* compile with : -lcstl </text:p>
            <text:p text:style-name="P83"><text:s/>*/ </text:p>
            <text:p text:style-name="P83"/>
            <text:p text:style-name="P83">#include &lt;stdio.h&gt; </text:p>
            <text:p text:style-name="P83">#include &lt;cstl/cdeque.h&gt; </text:p>
            <text:p text:style-name="P83">#include &lt;cstl/calgorithm.h&gt; </text:p>
            <text:p text:style-name="P83">#include &lt;cstl/cfunctional.h&gt; </text:p>
            <text:p text:style-name="P83"/>
            <text:p text:style-name="P83">int main(int argc, char* argv[]) </text:p>
            <text:p text:style-name="P83">{ </text:p>
            <text:p text:style-name="P83"><text:s text:c="4"/>deque_t* pdeq_coll = create_deque(int); </text:p>
            <text:p text:style-name="P83"><text:s text:c="4"/>deque_iterator_t it_pos; </text:p>
            <text:p text:style-name="P83"/>
            <text:p text:style-name="P83"><text:s text:c="4"/>if(pdeq_coll == NULL) </text:p>
            <text:p text:style-name="P83"><text:s text:c="4"/>{ </text:p>
            <text:p text:style-name="P83"><text:s text:c="8"/>return -1; </text:p>
            <text:p text:style-name="P83"><text:s text:c="4"/>} </text:p>
            <text:p text:style-name="P83"/>
            <text:p text:style-name="P83"><text:s text:c="4"/>deque_init(pdeq_coll); </text:p>
            <text:p text:style-name="P83"/>
            <text:p text:style-name="P83"><text:s text:c="4"/>deque_push_back(pdeq_coll, 34); </text:p>
            <text:p text:style-name="P83"><text:s text:c="4"/>deque_push_back(pdeq_coll, 22); </text:p>
            <text:p text:style-name="P83"><text:s text:c="4"/>deque_push_back(pdeq_coll, 90); </text:p>
            <text:p text:style-name="P83"><text:s text:c="4"/>deque_push_back(pdeq_coll, 51); </text:p>
            <text:p text:style-name="P83"><text:s text:c="4"/>deque_push_back(pdeq_coll, 11); </text:p>
            <text:p text:style-name="P83"><text:s text:c="4"/>deque_push_back(pdeq_coll, 47); </text:p>
            <text:p text:style-name="P83"><text:s text:c="4"/>deque_push_back(pdeq_coll, 33); </text:p>
            <text:p text:style-name="P83"/>
            <text:p text:style-name="P83"><text:s text:c="4"/>for(it_pos = deque_begin(pdeq_coll); </text:p>
            <text:p text:style-name="P83"><text:s text:c="8"/>!iterator_equal(it_pos, deque_end(pdeq_coll)); </text:p>
            <text:p text:style-name="P83"><text:s text:c="8"/>it_pos = iterator_next(it_pos)) </text:p>
            <text:p text:style-name="P83"><text:soft-page-break/><text:s text:c="4"/>{ </text:p>
            <text:p text:style-name="P83"><text:s text:c="8"/>printf("%d ", *(int*)iterator_get_pointer(it_pos)); </text:p>
            <text:p text:style-name="P83"><text:s text:c="4"/>} </text:p>
            <text:p text:style-name="P83"><text:s text:c="4"/>printf("\n"); </text:p>
            <text:p text:style-name="P83"/>
            <text:p text:style-name="P83"><text:s text:c="4"/>algo_sort(deque_begin(pdeq_coll), deque_end(pdeq_coll)); </text:p>
            <text:p text:style-name="P83"><text:s text:c="4"/>for(it_pos = deque_begin(pdeq_coll); </text:p>
            <text:p text:style-name="P83"><text:s text:c="8"/>!iterator_equal(it_pos, deque_end(pdeq_coll));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algo_sort_if(deque_begin(pdeq_coll), deque_end(pdeq_coll), fun_greater_int); </text:p>
            <text:p text:style-name="P83"><text:s text:c="4"/>for(it_pos = deque_begin(pdeq_coll); </text:p>
            <text:p text:style-name="P83"><text:s text:c="8"/>!iterator_equal(it_pos, deque_end(pdeq_coll)); </text:p>
            <text:p text:style-name="P83"><text:s text:c="8"/>it_pos = iterator_next(it_pos)) </text:p>
            <text:p text:style-name="P83"><text:s text:c="4"/>{ </text:p>
            <text:p text:style-name="P83"><text:s text:c="8"/>printf("%d ", *(int*)iterator_get_pointer(it_pos)); </text:p>
            <text:p text:style-name="P83"><text:s text:c="4"/>} </text:p>
            <text:p text:style-name="P83"><text:s text:c="4"/>printf("\n"); </text:p>
            <text:p text:style-name="P83"/>
            <text:p text:style-name="P83"><text:s text:c="4"/>deque_destroy(pdeq_coll); </text:p>
            <text:p text:style-name="P83"/>
            <text:p text:style-name="P83"><text:s text:c="4"/>return 0; </text:p>
            <text:p text:style-name="P83">}</text:p>
          </table:table-cell>
        </table:table-row>
      </table:table>
      <text:p text:style-name="P39"/>
      <text:p text:style-name="P37">在向<text:span text:style-name="T41">pdeq_coll</text:span>中插入了数据后使用<text:span text:style-name="T23">algo_sort()</text:span>排序，这个算法其实是<text:span text:style-name="T23">algo_sort_if()</text:span>的使用默认关系二元函数的缩写版本，如果容器中的数据是<text:span text:style-name="T23">int</text:span>类型那么这个默认的关系二元函数就是<text:span text:style-name="T23">fun_less_int()。</text:span>最后使用了<text:span text:style-name="T23">algo_sort_if()</text:span>使用<text:span text:style-name="T23">fun_greater_int()</text:span>作为排序规则从大到小排序，所以结果：</text:p>
      <text:p text:style-name="P33">34 22 90 51 11 47 33 </text:p>
      <text:p text:style-name="P33">11 22 33 34 47 51 90 </text:p>
      <text:p text:style-name="P33">90 51 47 34 33 22 11 </text:p>
      <text:list xml:id="list1575109405" text:continue-numbering="true" text:style-name="WW8Num13">
        <text:list-item>
          <text:list>
            <text:list-item>
              <text:h text:style-name="P205" text:outline-level="2"><text:span text:style-name="T23">libcstl容器</text:span>的使用过程</text:h>
              <text:list>
                <text:list-item>
                  <text:h text:style-name="P213" text:outline-level="3">libcstl容器的使用过程</text:h>
                </text:list-item>
              </text:list>
            </text:list-item>
          </text:list>
        </text:list-item>
      </text:list>
      <text:p text:style-name="P36"><text:span text:style-name="T29"><text:tab/></text:span><text:span text:style-name="T26">libcstl</text:span><text:span text:style-name="T54">提供定义的一系列的新类型，包括容器，容器适配器，迭代器，工具类型，函数类型。其中容器(序列容器</text:span><text:soft-page-break/><text:span text:style-name="T36">vector_t，deque_t，list_t，slist_t，</text:span><text:span text:style-name="T54">关联容器</text:span><text:span text:style-name="T36">set_t，map_t，multiset_t，multimap_t，hash_set_t，hash_map_t，</text:span><text:span text:style-name="T54"> </text:span><text:span text:style-name="T36">hash_multiset_t，</text:span><text:span text:style-name="T54">容器适配器</text:span><text:span text:style-name="T36">stack_t，queue_t，priority_queue_t，</text:span><text:span text:style-name="T54">字符串</text:span><text:span text:style-name="T36">string_t</text:span><text:span text:style-name="T54">)和工具类型中的</text:span><text:span text:style-name="T36">pair_t</text:span><text:span text:style-name="T54">在使用的时候都要遵循以下的过程：</text:span></text:p>
      <text:p text:style-name="P37"><text:tab/>首先要创建一个容器，然后初始化，使用完成后要销毁。下面以<text:span text:style-name="T23">vector_t</text:span>为例：</text:p>
      <text:list xml:id="list400020492" text:style-name="L50">
        <text:list-item>
          <text:p text:style-name="P152">创建</text:p>
        </text:list-item>
      </text:list>
      <text:p text:style-name="P37"><text:tab/>使用<text:span text:style-name="T23">vector_t</text:span>之前要根据容器中存储的数据的类型创建容器，如果要存储<text:span text:style-name="T23">int</text:span>类型的数据调用<text:span text:style-name="T23">create_vector()</text:span>函数：</text:p>
      <text:p text:style-name="P48">vector_t* pvec_coll = create_vector(int);</text:p>
      <text:p text:style-name="P37">如果如果创建成功<text:span text:style-name="T23">pvec_coll</text:span>就是指向新创建的保存<text:span text:style-name="T23">int</text:span>类型的<text:span text:style-name="T23">vector_t</text:span>容器，如果创建过程失败那么<text:span text:style-name="T23">pvec_coll</text:span>就等于<text:span text:style-name="T23">NULL</text:span>。所以在创建一个类型之后要判断是否创建成功。每一个需要创建的类型都有一个以<text:span text:style-name="T23">create_</text:span>为前缀的函数，具体请参考《<text:span text:style-name="T23">The libcstl Library Reference Manual</text:span>》。</text:p>
      <text:list xml:id="list995083341" text:style-name="L51">
        <text:list-item>
          <text:p text:style-name="P153">初始化</text:p>
        </text:list-item>
      </text:list>
      <text:p text:style-name="P37"><text:tab/>当<text:span text:style-name="T23">vector_t</text:span>被创建后要对容器进行初始化，这样才能使用，如果使用未初始化的容器，行为是未定义的，因为有很多事情要在初始化的过程中做。对于一个<text:span text:style-name="T23">libcstl容器</text:span>来说往往有多种初始化函数，这些初始化函数可以以不同的方式初始化这个<text:span text:style-name="T23">libcstl容器</text:span>。</text:p>
      <text:p text:style-name="P36"><text:span text:style-name="T54"><text:tab/>例如</text:span><text:span text:style-name="T36">vector_t</text:span><text:span text:style-name="T54">有</text:span><text:span text:style-name="T36">vector_init()，vector_init_n()，vector_init_elem()，vector_init_copy()，vector_init_copy_range()</text:span><text:span text:style-name="T54"> </text:span><text:span text:style-name="T36">5</text:span><text:span text:style-name="T54">个初始化函数，它们根据不同的方式对</text:span><text:span text:style-name="T36">vector_t</text:span><text:span text:style-name="T54">容器进行初始化，在创建</text:span><text:span text:style-name="T36">vector_t</text:span><text:span text:style-name="T54">容器后可以调用其中的任意一个，但是只能调用一次，如果对一个容器类型初始化多次那么程序的行为是未定义的：</text:span></text:p>
      <text:p text:style-name="P48">vector_init_n(pvec_coll, 100);</text:p>
      <text:p text:style-name="P37">初始化<text:span text:style-name="T23">vector_t</text:span>后容器中有<text:span text:style-name="T23">100</text:span>个元素，每个元素的值都是<text:span text:style-name="T23">0</text:span>。</text:p>
      <text:list xml:id="list1500167312" text:style-name="L52">
        <text:list-item>
          <text:p text:style-name="P154">销毁</text:p>
        </text:list-item>
      </text:list>
      <text:p text:style-name="P37"><text:tab/><text:span text:style-name="T23">vector_t</text:span>使用完毕后一定要销毁，如果未销毁那么容器所占的内存就不会被释放。每一个容器都有销毁函数如：</text:p>
      <text:p text:style-name="P48">vector_destroy(pvec_coll);</text:p>
      <text:p text:style-name="P48"/>
      <text:list xml:id="list928063394" text:continue-list="list1575109405" text:style-name="WW8Num13">
        <text:list-item>
          <text:list>
            <text:list-item>
              <text:list>
                <text:list-item>
                  <text:h text:style-name="P212" text:outline-level="3">数据类型的使用</text:h>
                </text:list-item>
              </text:list>
            </text:list-item>
          </text:list>
        </text:list-item>
      </text:list>
      <text:p text:style-name="P48"><text:tab/><text:span text:style-name="T40">l</text:span><text:span text:style-name="T42">ibcstl 2.0</text:span><text:span text:style-name="T58">版本对数据类型的处理做了很大改进，现在能够处理任何数据类型，</text:span><text:span text:style-name="T42">libcstl</text:span><text:span text:style-name="T58">将数据类型分为三类：</text:span></text:p>
      <text:list xml:id="list621903416" text:style-name="L53">
        <text:list-item>
          <text:p text:style-name="P164"><text:span text:style-name="T42">C</text:span><text:span text:style-name="T58">语言内建类型</text:span></text:p>
        </text:list-item>
      </text:list>
      <text:p text:style-name="P48"><text:span text:style-name="T58"><text:tab/></text:span><text:span text:style-name="T42">C</text:span><text:span text:style-name="T58">语言支持的基本类型如，</text:span><text:span text:style-name="T42">int</text:span><text:span text:style-name="T58">, </text:span><text:span text:style-name="T42">double</text:span><text:span text:style-name="T58">, </text:span><text:span text:style-name="T42">long</text:span><text:span text:style-name="T58">, </text:span><text:span text:style-name="T42">char</text:span><text:span text:style-name="T58">等，</text:span><text:span text:style-name="T42">C</text:span><text:span text:style-name="T58">字符串也属于这一类。</text:span></text:p>
      <text:list xml:id="list875074126" text:style-name="L54">
        <text:list-item>
          <text:p text:style-name="P165"><text:span text:style-name="T42">libcstl</text:span><text:span text:style-name="T58">内建类型</text:span></text:p>
        </text:list-item>
      </text:list>
      <text:p text:style-name="P48"><text:span text:style-name="T58"><text:tab/></text:span><text:span text:style-name="T42">libcstl</text:span><text:span text:style-name="T58">库内部的容器类型，迭代器类型等等。</text:span></text:p>
      <text:list xml:id="list1796976247" text:style-name="L55">
        <text:list-item>
          <text:p text:style-name="P155">用户自定义类型</text:p>
        </text:list-item>
      </text:list>
      <text:p text:style-name="P48"><text:tab/><text:span text:style-name="T60">用户自己定义的结构，联合，枚举或者重定义的类型。</text:span></text:p>
      <text:p text:style-name="P48"/>
      <text:p text:style-name="P48"><text:tab/><text:span text:style-name="T60">对于前两种类型可以在创建容器中直接使用如：</text:span></text:p>
      <text:p text:style-name="P49">vector_t* pvec_coll = create_vector(int);</text:p>
      <text:p text:style-name="P49">vector_t* pvec_coll = create_vector(double);</text:p>
      <text:p text:style-name="P49">vector_t* pvec_coll = create_vector(char*);</text:p>
      <text:p text:style-name="P49">vector_t* pvec_coll = create_vector(list_t&lt;int&gt;);</text:p>
      <text:p text:style-name="P48"><text:span text:style-name="T60">等等(这里创建保存</text:span><text:span text:style-name="T42">libcstl</text:span><text:span text:style-name="T58">内建类型的容器时类型的描述有些特别，我会在第十章中详细介绍</text:span><text:span text:style-name="T60">)。但是对于用户自定义类型这样的方式就会创建失败，如有一种用户自定义类型</text:span><text:span text:style-name="T40">abc_t</text:span><text:span text:style-name="T60">，现在要创建一个保存</text:span><text:span text:style-name="T40">abc_t</text:span><text:span text:style-name="T60">类型的</text:span><text:span text:style-name="T40">vector_t</text:span><text:span text:style-name="T60">容器：</text:span></text:p>
      <text:p text:style-name="P49">vector_t* pvec_coll = create_vector(abc_t);</text:p>
      <text:p text:style-name="P48"><text:soft-page-break/><text:span text:style-name="T60">直接这样创建 </text:span><text:span text:style-name="T40">pvec_coll一定为NULL，因为libcstl库并不知道关于abc_t类型的任何信息。要使用这种新类型就必须在使用它之前注册这种类型：</text:span></text:p>
      <text:p text:style-name="P49">type_register(abc_t, abc_init, abc_copy, abc_less, abc_destroy);</text:p>
      <text:p text:style-name="P33">注册之后libcstl就知道了该类型的信息如初始化方法abc_init，拷贝方法abc_copy，比较规则abc_less，销毁方法abc_destroy，这样就可以使用这个类型了而且是“一次注册到处使用”。具体在第十章中介绍类型机制。</text:p>
      <text:p text:style-name="P53"/>
      <text:list xml:id="list946025049" text:continue-list="list928063394" text:style-name="WW8Num13">
        <text:list-item>
          <text:h text:style-name="P197" text:outline-level="1"><text:span text:style-name="T23">libcstl</text:span>工具类型</text:h>
        </text:list-item>
      </text:list>
      <text:p text:style-name="P44"><text:span text:style-name="T53"><text:tab/><text:tab/>为了使用方便，</text:span><text:span text:style-name="T35">libcstl</text:span><text:span text:style-name="T53">提供了很多实用的小工具类型。使用这些小工具的时候几乎没有什么开销，有的甚至不需要为了使用它特意的去包含特殊的头文件。这些工具类型包括</text:span><text:span text:style-name="T35">libcstl</text:span><text:span text:style-name="T53">定义的布尔类型</text:span><text:span text:style-name="T35">bool_t</text:span><text:span text:style-name="T53">，用于保存对数据的</text:span><text:span text:style-name="T35">pair_t</text:span><text:span text:style-name="T53">，用于表示数据区间的</text:span><text:span text:style-name="T35">range_t</text:span><text:span text:style-name="T53">。</text:span></text:p>
      <text:p text:style-name="P160"/>
      <text:list xml:id="list194412973" text:continue-numbering="true" text:style-name="WW8Num13">
        <text:list-item>
          <text:list>
            <text:list-item>
              <text:h text:style-name="P203" text:outline-level="2">bool_t</text:h>
            </text:list-item>
          </text:list>
        </text:list-item>
      </text:list>
      <text:p text:style-name="P36"><text:span text:style-name="T19"><text:tab/></text:span><text:span text:style-name="T16">标准</text:span><text:span text:style-name="T26">C</text:span><text:span text:style-name="T16">语言中是没有布尔类型的，</text:span><text:span text:style-name="T54">为了使用方便和能够清楚的表达布尔的语义，</text:span><text:span text:style-name="T26">libcstl</text:span><text:span text:style-name="T54">引入了一个新的工具类型</text:span><text:span text:style-name="T36">bool_t</text:span><text:span text:style-name="T54">来表示布尔值，同时定义了</text:span><text:span text:style-name="T36">true</text:span><text:span text:style-name="T54">, </text:span><text:span text:style-name="T36">TRUE</text:span><text:span text:style-name="T54">, </text:span><text:span text:style-name="T36">false</text:span><text:span text:style-name="T54">, </text:span><text:span text:style-name="T36">FLASE。使用bool_t类型不需要包含特殊的头文件，</text:span><text:span text:style-name="T54">包含任何一个</text:span><text:span text:style-name="T26">libcstl</text:span><text:span text:style-name="T54">头文件就可以使用</text:span><text:span text:style-name="T36">bool_t</text:span><text:span text:style-name="T54">了。</text:span></text:p>
      <text:list xml:id="list457024973" text:continue-numbering="true" text:style-name="WW8Num13">
        <text:list-item>
          <text:list>
            <text:list-item>
              <text:h text:style-name="P206" text:outline-level="2">pair_t</text:h>
            </text:list-item>
          </text:list>
        </text:list-item>
      </text:list>
      <text:p text:style-name="P36"><text:span text:style-name="T54"><text:tab/>在前面的章节中已经知道映射，多重映射等是以键/值对这样的形式保存数据的，但是实际存储在容器中的值却是</text:span><text:span text:style-name="T36">pair_t</text:span><text:span text:style-name="T54">类型，有它来管理键/值对。不只是键/值对，所有成对的数据可以使用</text:span><text:span text:style-name="T36">pair_t</text:span><text:span text:style-name="T54">类型来描述。</text:span><text:span text:style-name="T36">pair_t</text:span><text:span text:style-name="T54">不是容器所以它不能够保存多对数据，一个</text:span><text:span text:style-name="T36">pair_t</text:span><text:span text:style-name="T54">只能保存一对数据。使用</text:span><text:span text:style-name="T36">pair_t</text:span><text:span text:style-name="T54">要求包含头文件：</text:span></text:p>
      <text:p text:style-name="P48">#include &lt;cstl/cutility.h&gt;</text:p>
      <text:p text:style-name="P53">但是如果程序已经包含了头文件</text:p>
      <text:p text:style-name="P55"><text:span text:style-name="T50">#include &lt;cstl/cmap.h&gt; </text:span><text:span text:style-name="T61">或者 </text:span><text:span text:style-name="T50">#include &lt;cstl/chash_map.h&gt;</text:span></text:p>
      <text:p text:style-name="P54"><text:span text:style-name="T54">就不必包含</text:span><text:span text:style-name="T51">&lt;cstl/cutility.h&gt;</text:span><text:span text:style-name="T54">头文件了，这是因为映射容器要用到</text:span><text:span text:style-name="T36">pair_t</text:span><text:span text:style-name="T54">，在它的头文件中已经包含了</text:span><text:span text:style-name="T51">&lt;cstl/cutility.h&gt;</text:span><text:span text:style-name="T54">头文件了。</text:span></text:p>
      <text:p text:style-name="P53"/>
      <text:list xml:id="list113814498" text:continue-numbering="true" text:style-name="WW8Num13">
        <text:list-item>
          <text:list>
            <text:list-item>
              <text:list>
                <text:list-item>
                  <text:h text:style-name="P214" text:outline-level="3"><text:span text:style-name="T23">pair_t</text:span>的使用过程</text:h>
                </text:list-item>
              </text:list>
            </text:list-item>
          </text:list>
        </text:list-item>
      </text:list>
      <text:p text:style-name="P36"><text:span text:style-name="T54"><text:tab/>虽然</text:span><text:span text:style-name="T36">pair_t</text:span><text:span text:style-name="T54">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ext:soft-page-break/>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36"><text:span text:style-name="T54"><text:tab/>上面的表格列出了</text:span><text:span text:style-name="T36">pair_t</text:span><text:span text:style-name="T54">创建，初始化和销毁的函数(本书中只类出了讲解相关的函数并且没有具体参数，全面俩解各个操作函数和参数的情况请参考《</text:span><text:span text:style-name="T36">The libcstl Library Reference Manual</text:span><text:span text:style-name="T54">》)。</text:span></text:p>
      <text:p text:style-name="P41"/>
      <text:list xml:id="list169827028" text:continue-numbering="true" text:style-name="WW8Num13">
        <text:list-item>
          <text:list>
            <text:list-item>
              <text:list>
                <text:list-item>
                  <text:h text:style-name="P218" text:outline-level="3"><text:span text:style-name="T23">pair_t</text:span>的主要操作</text:h>
                </text:list-item>
              </text:list>
            </text:list-item>
          </text:list>
        </text:list-item>
      </text:list>
      <text:p text:style-name="P36"><text:span text:style-name="T54"><text:tab/></text:span><text:span text:style-name="T36">pair_t</text:span><text:span text:style-name="T54">是表示一对数据的，所以通过</text:span><text:span text:style-name="T36">pair_t</text:span><text:span text:style-name="T54">类型我们应该能够获得和设置这两个数据。依据这样的要求</text:span><text:span text:style-name="T36">pair_t</text:span><text:span text:style-name="T54">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80"><text:tab/>通过上面的操作函数我们就能够自由的使用<text:span text:style-name="T23">pair_t</text:span>中的数据了。</text:p>
      <text:p text:style-name="P80"><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64"><text:span text:style-name="T61">除了这些以外</text:span><text:span text:style-name="T39">pair_t</text:span><text:span text:style-name="T61">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46"><text:span text:style-name="T54"><text:tab/></text:span><text:span text:style-name="T36">pair_t</text:span><text:span text:style-name="T54">的比较过程都是首先比较第一个数据，当第一个数据是大于关系的时候整个关系操作就是大于关系，小于也如此，只有等于的时候再比较第二个数据，只有两个数据都相等的时候两个</text:span><text:span text:style-name="T36">pair_t</text:span><text:span text:style-name="T54">才相等。</text:span></text:p>
      <text:list xml:id="list1274931724" text:continue-numbering="true" text:style-name="WW8Num13">
        <text:list-item>
          <text:list>
            <text:list-item>
              <text:list>
                <text:list-item>
                  <text:h text:style-name="P216" text:outline-level="3"><text:span text:style-name="T66">pair_t的应用实例</text:span><text:span text:style-name="T54"><text:tab/></text:span></text:h>
                </text:list-item>
              </text:list>
            </text:list-item>
          </text:list>
        </text:list-item>
      </text:list>
      <text:p text:style-name="P46"><text:span text:style-name="T54"><text:tab/>上面列举了有关</text:span><text:span text:style-name="T36">pair_t</text:span><text:span text:style-name="T54">的操作函数，下面用例子来演示以下如何使用</text:span><text:span text:style-name="T36">pair_t</text:span><text:span text:style-name="T54">:</text:span></text:p>
      <table:table table:name="表格34" table:style-name="表格34">
        <table:table-column table:style-name="表格34.A"/>
        <table:table-row>
          <table:table-cell table:style-name="表格34.A1" office:value-type="string">
            <text:p text:style-name="P83">/* </text:p>
            <text:p text:style-name="P83"><text:s/>* pair1.c </text:p>
            <text:p text:style-name="P83"><text:soft-page-break/><text:s/>* compile with : -lcstl </text:p>
            <text:p text:style-name="P83"><text:s/>*/ </text:p>
            <text:p text:style-name="P83"/>
            <text:p text:style-name="P83">#include &lt;stdio.h&gt; </text:p>
            <text:p text:style-name="P83">#include &lt;cstl/cutility.h&gt; </text:p>
            <text:p text:style-name="P83"/>
            <text:p text:style-name="P83">int main(int argc, char* argv[]) </text:p>
            <text:p text:style-name="P83">{ </text:p>
            <text:p text:style-name="P83"><text:s text:c="4"/>pair_t* ppair_p1 = create_pair(int, double); </text:p>
            <text:p text:style-name="P83"><text:s text:c="4"/>pair_t* ppair_p2 = create_pair(int, double); </text:p>
            <text:p text:style-name="P83"><text:s text:c="4"/>pair_t* ppair_p3 = create_pair(int, double); </text:p>
            <text:p text:style-name="P83"/>
            <text:p text:style-name="P83"><text:s text:c="4"/>if(ppair_p1 == NULL || ppair_p2 == NULL || ppair_p3 == NULL) </text:p>
            <text:p text:style-name="P83"><text:s text:c="4"/>{ </text:p>
            <text:p text:style-name="P83"><text:s text:c="8"/>return -1; </text:p>
            <text:p text:style-name="P83"><text:s text:c="4"/>} </text:p>
            <text:p text:style-name="P83"/>
            <text:p text:style-name="P83"><text:s text:c="4"/>pair_init(ppair_p1); </text:p>
            <text:p text:style-name="P83"><text:s text:c="4"/>pair_init_elem(ppair_p2, 10, 1.1e-2); </text:p>
            <text:p text:style-name="P83"><text:s text:c="4"/>pair_init_copy(ppair_p3, ppair_p2); </text:p>
            <text:p text:style-name="P83"/>
            <text:p text:style-name="P83"><text:s text:c="4"/>printf("Original pair:\n"); </text:p>
            <text:p text:style-name="P83"><text:s text:c="4"/>printf("p1(%d, %lf)\n", </text:p>
            <text:p text:style-name="P83"><text:s text:c="8"/>*(int*)pair_first(ppair_p1), </text:p>
            <text:p text:style-name="P83"><text:s text:c="8"/>*(double*)pair_second(ppair_p1)); </text:p>
            <text:p text:style-name="P83"><text:s text:c="4"/>printf("p2(%d, %lf)\n", </text:p>
            <text:p text:style-name="P83"><text:s text:c="8"/>*(int*)pair_first(ppair_p2), </text:p>
            <text:p text:style-name="P83"><text:s text:c="8"/>*(double*)pair_second(ppair_p2)); </text:p>
            <text:p text:style-name="P83"><text:s text:c="4"/>printf("p3(%d, %lf)\n", </text:p>
            <text:p text:style-name="P83"><text:s text:c="8"/>*(int*)pair_first(ppair_p3), </text:p>
            <text:p text:style-name="P83"><text:s text:c="8"/>*(double*)pair_second(ppair_p3)); </text:p>
            <text:p text:style-name="P83"/>
            <text:p text:style-name="P83"><text:s text:c="4"/>pair_make(ppair_p1, 10, 2.222); </text:p>
            <text:p text:style-name="P83"><text:s text:c="4"/>pair_assign(ppair_p3, ppair_p1); </text:p>
            <text:p text:style-name="P83"><text:s text:c="4"/>printf("After modifying:\n"); </text:p>
            <text:p text:style-name="P83"><text:s text:c="4"/>printf("p1(%d, %lf)\n", </text:p>
            <text:p text:style-name="P83"><text:s text:c="8"/>*(int*)pair_first(ppair_p1), </text:p>
            <text:p text:style-name="P83"><text:s text:c="8"/>*(double*)pair_second(ppair_p1)); </text:p>
            <text:p text:style-name="P83"><text:s text:c="4"/>printf("p2(%d, %lf)\n", </text:p>
            <text:p text:style-name="P83"><text:s text:c="8"/>*(int*)pair_first(ppair_p2), </text:p>
            <text:p text:style-name="P83"><text:s text:c="8"/>*(double*)pair_second(ppair_p2)); </text:p>
            <text:p text:style-name="P83"><text:s text:c="4"/>printf("p3(%d, %lf)\n", </text:p>
            <text:p text:style-name="P83"><text:s text:c="8"/>*(int*)pair_first(ppair_p3), </text:p>
            <text:p text:style-name="P83"><text:soft-page-break/><text:s text:c="8"/>*(double*)pair_second(ppair_p3)); </text:p>
            <text:p text:style-name="P83"/>
            <text:p text:style-name="P83"><text:s text:c="4"/>printf("Compare:\n"); </text:p>
            <text:p text:style-name="P83"><text:s text:c="4"/>if(pair_equal(ppair_p1, ppair_p3)) </text:p>
            <text:p text:style-name="P83"><text:s text:c="4"/>{ </text:p>
            <text:p text:style-name="P83"><text:s text:c="8"/>printf("p1(%d, %lf) == p3(%d, %lf)\n", </text:p>
            <text:p text:style-name="P83"><text:s text:c="12"/>*(int*)pair_first(ppair_p1), </text:p>
            <text:p text:style-name="P83"><text:s text:c="12"/>*(double*)pair_second(ppair_p1), </text:p>
            <text:p text:style-name="P83"><text:s text:c="12"/>*(int*)pair_first(ppair_p3), </text:p>
            <text:p text:style-name="P83"><text:s text:c="12"/>*(double*)pair_second(ppair_p3)); </text:p>
            <text:p text:style-name="P83"><text:s text:c="4"/>} </text:p>
            <text:p text:style-name="P83"><text:s text:c="4"/>else </text:p>
            <text:p text:style-name="P83"><text:s text:c="4"/>{ </text:p>
            <text:p text:style-name="P83"><text:s text:c="8"/>printf("p1(%d, %lf) != p3(%d, %lf)\n", </text:p>
            <text:p text:style-name="P83"><text:s text:c="12"/>*(int*)pair_first(ppair_p1), </text:p>
            <text:p text:style-name="P83"><text:s text:c="12"/>*(double*)pair_second(ppair_p1), </text:p>
            <text:p text:style-name="P83"><text:s text:c="12"/>*(int*)pair_first(ppair_p3), </text:p>
            <text:p text:style-name="P83"><text:s text:c="12"/>*(double*)pair_second(ppair_p3)); </text:p>
            <text:p text:style-name="P83"><text:s text:c="4"/>} </text:p>
            <text:p text:style-name="P83"><text:s text:c="4"/>if(pair_not_equal(ppair_p1, ppair_p2)) </text:p>
            <text:p text:style-name="P83"><text:s text:c="4"/>{ </text:p>
            <text:p text:style-name="P83"><text:s text:c="8"/>printf("p1(%d, %lf) != p2(%d, %lf)\n", </text:p>
            <text:p text:style-name="P83"><text:s text:c="12"/>*(int*)pair_first(ppair_p1), </text:p>
            <text:p text:style-name="P83"><text:s text:c="12"/>*(double*)pair_second(ppair_p1), </text:p>
            <text:p text:style-name="P83"><text:s text:c="12"/>*(int*)pair_first(ppair_p2), </text:p>
            <text:p text:style-name="P83"><text:s text:c="12"/>*(double*)pair_second(ppair_p2)); </text:p>
            <text:p text:style-name="P83"><text:s text:c="4"/>} </text:p>
            <text:p text:style-name="P83"><text:s text:c="4"/>else </text:p>
            <text:p text:style-name="P83"><text:s text:c="4"/>{ </text:p>
            <text:p text:style-name="P83"><text:s text:c="8"/>printf("p1(%d, %lf) == p2(%d, %lf)\n", </text:p>
            <text:p text:style-name="P83"><text:s text:c="12"/>*(int*)pair_first(ppair_p1), </text:p>
            <text:p text:style-name="P83"><text:s text:c="12"/>*(double*)pair_second(ppair_p1), </text:p>
            <text:p text:style-name="P83"><text:s text:c="12"/>*(int*)pair_first(ppair_p2), </text:p>
            <text:p text:style-name="P83"><text:s text:c="12"/>*(double*)pair_second(ppair_p2)); </text:p>
            <text:p text:style-name="P83"><text:s text:c="4"/>} </text:p>
            <text:p text:style-name="P83"/>
            <text:p text:style-name="P83"><text:s text:c="4"/>pair_make(ppair_p1, 22, 35.2); </text:p>
            <text:p text:style-name="P83"><text:s text:c="4"/>pair_make(ppair_p2, 62, 35.2); </text:p>
            <text:p text:style-name="P83"><text:s text:c="4"/>pair_make(ppair_p3, 22, 70.0); </text:p>
            <text:p text:style-name="P83"><text:s text:c="4"/>if(pair_less(ppair_p1, ppair_p2)) </text:p>
            <text:p text:style-name="P83"><text:s text:c="4"/>{ </text:p>
            <text:p text:style-name="P83"><text:s text:c="8"/>printf("p1(%d, %lf) &lt; p2(%d, %lf)\n", </text:p>
            <text:p text:style-name="P83"><text:s text:c="12"/>*(int*)pair_first(ppair_p1), </text:p>
            <text:p text:style-name="P83"><text:soft-page-break/><text:s text:c="12"/>*(double*)pair_second(ppair_p1), </text:p>
            <text:p text:style-name="P83"><text:s text:c="12"/>*(int*)pair_first(ppair_p2), </text:p>
            <text:p text:style-name="P83"><text:s text:c="12"/>*(double*)pair_second(ppair_p2)); </text:p>
            <text:p text:style-name="P83"><text:s text:c="4"/>} </text:p>
            <text:p text:style-name="P83"><text:s text:c="4"/>else </text:p>
            <text:p text:style-name="P83"><text:s text:c="4"/>{ </text:p>
            <text:p text:style-name="P83"><text:s text:c="8"/>printf("p1(%d, %lf) &gt;= p2(%d, %lf)\n", </text:p>
            <text:p text:style-name="P83"><text:s text:c="12"/>*(int*)pair_first(ppair_p1), </text:p>
            <text:p text:style-name="P83"><text:s text:c="12"/>*(double*)pair_second(ppair_p1), </text:p>
            <text:p text:style-name="P83"><text:s text:c="12"/>*(int*)pair_first(ppair_p2), </text:p>
            <text:p text:style-name="P83"><text:s text:c="12"/>*(double*)pair_second(ppair_p2)); </text:p>
            <text:p text:style-name="P83"><text:s text:c="4"/>} </text:p>
            <text:p text:style-name="P83"><text:s text:c="4"/>if(pair_less(ppair_p1, ppair_p3)) </text:p>
            <text:p text:style-name="P83"><text:s text:c="4"/>{ </text:p>
            <text:p text:style-name="P83"><text:s text:c="8"/>printf("p1(%d, %lf) &lt; p3(%d, %lf)\n", </text:p>
            <text:p text:style-name="P83"><text:s text:c="12"/>*(int*)pair_first(ppair_p1), </text:p>
            <text:p text:style-name="P83"><text:s text:c="12"/>*(double*)pair_second(ppair_p1), </text:p>
            <text:p text:style-name="P83"><text:s text:c="12"/>*(int*)pair_first(ppair_p3), </text:p>
            <text:p text:style-name="P83"><text:s text:c="12"/>*(double*)pair_second(ppair_p3)); </text:p>
            <text:p text:style-name="P83"><text:s text:c="4"/>} </text:p>
            <text:p text:style-name="P83"><text:s text:c="4"/>else </text:p>
            <text:p text:style-name="P83"><text:s text:c="4"/>{ </text:p>
            <text:p text:style-name="P83"><text:s text:c="8"/>printf("p1(%d, %lf) &gt;= p3(%d, %lf)\n", </text:p>
            <text:p text:style-name="P83"><text:s text:c="12"/>*(int*)pair_first(ppair_p1), </text:p>
            <text:p text:style-name="P83"><text:s text:c="12"/>*(double*)pair_second(ppair_p1), </text:p>
            <text:p text:style-name="P83"><text:s text:c="12"/>*(int*)pair_first(ppair_p3), </text:p>
            <text:p text:style-name="P83"><text:s text:c="12"/>*(double*)pair_second(ppair_p3)); </text:p>
            <text:p text:style-name="P83"><text:s text:c="4"/>} </text:p>
            <text:p text:style-name="P83"/>
            <text:p text:style-name="P83"><text:s text:c="4"/>pair_destroy(ppair_p1); </text:p>
            <text:p text:style-name="P83"><text:s text:c="4"/>pair_destroy(ppair_p2); </text:p>
            <text:p text:style-name="P83"><text:s text:c="4"/>pair_destroy(ppair_p3); </text:p>
            <text:p text:style-name="P83"/>
            <text:p text:style-name="P83"><text:s text:c="4"/>return 0; </text:p>
            <text:p text:style-name="P83">}</text:p>
          </table:table-cell>
        </table:table-row>
      </table:table>
      <text:p text:style-name="P45">这个例子的输出结果：</text:p>
      <text:p text:style-name="P33">Original pair: </text:p>
      <text:p text:style-name="P33">p1(0, 0.000000) </text:p>
      <text:p text:style-name="P33">p2(10, 0.011000) </text:p>
      <text:p text:style-name="P33">p3(10, 0.011000) </text:p>
      <text:p text:style-name="P33">After modifying: </text:p>
      <text:p text:style-name="P33">p1(10, 2.222000) </text:p>
      <text:p text:style-name="P33">p2(10, 0.011000) </text:p>
      <text:p text:style-name="P33"><text:soft-page-break/>p3(10, 2.222000) </text:p>
      <text:p text:style-name="P33">Compare: </text:p>
      <text:p text:style-name="P33">p1(10, 2.222000) == p3(10, 2.222000) </text:p>
      <text:p text:style-name="P33">p1(10, 2.222000) != p2(10, 0.011000) </text:p>
      <text:p text:style-name="P33">p1(22, 35.200000) &lt; p2(62, 35.200000) </text:p>
      <text:p text:style-name="P33">p1(22, 35.200000) &lt; p3(22, 70.000000)</text:p>
      <text:p text:style-name="P39"/>
      <text:list xml:id="list658554840" text:continue-numbering="true" text:style-name="WW8Num13">
        <text:list-item>
          <text:list>
            <text:list-item>
              <text:h text:style-name="P203" text:outline-level="2">range_t</text:h>
            </text:list-item>
          </text:list>
        </text:list-item>
      </text:list>
      <text:p text:style-name="P45"><text:tab/>有些函数的返回值是一个数据区间，例如关联容器的<text:span text:style-name="T23">equal_range</text:span>操作函数，在<text:span text:style-name="T2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23">range_t</text:span>类型来表示数据区间就不用再有上面的烦恼了。<text:span text:style-name="T23">这个</text:span>类型本身就是一个结构体，用两个成员来表示数据区间的界限迭代器。使用之后可以直接丢弃，没有手动调用释放资源的烦恼了。</text:p>
      <text:p text:style-name="P45"><text:tab/><text:span text:style-name="T2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5">这样通过<text:span text:style-name="T23">range_t</text:span>的两个成员就可以表示数据区间<text:span text:style-name="T23">[it_begin, it_end)</text:span>。使用<text:span text:style-name="T23">range_t</text:span>于使用<text:span text:style-name="T23">bool_t</text:span>一样无需包含特殊的头文件，只要包含任意的<text:span text:style-name="T23">libcstl</text:span>头文件就能够使用它了。</text:p>
      <text:p text:style-name="P39"/>
      <text:p text:style-name="P39"/>
      <text:list xml:id="list740046541" text:continue-numbering="true" text:style-name="WW8Num13">
        <text:list-item>
          <text:h text:style-name="P197" text:outline-level="1"><text:span text:style-name="T23">libcstl</text:span>容器</text:h>
        </text:list-item>
      </text:list>
      <text:p text:style-name="P36"><text:span text:style-name="T16"><text:tab/>在接下来的一章中我们将详细讨论</text:span><text:span text:style-name="T26">libcstl各个容器的结构，特点，操作性能以及各种操作如何使用。在本章的最后还对比各个容器的优缺点，以便用户按照需求适当的选择容器类型。</text:span></text:p>
      <text:list xml:id="list591989644" text:continue-numbering="true" text:style-name="WW8Num13">
        <text:list-item>
          <text:list>
            <text:list-item>
              <text:h text:style-name="P205" text:outline-level="2">容器的特点和共同的操作</text:h>
            </text:list-item>
          </text:list>
        </text:list-item>
      </text:list>
      <text:p text:style-name="P46"><text:span text:style-name="T54"><text:tab/>在详细讨论各个容器之前我们先来讨论下一容器的共同特点和共同的操作。</text:span></text:p>
      <text:list xml:id="list1473463268" text:continue-numbering="true" text:style-name="WW8Num13">
        <text:list-item>
          <text:list>
            <text:list-item>
              <text:list>
                <text:list-item>
                  <text:h text:style-name="P211" text:outline-level="3"><text:soft-page-break/>容器的共同特点</text:h>
                </text:list-item>
              </text:list>
            </text:list-item>
          </text:list>
        </text:list-item>
      </text:list>
      <text:p text:style-name="P46"><text:span text:style-name="T54"><text:tab/>各种类型的容器它们都有如下的共同特点:</text:span></text:p>
      <text:list xml:id="list1051676828" text:style-name="L56">
        <text:list-item>
          <text:p text:style-name="P157"><text:span text:style-name="T54">容器中保存的是数据的拷贝</text:span></text:p>
        </text:list-item>
      </text:list>
      <text:p text:style-name="P46"><text:span text:style-name="T54"><text:tab/>容器中保存的都是数据的拷贝，而不是指向实际数据的指针，这样就要求数据本身都是有明确的拷贝操作函数的。对于</text:span><text:span text:style-name="T36">C</text:span><text:span text:style-name="T54">内建类型和</text:span><text:span text:style-name="T36">libcstl</text:span><text:span text:style-name="T54">内建类型库本身提供了这些类型的拷贝操作，但是对于用户自定义类型就要求在注册这个类型的时候提供拷贝操作函数，如果没有提供拷贝操作函数，那么</text:span><text:span text:style-name="T36">libcstl</text:span><text:span text:style-name="T54">库会提供一个默认的拷贝操作，这样的话有些自定义类型的拷贝操作就不准确了。</text:span></text:p>
      <text:list xml:id="list724438592" text:style-name="L57">
        <text:list-item>
          <text:p text:style-name="P158"><text:span text:style-name="T54">数据能够初始化和销毁</text:span></text:p>
        </text:list-item>
      </text:list>
      <text:p text:style-name="P46"><text:span text:style-name="T54"><text:tab/>这是因为在容器中插入新数据时要求对数据进行初始化，在删除数据的时候要对数据进行销毁。因为对于一个特定的数据类型，只有定义数据类型的人最清除数据内部的情况，</text:span><text:span text:style-name="T36">libcstl</text:span><text:span text:style-name="T54">库本身并不知道数据内部的事情，要求有初始化和销毁操作是为了保证数据能够在被创建和销毁的过程中做很多操作。有可能数据在初始化的时候要申请资源在销毁的时候要释放资源。</text:span></text:p>
      <text:list xml:id="list1051322723" text:style-name="L58">
        <text:list-item>
          <text:p text:style-name="P159"><text:span text:style-name="T54">数据的比较操作</text:span></text:p>
        </text:list-item>
      </text:list>
      <text:p text:style-name="P36"><text:span text:style-name="T61"><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span></text:p>
      <text:list xml:id="list197167242" text:style-name="L59">
        <text:list-item>
          <text:p text:style-name="P141"><text:span text:style-name="T61">操作函数并非安全</text:span></text:p>
        </text:list-item>
      </text:list>
      <text:p text:style-name="P36"><text:span text:style-name="T61"><text:tab/>容器的操作函数并非安全，用户要保证传入操作函数的参数是合法并且有效的，非法或者是无效的参数导致操作函数的行为未定义。</text:span></text:p>
      <text:list xml:id="list416554635" text:continue-list="list1473463268" text:style-name="WW8Num13">
        <text:list-item>
          <text:list>
            <text:list-item>
              <text:list>
                <text:list-item>
                  <text:h text:style-name="P215" text:outline-level="3">容器的共同操作</text:h>
                </text:list-item>
              </text:list>
            </text:list-item>
          </text:list>
        </text:list-item>
      </text:list>
      <text:p text:style-name="P36"><text:span text:style-name="T61"><text:tab/>无论是那种容器类型都有如下这几种操作：</text:span></text:p>
      <text:list xml:id="list1129308641" text:style-name="L60">
        <text:list-item>
          <text:p text:style-name="P142"><text:span text:style-name="T61">创建容器</text:span></text:p>
        </text:list-item>
      </text:list>
      <text:p text:style-name="P36"><text:span text:style-name="T61"><text:tab/>容器在使用之前都要创建，创建是为了确定容器中保存数据的类型。</text:span></text:p>
      <text:list xml:id="list348844006" text:style-name="L61">
        <text:list-item>
          <text:p text:style-name="P143"><text:span text:style-name="T61">初始化和销毁</text:span></text:p>
        </text:list-item>
      </text:list>
      <text:p text:style-name="P36"><text:span text:style-name="T61"><text:tab/>初始化和销毁是为了申请和释放容器占用的资源，同时初始化和销毁还对容器中的数据进行了初始化和销毁。</text:span></text:p>
      <text:list xml:id="list826641209" text:style-name="L62">
        <text:list-item>
          <text:p text:style-name="P144"><text:span text:style-name="T61">与数据数量有关的操作</text:span></text:p>
        </text:list-item>
      </text:list>
      <text:p text:style-name="P36"><text:span text:style-name="T61"><text:tab/>每个容器都有下面三个与数据数量有关的操作函数。</text:span></text:p>
      <text:p text:style-name="P36"><text:span text:style-name="T61"><text:tab/></text:span><text:span text:style-name="T39">xxxx_size()</text:span></text:p>
      <text:p text:style-name="P36"><text:span text:style-name="T61"><text:tab/>返回容器中数据的数量。</text:span></text:p>
      <text:p text:style-name="P36"><text:span text:style-name="T61"><text:tab/></text:span><text:span text:style-name="T39">xxxx_empty()</text:span></text:p>
      <text:p text:style-name="P36"><text:span text:style-name="T61"><text:tab/>判断容器是否为空。</text:span></text:p>
      <text:p text:style-name="P36"><text:span text:style-name="T61"><text:tab/></text:span><text:span text:style-name="T39">xxxx_max_size()</text:span></text:p>
      <text:p text:style-name="P36"><text:span text:style-name="T61"><text:tab/>返回容器可以容纳的数据的最大数量，这个值是一个与系统相关的常量，同时它还与保存在容器中的数据类型相关。</text:span></text:p>
      <text:list xml:id="list245574738" text:style-name="L64">
        <text:list-item>
          <text:p text:style-name="P145"><text:span text:style-name="T61">比较操作</text:span></text:p>
        </text:list-item>
      </text:list>
      <text:p text:style-name="P36"><text:span text:style-name="T61"><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span></text:p>
      <text:list xml:id="list2033449123" text:style-name="L65">
        <text:list-item>
          <text:p text:style-name="P146"><text:soft-page-break/><text:span text:style-name="T61">赋值和交换</text:span></text:p>
        </text:list-item>
      </text:list>
      <text:p text:style-name="P36"><text:span text:style-name="T61"><text:tab/>赋值是使用现有的数据将容器中原有的数据替换掉，交换就是交换两个容器中的内容。</text:span></text:p>
      <text:p text:style-name="P36"><text:span text:style-name="T61"/></text:p>
      <text:list xml:id="list1934292175" text:continue-list="list416554635" text:style-name="WW8Num13">
        <text:list-item>
          <text:list>
            <text:list-item>
              <text:h text:style-name="P206" text:outline-level="2">vector_t</text:h>
            </text:list-item>
          </text:list>
        </text:list-item>
      </text:list>
      <text:p text:style-name="P36"><text:span text:style-name="T18"><text:tab/></text:span><text:span text:style-name="T36">vector_t</text:span><text:span text:style-name="T54">容器类似一个动态的数组，但是它可以根据需要动态的生长。</text:span></text:p>
      <text:p text:style-name="P43"><draw:frame draw:style-name="fr3" draw:name="图形11" text:anchor-type="paragraph" svg:width="19.006cm" svg:height="2.473cm" draw:z-index="31"><draw:image xlink:href="Pictures/10000000000002C30000005C3F52F8AE.jpg" xlink:type="simple" xlink:show="embed" xlink:actuate="onLoad"/></draw:frame>图<text:span text:style-name="T23">4.1 vector_t</text:span>的结构</text:p>
      <text:p text:style-name="P36"><text:span text:style-name="T54">要使用</text:span><text:span text:style-name="T36">vector_t</text:span><text:span text:style-name="T54">必须包含头文件</text:span><text:span text:style-name="T72">&lt;cstl/cvector.h&gt;</text:span></text:p>
      <text:list xml:id="list2110796879" text:continue-numbering="true" text:style-name="WW8Num13">
        <text:list-item>
          <text:list>
            <text:list-item>
              <text:list>
                <text:list-item>
                  <text:h text:style-name="P218" text:outline-level="3"><text:span text:style-name="T23">vector_t</text:span>的能力</text:h>
                </text:list-item>
              </text:list>
            </text:list-item>
          </text:list>
        </text:list-item>
      </text:list>
      <text:p text:style-name="P36"><text:span text:style-name="T50"><text:tab/></text:span><text:span text:style-name="T36">vector_t</text:span><text:span text:style-name="T54">将数据拷贝到内部的动态数组中，数据的顺序与插入的顺序有关与数据本身无关。</text:span><text:span text:style-name="T36">vector_t</text:span><text:span text:style-name="T54">是随机访问容器，可以使用下标随机访问容器中的数据，</text:span><text:span text:style-name="T36">vector_t</text:span><text:span text:style-name="T54">的迭代器也是随即访问迭代器。任何</text:span><text:span text:style-name="T26">libcstl</text:span><text:span text:style-name="T54">算法都可以作用于</text:span><text:span text:style-name="T36">vector_t</text:span><text:span text:style-name="T54">容器。</text:span></text:p>
      <text:p text:style-name="P37"><text:tab/>在<text:span text:style-name="T23">vector_t</text:span>末尾插入或删除数据效率很高，在中间或开头插入或删除数据效率很低，因为这样会移动大量数据。</text:p>
      <text:p text:style-name="P37"/>
      <text:list xml:id="list175085663" text:style-name="L66">
        <text:list-item>
          <text:p text:style-name="P147"><text:span text:style-name="T61">尺寸和容量</text:span></text:p>
        </text:list-item>
      </text:list>
      <text:p text:style-name="P36"><text:span text:style-name="T50"><text:tab/></text:span><text:span text:style-name="T54">为数据分配更多的内存往往比分配正好的内存有更好的效率。为了正确和有效的使用</text:span><text:span text:style-name="T36">vector_t</text:span><text:span text:style-name="T54">必须理解尺寸和容量之间的关系。</text:span><text:span text:style-name="T36">vector_t</text:span><text:span text:style-name="T54">提供了一个函数</text:span><text:span text:style-name="T36">vector_size()</text:span><text:span text:style-name="T54">获得容器的尺寸，也就是实际保存的数据的个数，同时提供了一个</text:span><text:span text:style-name="T36">vector_capacity()</text:span><text:span text:style-name="T54">函数获得容器的容量，容量就是在</text:span><text:span text:style-name="T36">vector_t</text:span><text:span text:style-name="T54">不重新分配内存的情况下</text:span><text:span text:style-name="T36">vector_t</text:span><text:span text:style-name="T54">中能够保存的数据的总量。如果要保存的数据的个数超过的容器的容量，那么容器就会重新分配内存来容纳下这些数据。</text:span></text:p>
      <text:p text:style-name="P37"><text:tab/>重现分配内存后容器以前的迭代器就失效了，同时重新分配内存也很耗时。为了避免重新分配内存，使用<text:span text:style-name="T23">vector_reserve()</text:span>函数来指定容量的大小，或者使用<text:span text:style-name="T23">vector_init_n()</text:span>函数来指定容其中数据的个数，或者使用<text:span text:style-name="T23">vector_resize()</text:span>函数来改变容器中数据的个数。</text:p>
      <text:p text:style-name="P37"><text:tab/>我们可以使用<text:span text:style-name="T23">vector_reserve()来增大vector_t的容量，但是并不能使用vector_reserve()来缩小vector_t的容量，及时传递个vector_reserve()的参数小于当前vector_t的容量，那么这个容量也是不会改变的。</text:span></text:p>
      <text:list xml:id="list1436576485" text:continue-list="list2110796879" text:style-name="WW8Num13">
        <text:list-item>
          <text:list>
            <text:list-item>
              <text:list>
                <text:list-item>
                  <text:h text:style-name="P220" text:outline-level="3"><text:span text:style-name="T23">vector_t</text:span>的操作</text:h>
                </text:list-item>
              </text:list>
            </text:list-item>
          </text:list>
        </text:list-item>
      </text:list>
      <text:list xml:id="list1180091266" text:style-name="L67">
        <text:list-item>
          <text:p text:style-name="P168"><text:span text:style-name="T58">创建，初始化和销毁操作</text:span></text:p>
        </text:list-item>
      </text:list>
      <text:p text:style-name="P7"><text:tab/><text:span text:style-name="T56">上面已经提到了创建是为了确定</text:span><text:span text:style-name="T71">vector_t</text:span><text:span text:style-name="T56">中保存的数据类型，初始化是为</text:span><text:span text:style-name="T71">vector_t</text:span><text:span text:style-name="T56">保存数据申请资源，同时有多种方式初始化一个</text:span><text:span text:style-name="T71">vector_t</text:span><text:span text:style-name="T56">，如初始化一个空的</text:span><text:span text:style-name="T71">vector_t</text:span><text:span text:style-name="T56">，或者使用多个数据初始化一个</text:span><text:span text:style-name="T71">vector_t</text:span><text:span text:style-name="T56">等等，销毁是释放</text:span><text:span text:style-name="T71">vector_t</text:span><text:span text:style-name="T56">申请的资源。</text:span></text:p>
      <table:table table:name="表格36" table:style-name="表格36">
        <table:table-column table:style-name="表格36.A"/>
        <table:table-column table:style-name="表格36.B"/>
        <text:soft-page-break/>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188"><text:span text:style-name="T71">vector_init_copy_range()</text:span><text:span text:style-name="T75">中要求使用一个数据区间来初始化</text:span><text:span text:style-name="T71">vector_t，</text:span><text:span text:style-name="T75">这个区间必须属于另一个</text:span><text:span text:style-name="T71">vector_t</text:span><text:span text:style-name="T75">, </text:span>libcstl<text:span text:style-name="T75">不支持使用不同种类的数据区间进行初始化。</text:span></text:p>
      <text:p text:style-name="P37"/>
      <text:p text:style-name="P36"><text:span text:style-name="T54"><text:tab/></text:span><text:span text:style-name="T50">非质变操作:</text:span></text:p>
      <text:p text:style-name="P36"><text:span text:style-name="T50"><text:tab/></text:span><text:span text:style-name="T54">质变是指不修改容器数据,非质变操作就是指操作后容器种的数据内容和数量不会改变.</text:span></text:p>
      <table:table table:name="Table6" table:style-name="Table6">
        <table:table-column table:style-name="Table6.A"/>
        <table:table-column table:style-name="Table6.B"/>
        <table:table-row table:style-name="Table6.1">
          <table:table-cell table:style-name="Table6.A1" office:value-type="string">
            <text:p text:style-name="P181">vector_size()</text:p>
          </table:table-cell>
          <table:table-cell table:style-name="Table6.B1" office:value-type="string">
            <text:p text:style-name="P173">获得vector_t中数据的数目.</text:p>
          </table:table-cell>
        </table:table-row>
        <table:table-row table:style-name="Table6.1">
          <table:table-cell table:style-name="Table6.A1" office:value-type="string">
            <text:p text:style-name="P181">vector_max_size()</text:p>
          </table:table-cell>
          <table:table-cell table:style-name="Table6.B1" office:value-type="string">
            <text:p text:style-name="P173">获得vector_t中能够保存的数据的最大数目.</text:p>
          </table:table-cell>
        </table:table-row>
        <table:table-row table:style-name="Table6.1">
          <table:table-cell table:style-name="Table6.A1" office:value-type="string">
            <text:p text:style-name="P181">vector_empty()</text:p>
          </table:table-cell>
          <table:table-cell table:style-name="Table6.B1" office:value-type="string">
            <text:p text:style-name="P173">判断vector_t是否为空.</text:p>
          </table:table-cell>
        </table:table-row>
        <table:table-row table:style-name="Table6.1">
          <table:table-cell table:style-name="Table6.A1" office:value-type="string">
            <text:p text:style-name="P176"><text:span text:style-name="T50">vector_</text:span><text:span text:style-name="T50">capacity()</text:span></text:p>
          </table:table-cell>
          <table:table-cell table:style-name="Table6.B1" office:value-type="string">
            <text:p text:style-name="P173">获得vector_t容量.</text:p>
          </table:table-cell>
        </table:table-row>
        <table:table-row table:style-name="Table6.1">
          <table:table-cell table:style-name="Table6.A1" office:value-type="string">
            <text:p text:style-name="P181">vector_reserve()</text:p>
          </table:table-cell>
          <table:table-cell table:style-name="Table6.B1" office:value-type="string">
            <text:p text:style-name="P173">设置vector_t容量.</text:p>
          </table:table-cell>
        </table:table-row>
        <table:table-row table:style-name="Table6.1">
          <table:table-cell table:style-name="Table6.A1" office:value-type="string">
            <text:p text:style-name="P176"><text:span text:style-name="T50">vector_equal</text:span><text:span text:style-name="T50">()</text:span></text:p>
          </table:table-cell>
          <table:table-cell table:style-name="Table6.B1" office:value-type="string">
            <text:p text:style-name="P173">判断两个vector_t是否相等.</text:p>
          </table:table-cell>
        </table:table-row>
        <table:table-row table:style-name="Table6.1">
          <table:table-cell table:style-name="Table6.A1" office:value-type="string">
            <text:p text:style-name="P176"><text:span text:style-name="T50">vector_not_equal</text:span><text:span text:style-name="T50">()</text:span></text:p>
          </table:table-cell>
          <table:table-cell table:style-name="Table6.B1" office:value-type="string">
            <text:p text:style-name="P173">判断两个vector_t是否不等.</text:p>
          </table:table-cell>
        </table:table-row>
        <table:table-row table:style-name="Table6.1">
          <table:table-cell table:style-name="Table6.A1" office:value-type="string">
            <text:p text:style-name="P176"><text:span text:style-name="T50">vector_less</text:span><text:span text:style-name="T50">()</text:span></text:p>
          </table:table-cell>
          <table:table-cell table:style-name="Table6.B1" office:value-type="string">
            <text:p text:style-name="P173">判断第一个vector_t是否小于第二个vector_t.</text:p>
          </table:table-cell>
        </table:table-row>
        <table:table-row table:style-name="Table6.1">
          <table:table-cell table:style-name="Table6.A1" office:value-type="string">
            <text:p text:style-name="P176"><text:span text:style-name="T50">vector_less_equal</text:span><text:span text:style-name="T50">()</text:span></text:p>
          </table:table-cell>
          <table:table-cell table:style-name="Table6.B1" office:value-type="string">
            <text:p text:style-name="P173">判断第一个vector_t是否小于等于第二个vector_t.</text:p>
          </table:table-cell>
        </table:table-row>
        <table:table-row table:style-name="Table6.1">
          <table:table-cell table:style-name="Table6.A1" office:value-type="string">
            <text:p text:style-name="P176"><text:span text:style-name="T50">vector_great</text:span><text:span text:style-name="T50">()</text:span></text:p>
          </table:table-cell>
          <table:table-cell table:style-name="Table6.B1" office:value-type="string">
            <text:p text:style-name="P173">判断第一个vector_t是否大于第二个vector_t.</text:p>
          </table:table-cell>
        </table:table-row>
        <table:table-row table:style-name="Table6.1">
          <table:table-cell table:style-name="Table6.A1" office:value-type="string">
            <text:p text:style-name="P176"><text:span text:style-name="T50">vector_great_equal</text:span><text:span text:style-name="T50">()</text:span></text:p>
          </table:table-cell>
          <table:table-cell table:style-name="Table6.B1" office:value-type="string">
            <text:p text:style-name="P173">判断第一个vector_t是否大于等于第二个vector_t.</text:p>
          </table:table-cell>
        </table:table-row>
      </table:table>
      <text:p text:style-name="P37"/>
      <text:p text:style-name="P36"><text:span text:style-name="T54"><text:tab/></text:span><text:span text:style-name="T50">赋值:</text:span></text:p>
      <table:table table:name="Table7" table:style-name="Table7">
        <table:table-column table:style-name="Table7.A"/>
        <table:table-column table:style-name="Table7.B"/>
        <table:table-row table:style-name="Table7.1">
          <table:table-cell table:style-name="Table7.A1" office:value-type="string">
            <text:p text:style-name="P181">vector_assign()</text:p>
          </table:table-cell>
          <table:table-cell table:style-name="Table7.B1" office:value-type="string">
            <text:p text:style-name="P173">使用另一个vector_t为当前vector_t赋值.</text:p>
          </table:table-cell>
        </table:table-row>
        <table:table-row table:style-name="Table7.1">
          <table:table-cell table:style-name="Table7.A1" office:value-type="string">
            <text:p text:style-name="P181">vector_assign_elem()</text:p>
          </table:table-cell>
          <table:table-cell table:style-name="Table7.B1" office:value-type="string">
            <text:p text:style-name="P173">使用n个指定的数据给vector_t赋值.</text:p>
          </table:table-cell>
        </table:table-row>
        <table:table-row table:style-name="Table7.1">
          <table:table-cell table:style-name="Table7.A1" office:value-type="string">
            <text:p text:style-name="P181">vector_assign_range()</text:p>
          </table:table-cell>
          <table:table-cell table:style-name="Table7.B1" office:value-type="string">
            <text:p text:style-name="P173">使用数据区间为vector_t赋值.</text:p>
          </table:table-cell>
        </table:table-row>
        <table:table-row table:style-name="Table7.1">
          <table:table-cell table:style-name="Table7.A1" office:value-type="string">
            <text:p text:style-name="P181">vector_swap()</text:p>
          </table:table-cell>
          <table:table-cell table:style-name="Table7.B1" office:value-type="string">
            <text:p text:style-name="P173">交换两个vector_t的数据.</text:p>
          </table:table-cell>
        </table:table-row>
      </table:table>
      <text:p text:style-name="P37">vector_assign_range()也要求使用属于vector_t的数据区间.</text:p>
      <text:p text:style-name="P39"/>
      <text:p text:style-name="P36"><text:span text:style-name="T54"><text:tab/></text:span><text:span text:style-name="T50">数据访问:</text:span></text:p>
      <table:table table:name="Table8" table:style-name="Table8">
        <table:table-column table:style-name="Table8.A"/>
        <table:table-column table:style-name="Table8.B"/>
        <table:table-row table:style-name="Table8.1">
          <table:table-cell table:style-name="Table8.A1" office:value-type="string">
            <text:p text:style-name="P181">vector_at()</text:p>
          </table:table-cell>
          <table:table-cell table:style-name="Table8.B1" office:value-type="string">
            <text:p text:style-name="P173">使用下标对vector_t中的数据进行随即访问.</text:p>
          </table:table-cell>
        </table:table-row>
        <table:table-row table:style-name="Table8.1">
          <table:table-cell table:style-name="Table8.A1" office:value-type="string">
            <text:p text:style-name="P181">vector_front()</text:p>
          </table:table-cell>
          <table:table-cell table:style-name="Table8.B1" office:value-type="string">
            <text:p text:style-name="P173">访问vector_t的第一个数据.</text:p>
          </table:table-cell>
        </table:table-row>
        <table:table-row table:style-name="Table8.1">
          <table:table-cell table:style-name="Table8.A1" office:value-type="string">
            <text:p text:style-name="P181">vector_back()</text:p>
          </table:table-cell>
          <table:table-cell table:style-name="Table8.B1" office:value-type="string">
            <text:p text:style-name="P173">访问vector_t的最后一个数据.</text:p>
          </table:table-cell>
        </table:table-row>
      </table:table>
      <text:p text:style-name="P37">对数据进行访问时如果数据不存在,那么访问的操作是为定义的.</text:p>
      <text:p text:style-name="P37"/>
      <text:p text:style-name="P36"><text:span text:style-name="T54"><text:tab/></text:span><text:span text:style-name="T50">迭代器函数:</text:span></text:p>
      <table:table table:name="Table9" table:style-name="Table9">
        <table:table-column table:style-name="Table9.A"/>
        <table:table-column table:style-name="Table9.B"/>
        <table:table-row table:style-name="Table9.1">
          <table:table-cell table:style-name="Table9.A1" office:value-type="string">
            <text:p text:style-name="P181">vector_begin()</text:p>
          </table:table-cell>
          <table:table-cell table:style-name="Table9.B1" office:value-type="string">
            <text:p text:style-name="P173">获得指向vector_t第一个数据的迭代器.</text:p>
          </table:table-cell>
        </table:table-row>
        <table:table-row table:style-name="Table9.1">
          <table:table-cell table:style-name="Table9.A1" office:value-type="string">
            <text:p text:style-name="P181">vector_end()</text:p>
          </table:table-cell>
          <table:table-cell table:style-name="Table9.B1" office:value-type="string">
            <text:p text:style-name="P173">获得指向vector_t最后一个数据的下一个位置的迭代器.</text:p>
          </table:table-cell>
        </table:table-row>
      </table:table>
      <text:p text:style-name="P39"/>
      <text:p text:style-name="P39"><text:tab/>插入和删除:</text:p>
      <text:p text:style-name="P36"><text:span text:style-name="T50"><text:tab/></text:span><text:span text:style-name="T54">调用插入和删除函数是一定要保证迭代器或数据区间是有效的,否则结果为定义.插入或删除操作在下面的情况下</text:span><text:soft-page-break/><text:span text:style-name="T54">更快一些:</text:span></text:p>
      <text:p text:style-name="P37"><text:tab/>在末尾插入或删除.</text:p>
      <text:p text:style-name="P37"><text:tab/>容量足够大.</text:p>
      <text:p text:style-name="P37"><text:tab/>一次操作比多次操作更快.</text:p>
      <text:p text:style-name="P37">插入或删除数据后,迭代器可能失效.</text:p>
      <table:table table:name="Table10" table:style-name="Table10">
        <table:table-column table:style-name="Table10.A"/>
        <table:table-column table:style-name="Table10.B"/>
        <table:table-row table:style-name="Table10.1">
          <table:table-cell table:style-name="Table10.A1" office:value-type="string">
            <text:p text:style-name="P181">vector_insert()</text:p>
          </table:table-cell>
          <table:table-cell table:style-name="Table10.B1" office:value-type="string">
            <text:p text:style-name="P173">向指定位置插入指定数据.</text:p>
          </table:table-cell>
        </table:table-row>
        <table:table-row table:style-name="Table10.1">
          <table:table-cell table:style-name="Table10.A1" office:value-type="string">
            <text:p text:style-name="P181">vector_insert_n()</text:p>
          </table:table-cell>
          <table:table-cell table:style-name="Table10.B1" office:value-type="string">
            <text:p text:style-name="P173">向指定位置插入n个指定数据.</text:p>
          </table:table-cell>
        </table:table-row>
        <table:table-row table:style-name="Table10.1">
          <table:table-cell table:style-name="Table10.A1" office:value-type="string">
            <text:p text:style-name="P181">vector_insert_range()</text:p>
          </table:table-cell>
          <table:table-cell table:style-name="Table10.B1" office:value-type="string">
            <text:p text:style-name="P173">向指定位置插入一个数据区间.</text:p>
          </table:table-cell>
        </table:table-row>
        <table:table-row table:style-name="Table10.1">
          <table:table-cell table:style-name="Table10.A1" office:value-type="string">
            <text:p text:style-name="P181">vector_push_back()</text:p>
          </table:table-cell>
          <table:table-cell table:style-name="Table10.B1" office:value-type="string">
            <text:p text:style-name="P173">在末尾插入一个指定数据.</text:p>
          </table:table-cell>
        </table:table-row>
        <table:table-row table:style-name="Table10.1">
          <table:table-cell table:style-name="Table10.A1" office:value-type="string">
            <text:p text:style-name="P181">vector_pop_back()</text:p>
          </table:table-cell>
          <table:table-cell table:style-name="Table10.B1" office:value-type="string">
            <text:p text:style-name="P173">从末尾弹出一个数据.</text:p>
          </table:table-cell>
        </table:table-row>
        <table:table-row table:style-name="Table10.1">
          <table:table-cell table:style-name="Table10.A1" office:value-type="string">
            <text:p text:style-name="P181">vector_erase()</text:p>
          </table:table-cell>
          <table:table-cell table:style-name="Table10.B1" office:value-type="string">
            <text:p text:style-name="P173">删除指定位置的数据.</text:p>
          </table:table-cell>
        </table:table-row>
        <table:table-row table:style-name="Table10.1">
          <table:table-cell table:style-name="Table10.A1" office:value-type="string">
            <text:p text:style-name="P181">vector_erase_range()</text:p>
          </table:table-cell>
          <table:table-cell table:style-name="Table10.B1" office:value-type="string">
            <text:p text:style-name="P173">删除指定区间的数据.</text:p>
          </table:table-cell>
        </table:table-row>
        <table:table-row table:style-name="Table10.1">
          <table:table-cell table:style-name="Table10.A1" office:value-type="string">
            <text:p text:style-name="P181">vector_resize()</text:p>
          </table:table-cell>
          <table:table-cell table:style-name="Table10.B1" office:value-type="string">
            <text:p text:style-name="P173">设置数据个数,新增的数据为0.</text:p>
          </table:table-cell>
        </table:table-row>
        <table:table-row table:style-name="Table10.1">
          <table:table-cell table:style-name="Table10.A1" office:value-type="string">
            <text:p text:style-name="P181">vector_resize_elem()</text:p>
          </table:table-cell>
          <table:table-cell table:style-name="Table10.B1" office:value-type="string">
            <text:p text:style-name="P173">设置数据个数,新增数据为指定值.</text:p>
          </table:table-cell>
        </table:table-row>
        <table:table-row table:style-name="Table10.1">
          <table:table-cell table:style-name="Table10.A1" office:value-type="string">
            <text:p text:style-name="P181">vector_clear()</text:p>
          </table:table-cell>
          <table:table-cell table:style-name="Table10.B1" office:value-type="string">
            <text:p text:style-name="P173">清空所有数据.</text:p>
          </table:table-cell>
        </table:table-row>
      </table:table>
      <text:p text:style-name="P37"/>
      <text:list xml:id="list417062246" text:continue-list="list1436576485" text:style-name="WW8Num13">
        <text:list-item>
          <text:list>
            <text:list-item>
              <text:list>
                <text:list-item>
                  <text:h text:style-name="P218" text:outline-level="3">将vector_t作为数组使用</text:h>
                </text:list-item>
              </text:list>
            </text:list-item>
          </text:list>
        </text:list-item>
      </text:list>
      <text:p text:style-name="P36"><text:span text:style-name="T50"><text:tab/></text:span><text:span text:style-name="T54">vector_t内部是连续的内存空间,所以可以当作数组使用:</text:span></text:p>
      <text:p text:style-name="P39">#include &lt;stdio.h&gt;</text:p>
      <text:p text:style-name="P39">#include &lt;string.h&gt;</text:p>
      <text:p text:style-name="P39">#include &lt;cstl/cvector.h&gt;</text:p>
      <text:p text:style-name="P39">int main(int argc, char* argv[])</text:p>
      <text:p text:style-name="P39">{</text:p>
      <text:p text:style-name="P39"><text:s text:c="4"/>vector_t t_v = create_vector(char);</text:p>
      <text:p text:style-name="P39"/>
      <text:p text:style-name="P39"><text:s text:c="4"/>vector_init_n(&amp;t_v, 30);</text:p>
      <text:p text:style-name="P39"><text:s text:c="4"/>strcpy((char*)vector_at(&amp;t_v, 0), "Hello, World!");</text:p>
      <text:p text:style-name="P39"><text:s text:c="4"/>printf("%s\n", (char*)vector_front(&amp;t_v));</text:p>
      <text:p text:style-name="P39"/>
      <text:p text:style-name="P39"><text:s text:c="4"/>vector_destroy(&amp;t_v);</text:p>
      <text:p text:style-name="P39"/>
      <text:p text:style-name="P39"><text:s text:c="4"/>return 0;</text:p>
      <text:p text:style-name="P39">}</text:p>
      <text:p text:style-name="P37">下面这句将vector_t视为数据并将数据拷贝到vector_t中</text:p>
      <text:p text:style-name="P39">strcpy((char*)vector_at(&amp;t_v, 0), "Hello, World!");</text:p>
      <text:p text:style-name="P37">结果是:</text:p>
      <text:p text:style-name="P39">Hello, World!</text:p>
      <text:list xml:id="list819616945" text:continue-numbering="true" text:style-name="WW8Num13">
        <text:list-item>
          <text:list>
            <text:list-item>
              <text:list>
                <text:list-item>
                  <text:h text:style-name="P218" text:outline-level="3"><text:soft-page-break/>vector_t的使用实例</text:h>
                </text:list-item>
              </text:list>
            </text:list-item>
          </text:list>
        </text:list-item>
      </text:list>
      <text:p text:style-name="P36"><text:span text:style-name="T50"><text:tab/></text:span><text:span text:style-name="T54">下面是vector_t的一个简单的使用实例:</text:span></text:p>
      <text:p text:style-name="P39">#include &lt;stdio.h&gt;</text:p>
      <text:p text:style-name="P39">#include &lt;cstl/cvector.h&gt;</text:p>
      <text:p text:style-name="P39">#include &lt;cstl/calgorithm.h&gt;</text:p>
      <text:p text:style-name="P39"/>
      <text:p text:style-name="P39">static void _print_char(const void* cpv_input, void* pv_output);</text:p>
      <text:p text:style-name="P39"/>
      <text:p text:style-name="P39">int main(int argc, char* argv[])</text:p>
      <text:p text:style-name="P39">{</text:p>
      <text:p text:style-name="P39"><text:s text:c="4"/>vector_t t_sentence = create_vector(char);</text:p>
      <text:p text:style-name="P39"><text:s text:c="4"/>vector_t t_always = create_vector(char);</text:p>
      <text:p text:style-name="P39"/>
      <text:p text:style-name="P39"><text:s text:c="4"/>vector_init(&amp;t_sentence);</text:p>
      <text:p text:style-name="P39"><text:s text:c="4"/>vector_push_back(&amp;t_sentence, 'H');</text:p>
      <text:p text:style-name="P39"><text:s text:c="4"/>vector_push_back(&amp;t_sentence, 'e');</text:p>
      <text:p text:style-name="P39"><text:s text:c="4"/>vector_push_back(&amp;t_sentence, 'l');</text:p>
      <text:p text:style-name="P39"><text:s text:c="4"/>vector_push_back(&amp;t_sentence, 'l');</text:p>
      <text:p text:style-name="P39"><text:s text:c="4"/>vector_push_back(&amp;t_sentence, 'o');</text:p>
      <text:p text:style-name="P39"><text:s text:c="4"/>vector_push_back(&amp;t_sentence, ',');</text:p>
      <text:p text:style-name="P39"><text:s text:c="4"/>vector_push_back(&amp;t_sentence, ' ');</text:p>
      <text:p text:style-name="P39"><text:s text:c="4"/>vector_push_back(&amp;t_sentence, 'W');</text:p>
      <text:p text:style-name="P39"><text:s text:c="4"/>vector_push_back(&amp;t_sentence, 'o');</text:p>
      <text:p text:style-name="P39"><text:s text:c="4"/>vector_push_back(&amp;t_sentence, 'r');</text:p>
      <text:p text:style-name="P39"><text:s text:c="4"/>vector_push_back(&amp;t_sentence, 'l');</text:p>
      <text:p text:style-name="P39"><text:s text:c="4"/>vector_push_back(&amp;t_sentence, 'd');</text:p>
      <text:p text:style-name="P39"><text:s text:c="4"/>vector_push_back(&amp;t_sentence, '!');</text:p>
      <text:p text:style-name="P190">algo_for_each(</text:p>
      <text:p text:style-name="P194">vector_begin(&amp;t_sentence), vector_end(&amp;t_sentence), _print_char); <text:s text:c="6"/></text:p>
      <text:p text:style-name="P39"><text:s text:c="4"/>printf("\n");</text:p>
      <text:p text:style-name="P39"/>
      <text:p text:style-name="P39"><text:s text:c="4"/>printf("max_size: %u\n", vector_max_size(&amp;t_sentence));</text:p>
      <text:p text:style-name="P39"><text:s text:c="4"/>printf("size: <text:s text:c="4"/>%u\n", vector_size(&amp;t_sentence));</text:p>
      <text:p text:style-name="P39"><text:s text:c="4"/>printf("capacity: %u\n", vector_capacity(&amp;t_sentence));</text:p>
      <text:p text:style-name="P39"/>
      <text:p text:style-name="P39"><text:s text:c="4"/>vector_init(&amp;t_always);</text:p>
      <text:p text:style-name="P39"><text:s text:c="4"/>vector_push_back(&amp;t_always, ' ');</text:p>
      <text:p text:style-name="P39"><text:s text:c="4"/>vector_push_back(&amp;t_always, 'a');</text:p>
      <text:p text:style-name="P39"><text:s text:c="4"/>vector_push_back(&amp;t_always, 'l');</text:p>
      <text:p text:style-name="P39"><text:s text:c="4"/>vector_push_back(&amp;t_always, 'w');</text:p>
      <text:p text:style-name="P39"><text:s text:c="4"/>vector_push_back(&amp;t_always, 'a');</text:p>
      <text:p text:style-name="P39"><text:soft-page-break/><text:s text:c="4"/>vector_push_back(&amp;t_always, 'y');</text:p>
      <text:p text:style-name="P39"><text:s text:c="4"/>vector_push_back(&amp;t_always, 's');</text:p>
      <text:p text:style-name="P39"><text:s text:c="4"/>vector_insert_range(</text:p>
      <text:p text:style-name="P39"><text:s text:c="8"/>&amp;t_sentence,</text:p>
      <text:p text:style-name="P39"><text:s text:c="8"/>algo_find(vector_begin(&amp;t_sentence), vector_end(&amp;t_sentence), '!'),</text:p>
      <text:p text:style-name="P39"><text:s text:c="8"/>vector_begin(&amp;t_always),</text:p>
      <text:p text:style-name="P39"><text:s text:c="8"/>vector_end(&amp;t_always));</text:p>
      <text:p text:style-name="P39"><text:s text:c="4"/>*(char*)vector_back(&amp;t_sentence) = '?';</text:p>
      <text:p text:style-name="P190">algo_for_each(</text:p>
      <text:p text:style-name="P194">vector_begin(&amp;t_sentence), vector_end(&amp;t_sentence), _print_char); <text:s text:c="6"/></text:p>
      <text:p text:style-name="P39"><text:s text:c="4"/>printf("\n");</text:p>
      <text:p text:style-name="P39"/>
      <text:p text:style-name="P39"><text:s text:c="4"/>printf("max_size: %u\n", vector_max_size(&amp;t_sentence));</text:p>
      <text:p text:style-name="P39"><text:s text:c="4"/>printf("size: <text:s text:c="4"/>%u\n", vector_size(&amp;t_sentence));</text:p>
      <text:p text:style-name="P39"><text:s text:c="4"/>printf("capacity: %u\n", vector_capacity(&amp;t_sentence));</text:p>
      <text:p text:style-name="P39"/>
      <text:p text:style-name="P39"><text:s text:c="4"/>vector_destroy(&amp;t_sentence);</text:p>
      <text:p text:style-name="P39"><text:s text:c="4"/>vector_destroy(&amp;t_always);</text:p>
      <text:p text:style-name="P39"/>
      <text:p text:style-name="P39"><text:s text:c="4"/>return 0;</text:p>
      <text:p text:style-name="P39">}</text:p>
      <text:p text:style-name="P39"/>
      <text:p text:style-name="P39">static void _print_char(const void* cpv_input, void* pv_output)</text:p>
      <text:p text:style-name="P39">{</text:p>
      <text:p text:style-name="P39"><text:s text:c="4"/>printf("%c", *(char*)cpv_input);</text:p>
      <text:p text:style-name="P39">}</text:p>
      <text:p text:style-name="P37">结果:</text:p>
      <text:p text:style-name="P39">Hello, World!</text:p>
      <text:p text:style-name="P39">max_size: 4294967295</text:p>
      <text:p text:style-name="P39">size: <text:s text:c="5"/>13</text:p>
      <text:p text:style-name="P39">capacity: 14</text:p>
      <text:p text:style-name="P39">Hello, World always?</text:p>
      <text:p text:style-name="P39">max_size: 4294967295</text:p>
      <text:p text:style-name="P39">size: <text:s text:c="5"/>20</text:p>
      <text:p text:style-name="P39">capacity: 27</text:p>
      <text:list xml:id="list1481897487" text:continue-numbering="true" text:style-name="WW8Num13">
        <text:list-item>
          <text:list>
            <text:list-item>
              <text:h text:style-name="P205" text:outline-level="2">deque_t</text:h>
            </text:list-item>
          </text:list>
        </text:list-item>
      </text:list>
      <text:p text:style-name="P36"><text:span text:style-name="T18"><text:tab/></text:span><text:span text:style-name="T54">deque_t与vector_t十分相似,同样是使用动态数组管理数据,提供随机访问,大部分操作函数都一样.不同点是deque_t的开始和结尾两端都是开放的,所以在开始和结尾插入或删除数据都是高效的.</text:span></text:p>
      <text:p text:style-name="P41"><text:soft-page-break/><draw:g text:anchor-type="as-char" svg:y="0cm" draw:z-index="0" draw:style-name="gr1"><draw:rect draw:style-name="gr2" draw:text-style-name="P224" svg:width="17.781cm" svg:height="2.202cm" svg:x="0cm" svg:y="0cm"><text:p/></draw:rect><draw:custom-shape draw:style-name="gr3" draw:text-style-name="P225" svg:width="1.273cm" svg:height="1.101cm" svg:x="4.126cm" svg:y="0.55cm"><text:p/><draw:enhanced-geometry svg:viewBox="0 0 21600 21600" draw:type="rectangle" draw:enhanced-path="M 0 0 L 21600 0 21600 21600 0 21600 0 0 Z N"/></draw:custom-shape><draw:custom-shape draw:style-name="gr3" draw:text-style-name="P225" svg:width="1.273cm" svg:height="1.101cm" svg:x="5.398cm" svg:y="0.55cm"><text:p/><draw:enhanced-geometry svg:viewBox="0 0 21600 21600" draw:type="rectangle" draw:enhanced-path="M 0 0 L 21600 0 21600 21600 0 21600 0 0 Z N"/></draw:custom-shape><draw:custom-shape draw:style-name="gr3" draw:text-style-name="P225" svg:width="1.273cm" svg:height="1.101cm" svg:x="6.668cm" svg:y="0.55cm"><text:p/><draw:enhanced-geometry svg:viewBox="0 0 21600 21600" draw:type="rectangle" draw:enhanced-path="M 0 0 L 21600 0 21600 21600 0 21600 0 0 Z N"/></draw:custom-shape><draw:custom-shape draw:style-name="gr3" draw:text-style-name="P225" svg:width="1.273cm" svg:height="1.101cm" svg:x="7.938cm" svg:y="0.55cm"><text:p/><draw:enhanced-geometry svg:viewBox="0 0 21600 21600" draw:type="rectangle" draw:enhanced-path="M 0 0 L 21600 0 21600 21600 0 21600 0 0 Z N"/></draw:custom-shape><draw:custom-shape draw:style-name="gr3" draw:text-style-name="P225" svg:width="1.273cm" svg:height="1.101cm" svg:x="9.209cm" svg:y="0.55cm"><text:p/><draw:enhanced-geometry svg:viewBox="0 0 21600 21600" draw:type="rectangle" draw:enhanced-path="M 0 0 L 21600 0 21600 21600 0 21600 0 0 Z N"/></draw:custom-shape><draw:custom-shape draw:style-name="gr3" draw:text-style-name="P225" svg:width="1.273cm" svg:height="1.101cm" svg:x="10.478cm" svg:y="0.55cm"><text:p/><draw:enhanced-geometry svg:viewBox="0 0 21600 21600" draw:type="rectangle" draw:enhanced-path="M 0 0 L 21600 0 21600 21600 0 21600 0 0 Z N"/></draw:custom-shape><draw:custom-shape draw:style-name="gr3" draw:text-style-name="P225" svg:width="1.273cm" svg:height="1.101cm" svg:x="11.748cm" svg:y="0.55cm"><text:p/><draw:enhanced-geometry svg:viewBox="0 0 21600 21600" draw:type="rectangle" draw:enhanced-path="M 0 0 L 21600 0 21600 21600 0 21600 0 0 Z N"/></draw:custom-shape><draw:custom-shape draw:style-name="gr3" draw:text-style-name="P225" svg:width="1.273cm" svg:height="1.101cm" svg:x="13.016cm" svg:y="0.55cm"><text:p/><draw:enhanced-geometry svg:viewBox="0 0 21600 21600" draw:type="rectangle" draw:enhanced-path="M 0 0 L 21600 0 21600 21600 0 21600 0 0 Z N"/></draw:custom-shape><draw:custom-shape draw:style-name="gr3" draw:text-style-name="P225" svg:width="1.273cm" svg:height="1.101cm" svg:x="2.858cm" svg:y="0.55cm"><text:p/><draw:enhanced-geometry svg:viewBox="0 0 21600 21600" draw:type="rectangle" draw:enhanced-path="M 0 0 L 21600 0 21600 21600 0 21600 0 0 Z N"/></draw:custom-shape><draw:custom-shape draw:style-name="gr4" draw:text-style-name="P225" svg:width="1.273cm" svg:height="1.101cm" svg:x="14.288cm" svg:y="0.55cm"><text:p/><draw:enhanced-geometry svg:viewBox="0 0 21600 21600" draw:type="rectangle" draw:enhanced-path="M 0 0 L 21600 0 21600 21600 0 21600 0 0 Z N"/></draw:custom-shape><draw:custom-shape draw:style-name="gr4" draw:text-style-name="P225" svg:width="1.273cm" svg:height="1.101cm" svg:x="1.588cm" svg:y="0.55cm"><text:p/><draw:enhanced-geometry svg:viewBox="0 0 21600 21600" draw:type="rectangle" draw:enhanced-path="M 0 0 L 21600 0 21600 21600 0 21600 0 0 Z N"/></draw:custom-shape><draw:custom-shape draw:style-name="gr5" draw:text-style-name="P225"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5" draw:text-style-name="P225"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P36"><text:span text:style-name="T54">为了使用deque_t,必须包含头文件</text:span><text:span text:style-name="T50">&lt;cstl/cdeque.h&gt;</text:span></text:p>
      <text:list xml:id="list315262410" text:continue-numbering="true" text:style-name="WW8Num13">
        <text:list-item>
          <text:list>
            <text:list-item>
              <text:list>
                <text:list-item>
                  <text:h text:style-name="P218" text:outline-level="3">deque_t的能力</text:h>
                </text:list-item>
              </text:list>
            </text:list-item>
          </text:list>
        </text:list-item>
      </text:list>
      <text:p text:style-name="P36"><text:span text:style-name="T50"><text:tab/></text:span><text:span text:style-name="T54">下面列出的是deque_t能力</text:span></text:p>
      <text:p text:style-name="P37"><text:tab/>在开头和结尾插入或删除数据都是高效的,在中间插入或删除数据效率很低.</text:p>
      <text:p text:style-name="P37"><text:tab/>没有容量的概念,所以没有deque_capacity()函数.</text:p>
      <text:p text:style-name="P37"><text:tab/>当数据被删除后deque_t会成块的释放占用的内存.</text:p>
      <text:p text:style-name="P37"><text:tab/>支持随即访问,提供随即访问迭代器.</text:p>
      <text:list xml:id="list829141371" text:continue-numbering="true" text:style-name="WW8Num13">
        <text:list-item>
          <text:list>
            <text:list-item>
              <text:list>
                <text:list-item>
                  <text:h text:style-name="P218" text:outline-level="3">deque_t的操作</text:h>
                </text:list-item>
              </text:list>
            </text:list-item>
          </text:list>
        </text:list-item>
      </text:list>
      <text:p text:style-name="P36"><text:span text:style-name="T54"><text:tab/></text:span><text:span text:style-name="T50">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181">create_deque()</text:p>
          </table:table-cell>
          <table:table-cell table:style-name="Table11.B1" office:value-type="string">
            <text:p text:style-name="P173">创建一个指定类型的deque_t.</text:p>
          </table:table-cell>
        </table:table-row>
        <table:table-row table:style-name="Table11.1">
          <table:table-cell table:style-name="Table11.A1" office:value-type="string">
            <text:p text:style-name="P176"><text:span text:style-name="T50">d</text:span><text:span text:style-name="T50">eque_init()</text:span></text:p>
          </table:table-cell>
          <table:table-cell table:style-name="Table11.B1" office:value-type="string">
            <text:p text:style-name="P173">初始化一个空的deque_t.</text:p>
          </table:table-cell>
        </table:table-row>
        <table:table-row table:style-name="Table11.1">
          <table:table-cell table:style-name="Table11.A1" office:value-type="string">
            <text:p text:style-name="P176"><text:span text:style-name="T50">deque</text:span><text:span text:style-name="T50">_init_n()</text:span></text:p>
          </table:table-cell>
          <table:table-cell table:style-name="Table11.B1" office:value-type="string">
            <text:p text:style-name="P173">初始化一个具有n个数据的deque_t.</text:p>
          </table:table-cell>
        </table:table-row>
        <table:table-row table:style-name="Table11.1">
          <table:table-cell table:style-name="Table11.A1" office:value-type="string">
            <text:p text:style-name="P176"><text:span text:style-name="T50">deque</text:span><text:span text:style-name="T50">_init_elem()</text:span></text:p>
          </table:table-cell>
          <table:table-cell table:style-name="Table11.B1" office:value-type="string">
            <text:p text:style-name="P173">初始化一个具有n个特定数据的deque_t.</text:p>
          </table:table-cell>
        </table:table-row>
        <table:table-row table:style-name="Table11.1">
          <table:table-cell table:style-name="Table11.A1" office:value-type="string">
            <text:p text:style-name="P176"><text:span text:style-name="T50">deque</text:span><text:span text:style-name="T50">_init_copy()</text:span></text:p>
          </table:table-cell>
          <table:table-cell table:style-name="Table11.B1" office:value-type="string">
            <text:p text:style-name="P173">使用另一个deque_t初始化deque_t.</text:p>
          </table:table-cell>
        </table:table-row>
        <table:table-row table:style-name="Table11.1">
          <table:table-cell table:style-name="Table11.A1" office:value-type="string">
            <text:p text:style-name="P176"><text:span text:style-name="T50">deque</text:span><text:span text:style-name="T50">_init_copy_range()</text:span></text:p>
          </table:table-cell>
          <table:table-cell table:style-name="Table11.B1" office:value-type="string">
            <text:p text:style-name="P173">使用一个数据区间来初始化deque_t.</text:p>
          </table:table-cell>
        </table:table-row>
        <table:table-row table:style-name="Table11.1">
          <table:table-cell table:style-name="Table11.A1" office:value-type="string">
            <text:p text:style-name="P176"><text:span text:style-name="T50">deque</text:span><text:span text:style-name="T50">_destroy()</text:span></text:p>
          </table:table-cell>
          <table:table-cell table:style-name="Table11.B1" office:value-type="string">
            <text:p text:style-name="P173">销毁deque_t.</text:p>
          </table:table-cell>
        </table:table-row>
      </table:table>
      <text:p text:style-name="P37"/>
      <text:p text:style-name="P190">非质变操作:</text:p>
      <table:table table:name="Table12" table:style-name="Table12">
        <table:table-column table:style-name="Table12.A"/>
        <table:table-column table:style-name="Table12.B"/>
        <table:table-row table:style-name="Table12.1">
          <table:table-cell table:style-name="Table12.A1" office:value-type="string">
            <text:p text:style-name="P181">deque_size()</text:p>
          </table:table-cell>
          <table:table-cell table:style-name="Table12.B1" office:value-type="string">
            <text:p text:style-name="P173">获得deque_t中数据的数目.</text:p>
          </table:table-cell>
        </table:table-row>
        <table:table-row table:style-name="Table12.1">
          <table:table-cell table:style-name="Table12.A1" office:value-type="string">
            <text:p text:style-name="P181">deque_max_size()</text:p>
          </table:table-cell>
          <table:table-cell table:style-name="Table12.B1" office:value-type="string">
            <text:p text:style-name="P173">获得deque_t中能够保存的数据的最大数目.</text:p>
          </table:table-cell>
        </table:table-row>
        <table:table-row table:style-name="Table12.1">
          <table:table-cell table:style-name="Table12.A1" office:value-type="string">
            <text:p text:style-name="P181">deque_empty()</text:p>
          </table:table-cell>
          <table:table-cell table:style-name="Table12.B1" office:value-type="string">
            <text:p text:style-name="P173">判断deque_t是否为空.</text:p>
          </table:table-cell>
        </table:table-row>
        <table:table-row table:style-name="Table12.1">
          <table:table-cell table:style-name="Table12.A1" office:value-type="string">
            <text:p text:style-name="P176"><text:span text:style-name="T50">deque_equal</text:span><text:span text:style-name="T50">()</text:span></text:p>
          </table:table-cell>
          <table:table-cell table:style-name="Table12.B1" office:value-type="string">
            <text:p text:style-name="P173">判断两个deque_t是否相等.</text:p>
          </table:table-cell>
        </table:table-row>
        <table:table-row table:style-name="Table12.1">
          <table:table-cell table:style-name="Table12.A1" office:value-type="string">
            <text:p text:style-name="P176"><text:span text:style-name="T50">deque_not_equal</text:span><text:span text:style-name="T50">()</text:span></text:p>
          </table:table-cell>
          <table:table-cell table:style-name="Table12.B1" office:value-type="string">
            <text:p text:style-name="P173">判断两个deque_t是否不等.</text:p>
          </table:table-cell>
        </table:table-row>
        <table:table-row table:style-name="Table12.1">
          <table:table-cell table:style-name="Table12.A1" office:value-type="string">
            <text:p text:style-name="P176"><text:span text:style-name="T50">deque_less</text:span><text:span text:style-name="T50">()</text:span></text:p>
          </table:table-cell>
          <table:table-cell table:style-name="Table12.B1" office:value-type="string">
            <text:p text:style-name="P173">判断第一个deque_t是否小于第二个deque_t.</text:p>
          </table:table-cell>
        </table:table-row>
        <table:table-row table:style-name="Table12.1">
          <table:table-cell table:style-name="Table12.A1" office:value-type="string">
            <text:p text:style-name="P176"><text:span text:style-name="T50">deque_less_equal</text:span><text:span text:style-name="T50">()</text:span></text:p>
          </table:table-cell>
          <table:table-cell table:style-name="Table12.B1" office:value-type="string">
            <text:p text:style-name="P173">判断第一个deque_t是否小于等于第二个deque_t.</text:p>
          </table:table-cell>
        </table:table-row>
        <table:table-row table:style-name="Table12.1">
          <table:table-cell table:style-name="Table12.A1" office:value-type="string">
            <text:p text:style-name="P176"><text:span text:style-name="T50">deque_great</text:span><text:span text:style-name="T50">()</text:span></text:p>
          </table:table-cell>
          <table:table-cell table:style-name="Table12.B1" office:value-type="string">
            <text:p text:style-name="P173">判断第一个deque_t是否大于第二个deque_t.</text:p>
          </table:table-cell>
        </table:table-row>
        <table:table-row table:style-name="Table12.1">
          <table:table-cell table:style-name="Table12.A1" office:value-type="string">
            <text:p text:style-name="P176"><text:span text:style-name="T50">deque_great_equal</text:span><text:span text:style-name="T50">()</text:span></text:p>
          </table:table-cell>
          <table:table-cell table:style-name="Table12.B1" office:value-type="string">
            <text:p text:style-name="P173">判断第一个deque_t是否大于等于第二个deque_t.</text:p>
          </table:table-cell>
        </table:table-row>
      </table:table>
      <text:p text:style-name="P36"/>
      <text:p text:style-name="P190">赋值:</text:p>
      <table:table table:name="Table13" table:style-name="Table13">
        <table:table-column table:style-name="Table13.A"/>
        <table:table-column table:style-name="Table13.B"/>
        <table:table-row table:style-name="Table13.1">
          <table:table-cell table:style-name="Table13.A1" office:value-type="string">
            <text:p text:style-name="P181">deque_assign()</text:p>
          </table:table-cell>
          <table:table-cell table:style-name="Table13.B1" office:value-type="string">
            <text:p text:style-name="P173">使用另一个deque_t为当前deque_t赋值.</text:p>
          </table:table-cell>
        </table:table-row>
        <table:table-row table:style-name="Table13.1">
          <table:table-cell table:style-name="Table13.A1" office:value-type="string">
            <text:p text:style-name="P176"><text:span text:style-name="T50">deque</text:span><text:span text:style-name="T50">_assign_elem()</text:span></text:p>
          </table:table-cell>
          <table:table-cell table:style-name="Table13.B1" office:value-type="string">
            <text:p text:style-name="P173">使用n个指定的数据给deque_t赋值.</text:p>
          </table:table-cell>
        </table:table-row>
        <table:table-row table:style-name="Table13.1">
          <table:table-cell table:style-name="Table13.A1" office:value-type="string">
            <text:p text:style-name="P176"><text:span text:style-name="T50">deque</text:span><text:span text:style-name="T50">_assign_range()</text:span></text:p>
          </table:table-cell>
          <table:table-cell table:style-name="Table13.B1" office:value-type="string">
            <text:p text:style-name="P173">使用数据区间为deque_t赋值.</text:p>
          </table:table-cell>
        </table:table-row>
        <table:table-row table:style-name="Table13.1">
          <table:table-cell table:style-name="Table13.A1" office:value-type="string">
            <text:p text:style-name="P176"><text:span text:style-name="T50">deque</text:span><text:span text:style-name="T50">_swap()</text:span></text:p>
          </table:table-cell>
          <table:table-cell table:style-name="Table13.B1" office:value-type="string">
            <text:p text:style-name="P173">交换两个deque_t的数据.</text:p>
          </table:table-cell>
        </table:table-row>
      </table:table>
      <text:p text:style-name="P37"><text:soft-page-break/></text:p>
      <text:p text:style-name="P36"><text:span text:style-name="T54"><text:tab/></text:span><text:span text:style-name="T50">数据访问:</text:span></text:p>
      <table:table table:name="Table14" table:style-name="Table14">
        <table:table-column table:style-name="Table14.A"/>
        <table:table-column table:style-name="Table14.B"/>
        <table:table-row table:style-name="Table14.1">
          <table:table-cell table:style-name="Table14.A1" office:value-type="string">
            <text:p text:style-name="P181">deque_at()</text:p>
          </table:table-cell>
          <table:table-cell table:style-name="Table14.B1" office:value-type="string">
            <text:p text:style-name="P173">使用下标对deque_t中的数据进行随即访问.</text:p>
          </table:table-cell>
        </table:table-row>
        <table:table-row table:style-name="Table14.1">
          <table:table-cell table:style-name="Table14.A1" office:value-type="string">
            <text:p text:style-name="P181">deque_front()</text:p>
          </table:table-cell>
          <table:table-cell table:style-name="Table14.B1" office:value-type="string">
            <text:p text:style-name="P173">访问deque_t的第一个数据.</text:p>
          </table:table-cell>
        </table:table-row>
        <table:table-row table:style-name="Table14.1">
          <table:table-cell table:style-name="Table14.A1" office:value-type="string">
            <text:p text:style-name="P181">deque_back()</text:p>
          </table:table-cell>
          <table:table-cell table:style-name="Table14.B1" office:value-type="string">
            <text:p text:style-name="P173">访问deque_t的最后一个数据.</text:p>
          </table:table-cell>
        </table:table-row>
      </table:table>
      <text:p text:style-name="P37"/>
      <text:p text:style-name="P36"><text:span text:style-name="T54"><text:tab/></text:span><text:span text:style-name="T50">迭代器函数:</text:span></text:p>
      <table:table table:name="Table15" table:style-name="Table15">
        <table:table-column table:style-name="Table15.A"/>
        <table:table-column table:style-name="Table15.B"/>
        <table:table-row table:style-name="Table15.1">
          <table:table-cell table:style-name="Table15.A1" office:value-type="string">
            <text:p text:style-name="P181">deque_begin()</text:p>
          </table:table-cell>
          <table:table-cell table:style-name="Table15.B1" office:value-type="string">
            <text:p text:style-name="P173">获得指向deque_t第一个数据的迭代器.</text:p>
          </table:table-cell>
        </table:table-row>
        <table:table-row table:style-name="Table15.1">
          <table:table-cell table:style-name="Table15.A1" office:value-type="string">
            <text:p text:style-name="P181">deque_end()</text:p>
          </table:table-cell>
          <table:table-cell table:style-name="Table15.B1" office:value-type="string">
            <text:p text:style-name="P173">获得指向deque_t最后一个数据的下一个位置的迭代器.</text:p>
          </table:table-cell>
        </table:table-row>
      </table:table>
      <text:p text:style-name="P37"/>
      <text:p text:style-name="P39"><text:tab/>插入和删除:</text:p>
      <table:table table:name="Table16" table:style-name="Table16">
        <table:table-column table:style-name="Table16.A"/>
        <table:table-column table:style-name="Table16.B"/>
        <table:table-row table:style-name="Table16.1">
          <table:table-cell table:style-name="Table16.A1" office:value-type="string">
            <text:p text:style-name="P181">deque_insert()</text:p>
          </table:table-cell>
          <table:table-cell table:style-name="Table16.B1" office:value-type="string">
            <text:p text:style-name="P173">向指定位置插入指定数据.</text:p>
          </table:table-cell>
        </table:table-row>
        <table:table-row table:style-name="Table16.1">
          <table:table-cell table:style-name="Table16.A1" office:value-type="string">
            <text:p text:style-name="P176"><text:span text:style-name="T50">deque</text:span><text:span text:style-name="T50">_insert_n()</text:span></text:p>
          </table:table-cell>
          <table:table-cell table:style-name="Table16.B1" office:value-type="string">
            <text:p text:style-name="P173">向指定位置插入n个指定数据.</text:p>
          </table:table-cell>
        </table:table-row>
        <table:table-row table:style-name="Table16.1">
          <table:table-cell table:style-name="Table16.A1" office:value-type="string">
            <text:p text:style-name="P176"><text:span text:style-name="T50">deque</text:span><text:span text:style-name="T50">_insert_range()</text:span></text:p>
          </table:table-cell>
          <table:table-cell table:style-name="Table16.B1" office:value-type="string">
            <text:p text:style-name="P173">向指定位置插入一个数据区间.</text:p>
          </table:table-cell>
        </table:table-row>
        <table:table-row table:style-name="Table16.1">
          <table:table-cell table:style-name="Table16.A1" office:value-type="string">
            <text:p text:style-name="P176"><text:span text:style-name="T50">deque</text:span><text:span text:style-name="T50">_push_back()</text:span></text:p>
          </table:table-cell>
          <table:table-cell table:style-name="Table16.B1" office:value-type="string">
            <text:p text:style-name="P173">在末尾插入一个指定数据.</text:p>
          </table:table-cell>
        </table:table-row>
        <table:table-row table:style-name="Table16.1">
          <table:table-cell table:style-name="Table16.A1" office:value-type="string">
            <text:p text:style-name="P181">deque_pop_back()</text:p>
          </table:table-cell>
          <table:table-cell table:style-name="Table16.B1" office:value-type="string">
            <text:p text:style-name="P173">从末尾弹出一个数据.</text:p>
          </table:table-cell>
        </table:table-row>
        <table:table-row table:style-name="Table16.1">
          <table:table-cell table:style-name="Table16.A1" office:value-type="string">
            <text:p text:style-name="P181">deque_push_front()</text:p>
          </table:table-cell>
          <table:table-cell table:style-name="Table16.B1" office:value-type="string">
            <text:p text:style-name="P173">在开头插入一个指定数据.</text:p>
          </table:table-cell>
        </table:table-row>
        <table:table-row table:style-name="Table16.1">
          <table:table-cell table:style-name="Table16.A1" office:value-type="string">
            <text:p text:style-name="P181">deque_pop_front()</text:p>
          </table:table-cell>
          <table:table-cell table:style-name="Table16.B1" office:value-type="string">
            <text:p text:style-name="P173">从开头弹出一个数据.</text:p>
          </table:table-cell>
        </table:table-row>
        <table:table-row table:style-name="Table16.1">
          <table:table-cell table:style-name="Table16.A1" office:value-type="string">
            <text:p text:style-name="P176"><text:span text:style-name="T50">deque</text:span><text:span text:style-name="T50">_erase()</text:span></text:p>
          </table:table-cell>
          <table:table-cell table:style-name="Table16.B1" office:value-type="string">
            <text:p text:style-name="P173">删除指定位置的数据.</text:p>
          </table:table-cell>
        </table:table-row>
        <table:table-row table:style-name="Table16.1">
          <table:table-cell table:style-name="Table16.A1" office:value-type="string">
            <text:p text:style-name="P176"><text:span text:style-name="T50">deque</text:span><text:span text:style-name="T50">_erase_range()</text:span></text:p>
          </table:table-cell>
          <table:table-cell table:style-name="Table16.B1" office:value-type="string">
            <text:p text:style-name="P173">删除指定区间的数据.</text:p>
          </table:table-cell>
        </table:table-row>
        <table:table-row table:style-name="Table16.1">
          <table:table-cell table:style-name="Table16.A1" office:value-type="string">
            <text:p text:style-name="P176"><text:span text:style-name="T50">deque</text:span><text:span text:style-name="T50">_resize()</text:span></text:p>
          </table:table-cell>
          <table:table-cell table:style-name="Table16.B1" office:value-type="string">
            <text:p text:style-name="P173">设置数据个数,新增的数据为0.</text:p>
          </table:table-cell>
        </table:table-row>
        <table:table-row table:style-name="Table16.1">
          <table:table-cell table:style-name="Table16.A1" office:value-type="string">
            <text:p text:style-name="P176"><text:span text:style-name="T50">deque</text:span><text:span text:style-name="T50">_resize_elem()</text:span></text:p>
          </table:table-cell>
          <table:table-cell table:style-name="Table16.B1" office:value-type="string">
            <text:p text:style-name="P173">设置数据个数,新增数据为指定值.</text:p>
          </table:table-cell>
        </table:table-row>
        <table:table-row table:style-name="Table16.1">
          <table:table-cell table:style-name="Table16.A1" office:value-type="string">
            <text:p text:style-name="P176"><text:span text:style-name="T50">deque</text:span><text:span text:style-name="T50">_clear()</text:span></text:p>
          </table:table-cell>
          <table:table-cell table:style-name="Table16.B1" office:value-type="string">
            <text:p text:style-name="P173">清空所有数据.</text:p>
          </table:table-cell>
        </table:table-row>
      </table:table>
      <text:p text:style-name="P65">deque_t与vector_t不同的是没有提供与容量有关的函数(deque_capacity()和deque_reserve()),提供了针对第一个数据的插入和删除操作(deque_push_front()和deque_pop_front()).</text:p>
      <text:list xml:id="list455641184" text:continue-numbering="true" text:style-name="WW8Num13">
        <text:list-item>
          <text:list>
            <text:list-item>
              <text:list>
                <text:list-item>
                  <text:h text:style-name="P218" text:outline-level="3">deque_t的应用实例</text:h>
                </text:list-item>
              </text:list>
            </text:list-item>
          </text:list>
        </text:list-item>
      </text:list>
      <text:p text:style-name="P39">#include &lt;stdio.h&gt;</text:p>
      <text:p text:style-name="P39">#include &lt;cstl/cdeque.h&gt;</text:p>
      <text:p text:style-name="P39">#include &lt;cstl/calgorithm.h&gt;</text:p>
      <text:p text:style-name="P39"/>
      <text:p text:style-name="P39">static void _print_int(const void* cpv_input, void* pv_output);</text:p>
      <text:p text:style-name="P39"/>
      <text:p text:style-name="P39">int main(int argc, char* argv[])</text:p>
      <text:p text:style-name="P39">{</text:p>
      <text:p text:style-name="P39"><text:s text:c="4"/>deque_t t_dq = create_deque(int);</text:p>
      <text:p text:style-name="P39"><text:s text:c="4"/>size_t i = 0;</text:p>
      <text:p text:style-name="P39"/>
      <text:p text:style-name="P39"><text:s text:c="4"/>deque_init(&amp;t_dq);</text:p>
      <text:p text:style-name="P39"><text:s text:c="4"/>deque_assign_elem(&amp;t_dq, 3, 300);</text:p>
      <text:p text:style-name="P39"><text:s text:c="4"/>deque_push_back(&amp;t_dq, 500);</text:p>
      <text:p text:style-name="P39"><text:s text:c="4"/>deque_push_front(&amp;t_dq, 100);</text:p>
      <text:p text:style-name="P39"><text:soft-page-break/></text:p>
      <text:p text:style-name="P39"><text:s text:c="4"/>algo_for_each(deque_begin(&amp;t_dq), deque_end(&amp;t_dq), _print_int);</text:p>
      <text:p text:style-name="P39"><text:s text:c="4"/>printf("\n");</text:p>
      <text:p text:style-name="P39"/>
      <text:p text:style-name="P39"><text:s text:c="4"/>deque_pop_front(&amp;t_dq);</text:p>
      <text:p text:style-name="P39"><text:s text:c="4"/>deque_pop_back(&amp;t_dq);</text:p>
      <text:p text:style-name="P39"><text:s text:c="4"/>for(i = 1; i &lt; deque_size(&amp;t_dq); ++i)</text:p>
      <text:p text:style-name="P39"><text:s text:c="4"/>{</text:p>
      <text:p text:style-name="P39"><text:s text:c="8"/>*(int*)deque_at(&amp;t_dq, i) += 50;</text:p>
      <text:p text:style-name="P39"><text:s text:c="4"/>}</text:p>
      <text:p text:style-name="P39"/>
      <text:p text:style-name="P39"><text:s text:c="4"/>deque_resize_elem(&amp;t_dq, 5, -300);</text:p>
      <text:p text:style-name="P39"/>
      <text:p text:style-name="P39"><text:s text:c="4"/>algo_for_each(deque_begin(&amp;t_dq), deque_end(&amp;t_dq), _print_int);</text:p>
      <text:p text:style-name="P39"><text:s text:c="4"/>printf("\n");</text:p>
      <text:p text:style-name="P39"/>
      <text:p text:style-name="P39"><text:s text:c="4"/>deque_destroy(&amp;t_dq);</text:p>
      <text:p text:style-name="P39"/>
      <text:p text:style-name="P39"><text:s text:c="4"/>return 0;</text:p>
      <text:p text:style-name="P39">}</text:p>
      <text:p text:style-name="P39"/>
      <text:p text:style-name="P39">static void _print_int(const void* cpv_input, void* pv_output)</text:p>
      <text:p text:style-name="P39">{</text:p>
      <text:p text:style-name="P39"><text:s text:c="4"/>printf("%d ", *(int*)cpv_input);</text:p>
      <text:p text:style-name="P39">}</text:p>
      <text:p text:style-name="P37">结果:</text:p>
      <text:p text:style-name="P39">100 300 300 300 500 </text:p>
      <text:p text:style-name="P39">300 350 350 -300 -300</text:p>
      <text:list xml:id="list964759890" text:continue-numbering="true" text:style-name="WW8Num13">
        <text:list-item>
          <text:list>
            <text:list-item>
              <text:h text:style-name="P205" text:outline-level="2">list_t</text:h>
            </text:list-item>
          </text:list>
        </text:list-item>
      </text:list>
      <text:p text:style-name="P36"><text:span text:style-name="T18"><text:tab/></text:span><text:span text:style-name="T54">list_t是双向链表.</text:span></text:p>
      <text:p text:style-name="P40"><draw:g text:anchor-type="as-char" svg:y="0cm" draw:z-index="1" draw:style-name="gr1"><draw:rect draw:style-name="gr2" draw:text-style-name="P224" svg:width="17.781cm" svg:height="2.202cm" svg:x="0cm" svg:y="0cm"><text:p/></draw:rect><draw:custom-shape draw:style-name="gr3" draw:text-style-name="P225" svg:width="1.271cm" svg:height="1.1cm" svg:x="3.168cm" svg:y="0.55cm"><text:p/><draw:enhanced-geometry svg:viewBox="0 0 21600 21600" draw:type="rectangle" draw:enhanced-path="M 0 0 L 21600 0 21600 21600 0 21600 0 0 Z N"/></draw:custom-shape><draw:custom-shape draw:style-name="gr3" draw:text-style-name="P225" svg:width="1.269cm" svg:height="1.098cm" svg:x="5.71cm" svg:y="0.55cm"><text:p/><draw:enhanced-geometry svg:viewBox="0 0 21600 21600" draw:type="rectangle" draw:enhanced-path="M 0 0 L 21600 0 21600 21600 0 21600 0 0 Z N"/></draw:custom-shape><draw:custom-shape draw:style-name="gr3" draw:text-style-name="P225" svg:width="1.267cm" svg:height="1.094cm" svg:x="8.248cm" svg:y="0.55cm"><text:p/><draw:enhanced-geometry svg:viewBox="0 0 21600 21600" draw:type="rectangle" draw:enhanced-path="M 0 0 L 21600 0 21600 21600 0 21600 0 0 Z N"/></draw:custom-shape><draw:custom-shape draw:style-name="gr3" draw:text-style-name="P225" svg:width="1.264cm" svg:height="1.093cm" svg:x="10.795cm" svg:y="0.55cm"><text:p/><draw:enhanced-geometry svg:viewBox="0 0 21600 21600" draw:type="rectangle" draw:enhanced-path="M 0 0 L 21600 0 21600 21600 0 21600 0 0 Z N"/></draw:custom-shape><draw:custom-shape draw:style-name="gr3" draw:text-style-name="P225" svg:width="1.262cm" svg:height="1.091cm" svg:x="13.337cm" svg:y="0.55cm"><text:p/><draw:enhanced-geometry svg:viewBox="0 0 21600 21600" draw:type="rectangle" draw:enhanced-path="M 0 0 L 21600 0 21600 21600 0 21600 0 0 Z N"/></draw:custom-shape><draw:line draw:style-name="gr6" draw:text-style-name="P224" svg:x1="4.445cm" svg:y1="0.826cm" svg:x2="5.715cm" svg:y2="0.826cm"><text:p/></draw:line><draw:line draw:style-name="gr6" draw:text-style-name="P224" svg:x1="5.715cm" svg:y1="1.376cm" svg:x2="4.445cm" svg:y2="1.376cm"><text:p/></draw:line><draw:line draw:style-name="gr6" draw:text-style-name="P224" svg:x1="6.985cm" svg:y1="0.826cm" svg:x2="8.255cm" svg:y2="0.828cm"><text:p/></draw:line><draw:line draw:style-name="gr6" draw:text-style-name="P224" svg:x1="8.255cm" svg:y1="1.376cm" svg:x2="6.985cm" svg:y2="1.378cm"><text:p/></draw:line><draw:line draw:style-name="gr6" draw:text-style-name="P224" svg:x1="9.525cm" svg:y1="0.826cm" svg:x2="10.795cm" svg:y2="0.828cm"><text:p/></draw:line><draw:line draw:style-name="gr6" draw:text-style-name="P224" svg:x1="10.795cm" svg:y1="1.376cm" svg:x2="9.525cm" svg:y2="1.378cm"><text:p/></draw:line><draw:line draw:style-name="gr6" draw:text-style-name="P224" svg:x1="12.065cm" svg:y1="0.826cm" svg:x2="13.335cm" svg:y2="0.828cm"><text:p/></draw:line><draw:line draw:style-name="gr6" draw:text-style-name="P224" svg:x1="13.335cm" svg:y1="1.376cm" svg:x2="12.065cm" svg:y2="1.378cm"><text:p/></draw:line><draw:line draw:style-name="gr6" draw:text-style-name="P224" svg:x1="14.605cm" svg:y1="0.826cm" svg:x2="15.875cm" svg:y2="0.828cm"><text:p/></draw:line><draw:line draw:style-name="gr6" draw:text-style-name="P224" svg:x1="15.875cm" svg:y1="1.376cm" svg:x2="14.605cm" svg:y2="1.378cm"><text:p/></draw:line><draw:line draw:style-name="gr6" draw:text-style-name="P224" svg:x1="1.905cm" svg:y1="0.826cm" svg:x2="3.175cm" svg:y2="0.828cm"><text:p/></draw:line><draw:line draw:style-name="gr6" draw:text-style-name="P224" svg:x1="3.175cm" svg:y1="1.376cm" svg:x2="1.905cm" svg:y2="1.378cm"><text:p/></draw:line><draw:custom-shape draw:style-name="gr5" draw:text-style-name="P225"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5" draw:text-style-name="P225"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P36"><text:span text:style-name="T54">要使用list_t必须包含头文件</text:span><text:span text:style-name="T50">&lt;cstl/clist.h&gt;</text:span></text:p>
      <text:p text:style-name="P39">#include &lt;cstl/clist.h&gt;</text:p>
      <text:list xml:id="list516803822" text:continue-numbering="true" text:style-name="WW8Num13">
        <text:list-item>
          <text:list>
            <text:list-item>
              <text:list>
                <text:list-item>
                  <text:h text:style-name="P218" text:outline-level="3"><text:soft-page-break/>list_t的能力</text:h>
                </text:list-item>
              </text:list>
            </text:list-item>
          </text:list>
        </text:list-item>
      </text:list>
      <text:p text:style-name="P36"><text:span text:style-name="T50"><text:tab/></text:span><text:span text:style-name="T54">list_t的结构与vector_t和deque_t有很大的不同,因此list_t与它们的能力也有很大的不同.</text:span></text:p>
      <text:p text:style-name="P37"><text:tab/>list_t不支持随即访问,例如要访问的五个数据,就必须从头开始查找,一直到的五个数据,所以要访问list_t中的任意数据是低效的.list_t支持双向访问,获得某一数据的前驱和后继很高效.</text:p>
      <text:p text:style-name="P37"><text:tab/>list_t的迭代器不是随即访问迭代器,而是双向迭代器.</text:p>
      <text:p text:style-name="P37"><text:tab/>list_t支持在任意位置高效的插入和删除数据,不仅仅实在开头和结尾.</text:p>
      <text:p text:style-name="P37"><text:tab/>在list_t中插入或删除数据不会使迭代器失效.</text:p>
      <text:list xml:id="list70611910" text:continue-numbering="true" text:style-name="WW8Num13">
        <text:list-item>
          <text:list>
            <text:list-item>
              <text:list>
                <text:list-item>
                  <text:h text:style-name="P218" text:outline-level="3">list_t的操作</text:h>
                </text:list-item>
              </text:list>
            </text:list-item>
          </text:list>
        </text:list-item>
      </text:list>
      <text:p text:style-name="P36"><text:span text:style-name="T54"><text:tab/></text:span><text:span text:style-name="T50">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181">create_list()</text:p>
          </table:table-cell>
          <table:table-cell table:style-name="Table17.B1" office:value-type="string">
            <text:p text:style-name="P173">创建一个指定类型的list_t.</text:p>
          </table:table-cell>
        </table:table-row>
        <table:table-row table:style-name="Table17.1">
          <table:table-cell table:style-name="Table17.A1" office:value-type="string">
            <text:p text:style-name="P181">list_init()</text:p>
          </table:table-cell>
          <table:table-cell table:style-name="Table17.B1" office:value-type="string">
            <text:p text:style-name="P173">初始化一个空的list_t.</text:p>
          </table:table-cell>
        </table:table-row>
        <table:table-row table:style-name="Table17.1">
          <table:table-cell table:style-name="Table17.A1" office:value-type="string">
            <text:p text:style-name="P181">list_init_n()</text:p>
          </table:table-cell>
          <table:table-cell table:style-name="Table17.B1" office:value-type="string">
            <text:p text:style-name="P173">初始化一个具有n个数据的list_t.</text:p>
          </table:table-cell>
        </table:table-row>
        <table:table-row table:style-name="Table17.1">
          <table:table-cell table:style-name="Table17.A1" office:value-type="string">
            <text:p text:style-name="P181">list_init_elem()</text:p>
          </table:table-cell>
          <table:table-cell table:style-name="Table17.B1" office:value-type="string">
            <text:p text:style-name="P173">初始化一个具有n个特定数据的list_t.</text:p>
          </table:table-cell>
        </table:table-row>
        <table:table-row table:style-name="Table17.1">
          <table:table-cell table:style-name="Table17.A1" office:value-type="string">
            <text:p text:style-name="P181">list_init_copy()</text:p>
          </table:table-cell>
          <table:table-cell table:style-name="Table17.B1" office:value-type="string">
            <text:p text:style-name="P173">使用另一个list_t初始化list_t.</text:p>
          </table:table-cell>
        </table:table-row>
        <table:table-row table:style-name="Table17.1">
          <table:table-cell table:style-name="Table17.A1" office:value-type="string">
            <text:p text:style-name="P181">list_init_copy_range()</text:p>
          </table:table-cell>
          <table:table-cell table:style-name="Table17.B1" office:value-type="string">
            <text:p text:style-name="P173">使用一个数据区间来初始化list_t.</text:p>
          </table:table-cell>
        </table:table-row>
        <table:table-row table:style-name="Table17.1">
          <table:table-cell table:style-name="Table17.A1" office:value-type="string">
            <text:p text:style-name="P176"><text:span text:style-name="T50">list</text:span><text:span text:style-name="T50">_destroy()</text:span></text:p>
          </table:table-cell>
          <table:table-cell table:style-name="Table17.B1" office:value-type="string">
            <text:p text:style-name="P173">销毁list_t.</text:p>
          </table:table-cell>
        </table:table-row>
      </table:table>
      <text:p text:style-name="P37"/>
      <text:p text:style-name="P190">非质变操作:</text:p>
      <table:table table:name="Table18" table:style-name="Table18">
        <table:table-column table:style-name="Table18.A"/>
        <table:table-column table:style-name="Table18.B"/>
        <table:table-row table:style-name="Table18.1">
          <table:table-cell table:style-name="Table18.A1" office:value-type="string">
            <text:p text:style-name="P181">list_size()</text:p>
          </table:table-cell>
          <table:table-cell table:style-name="Table18.B1" office:value-type="string">
            <text:p text:style-name="P173">获得list_t中数据的数目.</text:p>
          </table:table-cell>
        </table:table-row>
        <table:table-row table:style-name="Table18.1">
          <table:table-cell table:style-name="Table18.A1" office:value-type="string">
            <text:p text:style-name="P176"><text:span text:style-name="T50">list</text:span><text:span text:style-name="T50">_max_size()</text:span></text:p>
          </table:table-cell>
          <table:table-cell table:style-name="Table18.B1" office:value-type="string">
            <text:p text:style-name="P173">获得list_t中能够保存的数据的最大数目.</text:p>
          </table:table-cell>
        </table:table-row>
        <table:table-row table:style-name="Table18.1">
          <table:table-cell table:style-name="Table18.A1" office:value-type="string">
            <text:p text:style-name="P176"><text:span text:style-name="T50">list</text:span><text:span text:style-name="T50">_empty()</text:span></text:p>
          </table:table-cell>
          <table:table-cell table:style-name="Table18.B1" office:value-type="string">
            <text:p text:style-name="P173">判断list_t是否为空.</text:p>
          </table:table-cell>
        </table:table-row>
        <table:table-row table:style-name="Table18.1">
          <table:table-cell table:style-name="Table18.A1" office:value-type="string">
            <text:p text:style-name="P176"><text:span text:style-name="T50">list</text:span><text:span text:style-name="T50">_equal()</text:span></text:p>
          </table:table-cell>
          <table:table-cell table:style-name="Table18.B1" office:value-type="string">
            <text:p text:style-name="P173">判断两个list_t是否相等.</text:p>
          </table:table-cell>
        </table:table-row>
        <table:table-row table:style-name="Table18.1">
          <table:table-cell table:style-name="Table18.A1" office:value-type="string">
            <text:p text:style-name="P176"><text:span text:style-name="T50">list</text:span><text:span text:style-name="T50">_not_equal()</text:span></text:p>
          </table:table-cell>
          <table:table-cell table:style-name="Table18.B1" office:value-type="string">
            <text:p text:style-name="P173">判断两个list_t是否不等.</text:p>
          </table:table-cell>
        </table:table-row>
        <table:table-row table:style-name="Table18.1">
          <table:table-cell table:style-name="Table18.A1" office:value-type="string">
            <text:p text:style-name="P176"><text:span text:style-name="T50">list</text:span><text:span text:style-name="T50">_less()</text:span></text:p>
          </table:table-cell>
          <table:table-cell table:style-name="Table18.B1" office:value-type="string">
            <text:p text:style-name="P173">判断第一个list_t是否小于第二个list_t.</text:p>
          </table:table-cell>
        </table:table-row>
        <table:table-row table:style-name="Table18.1">
          <table:table-cell table:style-name="Table18.A1" office:value-type="string">
            <text:p text:style-name="P176"><text:span text:style-name="T50">list</text:span><text:span text:style-name="T50">_less_equal()</text:span></text:p>
          </table:table-cell>
          <table:table-cell table:style-name="Table18.B1" office:value-type="string">
            <text:p text:style-name="P173">判断第一个list_t是否小于等于第二个list_t.</text:p>
          </table:table-cell>
        </table:table-row>
        <table:table-row table:style-name="Table18.1">
          <table:table-cell table:style-name="Table18.A1" office:value-type="string">
            <text:p text:style-name="P176"><text:span text:style-name="T50">list</text:span><text:span text:style-name="T50">_great()</text:span></text:p>
          </table:table-cell>
          <table:table-cell table:style-name="Table18.B1" office:value-type="string">
            <text:p text:style-name="P173">判断第一个list_t是否大于第二个list_t.</text:p>
          </table:table-cell>
        </table:table-row>
        <table:table-row table:style-name="Table18.1">
          <table:table-cell table:style-name="Table18.A1" office:value-type="string">
            <text:p text:style-name="P176"><text:span text:style-name="T50">list</text:span><text:span text:style-name="T50">_great_equal()</text:span></text:p>
          </table:table-cell>
          <table:table-cell table:style-name="Table18.B1" office:value-type="string">
            <text:p text:style-name="P173">判断第一个list_t是否大于等于第二个list_t.</text:p>
          </table:table-cell>
        </table:table-row>
      </table:table>
      <text:p text:style-name="P36"/>
      <text:p text:style-name="P190">赋值:</text:p>
      <table:table table:name="Table19" table:style-name="Table19">
        <table:table-column table:style-name="Table19.A"/>
        <table:table-column table:style-name="Table19.B"/>
        <table:table-row table:style-name="Table19.1">
          <table:table-cell table:style-name="Table19.A1" office:value-type="string">
            <text:p text:style-name="P181">list_assign()</text:p>
          </table:table-cell>
          <table:table-cell table:style-name="Table19.B1" office:value-type="string">
            <text:p text:style-name="P173">使用另一个list_t为当前list_t赋值.</text:p>
          </table:table-cell>
        </table:table-row>
        <table:table-row table:style-name="Table19.1">
          <table:table-cell table:style-name="Table19.A1" office:value-type="string">
            <text:p text:style-name="P176"><text:span text:style-name="T50">list</text:span><text:span text:style-name="T50">_assign_elem()</text:span></text:p>
          </table:table-cell>
          <table:table-cell table:style-name="Table19.B1" office:value-type="string">
            <text:p text:style-name="P173">使用n个指定的数据给list_t赋值.</text:p>
          </table:table-cell>
        </table:table-row>
        <table:table-row table:style-name="Table19.1">
          <table:table-cell table:style-name="Table19.A1" office:value-type="string">
            <text:p text:style-name="P176"><text:span text:style-name="T50">list</text:span><text:span text:style-name="T50">_assign_range()</text:span></text:p>
          </table:table-cell>
          <table:table-cell table:style-name="Table19.B1" office:value-type="string">
            <text:p text:style-name="P173">使用数据区间为list_t赋值.</text:p>
          </table:table-cell>
        </table:table-row>
        <table:table-row table:style-name="Table19.1">
          <table:table-cell table:style-name="Table19.A1" office:value-type="string">
            <text:p text:style-name="P176"><text:span text:style-name="T50">list</text:span><text:span text:style-name="T50">_swap()</text:span></text:p>
          </table:table-cell>
          <table:table-cell table:style-name="Table19.B1" office:value-type="string">
            <text:p text:style-name="P173">交换两个list_t的数据.</text:p>
          </table:table-cell>
        </table:table-row>
      </table:table>
      <text:p text:style-name="P37"/>
      <text:p text:style-name="P36"><text:span text:style-name="T54"><text:tab/></text:span><text:span text:style-name="T50">数据访问:</text:span></text:p>
      <table:table table:name="Table20" table:style-name="Table20">
        <table:table-column table:style-name="Table20.A"/>
        <table:table-column table:style-name="Table20.B"/>
        <table:table-row table:style-name="Table20.1">
          <table:table-cell table:style-name="Table20.A1" office:value-type="string">
            <text:p text:style-name="P181">list_front()</text:p>
          </table:table-cell>
          <table:table-cell table:style-name="Table20.B1" office:value-type="string">
            <text:p text:style-name="P173">访问list_t的第一个数据.</text:p>
          </table:table-cell>
        </table:table-row>
        <table:table-row table:style-name="Table20.1">
          <table:table-cell table:style-name="Table20.A1" office:value-type="string">
            <text:p text:style-name="P176"><text:span text:style-name="T50">list</text:span><text:span text:style-name="T50">_back()</text:span></text:p>
          </table:table-cell>
          <table:table-cell table:style-name="Table20.B1" office:value-type="string">
            <text:p text:style-name="P173">访问list_t的最后一个数据.</text:p>
          </table:table-cell>
        </table:table-row>
      </table:table>
      <text:p text:style-name="P37"/>
      <text:p text:style-name="P36"><text:span text:style-name="T54"><text:tab/></text:span><text:span text:style-name="T50">迭代器函数:</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181">list_begin()</text:p>
          </table:table-cell>
          <table:table-cell table:style-name="Table21.B1" office:value-type="string">
            <text:p text:style-name="P173">获得指向list_t第一个数据的迭代器.</text:p>
          </table:table-cell>
        </table:table-row>
        <table:table-row table:style-name="Table21.1">
          <table:table-cell table:style-name="Table21.A1" office:value-type="string">
            <text:p text:style-name="P176"><text:span text:style-name="T50">list</text:span><text:span text:style-name="T50">_end()</text:span></text:p>
          </table:table-cell>
          <table:table-cell table:style-name="Table21.B1" office:value-type="string">
            <text:p text:style-name="P173">获得指向list_t最后一个数据的下一个位置的迭代器.</text:p>
          </table:table-cell>
        </table:table-row>
      </table:table>
      <text:p text:style-name="P37">list_t提供的是双向迭代器,不是所有的算法都接受双向迭代器,在对list_t的数据区间使用算法时请注意.</text:p>
      <text:p text:style-name="P37"/>
      <text:p text:style-name="P36"><text:span text:style-name="T54"><text:tab/></text:span><text:span text:style-name="T50">插入和删除:</text:span></text:p>
      <table:table table:name="Table22" table:style-name="Table22">
        <table:table-column table:style-name="Table22.A"/>
        <table:table-column table:style-name="Table22.B"/>
        <table:table-row table:style-name="Table22.1">
          <table:table-cell table:style-name="Table22.A1" office:value-type="string">
            <text:p text:style-name="P181">list_insert()</text:p>
          </table:table-cell>
          <table:table-cell table:style-name="Table22.B1" office:value-type="string">
            <text:p text:style-name="P173">向指定位置插入指定数据.</text:p>
          </table:table-cell>
        </table:table-row>
        <table:table-row table:style-name="Table22.1">
          <table:table-cell table:style-name="Table22.A1" office:value-type="string">
            <text:p text:style-name="P176"><text:span text:style-name="T50">list</text:span><text:span text:style-name="T50">_insert_n()</text:span></text:p>
          </table:table-cell>
          <table:table-cell table:style-name="Table22.B1" office:value-type="string">
            <text:p text:style-name="P173">向指定位置插入n个指定数据.</text:p>
          </table:table-cell>
        </table:table-row>
        <table:table-row table:style-name="Table22.1">
          <table:table-cell table:style-name="Table22.A1" office:value-type="string">
            <text:p text:style-name="P176"><text:span text:style-name="T50">list</text:span><text:span text:style-name="T50">_insert_range()</text:span></text:p>
          </table:table-cell>
          <table:table-cell table:style-name="Table22.B1" office:value-type="string">
            <text:p text:style-name="P173">向指定位置插入一个数据区间.</text:p>
          </table:table-cell>
        </table:table-row>
        <table:table-row table:style-name="Table22.1">
          <table:table-cell table:style-name="Table22.A1" office:value-type="string">
            <text:p text:style-name="P176"><text:span text:style-name="T50">list</text:span><text:span text:style-name="T50">_push_back()</text:span></text:p>
          </table:table-cell>
          <table:table-cell table:style-name="Table22.B1" office:value-type="string">
            <text:p text:style-name="P173">在末尾插入一个指定数据.</text:p>
          </table:table-cell>
        </table:table-row>
        <table:table-row table:style-name="Table22.1">
          <table:table-cell table:style-name="Table22.A1" office:value-type="string">
            <text:p text:style-name="P176"><text:span text:style-name="T50">list</text:span><text:span text:style-name="T50">_pop_back()</text:span></text:p>
          </table:table-cell>
          <table:table-cell table:style-name="Table22.B1" office:value-type="string">
            <text:p text:style-name="P173">从末尾弹出一个数据.</text:p>
          </table:table-cell>
        </table:table-row>
        <table:table-row table:style-name="Table22.1">
          <table:table-cell table:style-name="Table22.A1" office:value-type="string">
            <text:p text:style-name="P176"><text:span text:style-name="T50">list</text:span><text:span text:style-name="T50">_push_front()</text:span></text:p>
          </table:table-cell>
          <table:table-cell table:style-name="Table22.B1" office:value-type="string">
            <text:p text:style-name="P173">在开头插入一个指定数据.</text:p>
          </table:table-cell>
        </table:table-row>
        <table:table-row table:style-name="Table22.1">
          <table:table-cell table:style-name="Table22.A1" office:value-type="string">
            <text:p text:style-name="P176"><text:span text:style-name="T50">list</text:span><text:span text:style-name="T50">_pop_front()</text:span></text:p>
          </table:table-cell>
          <table:table-cell table:style-name="Table22.B1" office:value-type="string">
            <text:p text:style-name="P173">从开头弹出一个数据.</text:p>
          </table:table-cell>
        </table:table-row>
        <table:table-row table:style-name="Table22.1">
          <table:table-cell table:style-name="Table22.A1" office:value-type="string">
            <text:p text:style-name="P181">list_remove()</text:p>
          </table:table-cell>
          <table:table-cell table:style-name="Table22.B1" office:value-type="string">
            <text:p text:style-name="P173">删除指定的数据</text:p>
          </table:table-cell>
        </table:table-row>
        <table:table-row table:style-name="Table22.1">
          <table:table-cell table:style-name="Table22.A1" office:value-type="string">
            <text:p text:style-name="P181">list_remove_if()</text:p>
          </table:table-cell>
          <table:table-cell table:style-name="Table22.B1" office:value-type="string">
            <text:p text:style-name="P173">删除符合条件的所有的数据.</text:p>
          </table:table-cell>
        </table:table-row>
        <table:table-row table:style-name="Table22.1">
          <table:table-cell table:style-name="Table22.A1" office:value-type="string">
            <text:p text:style-name="P176"><text:span text:style-name="T50">list</text:span><text:span text:style-name="T50">_erase()</text:span></text:p>
          </table:table-cell>
          <table:table-cell table:style-name="Table22.B1" office:value-type="string">
            <text:p text:style-name="P173">删除指定位置的数据.</text:p>
          </table:table-cell>
        </table:table-row>
        <table:table-row table:style-name="Table22.1">
          <table:table-cell table:style-name="Table22.A1" office:value-type="string">
            <text:p text:style-name="P176"><text:span text:style-name="T50">list</text:span><text:span text:style-name="T50">_erase_range()</text:span></text:p>
          </table:table-cell>
          <table:table-cell table:style-name="Table22.B1" office:value-type="string">
            <text:p text:style-name="P173">删除指定区间的数据.</text:p>
          </table:table-cell>
        </table:table-row>
        <table:table-row table:style-name="Table22.1">
          <table:table-cell table:style-name="Table22.A1" office:value-type="string">
            <text:p text:style-name="P176"><text:span text:style-name="T50">list</text:span><text:span text:style-name="T50">_resize()</text:span></text:p>
          </table:table-cell>
          <table:table-cell table:style-name="Table22.B1" office:value-type="string">
            <text:p text:style-name="P173">设置数据个数,新增的数据为0.</text:p>
          </table:table-cell>
        </table:table-row>
        <table:table-row table:style-name="Table22.1">
          <table:table-cell table:style-name="Table22.A1" office:value-type="string">
            <text:p text:style-name="P176"><text:span text:style-name="T50">list</text:span><text:span text:style-name="T50">_resize_elem()</text:span></text:p>
          </table:table-cell>
          <table:table-cell table:style-name="Table22.B1" office:value-type="string">
            <text:p text:style-name="P173">设置数据个数,新增数据为指定值.</text:p>
          </table:table-cell>
        </table:table-row>
        <table:table-row table:style-name="Table22.1">
          <table:table-cell table:style-name="Table22.A1" office:value-type="string">
            <text:p text:style-name="P176"><text:span text:style-name="T50">list</text:span><text:span text:style-name="T50">_clear()</text:span></text:p>
          </table:table-cell>
          <table:table-cell table:style-name="Table22.B1" office:value-type="string">
            <text:p text:style-name="P173">清空所有数据.</text:p>
          </table:table-cell>
        </table:table-row>
      </table:table>
      <text:p text:style-name="P37"/>
      <text:p text:style-name="P36"><text:span text:style-name="T54"><text:tab/></text:span><text:span text:style-name="T50">特有的操作:</text:span></text:p>
      <text:p text:style-name="P37"><text:tab/>list_t具有在任意位置插入或删除数据都是常量时间的特点.如果从一个list_t向另一个list_t转移数据那么这个特点就得到了更大的发挥.</text:p>
      <text:p text:style-name="P41"><draw:g text:anchor-type="as-char" svg:y="0cm" draw:z-index="2" draw:style-name="gr1"><draw:rect draw:style-name="gr2" draw:text-style-name="P224" svg:width="17.779cm" svg:height="5.778cm" svg:x="0cm" svg:y="0cm"><text:p/></draw:rect><draw:custom-shape draw:style-name="gr3" draw:text-style-name="P225" svg:width="0.95cm" svg:height="1.1cm" svg:x="0.953cm" svg:y="0.55cm"><text:p/><draw:enhanced-geometry svg:viewBox="0 0 21600 21600" draw:type="rectangle" draw:enhanced-path="M 0 0 L 21600 0 21600 21600 0 21600 0 0 Z N"/></draw:custom-shape><draw:custom-shape draw:style-name="gr3" draw:text-style-name="P225" svg:width="0.95cm" svg:height="1.1cm" svg:x="2.54cm" svg:y="0.55cm"><text:p/><draw:enhanced-geometry svg:viewBox="0 0 21600 21600" draw:type="rectangle" draw:enhanced-path="M 0 0 L 21600 0 21600 21600 0 21600 0 0 Z N"/></draw:custom-shape><draw:custom-shape draw:style-name="gr3" draw:text-style-name="P225" svg:width="0.95cm" svg:height="1.1cm" svg:x="4.126cm" svg:y="0.55cm"><text:p/><draw:enhanced-geometry svg:viewBox="0 0 21600 21600" draw:type="rectangle" draw:enhanced-path="M 0 0 L 21600 0 21600 21600 0 21600 0 0 Z N"/></draw:custom-shape><draw:custom-shape draw:style-name="gr3" draw:text-style-name="P225" svg:width="0.95cm" svg:height="1.1cm" svg:x="5.713cm" svg:y="0.55cm"><text:p/><draw:enhanced-geometry svg:viewBox="0 0 21600 21600" draw:type="rectangle" draw:enhanced-path="M 0 0 L 21600 0 21600 21600 0 21600 0 0 Z N"/></draw:custom-shape><draw:custom-shape draw:style-name="gr3" draw:text-style-name="P225" svg:width="0.95cm" svg:height="1.1cm" svg:x="7.301cm" svg:y="0.55cm"><text:p/><draw:enhanced-geometry svg:viewBox="0 0 21600 21600" draw:type="rectangle" draw:enhanced-path="M 0 0 L 21600 0 21600 21600 0 21600 0 0 Z N"/></draw:custom-shape><draw:custom-shape draw:style-name="gr3" draw:text-style-name="P225" svg:width="0.95cm" svg:height="1.101cm" svg:x="0.949cm" svg:y="3.025cm"><text:p/><draw:enhanced-geometry svg:viewBox="0 0 21600 21600" draw:type="rectangle" draw:enhanced-path="M 0 0 L 21600 0 21600 21600 0 21600 0 0 Z N"/></draw:custom-shape><draw:custom-shape draw:style-name="gr3" draw:text-style-name="P225" svg:width="0.95cm" svg:height="1.101cm" svg:x="2.54cm" svg:y="3.025cm"><text:p/><draw:enhanced-geometry svg:viewBox="0 0 21600 21600" draw:type="rectangle" draw:enhanced-path="M 0 0 L 21600 0 21600 21600 0 21600 0 0 Z N"/></draw:custom-shape><draw:custom-shape draw:style-name="gr3" draw:text-style-name="P225" svg:width="0.95cm" svg:height="1.101cm" svg:x="4.122cm" svg:y="3.025cm"><text:p/><draw:enhanced-geometry svg:viewBox="0 0 21600 21600" draw:type="rectangle" draw:enhanced-path="M 0 0 L 21600 0 21600 21600 0 21600 0 0 Z N"/></draw:custom-shape><draw:custom-shape draw:style-name="gr3" draw:text-style-name="P225" svg:width="0.95cm" svg:height="1.101cm" svg:x="5.713cm" svg:y="3.025cm"><text:p/><draw:enhanced-geometry svg:viewBox="0 0 21600 21600" draw:type="rectangle" draw:enhanced-path="M 0 0 L 21600 0 21600 21600 0 21600 0 0 Z N"/></draw:custom-shape><draw:custom-shape draw:style-name="gr3" draw:text-style-name="P225" svg:width="0.95cm" svg:height="1.101cm" svg:x="7.299cm" svg:y="3.025cm"><text:p/><draw:enhanced-geometry svg:viewBox="0 0 21600 21600" draw:type="rectangle" draw:enhanced-path="M 0 0 L 21600 0 21600 21600 0 21600 0 0 Z N"/></draw:custom-shape><draw:custom-shape draw:style-name="gr3" draw:text-style-name="P225" svg:width="0.95cm" svg:height="1.1cm" svg:x="9.523cm" svg:y="0.55cm"><text:p/><draw:enhanced-geometry svg:viewBox="0 0 21600 21600" draw:type="rectangle" draw:enhanced-path="M 0 0 L 21600 0 21600 21600 0 21600 0 0 Z N"/></draw:custom-shape><draw:custom-shape draw:style-name="gr3" draw:text-style-name="P225" svg:width="0.95cm" svg:height="1.1cm" svg:x="11.114cm" svg:y="0.55cm"><text:p/><draw:enhanced-geometry svg:viewBox="0 0 21600 21600" draw:type="rectangle" draw:enhanced-path="M 0 0 L 21600 0 21600 21600 0 21600 0 0 Z N"/></draw:custom-shape><draw:custom-shape draw:style-name="gr3" draw:text-style-name="P225" svg:width="0.95cm" svg:height="1.1cm" svg:x="12.696cm" svg:y="0.55cm"><text:p/><draw:enhanced-geometry svg:viewBox="0 0 21600 21600" draw:type="rectangle" draw:enhanced-path="M 0 0 L 21600 0 21600 21600 0 21600 0 0 Z N"/></draw:custom-shape><draw:custom-shape draw:style-name="gr3" draw:text-style-name="P225" svg:width="0.95cm" svg:height="1.1cm" svg:x="14.288cm" svg:y="0.55cm"><text:p/><draw:enhanced-geometry svg:viewBox="0 0 21600 21600" draw:type="rectangle" draw:enhanced-path="M 0 0 L 21600 0 21600 21600 0 21600 0 0 Z N"/></draw:custom-shape><draw:custom-shape draw:style-name="gr3" draw:text-style-name="P225" svg:width="0.95cm" svg:height="1.1cm" svg:x="15.875cm" svg:y="0.55cm"><text:p/><draw:enhanced-geometry svg:viewBox="0 0 21600 21600" draw:type="rectangle" draw:enhanced-path="M 0 0 L 21600 0 21600 21600 0 21600 0 0 Z N"/></draw:custom-shape><draw:custom-shape draw:style-name="gr3" draw:text-style-name="P225" svg:width="0.95cm" svg:height="1.101cm" svg:x="9.521cm" svg:y="3.025cm"><text:p/><draw:enhanced-geometry svg:viewBox="0 0 21600 21600" draw:type="rectangle" draw:enhanced-path="M 0 0 L 21600 0 21600 21600 0 21600 0 0 Z N"/></draw:custom-shape><draw:custom-shape draw:style-name="gr3" draw:text-style-name="P225" svg:width="0.95cm" svg:height="1.101cm" svg:x="11.114cm" svg:y="3.025cm"><text:p/><draw:enhanced-geometry svg:viewBox="0 0 21600 21600" draw:type="rectangle" draw:enhanced-path="M 0 0 L 21600 0 21600 21600 0 21600 0 0 Z N"/></draw:custom-shape><draw:custom-shape draw:style-name="gr3" draw:text-style-name="P225" svg:width="0.95cm" svg:height="1.101cm" svg:x="12.695cm" svg:y="3.025cm"><text:p/><draw:enhanced-geometry svg:viewBox="0 0 21600 21600" draw:type="rectangle" draw:enhanced-path="M 0 0 L 21600 0 21600 21600 0 21600 0 0 Z N"/></draw:custom-shape><draw:custom-shape draw:style-name="gr3" draw:text-style-name="P225" svg:width="0.95cm" svg:height="1.101cm" svg:x="14.288cm" svg:y="3.025cm"><text:p/><draw:enhanced-geometry svg:viewBox="0 0 21600 21600" draw:type="rectangle" draw:enhanced-path="M 0 0 L 21600 0 21600 21600 0 21600 0 0 Z N"/></draw:custom-shape><draw:custom-shape draw:style-name="gr3" draw:text-style-name="P225" svg:width="0.95cm" svg:height="1.101cm" svg:x="15.87cm" svg:y="3.025cm"><text:p/><draw:enhanced-geometry svg:viewBox="0 0 21600 21600" draw:type="rectangle" draw:enhanced-path="M 0 0 L 21600 0 21600 21600 0 21600 0 0 Z N"/></draw:custom-shape><draw:line draw:style-name="gr6" draw:text-style-name="P224" svg:x1="1.903cm" svg:y1="0.826cm" svg:x2="2.54cm" svg:y2="0.826cm"><text:p/></draw:line><draw:line draw:style-name="gr6" draw:text-style-name="P224" svg:x1="2.538cm" svg:y1="1.374cm" svg:x2="1.901cm" svg:y2="1.374cm"><text:p/></draw:line><draw:line draw:style-name="gr6" draw:text-style-name="P224" svg:x1="3.491cm" svg:y1="0.826cm" svg:x2="4.13cm" svg:y2="0.828cm"><text:p/></draw:line><draw:line draw:style-name="gr6" draw:text-style-name="P224" svg:x1="4.13cm" svg:y1="1.372cm" svg:x2="3.491cm" svg:y2="1.374cm"><text:p/></draw:line><draw:line draw:style-name="gr6" draw:text-style-name="P224" svg:x1="5.078cm" svg:y1="0.826cm" svg:x2="5.717cm" svg:y2="0.828cm"><text:p/></draw:line><draw:line draw:style-name="gr6" draw:text-style-name="P224" svg:x1="5.717cm" svg:y1="1.369cm" svg:x2="5.078cm" svg:y2="1.371cm"><text:p/></draw:line><draw:line draw:style-name="gr6" draw:text-style-name="P224" svg:x1="6.666cm" svg:y1="0.826cm" svg:x2="7.305cm" svg:y2="0.828cm"><text:p/></draw:line><draw:line draw:style-name="gr6" draw:text-style-name="P224" svg:x1="7.305cm" svg:y1="1.374cm" svg:x2="6.666cm" svg:y2="1.376cm"><text:p/></draw:line><draw:line draw:style-name="gr6" draw:text-style-name="P224" svg:x1="1.903cm" svg:y1="3.302cm" svg:x2="2.542cm" svg:y2="3.304cm"><text:p/></draw:line><draw:line draw:style-name="gr6" draw:text-style-name="P224" svg:x1="2.542cm" svg:y1="3.851cm" svg:x2="1.903cm" svg:y2="3.853cm"><text:p/></draw:line><draw:line draw:style-name="gr6" draw:text-style-name="P224" svg:x1="3.493cm" svg:y1="3.302cm" svg:x2="4.132cm" svg:y2="3.304cm"><text:p/></draw:line><draw:line draw:style-name="gr6" draw:text-style-name="P224" svg:x1="4.132cm" svg:y1="3.847cm" svg:x2="3.493cm" svg:y2="3.851cm"><text:p/></draw:line><draw:line draw:style-name="gr6" draw:text-style-name="P224" svg:x1="5.082cm" svg:y1="3.302cm" svg:x2="5.719cm" svg:y2="3.304cm"><text:p/></draw:line><draw:line draw:style-name="gr6" draw:text-style-name="P224" svg:x1="5.717cm" svg:y1="3.847cm" svg:x2="5.08cm" svg:y2="3.849cm"><text:p/></draw:line><draw:line draw:style-name="gr6" draw:text-style-name="P224" svg:x1="6.669cm" svg:y1="3.302cm" svg:x2="7.308cm" svg:y2="3.304cm"><text:p/></draw:line><draw:line draw:style-name="gr6" draw:text-style-name="P224" svg:x1="7.308cm" svg:y1="3.851cm" svg:x2="6.669cm" svg:y2="3.853cm"><text:p/></draw:line><draw:line draw:style-name="gr6" draw:text-style-name="P224" svg:x1="10.474cm" svg:y1="0.826cm" svg:x2="11.113cm" svg:y2="0.828cm"><text:p/></draw:line><draw:line draw:style-name="gr6" draw:text-style-name="P224" svg:x1="11.113cm" svg:y1="1.374cm" svg:x2="10.474cm" svg:y2="1.376cm"><text:p/></draw:line><draw:line draw:style-name="gr6" draw:text-style-name="P224" svg:x1="12.065cm" svg:y1="0.826cm" svg:x2="12.702cm" svg:y2="0.828cm"><text:p/></draw:line><draw:line draw:style-name="gr6" draw:text-style-name="P224" svg:x1="12.7cm" svg:y1="1.372cm" svg:x2="12.063cm" svg:y2="1.374cm"><text:p/></draw:line><draw:line draw:style-name="gr6" draw:text-style-name="P224" svg:x1="15.238cm" svg:y1="0.826cm" svg:x2="15.878cm" svg:y2="0.828cm"><text:p/></draw:line><draw:line draw:style-name="gr6" draw:text-style-name="P224" svg:x1="15.876cm" svg:y1="1.374cm" svg:x2="15.236cm" svg:y2="1.376cm"><text:p/></draw:line><draw:line draw:style-name="gr6" draw:text-style-name="P224" svg:x1="10.474cm" svg:y1="3.302cm" svg:x2="11.113cm" svg:y2="3.304cm"><text:p/></draw:line><draw:line draw:style-name="gr6" draw:text-style-name="P224" svg:x1="11.113cm" svg:y1="3.851cm" svg:x2="10.474cm" svg:y2="3.853cm"><text:p/></draw:line><draw:line draw:style-name="gr6" draw:text-style-name="P224" svg:x1="13.653cm" svg:y1="3.302cm" svg:x2="14.29cm" svg:y2="3.304cm"><text:p/></draw:line><draw:line draw:style-name="gr6" draw:text-style-name="P224" svg:x1="14.288cm" svg:y1="3.847cm" svg:x2="13.651cm" svg:y2="3.849cm"><text:p/></draw:line><draw:line draw:style-name="gr6" draw:text-style-name="P224" svg:x1="13.333cm" svg:y1="1.649cm" svg:x2="13.333cm" svg:y2="3.023cm"><text:p/></draw:line><draw:line draw:style-name="gr6" draw:text-style-name="P224" svg:x1="13.016cm" svg:y1="3.021cm" svg:x2="13.016cm" svg:y2="1.647cm"><text:p/></draw:line><draw:line draw:style-name="gr6" draw:text-style-name="P224" svg:x1="14.921cm" svg:y1="1.649cm" svg:x2="14.921cm" svg:y2="3.023cm"><text:p/></draw:line><draw:line draw:style-name="gr6" draw:text-style-name="P224" svg:x1="14.603cm" svg:y1="3.021cm" svg:x2="14.603cm" svg:y2="1.647cm"><text:p/></draw:line><draw:custom-shape draw:style-name="gr7" draw:text-style-name="P225" svg:width="3.728cm" svg:height="1.585cm" svg:x="12.065cm" svg:y="3.366cm"><text:p/><draw:enhanced-geometry svg:viewBox="0 0 2115 987" draw:type="non-primitive" draw:enhanced-path="M 0 0 C 10 15 22 29 30 45 37 59 34 79 45 90 56 101 75 100 90 105 103 157 124 209 150 255 168 287 199 311 210 345 232 410 232 498 270 555 300 600 330 645 360 690 382 723 400 757 435 780 448 789 466 788 480 795 515 812 532 859 570 870 623 885 680 880 735 885 817 912 905 913 990 930 1172 925 1512 987 1710 855 1773 761 1747 730 1770 600 1787 505 1824 441 1890 375 1899 340 1912 306 1920 270 1920 270 1940 135 1950 120 1981 74 2062 60 2115 60 N"/></draw:custom-shape><draw:custom-shape draw:style-name="gr7" draw:text-style-name="P225" svg:width="3.728cm" svg:height="1.634cm" svg:x="12.065cm" svg:y="3.868cm"><text:p/><draw:enhanced-geometry svg:viewBox="0 0 2115 1290" draw:type="non-primitive" draw:enhanced-path="M 0 15 C 30 45 66 70 90 105 120 150 135 195 165 240 175 347 181 494 210 600 215 617 231 629 240 645 332 806 183 575 330 795 340 810 362 812 375 825 393 843 402 867 420 885 538 1003 387 813 510 960 568 1029 610 1085 690 1125 733 1190 746 1183 810 1215 826 1223 839 1238 855 1245 902 1266 955 1278 1005 1290 1135 1285 1265 1284 1395 1275 1449 1271 1580 1191 1635 1155 1670 1103 1715 1083 1755 1035 1805 975 1861 921 1905 855 1910 825 1908 793 1920 765 1934 732 1969 709 1980 675 1985 660 1990 645 1995 630 2000 490 2001 350 2010 210 2011 194 2021 180 2025 165 2026 161 2043 61 2055 45 2071 25 2097 18 2115 0 N"/></draw:custom-shape><draw:line draw:style-name="gr6" draw:text-style-name="P224" svg:x1="15.556cm" svg:y1="3.575cm" svg:x2="15.874cm" svg:y2="3.3cm"><text:p/></draw:line><draw:line draw:style-name="gr6" draw:text-style-name="P224" svg:x1="12.065cm" svg:y1="3.851cm" svg:x2="12.065cm" svg:y2="3.851cm"><text:p/></draw:line><draw:line draw:style-name="gr6" draw:text-style-name="P224" svg:x1="12.379cm" svg:y1="4.126cm" svg:x2="12.063cm" svg:y2="3.851cm"><text:p/></draw:line><draw:custom-shape draw:style-name="gr5" draw:text-style-name="P225"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37"/>
      <table:table table:name="Table23" table:style-name="Table23">
        <table:table-column table:style-name="Table23.A"/>
        <table:table-column table:style-name="Table23.B"/>
        <table:table-row table:style-name="Table23.1">
          <table:table-cell table:style-name="Table23.A1" office:value-type="string">
            <text:p text:style-name="P181">list_unique()</text:p>
          </table:table-cell>
          <table:table-cell table:style-name="Table23.B1" office:value-type="string">
            <text:p text:style-name="P173">删除连续的重复数据.</text:p>
          </table:table-cell>
        </table:table-row>
        <table:table-row table:style-name="Table23.1">
          <table:table-cell table:style-name="Table23.A1" office:value-type="string">
            <text:p text:style-name="P181">list_unique_if()</text:p>
          </table:table-cell>
          <table:table-cell table:style-name="Table23.B1" office:value-type="string">
            <text:p text:style-name="P173">删除连续的符合指定条件的数据.</text:p>
          </table:table-cell>
        </table:table-row>
        <table:table-row table:style-name="Table23.1">
          <table:table-cell table:style-name="Table23.A1" office:value-type="string">
            <text:p text:style-name="P181">list_splice()</text:p>
          </table:table-cell>
          <table:table-cell table:style-name="Table23.B1" office:value-type="string">
            <text:p text:style-name="P173">将第二个list_t转移到第一个list_t的开头.</text:p>
          </table:table-cell>
        </table:table-row>
        <table:table-row table:style-name="Table23.1">
          <table:table-cell table:style-name="Table23.A1" office:value-type="string">
            <text:p text:style-name="P181">list_splice_pos()</text:p>
          </table:table-cell>
          <table:table-cell table:style-name="Table23.B1" office:value-type="string">
            <text:p text:style-name="P173">将第二个list_t指定位置的数据转移到第一个list_t开头</text:p>
          </table:table-cell>
        </table:table-row>
        <table:table-row table:style-name="Table23.1">
          <table:table-cell table:style-name="Table23.A1" office:value-type="string">
            <text:p text:style-name="P181">list_splice_range()</text:p>
          </table:table-cell>
          <table:table-cell table:style-name="Table23.B1" office:value-type="string">
            <text:p text:style-name="P173">将第二个list_t指定的数据区间转移到第一个list_t开头</text:p>
          </table:table-cell>
        </table:table-row>
        <table:table-row table:style-name="Table23.1">
          <table:table-cell table:style-name="Table23.A1" office:value-type="string">
            <text:p text:style-name="P181">list_sort()</text:p>
          </table:table-cell>
          <table:table-cell table:style-name="Table23.B1" office:value-type="string">
            <text:p text:style-name="P173">排序.</text:p>
          </table:table-cell>
        </table:table-row>
        <table:table-row table:style-name="Table23.1">
          <table:table-cell table:style-name="Table23.A1" office:value-type="string">
            <text:p text:style-name="P181">list_sort_if()</text:p>
          </table:table-cell>
          <table:table-cell table:style-name="Table23.B1" office:value-type="string">
            <text:p text:style-name="P173">使用指定规则排序.</text:p>
          </table:table-cell>
        </table:table-row>
        <table:table-row table:style-name="Table23.1">
          <table:table-cell table:style-name="Table23.A1" office:value-type="string">
            <text:p text:style-name="P181">list_merge()</text:p>
          </table:table-cell>
          <table:table-cell table:style-name="Table23.B1" office:value-type="string">
            <text:p text:style-name="P173">合并两个已排序的list_t.</text:p>
          </table:table-cell>
        </table:table-row>
        <table:table-row table:style-name="Table23.1">
          <table:table-cell table:style-name="Table23.A1" office:value-type="string">
            <text:p text:style-name="P181">list_merge_if()</text:p>
          </table:table-cell>
          <table:table-cell table:style-name="Table23.B1" office:value-type="string">
            <text:p text:style-name="P173">使用指定规则合并两个已排序的list_t.</text:p>
          </table:table-cell>
        </table:table-row>
        <table:table-row table:style-name="Table23.1">
          <table:table-cell table:style-name="Table23.A1" office:value-type="string">
            <text:p text:style-name="P181">list_reverse()</text:p>
          </table:table-cell>
          <table:table-cell table:style-name="Table23.B1" office:value-type="string">
            <text:p text:style-name="P173">逆序.</text:p>
          </table:table-cell>
        </table:table-row>
      </table:table>
      <text:p text:style-name="P37"/>
      <text:list xml:id="list1887015906" text:continue-numbering="true" text:style-name="WW8Num13">
        <text:list-item>
          <text:list>
            <text:list-item>
              <text:list>
                <text:list-item>
                  <text:h text:style-name="P218" text:outline-level="3"><text:soft-page-break/>list_t的使用实例</text:h>
                </text:list-item>
              </text:list>
            </text:list-item>
          </text:list>
        </text:list-item>
      </text:list>
      <text:p text:style-name="P39">#include &lt;stdio.h&gt;</text:p>
      <text:p text:style-name="P39">#include &lt;cstl/clist.h&gt;</text:p>
      <text:p text:style-name="P39">#include &lt;cstl/calgorithm.h&gt;</text:p>
      <text:p text:style-name="P39"/>
      <text:p text:style-name="P39">static void _print_int(const void* cpv_input, void* pv_output);</text:p>
      <text:p text:style-name="P39">static void _print_list(const list_t* cpt_first, const list_t* cpt_second);</text:p>
      <text:p text:style-name="P39"/>
      <text:p text:style-name="P39">int main(int argc, char* argv[])</text:p>
      <text:p text:style-name="P39">{</text:p>
      <text:p text:style-name="P39"><text:s text:c="4"/>list_t t_l1 = create_list(int);</text:p>
      <text:p text:style-name="P39"><text:s text:c="4"/>list_t t_l2 = create_list(int);</text:p>
      <text:p text:style-name="P39"><text:s text:c="4"/>int i = 0;</text:p>
      <text:p text:style-name="P39"/>
      <text:p text:style-name="P39"><text:s text:c="4"/>list_init(&amp;t_l1);</text:p>
      <text:p text:style-name="P39"><text:s text:c="4"/>list_init(&amp;t_l2);</text:p>
      <text:p text:style-name="P39"><text:s text:c="4"/>for(i = 0; i &lt; 6; ++i)</text:p>
      <text:p text:style-name="P39"><text:s text:c="4"/>{</text:p>
      <text:p text:style-name="P39"><text:s text:c="8"/>list_push_back(&amp;t_l1, i);</text:p>
      <text:p text:style-name="P39"><text:s text:c="8"/>list_push_front(&amp;t_l2, i);</text:p>
      <text:p text:style-name="P39"><text:s text:c="4"/>}</text:p>
      <text:p text:style-name="P39"><text:s text:c="4"/>_print_list(&amp;t_l1, &amp;t_l2);</text:p>
      <text:p text:style-name="P39"/>
      <text:p text:style-name="P39"><text:s text:c="4"/>list_splice(</text:p>
      <text:p text:style-name="P39"><text:s text:c="8"/>&amp;t_l2,</text:p>
      <text:p text:style-name="P39"><text:s text:c="8"/>algo_find(list_begin(&amp;t_l2), list_end(&amp;t_l2), 3),</text:p>
      <text:p text:style-name="P39"><text:s text:c="8"/>&amp;t_l1);</text:p>
      <text:p text:style-name="P39"><text:s text:c="4"/>_print_list(&amp;t_l1, &amp;t_l2);</text:p>
      <text:p text:style-name="P39"/>
      <text:p text:style-name="P39"><text:s text:c="4"/>list_splice_pos(&amp;t_l2, list_end(&amp;t_l2), &amp;t_l2, list_begin(&amp;t_l2));</text:p>
      <text:p text:style-name="P39"><text:s text:c="4"/>_print_list(&amp;t_l1, &amp;t_l2);</text:p>
      <text:p text:style-name="P39"/>
      <text:p text:style-name="P39"><text:s text:c="4"/>list_sort(&amp;t_l2);</text:p>
      <text:p text:style-name="P39"><text:s text:c="4"/>list_assign(&amp;t_l1, &amp;t_l2);</text:p>
      <text:p text:style-name="P39"><text:s text:c="4"/>list_unique(&amp;t_l2);</text:p>
      <text:p text:style-name="P39"><text:s text:c="4"/>_print_list(&amp;t_l1, &amp;t_l2);</text:p>
      <text:p text:style-name="P39"/>
      <text:p text:style-name="P39"><text:s text:c="4"/>list_merge(&amp;t_l1, &amp;t_l2);</text:p>
      <text:p text:style-name="P39"><text:s text:c="4"/>_print_list(&amp;t_l1, &amp;t_l2);</text:p>
      <text:p text:style-name="P39"/>
      <text:p text:style-name="P39"><text:s text:c="4"/>list_destroy(&amp;t_l1);</text:p>
      <text:p text:style-name="P39"><text:soft-page-break/><text:s text:c="4"/>list_destroy(&amp;t_l2);</text:p>
      <text:p text:style-name="P39"/>
      <text:p text:style-name="P39"><text:s text:c="4"/>return 0;</text:p>
      <text:p text:style-name="P39">}</text:p>
      <text:p text:style-name="P39"/>
      <text:p text:style-name="P39">static void _print_int(const void* cpv_input, void* pv_output)</text:p>
      <text:p text:style-name="P39">{</text:p>
      <text:p text:style-name="P39"><text:s text:c="4"/>printf("%d ", *(int*)cpv_input);</text:p>
      <text:p text:style-name="P39">}</text:p>
      <text:p text:style-name="P39"/>
      <text:p text:style-name="P39">static void _print_list(const list_t* cpt_first, const list_t* cpt_second)</text:p>
      <text:p text:style-name="P39">{</text:p>
      <text:p text:style-name="P39"><text:s text:c="4"/>printf("list1: ");</text:p>
      <text:p text:style-name="P39"><text:s text:c="4"/>algo_for_each(list_begin(cpt_first), list_end(cpt_first), _print_int);</text:p>
      <text:p text:style-name="P39"><text:s text:c="4"/>printf("\n");</text:p>
      <text:p text:style-name="P39"><text:s text:c="4"/>printf("list2: ");</text:p>
      <text:p text:style-name="P39"><text:s text:c="4"/>algo_for_each(list_begin(cpt_second), list_end(cpt_second), _print_int);</text:p>
      <text:p text:style-name="P39"><text:s text:c="4"/>printf("\n\n");</text:p>
      <text:p text:style-name="P39">}</text:p>
      <text:p text:style-name="P37">结果:</text:p>
      <text:p text:style-name="P39">list1: 0 1 2 3 4 5 </text:p>
      <text:p text:style-name="P39">list2: 5 4 3 2 1 0 </text:p>
      <text:p text:style-name="P39"/>
      <text:p text:style-name="P39">list1: </text:p>
      <text:p text:style-name="P39">list2: 5 4 0 1 2 3 4 5 3 2 1 0 </text:p>
      <text:p text:style-name="P39"/>
      <text:p text:style-name="P39">list1: </text:p>
      <text:p text:style-name="P39">list2: 4 0 1 2 3 4 5 3 2 1 0 5 </text:p>
      <text:p text:style-name="P39"/>
      <text:p text:style-name="P39">list1: 0 0 1 1 2 2 3 3 4 4 5 5 </text:p>
      <text:p text:style-name="P39">list2: 0 1 2 3 4 5 </text:p>
      <text:p text:style-name="P39"/>
      <text:p text:style-name="P39">list1: 0 0 0 1 1 1 2 2 2 3 3 3 4 4 4 5 5 5 </text:p>
      <text:p text:style-name="P39">list2:</text:p>
      <text:list xml:id="list2055253531" text:continue-numbering="true" text:style-name="WW8Num13">
        <text:list-item>
          <text:list>
            <text:list-item>
              <text:h text:style-name="P205" text:outline-level="2">slist_t</text:h>
            </text:list-item>
          </text:list>
        </text:list-item>
      </text:list>
      <text:p text:style-name="P36"><text:span text:style-name="T18"><text:tab/></text:span><text:span text:style-name="T54">slist_t的单链表.</text:span></text:p>
      <text:p text:style-name="P40"><text:soft-page-break/><draw:g text:anchor-type="as-char" svg:y="0cm" draw:z-index="3" draw:style-name="gr1"><draw:rect draw:style-name="gr2" draw:text-style-name="P224" svg:width="17.781cm" svg:height="2.752cm" svg:x="0cm" svg:y="0cm"><text:p/></draw:rect><draw:custom-shape draw:style-name="gr3" draw:text-style-name="P225" svg:width="1.271cm" svg:height="1.098cm" svg:x="4.441cm" svg:y="0.827cm"><text:p/><draw:enhanced-geometry svg:viewBox="0 0 21600 21600" draw:type="rectangle" draw:enhanced-path="M 0 0 L 21600 0 21600 21600 0 21600 0 0 Z N"/></draw:custom-shape><draw:custom-shape draw:style-name="gr3" draw:text-style-name="P225" svg:width="1.273cm" svg:height="1.094cm" svg:x="6.662cm" svg:y="0.827cm"><text:p/><draw:enhanced-geometry svg:viewBox="0 0 21600 21600" draw:type="rectangle" draw:enhanced-path="M 0 0 L 21600 0 21600 21600 0 21600 0 0 Z N"/></draw:custom-shape><draw:custom-shape draw:style-name="gr3" draw:text-style-name="P225" svg:width="1.273cm" svg:height="1.093cm" svg:x="8.886cm" svg:y="0.827cm"><text:p/><draw:enhanced-geometry svg:viewBox="0 0 21600 21600" draw:type="rectangle" draw:enhanced-path="M 0 0 L 21600 0 21600 21600 0 21600 0 0 Z N"/></draw:custom-shape><draw:custom-shape draw:style-name="gr3" draw:text-style-name="P225" svg:width="1.271cm" svg:height="1.098cm" svg:x="11.111cm" svg:y="0.826cm"><text:p/><draw:enhanced-geometry svg:viewBox="0 0 21600 21600" draw:type="rectangle" draw:enhanced-path="M 0 0 L 21600 0 21600 21600 0 21600 0 0 Z N"/></draw:custom-shape><draw:custom-shape draw:style-name="gr3" draw:text-style-name="P225" svg:width="1.273cm" svg:height="1.094cm" svg:x="13.331cm" svg:y="0.826cm"><text:p/><draw:enhanced-geometry svg:viewBox="0 0 21600 21600" draw:type="rectangle" draw:enhanced-path="M 0 0 L 21600 0 21600 21600 0 21600 0 0 Z N"/></draw:custom-shape><draw:custom-shape draw:style-name="gr3" draw:text-style-name="P225" svg:width="1.273cm" svg:height="1.093cm" svg:x="15.556cm" svg:y="0.826cm"><text:p/><draw:enhanced-geometry svg:viewBox="0 0 21600 21600" draw:type="rectangle" draw:enhanced-path="M 0 0 L 21600 0 21600 21600 0 21600 0 0 Z N"/></draw:custom-shape><draw:line draw:style-name="gr6" draw:text-style-name="P224" svg:x1="5.711cm" svg:y1="1.376cm" svg:x2="6.664cm" svg:y2="1.378cm"><text:p/></draw:line><draw:line draw:style-name="gr6" draw:text-style-name="P224" svg:x1="7.934cm" svg:y1="1.376cm" svg:x2="8.887cm" svg:y2="1.378cm"><text:p/></draw:line><draw:line draw:style-name="gr6" draw:text-style-name="P224" svg:x1="10.156cm" svg:y1="1.376cm" svg:x2="11.109cm" svg:y2="1.378cm"><text:p/></draw:line><draw:line draw:style-name="gr6" draw:text-style-name="P224" svg:x1="12.379cm" svg:y1="1.376cm" svg:x2="13.332cm" svg:y2="1.378cm"><text:p/></draw:line><draw:line draw:style-name="gr6" draw:text-style-name="P224" svg:x1="14.601cm" svg:y1="1.376cm" svg:x2="15.554cm" svg:y2="1.378cm"><text:p/></draw:line><draw:custom-shape draw:style-name="gr5" draw:text-style-name="P225"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P36"><text:span text:style-name="T54">要使用slist_t必须包含头文件</text:span><text:span text:style-name="T50">&lt;cstl/slist_t&gt;</text:span></text:p>
      <text:p text:style-name="P39">#include &lt;cstl/slist_t&gt;</text:p>
      <text:list xml:id="list968103705" text:continue-numbering="true" text:style-name="WW8Num13">
        <text:list-item>
          <text:list>
            <text:list-item>
              <text:list>
                <text:list-item>
                  <text:h text:style-name="P218" text:outline-level="3">slist_t的能力</text:h>
                </text:list-item>
              </text:list>
            </text:list-item>
          </text:list>
        </text:list-item>
      </text:list>
      <text:p text:style-name="P36"><text:span text:style-name="T50"><text:tab/></text:span><text:span text:style-name="T54">slist_t是单链表,所以它的很多功能与list_t相比有很大不同.</text:span></text:p>
      <text:p text:style-name="P37"><text:tab/>slist_t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7"><text:tab/>由于上面的原因,在slist_t的任意位置后面插入或删除效率很高,但是插入或删除任意位置的数据效率很低,所以slist_t提供了很多针对任意位置后面的插入和删除操作.</text:p>
      <text:p text:style-name="P37"><text:tab/>slist_t提供向前迭代器.</text:p>
      <text:list xml:id="list672889847" text:continue-numbering="true" text:style-name="WW8Num13">
        <text:list-item>
          <text:list>
            <text:list-item>
              <text:list>
                <text:list-item>
                  <text:h text:style-name="P218" text:outline-level="3">slist_t的操作</text:h>
                </text:list-item>
              </text:list>
            </text:list-item>
          </text:list>
        </text:list-item>
      </text:list>
      <text:p text:style-name="P39"><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181">create_slist()</text:p>
          </table:table-cell>
          <table:table-cell table:style-name="Table24.B1" office:value-type="string">
            <text:p text:style-name="P173">创建一个指定类型的slist_t.</text:p>
          </table:table-cell>
        </table:table-row>
        <table:table-row table:style-name="Table24.1">
          <table:table-cell table:style-name="Table24.A1" office:value-type="string">
            <text:p text:style-name="P181">slist_init()</text:p>
          </table:table-cell>
          <table:table-cell table:style-name="Table24.B1" office:value-type="string">
            <text:p text:style-name="P173">初始化一个空的slist_t.</text:p>
          </table:table-cell>
        </table:table-row>
        <table:table-row table:style-name="Table24.1">
          <table:table-cell table:style-name="Table24.A1" office:value-type="string">
            <text:p text:style-name="P181">slist_init_n()</text:p>
          </table:table-cell>
          <table:table-cell table:style-name="Table24.B1" office:value-type="string">
            <text:p text:style-name="P173">初始化一个具有n个数据的slist_t.</text:p>
          </table:table-cell>
        </table:table-row>
        <table:table-row table:style-name="Table24.1">
          <table:table-cell table:style-name="Table24.A1" office:value-type="string">
            <text:p text:style-name="P181">slist_init_elem()</text:p>
          </table:table-cell>
          <table:table-cell table:style-name="Table24.B1" office:value-type="string">
            <text:p text:style-name="P173">初始化一个具有n个特定数据的slist_t.</text:p>
          </table:table-cell>
        </table:table-row>
        <table:table-row table:style-name="Table24.1">
          <table:table-cell table:style-name="Table24.A1" office:value-type="string">
            <text:p text:style-name="P176"><text:span text:style-name="T50">slist_init</text:span><text:span text:style-name="T50">_copy()</text:span></text:p>
          </table:table-cell>
          <table:table-cell table:style-name="Table24.B1" office:value-type="string">
            <text:p text:style-name="P173">使用另一个slist_t初始化slist_t.</text:p>
          </table:table-cell>
        </table:table-row>
        <table:table-row table:style-name="Table24.1">
          <table:table-cell table:style-name="Table24.A1" office:value-type="string">
            <text:p text:style-name="P181">slist_init_copy_range()</text:p>
          </table:table-cell>
          <table:table-cell table:style-name="Table24.B1" office:value-type="string">
            <text:p text:style-name="P173">使用一个数据区间来初始化slist_t.</text:p>
          </table:table-cell>
        </table:table-row>
        <table:table-row table:style-name="Table24.1">
          <table:table-cell table:style-name="Table24.A1" office:value-type="string">
            <text:p text:style-name="P176"><text:span text:style-name="T50">s</text:span><text:span text:style-name="T50">list_destroy()</text:span></text:p>
          </table:table-cell>
          <table:table-cell table:style-name="Table24.B1" office:value-type="string">
            <text:p text:style-name="P173">销毁slist_t.</text:p>
          </table:table-cell>
        </table:table-row>
      </table:table>
      <text:p text:style-name="P37"/>
      <text:p text:style-name="P190">非质变操作:</text:p>
      <table:table table:name="Table25" table:style-name="Table25">
        <table:table-column table:style-name="Table25.A"/>
        <table:table-column table:style-name="Table25.B"/>
        <table:table-row table:style-name="Table25.1">
          <table:table-cell table:style-name="Table25.A1" office:value-type="string">
            <text:p text:style-name="P181">slist_size()</text:p>
          </table:table-cell>
          <table:table-cell table:style-name="Table25.B1" office:value-type="string">
            <text:p text:style-name="P173">获得slist_t中数据的数目.</text:p>
          </table:table-cell>
        </table:table-row>
        <table:table-row table:style-name="Table25.1">
          <table:table-cell table:style-name="Table25.A1" office:value-type="string">
            <text:p text:style-name="P176"><text:span text:style-name="T50">s</text:span><text:span text:style-name="T50">list_max_size()</text:span></text:p>
          </table:table-cell>
          <table:table-cell table:style-name="Table25.B1" office:value-type="string">
            <text:p text:style-name="P173">获得slist_t中能够保存的数据的最大数目.</text:p>
          </table:table-cell>
        </table:table-row>
        <table:table-row table:style-name="Table25.1">
          <table:table-cell table:style-name="Table25.A1" office:value-type="string">
            <text:p text:style-name="P176"><text:span text:style-name="T50">s</text:span><text:span text:style-name="T50">list_empty()</text:span></text:p>
          </table:table-cell>
          <table:table-cell table:style-name="Table25.B1" office:value-type="string">
            <text:p text:style-name="P173">判断slist_t是否为空.</text:p>
          </table:table-cell>
        </table:table-row>
        <table:table-row table:style-name="Table25.1">
          <table:table-cell table:style-name="Table25.A1" office:value-type="string">
            <text:p text:style-name="P176"><text:span text:style-name="T50">s</text:span><text:span text:style-name="T50">list_equal()</text:span></text:p>
          </table:table-cell>
          <table:table-cell table:style-name="Table25.B1" office:value-type="string">
            <text:p text:style-name="P173">判断两个slist_t是否相等.</text:p>
          </table:table-cell>
        </table:table-row>
        <table:table-row table:style-name="Table25.1">
          <table:table-cell table:style-name="Table25.A1" office:value-type="string">
            <text:p text:style-name="P176"><text:span text:style-name="T50">s</text:span><text:span text:style-name="T50">list_not_equal()</text:span></text:p>
          </table:table-cell>
          <table:table-cell table:style-name="Table25.B1" office:value-type="string">
            <text:p text:style-name="P173">判断两个slist_t是否不等.</text:p>
          </table:table-cell>
        </table:table-row>
        <table:table-row table:style-name="Table25.1">
          <table:table-cell table:style-name="Table25.A1" office:value-type="string">
            <text:p text:style-name="P176"><text:span text:style-name="T50">s</text:span><text:span text:style-name="T50">list_less()</text:span></text:p>
          </table:table-cell>
          <table:table-cell table:style-name="Table25.B1" office:value-type="string">
            <text:p text:style-name="P173">判断第一个slist_t是否小于第二个slist_t.</text:p>
          </table:table-cell>
        </table:table-row>
        <table:table-row table:style-name="Table25.1">
          <table:table-cell table:style-name="Table25.A1" office:value-type="string">
            <text:p text:style-name="P176"><text:span text:style-name="T50">s</text:span><text:span text:style-name="T50">list_less_equal()</text:span></text:p>
          </table:table-cell>
          <table:table-cell table:style-name="Table25.B1" office:value-type="string">
            <text:p text:style-name="P173">判断第一个slist_t是否小于等于第二个slist_t.</text:p>
          </table:table-cell>
        </table:table-row>
        <table:table-row table:style-name="Table25.1">
          <table:table-cell table:style-name="Table25.A1" office:value-type="string">
            <text:p text:style-name="P176"><text:span text:style-name="T50">s</text:span><text:span text:style-name="T50">list_great()</text:span></text:p>
          </table:table-cell>
          <table:table-cell table:style-name="Table25.B1" office:value-type="string">
            <text:p text:style-name="P173">判断第一个slist_t是否大于第二个slist_t.</text:p>
          </table:table-cell>
        </table:table-row>
        <table:table-row table:style-name="Table25.1">
          <table:table-cell table:style-name="Table25.A1" office:value-type="string">
            <text:p text:style-name="P176"><text:span text:style-name="T50">s</text:span><text:span text:style-name="T50">list_great_equal()</text:span></text:p>
          </table:table-cell>
          <table:table-cell table:style-name="Table25.B1" office:value-type="string">
            <text:p text:style-name="P173">判断第一个slist_t是否大于等于第二个slist_t.</text:p>
          </table:table-cell>
        </table:table-row>
      </table:table>
      <text:p text:style-name="P37"/>
      <text:p text:style-name="P190">赋值:</text:p>
      <table:table table:name="Table26" table:style-name="Table26">
        <table:table-column table:style-name="Table26.A"/>
        <table:table-column table:style-name="Table26.B"/>
        <table:table-row table:style-name="Table26.1">
          <table:table-cell table:style-name="Table26.A1" office:value-type="string">
            <text:p text:style-name="P181">slist_assign()</text:p>
          </table:table-cell>
          <table:table-cell table:style-name="Table26.B1" office:value-type="string">
            <text:p text:style-name="P173">使用另一个slist_t为当前slist_t赋值.</text:p>
          </table:table-cell>
        </table:table-row>
        <text:soft-page-break/>
        <table:table-row table:style-name="Table26.1">
          <table:table-cell table:style-name="Table26.A1" office:value-type="string">
            <text:p text:style-name="P176"><text:span text:style-name="T50">s</text:span><text:span text:style-name="T50">list_assign_elem()</text:span></text:p>
          </table:table-cell>
          <table:table-cell table:style-name="Table26.B1" office:value-type="string">
            <text:p text:style-name="P173">使用n个指定的数据给slist_t赋值.</text:p>
          </table:table-cell>
        </table:table-row>
        <table:table-row table:style-name="Table26.1">
          <table:table-cell table:style-name="Table26.A1" office:value-type="string">
            <text:p text:style-name="P176"><text:span text:style-name="T50">s</text:span><text:span text:style-name="T50">list_assign_range()</text:span></text:p>
          </table:table-cell>
          <table:table-cell table:style-name="Table26.B1" office:value-type="string">
            <text:p text:style-name="P173">使用数据区间为slist_t赋值.</text:p>
          </table:table-cell>
        </table:table-row>
        <table:table-row table:style-name="Table26.1">
          <table:table-cell table:style-name="Table26.A1" office:value-type="string">
            <text:p text:style-name="P176"><text:span text:style-name="T50">s</text:span><text:span text:style-name="T50">list_swap()</text:span></text:p>
          </table:table-cell>
          <table:table-cell table:style-name="Table26.B1" office:value-type="string">
            <text:p text:style-name="P173">交换两个slist_t的数据.</text:p>
          </table:table-cell>
        </table:table-row>
      </table:table>
      <text:p text:style-name="P37"/>
      <text:p text:style-name="P190">数据访问:</text:p>
      <table:table table:name="Table27" table:style-name="Table27">
        <table:table-column table:style-name="Table27.A"/>
        <table:table-column table:style-name="Table27.B"/>
        <table:table-row table:style-name="Table27.1">
          <table:table-cell table:style-name="Table27.A1" office:value-type="string">
            <text:p text:style-name="P181">slist_front()</text:p>
          </table:table-cell>
          <table:table-cell table:style-name="Table27.B1" office:value-type="string">
            <text:p text:style-name="P173">访问slist_t的第一个数据.</text:p>
          </table:table-cell>
        </table:table-row>
      </table:table>
      <text:p text:style-name="P37">因为slist_t访问最后一个数据效率很低,所以只能访问第一个数据.同样,对最后一个数据的操作函数也没有提供.</text:p>
      <text:p text:style-name="P37"/>
      <text:p text:style-name="P36"><text:span text:style-name="T54"><text:tab/></text:span><text:span text:style-name="T50">迭代器函数:</text:span></text:p>
      <table:table table:name="Table28" table:style-name="Table28">
        <table:table-column table:style-name="Table28.A"/>
        <table:table-column table:style-name="Table28.B"/>
        <table:table-row table:style-name="Table28.1">
          <table:table-cell table:style-name="Table28.A1" office:value-type="string">
            <text:p text:style-name="P181">slist_begin()</text:p>
          </table:table-cell>
          <table:table-cell table:style-name="Table28.B1" office:value-type="string">
            <text:p text:style-name="P173">获得指向slist_t第一个数据的迭代器.</text:p>
          </table:table-cell>
        </table:table-row>
        <table:table-row table:style-name="Table28.1">
          <table:table-cell table:style-name="Table28.A1" office:value-type="string">
            <text:p text:style-name="P176"><text:span text:style-name="T50">s</text:span><text:span text:style-name="T50">list_end()</text:span></text:p>
          </table:table-cell>
          <table:table-cell table:style-name="Table28.B1" office:value-type="string">
            <text:p text:style-name="P173">获得指向slist_t最后一个数据的下一个位置的迭代器.</text:p>
          </table:table-cell>
        </table:table-row>
        <table:table-row table:style-name="Table28.1">
          <table:table-cell table:style-name="Table28.A1" office:value-type="string">
            <text:p text:style-name="P176"><text:span text:style-name="T50">slist_pre</text:span><text:span text:style-name="T50">vious()</text:span></text:p>
          </table:table-cell>
          <table:table-cell table:style-name="Table28.B1" office:value-type="string">
            <text:p text:style-name="P173">获得当前数据的前驱的迭代器.</text:p>
          </table:table-cell>
        </table:table-row>
      </table:table>
      <text:p text:style-name="P37"/>
      <text:p text:style-name="P36"><text:span text:style-name="T54"><text:tab/></text:span><text:span text:style-name="T50">插入和删除:</text:span></text:p>
      <table:table table:name="Table29" table:style-name="Table29">
        <table:table-column table:style-name="Table29.A"/>
        <table:table-column table:style-name="Table29.B"/>
        <table:table-row table:style-name="Table29.1">
          <table:table-cell table:style-name="Table29.A1" office:value-type="string">
            <text:p text:style-name="P181">slist_insert()</text:p>
          </table:table-cell>
          <table:table-cell table:style-name="Table29.B1" office:value-type="string">
            <text:p text:style-name="P173">向指定位置插入指定数据.</text:p>
          </table:table-cell>
        </table:table-row>
        <table:table-row table:style-name="Table29.1">
          <table:table-cell table:style-name="Table29.A1" office:value-type="string">
            <text:p text:style-name="P176"><text:span text:style-name="T50">s</text:span><text:span text:style-name="T50">list_insert_n()</text:span></text:p>
          </table:table-cell>
          <table:table-cell table:style-name="Table29.B1" office:value-type="string">
            <text:p text:style-name="P173">向指定位置插入n个指定数据.</text:p>
          </table:table-cell>
        </table:table-row>
        <table:table-row table:style-name="Table29.1">
          <table:table-cell table:style-name="Table29.A1" office:value-type="string">
            <text:p text:style-name="P176"><text:span text:style-name="T50">s</text:span><text:span text:style-name="T50">list_insert_range()</text:span></text:p>
          </table:table-cell>
          <table:table-cell table:style-name="Table29.B1" office:value-type="string">
            <text:p text:style-name="P173">向指定位置插入一个数据区间.</text:p>
          </table:table-cell>
        </table:table-row>
        <table:table-row table:style-name="Table29.1">
          <table:table-cell table:style-name="Table29.A1" office:value-type="string">
            <text:p text:style-name="P176"><text:span text:style-name="T50">s</text:span><text:span text:style-name="T50">list_insert_after()</text:span></text:p>
          </table:table-cell>
          <table:table-cell table:style-name="Table29.B1" office:value-type="string">
            <text:p text:style-name="P173">向指定位置后面插入指定数据.</text:p>
          </table:table-cell>
        </table:table-row>
        <table:table-row table:style-name="Table29.1">
          <table:table-cell table:style-name="Table29.A1" office:value-type="string">
            <text:p text:style-name="P176"><text:span text:style-name="T50">s</text:span><text:span text:style-name="T50">list_insert_after_n()</text:span></text:p>
          </table:table-cell>
          <table:table-cell table:style-name="Table29.B1" office:value-type="string">
            <text:p text:style-name="P173">向指定位置后面插入n个指定数据.</text:p>
          </table:table-cell>
        </table:table-row>
        <table:table-row table:style-name="Table29.1">
          <table:table-cell table:style-name="Table29.A1" office:value-type="string">
            <text:p text:style-name="P176"><text:span text:style-name="T50">s</text:span><text:span text:style-name="T50">list_insert_after_range()</text:span></text:p>
          </table:table-cell>
          <table:table-cell table:style-name="Table29.B1" office:value-type="string">
            <text:p text:style-name="P173">向指定位置后面插入一个数据区间.</text:p>
          </table:table-cell>
        </table:table-row>
        <table:table-row table:style-name="Table29.1">
          <table:table-cell table:style-name="Table29.A1" office:value-type="string">
            <text:p text:style-name="P176"><text:span text:style-name="T50">s</text:span><text:span text:style-name="T50">list_push_front()</text:span></text:p>
          </table:table-cell>
          <table:table-cell table:style-name="Table29.B1" office:value-type="string">
            <text:p text:style-name="P173">在开头插入一个指定数据.</text:p>
          </table:table-cell>
        </table:table-row>
        <table:table-row table:style-name="Table29.1">
          <table:table-cell table:style-name="Table29.A1" office:value-type="string">
            <text:p text:style-name="P176"><text:span text:style-name="T50">s</text:span><text:span text:style-name="T50">list_pop_front()</text:span></text:p>
          </table:table-cell>
          <table:table-cell table:style-name="Table29.B1" office:value-type="string">
            <text:p text:style-name="P173">从开头弹出一个数据.</text:p>
          </table:table-cell>
        </table:table-row>
        <table:table-row table:style-name="Table29.1">
          <table:table-cell table:style-name="Table29.A1" office:value-type="string">
            <text:p text:style-name="P181">slist_remove()</text:p>
          </table:table-cell>
          <table:table-cell table:style-name="Table29.B1" office:value-type="string">
            <text:p text:style-name="P173">删除指定的数据.</text:p>
          </table:table-cell>
        </table:table-row>
        <table:table-row table:style-name="Table29.1">
          <table:table-cell table:style-name="Table29.A1" office:value-type="string">
            <text:p text:style-name="P181">slist_remove_if()</text:p>
          </table:table-cell>
          <table:table-cell table:style-name="Table29.B1" office:value-type="string">
            <text:p text:style-name="P173">删除符合条件的所有的数据.</text:p>
          </table:table-cell>
        </table:table-row>
        <table:table-row table:style-name="Table29.1">
          <table:table-cell table:style-name="Table29.A1" office:value-type="string">
            <text:p text:style-name="P176"><text:span text:style-name="T50">s</text:span><text:span text:style-name="T50">list_erase()</text:span></text:p>
          </table:table-cell>
          <table:table-cell table:style-name="Table29.B1" office:value-type="string">
            <text:p text:style-name="P173">删除指定位置的数据.</text:p>
          </table:table-cell>
        </table:table-row>
        <table:table-row table:style-name="Table29.1">
          <table:table-cell table:style-name="Table29.A1" office:value-type="string">
            <text:p text:style-name="P176"><text:span text:style-name="T50">s</text:span><text:span text:style-name="T50">list_erase_range()</text:span></text:p>
          </table:table-cell>
          <table:table-cell table:style-name="Table29.B1" office:value-type="string">
            <text:p text:style-name="P173">删除指定区间的数据.</text:p>
          </table:table-cell>
        </table:table-row>
        <table:table-row table:style-name="Table29.1">
          <table:table-cell table:style-name="Table29.A1" office:value-type="string">
            <text:p text:style-name="P176"><text:span text:style-name="T50">s</text:span><text:span text:style-name="T50">list_erase_after()</text:span></text:p>
          </table:table-cell>
          <table:table-cell table:style-name="Table29.B1" office:value-type="string">
            <text:p text:style-name="P173">删除指定位置后面的数据.</text:p>
          </table:table-cell>
        </table:table-row>
        <table:table-row table:style-name="Table29.1">
          <table:table-cell table:style-name="Table29.A1" office:value-type="string">
            <text:p text:style-name="P176"><text:span text:style-name="T50">s</text:span><text:span text:style-name="T50">list_erase_after_range()</text:span></text:p>
          </table:table-cell>
          <table:table-cell table:style-name="Table29.B1" office:value-type="string">
            <text:p text:style-name="P173">删除指定区间后面的数据.</text:p>
          </table:table-cell>
        </table:table-row>
        <table:table-row table:style-name="Table29.1">
          <table:table-cell table:style-name="Table29.A1" office:value-type="string">
            <text:p text:style-name="P176"><text:span text:style-name="T50">s</text:span><text:span text:style-name="T50">list_resize()</text:span></text:p>
          </table:table-cell>
          <table:table-cell table:style-name="Table29.B1" office:value-type="string">
            <text:p text:style-name="P173">设置数据个数,新增的数据为0.</text:p>
          </table:table-cell>
        </table:table-row>
        <table:table-row table:style-name="Table29.1">
          <table:table-cell table:style-name="Table29.A1" office:value-type="string">
            <text:p text:style-name="P176"><text:span text:style-name="T50">s</text:span><text:span text:style-name="T50">list_resize_elem()</text:span></text:p>
          </table:table-cell>
          <table:table-cell table:style-name="Table29.B1" office:value-type="string">
            <text:p text:style-name="P173">设置数据个数,新增数据为指定值.</text:p>
          </table:table-cell>
        </table:table-row>
        <table:table-row table:style-name="Table29.1">
          <table:table-cell table:style-name="Table29.A1" office:value-type="string">
            <text:p text:style-name="P176"><text:span text:style-name="T50">s</text:span><text:span text:style-name="T50">list_clear()</text:span></text:p>
          </table:table-cell>
          <table:table-cell table:style-name="Table29.B1" office:value-type="string">
            <text:p text:style-name="P173">清空所有数据.</text:p>
          </table:table-cell>
        </table:table-row>
      </table:table>
      <text:p text:style-name="P37">由于在当前位置的后面对数据进行插入和删除效率更高,所以插入和删除操作都增加了after版本.</text:p>
      <text:p text:style-name="P37"/>
      <text:p text:style-name="P36"><text:span text:style-name="T54"><text:tab/></text:span><text:span text:style-name="T50">特有的操作:</text:span></text:p>
      <table:table table:name="Table30" table:style-name="Table30">
        <table:table-column table:style-name="Table30.A"/>
        <table:table-column table:style-name="Table30.B"/>
        <table:table-row table:style-name="Table30.1">
          <table:table-cell table:style-name="Table30.A1" office:value-type="string">
            <text:p text:style-name="P181">slist_unique()</text:p>
          </table:table-cell>
          <table:table-cell table:style-name="Table30.B1" office:value-type="string">
            <text:p text:style-name="P173">删除连续的重复数据.</text:p>
          </table:table-cell>
        </table:table-row>
        <table:table-row table:style-name="Table30.1">
          <table:table-cell table:style-name="Table30.A1" office:value-type="string">
            <text:p text:style-name="P176"><text:span text:style-name="T50">s</text:span><text:span text:style-name="T50">list_unique_if()</text:span></text:p>
          </table:table-cell>
          <table:table-cell table:style-name="Table30.B1" office:value-type="string">
            <text:p text:style-name="P173">删除连续的符合指定条件的数据.</text:p>
          </table:table-cell>
        </table:table-row>
        <table:table-row table:style-name="Table30.1">
          <table:table-cell table:style-name="Table30.A1" office:value-type="string">
            <text:p text:style-name="P176"><text:span text:style-name="T50">s</text:span><text:span text:style-name="T50">list_splice()</text:span></text:p>
          </table:table-cell>
          <table:table-cell table:style-name="Table30.B1" office:value-type="string">
            <text:p text:style-name="P173">将第二个list_t转移到第一个list_t的开头.</text:p>
          </table:table-cell>
        </table:table-row>
        <table:table-row table:style-name="Table30.1">
          <table:table-cell table:style-name="Table30.A1" office:value-type="string">
            <text:p text:style-name="P176"><text:span text:style-name="T50">s</text:span><text:span text:style-name="T50">list_splice_pos()</text:span></text:p>
          </table:table-cell>
          <table:table-cell table:style-name="Table30.B1" office:value-type="string">
            <text:p text:style-name="P173">将第二个list_t指定位置的数据转移到第一个list_t开头</text:p>
          </table:table-cell>
        </table:table-row>
        <table:table-row table:style-name="Table30.1">
          <table:table-cell table:style-name="Table30.A1" office:value-type="string">
            <text:p text:style-name="P176"><text:span text:style-name="T50">s</text:span><text:span text:style-name="T50">list_splice_range()</text:span></text:p>
          </table:table-cell>
          <table:table-cell table:style-name="Table30.B1" office:value-type="string">
            <text:p text:style-name="P173">将第二个list_t指定的数据区间转移到第一个list_t开头</text:p>
          </table:table-cell>
        </table:table-row>
        <table:table-row table:style-name="Table30.1">
          <table:table-cell table:style-name="Table30.A1" office:value-type="string">
            <text:p text:style-name="P181">slist_splice_after_pos()</text:p>
          </table:table-cell>
          <table:table-cell table:style-name="Table30.B1" office:value-type="string">
            <text:p text:style-name="P173">将第二个list_t指定位置的数据转移到第一个list_t开头</text:p>
          </table:table-cell>
        </table:table-row>
        <table:table-row table:style-name="Table30.1">
          <table:table-cell table:style-name="Table30.A1" office:value-type="string">
            <text:p text:style-name="P181">slist_splice_after_range()</text:p>
          </table:table-cell>
          <table:table-cell table:style-name="Table30.B1" office:value-type="string">
            <text:p text:style-name="P173">将第二个list_t指定的数据区间转移到第一个list_t开头</text:p>
          </table:table-cell>
        </table:table-row>
        <table:table-row table:style-name="Table30.1">
          <table:table-cell table:style-name="Table30.A1" office:value-type="string">
            <text:p text:style-name="P176"><text:span text:style-name="T50">s</text:span><text:span text:style-name="T50">list_sort()</text:span></text:p>
          </table:table-cell>
          <table:table-cell table:style-name="Table30.B1" office:value-type="string">
            <text:p text:style-name="P173">排序.</text:p>
          </table:table-cell>
        </table:table-row>
        <table:table-row table:style-name="Table30.1">
          <table:table-cell table:style-name="Table30.A1" office:value-type="string">
            <text:p text:style-name="P176"><text:span text:style-name="T50">s</text:span><text:span text:style-name="T50">list_sort_if()</text:span></text:p>
          </table:table-cell>
          <table:table-cell table:style-name="Table30.B1" office:value-type="string">
            <text:p text:style-name="P173">使用指定规则排序.</text:p>
          </table:table-cell>
        </table:table-row>
        <table:table-row table:style-name="Table30.1">
          <table:table-cell table:style-name="Table30.A1" office:value-type="string">
            <text:p text:style-name="P176"><text:span text:style-name="T50">s</text:span><text:span text:style-name="T50">list_merge()</text:span></text:p>
          </table:table-cell>
          <table:table-cell table:style-name="Table30.B1" office:value-type="string">
            <text:p text:style-name="P173">合并两个已排序的list_t.</text:p>
          </table:table-cell>
        </table:table-row>
        <table:table-row table:style-name="Table30.1">
          <table:table-cell table:style-name="Table30.A1" office:value-type="string">
            <text:p text:style-name="P176"><text:span text:style-name="T50">s</text:span><text:span text:style-name="T50">list_merge_if()</text:span></text:p>
          </table:table-cell>
          <table:table-cell table:style-name="Table30.B1" office:value-type="string">
            <text:p text:style-name="P173">使用指定规则合并两个已排序的list_t.</text:p>
          </table:table-cell>
        </table:table-row>
        <table:table-row table:style-name="Table30.1">
          <table:table-cell table:style-name="Table30.A1" office:value-type="string">
            <text:p text:style-name="P176"><text:span text:style-name="T50">s</text:span><text:span text:style-name="T50">list_reverse()</text:span></text:p>
          </table:table-cell>
          <table:table-cell table:style-name="Table30.B1" office:value-type="string">
            <text:p text:style-name="P173">逆序.</text:p>
          </table:table-cell>
        </table:table-row>
      </table:table>
      <text:p text:style-name="P37"/>
      <text:list xml:id="list2134853978" text:continue-numbering="true" text:style-name="WW8Num13">
        <text:list-item>
          <text:list>
            <text:list-item>
              <text:list>
                <text:list-item>
                  <text:h text:style-name="P218" text:outline-level="3"><text:soft-page-break/>slist_t使用实例</text:h>
                </text:list-item>
              </text:list>
            </text:list-item>
          </text:list>
        </text:list-item>
      </text:list>
      <text:p text:style-name="P39">#include &lt;stdio.h&gt;</text:p>
      <text:p text:style-name="P39">#include &lt;cstl/cslist.h&gt;</text:p>
      <text:p text:style-name="P39">#include &lt;cstl/calgorithm.h&gt;</text:p>
      <text:p text:style-name="P39"/>
      <text:p text:style-name="P39">static void _print_int(const void* cpv_input, void* pv_output);</text:p>
      <text:p text:style-name="P39">static void _print_slist(</text:p>
      <text:p text:style-name="P39"><text:s text:c="4"/>const slist_t* cpt_first, const slist_t* cpt_second,</text:p>
      <text:p text:style-name="P190">const slist_t* cpt_third, const slist_t* cpt_fourth);</text:p>
      <text:p text:style-name="P39"/>
      <text:p text:style-name="P39">int main(int argc, char* argv[])</text:p>
      <text:p text:style-name="P39">{</text:p>
      <text:p text:style-name="P39"><text:s text:c="4"/>slist_t t_sl1 = create_slist(int);</text:p>
      <text:p text:style-name="P39"><text:s text:c="4"/>slist_t t_sl2 = create_slist(int);</text:p>
      <text:p text:style-name="P39"><text:s text:c="4"/>slist_t t_sl3 = create_slist(int);</text:p>
      <text:p text:style-name="P39"><text:s text:c="4"/>slist_t t_sl4 = create_slist(int);</text:p>
      <text:p text:style-name="P39"><text:s text:c="4"/>int i = 0;</text:p>
      <text:p text:style-name="P39"/>
      <text:p text:style-name="P39"><text:s text:c="4"/>slist_init(&amp;t_sl1);</text:p>
      <text:p text:style-name="P39"><text:s text:c="4"/>slist_init(&amp;t_sl2);</text:p>
      <text:p text:style-name="P39"><text:s text:c="4"/>slist_init(&amp;t_sl3);</text:p>
      <text:p text:style-name="P39"><text:s text:c="4"/>slist_init(&amp;t_sl4);</text:p>
      <text:p text:style-name="P39"><text:s text:c="4"/>for(i = 0; i &lt; 6; ++i)</text:p>
      <text:p text:style-name="P39"><text:s text:c="4"/>{</text:p>
      <text:p text:style-name="P39"><text:s text:c="8"/>slist_push_front(&amp;t_sl1, i+1);</text:p>
      <text:p text:style-name="P39"><text:s text:c="8"/>slist_push_front(&amp;t_sl2, -i-1);</text:p>
      <text:p text:style-name="P39"><text:s text:c="8"/>slist_push_front(&amp;t_sl3, i+1);</text:p>
      <text:p text:style-name="P39"><text:s text:c="8"/>slist_push_front(&amp;t_sl4, -i-1);</text:p>
      <text:p text:style-name="P39"><text:s text:c="4"/>}</text:p>
      <text:p text:style-name="P39"><text:s text:c="4"/>_print_slist(&amp;t_sl1, &amp;t_sl2, &amp;t_sl3, &amp;t_sl4);</text:p>
      <text:p text:style-name="P39"/>
      <text:p text:style-name="P39"><text:s text:c="4"/>slist_splice_pos(</text:p>
      <text:p text:style-name="P39"><text:s text:c="8"/>&amp;t_sl1,</text:p>
      <text:p text:style-name="P39"><text:s text:c="8"/>algo_find(slist_begin(&amp;t_sl1), slist_end(&amp;t_sl1), 3),</text:p>
      <text:p text:style-name="P39"><text:s text:c="8"/>&amp;t_sl2,</text:p>
      <text:p text:style-name="P39"><text:s text:c="8"/>algo_find(slist_begin(&amp;t_sl2), slist_end(&amp;t_sl2), -3));</text:p>
      <text:p text:style-name="P39"><text:s text:c="4"/>slist_splice_after_pos(</text:p>
      <text:p text:style-name="P39"><text:s text:c="8"/>&amp;t_sl3,</text:p>
      <text:p text:style-name="P39"><text:s text:c="8"/>algo_find(slist_begin(&amp;t_sl3), slist_end(&amp;t_sl3), 3),</text:p>
      <text:p text:style-name="P39"><text:s text:c="8"/>&amp;t_sl4,</text:p>
      <text:p text:style-name="P39"><text:s text:c="8"/>algo_find(slist_begin(&amp;t_sl4), slist_end(&amp;t_sl4), -3));</text:p>
      <text:p text:style-name="P39"><text:soft-page-break/><text:s text:c="4"/>_print_slist(&amp;t_sl1, &amp;t_sl2, &amp;t_sl3, &amp;t_sl4);</text:p>
      <text:p text:style-name="P39"/>
      <text:p text:style-name="P39"><text:s text:c="4"/>slist_destroy(&amp;t_sl1);</text:p>
      <text:p text:style-name="P39"><text:s text:c="4"/>slist_destroy(&amp;t_sl2);</text:p>
      <text:p text:style-name="P39"><text:s text:c="4"/>slist_destroy(&amp;t_sl3);</text:p>
      <text:p text:style-name="P39"><text:s text:c="4"/>slist_destroy(&amp;t_sl4);</text:p>
      <text:p text:style-name="P39"/>
      <text:p text:style-name="P39"><text:s text:c="4"/>return 0;</text:p>
      <text:p text:style-name="P39">}</text:p>
      <text:p text:style-name="P39"/>
      <text:p text:style-name="P39">static void _print_int(const void* cpv_input, void* pv_output)</text:p>
      <text:p text:style-name="P39">{</text:p>
      <text:p text:style-name="P39"><text:s text:c="4"/>printf("%d ", *(int*)cpv_input);</text:p>
      <text:p text:style-name="P39">}</text:p>
      <text:p text:style-name="P39"/>
      <text:p text:style-name="P39">static void _print_slist(</text:p>
      <text:p text:style-name="P39"><text:s text:c="4"/>const slist_t* cpt_first, const slist_t* cpt_second,</text:p>
      <text:p text:style-name="P39"><text:s text:c="4"/>const slist_t* cpt_third, const slist_t* cpt_fourth)</text:p>
      <text:p text:style-name="P39">{</text:p>
      <text:p text:style-name="P39"><text:s text:c="4"/>printf("slist1: ");</text:p>
      <text:p text:style-name="P39"><text:s text:c="4"/>algo_for_each(slist_begin(cpt_first), slist_end(cpt_first), _print_int);</text:p>
      <text:p text:style-name="P39"><text:s text:c="4"/>printf("\n");</text:p>
      <text:p text:style-name="P39"><text:s text:c="4"/>printf("slist2: ");</text:p>
      <text:p text:style-name="P39"><text:s text:c="4"/>algo_for_each(slist_begin(cpt_second), slist_end(cpt_second), _print_int);</text:p>
      <text:p text:style-name="P39"><text:s text:c="4"/>printf("\n");</text:p>
      <text:p text:style-name="P39"><text:s text:c="4"/>printf("slist3: ");</text:p>
      <text:p text:style-name="P39"><text:s text:c="4"/>algo_for_each(slist_begin(cpt_third), slist_end(cpt_third), _print_int);</text:p>
      <text:p text:style-name="P39"><text:s text:c="4"/>printf("\n");</text:p>
      <text:p text:style-name="P39"><text:s text:c="4"/>printf("slist4: ");</text:p>
      <text:p text:style-name="P39"><text:s text:c="4"/>algo_for_each(slist_begin(cpt_fourth), slist_end(cpt_fourth), _print_int);</text:p>
      <text:p text:style-name="P39"><text:s text:c="4"/>printf("\n\n");</text:p>
      <text:p text:style-name="P39">}</text:p>
      <text:p text:style-name="P37">结果:</text:p>
      <text:p text:style-name="P39">slist1: 6 5 4 3 2 1 </text:p>
      <text:p text:style-name="P39">slist2: -6 -5 -4 -3 -2 -1 </text:p>
      <text:p text:style-name="P39">slist3: 6 5 4 3 2 1 </text:p>
      <text:p text:style-name="P39">slist4: -6 -5 -4 -3 -2 -1 </text:p>
      <text:p text:style-name="P39"/>
      <text:p text:style-name="P39">slist1: 6 5 4 -3 3 2 1 </text:p>
      <text:p text:style-name="P39">slist2: -6 -5 -4 -2 -1 </text:p>
      <text:p text:style-name="P39">slist3: 6 5 4 3 -2 2 1 </text:p>
      <text:p text:style-name="P39">slist4: -6 -5 -4 -3 -1</text:p>
      <text:list xml:id="list456793716" text:continue-numbering="true" text:style-name="WW8Num13">
        <text:list-item>
          <text:list>
            <text:list-item>
              <text:h text:style-name="P205" text:outline-level="2"><text:soft-page-break/>set_t和multiset_t</text:h>
            </text:list-item>
          </text:list>
        </text:list-item>
      </text:list>
      <text:p text:style-name="P36"><text:span text:style-name="T18"><text:tab/></text:span><text:span text:style-name="T54">set_t和multiset_t按照某种规则自动排序容器中保存的数据.它们的区别在于multiset_t允许数据重复但是set_t不允许.</text:span></text:p>
      <text:p text:style-name="P40"><draw:g text:anchor-type="as-char" svg:y="0cm" draw:z-index="4" draw:style-name="gr1"><draw:rect draw:style-name="gr2" draw:text-style-name="P224" svg:width="17.781cm" svg:height="4.403cm" svg:x="0cm" svg:y="0cm"><text:p/></draw:rect><draw:custom-shape draw:style-name="gr3" draw:text-style-name="P225"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5"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26" svg:width="0.636cm" svg:height="0.826cm" svg:x="2.54cm" svg:y="1.101cm"><draw:text-box><text:p text:style-name="P226"><text:span text:style-name="T76">1</text:span></text:p></draw:text-box></draw:frame><draw:frame draw:style-name="gr8" draw:text-style-name="P226" svg:width="0.636cm" svg:height="0.826cm" svg:x="3.81cm" svg:y="0.55cm"><draw:text-box><text:p text:style-name="P226"><text:span text:style-name="T76">2</text:span></text:p></draw:text-box></draw:frame><draw:frame draw:style-name="gr8" draw:text-style-name="P226" svg:width="0.636cm" svg:height="0.826cm" svg:x="4.763cm" svg:y="1.101cm"><draw:text-box><text:p text:style-name="P226"><text:span text:style-name="T76">3</text:span></text:p></draw:text-box></draw:frame><draw:frame draw:style-name="gr8" draw:text-style-name="P226" svg:width="0.636cm" svg:height="0.826cm" svg:x="5.715cm" svg:y="1.926cm"><draw:text-box><text:p text:style-name="P226"><text:span text:style-name="T76">6</text:span></text:p></draw:text-box></draw:frame><draw:frame draw:style-name="gr8" draw:text-style-name="P226" svg:width="0.636cm" svg:height="0.826cm" svg:x="3.493cm" svg:y="1.926cm"><draw:text-box><text:p text:style-name="P226"><text:span text:style-name="T76">4</text:span></text:p></draw:text-box></draw:frame><draw:frame draw:style-name="gr8" draw:text-style-name="P226" svg:width="0.636cm" svg:height="0.826cm" svg:x="4.445cm" svg:y="2.752cm"><draw:text-box><text:p text:style-name="P226"><text:span text:style-name="T76">5</text:span></text:p></draw:text-box></draw:frame><draw:frame draw:style-name="gr9" draw:text-style-name="P226" svg:width="1.588cm" svg:height="0.826cm" svg:x="0.318cm" svg:y="0.275cm"><draw:text-box><text:p text:style-name="P226"><text:span text:style-name="T77">set_t:</text:span></text:p></draw:text-box></draw:frame><draw:frame draw:style-name="gr9" draw:text-style-name="P226" svg:width="2.541cm" svg:height="0.826cm" svg:x="7.62cm" svg:y="0.275cm"><draw:text-box><text:p text:style-name="P226"><text:span text:style-name="T77">multiset_t:</text:span></text:p></draw:text-box></draw:frame><draw:frame draw:style-name="gr8" draw:text-style-name="P226" svg:width="0.636cm" svg:height="0.826cm" svg:x="11.113cm" svg:y="1.101cm"><draw:text-box><text:p text:style-name="P226"><text:span text:style-name="T76">1</text:span></text:p></draw:text-box></draw:frame><draw:frame draw:style-name="gr8" draw:text-style-name="P226" svg:width="0.636cm" svg:height="0.826cm" svg:x="12.383cm" svg:y="0.55cm"><draw:text-box><text:p text:style-name="P226"><text:span text:style-name="T76">1</text:span></text:p></draw:text-box></draw:frame><draw:frame draw:style-name="gr8" draw:text-style-name="P226" svg:width="0.636cm" svg:height="0.826cm" svg:x="13.335cm" svg:y="1.101cm"><draw:text-box><text:p text:style-name="P226"><text:span text:style-name="T76">2</text:span></text:p></draw:text-box></draw:frame><draw:frame draw:style-name="gr8" draw:text-style-name="P226" svg:width="0.636cm" svg:height="0.826cm" svg:x="14.288cm" svg:y="1.926cm"><draw:text-box><text:p text:style-name="P226"><text:span text:style-name="T76">3</text:span></text:p></draw:text-box></draw:frame><draw:frame draw:style-name="gr8" draw:text-style-name="P226" svg:width="0.636cm" svg:height="0.826cm" svg:x="12.065cm" svg:y="1.926cm"><draw:text-box><text:p text:style-name="P226"><text:span text:style-name="T76">2</text:span></text:p></draw:text-box></draw:frame><draw:frame draw:style-name="gr8" draw:text-style-name="P226" svg:width="0.636cm" svg:height="0.826cm" svg:x="13.018cm" svg:y="2.752cm"><draw:text-box><text:p text:style-name="P226"><text:span text:style-name="T76">3</text:span></text:p></draw:text-box></draw:frame></draw:g></text:p>
      <text:p text:style-name="P36"><text:span text:style-name="T54">为了使用set_t和multiset_t,必须包含头文件</text:span><text:span text:style-name="T50">&lt;cstl/cset_t&gt;</text:span></text:p>
      <text:p text:style-name="P39">#include &lt;cstl/multiset_t&gt;</text:p>
      <text:p text:style-name="P36"><text:span text:style-name="T50"><text:tab/></text:span><text:span text:style-name="T54">set_t和multiset_t排序数据遵循的规则是:</text:span></text:p>
      <text:p text:style-name="P36"><text:span text:style-name="T54"><text:tab/>对于C语言内部类型采用相应的</text:span><text:span text:style-name="T50">”&lt;”</text:span><text:span text:style-name="T54">运算符.</text:span></text:p>
      <text:p text:style-name="P37"><text:tab/>对于用户自定义类型采用内存比较,并按照小于次序排序.</text:p>
      <text:p text:style-name="P37"><text:tab/><text:span text:style-name="T14">libcstl</text:span>-1.0.0不支持用户定义类型的比较操作.</text:p>
      <text:list xml:id="list553344349" text:continue-numbering="true" text:style-name="WW8Num13">
        <text:list-item>
          <text:list>
            <text:list-item>
              <text:list>
                <text:list-item>
                  <text:h text:style-name="P218" text:outline-level="3">set_t和multiset_t的能力</text:h>
                </text:list-item>
              </text:list>
            </text:list-item>
          </text:list>
        </text:list-item>
      </text:list>
      <text:p text:style-name="P37"><text:tab/>set_t和multiset_t通常采用平衡二叉树来保存数据(set_t和multiset_t可以采用avl树或红黑树作为底层实现).</text:p>
      <text:p text:style-name="P41"><draw:g text:anchor-type="as-char" svg:y="0cm" draw:z-index="5" draw:style-name="gr1"><draw:rect draw:style-name="gr2" draw:text-style-name="P224" svg:width="17.781cm" svg:height="6.605cm" svg:x="0cm" svg:y="0cm"><text:p/></draw:rect><draw:frame draw:style-name="gr8" draw:text-style-name="P226" svg:width="0.952cm" svg:height="0.823cm" svg:x="7.936cm" svg:y="0.55cm"><draw:text-box><text:p text:style-name="P226"><text:span text:style-name="T78">7</text:span></text:p></draw:text-box></draw:frame><draw:frame draw:style-name="gr8" draw:text-style-name="P226" svg:width="0.952cm" svg:height="0.823cm" svg:x="6.031cm" svg:y="1.926cm"><draw:text-box><text:p text:style-name="P226"><text:span text:style-name="T78">4</text:span></text:p></draw:text-box></draw:frame><draw:frame draw:style-name="gr8" draw:text-style-name="P226" svg:width="0.952cm" svg:height="0.823cm" svg:x="10.158cm" svg:y="1.926cm"><draw:text-box><text:p text:style-name="P226"><text:span text:style-name="T78">9</text:span></text:p></draw:text-box></draw:frame><draw:frame draw:style-name="gr8" draw:text-style-name="P226" svg:width="0.952cm" svg:height="0.823cm" svg:x="4.443cm" svg:y="3.302cm"><draw:text-box><text:p text:style-name="P226"><text:span text:style-name="T78">3</text:span></text:p></draw:text-box></draw:frame><draw:frame draw:style-name="gr8" draw:text-style-name="P226" svg:width="0.952cm" svg:height="0.823cm" svg:x="7.301cm" svg:y="3.302cm"><draw:text-box><text:p text:style-name="P226"><text:span text:style-name="T78">5</text:span></text:p></draw:text-box></draw:frame><draw:frame draw:style-name="gr8" draw:text-style-name="P226" svg:width="0.952cm" svg:height="0.823cm" svg:x="8.888cm" svg:y="3.302cm"><draw:text-box><text:p text:style-name="P226"><text:span text:style-name="T78">8</text:span></text:p></draw:text-box></draw:frame><draw:frame draw:style-name="gr8" draw:text-style-name="P226" svg:width="1.269cm" svg:height="0.823cm" svg:x="11.43cm" svg:y="3.302cm"><draw:text-box><text:p text:style-name="P226"><text:span text:style-name="T78">11</text:span></text:p></draw:text-box></draw:frame><draw:frame draw:style-name="gr8" draw:text-style-name="P226" svg:width="0.952cm" svg:height="0.823cm" svg:x="3.173cm" svg:y="5.228cm"><draw:text-box><text:p text:style-name="P226"><text:span text:style-name="T78">1</text:span></text:p></draw:text-box></draw:frame><draw:frame draw:style-name="gr8" draw:text-style-name="P226" svg:width="0.952cm" svg:height="0.823cm" svg:x="5.396cm" svg:y="5.228cm"><draw:text-box><text:p text:style-name="P226"><text:span text:style-name="T78">2</text:span></text:p></draw:text-box></draw:frame><draw:frame draw:style-name="gr8" draw:text-style-name="P226" svg:width="0.952cm" svg:height="0.823cm" svg:x="7.936cm" svg:y="5.228cm"><draw:text-box><text:p text:style-name="P226"><text:span text:style-name="T78">6</text:span></text:p></draw:text-box></draw:frame><draw:frame draw:style-name="gr8" draw:text-style-name="P226" svg:width="1.271cm" svg:height="0.823cm" svg:x="10.16cm" svg:y="5.228cm"><draw:text-box><text:p text:style-name="P226"><text:span text:style-name="T78">10</text:span></text:p></draw:text-box></draw:frame><draw:frame draw:style-name="gr8" draw:text-style-name="P226" svg:width="1.271cm" svg:height="0.823cm" svg:x="12.383cm" svg:y="5.228cm"><draw:text-box><text:p text:style-name="P226"><text:span text:style-name="T78">12</text:span></text:p></draw:text-box></draw:frame><draw:line draw:style-name="gr10" draw:text-style-name="P224" svg:x1="8.255cm" svg:y1="1.376cm" svg:x2="6.35cm" svg:y2="1.926cm"><text:p/></draw:line><draw:line draw:style-name="gr10" draw:text-style-name="P224" svg:x1="8.573cm" svg:y1="1.376cm" svg:x2="10.796cm" svg:y2="1.926cm"><text:p/></draw:line><draw:line draw:style-name="gr10" draw:text-style-name="P224" svg:x1="6.35cm" svg:y1="2.752cm" svg:x2="5.08cm" svg:y2="3.302cm"><text:p/></draw:line><draw:line draw:style-name="gr10" draw:text-style-name="P224" svg:x1="6.668cm" svg:y1="2.752cm" svg:x2="7.621cm" svg:y2="3.302cm"><text:p/></draw:line><draw:line draw:style-name="gr10" draw:text-style-name="P224" svg:x1="10.478cm" svg:y1="2.752cm" svg:x2="9.525cm" svg:y2="3.302cm"><text:p/></draw:line><draw:line draw:style-name="gr10" draw:text-style-name="P224" svg:x1="10.795cm" svg:y1="2.752cm" svg:x2="11.748cm" svg:y2="3.302cm"><text:p/></draw:line><draw:line draw:style-name="gr10" draw:text-style-name="P224" svg:x1="4.763cm" svg:y1="4.128cm" svg:x2="3.81cm" svg:y2="5.229cm"><text:p/></draw:line><draw:line draw:style-name="gr10" draw:text-style-name="P224" svg:x1="5.08cm" svg:y1="4.128cm" svg:x2="5.715cm" svg:y2="5.229cm"><text:p/></draw:line><draw:line draw:style-name="gr10" draw:text-style-name="P224" svg:x1="7.938cm" svg:y1="4.128cm" svg:x2="8.573cm" svg:y2="5.229cm"><text:p/></draw:line><draw:line draw:style-name="gr10" draw:text-style-name="P224" svg:x1="11.748cm" svg:y1="4.128cm" svg:x2="10.795cm" svg:y2="5.229cm"><text:p/></draw:line><draw:line draw:style-name="gr10" draw:text-style-name="P224" svg:x1="12.065cm" svg:y1="4.128cm" svg:x2="13.018cm" svg:y2="5.229cm"><text:p/></draw:line></draw:g></text:p>
      <text:p text:style-name="P37">自动排序的好处是当查找某一个数据的时候非常高效,可以达到对数复杂度.</text:p>
      <text:p text:style-name="P37">排序也带来一点坏处,就是不能修改容器中的数据,因为修改了容器中的数据就破坏了数据的顺序,造成其他操作的结果错误.只能通过删除就数据然后插入新数据来修改数据.</text:p>
      <text:p text:style-name="P37"><text:soft-page-break/><text:tab/>所以set_t和multiset_t没有提供数据访问的操作.</text:p>
      <text:p text:style-name="P41"><draw:g text:anchor-type="as-char" svg:y="0cm" draw:z-index="6" draw:style-name="gr1"><draw:rect draw:style-name="gr11" draw:text-style-name="P224" svg:width="17.779cm" svg:height="3.026cm" svg:x="0.002cm" svg:y="0.002cm"><text:p/></draw:rect><draw:frame draw:style-name="gr12" draw:text-style-name="P227" svg:width="17.779cm" svg:height="3.026cm" svg:x="0cm" svg:y="0cm"><draw:text-box><text:p text:style-name="P227"><text:span text:style-name="T79">注意</text:span><text:span text:style-name="T79">: </text:span><text:span text:style-name="T79">一定不要通过迭代器</text:span><text:span text:style-name="T79">,</text:span><text:span text:style-name="T79">使用迭代器操作函数</text:span></text:p><text:p text:style-name="P227"><text:span text:style-name="T78">iterator_get_pointer()</text:span><text:span text:style-name="T79">, </text:span><text:span text:style-name="T78">iterator_set_value()</text:span><text:span text:style-name="T79">等间接的修改关联容器中的数据</text:span><text:span text:style-name="T79">.</text:span></text:p></draw:text-box></draw:frame></draw:g></text:p>
      <text:list xml:id="list2036867208" text:continue-numbering="true" text:style-name="WW8Num13">
        <text:list-item>
          <text:list>
            <text:list-item>
              <text:list>
                <text:list-item>
                  <text:h text:style-name="P218" text:outline-level="3">set_t和multiset_t操作</text:h>
                </text:list-item>
              </text:list>
            </text:list-item>
          </text:list>
        </text:list-item>
      </text:list>
      <text:p text:style-name="P36"><text:span text:style-name="T54"><text:tab/></text:span><text:span text:style-name="T50">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181">create_set()</text:p>
          </table:table-cell>
          <table:table-cell table:style-name="Table31.B1" office:value-type="string">
            <text:p text:style-name="P173">创建一个指定类型的set_t.</text:p>
          </table:table-cell>
        </table:table-row>
        <table:table-row table:style-name="Table31.1">
          <table:table-cell table:style-name="Table31.A1" office:value-type="string">
            <text:p text:style-name="P176"><text:span text:style-name="T50">set</text:span><text:span text:style-name="T50">_init()</text:span></text:p>
          </table:table-cell>
          <table:table-cell table:style-name="Table31.B1" office:value-type="string">
            <text:p text:style-name="P173">初始化一个空的set_t.</text:p>
          </table:table-cell>
        </table:table-row>
        <table:table-row table:style-name="Table31.1">
          <table:table-cell table:style-name="Table31.A1" office:value-type="string">
            <text:p text:style-name="P176"><text:span text:style-name="T50">set</text:span><text:span text:style-name="T50">_init_copy()</text:span></text:p>
          </table:table-cell>
          <table:table-cell table:style-name="Table31.B1" office:value-type="string">
            <text:p text:style-name="P173">使用另一个set_t初始化set_t.</text:p>
          </table:table-cell>
        </table:table-row>
        <table:table-row table:style-name="Table31.1">
          <table:table-cell table:style-name="Table31.A1" office:value-type="string">
            <text:p text:style-name="P176"><text:span text:style-name="T50">set</text:span><text:span text:style-name="T50">_init_copy_range()</text:span></text:p>
          </table:table-cell>
          <table:table-cell table:style-name="Table31.B1" office:value-type="string">
            <text:p text:style-name="P173">使用一个数据区间来初始化set_t.</text:p>
          </table:table-cell>
        </table:table-row>
        <table:table-row table:style-name="Table31.1">
          <table:table-cell table:style-name="Table31.A1" office:value-type="string">
            <text:p text:style-name="P176"><text:span text:style-name="T50">set</text:span><text:span text:style-name="T50">_destroy()</text:span></text:p>
          </table:table-cell>
          <table:table-cell table:style-name="Table31.B1" office:value-type="string">
            <text:p text:style-name="P173">销毁set_t.</text:p>
          </table:table-cell>
        </table:table-row>
      </table:table>
      <text:p text:style-name="P37"/>
      <table:table table:name="Table32" table:style-name="Table32">
        <table:table-column table:style-name="Table32.A"/>
        <table:table-column table:style-name="Table32.B"/>
        <table:table-row table:style-name="Table32.1">
          <table:table-cell table:style-name="Table32.A1" office:value-type="string">
            <text:p text:style-name="P181">create_multiset()</text:p>
          </table:table-cell>
          <table:table-cell table:style-name="Table32.B1" office:value-type="string">
            <text:p text:style-name="P173">创建一个指定类型的multiset_t.</text:p>
          </table:table-cell>
        </table:table-row>
        <table:table-row table:style-name="Table32.1">
          <table:table-cell table:style-name="Table32.A1" office:value-type="string">
            <text:p text:style-name="P176"><text:span text:style-name="T50">multiset_</text:span><text:span text:style-name="T50">init()</text:span></text:p>
          </table:table-cell>
          <table:table-cell table:style-name="Table32.B1" office:value-type="string">
            <text:p text:style-name="P173">初始化一个空的multiset_t.</text:p>
          </table:table-cell>
        </table:table-row>
        <table:table-row table:style-name="Table32.1">
          <table:table-cell table:style-name="Table32.A1" office:value-type="string">
            <text:p text:style-name="P181">multiset_init_copy()</text:p>
          </table:table-cell>
          <table:table-cell table:style-name="Table32.B1" office:value-type="string">
            <text:p text:style-name="P173">使用另一个multiset_t初始化multiset_t.</text:p>
          </table:table-cell>
        </table:table-row>
        <table:table-row table:style-name="Table32.1">
          <table:table-cell table:style-name="Table32.A1" office:value-type="string">
            <text:p text:style-name="P181">multiset_init_copy_range()</text:p>
          </table:table-cell>
          <table:table-cell table:style-name="Table32.B1" office:value-type="string">
            <text:p text:style-name="P173">使用一个数据区间来初始化multiset_t.</text:p>
          </table:table-cell>
        </table:table-row>
        <table:table-row table:style-name="Table32.1">
          <table:table-cell table:style-name="Table32.A1" office:value-type="string">
            <text:p text:style-name="P181">multiset_destroy()</text:p>
          </table:table-cell>
          <table:table-cell table:style-name="Table32.B1" office:value-type="string">
            <text:p text:style-name="P173">销毁multiset_t.</text:p>
          </table:table-cell>
        </table:table-row>
      </table:table>
      <text:p text:style-name="P37"/>
      <text:p text:style-name="P190">非质变操作:</text:p>
      <table:table table:name="Table33" table:style-name="Table33">
        <table:table-column table:style-name="Table33.A"/>
        <table:table-column table:style-name="Table33.B"/>
        <table:table-row table:style-name="Table33.1">
          <table:table-cell table:style-name="Table33.A1" office:value-type="string">
            <text:p text:style-name="P181">set_size()</text:p>
          </table:table-cell>
          <table:table-cell table:style-name="Table33.B1" office:value-type="string">
            <text:p text:style-name="P173">获得set_t中数据的数目.</text:p>
          </table:table-cell>
        </table:table-row>
        <table:table-row table:style-name="Table33.1">
          <table:table-cell table:style-name="Table33.A1" office:value-type="string">
            <text:p text:style-name="P181">set_max_size()</text:p>
          </table:table-cell>
          <table:table-cell table:style-name="Table33.B1" office:value-type="string">
            <text:p text:style-name="P173">获得set_t中能够保存的数据的最大数目.</text:p>
          </table:table-cell>
        </table:table-row>
        <table:table-row table:style-name="Table33.1">
          <table:table-cell table:style-name="Table33.A1" office:value-type="string">
            <text:p text:style-name="P181">set_empty()</text:p>
          </table:table-cell>
          <table:table-cell table:style-name="Table33.B1" office:value-type="string">
            <text:p text:style-name="P173">判断set_t是否为空.</text:p>
          </table:table-cell>
        </table:table-row>
        <table:table-row table:style-name="Table33.1">
          <table:table-cell table:style-name="Table33.A1" office:value-type="string">
            <text:p text:style-name="P176"><text:span text:style-name="T50">set_equal</text:span><text:span text:style-name="T50">()</text:span></text:p>
          </table:table-cell>
          <table:table-cell table:style-name="Table33.B1" office:value-type="string">
            <text:p text:style-name="P173">判断两个set_t是否相等.</text:p>
          </table:table-cell>
        </table:table-row>
        <table:table-row table:style-name="Table33.1">
          <table:table-cell table:style-name="Table33.A1" office:value-type="string">
            <text:p text:style-name="P176"><text:span text:style-name="T50">set_not_equal</text:span><text:span text:style-name="T50">()</text:span></text:p>
          </table:table-cell>
          <table:table-cell table:style-name="Table33.B1" office:value-type="string">
            <text:p text:style-name="P173">判断两个set_t是否不等.</text:p>
          </table:table-cell>
        </table:table-row>
        <table:table-row table:style-name="Table33.1">
          <table:table-cell table:style-name="Table33.A1" office:value-type="string">
            <text:p text:style-name="P176"><text:span text:style-name="T50">set_less</text:span><text:span text:style-name="T50">()</text:span></text:p>
          </table:table-cell>
          <table:table-cell table:style-name="Table33.B1" office:value-type="string">
            <text:p text:style-name="P173">判断第一个set_t是否小于第二个set_t.</text:p>
          </table:table-cell>
        </table:table-row>
        <table:table-row table:style-name="Table33.1">
          <table:table-cell table:style-name="Table33.A1" office:value-type="string">
            <text:p text:style-name="P176"><text:span text:style-name="T50">set_less_equal</text:span><text:span text:style-name="T50">()</text:span></text:p>
          </table:table-cell>
          <table:table-cell table:style-name="Table33.B1" office:value-type="string">
            <text:p text:style-name="P173">判断第一个set_t是否小于等于第二个set_t.</text:p>
          </table:table-cell>
        </table:table-row>
        <table:table-row table:style-name="Table33.1">
          <table:table-cell table:style-name="Table33.A1" office:value-type="string">
            <text:p text:style-name="P176"><text:span text:style-name="T50">set_great</text:span><text:span text:style-name="T50">()</text:span></text:p>
          </table:table-cell>
          <table:table-cell table:style-name="Table33.B1" office:value-type="string">
            <text:p text:style-name="P173">判断第一个set_t是否大于第二个set_t.</text:p>
          </table:table-cell>
        </table:table-row>
        <table:table-row table:style-name="Table33.1">
          <table:table-cell table:style-name="Table33.A1" office:value-type="string">
            <text:p text:style-name="P176"><text:span text:style-name="T50">set_great_equal</text:span><text:span text:style-name="T50">()</text:span></text:p>
          </table:table-cell>
          <table:table-cell table:style-name="Table33.B1" office:value-type="string">
            <text:p text:style-name="P173">判断第一个set_t是否大于等于第二个set_t.</text:p>
          </table:table-cell>
        </table:table-row>
      </table:table>
      <text:p text:style-name="P39"/>
      <table:table table:name="Table34" table:style-name="Table34">
        <table:table-column table:style-name="Table34.A"/>
        <table:table-column table:style-name="Table34.B"/>
        <table:table-row table:style-name="Table34.1">
          <table:table-cell table:style-name="Table34.A1" office:value-type="string">
            <text:p text:style-name="P181">multiset_size()</text:p>
          </table:table-cell>
          <table:table-cell table:style-name="Table34.B1" office:value-type="string">
            <text:p text:style-name="P173">获得multiset_t中数据的数目.</text:p>
          </table:table-cell>
        </table:table-row>
        <table:table-row table:style-name="Table34.1">
          <table:table-cell table:style-name="Table34.A1" office:value-type="string">
            <text:p text:style-name="P181">multiset_max_size()</text:p>
          </table:table-cell>
          <table:table-cell table:style-name="Table34.B1" office:value-type="string">
            <text:p text:style-name="P173">获得multiset_t中能够保存的数据的最大数目.</text:p>
          </table:table-cell>
        </table:table-row>
        <table:table-row table:style-name="Table34.1">
          <table:table-cell table:style-name="Table34.A1" office:value-type="string">
            <text:p text:style-name="P181">multiset_empty()</text:p>
          </table:table-cell>
          <table:table-cell table:style-name="Table34.B1" office:value-type="string">
            <text:p text:style-name="P173">判断multiset_t是否为空.</text:p>
          </table:table-cell>
        </table:table-row>
        <table:table-row table:style-name="Table34.1">
          <table:table-cell table:style-name="Table34.A1" office:value-type="string">
            <text:p text:style-name="P176"><text:span text:style-name="T50">multiset_equal</text:span><text:span text:style-name="T50">()</text:span></text:p>
          </table:table-cell>
          <table:table-cell table:style-name="Table34.B1" office:value-type="string">
            <text:p text:style-name="P173">判断两个multiset_t是否相等.</text:p>
          </table:table-cell>
        </table:table-row>
        <table:table-row table:style-name="Table34.1">
          <table:table-cell table:style-name="Table34.A1" office:value-type="string">
            <text:p text:style-name="P176"><text:span text:style-name="T50">multiset_not_equal</text:span><text:span text:style-name="T50">()</text:span></text:p>
          </table:table-cell>
          <table:table-cell table:style-name="Table34.B1" office:value-type="string">
            <text:p text:style-name="P173">判断两个multiset_t是否不等.</text:p>
          </table:table-cell>
        </table:table-row>
        <table:table-row table:style-name="Table34.1">
          <table:table-cell table:style-name="Table34.A1" office:value-type="string">
            <text:p text:style-name="P176"><text:span text:style-name="T50">multiset_less</text:span><text:span text:style-name="T50">()</text:span></text:p>
          </table:table-cell>
          <table:table-cell table:style-name="Table34.B1" office:value-type="string">
            <text:p text:style-name="P173">判断第一个multiset_t是否小于第二个multiset_t.</text:p>
          </table:table-cell>
        </table:table-row>
        <table:table-row table:style-name="Table34.1">
          <table:table-cell table:style-name="Table34.A1" office:value-type="string">
            <text:p text:style-name="P176"><text:span text:style-name="T50">multiset_less_equal</text:span><text:span text:style-name="T50">()</text:span></text:p>
          </table:table-cell>
          <table:table-cell table:style-name="Table34.B1" office:value-type="string">
            <text:p text:style-name="P173">判断第一个multiset_t是否小于等于第二个multiset_t.</text:p>
          </table:table-cell>
        </table:table-row>
        <table:table-row table:style-name="Table34.1">
          <table:table-cell table:style-name="Table34.A1" office:value-type="string">
            <text:p text:style-name="P176"><text:span text:style-name="T50">multiset_great</text:span><text:span text:style-name="T50">()</text:span></text:p>
          </table:table-cell>
          <table:table-cell table:style-name="Table34.B1" office:value-type="string">
            <text:p text:style-name="P173">判断第一个multiset_t是否大于第二个multiset_t.</text:p>
          </table:table-cell>
        </table:table-row>
        <table:table-row table:style-name="Table34.1">
          <table:table-cell table:style-name="Table34.A1" office:value-type="string">
            <text:p text:style-name="P176"><text:span text:style-name="T50">multiset_great_equal</text:span><text:span text:style-name="T50">()</text:span></text:p>
          </table:table-cell>
          <table:table-cell table:style-name="Table34.B1" office:value-type="string">
            <text:p text:style-name="P173">判断第一个multiset_t是否大于等于第二个multiset_t.</text:p>
          </table:table-cell>
        </table:table-row>
      </table:table>
      <text:p text:style-name="P36"/>
      <text:p text:style-name="P36"><text:soft-page-break/><text:span text:style-name="T54"><text:tab/></text:span><text:span text:style-name="T50">特殊的查找函数:</text:span></text:p>
      <text:p text:style-name="P36"><text:span text:style-name="T50"><text:tab/></text:span><text:span text:style-name="T54">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181">set_count()</text:p>
          </table:table-cell>
          <table:table-cell table:style-name="Table35.B1" office:value-type="string">
            <text:p text:style-name="P173">获得指定数据在容器中的数目.</text:p>
          </table:table-cell>
        </table:table-row>
        <table:table-row table:style-name="Table35.1">
          <table:table-cell table:style-name="Table35.A1" office:value-type="string">
            <text:p text:style-name="P181">set_find()</text:p>
          </table:table-cell>
          <table:table-cell table:style-name="Table35.B1" office:value-type="string">
            <text:p text:style-name="P173">查找指定数据在容器中的位置.</text:p>
          </table:table-cell>
        </table:table-row>
        <table:table-row table:style-name="Table35.1">
          <table:table-cell table:style-name="Table35.A1" office:value-type="string">
            <text:p text:style-name="P181">set_lower_bound()</text:p>
          </table:table-cell>
          <table:table-cell table:style-name="Table35.B1" office:value-type="string">
            <text:p text:style-name="P173">查找第一个不小于指定数据的位置.</text:p>
          </table:table-cell>
        </table:table-row>
        <table:table-row table:style-name="Table35.1">
          <table:table-cell table:style-name="Table35.A1" office:value-type="string">
            <text:p text:style-name="P181">set_upper_bound()</text:p>
          </table:table-cell>
          <table:table-cell table:style-name="Table35.B1" office:value-type="string">
            <text:p text:style-name="P173">查找第一个大于指定数据的位置.</text:p>
          </table:table-cell>
        </table:table-row>
        <table:table-row table:style-name="Table35.1">
          <table:table-cell table:style-name="Table35.A1" office:value-type="string">
            <text:p text:style-name="P181">set_equal_range()</text:p>
          </table:table-cell>
          <table:table-cell table:style-name="Table35.B1" office:value-type="string">
            <text:p text:style-name="P173">查找等于指定数据的数据区间.</text:p>
          </table:table-cell>
        </table:table-row>
      </table:table>
      <text:p text:style-name="P36"/>
      <table:table table:name="Table36" table:style-name="Table36">
        <table:table-column table:style-name="Table36.A"/>
        <table:table-column table:style-name="Table36.B"/>
        <table:table-row table:style-name="Table36.1">
          <table:table-cell table:style-name="Table36.A1" office:value-type="string">
            <text:p text:style-name="P181">multiset_count()</text:p>
          </table:table-cell>
          <table:table-cell table:style-name="Table36.B1" office:value-type="string">
            <text:p text:style-name="P173">获得指定数据在容器中的数目.</text:p>
          </table:table-cell>
        </table:table-row>
        <table:table-row table:style-name="Table36.1">
          <table:table-cell table:style-name="Table36.A1" office:value-type="string">
            <text:p text:style-name="P181">multiset_find()</text:p>
          </table:table-cell>
          <table:table-cell table:style-name="Table36.B1" office:value-type="string">
            <text:p text:style-name="P173">查找指定数据在容器中的位置.</text:p>
          </table:table-cell>
        </table:table-row>
        <table:table-row table:style-name="Table36.1">
          <table:table-cell table:style-name="Table36.A1" office:value-type="string">
            <text:p text:style-name="P176"><text:span text:style-name="T50">multi</text:span><text:span text:style-name="T50">set_lower_bound()</text:span></text:p>
          </table:table-cell>
          <table:table-cell table:style-name="Table36.B1" office:value-type="string">
            <text:p text:style-name="P173">查找第一个不小于指定数据的位置.</text:p>
          </table:table-cell>
        </table:table-row>
        <table:table-row table:style-name="Table36.1">
          <table:table-cell table:style-name="Table36.A1" office:value-type="string">
            <text:p text:style-name="P176"><text:span text:style-name="T50">m</text:span><text:span text:style-name="T50">ultiset_upper_bound()</text:span></text:p>
          </table:table-cell>
          <table:table-cell table:style-name="Table36.B1" office:value-type="string">
            <text:p text:style-name="P173">查找第一个大于指定数据的位置.</text:p>
          </table:table-cell>
        </table:table-row>
        <table:table-row table:style-name="Table36.1">
          <table:table-cell table:style-name="Table36.A1" office:value-type="string">
            <text:p text:style-name="P176"><text:span text:style-name="T50">multi</text:span><text:span text:style-name="T50">set_equal_range()</text:span></text:p>
          </table:table-cell>
          <table:table-cell table:style-name="Table36.B1" office:value-type="string">
            <text:p text:style-name="P173">查找等于指定数据的数据区间.</text:p>
          </table:table-cell>
        </table:table-row>
      </table:table>
      <text:p text:style-name="P36">xxxx_find()获得第一个与指定值相等的数据的迭代器,如果没有则返回xxxx_end().</text:p>
      <text:p text:style-name="P36">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184"><draw:g text:anchor-type="as-char" svg:y="0cm" draw:z-index="7" draw:style-name="gr1"><draw:rect draw:style-name="gr11" draw:text-style-name="P224" svg:width="17.779cm" svg:height="11.831cm" svg:x="0.002cm" svg:y="0.002cm"><text:p/></draw:rect><draw:frame draw:style-name="gr13" draw:text-style-name="P226" svg:width="17.779cm" svg:height="11.831cm" svg:x="0cm" svg:y="0cm"><draw:text-box><text:p text:style-name="P226"><text:span text:style-name="T79">注意</text:span><text:span text:style-name="T79">: </text:span><text:span text:style-name="T79">管理容器的</text:span><text:span text:style-name="T78">xxxx_equal_range()</text:span><text:span text:style-name="T79">操作返回的是</text:span><text:span text:style-name="T78">pair_t</text:span><text:span text:style-name="T79">类型</text:span><text:span text:style-name="T79">,</text:span><text:span text:style-name="T79">这个结果是已经初始化的</text:span><text:span text:style-name="T78">pair_t</text:span><text:span text:style-name="T79">值</text:span><text:span text:style-name="T79">,</text:span><text:span text:style-name="T79">所以调用者在得到这个</text:span><text:span text:style-name="T78">pair_t</text:span><text:span text:style-name="T80">并使用</text:span><text:span text:style-name="T79">后必须销毁</text:span><text:span text:style-name="T79">.</text:span><text:span text:style-name="T79">同时</text:span><text:span text:style-name="T78">xxxx_equal_range()</text:span><text:span text:style-name="T81">的返回值也不能够忽略</text:span><text:span text:style-name="T81">.</text:span><text:span text:style-name="T81">已</text:span><text:span text:style-name="T78">set_equal_range()</text:span><text:span text:style-name="T81">为例</text:span><text:span text:style-name="T81">:</text:span></text:p><text:p text:style-name="P226"><text:span text:style-name="T82">/* </text:span><text:span text:style-name="T82">定义</text:span><text:span text:style-name="T82">pair_t,</text:span><text:span text:style-name="T82">但是不需要创建具体类型 </text:span><text:span text:style-name="T82">*/</text:span></text:p><text:p text:style-name="P226"><text:span text:style-name="T78">pair_t t_range;</text:span></text:p><text:p text:style-name="P226"><text:span text:style-name="T78">...</text:span></text:p><text:p text:style-name="P226"><text:span text:style-name="T82">/* </text:span><text:span text:style-name="T82">获得一个已经初始化好的</text:span><text:span text:style-name="T82">pair_t, </text:span><text:span text:style-name="T82">它的类型是</text:span><text:span text:style-name="T82">(iterator_t, iterator_t) */</text:span></text:p><text:p text:style-name="P226"><text:span text:style-name="T78">t_range = set_equal_range(&amp;t_set, 100);</text:span></text:p><text:p text:style-name="P226"><text:span text:style-name="T82">/* </text:span><text:span text:style-name="T82">使用 </text:span><text:span text:style-name="T82">t_range </text:span><text:span text:style-name="T82">的过程 </text:span><text:span text:style-name="T82">*/</text:span></text:p><text:p text:style-name="P226"><text:span text:style-name="T78">...</text:span></text:p><text:p text:style-name="P226"><text:span text:style-name="T82">/* </text:span><text:span text:style-name="T82">使用后或在第二次接收</text:span><text:span text:style-name="T78">xxxx_equal_range()</text:span><text:span text:style-name="T82">返回值之前销毁 </text:span><text:span text:style-name="T82">*/</text:span></text:p><text:p text:style-name="P226"><text:span text:style-name="T78">pair_destroy(&amp;t_range);</text:span></text:p><text:p text:style-name="P226"><text:span text:style-name="T78">...</text:span></text:p><text:p text:style-name="P226"><text:span text:style-name="T78">t_range = set_equal_range(&amp;t_set2, 555);</text:span></text:p><text:p text:style-name="P226"><text:span text:style-name="T78">...</text:span></text:p><text:p text:style-name="P226"><text:span text:style-name="T78">pair_destroy(&amp;t_range);</text:span></text:p><text:p text:style-name="P226"><text:span text:style-name="T78"/></text:p><text:p text:style-name="P226"><text:span text:style-name="T82">值得注意的是调用者在定义</text:span><text:span text:style-name="T82">pair_t</text:span><text:span text:style-name="T82">时并不需要为它创建</text:span><text:span text:style-name="T82">,</text:span><text:span text:style-name="T82">也不需要初始化</text:span><text:span text:style-name="T82">pair_t,</text:span><text:span text:style-name="T82">这些步骤都在</text:span></text:p><text:p text:style-name="P226"><text:span text:style-name="T82">xxxx_equal_range()</text:span><text:span text:style-name="T82">中完成了</text:span><text:span text:style-name="T82">.</text:span></text:p></draw:text-box></draw:frame></draw:g></text:p>
      <text:p text:style-name="P36">下面是一个如何使用set_lower_bound(),set_upper_bound()和set_equal_range()的例子:</text:p>
      <text:p text:style-name="P179">#include &lt;stdio.h&gt;</text:p>
      <text:p text:style-name="P179">#include &lt;cstl/cset.h&gt;</text:p>
      <text:p text:style-name="P179"/>
      <text:p text:style-name="P179"><text:soft-page-break/>int main(int argc, char* argv[])</text:p>
      <text:p text:style-name="P179">{</text:p>
      <text:p text:style-name="P179"><text:s text:c="4"/>set_t t_s = create_set(int);</text:p>
      <text:p text:style-name="P179"><text:s text:c="4"/>iterator_t t_i;</text:p>
      <text:p text:style-name="P179"><text:s text:c="4"/>pair_t t_range;</text:p>
      <text:p text:style-name="P179"/>
      <text:p text:style-name="P179"><text:s text:c="4"/>set_init(&amp;t_s);</text:p>
      <text:p text:style-name="P179"><text:s text:c="4"/>set_insert(&amp;t_s, 1);</text:p>
      <text:p text:style-name="P179"><text:s text:c="4"/>set_insert(&amp;t_s, 2);</text:p>
      <text:p text:style-name="P179"><text:s text:c="4"/>set_insert(&amp;t_s, 4);</text:p>
      <text:p text:style-name="P179"><text:s text:c="4"/>set_insert(&amp;t_s, 5);</text:p>
      <text:p text:style-name="P179"><text:s text:c="4"/>set_insert(&amp;t_s, 6);</text:p>
      <text:p text:style-name="P179"/>
      <text:p text:style-name="P179"><text:s text:c="4"/>t_i = set_lower_bound(&amp;t_s, 3);</text:p>
      <text:p text:style-name="P179"><text:s text:c="4"/>printf("lower_bound(3): %d\n", *(int*)iterator_get_pointer(&amp;t_i));</text:p>
      <text:p text:style-name="P179"><text:s text:c="4"/>t_i = set_upper_bound(&amp;t_s, 3);</text:p>
      <text:p text:style-name="P179"><text:s text:c="4"/>printf("upper_bound(3): %d\n", *(int*)iterator_get_pointer(&amp;t_i));</text:p>
      <text:p text:style-name="P179"><text:s text:c="4"/>t_range = set_equal_range(&amp;t_s, 3);</text:p>
      <text:p text:style-name="P179"><text:s text:c="4"/>printf("equal_range(3): %d, %d\n\n",</text:p>
      <text:p text:style-name="P179"><text:s text:c="8"/>*(int*)iterator_get_pointer((iterator_t*)(t_range.first)),</text:p>
      <text:p text:style-name="P179"><text:s text:c="8"/>*(int*)iterator_get_pointer((iterator_t*)(t_range.second)));</text:p>
      <text:p text:style-name="P179"><text:s text:c="4"/>pair_destroy(&amp;t_range);</text:p>
      <text:p text:style-name="P179"/>
      <text:p text:style-name="P179"><text:s text:c="4"/>t_i = set_lower_bound(&amp;t_s, 5);</text:p>
      <text:p text:style-name="P179"><text:s text:c="4"/>printf("lower_bound(5): %d\n", *(int*)iterator_get_pointer(&amp;t_i));</text:p>
      <text:p text:style-name="P179"><text:s text:c="4"/>t_i = set_upper_bound(&amp;t_s, 5);</text:p>
      <text:p text:style-name="P179"><text:s text:c="4"/>printf("upper_bound(5): %d\n", *(int*)iterator_get_pointer(&amp;t_i));</text:p>
      <text:p text:style-name="P179"><text:s text:c="4"/>t_range = set_equal_range(&amp;t_s, 5);</text:p>
      <text:p text:style-name="P179"><text:s text:c="4"/>printf("equal_range(5): %d, %d\n",</text:p>
      <text:p text:style-name="P179"><text:s text:c="8"/>*(int*)iterator_get_pointer((iterator_t*)(t_range.first)),</text:p>
      <text:p text:style-name="P179"><text:s text:c="8"/>*(int*)iterator_get_pointer((iterator_t*)(t_range.second)));</text:p>
      <text:p text:style-name="P179"><text:s text:c="4"/>pair_destroy(&amp;t_range);</text:p>
      <text:p text:style-name="P179"/>
      <text:p text:style-name="P179"><text:s text:c="4"/>set_destroy(&amp;t_s);</text:p>
      <text:p text:style-name="P179"/>
      <text:p text:style-name="P179"><text:s text:c="4"/>return 0;</text:p>
      <text:p text:style-name="P179">}</text:p>
      <text:p text:style-name="P171">输出结果:</text:p>
      <text:p text:style-name="P179">lower_bound(3): 4</text:p>
      <text:p text:style-name="P179">upper_bound(3): 4</text:p>
      <text:p text:style-name="P179">equal_range(3): 4, 4</text:p>
      <text:p text:style-name="P179"/>
      <text:p text:style-name="P179">lower_bound(5): 5</text:p>
      <text:p text:style-name="P179">upper_bound(5): 6</text:p>
      <text:p text:style-name="P179"><text:soft-page-break/>equal_range(5): 5, 6</text:p>
      <text:p text:style-name="P171">如果使用multiset_t会得到同样的结果.</text:p>
      <text:p text:style-name="P171"/>
      <text:p text:style-name="P190">赋值:</text:p>
      <table:table table:name="Table37" table:style-name="Table37">
        <table:table-column table:style-name="Table37.A"/>
        <table:table-column table:style-name="Table37.B"/>
        <table:table-row table:style-name="Table37.1">
          <table:table-cell table:style-name="Table37.A1" office:value-type="string">
            <text:p text:style-name="P181">set_assign()</text:p>
          </table:table-cell>
          <table:table-cell table:style-name="Table37.B1" office:value-type="string">
            <text:p text:style-name="P173">使用另一个set_t为当前set_t赋值.</text:p>
          </table:table-cell>
        </table:table-row>
        <table:table-row table:style-name="Table37.1">
          <table:table-cell table:style-name="Table37.A1" office:value-type="string">
            <text:p text:style-name="P176"><text:span text:style-name="T50">set</text:span><text:span text:style-name="T50">_swap()</text:span></text:p>
          </table:table-cell>
          <table:table-cell table:style-name="Table37.B1" office:value-type="string">
            <text:p text:style-name="P173">交换两个set_t的数据.</text:p>
          </table:table-cell>
        </table:table-row>
      </table:table>
      <text:p text:style-name="P171"/>
      <table:table table:name="Table38" table:style-name="Table38">
        <table:table-column table:style-name="Table38.A"/>
        <table:table-column table:style-name="Table38.B"/>
        <table:table-row table:style-name="Table38.1">
          <table:table-cell table:style-name="Table38.A1" office:value-type="string">
            <text:p text:style-name="P181">multiset_assign()</text:p>
          </table:table-cell>
          <table:table-cell table:style-name="Table38.B1" office:value-type="string">
            <text:p text:style-name="P173">使用另一个multiset_t为当前multiset_t赋值.</text:p>
          </table:table-cell>
        </table:table-row>
        <table:table-row table:style-name="Table38.1">
          <table:table-cell table:style-name="Table38.A1" office:value-type="string">
            <text:p text:style-name="P181">multiset_swap()</text:p>
          </table:table-cell>
          <table:table-cell table:style-name="Table38.B1" office:value-type="string">
            <text:p text:style-name="P173">交换两个multiset_t的数据.</text:p>
          </table:table-cell>
        </table:table-row>
      </table:table>
      <text:p text:style-name="P171">set_t和multiset_t只提供了简单的赋值操作.</text:p>
      <text:p text:style-name="P171"/>
      <text:p text:style-name="P36"><text:span text:style-name="T53"><text:tab/></text:span><text:span text:style-name="T50">迭代器函数:</text:span></text:p>
      <table:table table:name="Table39" table:style-name="Table39">
        <table:table-column table:style-name="Table39.A"/>
        <table:table-column table:style-name="Table39.B"/>
        <table:table-row table:style-name="Table39.1">
          <table:table-cell table:style-name="Table39.A1" office:value-type="string">
            <text:p text:style-name="P181">set_begin()</text:p>
          </table:table-cell>
          <table:table-cell table:style-name="Table39.B1" office:value-type="string">
            <text:p text:style-name="P173">获得指向set_t第一个数据的迭代器.</text:p>
          </table:table-cell>
        </table:table-row>
        <table:table-row table:style-name="Table39.1">
          <table:table-cell table:style-name="Table39.A1" office:value-type="string">
            <text:p text:style-name="P181">set_end()</text:p>
          </table:table-cell>
          <table:table-cell table:style-name="Table39.B1" office:value-type="string">
            <text:p text:style-name="P173">获得指向set_t最后一个数据的下一个位置的迭代器.</text:p>
          </table:table-cell>
        </table:table-row>
      </table:table>
      <text:p text:style-name="P171"/>
      <table:table table:name="Table40" table:style-name="Table40">
        <table:table-column table:style-name="Table40.A"/>
        <table:table-column table:style-name="Table40.B"/>
        <table:table-row table:style-name="Table40.1">
          <table:table-cell table:style-name="Table40.A1" office:value-type="string">
            <text:p text:style-name="P181">multiset_begin()</text:p>
          </table:table-cell>
          <table:table-cell table:style-name="Table40.B1" office:value-type="string">
            <text:p text:style-name="P173">获得指向multiset_t第一个数据的迭代器.</text:p>
          </table:table-cell>
        </table:table-row>
        <table:table-row table:style-name="Table40.1">
          <table:table-cell table:style-name="Table40.A1" office:value-type="string">
            <text:p text:style-name="P181">multiset_end()</text:p>
          </table:table-cell>
          <table:table-cell table:style-name="Table40.B1" office:value-type="string">
            <text:p text:style-name="P173">获得指向multiset_t最后一个数据的下一个位置的迭代器.</text:p>
          </table:table-cell>
        </table:table-row>
      </table:table>
      <text:p text:style-name="P171">set_t和multiset_t提供双向迭代器.禁止通过迭代器操作间接的修改容器中的数据,同样禁止将质变算法作用于关联容器.</text:p>
      <text:p text:style-name="P171"/>
      <text:p text:style-name="P36"><text:span text:style-name="T53"><text:tab/></text:span><text:span text:style-name="T50">插入和删除:</text:span></text:p>
      <table:table table:name="Table41" table:style-name="Table41">
        <table:table-column table:style-name="Table41.A"/>
        <table:table-column table:style-name="Table41.B"/>
        <table:table-row table:style-name="Table41.1">
          <table:table-cell table:style-name="Table41.A1" office:value-type="string">
            <text:p text:style-name="P181">set_insert()</text:p>
          </table:table-cell>
          <table:table-cell table:style-name="Table41.B1" office:value-type="string">
            <text:p text:style-name="P173">插入指定数据.</text:p>
          </table:table-cell>
        </table:table-row>
        <table:table-row table:style-name="Table41.1">
          <table:table-cell table:style-name="Table41.A1" office:value-type="string">
            <text:p text:style-name="P181">set_insert_hint()</text:p>
          </table:table-cell>
          <table:table-cell table:style-name="Table41.B1" office:value-type="string">
            <text:p text:style-name="P173">向线索位置插入指定数据.</text:p>
          </table:table-cell>
        </table:table-row>
        <table:table-row table:style-name="Table41.1">
          <table:table-cell table:style-name="Table41.A1" office:value-type="string">
            <text:p text:style-name="P176"><text:span text:style-name="T50">set</text:span><text:span text:style-name="T50">_insert_range()</text:span></text:p>
          </table:table-cell>
          <table:table-cell table:style-name="Table41.B1" office:value-type="string">
            <text:p text:style-name="P173">插入一个数据区间.</text:p>
          </table:table-cell>
        </table:table-row>
        <table:table-row table:style-name="Table41.1">
          <table:table-cell table:style-name="Table41.A1" office:value-type="string">
            <text:p text:style-name="P176"><text:span text:style-name="T50">set</text:span><text:span text:style-name="T50">_erase()</text:span></text:p>
          </table:table-cell>
          <table:table-cell table:style-name="Table41.B1" office:value-type="string">
            <text:p text:style-name="P173">删除指定的数据.</text:p>
          </table:table-cell>
        </table:table-row>
        <table:table-row table:style-name="Table41.1">
          <table:table-cell table:style-name="Table41.A1" office:value-type="string">
            <text:p text:style-name="P181">set_erase_pos()</text:p>
          </table:table-cell>
          <table:table-cell table:style-name="Table41.B1" office:value-type="string">
            <text:p text:style-name="P173">删除指定位置的数据.</text:p>
          </table:table-cell>
        </table:table-row>
        <table:table-row table:style-name="Table41.1">
          <table:table-cell table:style-name="Table41.A1" office:value-type="string">
            <text:p text:style-name="P176"><text:span text:style-name="T50">set</text:span><text:span text:style-name="T50">_erase_range()</text:span></text:p>
          </table:table-cell>
          <table:table-cell table:style-name="Table41.B1" office:value-type="string">
            <text:p text:style-name="P173">删除指定区间的数据.</text:p>
          </table:table-cell>
        </table:table-row>
        <table:table-row table:style-name="Table41.1">
          <table:table-cell table:style-name="Table41.A1" office:value-type="string">
            <text:p text:style-name="P176"><text:span text:style-name="T50">set</text:span><text:span text:style-name="T50">_clear()</text:span></text:p>
          </table:table-cell>
          <table:table-cell table:style-name="Table41.B1" office:value-type="string">
            <text:p text:style-name="P173">清空所有数据.</text:p>
          </table:table-cell>
        </table:table-row>
      </table:table>
      <text:p text:style-name="P171"/>
      <table:table table:name="Table42" table:style-name="Table42">
        <table:table-column table:style-name="Table42.A"/>
        <table:table-column table:style-name="Table42.B"/>
        <table:table-row table:style-name="Table42.1">
          <table:table-cell table:style-name="Table42.A1" office:value-type="string">
            <text:p text:style-name="P181">multiset_insert()</text:p>
          </table:table-cell>
          <table:table-cell table:style-name="Table42.B1" office:value-type="string">
            <text:p text:style-name="P173">插入指定数据.</text:p>
          </table:table-cell>
        </table:table-row>
        <table:table-row table:style-name="Table42.1">
          <table:table-cell table:style-name="Table42.A1" office:value-type="string">
            <text:p text:style-name="P181">multiset_insert_hint()</text:p>
          </table:table-cell>
          <table:table-cell table:style-name="Table42.B1" office:value-type="string">
            <text:p text:style-name="P173">向线索位置插入指定数据.</text:p>
          </table:table-cell>
        </table:table-row>
        <table:table-row table:style-name="Table42.1">
          <table:table-cell table:style-name="Table42.A1" office:value-type="string">
            <text:p text:style-name="P181">multiset_insert_range()</text:p>
          </table:table-cell>
          <table:table-cell table:style-name="Table42.B1" office:value-type="string">
            <text:p text:style-name="P173">插入一个数据区间.</text:p>
          </table:table-cell>
        </table:table-row>
        <table:table-row table:style-name="Table42.1">
          <table:table-cell table:style-name="Table42.A1" office:value-type="string">
            <text:p text:style-name="P181">multiset_erase()</text:p>
          </table:table-cell>
          <table:table-cell table:style-name="Table42.B1" office:value-type="string">
            <text:p text:style-name="P173">删除指定的数据.</text:p>
          </table:table-cell>
        </table:table-row>
        <table:table-row table:style-name="Table42.1">
          <table:table-cell table:style-name="Table42.A1" office:value-type="string">
            <text:p text:style-name="P181">multiset_erase_pos()</text:p>
          </table:table-cell>
          <table:table-cell table:style-name="Table42.B1" office:value-type="string">
            <text:p text:style-name="P173">删除指定位置的数据.</text:p>
          </table:table-cell>
        </table:table-row>
        <table:table-row table:style-name="Table42.1">
          <table:table-cell table:style-name="Table42.A1" office:value-type="string">
            <text:p text:style-name="P176"><text:span text:style-name="T50">multiset_e</text:span><text:span text:style-name="T50">rase_range()</text:span></text:p>
          </table:table-cell>
          <table:table-cell table:style-name="Table42.B1" office:value-type="string">
            <text:p text:style-name="P173">删除指定区间的数据.</text:p>
          </table:table-cell>
        </table:table-row>
        <table:table-row table:style-name="Table42.1">
          <table:table-cell table:style-name="Table42.A1" office:value-type="string">
            <text:p text:style-name="P181">multiset_clear()</text:p>
          </table:table-cell>
          <table:table-cell table:style-name="Table42.B1" office:value-type="string">
            <text:p text:style-name="P173">清空所有数据.</text:p>
          </table:table-cell>
        </table:table-row>
      </table:table>
      <text:p text:style-name="P171">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862203890" text:continue-numbering="true" text:style-name="WW8Num13">
        <text:list-item>
          <text:list>
            <text:list-item>
              <text:list>
                <text:list-item>
                  <text:h text:style-name="P218" text:outline-level="3">set_t和multiset_t的使用实例</text:h>
                </text:list-item>
              </text:list>
            </text:list-item>
          </text:list>
        </text:list-item>
      </text:list>
      <text:p text:style-name="P39">#include &lt;stdio.h&gt;</text:p>
      <text:p text:style-name="P39">#include &lt;cstl/cset.h&gt;</text:p>
      <text:p text:style-name="P39"><text:soft-page-break/></text:p>
      <text:p text:style-name="P39">int main(int argc, char* argv[])</text:p>
      <text:p text:style-name="P39">{</text:p>
      <text:p text:style-name="P39"><text:s text:c="4"/>set_t t_s1 = create_set(int);</text:p>
      <text:p text:style-name="P39"><text:s text:c="4"/>set_t t_s2 = create_set(int);</text:p>
      <text:p text:style-name="P39"><text:s text:c="4"/>iterator_t t_i;</text:p>
      <text:p text:style-name="P39"/>
      <text:p text:style-name="P39"><text:s text:c="4"/>set_init(&amp;t_s1);</text:p>
      <text:p text:style-name="P39"><text:s text:c="4"/>set_insert(&amp;t_s1, 4);</text:p>
      <text:p text:style-name="P39"><text:s text:c="4"/>set_insert(&amp;t_s1, 3);</text:p>
      <text:p text:style-name="P39"><text:s text:c="4"/>set_insert(&amp;t_s1, 5);</text:p>
      <text:p text:style-name="P39"><text:s text:c="4"/>set_insert(&amp;t_s1, 1);</text:p>
      <text:p text:style-name="P39"><text:s text:c="4"/>set_insert(&amp;t_s1, 6);</text:p>
      <text:p text:style-name="P39"><text:s text:c="4"/>set_insert(&amp;t_s1, 2);</text:p>
      <text:p text:style-name="P39"><text:s text:c="4"/>set_insert(&amp;t_s1, 5);</text:p>
      <text:p text:style-name="P39"><text:s text:c="4"/>for(t_i = set_begin(&amp;t_s1);</text:p>
      <text:p text:style-name="P39"><text:s text:c="8"/>!iterator_equal(&amp;t_i, set_end(&amp;t_s1));</text:p>
      <text:p text:style-name="P39"><text:s text:c="8"/>iterator_next(&amp;t_i))</text:p>
      <text:p text:style-name="P39"><text:s text:c="4"/>{</text:p>
      <text:p text:style-name="P39"><text:s text:c="8"/>printf("%d ", *(int*)iterator_get_pointer(&amp;t_i));</text:p>
      <text:p text:style-name="P39"><text:s text:c="4"/>}</text:p>
      <text:p text:style-name="P39"><text:s text:c="4"/>printf("\n");</text:p>
      <text:p text:style-name="P39"><text:s text:c="4"/>t_i = set_insert(&amp;t_s1, 4);</text:p>
      <text:p text:style-name="P39"><text:s text:c="4"/>if(iterator_equal(&amp;t_i, set_end(&amp;t_s1)))</text:p>
      <text:p text:style-name="P39"><text:s text:c="4"/>{</text:p>
      <text:p text:style-name="P39"><text:s text:c="8"/>printf("4 already exists!\n");</text:p>
      <text:p text:style-name="P39"><text:s text:c="4"/>}</text:p>
      <text:p text:style-name="P39"><text:s text:c="4"/>else</text:p>
      <text:p text:style-name="P39"><text:s text:c="4"/>{</text:p>
      <text:p text:style-name="P39"><text:s text:c="8"/>printf("4 inserted as element %u\n",</text:p>
      <text:p text:style-name="P39"><text:s text:c="12"/>iterator_distance(set_begin(&amp;t_s1), t_i));</text:p>
      <text:p text:style-name="P39"><text:s text:c="4"/>}</text:p>
      <text:p text:style-name="P39"><text:s text:c="4"/>set_init_copy_range(&amp;t_s2, set_begin(&amp;t_s1), set_end(&amp;t_s1));</text:p>
      <text:p text:style-name="P39"><text:s text:c="4"/>for(t_i = set_begin(&amp;t_s2);</text:p>
      <text:p text:style-name="P39"><text:s text:c="8"/>!iterator_equal(&amp;t_i, set_end(&amp;t_s2));</text:p>
      <text:p text:style-name="P39"><text:s text:c="8"/>iterator_next(&amp;t_i))</text:p>
      <text:p text:style-name="P39"><text:s text:c="4"/>{</text:p>
      <text:p text:style-name="P39"><text:s text:c="8"/>printf("%d ", *(int*)iterator_get_pointer(&amp;t_i));</text:p>
      <text:p text:style-name="P39"><text:s text:c="4"/>}</text:p>
      <text:p text:style-name="P39"><text:s text:c="4"/>printf("\n");</text:p>
      <text:p text:style-name="P39"><text:s text:c="4"/>set_erase_range(&amp;t_s2, set_begin(&amp;t_s2), set_find(&amp;t_s2, 3));</text:p>
      <text:p text:style-name="P39"><text:s text:c="4"/>printf("%u element(s) removed!\n", set_erase(&amp;t_s2, 5));</text:p>
      <text:p text:style-name="P39"><text:s text:c="4"/>for(t_i = set_begin(&amp;t_s2);</text:p>
      <text:p text:style-name="P39"><text:s text:c="8"/>!iterator_equal(&amp;t_i, set_end(&amp;t_s2));</text:p>
      <text:p text:style-name="P39"><text:soft-page-break/><text:s text:c="8"/>iterator_next(&amp;t_i))</text:p>
      <text:p text:style-name="P39"><text:s text:c="4"/>{</text:p>
      <text:p text:style-name="P39"><text:s text:c="8"/>printf("%d ", *(int*)iterator_get_pointer(&amp;t_i));</text:p>
      <text:p text:style-name="P39"><text:s text:c="4"/>}</text:p>
      <text:p text:style-name="P39"><text:s text:c="4"/>printf("\n");</text:p>
      <text:p text:style-name="P39"><text:s text:c="4"/>set_destroy(&amp;t_s1);</text:p>
      <text:p text:style-name="P39"><text:s text:c="4"/>set_destroy(&amp;t_s2);</text:p>
      <text:p text:style-name="P39"/>
      <text:p text:style-name="P39"><text:s text:c="4"/>return 0;</text:p>
      <text:p text:style-name="P39">}</text:p>
      <text:p text:style-name="P37">输出结果:</text:p>
      <text:p text:style-name="P39">1 2 3 4 5 6 </text:p>
      <text:p text:style-name="P39">4 already exists!</text:p>
      <text:p text:style-name="P39">1 2 3 4 5 6 </text:p>
      <text:p text:style-name="P39">1 element(s) removed!</text:p>
      <text:p text:style-name="P39">3 4 6</text:p>
      <text:p text:style-name="P39"/>
      <text:p text:style-name="P37">同样的程序如果使用multiset_t会出现不同的结果:</text:p>
      <text:p text:style-name="P39">#include &lt;stdio.h&gt;</text:p>
      <text:p text:style-name="P39">#include &lt;cstl/cset.h&gt;</text:p>
      <text:p text:style-name="P39"/>
      <text:p text:style-name="P39">int main(int argc, char* argv[])</text:p>
      <text:p text:style-name="P39">{</text:p>
      <text:p text:style-name="P39"><text:s text:c="4"/>multiset_t t_s1 = create_multiset(int);</text:p>
      <text:p text:style-name="P39"><text:s text:c="4"/>multiset_t t_s2 = create_multiset(int);</text:p>
      <text:p text:style-name="P39"><text:s text:c="4"/>iterator_t t_i;</text:p>
      <text:p text:style-name="P39"><text:s text:c="4"/>multiset_init(&amp;t_s1);</text:p>
      <text:p text:style-name="P39"><text:s text:c="4"/>multiset_insert(&amp;t_s1, 4);</text:p>
      <text:p text:style-name="P39"><text:s text:c="4"/>multiset_insert(&amp;t_s1, 3);</text:p>
      <text:p text:style-name="P39"><text:s text:c="4"/>multiset_insert(&amp;t_s1, 5);</text:p>
      <text:p text:style-name="P39"><text:s text:c="4"/>multiset_insert(&amp;t_s1, 1);</text:p>
      <text:p text:style-name="P39"><text:s text:c="4"/>multiset_insert(&amp;t_s1, 6);</text:p>
      <text:p text:style-name="P39"><text:s text:c="4"/>multiset_insert(&amp;t_s1, 2);</text:p>
      <text:p text:style-name="P39"><text:s text:c="4"/>multiset_insert(&amp;t_s1, 5);</text:p>
      <text:p text:style-name="P39"><text:s text:c="4"/>for(t_i = multiset_begin(&amp;t_s1);</text:p>
      <text:p text:style-name="P39"><text:s text:c="8"/>!iterator_equal(&amp;t_i, multiset_end(&amp;t_s1));</text:p>
      <text:p text:style-name="P39"><text:s text:c="8"/>iterator_next(&amp;t_i))</text:p>
      <text:p text:style-name="P39"><text:s text:c="4"/>{</text:p>
      <text:p text:style-name="P39"><text:s text:c="8"/>printf("%d ", *(int*)iterator_get_pointer(&amp;t_i));</text:p>
      <text:p text:style-name="P39"><text:s text:c="4"/>}</text:p>
      <text:p text:style-name="P39"><text:s text:c="4"/>printf("\n");</text:p>
      <text:p text:style-name="P39"><text:s text:c="4"/>t_i = multiset_insert(&amp;t_s1, 4);</text:p>
      <text:p text:style-name="P39"><text:s text:c="4"/>if(iterator_equal(&amp;t_i, multiset_end(&amp;t_s1)))</text:p>
      <text:p text:style-name="P39"><text:s text:c="4"/>{</text:p>
      <text:p text:style-name="P39"><text:soft-page-break/><text:s text:c="8"/>printf("4 already exists!\n");</text:p>
      <text:p text:style-name="P39"><text:s text:c="4"/>}</text:p>
      <text:p text:style-name="P39"><text:s text:c="4"/>else</text:p>
      <text:p text:style-name="P39"><text:s text:c="4"/>{</text:p>
      <text:p text:style-name="P39"><text:s text:c="8"/>printf("4 inserted as element %u\n",</text:p>
      <text:p text:style-name="P39"><text:s text:c="12"/>iterator_distance(multiset_begin(&amp;t_s1), t_i));</text:p>
      <text:p text:style-name="P39"><text:s text:c="4"/>}</text:p>
      <text:p text:style-name="P39"><text:s text:c="4"/>multiset_init_copy_range(&amp;t_s2, multiset_begin(&amp;t_s1), multiset_end(&amp;t_s1));</text:p>
      <text:p text:style-name="P39"><text:s text:c="4"/>for(t_i = multiset_begin(&amp;t_s2);</text:p>
      <text:p text:style-name="P39"><text:s text:c="8"/>!iterator_equal(&amp;t_i, multiset_end(&amp;t_s2));</text:p>
      <text:p text:style-name="P39"><text:s text:c="8"/>iterator_next(&amp;t_i))</text:p>
      <text:p text:style-name="P39"><text:s text:c="4"/>{</text:p>
      <text:p text:style-name="P39"><text:s text:c="8"/>printf("%d ", *(int*)iterator_get_pointer(&amp;t_i));</text:p>
      <text:p text:style-name="P39"><text:s text:c="4"/>}</text:p>
      <text:p text:style-name="P39"><text:s text:c="4"/>printf("\n");</text:p>
      <text:p text:style-name="P39"><text:s text:c="4"/>multiset_erase_range(&amp;t_s2, multiset_begin(&amp;t_s2), multiset_find(&amp;t_s2, 3));</text:p>
      <text:p text:style-name="P39"><text:s text:c="4"/>printf("%u element(s) removed!\n", multiset_erase(&amp;t_s2, 5));</text:p>
      <text:p text:style-name="P39"><text:s text:c="4"/>for(t_i = multiset_begin(&amp;t_s2);</text:p>
      <text:p text:style-name="P39"><text:s text:c="8"/>!iterator_equal(&amp;t_i, multiset_end(&amp;t_s2));</text:p>
      <text:p text:style-name="P39"><text:s text:c="8"/>iterator_next(&amp;t_i))</text:p>
      <text:p text:style-name="P39"><text:s text:c="4"/>{</text:p>
      <text:p text:style-name="P39"><text:s text:c="8"/>printf("%d ", *(int*)iterator_get_pointer(&amp;t_i));</text:p>
      <text:p text:style-name="P39"><text:s text:c="4"/>}</text:p>
      <text:p text:style-name="P39"><text:s text:c="4"/>printf("\n");</text:p>
      <text:p text:style-name="P39"><text:s text:c="4"/>multiset_destroy(&amp;t_s1);</text:p>
      <text:p text:style-name="P39"><text:s text:c="4"/>multiset_destroy(&amp;t_s2);</text:p>
      <text:p text:style-name="P39"/>
      <text:p text:style-name="P39"><text:s text:c="4"/>return 0;</text:p>
      <text:p text:style-name="P39">}</text:p>
      <text:p text:style-name="P37">输出的结果:</text:p>
      <text:p text:style-name="P39">1 2 3 4 5 5 6 </text:p>
      <text:p text:style-name="P39">4 inserted as element 4</text:p>
      <text:p text:style-name="P39">1 2 3 4 4 5 5 6 </text:p>
      <text:p text:style-name="P39">2 element(s) removed!</text:p>
      <text:p text:style-name="P39">3 4 4 6</text:p>
      <text:list xml:id="list357620948" text:continue-numbering="true" text:style-name="WW8Num13">
        <text:list-item>
          <text:list>
            <text:list-item>
              <text:h text:style-name="P205" text:outline-level="2">map_t和multimap_t</text:h>
            </text:list-item>
          </text:list>
        </text:list-item>
      </text:list>
      <text:p text:style-name="P36"><text:span text:style-name="T50"><text:tab/></text:span><text:span text:style-name="T54">map_t和multimap_t都是已key/value这种形式保存数据,所以map_t和multimap_t中保存的都是pair_t类型.容器使用key通过某种规则对保存在其中的数据进行排序.这两个容器的不同点就是multimap_t允许key重复.</text:span></text:p>
      <text:p text:style-name="P40"><text:soft-page-break/><draw:g text:anchor-type="as-char" svg:y="0cm" draw:z-index="8" draw:style-name="gr1"><draw:rect draw:style-name="gr2" draw:text-style-name="P224" svg:width="17.781cm" svg:height="5.504cm" svg:x="0cm" svg:y="0cm"><text:p/></draw:rect><draw:custom-shape draw:style-name="gr3" draw:text-style-name="P225"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226" svg:width="1.904cm" svg:height="0.832cm" svg:x="0.318cm" svg:y="0.279cm"><draw:text-box><text:p text:style-name="P226"><text:span text:style-name="T78">map_t:</text:span></text:p></draw:text-box></draw:frame><draw:frame draw:style-name="gr8" draw:text-style-name="P226" svg:width="0.952cm" svg:height="0.826cm" svg:x="2.221cm" svg:y="1.376cm"><draw:text-box><text:p text:style-name="P226"><text:span text:style-name="T78">1</text:span></text:p></draw:text-box></draw:frame><draw:frame draw:style-name="gr8" draw:text-style-name="P226" svg:width="0.952cm" svg:height="0.826cm" svg:x="3.171cm" svg:y="1.376cm"><draw:text-box><text:p text:style-name="P226"><text:span text:style-name="T78">x</text:span></text:p></draw:text-box></draw:frame><draw:frame draw:style-name="gr8" draw:text-style-name="P226" svg:width="0.952cm" svg:height="0.826cm" svg:x="1.903cm" svg:y="2.477cm"><draw:text-box><text:p text:style-name="P226"><text:span text:style-name="T78">2</text:span></text:p></draw:text-box></draw:frame><draw:frame draw:style-name="gr8" draw:text-style-name="P226" svg:width="0.952cm" svg:height="0.826cm" svg:x="2.854cm" svg:y="2.477cm"><draw:text-box><text:p text:style-name="P226"><text:span text:style-name="T78">y</text:span></text:p></draw:text-box></draw:frame><draw:frame draw:style-name="gr8" draw:text-style-name="P226" svg:width="0.952cm" svg:height="0.826cm" svg:x="4.128cm" svg:y="2.477cm"><draw:text-box><text:p text:style-name="P226"><text:span text:style-name="T78">4</text:span></text:p></draw:text-box></draw:frame><draw:frame draw:style-name="gr8" draw:text-style-name="P226" svg:width="0.952cm" svg:height="0.826cm" svg:x="5.078cm" svg:y="2.477cm"><draw:text-box><text:p text:style-name="P226"><text:span text:style-name="T78">x</text:span></text:p></draw:text-box></draw:frame><draw:frame draw:style-name="gr8" draw:text-style-name="P226" svg:width="0.952cm" svg:height="0.826cm" svg:x="4.445cm" svg:y="1.376cm"><draw:text-box><text:p text:style-name="P226"><text:span text:style-name="T78">3</text:span></text:p></draw:text-box></draw:frame><draw:frame draw:style-name="gr8" draw:text-style-name="P226" svg:width="0.952cm" svg:height="0.826cm" svg:x="5.396cm" svg:y="1.376cm"><draw:text-box><text:p text:style-name="P226"><text:span text:style-name="T78">z</text:span></text:p></draw:text-box></draw:frame><draw:frame draw:style-name="gr8" draw:text-style-name="P226" svg:width="0.952cm" svg:height="0.826cm" svg:x="3.808cm" svg:y="3.577cm"><draw:text-box><text:p text:style-name="P226"><text:span text:style-name="T78">5</text:span></text:p></draw:text-box></draw:frame><draw:frame draw:style-name="gr8" draw:text-style-name="P226" svg:width="0.952cm" svg:height="0.826cm" svg:x="4.759cm" svg:y="3.577cm"><draw:text-box><text:p text:style-name="P226"><text:span text:style-name="T78">y</text:span></text:p></draw:text-box></draw:frame><draw:custom-shape draw:style-name="gr3" draw:text-style-name="P225"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 draw:text-style-name="P226" svg:width="3.176cm" svg:height="0.832cm" svg:x="8.255cm" svg:y="0.279cm"><draw:text-box><text:p text:style-name="P226"><text:span text:style-name="T78">multimap_t:</text:span></text:p></draw:text-box></draw:frame><draw:frame draw:style-name="gr8" draw:text-style-name="P226" svg:width="0.952cm" svg:height="0.826cm" svg:x="11.428cm" svg:y="1.376cm"><draw:text-box><text:p text:style-name="P226"><text:span text:style-name="T78">1</text:span></text:p></draw:text-box></draw:frame><draw:frame draw:style-name="gr8" draw:text-style-name="P226" svg:width="0.952cm" svg:height="0.826cm" svg:x="12.379cm" svg:y="1.376cm"><draw:text-box><text:p text:style-name="P226"><text:span text:style-name="T78">x</text:span></text:p></draw:text-box></draw:frame><draw:frame draw:style-name="gr8" draw:text-style-name="P226" svg:width="0.952cm" svg:height="0.826cm" svg:x="11.111cm" svg:y="2.477cm"><draw:text-box><text:p text:style-name="P226"><text:span text:style-name="T78">1</text:span></text:p></draw:text-box></draw:frame><draw:frame draw:style-name="gr8" draw:text-style-name="P226" svg:width="0.952cm" svg:height="0.826cm" svg:x="12.061cm" svg:y="2.477cm"><draw:text-box><text:p text:style-name="P226"><text:span text:style-name="T78">y</text:span></text:p></draw:text-box></draw:frame><draw:frame draw:style-name="gr8" draw:text-style-name="P226" svg:width="0.952cm" svg:height="0.826cm" svg:x="13.335cm" svg:y="2.477cm"><draw:text-box><text:p text:style-name="P226"><text:span text:style-name="T78">3</text:span></text:p></draw:text-box></draw:frame><draw:frame draw:style-name="gr8" draw:text-style-name="P226" svg:width="0.952cm" svg:height="0.826cm" svg:x="14.286cm" svg:y="2.477cm"><draw:text-box><text:p text:style-name="P226"><text:span text:style-name="T78">x</text:span></text:p></draw:text-box></draw:frame><draw:frame draw:style-name="gr8" draw:text-style-name="P226" svg:width="0.952cm" svg:height="0.826cm" svg:x="13.653cm" svg:y="1.376cm"><draw:text-box><text:p text:style-name="P226"><text:span text:style-name="T78">3</text:span></text:p></draw:text-box></draw:frame><draw:frame draw:style-name="gr8" draw:text-style-name="P226" svg:width="0.952cm" svg:height="0.826cm" svg:x="14.603cm" svg:y="1.376cm"><draw:text-box><text:p text:style-name="P226"><text:span text:style-name="T78">z</text:span></text:p></draw:text-box></draw:frame><draw:frame draw:style-name="gr8" draw:text-style-name="P226" svg:width="0.952cm" svg:height="0.826cm" svg:x="13.016cm" svg:y="3.577cm"><draw:text-box><text:p text:style-name="P226"><text:span text:style-name="T78">5</text:span></text:p></draw:text-box></draw:frame><draw:frame draw:style-name="gr8" draw:text-style-name="P226" svg:width="0.952cm" svg:height="0.826cm" svg:x="13.966cm" svg:y="3.577cm"><draw:text-box><text:p text:style-name="P226"><text:span text:style-name="T78">y</text:span></text:p></draw:text-box></draw:frame></draw:g></text:p>
      <text:p text:style-name="P36"><text:span text:style-name="T54">要使用map_t和multimap_t必须包含头文件</text:span><text:span text:style-name="T50">&lt;cstl/cmap.h&gt;</text:span></text:p>
      <text:p text:style-name="P39">#include &lt;cstl/cmap.h&gt;</text:p>
      <text:p text:style-name="P36"><text:span text:style-name="T50"><text:tab/></text:span><text:span text:style-name="T54">对于key是C内部类型的数据,容器采用</text:span><text:span text:style-name="T50">”&lt;”</text:span><text:span text:style-name="T54">作为排序规则,否则使用内存比较来找到小的数据.虽然pair_t内部</text:span><text:span text:style-name="T54">含有指向已分配内存的指针,但是map_t和multimap_t对数据的插入和删除做了特殊的处理,所以可以使用pair_t作为内部数据的存储方式,但是其他容器没有对pair_t做特殊的处理.</text:span></text:p>
      <text:list xml:id="list1075476911" text:continue-numbering="true" text:style-name="WW8Num13">
        <text:list-item>
          <text:list>
            <text:list-item>
              <text:list>
                <text:list-item>
                  <text:h text:style-name="P218" text:outline-level="3">map_t和multimap_t的能力</text:h>
                </text:list-item>
              </text:list>
            </text:list-item>
          </text:list>
        </text:list-item>
      </text:list>
      <text:p text:style-name="P37"><text:tab/>与其他的关联容器一样,map_t和multimap_t也是使用平衡二叉树实现的.其实set_t,multiset_t,map_t, </text:p>
      <text:p text:style-name="P37">multimap_t都是使用统一的内部实现,所以你可以认为set_t, multiset_t是特殊map_t,multimap_t,只是它们的key和value是一样的都是数据本身.</text:p>
      <text:p text:style-name="P41"><draw:g text:anchor-type="as-char" svg:y="0cm" draw:z-index="9" draw:style-name="gr1"><draw:rect draw:style-name="gr2" draw:text-style-name="P224" svg:width="17.781cm" svg:height="8.806cm" svg:x="0cm" svg:y="0cm"><text:p/></draw:rect><draw:frame draw:style-name="gr8" draw:text-style-name="P226" svg:width="1.269cm" svg:height="0.826cm" svg:x="7.624cm" svg:y="0.55cm"><draw:text-box><text:p text:style-name="P226"><text:span text:style-name="T78">7</text:span></text:p></draw:text-box></draw:frame><draw:frame draw:style-name="gr8" draw:text-style-name="P226" svg:width="1.267cm" svg:height="0.826cm" svg:x="8.894cm" svg:y="0.55cm"><draw:text-box><text:p text:style-name="P226"><text:span text:style-name="T78">y</text:span></text:p></draw:text-box></draw:frame><draw:frame draw:style-name="gr8" draw:text-style-name="P226" svg:width="1.269cm" svg:height="0.826cm" svg:x="4.126cm" svg:y="2.752cm"><draw:text-box><text:p text:style-name="P226"><text:span text:style-name="T78">4</text:span></text:p></draw:text-box></draw:frame><draw:frame draw:style-name="gr8" draw:text-style-name="P226" svg:width="1.267cm" svg:height="0.826cm" svg:x="5.396cm" svg:y="2.752cm"><draw:text-box><text:p text:style-name="P226"><text:span text:style-name="T78">y</text:span></text:p></draw:text-box></draw:frame><draw:frame draw:style-name="gr8" draw:text-style-name="P226" svg:width="1.269cm" svg:height="0.826cm" svg:x="11.116cm" svg:y="2.752cm"><draw:text-box><text:p text:style-name="P226"><text:span text:style-name="T78">9</text:span></text:p></draw:text-box></draw:frame><draw:frame draw:style-name="gr8" draw:text-style-name="P226" svg:width="1.267cm" svg:height="0.826cm" svg:x="12.386cm" svg:y="2.752cm"><draw:text-box><text:p text:style-name="P226"><text:span text:style-name="T78">x</text:span></text:p></draw:text-box></draw:frame><draw:frame draw:style-name="gr8" draw:text-style-name="P226" svg:width="1.269cm" svg:height="0.826cm" svg:x="1.903cm" svg:y="4.953cm"><draw:text-box><text:p text:style-name="P226"><text:span text:style-name="T78">2</text:span></text:p></draw:text-box></draw:frame><draw:frame draw:style-name="gr8" draw:text-style-name="P226" svg:width="1.267cm" svg:height="0.826cm" svg:x="3.173cm" svg:y="4.953cm"><draw:text-box><text:p text:style-name="P226"><text:span text:style-name="T78">y</text:span></text:p></draw:text-box></draw:frame><draw:frame draw:style-name="gr8" draw:text-style-name="P226" svg:width="1.269cm" svg:height="0.826cm" svg:x="6.033cm" svg:y="4.953cm"><draw:text-box><text:p text:style-name="P226"><text:span text:style-name="T78">5</text:span></text:p></draw:text-box></draw:frame><draw:frame draw:style-name="gr8" draw:text-style-name="P226" svg:width="1.267cm" svg:height="0.826cm" svg:x="7.303cm" svg:y="4.953cm"><draw:text-box><text:p text:style-name="P226"><text:span text:style-name="T78">q</text:span></text:p></draw:text-box></draw:frame><draw:frame draw:style-name="gr8" draw:text-style-name="P226" svg:width="1.269cm" svg:height="0.826cm" svg:x="9.208cm" svg:y="4.953cm"><draw:text-box><text:p text:style-name="P226"><text:span text:style-name="T78">8</text:span></text:p></draw:text-box></draw:frame><draw:frame draw:style-name="gr8" draw:text-style-name="P226" svg:width="1.267cm" svg:height="0.826cm" svg:x="10.478cm" svg:y="4.953cm"><draw:text-box><text:p text:style-name="P226"><text:span text:style-name="T78">y</text:span></text:p></draw:text-box></draw:frame><draw:frame draw:style-name="gr8" draw:text-style-name="P226" svg:width="1.269cm" svg:height="0.826cm" svg:x="13.018cm" svg:y="4.953cm"><draw:text-box><text:p text:style-name="P226"><text:span text:style-name="T78">11</text:span></text:p></draw:text-box></draw:frame><draw:frame draw:style-name="gr8" draw:text-style-name="P226" svg:width="1.267cm" svg:height="0.826cm" svg:x="14.288cm" svg:y="4.953cm"><draw:text-box><text:p text:style-name="P226"><text:span text:style-name="T78">w</text:span></text:p></draw:text-box></draw:frame><draw:frame draw:style-name="gr8" draw:text-style-name="P226" svg:width="1.269cm" svg:height="0.826cm" svg:x="0.318cm" svg:y="7.43cm"><draw:text-box><text:p text:style-name="P226"><text:span text:style-name="T78">1</text:span></text:p></draw:text-box></draw:frame><draw:frame draw:style-name="gr8" draw:text-style-name="P226" svg:width="1.267cm" svg:height="0.826cm" svg:x="1.588cm" svg:y="7.43cm"><draw:text-box><text:p text:style-name="P226"><text:span text:style-name="T78">x</text:span></text:p></draw:text-box></draw:frame><draw:frame draw:style-name="gr8" draw:text-style-name="P226" svg:width="1.269cm" svg:height="0.826cm" svg:x="3.496cm" svg:y="7.43cm"><draw:text-box><text:p text:style-name="P226"><text:span text:style-name="T78">3</text:span></text:p></draw:text-box></draw:frame><draw:frame draw:style-name="gr8" draw:text-style-name="P226" svg:width="1.267cm" svg:height="0.826cm" svg:x="4.766cm" svg:y="7.43cm"><draw:text-box><text:p text:style-name="P226"><text:span text:style-name="T78">z</text:span></text:p></draw:text-box></draw:frame><draw:frame draw:style-name="gr8" draw:text-style-name="P226" svg:width="1.269cm" svg:height="0.826cm" svg:x="7.306cm" svg:y="7.43cm"><draw:text-box><text:p text:style-name="P226"><text:span text:style-name="T78">6</text:span></text:p></draw:text-box></draw:frame><draw:frame draw:style-name="gr8" draw:text-style-name="P226" svg:width="1.267cm" svg:height="0.826cm" svg:x="8.576cm" svg:y="7.43cm"><draw:text-box><text:p text:style-name="P226"><text:span text:style-name="T78">y</text:span></text:p></draw:text-box></draw:frame><draw:frame draw:style-name="gr8" draw:text-style-name="P226" svg:width="1.269cm" svg:height="0.826cm" svg:x="11.434cm" svg:y="7.43cm"><draw:text-box><text:p text:style-name="P226"><text:span text:style-name="T78">10</text:span></text:p></draw:text-box></draw:frame><draw:frame draw:style-name="gr8" draw:text-style-name="P226" svg:width="1.267cm" svg:height="0.826cm" svg:x="12.704cm" svg:y="7.43cm"><draw:text-box><text:p text:style-name="P226"><text:span text:style-name="T78">q</text:span></text:p></draw:text-box></draw:frame><draw:frame draw:style-name="gr8" draw:text-style-name="P226" svg:width="1.269cm" svg:height="0.826cm" svg:x="14.923cm" svg:y="7.43cm"><draw:text-box><text:p text:style-name="P226"><text:span text:style-name="T78">12</text:span></text:p></draw:text-box></draw:frame><draw:frame draw:style-name="gr8" draw:text-style-name="P226" svg:width="1.267cm" svg:height="0.826cm" svg:x="16.193cm" svg:y="7.43cm"><draw:text-box><text:p text:style-name="P226"><text:span text:style-name="T78">z</text:span></text:p></draw:text-box></draw:frame><draw:line draw:style-name="gr10" draw:text-style-name="P224" svg:x1="8.256cm" svg:y1="1.376cm" svg:x2="5.398cm" svg:y2="2.752cm"><text:p/></draw:line><draw:line draw:style-name="gr10" draw:text-style-name="P224" svg:x1="9.525cm" svg:y1="1.376cm" svg:x2="12.383cm" svg:y2="2.752cm"><text:p/></draw:line><draw:line draw:style-name="gr10" draw:text-style-name="P224" svg:x1="4.763cm" svg:y1="3.577cm" svg:x2="3.175cm" svg:y2="4.953cm"><text:p/></draw:line><draw:line draw:style-name="gr10" draw:text-style-name="P224" svg:x1="6.033cm" svg:y1="3.577cm" svg:x2="7.303cm" svg:y2="4.953cm"><text:p/></draw:line><draw:line draw:style-name="gr10" draw:text-style-name="P224" svg:x1="2.541cm" svg:y1="5.779cm" svg:x2="1.588cm" svg:y2="7.43cm"><text:p/></draw:line><draw:line draw:style-name="gr10" draw:text-style-name="P224" svg:x1="3.81cm" svg:y1="5.779cm" svg:x2="4.763cm" svg:y2="7.43cm"><text:p/></draw:line><draw:line draw:style-name="gr10" draw:text-style-name="P224" svg:x1="7.938cm" svg:y1="5.779cm" svg:x2="8.573cm" svg:y2="7.43cm"><text:p/></draw:line><draw:line draw:style-name="gr10" draw:text-style-name="P224" svg:x1="11.748cm" svg:y1="3.577cm" svg:x2="10.478cm" svg:y2="4.953cm"><text:p/></draw:line><draw:line draw:style-name="gr10" draw:text-style-name="P224" svg:x1="13.018cm" svg:y1="3.577cm" svg:x2="14.288cm" svg:y2="4.953cm"><text:p/></draw:line><draw:line draw:style-name="gr10" draw:text-style-name="P224" svg:x1="13.653cm" svg:y1="5.779cm" svg:x2="12.7cm" svg:y2="7.43cm"><text:p/></draw:line><draw:line draw:style-name="gr10" draw:text-style-name="P224" svg:x1="14.923cm" svg:y1="5.779cm" svg:x2="16.193cm" svg:y2="7.43cm"><text:p/></draw:line></draw:g></text:p>
      <text:p text:style-name="P65">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1567071730" text:continue-numbering="true" text:style-name="WW8Num13">
        <text:list-item>
          <text:list>
            <text:list-item>
              <text:list>
                <text:list-item>
                  <text:h text:style-name="P218" text:outline-level="3"><text:soft-page-break/>map_t和multimap_t的操作</text:h>
                </text:list-item>
              </text:list>
            </text:list-item>
          </text:list>
        </text:list-item>
      </text:list>
      <text:p text:style-name="P36"><text:span text:style-name="T54"><text:tab/></text:span><text:span text:style-name="T50">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181">create_map()</text:p>
          </table:table-cell>
          <table:table-cell table:style-name="Table43.B1" office:value-type="string">
            <text:p text:style-name="P173">创建一个指定类型的map_t.</text:p>
          </table:table-cell>
        </table:table-row>
        <table:table-row table:style-name="Table43.1">
          <table:table-cell table:style-name="Table43.A1" office:value-type="string">
            <text:p text:style-name="P176"><text:span text:style-name="T50">map</text:span><text:span text:style-name="T50">_init()</text:span></text:p>
          </table:table-cell>
          <table:table-cell table:style-name="Table43.B1" office:value-type="string">
            <text:p text:style-name="P173">初始化一个空的map_t.</text:p>
          </table:table-cell>
        </table:table-row>
        <table:table-row table:style-name="Table43.1">
          <table:table-cell table:style-name="Table43.A1" office:value-type="string">
            <text:p text:style-name="P176"><text:span text:style-name="T50">map</text:span><text:span text:style-name="T50">_init_copy()</text:span></text:p>
          </table:table-cell>
          <table:table-cell table:style-name="Table43.B1" office:value-type="string">
            <text:p text:style-name="P173">使用另一个map_t初始化map_t.</text:p>
          </table:table-cell>
        </table:table-row>
        <table:table-row table:style-name="Table43.1">
          <table:table-cell table:style-name="Table43.A1" office:value-type="string">
            <text:p text:style-name="P176"><text:span text:style-name="T50">map</text:span><text:span text:style-name="T50">_init_copy_range()</text:span></text:p>
          </table:table-cell>
          <table:table-cell table:style-name="Table43.B1" office:value-type="string">
            <text:p text:style-name="P173">使用一个数据区间来初始化map_t.</text:p>
          </table:table-cell>
        </table:table-row>
        <table:table-row table:style-name="Table43.1">
          <table:table-cell table:style-name="Table43.A1" office:value-type="string">
            <text:p text:style-name="P176"><text:span text:style-name="T50">map</text:span><text:span text:style-name="T50">_destroy()</text:span></text:p>
          </table:table-cell>
          <table:table-cell table:style-name="Table43.B1" office:value-type="string">
            <text:p text:style-name="P173">销毁map_t.</text:p>
          </table:table-cell>
        </table:table-row>
      </table:table>
      <text:p text:style-name="P37"/>
      <table:table table:name="Table44" table:style-name="Table44">
        <table:table-column table:style-name="Table44.A"/>
        <table:table-column table:style-name="Table44.B"/>
        <table:table-row table:style-name="Table44.1">
          <table:table-cell table:style-name="Table44.A1" office:value-type="string">
            <text:p text:style-name="P181">create_multimap()</text:p>
          </table:table-cell>
          <table:table-cell table:style-name="Table44.B1" office:value-type="string">
            <text:p text:style-name="P173">创建一个指定类型的multimap_t.</text:p>
          </table:table-cell>
        </table:table-row>
        <table:table-row table:style-name="Table44.1">
          <table:table-cell table:style-name="Table44.A1" office:value-type="string">
            <text:p text:style-name="P176"><text:span text:style-name="T50">multi</text:span> <text:span text:style-name="T50">map_init()</text:span></text:p>
          </table:table-cell>
          <table:table-cell table:style-name="Table44.B1" office:value-type="string">
            <text:p text:style-name="P173">初始化一个空的multimap_t.</text:p>
          </table:table-cell>
        </table:table-row>
        <table:table-row table:style-name="Table44.1">
          <table:table-cell table:style-name="Table44.A1" office:value-type="string">
            <text:p text:style-name="P176"><text:span text:style-name="T50">multi</text:span> <text:span text:style-name="T50">map_init_copy()</text:span></text:p>
          </table:table-cell>
          <table:table-cell table:style-name="Table44.B1" office:value-type="string">
            <text:p text:style-name="P173">使用另一个multimap_t初始化multimap_t.</text:p>
          </table:table-cell>
        </table:table-row>
        <table:table-row table:style-name="Table44.1">
          <table:table-cell table:style-name="Table44.A1" office:value-type="string">
            <text:p text:style-name="P181">multimap_init_copy_range()</text:p>
          </table:table-cell>
          <table:table-cell table:style-name="Table44.B1" office:value-type="string">
            <text:p text:style-name="P173">使用一个数据区间来初始化multimap_t.</text:p>
          </table:table-cell>
        </table:table-row>
        <table:table-row table:style-name="Table44.1">
          <table:table-cell table:style-name="Table44.A1" office:value-type="string">
            <text:p text:style-name="P181">multimap_destroy()</text:p>
          </table:table-cell>
          <table:table-cell table:style-name="Table44.B1" office:value-type="string">
            <text:p text:style-name="P173">销毁multimap_t.</text:p>
          </table:table-cell>
        </table:table-row>
      </table:table>
      <text:p text:style-name="P37"/>
      <text:p text:style-name="P190">非质变操作:</text:p>
      <table:table table:name="Table45" table:style-name="Table45">
        <table:table-column table:style-name="Table45.A"/>
        <table:table-column table:style-name="Table45.B"/>
        <table:table-row table:style-name="Table45.1">
          <table:table-cell table:style-name="Table45.A1" office:value-type="string">
            <text:p text:style-name="P181">map_size()</text:p>
          </table:table-cell>
          <table:table-cell table:style-name="Table45.B1" office:value-type="string">
            <text:p text:style-name="P173">获得map_t中数据的数目.</text:p>
          </table:table-cell>
        </table:table-row>
        <table:table-row table:style-name="Table45.1">
          <table:table-cell table:style-name="Table45.A1" office:value-type="string">
            <text:p text:style-name="P181">map_max_size()</text:p>
          </table:table-cell>
          <table:table-cell table:style-name="Table45.B1" office:value-type="string">
            <text:p text:style-name="P173">获得map_t中能够保存的数据的最大数目.</text:p>
          </table:table-cell>
        </table:table-row>
        <table:table-row table:style-name="Table45.1">
          <table:table-cell table:style-name="Table45.A1" office:value-type="string">
            <text:p text:style-name="P181">map_empty()</text:p>
          </table:table-cell>
          <table:table-cell table:style-name="Table45.B1" office:value-type="string">
            <text:p text:style-name="P173">判断map_t是否为空.</text:p>
          </table:table-cell>
        </table:table-row>
        <table:table-row table:style-name="Table45.1">
          <table:table-cell table:style-name="Table45.A1" office:value-type="string">
            <text:p text:style-name="P176"><text:span text:style-name="T50">map_equal</text:span><text:span text:style-name="T50">()</text:span></text:p>
          </table:table-cell>
          <table:table-cell table:style-name="Table45.B1" office:value-type="string">
            <text:p text:style-name="P173">判断两个map_t是否相等.</text:p>
          </table:table-cell>
        </table:table-row>
        <table:table-row table:style-name="Table45.1">
          <table:table-cell table:style-name="Table45.A1" office:value-type="string">
            <text:p text:style-name="P176"><text:span text:style-name="T50">map_not_equal</text:span><text:span text:style-name="T50">()</text:span></text:p>
          </table:table-cell>
          <table:table-cell table:style-name="Table45.B1" office:value-type="string">
            <text:p text:style-name="P173">判断两个map_t是否不等.</text:p>
          </table:table-cell>
        </table:table-row>
        <table:table-row table:style-name="Table45.1">
          <table:table-cell table:style-name="Table45.A1" office:value-type="string">
            <text:p text:style-name="P176"><text:span text:style-name="T50">map_less</text:span><text:span text:style-name="T50">()</text:span></text:p>
          </table:table-cell>
          <table:table-cell table:style-name="Table45.B1" office:value-type="string">
            <text:p text:style-name="P173">判断第一个map_t是否小于第二个map_t.</text:p>
          </table:table-cell>
        </table:table-row>
        <table:table-row table:style-name="Table45.1">
          <table:table-cell table:style-name="Table45.A1" office:value-type="string">
            <text:p text:style-name="P176"><text:span text:style-name="T50">map_less_equal</text:span><text:span text:style-name="T50">()</text:span></text:p>
          </table:table-cell>
          <table:table-cell table:style-name="Table45.B1" office:value-type="string">
            <text:p text:style-name="P173">判断第一个map_t是否小于等于第二个map_t.</text:p>
          </table:table-cell>
        </table:table-row>
        <table:table-row table:style-name="Table45.1">
          <table:table-cell table:style-name="Table45.A1" office:value-type="string">
            <text:p text:style-name="P176"><text:span text:style-name="T50">map_great</text:span><text:span text:style-name="T50">()</text:span></text:p>
          </table:table-cell>
          <table:table-cell table:style-name="Table45.B1" office:value-type="string">
            <text:p text:style-name="P173">判断第一个map_t是否大于第二个map_t.</text:p>
          </table:table-cell>
        </table:table-row>
        <table:table-row table:style-name="Table45.1">
          <table:table-cell table:style-name="Table45.A1" office:value-type="string">
            <text:p text:style-name="P176"><text:span text:style-name="T50">map_great_equal</text:span><text:span text:style-name="T50">()</text:span></text:p>
          </table:table-cell>
          <table:table-cell table:style-name="Table45.B1" office:value-type="string">
            <text:p text:style-name="P173">判断第一个map_t是否大于等于第二个map_t.</text:p>
          </table:table-cell>
        </table:table-row>
      </table:table>
      <text:p text:style-name="P39"/>
      <table:table table:name="Table46" table:style-name="Table46">
        <table:table-column table:style-name="Table46.A"/>
        <table:table-column table:style-name="Table46.B"/>
        <table:table-row table:style-name="Table46.1">
          <table:table-cell table:style-name="Table46.A1" office:value-type="string">
            <text:p text:style-name="P181">multimap_size()</text:p>
          </table:table-cell>
          <table:table-cell table:style-name="Table46.B1" office:value-type="string">
            <text:p text:style-name="P173">获得multimap_t中数据的数目.</text:p>
          </table:table-cell>
        </table:table-row>
        <table:table-row table:style-name="Table46.1">
          <table:table-cell table:style-name="Table46.A1" office:value-type="string">
            <text:p text:style-name="P181">multimap_max_size()</text:p>
          </table:table-cell>
          <table:table-cell table:style-name="Table46.B1" office:value-type="string">
            <text:p text:style-name="P173">获得multimap_t中能够保存的数据的最大数目.</text:p>
          </table:table-cell>
        </table:table-row>
        <table:table-row table:style-name="Table46.1">
          <table:table-cell table:style-name="Table46.A1" office:value-type="string">
            <text:p text:style-name="P181">multimap_empty()</text:p>
          </table:table-cell>
          <table:table-cell table:style-name="Table46.B1" office:value-type="string">
            <text:p text:style-name="P173">判断multimap_t是否为空.</text:p>
          </table:table-cell>
        </table:table-row>
        <table:table-row table:style-name="Table46.1">
          <table:table-cell table:style-name="Table46.A1" office:value-type="string">
            <text:p text:style-name="P176"><text:span text:style-name="T50">multimap_equal</text:span><text:span text:style-name="T50">()</text:span></text:p>
          </table:table-cell>
          <table:table-cell table:style-name="Table46.B1" office:value-type="string">
            <text:p text:style-name="P173">判断两个multimap_t是否相等.</text:p>
          </table:table-cell>
        </table:table-row>
        <table:table-row table:style-name="Table46.1">
          <table:table-cell table:style-name="Table46.A1" office:value-type="string">
            <text:p text:style-name="P176"><text:span text:style-name="T50">multimap_not_equal</text:span><text:span text:style-name="T50">()</text:span></text:p>
          </table:table-cell>
          <table:table-cell table:style-name="Table46.B1" office:value-type="string">
            <text:p text:style-name="P173">判断两个multimap_t是否不等.</text:p>
          </table:table-cell>
        </table:table-row>
        <table:table-row table:style-name="Table46.1">
          <table:table-cell table:style-name="Table46.A1" office:value-type="string">
            <text:p text:style-name="P176"><text:span text:style-name="T50">mul</text:span><text:span text:style-name="T50">timap_less()</text:span></text:p>
          </table:table-cell>
          <table:table-cell table:style-name="Table46.B1" office:value-type="string">
            <text:p text:style-name="P173">判断第一个multimap_t是否小于第二个multimap_t.</text:p>
          </table:table-cell>
        </table:table-row>
        <table:table-row table:style-name="Table46.1">
          <table:table-cell table:style-name="Table46.A1" office:value-type="string">
            <text:p text:style-name="P176"><text:span text:style-name="T50">multimap_less_equal</text:span><text:span text:style-name="T50">()</text:span></text:p>
          </table:table-cell>
          <table:table-cell table:style-name="Table46.B1" office:value-type="string">
            <text:p text:style-name="P173">判断第一个multimap_t是否小于等于第二个multimap_t.</text:p>
          </table:table-cell>
        </table:table-row>
        <table:table-row table:style-name="Table46.1">
          <table:table-cell table:style-name="Table46.A1" office:value-type="string">
            <text:p text:style-name="P176"><text:span text:style-name="T50">multimap_great</text:span><text:span text:style-name="T50">()</text:span></text:p>
          </table:table-cell>
          <table:table-cell table:style-name="Table46.B1" office:value-type="string">
            <text:p text:style-name="P173">判断第一个multimap_t是否大于第二个multimap_t.</text:p>
          </table:table-cell>
        </table:table-row>
        <table:table-row table:style-name="Table46.1">
          <table:table-cell table:style-name="Table46.A1" office:value-type="string">
            <text:p text:style-name="P176"><text:span text:style-name="T50">multimap_great_equal</text:span><text:span text:style-name="T50">()</text:span></text:p>
          </table:table-cell>
          <table:table-cell table:style-name="Table46.B1" office:value-type="string">
            <text:p text:style-name="P173">判断第一个multimap_t是否大于等于第二个multimap_t.</text:p>
          </table:table-cell>
        </table:table-row>
      </table:table>
      <text:p text:style-name="P36"/>
      <text:p text:style-name="P190">特殊的查找函数:</text:p>
      <text:p text:style-name="P36"><text:span text:style-name="T50"><text:tab/></text:span><text:span text:style-name="T54">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181">map_count()</text:p>
          </table:table-cell>
          <table:table-cell table:style-name="Table47.B1" office:value-type="string">
            <text:p text:style-name="P173">获得指定数据在容器中的数目.</text:p>
          </table:table-cell>
        </table:table-row>
        <table:table-row table:style-name="Table47.1">
          <table:table-cell table:style-name="Table47.A1" office:value-type="string">
            <text:p text:style-name="P176"><text:span text:style-name="T50">map</text:span><text:span text:style-name="T50">_find()</text:span></text:p>
          </table:table-cell>
          <table:table-cell table:style-name="Table47.B1" office:value-type="string">
            <text:p text:style-name="P173">查找指定数据在容器中的位置.</text:p>
          </table:table-cell>
        </table:table-row>
        <table:table-row table:style-name="Table47.1">
          <table:table-cell table:style-name="Table47.A1" office:value-type="string">
            <text:p text:style-name="P176"><text:span text:style-name="T50">map</text:span><text:span text:style-name="T50">_lower_bound()</text:span></text:p>
          </table:table-cell>
          <table:table-cell table:style-name="Table47.B1" office:value-type="string">
            <text:p text:style-name="P173">查找第一个不小于指定数据的位置.</text:p>
          </table:table-cell>
        </table:table-row>
        <table:table-row table:style-name="Table47.1">
          <table:table-cell table:style-name="Table47.A1" office:value-type="string">
            <text:p text:style-name="P176"><text:span text:style-name="T50">map</text:span><text:span text:style-name="T50">_upper_bound()</text:span></text:p>
          </table:table-cell>
          <table:table-cell table:style-name="Table47.B1" office:value-type="string">
            <text:p text:style-name="P173">查找第一个大于指定数据的位置.</text:p>
          </table:table-cell>
        </table:table-row>
        <table:table-row table:style-name="Table47.1">
          <table:table-cell table:style-name="Table47.A1" office:value-type="string">
            <text:p text:style-name="P176"><text:span text:style-name="T50">map</text:span><text:span text:style-name="T50">_equal_range()</text:span></text:p>
          </table:table-cell>
          <table:table-cell table:style-name="Table47.B1" office:value-type="string">
            <text:p text:style-name="P173">查找等于指定数据的数据区间.</text:p>
          </table:table-cell>
        </table:table-row>
      </table:table>
      <text:p text:style-name="P36"><text:soft-page-break/></text:p>
      <table:table table:name="Table48" table:style-name="Table48">
        <table:table-column table:style-name="Table48.A"/>
        <table:table-column table:style-name="Table48.B"/>
        <table:table-row table:style-name="Table48.1">
          <table:table-cell table:style-name="Table48.A1" office:value-type="string">
            <text:p text:style-name="P181">multimap_count()</text:p>
          </table:table-cell>
          <table:table-cell table:style-name="Table48.B1" office:value-type="string">
            <text:p text:style-name="P173">获得指定数据在容器中的数目.</text:p>
          </table:table-cell>
        </table:table-row>
        <table:table-row table:style-name="Table48.1">
          <table:table-cell table:style-name="Table48.A1" office:value-type="string">
            <text:p text:style-name="P176"><text:span text:style-name="T50">multi</text:span><text:span text:style-name="T50">map_find()</text:span></text:p>
          </table:table-cell>
          <table:table-cell table:style-name="Table48.B1" office:value-type="string">
            <text:p text:style-name="P173">查找指定数据在容器中的位置.</text:p>
          </table:table-cell>
        </table:table-row>
        <table:table-row table:style-name="Table48.1">
          <table:table-cell table:style-name="Table48.A1" office:value-type="string">
            <text:p text:style-name="P176"><text:span text:style-name="T50">multi</text:span><text:span text:style-name="T50">map_lower_bound()</text:span></text:p>
          </table:table-cell>
          <table:table-cell table:style-name="Table48.B1" office:value-type="string">
            <text:p text:style-name="P173">查找第一个不小于指定数据的位置.</text:p>
          </table:table-cell>
        </table:table-row>
        <table:table-row table:style-name="Table48.1">
          <table:table-cell table:style-name="Table48.A1" office:value-type="string">
            <text:p text:style-name="P176"><text:span text:style-name="T50">multi</text:span><text:span text:style-name="T50">map_upper_bound()</text:span></text:p>
          </table:table-cell>
          <table:table-cell table:style-name="Table48.B1" office:value-type="string">
            <text:p text:style-name="P173">查找第一个大于指定数据的位置.</text:p>
          </table:table-cell>
        </table:table-row>
        <table:table-row table:style-name="Table48.1">
          <table:table-cell table:style-name="Table48.A1" office:value-type="string">
            <text:p text:style-name="P176"><text:span text:style-name="T50">multi</text:span><text:span text:style-name="T50">map_equal_range()</text:span></text:p>
          </table:table-cell>
          <table:table-cell table:style-name="Table48.B1" office:value-type="string">
            <text:p text:style-name="P173">查找等于指定数据的数据区间.</text:p>
          </table:table-cell>
        </table:table-row>
      </table:table>
      <text:p text:style-name="P37"><text:tab/>在使用xxxx_equal_range()操作函数是同样也要注意在返回值的问题,请参考6.2.</text:p>
      <text:p text:style-name="P37"/>
      <text:p text:style-name="P190">赋值:</text:p>
      <table:table table:name="Table49" table:style-name="Table49">
        <table:table-column table:style-name="Table49.A"/>
        <table:table-column table:style-name="Table49.B"/>
        <table:table-row table:style-name="Table49.1">
          <table:table-cell table:style-name="Table49.A1" office:value-type="string">
            <text:p text:style-name="P181">map_assign()</text:p>
          </table:table-cell>
          <table:table-cell table:style-name="Table49.B1" office:value-type="string">
            <text:p text:style-name="P173">使用另一个map_t为当前map_t赋值.</text:p>
          </table:table-cell>
        </table:table-row>
        <table:table-row table:style-name="Table49.1">
          <table:table-cell table:style-name="Table49.A1" office:value-type="string">
            <text:p text:style-name="P181">map_swap()</text:p>
          </table:table-cell>
          <table:table-cell table:style-name="Table49.B1" office:value-type="string">
            <text:p text:style-name="P173">交换两个map_t的数据.</text:p>
          </table:table-cell>
        </table:table-row>
      </table:table>
      <text:p text:style-name="P171"/>
      <table:table table:name="Table50" table:style-name="Table50">
        <table:table-column table:style-name="Table50.A"/>
        <table:table-column table:style-name="Table50.B"/>
        <table:table-row table:style-name="Table50.1">
          <table:table-cell table:style-name="Table50.A1" office:value-type="string">
            <text:p text:style-name="P181">multimap_assign()</text:p>
          </table:table-cell>
          <table:table-cell table:style-name="Table50.B1" office:value-type="string">
            <text:p text:style-name="P173">使用另一个multimap_t为当前multimap_t赋值.</text:p>
          </table:table-cell>
        </table:table-row>
        <table:table-row table:style-name="Table50.1">
          <table:table-cell table:style-name="Table50.A1" office:value-type="string">
            <text:p text:style-name="P181">multimap_swap()</text:p>
          </table:table-cell>
          <table:table-cell table:style-name="Table50.B1" office:value-type="string">
            <text:p text:style-name="P173">交换两个multimap_t的数据.</text:p>
          </table:table-cell>
        </table:table-row>
      </table:table>
      <text:p text:style-name="P37"/>
      <text:p text:style-name="P190">迭代器函数:</text:p>
      <table:table table:name="Table51" table:style-name="Table51">
        <table:table-column table:style-name="Table51.A"/>
        <table:table-column table:style-name="Table51.B"/>
        <table:table-row table:style-name="Table51.1">
          <table:table-cell table:style-name="Table51.A1" office:value-type="string">
            <text:p text:style-name="P181">map_begin()</text:p>
          </table:table-cell>
          <table:table-cell table:style-name="Table51.B1" office:value-type="string">
            <text:p text:style-name="P173">获得指向map_t第一个数据的迭代器.</text:p>
          </table:table-cell>
        </table:table-row>
        <table:table-row table:style-name="Table51.1">
          <table:table-cell table:style-name="Table51.A1" office:value-type="string">
            <text:p text:style-name="P176"><text:span text:style-name="T50">map</text:span><text:span text:style-name="T50">_end()</text:span></text:p>
          </table:table-cell>
          <table:table-cell table:style-name="Table51.B1" office:value-type="string">
            <text:p text:style-name="P173">获得指向map_t最后一个数据的下一个位置的迭代器.</text:p>
          </table:table-cell>
        </table:table-row>
      </table:table>
      <text:p text:style-name="P171"/>
      <table:table table:name="Table52" table:style-name="Table52">
        <table:table-column table:style-name="Table52.A"/>
        <table:table-column table:style-name="Table52.B"/>
        <table:table-row table:style-name="Table52.1">
          <table:table-cell table:style-name="Table52.A1" office:value-type="string">
            <text:p text:style-name="P181">multimap_begin()</text:p>
          </table:table-cell>
          <table:table-cell table:style-name="Table52.B1" office:value-type="string">
            <text:p text:style-name="P173">获得指向multimap_t第一个数据的迭代器.</text:p>
          </table:table-cell>
        </table:table-row>
        <table:table-row table:style-name="Table52.1">
          <table:table-cell table:style-name="Table52.A1" office:value-type="string">
            <text:p text:style-name="P176"><text:span text:style-name="T50">multimap</text:span><text:span text:style-name="T50">_end()</text:span></text:p>
          </table:table-cell>
          <table:table-cell table:style-name="Table52.B1" office:value-type="string">
            <text:p text:style-name="P173">获得指向multimap_t最后一个数据的下一个位置的迭代器.</text:p>
          </table:table-cell>
        </table:table-row>
      </table:table>
      <text:p text:style-name="P171">map_t和multimap_t提供双向迭代器.禁止通过迭代器操作间接的修改容器中数据的key,但是可以修改数据的value,同样禁止将质变算法作用于关联容器.</text:p>
      <text:p text:style-name="P37"/>
      <text:p text:style-name="P36"><text:span text:style-name="T54"><text:tab/></text:span><text:span text:style-name="T50">插入和删除:</text:span></text:p>
      <table:table table:name="Table53" table:style-name="Table53">
        <table:table-column table:style-name="Table53.A"/>
        <table:table-column table:style-name="Table53.B"/>
        <table:table-row table:style-name="Table53.1">
          <table:table-cell table:style-name="Table53.A1" office:value-type="string">
            <text:p text:style-name="P181">map_insert()</text:p>
          </table:table-cell>
          <table:table-cell table:style-name="Table53.B1" office:value-type="string">
            <text:p text:style-name="P173">插入指定数据.</text:p>
          </table:table-cell>
        </table:table-row>
        <table:table-row table:style-name="Table53.1">
          <table:table-cell table:style-name="Table53.A1" office:value-type="string">
            <text:p text:style-name="P181">map_insert_hint()</text:p>
          </table:table-cell>
          <table:table-cell table:style-name="Table53.B1" office:value-type="string">
            <text:p text:style-name="P173">向线索位置插入指定数据.</text:p>
          </table:table-cell>
        </table:table-row>
        <table:table-row table:style-name="Table53.1">
          <table:table-cell table:style-name="Table53.A1" office:value-type="string">
            <text:p text:style-name="P181">map_insert_range()</text:p>
          </table:table-cell>
          <table:table-cell table:style-name="Table53.B1" office:value-type="string">
            <text:p text:style-name="P173">插入一个数据区间.</text:p>
          </table:table-cell>
        </table:table-row>
        <table:table-row table:style-name="Table53.1">
          <table:table-cell table:style-name="Table53.A1" office:value-type="string">
            <text:p text:style-name="P176"><text:span text:style-name="T50">map_erase</text:span><text:span text:style-name="T50">()</text:span></text:p>
          </table:table-cell>
          <table:table-cell table:style-name="Table53.B1" office:value-type="string">
            <text:p text:style-name="P173">删除指定的数据.</text:p>
          </table:table-cell>
        </table:table-row>
        <table:table-row table:style-name="Table53.1">
          <table:table-cell table:style-name="Table53.A1" office:value-type="string">
            <text:p text:style-name="P181">map_erase_pos()</text:p>
          </table:table-cell>
          <table:table-cell table:style-name="Table53.B1" office:value-type="string">
            <text:p text:style-name="P173">删除指定位置的数据.</text:p>
          </table:table-cell>
        </table:table-row>
        <table:table-row table:style-name="Table53.1">
          <table:table-cell table:style-name="Table53.A1" office:value-type="string">
            <text:p text:style-name="P181">map_erase_range()</text:p>
          </table:table-cell>
          <table:table-cell table:style-name="Table53.B1" office:value-type="string">
            <text:p text:style-name="P173">删除指定区间的数据.</text:p>
          </table:table-cell>
        </table:table-row>
        <table:table-row table:style-name="Table53.1">
          <table:table-cell table:style-name="Table53.A1" office:value-type="string">
            <text:p text:style-name="P181">map_clear()</text:p>
          </table:table-cell>
          <table:table-cell table:style-name="Table53.B1" office:value-type="string">
            <text:p text:style-name="P173">清空所有数据.</text:p>
          </table:table-cell>
        </table:table-row>
      </table:table>
      <text:p text:style-name="P171"/>
      <table:table table:name="Table54" table:style-name="Table54">
        <table:table-column table:style-name="Table54.A"/>
        <table:table-column table:style-name="Table54.B"/>
        <table:table-row table:style-name="Table54.1">
          <table:table-cell table:style-name="Table54.A1" office:value-type="string">
            <text:p text:style-name="P181">multimap_insert()</text:p>
          </table:table-cell>
          <table:table-cell table:style-name="Table54.B1" office:value-type="string">
            <text:p text:style-name="P173">插入指定数据.</text:p>
          </table:table-cell>
        </table:table-row>
        <table:table-row table:style-name="Table54.1">
          <table:table-cell table:style-name="Table54.A1" office:value-type="string">
            <text:p text:style-name="P181">multimap_insert_hint()</text:p>
          </table:table-cell>
          <table:table-cell table:style-name="Table54.B1" office:value-type="string">
            <text:p text:style-name="P173">向线索位置插入指定数据.</text:p>
          </table:table-cell>
        </table:table-row>
        <table:table-row table:style-name="Table54.1">
          <table:table-cell table:style-name="Table54.A1" office:value-type="string">
            <text:p text:style-name="P181">multimap_insert_range()</text:p>
          </table:table-cell>
          <table:table-cell table:style-name="Table54.B1" office:value-type="string">
            <text:p text:style-name="P173">插入一个数据区间.</text:p>
          </table:table-cell>
        </table:table-row>
        <table:table-row table:style-name="Table54.1">
          <table:table-cell table:style-name="Table54.A1" office:value-type="string">
            <text:p text:style-name="P181">multimap_erase()</text:p>
          </table:table-cell>
          <table:table-cell table:style-name="Table54.B1" office:value-type="string">
            <text:p text:style-name="P173">删除指定的数据.</text:p>
          </table:table-cell>
        </table:table-row>
        <table:table-row table:style-name="Table54.1">
          <table:table-cell table:style-name="Table54.A1" office:value-type="string">
            <text:p text:style-name="P181">multimap_erase_pos()</text:p>
          </table:table-cell>
          <table:table-cell table:style-name="Table54.B1" office:value-type="string">
            <text:p text:style-name="P173">删除指定位置的数据.</text:p>
          </table:table-cell>
        </table:table-row>
        <table:table-row table:style-name="Table54.1">
          <table:table-cell table:style-name="Table54.A1" office:value-type="string">
            <text:p text:style-name="P176"><text:span text:style-name="T50">mult</text:span><text:span text:style-name="T50">imap_erase_range()</text:span></text:p>
          </table:table-cell>
          <table:table-cell table:style-name="Table54.B1" office:value-type="string">
            <text:p text:style-name="P173">删除指定区间的数据.</text:p>
          </table:table-cell>
        </table:table-row>
        <table:table-row table:style-name="Table54.1">
          <table:table-cell table:style-name="Table54.A1" office:value-type="string">
            <text:p text:style-name="P181">multimap_clear()</text:p>
          </table:table-cell>
          <table:table-cell table:style-name="Table54.B1" office:value-type="string">
            <text:p text:style-name="P173">清空所有数据.</text:p>
          </table:table-cell>
        </table:table-row>
      </table:table>
      <text:p text:style-name="P171">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185"><text:soft-page-break/><draw:g text:anchor-type="as-char" svg:y="0cm" draw:z-index="10" draw:style-name="gr1"><draw:rect draw:style-name="gr11" draw:text-style-name="P224" svg:width="17.779cm" svg:height="6.878cm" svg:x="0.002cm" svg:y="0.002cm"><text:p/></draw:rect><draw:frame draw:style-name="gr12" draw:text-style-name="P226" svg:width="17.779cm" svg:height="6.878cm" svg:x="0cm" svg:y="0cm"><draw:text-box><text:p text:style-name="P226"><text:span text:style-name="T79">注意</text:span><text:span text:style-name="T79">: </text:span><text:span text:style-name="T78">map_insert()</text:span><text:span text:style-name="T80">直接向容器中插入的是</text:span><text:span text:style-name="T80">pair_t</text:span><text:span text:style-name="T80">形式的数据</text:span><text:span text:style-name="T80">,</text:span><text:span text:style-name="T80">所以调用者在插入时必须先构造一个</text:span><text:span text:style-name="T80">pair_t</text:span><text:span text:style-name="T80">值</text:span><text:span text:style-name="T80">.</text:span><text:span text:style-name="T80">然后将这个</text:span><text:span text:style-name="T80">pair_t</text:span><text:span text:style-name="T80">值的指针传递个</text:span><text:span text:style-name="T80">map_insert(),</text:span><text:span text:style-name="T80">插入过程中</text:span><text:span text:style-name="T80">map_insert()</text:span><text:span text:style-name="T80">完全复制了</text:span><text:span text:style-name="T80">pair_t</text:span><text:span text:style-name="T80">包括它维护的内存</text:span><text:span text:style-name="T80">,</text:span><text:span text:style-name="T80">所以在插入后这个</text:span><text:span text:style-name="T80">pair_t</text:span><text:span text:style-name="T80">可以被销毁或用作其他用途</text:span><text:span text:style-name="T80">,</text:span><text:span text:style-name="T80">但是在</text:span><text:span text:style-name="T80">pair_t</text:span><text:span text:style-name="T80">使用后一定要销毁</text:span><text:span text:style-name="T80">.</text:span><text:span text:style-name="T80">具体过程如下</text:span><text:span text:style-name="T80">:</text:span></text:p><text:p text:style-name="P226"><text:span text:style-name="T78">pair_t t_p = create_pair(int, double);</text:span></text:p><text:p text:style-name="P226"><text:span text:style-name="T78">pair_init(&amp;t_p);</text:span></text:p><text:p text:style-name="P226"><text:span text:style-name="T78">pair_make(&amp;t_p, 10, 100.0);</text:span></text:p><text:p text:style-name="P226"><text:span text:style-name="T78">map_insert(&amp;t_map, &amp;t_p);</text:span></text:p><text:p text:style-name="P226"><text:span text:style-name="T78">... </text:span></text:p><text:p text:style-name="P226"><text:span text:style-name="T78">pair_destroy(&amp;t_p);</text:span></text:p></draw:text-box></draw:frame></draw:g></text:p>
      <text:p text:style-name="P37"/>
      <text:list xml:id="list499746559" text:continue-numbering="true" text:style-name="WW8Num13">
        <text:list-item>
          <text:list>
            <text:list-item>
              <text:list>
                <text:list-item>
                  <text:h text:style-name="P218" text:outline-level="3">将map_t作为关联数组使用</text:h>
                </text:list-item>
              </text:list>
            </text:list-item>
          </text:list>
        </text:list-item>
      </text:list>
      <text:p text:style-name="P37"><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181">map_at()</text:p>
          </table:table-cell>
          <table:table-cell table:style-name="Table55.B1" office:value-type="string">
            <text:p text:style-name="P173">通过以key为下标对数据进行随即访问.</text:p>
          </table:table-cell>
        </table:table-row>
      </table:table>
      <text:p text:style-name="P37"><text:tab/>这个操作函数使用key为下标,返回指向数据的value的指针.如果容器中没有以key为键值的数据则先向容器中插入一个键值为key,value为0的数据然后返回指向value的指针.</text:p>
      <text:p text:style-name="P37">例如:</text:p>
      <text:p text:style-name="P39">map_t t_m = create_map(char, double);</text:p>
      <text:p text:style-name="P39">map_init(&amp;t_m);</text:p>
      <text:p text:style-name="P39">...</text:p>
      <text:p text:style-name="P39">*(double*)map_at(&amp;t_m, ‘A’) = 7.7;</text:p>
      <text:p text:style-name="P64"><text:span text:style-name="T54">这个例子中</text:span><text:span text:style-name="T50">*(double*)map_at(&amp;t_m, ‘A’) = 7.7;</text:span><text:span text:style-name="T54">是对键值为’A’的数据的访问.如果容器中包含键值为’A’的数据,就将这个数据的value改为7.7,如果没有就插入一个(‘A’,7.7)的数据.</text:span></text:p>
      <text:p text:style-name="P37"><text:tab/>这个操作有一个缺点,那就是调用者可能偶然或者错误的插了新数据.如:</text:p>
      <text:p text:style-name="P39">printf(“value = %f\n”, *(double*)map_at(&amp;t_m, ‘A’));</text:p>
      <text:p text:style-name="P37">如果容器中有键值为’A’的数据这个操作没有任何错误,但是如果没有那么就无声无息的插入了一个新数据 (‘A’,0.0).</text:p>
      <text:list xml:id="list378729617" text:continue-numbering="true" text:style-name="WW8Num13">
        <text:list-item>
          <text:list>
            <text:list-item>
              <text:list>
                <text:list-item>
                  <text:h text:style-name="P218" text:outline-level="3">map_t和multimap_t的使用实例</text:h>
                </text:list-item>
              </text:list>
            </text:list-item>
          </text:list>
        </text:list-item>
      </text:list>
      <text:p text:style-name="P37">map_t作为关联数组:</text:p>
      <text:p text:style-name="P39">#include &lt;stdio.h&gt;</text:p>
      <text:p text:style-name="P39">#include &lt;cstl/cmap.h&gt;</text:p>
      <text:p text:style-name="P39"/>
      <text:p text:style-name="P39">int main(int argc, char* argv[])</text:p>
      <text:p text:style-name="P39"><text:soft-page-break/>{</text:p>
      <text:p text:style-name="P39"><text:s text:c="4"/>map_t t_m = create_map(char, double);</text:p>
      <text:p text:style-name="P39"><text:s text:c="4"/>iterator_t t_i;</text:p>
      <text:p text:style-name="P39"/>
      <text:p text:style-name="P39"><text:s text:c="4"/>map_init(&amp;t_m);</text:p>
      <text:p text:style-name="P39"><text:s text:c="4"/>*(double*)map_at(&amp;t_m, 'B') = 369.50;</text:p>
      <text:p text:style-name="P39"><text:s text:c="4"/>*(double*)map_at(&amp;t_m, 'V') = 413.50;</text:p>
      <text:p text:style-name="P39"><text:s text:c="4"/>*(double*)map_at(&amp;t_m, 'D') = 819.00;</text:p>
      <text:p text:style-name="P39"><text:s text:c="4"/>*(double*)map_at(&amp;t_m, 'M') = 834.00;</text:p>
      <text:p text:style-name="P39"><text:s text:c="4"/>*(double*)map_at(&amp;t_m, 'S') = 842.20;</text:p>
      <text:p text:style-name="P39"/>
      <text:p text:style-name="P39"><text:s text:c="4"/>for(t_i = map_begin(&amp;t_m);</text:p>
      <text:p text:style-name="P39"><text:s text:c="8"/>!iterator_equal(&amp;t_i, map_end(&amp;t_m));</text:p>
      <text:p text:style-name="P39"><text:s text:c="8"/>iterator_next(&amp;t_i))</text:p>
      <text:p text:style-name="P39"><text:s text:c="4"/>{</text:p>
      <text:p text:style-name="P39"><text:s text:c="8"/>printf("key:%c, value:%f\n",</text:p>
      <text:p text:style-name="P39"><text:s text:c="12"/>*(char*)((pair_t*)iterator_get_pointer(&amp;t_i))-&gt;first,</text:p>
      <text:p text:style-name="P39"><text:s text:c="12"/>*(double*)((pair_t*)iterator_get_pointer(&amp;t_i))-&gt;second);</text:p>
      <text:p text:style-name="P39"><text:s text:c="4"/>}</text:p>
      <text:p text:style-name="P39"><text:s text:c="4"/>printf("\n");</text:p>
      <text:p text:style-name="P39"/>
      <text:p text:style-name="P39"><text:s text:c="4"/>for(t_i = map_begin(&amp;t_m);</text:p>
      <text:p text:style-name="P39"><text:s text:c="8"/>!iterator_equal(&amp;t_i, map_end(&amp;t_m));</text:p>
      <text:p text:style-name="P39"><text:s text:c="8"/>iterator_next(&amp;t_i))</text:p>
      <text:p text:style-name="P39"><text:s text:c="4"/>{</text:p>
      <text:p text:style-name="P39"><text:s text:c="8"/>*(double*)((pair_t*)iterator_get_pointer(&amp;t_i))-&gt;second *= 2;</text:p>
      <text:p text:style-name="P39"><text:s text:c="4"/>}</text:p>
      <text:p text:style-name="P39"/>
      <text:p text:style-name="P39"><text:s text:c="4"/>for(t_i = map_begin(&amp;t_m);</text:p>
      <text:p text:style-name="P39"><text:s text:c="8"/>!iterator_equal(&amp;t_i, map_end(&amp;t_m));</text:p>
      <text:p text:style-name="P39"><text:s text:c="8"/>iterator_next(&amp;t_i))</text:p>
      <text:p text:style-name="P39"><text:s text:c="4"/>{</text:p>
      <text:p text:style-name="P39"><text:s text:c="8"/>printf("key:%c, value:%f\n",</text:p>
      <text:p text:style-name="P39"><text:s text:c="12"/>*(char*)((pair_t*)iterator_get_pointer(&amp;t_i))-&gt;first,</text:p>
      <text:p text:style-name="P39"><text:s text:c="12"/>*(double*)((pair_t*)iterator_get_pointer(&amp;t_i))-&gt;second);</text:p>
      <text:p text:style-name="P39"><text:s text:c="4"/>}</text:p>
      <text:p text:style-name="P39"><text:s text:c="4"/>printf("\n");</text:p>
      <text:p text:style-name="P39"/>
      <text:p text:style-name="P39"><text:s text:c="4"/>*(double*)map_at(&amp;t_m, 'v') = *(double*)map_at(&amp;t_m, 'V');</text:p>
      <text:p text:style-name="P39"><text:s text:c="4"/>map_erase(&amp;t_m, 'V');</text:p>
      <text:p text:style-name="P39"/>
      <text:p text:style-name="P39"><text:s text:c="4"/>for(t_i = map_begin(&amp;t_m);</text:p>
      <text:p text:style-name="P39"><text:s text:c="8"/>!iterator_equal(&amp;t_i, map_end(&amp;t_m));</text:p>
      <text:p text:style-name="P39"><text:s text:c="8"/>iterator_next(&amp;t_i))</text:p>
      <text:p text:style-name="P39"><text:soft-page-break/><text:s text:c="4"/>{</text:p>
      <text:p text:style-name="P39"><text:s text:c="8"/>printf("key:%c, value:%f\n",</text:p>
      <text:p text:style-name="P39"><text:s text:c="12"/>*(char*)((pair_t*)iterator_get_pointer(&amp;t_i))-&gt;first,</text:p>
      <text:p text:style-name="P39"><text:s text:c="12"/>*(double*)((pair_t*)iterator_get_pointer(&amp;t_i))-&gt;second);</text:p>
      <text:p text:style-name="P39"><text:s text:c="4"/>}</text:p>
      <text:p text:style-name="P39"><text:s text:c="4"/>printf("\n");</text:p>
      <text:p text:style-name="P39"/>
      <text:p text:style-name="P39"><text:s text:c="4"/>map_destroy(&amp;t_m);</text:p>
      <text:p text:style-name="P39"/>
      <text:p text:style-name="P39"><text:s text:c="4"/>return 0;</text:p>
      <text:p text:style-name="P39">}</text:p>
      <text:p text:style-name="P37">输出结果:</text:p>
      <text:p text:style-name="P39">key:B, value:369.500000</text:p>
      <text:p text:style-name="P39">key:D, value:819.000000</text:p>
      <text:p text:style-name="P39">key:M, value:834.000000</text:p>
      <text:p text:style-name="P39">key:S, value:842.200000</text:p>
      <text:p text:style-name="P39">key:V, value:413.500000</text:p>
      <text:p text:style-name="P39"/>
      <text:p text:style-name="P39">key:B, value:739.000000</text:p>
      <text:p text:style-name="P39">key:D, value:1638.000000</text:p>
      <text:p text:style-name="P39">key:M, value:1668.000000</text:p>
      <text:p text:style-name="P39">key:S, value:1684.400000</text:p>
      <text:p text:style-name="P39">key:V, value:827.000000</text:p>
      <text:p text:style-name="P39"/>
      <text:p text:style-name="P39">key:B, value:739.000000</text:p>
      <text:p text:style-name="P39">key:D, value:1638.000000</text:p>
      <text:p text:style-name="P39">key:M, value:1668.000000</text:p>
      <text:p text:style-name="P39">key:S, value:1684.400000</text:p>
      <text:p text:style-name="P39">key:v, value:827.000000</text:p>
      <text:p text:style-name="P39"/>
      <text:p text:style-name="P37">multimap_t实例:</text:p>
      <text:p text:style-name="P39">#include &lt;stdio.h&gt;</text:p>
      <text:p text:style-name="P39">#include &lt;cstl/cmap.h&gt;</text:p>
      <text:p text:style-name="P39"/>
      <text:p text:style-name="P39">int main(int argc, char* argv[])</text:p>
      <text:p text:style-name="P39">{</text:p>
      <text:p text:style-name="P39"><text:s text:c="4"/>multimap_t t_mm = create_multimap(int, double);</text:p>
      <text:p text:style-name="P39"><text:s text:c="4"/>pair_t t_p = create_pair(int, double);</text:p>
      <text:p text:style-name="P39"><text:s text:c="4"/>iterator_t t_i;</text:p>
      <text:p text:style-name="P39"/>
      <text:p text:style-name="P39"><text:s text:c="4"/>multimap_init(&amp;t_mm);</text:p>
      <text:p text:style-name="P39"><text:s text:c="4"/>pair_init(&amp;t_p);</text:p>
      <text:p text:style-name="P39"/>
      <text:p text:style-name="P39"><text:s text:c="4"/>pair_make(&amp;t_p, 0, 34.112);</text:p>
      <text:p text:style-name="P39"><text:soft-page-break/><text:s text:c="4"/>multimap_insert(&amp;t_mm, &amp;t_p);</text:p>
      <text:p text:style-name="P39"><text:s text:c="4"/>pair_make(&amp;t_p, 0, 4.080);</text:p>
      <text:p text:style-name="P39"><text:s text:c="4"/>multimap_insert(&amp;t_mm, &amp;t_p);</text:p>
      <text:p text:style-name="P39"><text:s text:c="4"/>pair_make(&amp;t_p, 2, 29.752);</text:p>
      <text:p text:style-name="P39"><text:s text:c="4"/>multimap_insert(&amp;t_mm, &amp;t_p);</text:p>
      <text:p text:style-name="P39"><text:s text:c="4"/>pair_make(&amp;t_p, 4, 394.288);</text:p>
      <text:p text:style-name="P39"><text:s text:c="4"/>multimap_insert(&amp;t_mm, &amp;t_p);</text:p>
      <text:p text:style-name="P39"><text:s text:c="4"/>pair_make(&amp;t_p, 4, 13.496);</text:p>
      <text:p text:style-name="P39"><text:s text:c="4"/>multimap_insert(&amp;t_mm, &amp;t_p);</text:p>
      <text:p text:style-name="P39"><text:s text:c="4"/>pair_make(&amp;t_p, 5, 0.332);</text:p>
      <text:p text:style-name="P39"><text:s text:c="4"/>multimap_insert(&amp;t_mm, &amp;t_p);</text:p>
      <text:p text:style-name="P39"><text:s text:c="4"/>pair_make(&amp;t_p, 4, 0.076);</text:p>
      <text:p text:style-name="P39"><text:s text:c="4"/>multimap_insert(&amp;t_mm, &amp;t_p);</text:p>
      <text:p text:style-name="P39"><text:s text:c="4"/>pair_make(&amp;t_p, -3, 4.096);</text:p>
      <text:p text:style-name="P39"><text:s text:c="4"/>multimap_insert(&amp;t_mm, &amp;t_p);</text:p>
      <text:p text:style-name="P39"/>
      <text:p text:style-name="P39"><text:s text:c="4"/>printf("priority <text:s text:c="3"/>memory(m)\n");</text:p>
      <text:p text:style-name="P39"><text:s text:c="4"/>printf("------------------------\n");</text:p>
      <text:p text:style-name="P39"><text:s text:c="4"/>for(t_i = multimap_begin(&amp;t_mm);</text:p>
      <text:p text:style-name="P39"><text:s text:c="8"/>!iterator_equal(&amp;t_i, multimap_end(&amp;t_mm));</text:p>
      <text:p text:style-name="P39"><text:s text:c="8"/>iterator_next(&amp;t_i))</text:p>
      <text:p text:style-name="P39"><text:s text:c="4"/>{</text:p>
      <text:p text:style-name="P39"><text:s text:c="8"/>printf("%8d <text:s text:c="3"/>%f\n",</text:p>
      <text:p text:style-name="P39"><text:s text:c="12"/>*(int*)((pair_t*)iterator_get_pointer(&amp;t_i))-&gt;first,</text:p>
      <text:p text:style-name="P39"><text:s text:c="12"/>*(double*)((pair_t*)iterator_get_pointer(&amp;t_i))-&gt;second);</text:p>
      <text:p text:style-name="P39"><text:s text:c="4"/>}</text:p>
      <text:p text:style-name="P39"><text:s text:c="4"/>printf("\n");</text:p>
      <text:p text:style-name="P39"><text:s text:c="4"/>printf("priority: 0\n");</text:p>
      <text:p text:style-name="P39"><text:s text:c="4"/>for(t_i = multimap_lower_bound(&amp;t_mm, 0);</text:p>
      <text:p text:style-name="P39"><text:s text:c="8"/>!iterator_equal(&amp;t_i, multimap_upper_bound(&amp;t_mm, 0));</text:p>
      <text:p text:style-name="P39"><text:s text:c="8"/>iterator_next(&amp;t_i))</text:p>
      <text:p text:style-name="P39"><text:s text:c="4"/>{</text:p>
      <text:p text:style-name="P39"><text:s text:c="8"/>printf(" <text:s text:c="7"/>%f\n",</text:p>
      <text:p text:style-name="P39"><text:s text:c="12"/>*(double*)((pair_t*)iterator_get_pointer(&amp;t_i))-&gt;second);</text:p>
      <text:p text:style-name="P39"><text:s text:c="4"/>}</text:p>
      <text:p text:style-name="P39"><text:s text:c="4"/>printf("priority: 4\n");</text:p>
      <text:p text:style-name="P39"><text:s text:c="4"/>for(t_i = multimap_lower_bound(&amp;t_mm, 4);</text:p>
      <text:p text:style-name="P39"><text:s text:c="8"/>!iterator_equal(&amp;t_i, multimap_upper_bound(&amp;t_mm, 4));</text:p>
      <text:p text:style-name="P39"><text:s text:c="8"/>iterator_next(&amp;t_i))</text:p>
      <text:p text:style-name="P39"><text:s text:c="4"/>{</text:p>
      <text:p text:style-name="P39"><text:s text:c="8"/>printf(" <text:s text:c="7"/>%f\n",</text:p>
      <text:p text:style-name="P39"><text:s text:c="12"/>*(double*)((pair_t*)iterator_get_pointer(&amp;t_i))-&gt;second);</text:p>
      <text:p text:style-name="P39"><text:s text:c="4"/>}</text:p>
      <text:p text:style-name="P39"><text:s text:c="4"/>multimap_destroy(&amp;t_mm);</text:p>
      <text:p text:style-name="P39"><text:soft-page-break/><text:s text:c="4"/>pair_destroy(&amp;t_p);</text:p>
      <text:p text:style-name="P39"/>
      <text:p text:style-name="P39"><text:s text:c="4"/>return 0;</text:p>
      <text:p text:style-name="P39">}</text:p>
      <text:p text:style-name="P37">结果:</text:p>
      <text:p text:style-name="P39">priority <text:s text:c="3"/>memory(m)</text:p>
      <text:p text:style-name="P39">------------------------</text:p>
      <text:p text:style-name="P39"><text:s text:c="6"/>-3 <text:s text:c="3"/>4.096000</text:p>
      <text:p text:style-name="P39"><text:s text:c="7"/>0 <text:s text:c="3"/>34.112000</text:p>
      <text:p text:style-name="P39"><text:s text:c="7"/>0 <text:s text:c="3"/>4.080000</text:p>
      <text:p text:style-name="P39"><text:s text:c="7"/>2 <text:s text:c="3"/>29.752000</text:p>
      <text:p text:style-name="P39"><text:s text:c="7"/>4 <text:s text:c="3"/>394.288000</text:p>
      <text:p text:style-name="P39"><text:s text:c="7"/>4 <text:s text:c="3"/>13.496000</text:p>
      <text:p text:style-name="P39"><text:s text:c="7"/>4 <text:s text:c="3"/>0.076000</text:p>
      <text:p text:style-name="P39"><text:s text:c="7"/>5 <text:s text:c="3"/>0.332000</text:p>
      <text:p text:style-name="P39"/>
      <text:p text:style-name="P39">priority: 0</text:p>
      <text:p text:style-name="P39"><text:s text:c="8"/>34.112000</text:p>
      <text:p text:style-name="P39"><text:s text:c="8"/>4.080000</text:p>
      <text:p text:style-name="P39">priority: 4</text:p>
      <text:p text:style-name="P39"><text:s text:c="8"/>394.288000</text:p>
      <text:p text:style-name="P39"><text:s text:c="8"/>13.496000</text:p>
      <text:p text:style-name="P39"><text:s text:c="8"/>0.076000</text:p>
      <text:p text:style-name="P39"/>
      <text:p text:style-name="P37">通过数据的value来查找数据:</text:p>
      <text:p text:style-name="P39">#include &lt;stdio.h&gt;</text:p>
      <text:p text:style-name="P39">#include &lt;cstl/cmap.h&gt;</text:p>
      <text:p text:style-name="P39">#include &lt;cstl/calgorithm.h&gt;</text:p>
      <text:p text:style-name="P39"/>
      <text:p text:style-name="P39">static void _find_value(const void* cpv_input, void* pv_output);</text:p>
      <text:p text:style-name="P39"/>
      <text:p text:style-name="P39">int main(int argc, char* argv[])</text:p>
      <text:p text:style-name="P39">{</text:p>
      <text:p text:style-name="P39"><text:s text:c="4"/>map_t t_m = create_map(int, int);</text:p>
      <text:p text:style-name="P39"><text:s text:c="4"/>iterator_t t_i;</text:p>
      <text:p text:style-name="P39"/>
      <text:p text:style-name="P39"><text:s text:c="4"/>map_init(&amp;t_m);</text:p>
      <text:p text:style-name="P39"><text:s text:c="4"/>*(int*)map_at(&amp;t_m, 1) = 7;</text:p>
      <text:p text:style-name="P39"><text:s text:c="4"/>*(int*)map_at(&amp;t_m, 2) = 4;</text:p>
      <text:p text:style-name="P39"><text:s text:c="4"/>*(int*)map_at(&amp;t_m, 3) = 2;</text:p>
      <text:p text:style-name="P39"><text:s text:c="4"/>*(int*)map_at(&amp;t_m, 4) = 3;</text:p>
      <text:p text:style-name="P39"><text:s text:c="4"/>*(int*)map_at(&amp;t_m, 5) = 6;</text:p>
      <text:p text:style-name="P39"><text:s text:c="4"/>*(int*)map_at(&amp;t_m, 6) = 1;</text:p>
      <text:p text:style-name="P39"><text:s text:c="4"/>*(int*)map_at(&amp;t_m, 7) = 3;</text:p>
      <text:p text:style-name="P39"><text:soft-page-break/></text:p>
      <text:p text:style-name="P39"><text:s text:c="4"/>t_i = map_find(&amp;t_m, 3);</text:p>
      <text:p text:style-name="P39"><text:s text:c="4"/>if(!iterator_equal(&amp;t_i, map_end(&amp;t_m)))</text:p>
      <text:p text:style-name="P39"><text:s text:c="4"/>{</text:p>
      <text:p text:style-name="P39"><text:s text:c="8"/>printf("%d : %d\n",</text:p>
      <text:p text:style-name="P39"><text:s text:c="12"/>*(int*)((pair_t*)iterator_get_pointer(&amp;t_i))-&gt;first,</text:p>
      <text:p text:style-name="P39"><text:s text:c="12"/>*(int*)((pair_t*)iterator_get_pointer(&amp;t_i))-&gt;second);</text:p>
      <text:p text:style-name="P39"><text:s text:c="4"/>}</text:p>
      <text:p text:style-name="P39"><text:s text:c="4"/>t_i = algo_find_if(map_begin(&amp;t_m), map_end(&amp;t_m), _find_value);</text:p>
      <text:p text:style-name="P39"><text:s text:c="4"/>if(!iterator_equal(&amp;t_i, map_end(&amp;t_m)))</text:p>
      <text:p text:style-name="P39"><text:s text:c="4"/>{</text:p>
      <text:p text:style-name="P39"><text:s text:c="8"/>printf("%d : %d\n",</text:p>
      <text:p text:style-name="P39"><text:s text:c="12"/>*(int*)((pair_t*)iterator_get_pointer(&amp;t_i))-&gt;first,</text:p>
      <text:p text:style-name="P39"><text:s text:c="12"/>*(int*)((pair_t*)iterator_get_pointer(&amp;t_i))-&gt;second);</text:p>
      <text:p text:style-name="P39"><text:s text:c="4"/>}</text:p>
      <text:p text:style-name="P39"><text:s text:c="4"/>map_destroy(&amp;t_m);</text:p>
      <text:p text:style-name="P39"/>
      <text:p text:style-name="P39"><text:s text:c="4"/>return 0;</text:p>
      <text:p text:style-name="P39">}</text:p>
      <text:p text:style-name="P39"/>
      <text:p text:style-name="P39">static void _find_value(const void* cpv_input, void* pv_output)</text:p>
      <text:p text:style-name="P39">{</text:p>
      <text:p text:style-name="P39"><text:s text:c="4"/>if(*(int*)((pair_t*)cpv_input)-&gt;second == 3)</text:p>
      <text:p text:style-name="P39"><text:s text:c="4"/>{</text:p>
      <text:p text:style-name="P39"><text:s text:c="8"/>*(bool_t*)pv_output = true;</text:p>
      <text:p text:style-name="P39"><text:s text:c="4"/>}</text:p>
      <text:p text:style-name="P39"><text:s text:c="4"/>else</text:p>
      <text:p text:style-name="P39"><text:s text:c="4"/>{</text:p>
      <text:p text:style-name="P39"><text:s text:c="8"/>*(bool_t*)pv_output = false;</text:p>
      <text:p text:style-name="P39"><text:s text:c="4"/>}</text:p>
      <text:p text:style-name="P39">}</text:p>
      <text:p text:style-name="P37">结果:</text:p>
      <text:p text:style-name="P39">3 : 2</text:p>
      <text:p text:style-name="P39">4 : 3</text:p>
      <text:list xml:id="list2079534151" text:continue-numbering="true" text:style-name="WW8Num13">
        <text:list-item>
          <text:list>
            <text:list-item>
              <text:h text:style-name="P205" text:outline-level="2">hash_set_t,hash_multiset_t,hash_map_t,hash_multimap_t</text:h>
            </text:list-item>
          </text:list>
        </text:list-item>
      </text:list>
      <text:p text:style-name="P36"><text:span text:style-name="T50"><text:tab/></text:span><text:span text:style-name="T54">哈希表也是一种重要的数据结构,它也可是实现对数据的快速存取.因此cstl也提供了基于哈希表的关联容器.</text:span></text:p>
      <text:p text:style-name="P36"><text:soft-page-break/><text:span text:style-name="T54">要使用hash_set_t和hash_multiset_t必须包含头文件</text:span><text:span text:style-name="T50">&lt;cstl/chash_set.h&gt;</text:span></text:p>
      <text:p text:style-name="P39">#include &lt;cstl/chash_set.h&gt;</text:p>
      <text:p text:style-name="P36"><text:span text:style-name="T54">要使用hash_map_t和hash_multimap_t必须包含头文件</text:span><text:span text:style-name="T50">&lt;cstl/chash_map.h&gt;</text:span></text:p>
      <text:p text:style-name="P39">#include &lt;cstl/chash_map.h&gt;</text:p>
      <text:list xml:id="list207876416" text:continue-numbering="true" text:style-name="WW8Num13">
        <text:list-item>
          <text:list>
            <text:list-item>
              <text:list>
                <text:list-item>
                  <text:h text:style-name="P218" text:outline-level="3">hash关联容器的能力</text:h>
                </text:list-item>
              </text:list>
            </text:list-item>
          </text:list>
        </text:list-item>
      </text:list>
      <text:p text:style-name="P36"><text:span text:style-name="T50"><text:tab/></text:span><text:span text:style-name="T54">hash关联容器底层采用哈希表结构实现的,所以它对数据的存取也是十分高效的,但是容器底层并没有对数据进行排序.同时hash关联容器只提供了向前的迭代器.其他的基本操作与普通容器类似.</text:span></text:p>
      <text:p text:style-name="P41"><draw:g text:anchor-type="as-char" svg:y="0cm" draw:z-index="11" draw:style-name="gr1"><draw:rect draw:style-name="gr2" draw:text-style-name="P224" svg:width="17.781cm" svg:height="4.403cm" svg:x="0cm" svg:y="0cm"><text:p/></draw:rect><draw:custom-shape draw:style-name="gr3" draw:text-style-name="P225" svg:width="0.953cm" svg:height="0.828cm" svg:x="1.27cm" svg:y="0.275cm"><text:p/><draw:enhanced-geometry svg:viewBox="0 0 21600 21600" draw:type="rectangle" draw:enhanced-path="M 0 0 L 21600 0 21600 21600 0 21600 0 0 Z N"/></draw:custom-shape><draw:custom-shape draw:style-name="gr3" draw:text-style-name="P225" svg:width="0.953cm" svg:height="0.828cm" svg:x="2.223cm" svg:y="0.275cm"><text:p/><draw:enhanced-geometry svg:viewBox="0 0 21600 21600" draw:type="rectangle" draw:enhanced-path="M 0 0 L 21600 0 21600 21600 0 21600 0 0 Z N"/></draw:custom-shape><draw:custom-shape draw:style-name="gr3" draw:text-style-name="P225" svg:width="0.952cm" svg:height="0.828cm" svg:x="3.175cm" svg:y="0.275cm"><text:p/><draw:enhanced-geometry svg:viewBox="0 0 21600 21600" draw:type="rectangle" draw:enhanced-path="M 0 0 L 21600 0 21600 21600 0 21600 0 0 Z N"/></draw:custom-shape><draw:custom-shape draw:style-name="gr3" draw:text-style-name="P225" svg:width="0.955cm" svg:height="0.828cm" svg:x="4.126cm" svg:y="0.275cm"><text:p/><draw:enhanced-geometry svg:viewBox="0 0 21600 21600" draw:type="rectangle" draw:enhanced-path="M 0 0 L 21600 0 21600 21600 0 21600 0 0 Z N"/></draw:custom-shape><draw:custom-shape draw:style-name="gr3" draw:text-style-name="P225" svg:width="0.953cm" svg:height="0.828cm" svg:x="5.08cm" svg:y="0.275cm"><text:p/><draw:enhanced-geometry svg:viewBox="0 0 21600 21600" draw:type="rectangle" draw:enhanced-path="M 0 0 L 21600 0 21600 21600 0 21600 0 0 Z N"/></draw:custom-shape><draw:custom-shape draw:style-name="gr3" draw:text-style-name="P225" svg:width="0.955cm" svg:height="0.828cm" svg:x="6.033cm" svg:y="0.275cm"><text:p/><draw:enhanced-geometry svg:viewBox="0 0 21600 21600" draw:type="rectangle" draw:enhanced-path="M 0 0 L 21600 0 21600 21600 0 21600 0 0 Z N"/></draw:custom-shape><draw:custom-shape draw:style-name="gr3" draw:text-style-name="P225" svg:width="0.952cm" svg:height="0.828cm" svg:x="6.987cm" svg:y="0.275cm"><text:p/><draw:enhanced-geometry svg:viewBox="0 0 21600 21600" draw:type="rectangle" draw:enhanced-path="M 0 0 L 21600 0 21600 21600 0 21600 0 0 Z N"/></draw:custom-shape><draw:custom-shape draw:style-name="gr3" draw:text-style-name="P225" svg:width="0.953cm" svg:height="0.828cm" svg:x="7.938cm" svg:y="0.275cm"><text:p/><draw:enhanced-geometry svg:viewBox="0 0 21600 21600" draw:type="rectangle" draw:enhanced-path="M 0 0 L 21600 0 21600 21600 0 21600 0 0 Z N"/></draw:custom-shape><draw:custom-shape draw:style-name="gr3" draw:text-style-name="P225" svg:width="0.952cm" svg:height="0.828cm" svg:x="8.892cm" svg:y="0.275cm"><text:p/><draw:enhanced-geometry svg:viewBox="0 0 21600 21600" draw:type="rectangle" draw:enhanced-path="M 0 0 L 21600 0 21600 21600 0 21600 0 0 Z N"/></draw:custom-shape><draw:custom-shape draw:style-name="gr3" draw:text-style-name="P225" svg:width="0.955cm" svg:height="0.828cm" svg:x="9.843cm" svg:y="0.275cm"><text:p/><draw:enhanced-geometry svg:viewBox="0 0 21600 21600" draw:type="rectangle" draw:enhanced-path="M 0 0 L 21600 0 21600 21600 0 21600 0 0 Z N"/></draw:custom-shape><draw:custom-shape draw:style-name="gr3" draw:text-style-name="P225" svg:width="0.952cm" svg:height="0.828cm" svg:x="10.797cm" svg:y="0.275cm"><text:p/><draw:enhanced-geometry svg:viewBox="0 0 21600 21600" draw:type="rectangle" draw:enhanced-path="M 0 0 L 21600 0 21600 21600 0 21600 0 0 Z N"/></draw:custom-shape><draw:custom-shape draw:style-name="gr3" draw:text-style-name="P225" svg:width="0.957cm" svg:height="0.828cm" svg:x="11.748cm" svg:y="0.275cm"><text:p/><draw:enhanced-geometry svg:viewBox="0 0 21600 21600" draw:type="rectangle" draw:enhanced-path="M 0 0 L 21600 0 21600 21600 0 21600 0 0 Z N"/></draw:custom-shape><draw:custom-shape draw:style-name="gr3" draw:text-style-name="P225" svg:width="0.952cm" svg:height="0.828cm" svg:x="12.704cm" svg:y="0.275cm"><text:p/><draw:enhanced-geometry svg:viewBox="0 0 21600 21600" draw:type="rectangle" draw:enhanced-path="M 0 0 L 21600 0 21600 21600 0 21600 0 0 Z N"/></draw:custom-shape><draw:custom-shape draw:style-name="gr3" draw:text-style-name="P225" svg:width="0.955cm" svg:height="0.828cm" svg:x="13.654cm" svg:y="0.275cm"><text:p/><draw:enhanced-geometry svg:viewBox="0 0 21600 21600" draw:type="rectangle" draw:enhanced-path="M 0 0 L 21600 0 21600 21600 0 21600 0 0 Z N"/></draw:custom-shape><draw:custom-shape draw:style-name="gr3" draw:text-style-name="P225" svg:width="0.952cm" svg:height="0.828cm" svg:x="14.609cm" svg:y="0.275cm"><text:p/><draw:enhanced-geometry svg:viewBox="0 0 21600 21600" draw:type="rectangle" draw:enhanced-path="M 0 0 L 21600 0 21600 21600 0 21600 0 0 Z N"/></draw:custom-shape><draw:custom-shape draw:style-name="gr3" draw:text-style-name="P225" svg:width="0.952cm" svg:height="0.828cm" svg:x="15.559cm" svg:y="0.275cm"><text:p/><draw:enhanced-geometry svg:viewBox="0 0 21600 21600" draw:type="rectangle" draw:enhanced-path="M 0 0 L 21600 0 21600 21600 0 21600 0 0 Z N"/></draw:custom-shape><draw:custom-shape draw:style-name="gr3" draw:text-style-name="P225" svg:width="0.953cm" svg:height="0.83cm" svg:x="2.223cm" svg:y="1.651cm"><text:p/><draw:enhanced-geometry svg:viewBox="0 0 21600 21600" draw:type="rectangle" draw:enhanced-path="M 0 0 L 21600 0 21600 21600 0 21600 0 0 Z N"/></draw:custom-shape><draw:custom-shape draw:style-name="gr3" draw:text-style-name="P225" svg:width="0.953cm" svg:height="0.828cm" svg:x="2.223cm" svg:y="3.029cm"><text:p/><draw:enhanced-geometry svg:viewBox="0 0 21600 21600" draw:type="rectangle" draw:enhanced-path="M 0 0 L 21600 0 21600 21600 0 21600 0 0 Z N"/></draw:custom-shape><draw:custom-shape draw:style-name="gr3" draw:text-style-name="P225" svg:width="0.953cm" svg:height="0.83cm" svg:x="5.08cm" svg:y="1.651cm"><text:p/><draw:enhanced-geometry svg:viewBox="0 0 21600 21600" draw:type="rectangle" draw:enhanced-path="M 0 0 L 21600 0 21600 21600 0 21600 0 0 Z N"/></draw:custom-shape><draw:custom-shape draw:style-name="gr7" draw:text-style-name="P225"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3" draw:text-style-name="P225" svg:width="0.953cm" svg:height="0.828cm" svg:x="7.938cm" svg:y="1.651cm"><text:p/><draw:enhanced-geometry svg:viewBox="0 0 21600 21600" draw:type="rectangle" draw:enhanced-path="M 0 0 L 21600 0 21600 21600 0 21600 0 0 Z N"/></draw:custom-shape><draw:custom-shape draw:style-name="gr3" draw:text-style-name="P225" svg:width="0.957cm" svg:height="0.828cm" svg:x="11.748cm" svg:y="1.651cm"><text:p/><draw:enhanced-geometry svg:viewBox="0 0 21600 21600" draw:type="rectangle" draw:enhanced-path="M 0 0 L 21600 0 21600 21600 0 21600 0 0 Z N"/></draw:custom-shape><draw:custom-shape draw:style-name="gr3" draw:text-style-name="P225" svg:width="0.957cm" svg:height="0.828cm" svg:x="11.748cm" svg:y="3.027cm"><text:p/><draw:enhanced-geometry svg:viewBox="0 0 21600 21600" draw:type="rectangle" draw:enhanced-path="M 0 0 L 21600 0 21600 21600 0 21600 0 0 Z N"/></draw:custom-shape><draw:custom-shape draw:style-name="gr3" draw:text-style-name="P225" svg:width="0.957cm" svg:height="0.828cm" svg:x="13.335cm" svg:y="3.027cm"><text:p/><draw:enhanced-geometry svg:viewBox="0 0 21600 21600" draw:type="rectangle" draw:enhanced-path="M 0 0 L 21600 0 21600 21600 0 21600 0 0 Z N"/></draw:custom-shape><draw:custom-shape draw:style-name="gr3" draw:text-style-name="P225" svg:width="0.952cm" svg:height="0.828cm" svg:x="14.605cm" svg:y="1.651cm"><text:p/><draw:enhanced-geometry svg:viewBox="0 0 21600 21600" draw:type="rectangle" draw:enhanced-path="M 0 0 L 21600 0 21600 21600 0 21600 0 0 Z N"/></draw:custom-shape><draw:line draw:style-name="gr6" draw:text-style-name="P224" svg:x1="2.54cm" svg:y1="0.826cm" svg:x2="2.542cm" svg:y2="1.652cm"><text:p/></draw:line><draw:line draw:style-name="gr6" draw:text-style-name="P224" svg:x1="2.54cm" svg:y1="2.477cm" svg:x2="2.54cm" svg:y2="3.027cm"><text:p/></draw:line><draw:line draw:style-name="gr6" draw:text-style-name="P224" svg:x1="5.398cm" svg:y1="0.826cm" svg:x2="5.4cm" svg:y2="1.652cm"><text:p/></draw:line><draw:line draw:style-name="gr6" draw:text-style-name="P224" svg:x1="8.255cm" svg:y1="0.826cm" svg:x2="8.257cm" svg:y2="1.652cm"><text:p/></draw:line><draw:line draw:style-name="gr6" draw:text-style-name="P224" svg:x1="12.065cm" svg:y1="0.826cm" svg:x2="12.067cm" svg:y2="1.652cm"><text:p/></draw:line><draw:line draw:style-name="gr6" draw:text-style-name="P224" svg:x1="12.065cm" svg:y1="2.477cm" svg:x2="12.067cm" svg:y2="3.027cm"><text:p/></draw:line><draw:line draw:style-name="gr6" draw:text-style-name="P224" svg:x1="12.7cm" svg:y1="3.577cm" svg:x2="13.335cm" svg:y2="3.577cm"><text:p/></draw:line><draw:line draw:style-name="gr6" draw:text-style-name="P224" svg:x1="14.923cm" svg:y1="0.826cm" svg:x2="14.925cm" svg:y2="1.652cm"><text:p/></draw:line></draw:g></text:p>
      <text:p text:style-name="P37">hash容器中的数据是通过特定的hash函数和数据本身的值或数据的键值来计算存储位置的,所以不能直接或间接修改数据.</text:p>
      <text:list xml:id="list255096999" text:continue-numbering="true" text:style-name="WW8Num13">
        <text:list-item>
          <text:list>
            <text:list-item>
              <text:list>
                <text:list-item>
                  <text:h text:style-name="P218" text:outline-level="3">hash容器的操作</text:h>
                </text:list-item>
              </text:list>
            </text:list-item>
          </text:list>
        </text:list-item>
      </text:list>
      <text:p text:style-name="P36"><text:span text:style-name="T54"><text:tab/></text:span><text:span text:style-name="T50">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181">create_hash_set()</text:p>
          </table:table-cell>
          <table:table-cell table:style-name="Table56.B1" office:value-type="string">
            <text:p text:style-name="P173">创建一个指定类型的hash_set_t.</text:p>
          </table:table-cell>
        </table:table-row>
        <table:table-row table:style-name="Table56.1">
          <table:table-cell table:style-name="Table56.A1" office:value-type="string">
            <text:p text:style-name="P176"><text:span text:style-name="T50">hash_set</text:span><text:span text:style-name="T50">_init()</text:span></text:p>
          </table:table-cell>
          <table:table-cell table:style-name="Table56.B1" office:value-type="string">
            <text:p text:style-name="P173">初始化一个空的hash_set_t.</text:p>
          </table:table-cell>
        </table:table-row>
        <table:table-row table:style-name="Table56.1">
          <table:table-cell table:style-name="Table56.A1" office:value-type="string">
            <text:p text:style-name="P181">hash_set_init_n()</text:p>
          </table:table-cell>
          <table:table-cell table:style-name="Table56.B1" office:value-type="string">
            <text:p text:style-name="P173">使用指定的桶数初始化一个空的hash_set_t.</text:p>
          </table:table-cell>
        </table:table-row>
        <table:table-row table:style-name="Table56.1">
          <table:table-cell table:style-name="Table56.A1" office:value-type="string">
            <text:p text:style-name="P176"><text:span text:style-name="T50">hash_set</text:span><text:span text:style-name="T50">_init_copy()</text:span></text:p>
          </table:table-cell>
          <table:table-cell table:style-name="Table56.B1" office:value-type="string">
            <text:p text:style-name="P173">使用另一个hash_set_t初始化hash_set_t.</text:p>
          </table:table-cell>
        </table:table-row>
        <table:table-row table:style-name="Table56.1">
          <table:table-cell table:style-name="Table56.A1" office:value-type="string">
            <text:p text:style-name="P176"><text:span text:style-name="T50">hash_set</text:span><text:span text:style-name="T50">_init_copy_range()</text:span></text:p>
          </table:table-cell>
          <table:table-cell table:style-name="Table56.B1" office:value-type="string">
            <text:p text:style-name="P173">使用一个数据区间来初始化hash_set_t.</text:p>
          </table:table-cell>
        </table:table-row>
        <table:table-row table:style-name="Table56.1">
          <table:table-cell table:style-name="Table56.A1" office:value-type="string">
            <text:p text:style-name="P181">hash_set_init_copy_range_n()</text:p>
          </table:table-cell>
          <table:table-cell table:style-name="Table56.B1" office:value-type="string">
            <text:p text:style-name="P173">使用指定的桶数和数据区间来初始化hash_set_t.</text:p>
          </table:table-cell>
        </table:table-row>
        <table:table-row table:style-name="Table56.1">
          <table:table-cell table:style-name="Table56.A1" office:value-type="string">
            <text:p text:style-name="P176"><text:span text:style-name="T50">hash_set</text:span><text:span text:style-name="T50">_destroy()</text:span></text:p>
          </table:table-cell>
          <table:table-cell table:style-name="Table56.B1" office:value-type="string">
            <text:p text:style-name="P173">销毁hash_set_t.</text:p>
          </table:table-cell>
        </table:table-row>
      </table:table>
      <text:p text:style-name="P37"/>
      <table:table table:name="Table57" table:style-name="Table57">
        <table:table-column table:style-name="Table57.A"/>
        <table:table-column table:style-name="Table57.B"/>
        <table:table-row table:style-name="Table57.1">
          <table:table-cell table:style-name="Table57.A1" office:value-type="string">
            <text:p text:style-name="P181">create_hash_multiset()</text:p>
          </table:table-cell>
          <table:table-cell table:style-name="Table57.B1" office:value-type="string">
            <text:p text:style-name="P173">创建一个指定类型的hash_multiset_t.</text:p>
          </table:table-cell>
        </table:table-row>
        <table:table-row table:style-name="Table57.1">
          <table:table-cell table:style-name="Table57.A1" office:value-type="string">
            <text:p text:style-name="P181">hash_multiset_init()</text:p>
          </table:table-cell>
          <table:table-cell table:style-name="Table57.B1" office:value-type="string">
            <text:p text:style-name="P173">初始化一个空的hash_multiset_t.</text:p>
          </table:table-cell>
        </table:table-row>
        <table:table-row table:style-name="Table57.1">
          <table:table-cell table:style-name="Table57.A1" office:value-type="string">
            <text:p text:style-name="P181">hash_multiset_init_n()</text:p>
          </table:table-cell>
          <table:table-cell table:style-name="Table57.B1" office:value-type="string">
            <text:p text:style-name="P173">使用指定的桶数初始化一个空的hash_multiset_t.</text:p>
          </table:table-cell>
        </table:table-row>
        <table:table-row table:style-name="Table57.1">
          <table:table-cell table:style-name="Table57.A1" office:value-type="string">
            <text:p text:style-name="P181">hash_multiset_init_copy()</text:p>
          </table:table-cell>
          <table:table-cell table:style-name="Table57.B1" office:value-type="string">
            <text:p text:style-name="P173">使用另一个hash_multiset_t初始化hash_ multiset_t.</text:p>
          </table:table-cell>
        </table:table-row>
        <table:table-row table:style-name="Table57.1">
          <table:table-cell table:style-name="Table57.A1" office:value-type="string">
            <text:p text:style-name="P176"><text:span text:style-name="T50">hash_multi</text:span><text:span text:style-name="T50">set_init_copy_range()</text:span></text:p>
          </table:table-cell>
          <table:table-cell table:style-name="Table57.B1" office:value-type="string">
            <text:p text:style-name="P173">使用一个数据区间来初始化hash_multiset_t.</text:p>
          </table:table-cell>
        </table:table-row>
        <table:table-row table:style-name="Table57.1">
          <table:table-cell table:style-name="Table57.A1" office:value-type="string">
            <text:p text:style-name="P181">hash_multiset_init_copy_range_n()</text:p>
          </table:table-cell>
          <table:table-cell table:style-name="Table57.B1" office:value-type="string">
            <text:p text:style-name="P173">使用指定的桶数和数据区间来初始化hash_multiset_t.</text:p>
          </table:table-cell>
        </table:table-row>
        <table:table-row table:style-name="Table57.1">
          <table:table-cell table:style-name="Table57.A1" office:value-type="string">
            <text:p text:style-name="P181">hash_multiset_destroy()</text:p>
          </table:table-cell>
          <table:table-cell table:style-name="Table57.B1" office:value-type="string">
            <text:p text:style-name="P173">销毁hash_multiset_t.</text:p>
          </table:table-cell>
        </table:table-row>
      </table:table>
      <text:p text:style-name="P37"/>
      <table:table table:name="Table58" table:style-name="Table58">
        <table:table-column table:style-name="Table58.A"/>
        <table:table-column table:style-name="Table58.B"/>
        <table:table-row table:style-name="Table58.1">
          <table:table-cell table:style-name="Table58.A1" office:value-type="string">
            <text:p text:style-name="P181">create_hash_map()</text:p>
          </table:table-cell>
          <table:table-cell table:style-name="Table58.B1" office:value-type="string">
            <text:p text:style-name="P173">创建一个指定类型的hash_map_t.</text:p>
          </table:table-cell>
        </table:table-row>
        <text:soft-page-break/>
        <table:table-row table:style-name="Table58.1">
          <table:table-cell table:style-name="Table58.A1" office:value-type="string">
            <text:p text:style-name="P181">hash_map_init()</text:p>
          </table:table-cell>
          <table:table-cell table:style-name="Table58.B1" office:value-type="string">
            <text:p text:style-name="P173">初始化一个空的hash_map_t.</text:p>
          </table:table-cell>
        </table:table-row>
        <table:table-row table:style-name="Table58.1">
          <table:table-cell table:style-name="Table58.A1" office:value-type="string">
            <text:p text:style-name="P176"><text:span text:style-name="T50">hash_map_init_n</text:span><text:span text:style-name="T50">()</text:span></text:p>
          </table:table-cell>
          <table:table-cell table:style-name="Table58.B1" office:value-type="string">
            <text:p text:style-name="P173">使用指定的桶数初始化一个空的hash_map_t.</text:p>
          </table:table-cell>
        </table:table-row>
        <table:table-row table:style-name="Table58.1">
          <table:table-cell table:style-name="Table58.A1" office:value-type="string">
            <text:p text:style-name="P181">hash_map_init_copy()</text:p>
          </table:table-cell>
          <table:table-cell table:style-name="Table58.B1" office:value-type="string">
            <text:p text:style-name="P173">使用另一个hash_map_t初始化hash_map_t.</text:p>
          </table:table-cell>
        </table:table-row>
        <table:table-row table:style-name="Table58.1">
          <table:table-cell table:style-name="Table58.A1" office:value-type="string">
            <text:p text:style-name="P181">hash_map_init_copy_range()</text:p>
          </table:table-cell>
          <table:table-cell table:style-name="Table58.B1" office:value-type="string">
            <text:p text:style-name="P173">使用一个数据区间来初始化hash_map_t.</text:p>
          </table:table-cell>
        </table:table-row>
        <table:table-row table:style-name="Table58.1">
          <table:table-cell table:style-name="Table58.A1" office:value-type="string">
            <text:p text:style-name="P181">hash_map_init_copy_range_n()</text:p>
          </table:table-cell>
          <table:table-cell table:style-name="Table58.B1" office:value-type="string">
            <text:p text:style-name="P173">使用指定的桶数和数据区间来初始化hash_map_t.</text:p>
          </table:table-cell>
        </table:table-row>
        <table:table-row table:style-name="Table58.1">
          <table:table-cell table:style-name="Table58.A1" office:value-type="string">
            <text:p text:style-name="P181">hash_map_destroy()</text:p>
          </table:table-cell>
          <table:table-cell table:style-name="Table58.B1" office:value-type="string">
            <text:p text:style-name="P173">销毁hash_map_t.</text:p>
          </table:table-cell>
        </table:table-row>
      </table:table>
      <text:p text:style-name="P37"/>
      <table:table table:name="Table59" table:style-name="Table59">
        <table:table-column table:style-name="Table59.A"/>
        <table:table-column table:style-name="Table59.B"/>
        <table:table-row table:style-name="Table59.1">
          <table:table-cell table:style-name="Table59.A1" office:value-type="string">
            <text:p text:style-name="P181">create_hash_multimap()</text:p>
          </table:table-cell>
          <table:table-cell table:style-name="Table59.B1" office:value-type="string">
            <text:p text:style-name="P173">创建一个指定类型的hash_multimap_t.</text:p>
          </table:table-cell>
        </table:table-row>
        <table:table-row table:style-name="Table59.1">
          <table:table-cell table:style-name="Table59.A1" office:value-type="string">
            <text:p text:style-name="P181">hash_multimap_init()</text:p>
          </table:table-cell>
          <table:table-cell table:style-name="Table59.B1" office:value-type="string">
            <text:p text:style-name="P173">初始化一个空的hash_multimap_t.</text:p>
          </table:table-cell>
        </table:table-row>
        <table:table-row table:style-name="Table59.1">
          <table:table-cell table:style-name="Table59.A1" office:value-type="string">
            <text:p text:style-name="P181">hash_multimap_init_n()</text:p>
          </table:table-cell>
          <table:table-cell table:style-name="Table59.B1" office:value-type="string">
            <text:p text:style-name="P173">使用指定的桶数初始化一个空的hash_multimap_t.</text:p>
          </table:table-cell>
        </table:table-row>
        <table:table-row table:style-name="Table59.1">
          <table:table-cell table:style-name="Table59.A1" office:value-type="string">
            <text:p text:style-name="P181">hash_multimap_init_copy()</text:p>
          </table:table-cell>
          <table:table-cell table:style-name="Table59.B1" office:value-type="string">
            <text:p text:style-name="P173">使用另一个hash_multimap_t初始化hash_ multimap_t.</text:p>
          </table:table-cell>
        </table:table-row>
        <table:table-row table:style-name="Table59.1">
          <table:table-cell table:style-name="Table59.A1" office:value-type="string">
            <text:p text:style-name="P181">hash_multimap_init_copy_range()</text:p>
          </table:table-cell>
          <table:table-cell table:style-name="Table59.B1" office:value-type="string">
            <text:p text:style-name="P173">使用一个数据区间来初始化hash_multimap_t.</text:p>
          </table:table-cell>
        </table:table-row>
        <table:table-row table:style-name="Table59.1">
          <table:table-cell table:style-name="Table59.A1" office:value-type="string">
            <text:p text:style-name="P176"><text:span text:style-name="T50">hash</text:span><text:span text:style-name="T50">_multimap_init_copy_range_n()</text:span></text:p>
          </table:table-cell>
          <table:table-cell table:style-name="Table59.B1" office:value-type="string">
            <text:p text:style-name="P173">使用指定的桶数和数据区间来初始化hash_multimap_t.</text:p>
          </table:table-cell>
        </table:table-row>
        <table:table-row table:style-name="Table59.1">
          <table:table-cell table:style-name="Table59.A1" office:value-type="string">
            <text:p text:style-name="P181">hash_multimap_destroy()</text:p>
          </table:table-cell>
          <table:table-cell table:style-name="Table59.B1" office:value-type="string">
            <text:p text:style-name="P173">销毁hash_multimap_t.</text:p>
          </table:table-cell>
        </table:table-row>
      </table:table>
      <text:p text:style-name="P37"/>
      <text:p text:style-name="P190">非质变操作:</text:p>
      <table:table table:name="Table60" table:style-name="Table60">
        <table:table-column table:style-name="Table60.A"/>
        <table:table-column table:style-name="Table60.B"/>
        <table:table-row table:style-name="Table60.1">
          <table:table-cell table:style-name="Table60.A1" office:value-type="string">
            <text:p text:style-name="P181">hash_set_size()</text:p>
          </table:table-cell>
          <table:table-cell table:style-name="Table60.B1" office:value-type="string">
            <text:p text:style-name="P173">获得hash_set_t中数据的数目.</text:p>
          </table:table-cell>
        </table:table-row>
        <table:table-row table:style-name="Table60.1">
          <table:table-cell table:style-name="Table60.A1" office:value-type="string">
            <text:p text:style-name="P176"><text:span text:style-name="T50">hash_set</text:span><text:span text:style-name="T50">_max_size()</text:span></text:p>
          </table:table-cell>
          <table:table-cell table:style-name="Table60.B1" office:value-type="string">
            <text:p text:style-name="P173">获得hash_set_t中能够保存的数据的最大数目.</text:p>
          </table:table-cell>
        </table:table-row>
        <table:table-row table:style-name="Table60.1">
          <table:table-cell table:style-name="Table60.A1" office:value-type="string">
            <text:p text:style-name="P176"><text:span text:style-name="T50">hash_set</text:span><text:span text:style-name="T50">_empty()</text:span></text:p>
          </table:table-cell>
          <table:table-cell table:style-name="Table60.B1" office:value-type="string">
            <text:p text:style-name="P173">判断hash_set_t是否为空.</text:p>
          </table:table-cell>
        </table:table-row>
        <table:table-row table:style-name="Table60.1">
          <table:table-cell table:style-name="Table60.A1" office:value-type="string">
            <text:p text:style-name="P176"><text:span text:style-name="T50">hash_set_bucket_cou</text:span><text:span text:style-name="T50">nt()</text:span></text:p>
          </table:table-cell>
          <table:table-cell table:style-name="Table60.B1" office:value-type="string">
            <text:p text:style-name="P173">获得hash_set_t的hash桶的个数.</text:p>
          </table:table-cell>
        </table:table-row>
        <table:table-row table:style-name="Table60.1">
          <table:table-cell table:style-name="Table60.A1" office:value-type="string">
            <text:p text:style-name="P181">hash_set_hash_func()</text:p>
          </table:table-cell>
          <table:table-cell table:style-name="Table60.B1" office:value-type="string">
            <text:p text:style-name="P173">返回hash_set_t使用的hash函数.</text:p>
          </table:table-cell>
        </table:table-row>
        <table:table-row table:style-name="Table60.1">
          <table:table-cell table:style-name="Table60.A1" office:value-type="string">
            <text:p text:style-name="P176"><text:span text:style-name="T50">hash_set</text:span><text:span text:style-name="T50">_equal()</text:span></text:p>
          </table:table-cell>
          <table:table-cell table:style-name="Table60.B1" office:value-type="string">
            <text:p text:style-name="P173">判断两个hash_set_t是否相等.</text:p>
          </table:table-cell>
        </table:table-row>
        <table:table-row table:style-name="Table60.1">
          <table:table-cell table:style-name="Table60.A1" office:value-type="string">
            <text:p text:style-name="P176"><text:span text:style-name="T50">hash_set</text:span><text:span text:style-name="T50">_not_equal()</text:span></text:p>
          </table:table-cell>
          <table:table-cell table:style-name="Table60.B1" office:value-type="string">
            <text:p text:style-name="P173">判断两个hash_set_t是否不等.</text:p>
          </table:table-cell>
        </table:table-row>
        <table:table-row table:style-name="Table60.1">
          <table:table-cell table:style-name="Table60.A1" office:value-type="string">
            <text:p text:style-name="P176"><text:span text:style-name="T50">hash_set</text:span><text:span text:style-name="T50">_less()</text:span></text:p>
          </table:table-cell>
          <table:table-cell table:style-name="Table60.B1" office:value-type="string">
            <text:p text:style-name="P173">判断第一个hash_set_t是否小于第二个hash_set_t.</text:p>
          </table:table-cell>
        </table:table-row>
        <table:table-row table:style-name="Table60.1">
          <table:table-cell table:style-name="Table60.A1" office:value-type="string">
            <text:p text:style-name="P176"><text:span text:style-name="T50">hash_set</text:span><text:span text:style-name="T50">_less_equal()</text:span></text:p>
          </table:table-cell>
          <table:table-cell table:style-name="Table60.B1" office:value-type="string">
            <text:p text:style-name="P173">判断第一个hash_set_t是否小于等于第二个hash_set_t.</text:p>
          </table:table-cell>
        </table:table-row>
        <table:table-row table:style-name="Table60.1">
          <table:table-cell table:style-name="Table60.A1" office:value-type="string">
            <text:p text:style-name="P176"><text:span text:style-name="T50">hash_set</text:span><text:span text:style-name="T50">_great()</text:span></text:p>
          </table:table-cell>
          <table:table-cell table:style-name="Table60.B1" office:value-type="string">
            <text:p text:style-name="P173">判断第一个hash_set_t是否大于第二个hash_set_t.</text:p>
          </table:table-cell>
        </table:table-row>
        <table:table-row table:style-name="Table60.1">
          <table:table-cell table:style-name="Table60.A1" office:value-type="string">
            <text:p text:style-name="P176"><text:span text:style-name="T50">hash_set</text:span><text:span text:style-name="T50">_great_equal()</text:span></text:p>
          </table:table-cell>
          <table:table-cell table:style-name="Table60.B1" office:value-type="string">
            <text:p text:style-name="P173">判断第一个hash_set_t是否大于等于第二个hash_set_t.</text:p>
          </table:table-cell>
        </table:table-row>
      </table:table>
      <text:p text:style-name="P36"/>
      <table:table table:name="Table61" table:style-name="Table61">
        <table:table-column table:style-name="Table61.A"/>
        <table:table-column table:style-name="Table61.B"/>
        <table:table-row table:style-name="Table61.1">
          <table:table-cell table:style-name="Table61.A1" office:value-type="string">
            <text:p text:style-name="P181">hash_multiset_size()</text:p>
          </table:table-cell>
          <table:table-cell table:style-name="Table61.B1" office:value-type="string">
            <text:p text:style-name="P173">获得hash_multiset_t中数据的数目.</text:p>
          </table:table-cell>
        </table:table-row>
        <table:table-row table:style-name="Table61.1">
          <table:table-cell table:style-name="Table61.A1" office:value-type="string">
            <text:p text:style-name="P181">hash_multiset_max_size()</text:p>
          </table:table-cell>
          <table:table-cell table:style-name="Table61.B1" office:value-type="string">
            <text:p text:style-name="P173">获得hash_multiset_t中能够保存的数据的最大数目.</text:p>
          </table:table-cell>
        </table:table-row>
        <table:table-row table:style-name="Table61.1">
          <table:table-cell table:style-name="Table61.A1" office:value-type="string">
            <text:p text:style-name="P181">hash_multiset_empty()</text:p>
          </table:table-cell>
          <table:table-cell table:style-name="Table61.B1" office:value-type="string">
            <text:p text:style-name="P173">判断hash_multiset_t是否为空.</text:p>
          </table:table-cell>
        </table:table-row>
        <table:table-row table:style-name="Table61.1">
          <table:table-cell table:style-name="Table61.A1" office:value-type="string">
            <text:p text:style-name="P181">hash_multiset_bucket_count()</text:p>
          </table:table-cell>
          <table:table-cell table:style-name="Table61.B1" office:value-type="string">
            <text:p text:style-name="P173">获得hash_multiset_t的hash桶的个数.</text:p>
          </table:table-cell>
        </table:table-row>
        <table:table-row table:style-name="Table61.1">
          <table:table-cell table:style-name="Table61.A1" office:value-type="string">
            <text:p text:style-name="P181">hash_multiset_hash_func()</text:p>
          </table:table-cell>
          <table:table-cell table:style-name="Table61.B1" office:value-type="string">
            <text:p text:style-name="P173">返回hash_multiset_t使用的hash函数.</text:p>
          </table:table-cell>
        </table:table-row>
        <table:table-row table:style-name="Table61.1">
          <table:table-cell table:style-name="Table61.A1" office:value-type="string">
            <text:p text:style-name="P176"><text:span text:style-name="T50">hash_multiset_equal</text:span><text:span text:style-name="T50">()</text:span></text:p>
          </table:table-cell>
          <table:table-cell table:style-name="Table61.B1" office:value-type="string">
            <text:p text:style-name="P173">判断两个hash_multiset_t是否相等.</text:p>
          </table:table-cell>
        </table:table-row>
        <table:table-row table:style-name="Table61.1">
          <table:table-cell table:style-name="Table61.A1" office:value-type="string">
            <text:p text:style-name="P176"><text:span text:style-name="T50">hash_multiset_not_equal</text:span><text:span text:style-name="T50">()</text:span></text:p>
          </table:table-cell>
          <table:table-cell table:style-name="Table61.B1" office:value-type="string">
            <text:p text:style-name="P173">判断两个hash_multiset_t是否不等.</text:p>
          </table:table-cell>
        </table:table-row>
        <table:table-row table:style-name="Table61.1">
          <table:table-cell table:style-name="Table61.A1" office:value-type="string">
            <text:p text:style-name="P176"><text:span text:style-name="T50">hash_multiset_less</text:span><text:span text:style-name="T50">()</text:span></text:p>
          </table:table-cell>
          <table:table-cell table:style-name="Table61.B1" office:value-type="string">
            <text:p text:style-name="P173">判断第一个hash_multiset_t是否小于第二个</text:p>
            <text:p text:style-name="P37">hash_multiset_t.</text:p>
          </table:table-cell>
        </table:table-row>
        <table:table-row table:style-name="Table61.1">
          <table:table-cell table:style-name="Table61.A1" office:value-type="string">
            <text:p text:style-name="P176"><text:span text:style-name="T50">hash_multiset_less_equal</text:span><text:span text:style-name="T50">()</text:span></text:p>
          </table:table-cell>
          <table:table-cell table:style-name="Table61.B1" office:value-type="string">
            <text:p text:style-name="P173">判断第一个hash_multiset_t是否小于等于第二个</text:p>
            <text:p text:style-name="P37">hash_multiset_t.</text:p>
          </table:table-cell>
        </table:table-row>
        <table:table-row table:style-name="Table61.1">
          <table:table-cell table:style-name="Table61.A1" office:value-type="string">
            <text:p text:style-name="P176"><text:span text:style-name="T50">hash_multiset_great</text:span><text:span text:style-name="T50">()</text:span></text:p>
          </table:table-cell>
          <table:table-cell table:style-name="Table61.B1" office:value-type="string">
            <text:p text:style-name="P173">判断第一个hash_multiset_t是否大于第二个</text:p>
            <text:p text:style-name="P37">hash_multiset_t.</text:p>
          </table:table-cell>
        </table:table-row>
        <table:table-row table:style-name="Table61.1">
          <table:table-cell table:style-name="Table61.A1" office:value-type="string">
            <text:p text:style-name="P176"><text:span text:style-name="T50">hash_multiset_great_equal</text:span><text:span text:style-name="T50">()</text:span></text:p>
          </table:table-cell>
          <table:table-cell table:style-name="Table61.B1" office:value-type="string">
            <text:p text:style-name="P173">判断第一个hash_multiset_t是否大于等于第二个</text:p>
            <text:p text:style-name="P37">hash_multiset_t.</text:p>
          </table:table-cell>
        </table:table-row>
      </table:table>
      <text:p text:style-name="P36"/>
      <table:table table:name="Table62" table:style-name="Table62">
        <table:table-column table:style-name="Table62.A"/>
        <table:table-column table:style-name="Table62.B"/>
        <table:table-row table:style-name="Table62.1">
          <table:table-cell table:style-name="Table62.A1" office:value-type="string">
            <text:p text:style-name="P181">hash_map_size()</text:p>
          </table:table-cell>
          <table:table-cell table:style-name="Table62.B1" office:value-type="string">
            <text:p text:style-name="P173">获得hash_map_t中数据的数目.</text:p>
          </table:table-cell>
        </table:table-row>
        <table:table-row table:style-name="Table62.1">
          <table:table-cell table:style-name="Table62.A1" office:value-type="string">
            <text:p text:style-name="P181">hash_map_max_size()</text:p>
          </table:table-cell>
          <table:table-cell table:style-name="Table62.B1" office:value-type="string">
            <text:p text:style-name="P173">获得hash_map_t中能够保存的数据的最大数目.</text:p>
          </table:table-cell>
        </table:table-row>
        <text:soft-page-break/>
        <table:table-row table:style-name="Table62.1">
          <table:table-cell table:style-name="Table62.A1" office:value-type="string">
            <text:p text:style-name="P181">hash_map_empty()</text:p>
          </table:table-cell>
          <table:table-cell table:style-name="Table62.B1" office:value-type="string">
            <text:p text:style-name="P173">判断hash_map_t是否为空.</text:p>
          </table:table-cell>
        </table:table-row>
        <table:table-row table:style-name="Table62.1">
          <table:table-cell table:style-name="Table62.A1" office:value-type="string">
            <text:p text:style-name="P181">hash_map_bucket_count()</text:p>
          </table:table-cell>
          <table:table-cell table:style-name="Table62.B1" office:value-type="string">
            <text:p text:style-name="P173">获得hash_map_t的hash桶的个数.</text:p>
          </table:table-cell>
        </table:table-row>
        <table:table-row table:style-name="Table62.1">
          <table:table-cell table:style-name="Table62.A1" office:value-type="string">
            <text:p text:style-name="P181">hash_map_hash_func()</text:p>
          </table:table-cell>
          <table:table-cell table:style-name="Table62.B1" office:value-type="string">
            <text:p text:style-name="P173">返回hash_map_t使用的hash函数.</text:p>
          </table:table-cell>
        </table:table-row>
        <table:table-row table:style-name="Table62.1">
          <table:table-cell table:style-name="Table62.A1" office:value-type="string">
            <text:p text:style-name="P176"><text:span text:style-name="T50">hash_map_equal</text:span><text:span text:style-name="T50">()</text:span></text:p>
          </table:table-cell>
          <table:table-cell table:style-name="Table62.B1" office:value-type="string">
            <text:p text:style-name="P173">判断两个hash_map_t是否相等.</text:p>
          </table:table-cell>
        </table:table-row>
        <table:table-row table:style-name="Table62.1">
          <table:table-cell table:style-name="Table62.A1" office:value-type="string">
            <text:p text:style-name="P176"><text:span text:style-name="T50">hash_map_not_equal</text:span><text:span text:style-name="T50">()</text:span></text:p>
          </table:table-cell>
          <table:table-cell table:style-name="Table62.B1" office:value-type="string">
            <text:p text:style-name="P173">判断两个hash_map_t是否不等.</text:p>
          </table:table-cell>
        </table:table-row>
        <table:table-row table:style-name="Table62.1">
          <table:table-cell table:style-name="Table62.A1" office:value-type="string">
            <text:p text:style-name="P176"><text:span text:style-name="T50">hash_map_less</text:span><text:span text:style-name="T50">()</text:span></text:p>
          </table:table-cell>
          <table:table-cell table:style-name="Table62.B1" office:value-type="string">
            <text:p text:style-name="P173">判断第一个hash_map_t是否小于第二个hash_map_t.</text:p>
          </table:table-cell>
        </table:table-row>
        <table:table-row table:style-name="Table62.1">
          <table:table-cell table:style-name="Table62.A1" office:value-type="string">
            <text:p text:style-name="P176"><text:span text:style-name="T50">hash_map_less_equal</text:span><text:span text:style-name="T50">()</text:span></text:p>
          </table:table-cell>
          <table:table-cell table:style-name="Table62.B1" office:value-type="string">
            <text:p text:style-name="P173">判断第一个hash_map_t是否小于等于第二个hash_map_t.</text:p>
          </table:table-cell>
        </table:table-row>
        <table:table-row table:style-name="Table62.1">
          <table:table-cell table:style-name="Table62.A1" office:value-type="string">
            <text:p text:style-name="P176"><text:span text:style-name="T50">hash_map_great</text:span><text:span text:style-name="T50">()</text:span></text:p>
          </table:table-cell>
          <table:table-cell table:style-name="Table62.B1" office:value-type="string">
            <text:p text:style-name="P173">判断第一个hash_map_t是否大于第二个hash_map_t.</text:p>
          </table:table-cell>
        </table:table-row>
        <table:table-row table:style-name="Table62.1">
          <table:table-cell table:style-name="Table62.A1" office:value-type="string">
            <text:p text:style-name="P176"><text:span text:style-name="T50">hash_map_great_equal</text:span><text:span text:style-name="T50">()</text:span></text:p>
          </table:table-cell>
          <table:table-cell table:style-name="Table62.B1" office:value-type="string">
            <text:p text:style-name="P173">判断第一个hash_map_t是否大于等于第二个hash_map_t.</text:p>
          </table:table-cell>
        </table:table-row>
      </table:table>
      <text:p text:style-name="P36"/>
      <table:table table:name="Table63" table:style-name="Table63">
        <table:table-column table:style-name="Table63.A"/>
        <table:table-column table:style-name="Table63.B"/>
        <table:table-row table:style-name="Table63.1">
          <table:table-cell table:style-name="Table63.A1" office:value-type="string">
            <text:p text:style-name="P181">hash_multimap_size()</text:p>
          </table:table-cell>
          <table:table-cell table:style-name="Table63.B1" office:value-type="string">
            <text:p text:style-name="P173">获得hash_multimap_t中数据的数目.</text:p>
          </table:table-cell>
        </table:table-row>
        <table:table-row table:style-name="Table63.1">
          <table:table-cell table:style-name="Table63.A1" office:value-type="string">
            <text:p text:style-name="P181">hash_multimap_max_size()</text:p>
          </table:table-cell>
          <table:table-cell table:style-name="Table63.B1" office:value-type="string">
            <text:p text:style-name="P173">获得hash_multimap_t中能够保存的数据的最大数目.</text:p>
          </table:table-cell>
        </table:table-row>
        <table:table-row table:style-name="Table63.1">
          <table:table-cell table:style-name="Table63.A1" office:value-type="string">
            <text:p text:style-name="P181">hash_multimap_empty()</text:p>
          </table:table-cell>
          <table:table-cell table:style-name="Table63.B1" office:value-type="string">
            <text:p text:style-name="P173">判断hash_multimap_t是否为空.</text:p>
          </table:table-cell>
        </table:table-row>
        <table:table-row table:style-name="Table63.1">
          <table:table-cell table:style-name="Table63.A1" office:value-type="string">
            <text:p text:style-name="P181">hash_multimap_bucket_count()</text:p>
          </table:table-cell>
          <table:table-cell table:style-name="Table63.B1" office:value-type="string">
            <text:p text:style-name="P173">获得hash_multimap_t的hash桶的个数.</text:p>
          </table:table-cell>
        </table:table-row>
        <table:table-row table:style-name="Table63.1">
          <table:table-cell table:style-name="Table63.A1" office:value-type="string">
            <text:p text:style-name="P181">hash_multimap_hash_func()</text:p>
          </table:table-cell>
          <table:table-cell table:style-name="Table63.B1" office:value-type="string">
            <text:p text:style-name="P173">返回hash_multimap_t使用的hash函数.</text:p>
          </table:table-cell>
        </table:table-row>
        <table:table-row table:style-name="Table63.1">
          <table:table-cell table:style-name="Table63.A1" office:value-type="string">
            <text:p text:style-name="P176"><text:span text:style-name="T50">hash_multimap_equal</text:span><text:span text:style-name="T50">()</text:span></text:p>
          </table:table-cell>
          <table:table-cell table:style-name="Table63.B1" office:value-type="string">
            <text:p text:style-name="P173">判断两个hash_multimap_t是否相等.</text:p>
          </table:table-cell>
        </table:table-row>
        <table:table-row table:style-name="Table63.1">
          <table:table-cell table:style-name="Table63.A1" office:value-type="string">
            <text:p text:style-name="P176"><text:span text:style-name="T50">hash_multimap_not_equal</text:span><text:span text:style-name="T50">()</text:span></text:p>
          </table:table-cell>
          <table:table-cell table:style-name="Table63.B1" office:value-type="string">
            <text:p text:style-name="P173">判断两个hash_multimap_t是否不等.</text:p>
          </table:table-cell>
        </table:table-row>
        <table:table-row table:style-name="Table63.1">
          <table:table-cell table:style-name="Table63.A1" office:value-type="string">
            <text:p text:style-name="P176"><text:span text:style-name="T50">hash_multimap_less</text:span><text:span text:style-name="T50">()</text:span></text:p>
          </table:table-cell>
          <table:table-cell table:style-name="Table63.B1" office:value-type="string">
            <text:p text:style-name="P173">判断第一个hash_multimap_t是否小于第二个</text:p>
            <text:p text:style-name="P37">hash_multimap_t.</text:p>
          </table:table-cell>
        </table:table-row>
        <table:table-row table:style-name="Table63.1">
          <table:table-cell table:style-name="Table63.A1" office:value-type="string">
            <text:p text:style-name="P176"><text:span text:style-name="T50">hash_multimap_less_equal</text:span><text:span text:style-name="T50">()</text:span></text:p>
          </table:table-cell>
          <table:table-cell table:style-name="Table63.B1" office:value-type="string">
            <text:p text:style-name="P173">判断第一个hash_multimap_t是否小于等于第二个</text:p>
            <text:p text:style-name="P37">hash_multimap_t.</text:p>
          </table:table-cell>
        </table:table-row>
        <table:table-row table:style-name="Table63.1">
          <table:table-cell table:style-name="Table63.A1" office:value-type="string">
            <text:p text:style-name="P176"><text:span text:style-name="T50">hash_multimap_great</text:span><text:span text:style-name="T50">()</text:span></text:p>
          </table:table-cell>
          <table:table-cell table:style-name="Table63.B1" office:value-type="string">
            <text:p text:style-name="P173">判断第一个hash_multimap_t是否大于第二个</text:p>
            <text:p text:style-name="P37">hash_multimap_t.</text:p>
          </table:table-cell>
        </table:table-row>
        <table:table-row table:style-name="Table63.1">
          <table:table-cell table:style-name="Table63.A1" office:value-type="string">
            <text:p text:style-name="P176"><text:span text:style-name="T50">hash_multimap_great_equal</text:span><text:span text:style-name="T50">()</text:span></text:p>
          </table:table-cell>
          <table:table-cell table:style-name="Table63.B1" office:value-type="string">
            <text:p text:style-name="P173">判断第一个hash_multimap_t是否大于等于第二个</text:p>
            <text:p text:style-name="P37">hash_multimap_t.</text:p>
          </table:table-cell>
        </table:table-row>
      </table:table>
      <text:p text:style-name="P37">hash关联容器多出了两个操作xxxx_bucket_count()和xxxx_hash_func(),这两个操作分别是获得桶的数目和获得hash函数.</text:p>
      <text:p text:style-name="P37"/>
      <text:p text:style-name="P190">特殊的查找函数:</text:p>
      <text:p text:style-name="P36"><text:span text:style-name="T50"><text:tab/></text:span><text:span text:style-name="T54">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181">hash_set_count()</text:p>
          </table:table-cell>
          <table:table-cell table:style-name="Table64.B1" office:value-type="string">
            <text:p text:style-name="P173">获得指定数据在容器中的数目.</text:p>
          </table:table-cell>
        </table:table-row>
        <table:table-row table:style-name="Table64.1">
          <table:table-cell table:style-name="Table64.A1" office:value-type="string">
            <text:p text:style-name="P176"><text:span text:style-name="T50">hash_set</text:span><text:span text:style-name="T50">_find()</text:span></text:p>
          </table:table-cell>
          <table:table-cell table:style-name="Table64.B1" office:value-type="string">
            <text:p text:style-name="P173">查找指定数据在容器中的位置.</text:p>
          </table:table-cell>
        </table:table-row>
        <table:table-row table:style-name="Table64.1">
          <table:table-cell table:style-name="Table64.A1" office:value-type="string">
            <text:p text:style-name="P176"><text:span text:style-name="T50">hash_set</text:span><text:span text:style-name="T50">_equal_range()</text:span></text:p>
          </table:table-cell>
          <table:table-cell table:style-name="Table64.B1" office:value-type="string">
            <text:p text:style-name="P173">查找等于指定数据的数据区间.</text:p>
          </table:table-cell>
        </table:table-row>
      </table:table>
      <text:p text:style-name="P37"/>
      <table:table table:name="Table65" table:style-name="Table65">
        <table:table-column table:style-name="Table65.A"/>
        <table:table-column table:style-name="Table65.B"/>
        <table:table-row table:style-name="Table65.1">
          <table:table-cell table:style-name="Table65.A1" office:value-type="string">
            <text:p text:style-name="P181">hash_multiset_count()</text:p>
          </table:table-cell>
          <table:table-cell table:style-name="Table65.B1" office:value-type="string">
            <text:p text:style-name="P173">获得指定数据在容器中的数目.</text:p>
          </table:table-cell>
        </table:table-row>
        <table:table-row table:style-name="Table65.1">
          <table:table-cell table:style-name="Table65.A1" office:value-type="string">
            <text:p text:style-name="P181">hash_multiset_find()</text:p>
          </table:table-cell>
          <table:table-cell table:style-name="Table65.B1" office:value-type="string">
            <text:p text:style-name="P173">查找指定数据在容器中的位置.</text:p>
          </table:table-cell>
        </table:table-row>
        <table:table-row table:style-name="Table65.1">
          <table:table-cell table:style-name="Table65.A1" office:value-type="string">
            <text:p text:style-name="P181">hash_multiset_equal_range()</text:p>
          </table:table-cell>
          <table:table-cell table:style-name="Table65.B1" office:value-type="string">
            <text:p text:style-name="P173">查找等于指定数据的数据区间.</text:p>
          </table:table-cell>
        </table:table-row>
      </table:table>
      <text:p text:style-name="P37"/>
      <table:table table:name="Table66" table:style-name="Table66">
        <table:table-column table:style-name="Table66.A"/>
        <table:table-column table:style-name="Table66.B"/>
        <table:table-row table:style-name="Table66.1">
          <table:table-cell table:style-name="Table66.A1" office:value-type="string">
            <text:p text:style-name="P181">hash_map_count()</text:p>
          </table:table-cell>
          <table:table-cell table:style-name="Table66.B1" office:value-type="string">
            <text:p text:style-name="P173">获得指定数据在容器中的数目.</text:p>
          </table:table-cell>
        </table:table-row>
        <table:table-row table:style-name="Table66.1">
          <table:table-cell table:style-name="Table66.A1" office:value-type="string">
            <text:p text:style-name="P181">hash_map_find()</text:p>
          </table:table-cell>
          <table:table-cell table:style-name="Table66.B1" office:value-type="string">
            <text:p text:style-name="P173">查找指定数据在容器中的位置.</text:p>
          </table:table-cell>
        </table:table-row>
        <table:table-row table:style-name="Table66.1">
          <table:table-cell table:style-name="Table66.A1" office:value-type="string">
            <text:p text:style-name="P181">hash_map_equal_range()</text:p>
          </table:table-cell>
          <table:table-cell table:style-name="Table66.B1" office:value-type="string">
            <text:p text:style-name="P173">查找等于指定数据的数据区间.</text:p>
          </table:table-cell>
        </table:table-row>
      </table:table>
      <text:p text:style-name="P37"/>
      <table:table table:name="Table67" table:style-name="Table67">
        <table:table-column table:style-name="Table67.A"/>
        <table:table-column table:style-name="Table67.B"/>
        <table:table-row table:style-name="Table67.1">
          <table:table-cell table:style-name="Table67.A1" office:value-type="string">
            <text:p text:style-name="P181">hash_multimap_count()</text:p>
          </table:table-cell>
          <table:table-cell table:style-name="Table67.B1" office:value-type="string">
            <text:p text:style-name="P173">获得指定数据在容器中的数目.</text:p>
          </table:table-cell>
        </table:table-row>
        <table:table-row table:style-name="Table67.1">
          <table:table-cell table:style-name="Table67.A1" office:value-type="string">
            <text:p text:style-name="P181">hash_multimap_find()</text:p>
          </table:table-cell>
          <table:table-cell table:style-name="Table67.B1" office:value-type="string">
            <text:p text:style-name="P173">查找指定数据在容器中的位置.</text:p>
          </table:table-cell>
        </table:table-row>
        <table:table-row table:style-name="Table67.1">
          <table:table-cell table:style-name="Table67.A1" office:value-type="string">
            <text:p text:style-name="P181">hash_multimap_equal_range()</text:p>
          </table:table-cell>
          <table:table-cell table:style-name="Table67.B1" office:value-type="string">
            <text:p text:style-name="P173">查找等于指定数据的数据区间.</text:p>
          </table:table-cell>
        </table:table-row>
      </table:table>
      <text:p text:style-name="P37"><text:soft-page-break/>同样对于xxxx_equal_range()操作来说也需要注意普通管理容器中存在的问题.</text:p>
      <text:p text:style-name="P37"/>
      <text:p text:style-name="P190">赋值:</text:p>
      <table:table table:name="Table68" table:style-name="Table68">
        <table:table-column table:style-name="Table68.A"/>
        <table:table-column table:style-name="Table68.B"/>
        <table:table-row table:style-name="Table68.1">
          <table:table-cell table:style-name="Table68.A1" office:value-type="string">
            <text:p text:style-name="P181">hash_set_assign()</text:p>
          </table:table-cell>
          <table:table-cell table:style-name="Table68.B1" office:value-type="string">
            <text:p text:style-name="P173">使用另一个hash_set_t为当前hash_set_t赋值.</text:p>
          </table:table-cell>
        </table:table-row>
        <table:table-row table:style-name="Table68.1">
          <table:table-cell table:style-name="Table68.A1" office:value-type="string">
            <text:p text:style-name="P176"><text:span text:style-name="T50">hash_set</text:span><text:span text:style-name="T50">_swap()</text:span></text:p>
          </table:table-cell>
          <table:table-cell table:style-name="Table68.B1" office:value-type="string">
            <text:p text:style-name="P173">交换两个hash_set_t的数据.</text:p>
          </table:table-cell>
        </table:table-row>
      </table:table>
      <text:p text:style-name="P171"/>
      <table:table table:name="Table69" table:style-name="Table69">
        <table:table-column table:style-name="Table69.A"/>
        <table:table-column table:style-name="Table69.B"/>
        <table:table-row table:style-name="Table69.1">
          <table:table-cell table:style-name="Table69.A1" office:value-type="string">
            <text:p text:style-name="P181">hash_multiset_assign()</text:p>
          </table:table-cell>
          <table:table-cell table:style-name="Table69.B1" office:value-type="string">
            <text:p text:style-name="P173">使用另一个hash_multiset_t为当前hash_multiset_t赋值.</text:p>
          </table:table-cell>
        </table:table-row>
        <table:table-row table:style-name="Table69.1">
          <table:table-cell table:style-name="Table69.A1" office:value-type="string">
            <text:p text:style-name="P176"><text:span text:style-name="T50">hash_multiset</text:span><text:span text:style-name="T50">_swap()</text:span></text:p>
          </table:table-cell>
          <table:table-cell table:style-name="Table69.B1" office:value-type="string">
            <text:p text:style-name="P173">交换两个hash_multiset_t的数据.</text:p>
          </table:table-cell>
        </table:table-row>
      </table:table>
      <text:p text:style-name="P37"/>
      <table:table table:name="Table70" table:style-name="Table70">
        <table:table-column table:style-name="Table70.A"/>
        <table:table-column table:style-name="Table70.B"/>
        <table:table-row table:style-name="Table70.1">
          <table:table-cell table:style-name="Table70.A1" office:value-type="string">
            <text:p text:style-name="P181">hash_map_assign()</text:p>
          </table:table-cell>
          <table:table-cell table:style-name="Table70.B1" office:value-type="string">
            <text:p text:style-name="P173">使用另一个hash_map_t为当前hash_map_t赋值.</text:p>
          </table:table-cell>
        </table:table-row>
        <table:table-row table:style-name="Table70.1">
          <table:table-cell table:style-name="Table70.A1" office:value-type="string">
            <text:p text:style-name="P181">hash_map_swap()</text:p>
          </table:table-cell>
          <table:table-cell table:style-name="Table70.B1" office:value-type="string">
            <text:p text:style-name="P173">交换两个hash_map_t的数据.</text:p>
          </table:table-cell>
        </table:table-row>
      </table:table>
      <text:p text:style-name="P171"/>
      <table:table table:name="Table71" table:style-name="Table71">
        <table:table-column table:style-name="Table71.A"/>
        <table:table-column table:style-name="Table71.B"/>
        <table:table-row table:style-name="Table71.1">
          <table:table-cell table:style-name="Table71.A1" office:value-type="string">
            <text:p text:style-name="P181">hash_multimap_assign()</text:p>
          </table:table-cell>
          <table:table-cell table:style-name="Table71.B1" office:value-type="string">
            <text:p text:style-name="P173">使用另一个hash_multimap_t为当前hash_multimap_t赋值.</text:p>
          </table:table-cell>
        </table:table-row>
        <table:table-row table:style-name="Table71.1">
          <table:table-cell table:style-name="Table71.A1" office:value-type="string">
            <text:p text:style-name="P181">hash_multimap_swap()</text:p>
          </table:table-cell>
          <table:table-cell table:style-name="Table71.B1" office:value-type="string">
            <text:p text:style-name="P173">交换两个hash_multimap_t的数据.</text:p>
          </table:table-cell>
        </table:table-row>
      </table:table>
      <text:p text:style-name="P37"/>
      <text:p text:style-name="P190">迭代器函数:</text:p>
      <table:table table:name="Table72" table:style-name="Table72">
        <table:table-column table:style-name="Table72.A"/>
        <table:table-column table:style-name="Table72.B"/>
        <table:table-row table:style-name="Table72.1">
          <table:table-cell table:style-name="Table72.A1" office:value-type="string">
            <text:p text:style-name="P181">hash_set_begin()</text:p>
          </table:table-cell>
          <table:table-cell table:style-name="Table72.B1" office:value-type="string">
            <text:p text:style-name="P173">获得指向hash_set_t第一个数据的迭代器.</text:p>
          </table:table-cell>
        </table:table-row>
        <table:table-row table:style-name="Table72.1">
          <table:table-cell table:style-name="Table72.A1" office:value-type="string">
            <text:p text:style-name="P181">hash_set_end()</text:p>
          </table:table-cell>
          <table:table-cell table:style-name="Table72.B1" office:value-type="string">
            <text:p text:style-name="P173">获得指向hash_set_t最后一个数据的下一个位置的迭代器.</text:p>
          </table:table-cell>
        </table:table-row>
      </table:table>
      <text:p text:style-name="P37"/>
      <table:table table:name="Table73" table:style-name="Table73">
        <table:table-column table:style-name="Table73.A"/>
        <table:table-column table:style-name="Table73.B"/>
        <table:table-row table:style-name="Table73.1">
          <table:table-cell table:style-name="Table73.A1" office:value-type="string">
            <text:p text:style-name="P181">hash_multiset_begin()</text:p>
          </table:table-cell>
          <table:table-cell table:style-name="Table73.B1" office:value-type="string">
            <text:p text:style-name="P173">获得指向hash_multiset_t第一个数据的迭代器.</text:p>
          </table:table-cell>
        </table:table-row>
        <table:table-row table:style-name="Table73.1">
          <table:table-cell table:style-name="Table73.A1" office:value-type="string">
            <text:p text:style-name="P181">hash_multiset_end()</text:p>
          </table:table-cell>
          <table:table-cell table:style-name="Table73.B1" office:value-type="string">
            <text:p text:style-name="P173">获得指向hash_multiset_t最后一个数据的下一个位置的迭代器.</text:p>
          </table:table-cell>
        </table:table-row>
      </table:table>
      <text:p text:style-name="P37"/>
      <table:table table:name="Table74" table:style-name="Table74">
        <table:table-column table:style-name="Table74.A"/>
        <table:table-column table:style-name="Table74.B"/>
        <table:table-row table:style-name="Table74.1">
          <table:table-cell table:style-name="Table74.A1" office:value-type="string">
            <text:p text:style-name="P181">hash_map_begin()</text:p>
          </table:table-cell>
          <table:table-cell table:style-name="Table74.B1" office:value-type="string">
            <text:p text:style-name="P173">获得指向hash_map_t第一个数据的迭代器.</text:p>
          </table:table-cell>
        </table:table-row>
        <table:table-row table:style-name="Table74.1">
          <table:table-cell table:style-name="Table74.A1" office:value-type="string">
            <text:p text:style-name="P181">hash_map_end()</text:p>
          </table:table-cell>
          <table:table-cell table:style-name="Table74.B1" office:value-type="string">
            <text:p text:style-name="P173">获得指向hash_map_t最后一个数据的下一个位置的迭代器.</text:p>
          </table:table-cell>
        </table:table-row>
      </table:table>
      <text:p text:style-name="P37"/>
      <table:table table:name="Table75" table:style-name="Table75">
        <table:table-column table:style-name="Table75.A"/>
        <table:table-column table:style-name="Table75.B"/>
        <table:table-row table:style-name="Table75.1">
          <table:table-cell table:style-name="Table75.A1" office:value-type="string">
            <text:p text:style-name="P181">hash_multimap_begin()</text:p>
          </table:table-cell>
          <table:table-cell table:style-name="Table75.B1" office:value-type="string">
            <text:p text:style-name="P173">获得指向hash_multimap_t第一个数据的迭代器.</text:p>
          </table:table-cell>
        </table:table-row>
        <table:table-row table:style-name="Table75.1">
          <table:table-cell table:style-name="Table75.A1" office:value-type="string">
            <text:p text:style-name="P181">hash_multimap_end()</text:p>
          </table:table-cell>
          <table:table-cell table:style-name="Table75.B1" office:value-type="string">
            <text:p text:style-name="P173">获得指向hash_multimap_t最后一个数据的下一个位置的迭代器.</text:p>
          </table:table-cell>
        </table:table-row>
      </table:table>
      <text:p text:style-name="P37"/>
      <text:p text:style-name="P190">插入和删除:</text:p>
      <table:table table:name="Table76" table:style-name="Table76">
        <table:table-column table:style-name="Table76.A"/>
        <table:table-column table:style-name="Table76.B"/>
        <table:table-row table:style-name="Table76.1">
          <table:table-cell table:style-name="Table76.A1" office:value-type="string">
            <text:p text:style-name="P181">hash_set_resize()</text:p>
          </table:table-cell>
          <table:table-cell table:style-name="Table76.B1" office:value-type="string">
            <text:p text:style-name="P173">修改容器的桶数.</text:p>
          </table:table-cell>
        </table:table-row>
        <table:table-row table:style-name="Table76.1">
          <table:table-cell table:style-name="Table76.A1" office:value-type="string">
            <text:p text:style-name="P181">hash_set_insert()</text:p>
          </table:table-cell>
          <table:table-cell table:style-name="Table76.B1" office:value-type="string">
            <text:p text:style-name="P173">插入指定数据.</text:p>
          </table:table-cell>
        </table:table-row>
        <table:table-row table:style-name="Table76.1">
          <table:table-cell table:style-name="Table76.A1" office:value-type="string">
            <text:p text:style-name="P181">hash_set_insert_range()</text:p>
          </table:table-cell>
          <table:table-cell table:style-name="Table76.B1" office:value-type="string">
            <text:p text:style-name="P173">插入一个数据区间.</text:p>
          </table:table-cell>
        </table:table-row>
        <table:table-row table:style-name="Table76.1">
          <table:table-cell table:style-name="Table76.A1" office:value-type="string">
            <text:p text:style-name="P176"><text:span text:style-name="T50">hash_set</text:span><text:span text:style-name="T50">_erase()</text:span></text:p>
          </table:table-cell>
          <table:table-cell table:style-name="Table76.B1" office:value-type="string">
            <text:p text:style-name="P173">删除指定的数据.</text:p>
          </table:table-cell>
        </table:table-row>
        <table:table-row table:style-name="Table76.1">
          <table:table-cell table:style-name="Table76.A1" office:value-type="string">
            <text:p text:style-name="P176"><text:span text:style-name="T50">hash_set</text:span><text:span text:style-name="T50">_erase_pos()</text:span></text:p>
          </table:table-cell>
          <table:table-cell table:style-name="Table76.B1" office:value-type="string">
            <text:p text:style-name="P173">删除指定位置的数据.</text:p>
          </table:table-cell>
        </table:table-row>
        <table:table-row table:style-name="Table76.1">
          <table:table-cell table:style-name="Table76.A1" office:value-type="string">
            <text:p text:style-name="P176"><text:span text:style-name="T50">hash_set</text:span><text:span text:style-name="T50">_erase_range()</text:span></text:p>
          </table:table-cell>
          <table:table-cell table:style-name="Table76.B1" office:value-type="string">
            <text:p text:style-name="P173">删除指定区间的数据.</text:p>
          </table:table-cell>
        </table:table-row>
        <table:table-row table:style-name="Table76.1">
          <table:table-cell table:style-name="Table76.A1" office:value-type="string">
            <text:p text:style-name="P176"><text:span text:style-name="T50">hash_set</text:span><text:span text:style-name="T50">_clear()</text:span></text:p>
          </table:table-cell>
          <table:table-cell table:style-name="Table76.B1" office:value-type="string">
            <text:p text:style-name="P173">清空所有数据.</text:p>
          </table:table-cell>
        </table:table-row>
      </table:table>
      <text:p text:style-name="P37"/>
      <table:table table:name="Table77" table:style-name="Table77">
        <table:table-column table:style-name="Table77.A"/>
        <table:table-column table:style-name="Table77.B"/>
        <table:table-row table:style-name="Table77.1">
          <table:table-cell table:style-name="Table77.A1" office:value-type="string">
            <text:p text:style-name="P181">hash_multiset_resize()</text:p>
          </table:table-cell>
          <table:table-cell table:style-name="Table77.B1" office:value-type="string">
            <text:p text:style-name="P173">修改容器的桶数.</text:p>
          </table:table-cell>
        </table:table-row>
        <table:table-row table:style-name="Table77.1">
          <table:table-cell table:style-name="Table77.A1" office:value-type="string">
            <text:p text:style-name="P181">hash_multiset_insert()</text:p>
          </table:table-cell>
          <table:table-cell table:style-name="Table77.B1" office:value-type="string">
            <text:p text:style-name="P173">插入指定数据.</text:p>
          </table:table-cell>
        </table:table-row>
        <table:table-row table:style-name="Table77.1">
          <table:table-cell table:style-name="Table77.A1" office:value-type="string">
            <text:p text:style-name="P181">hash_multiset_insert_range()</text:p>
          </table:table-cell>
          <table:table-cell table:style-name="Table77.B1" office:value-type="string">
            <text:p text:style-name="P173">插入一个数据区间.</text:p>
          </table:table-cell>
        </table:table-row>
        <table:table-row table:style-name="Table77.1">
          <table:table-cell table:style-name="Table77.A1" office:value-type="string">
            <text:p text:style-name="P181">hash_multiset_erase()</text:p>
          </table:table-cell>
          <table:table-cell table:style-name="Table77.B1" office:value-type="string">
            <text:p text:style-name="P173">删除指定的数据.</text:p>
          </table:table-cell>
        </table:table-row>
        <table:table-row table:style-name="Table77.1">
          <table:table-cell table:style-name="Table77.A1" office:value-type="string">
            <text:p text:style-name="P181">hash_multiset_erase_pos()</text:p>
          </table:table-cell>
          <table:table-cell table:style-name="Table77.B1" office:value-type="string">
            <text:p text:style-name="P173">删除指定位置的数据.</text:p>
          </table:table-cell>
        </table:table-row>
        <table:table-row table:style-name="Table77.1">
          <table:table-cell table:style-name="Table77.A1" office:value-type="string">
            <text:p text:style-name="P176"><text:span text:style-name="T50">hash</text:span><text:span text:style-name="T50">_multiset_erase_range()</text:span></text:p>
          </table:table-cell>
          <table:table-cell table:style-name="Table77.B1" office:value-type="string">
            <text:p text:style-name="P173">删除指定区间的数据.</text:p>
          </table:table-cell>
        </table:table-row>
        <table:table-row table:style-name="Table77.1">
          <table:table-cell table:style-name="Table77.A1" office:value-type="string">
            <text:p text:style-name="P181">hash_multiset_clear()</text:p>
          </table:table-cell>
          <table:table-cell table:style-name="Table77.B1" office:value-type="string">
            <text:p text:style-name="P173">清空所有数据.</text:p>
          </table:table-cell>
        </table:table-row>
      </table:table>
      <text:p text:style-name="P37"><text:soft-page-break/></text:p>
      <table:table table:name="Table78" table:style-name="Table78">
        <table:table-column table:style-name="Table78.A"/>
        <table:table-column table:style-name="Table78.B"/>
        <table:table-row table:style-name="Table78.1">
          <table:table-cell table:style-name="Table78.A1" office:value-type="string">
            <text:p text:style-name="P181">hash_map_resize()</text:p>
          </table:table-cell>
          <table:table-cell table:style-name="Table78.B1" office:value-type="string">
            <text:p text:style-name="P173">修改容器的桶数.</text:p>
          </table:table-cell>
        </table:table-row>
        <table:table-row table:style-name="Table78.1">
          <table:table-cell table:style-name="Table78.A1" office:value-type="string">
            <text:p text:style-name="P181">hash_map_insert()</text:p>
          </table:table-cell>
          <table:table-cell table:style-name="Table78.B1" office:value-type="string">
            <text:p text:style-name="P173">插入指定数据.</text:p>
          </table:table-cell>
        </table:table-row>
        <table:table-row table:style-name="Table78.1">
          <table:table-cell table:style-name="Table78.A1" office:value-type="string">
            <text:p text:style-name="P181">hash_map_insert_range()</text:p>
          </table:table-cell>
          <table:table-cell table:style-name="Table78.B1" office:value-type="string">
            <text:p text:style-name="P173">插入一个数据区间.</text:p>
          </table:table-cell>
        </table:table-row>
        <table:table-row table:style-name="Table78.1">
          <table:table-cell table:style-name="Table78.A1" office:value-type="string">
            <text:p text:style-name="P181">hash_map_erase()</text:p>
          </table:table-cell>
          <table:table-cell table:style-name="Table78.B1" office:value-type="string">
            <text:p text:style-name="P173">删除指定的数据.</text:p>
          </table:table-cell>
        </table:table-row>
        <table:table-row table:style-name="Table78.1">
          <table:table-cell table:style-name="Table78.A1" office:value-type="string">
            <text:p text:style-name="P181">hash_map_erase_pos()</text:p>
          </table:table-cell>
          <table:table-cell table:style-name="Table78.B1" office:value-type="string">
            <text:p text:style-name="P173">删除指定位置的数据.</text:p>
          </table:table-cell>
        </table:table-row>
        <table:table-row table:style-name="Table78.1">
          <table:table-cell table:style-name="Table78.A1" office:value-type="string">
            <text:p text:style-name="P181">hash_map_erase_range()</text:p>
          </table:table-cell>
          <table:table-cell table:style-name="Table78.B1" office:value-type="string">
            <text:p text:style-name="P173">删除指定区间的数据.</text:p>
          </table:table-cell>
        </table:table-row>
        <table:table-row table:style-name="Table78.1">
          <table:table-cell table:style-name="Table78.A1" office:value-type="string">
            <text:p text:style-name="P176"><text:span text:style-name="T50">has</text:span><text:span text:style-name="T50">h_map_clear()</text:span></text:p>
          </table:table-cell>
          <table:table-cell table:style-name="Table78.B1" office:value-type="string">
            <text:p text:style-name="P173">清空所有数据.</text:p>
          </table:table-cell>
        </table:table-row>
      </table:table>
      <text:p text:style-name="P37"/>
      <table:table table:name="Table79" table:style-name="Table79">
        <table:table-column table:style-name="Table79.A"/>
        <table:table-column table:style-name="Table79.B"/>
        <table:table-row table:style-name="Table79.1">
          <table:table-cell table:style-name="Table79.A1" office:value-type="string">
            <text:p text:style-name="P181">hash_multimap_resize()</text:p>
          </table:table-cell>
          <table:table-cell table:style-name="Table79.B1" office:value-type="string">
            <text:p text:style-name="P173">修改容器的桶数.</text:p>
          </table:table-cell>
        </table:table-row>
        <table:table-row table:style-name="Table79.1">
          <table:table-cell table:style-name="Table79.A1" office:value-type="string">
            <text:p text:style-name="P181">hash_multimap_insert()</text:p>
          </table:table-cell>
          <table:table-cell table:style-name="Table79.B1" office:value-type="string">
            <text:p text:style-name="P173">插入指定数据.</text:p>
          </table:table-cell>
        </table:table-row>
        <table:table-row table:style-name="Table79.1">
          <table:table-cell table:style-name="Table79.A1" office:value-type="string">
            <text:p text:style-name="P181">hash_multimap_insert_range()</text:p>
          </table:table-cell>
          <table:table-cell table:style-name="Table79.B1" office:value-type="string">
            <text:p text:style-name="P173">插入一个数据区间.</text:p>
          </table:table-cell>
        </table:table-row>
        <table:table-row table:style-name="Table79.1">
          <table:table-cell table:style-name="Table79.A1" office:value-type="string">
            <text:p text:style-name="P181">hash_multimap_erase()</text:p>
          </table:table-cell>
          <table:table-cell table:style-name="Table79.B1" office:value-type="string">
            <text:p text:style-name="P173">删除指定的数据.</text:p>
          </table:table-cell>
        </table:table-row>
        <table:table-row table:style-name="Table79.1">
          <table:table-cell table:style-name="Table79.A1" office:value-type="string">
            <text:p text:style-name="P181">hash_multimap_erase_pos()</text:p>
          </table:table-cell>
          <table:table-cell table:style-name="Table79.B1" office:value-type="string">
            <text:p text:style-name="P173">删除指定位置的数据.</text:p>
          </table:table-cell>
        </table:table-row>
        <table:table-row table:style-name="Table79.1">
          <table:table-cell table:style-name="Table79.A1" office:value-type="string">
            <text:p text:style-name="P181">hash_multimap_erase_range()</text:p>
          </table:table-cell>
          <table:table-cell table:style-name="Table79.B1" office:value-type="string">
            <text:p text:style-name="P173">删除指定区间的数据.</text:p>
          </table:table-cell>
        </table:table-row>
        <table:table-row table:style-name="Table79.1">
          <table:table-cell table:style-name="Table79.A1" office:value-type="string">
            <text:p text:style-name="P176"><text:span text:style-name="T50">hash_multimap_cle</text:span><text:span text:style-name="T50">ar()</text:span></text:p>
          </table:table-cell>
          <table:table-cell table:style-name="Table79.B1" office:value-type="string">
            <text:p text:style-name="P173">清空所有数据.</text:p>
          </table:table-cell>
        </table:table-row>
      </table:table>
      <text:p text:style-name="P37"/>
      <text:list xml:id="list868751708" text:continue-numbering="true" text:style-name="WW8Num13">
        <text:list-item>
          <text:list>
            <text:list-item>
              <text:list>
                <text:list-item>
                  <text:h text:style-name="P218" text:outline-level="3">将hash_map_t作为关联数组使用</text:h>
                </text:list-item>
              </text:list>
            </text:list-item>
          </text:list>
        </text:list-item>
      </text:list>
      <text:p text:style-name="P37"><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181">hash_map_at()</text:p>
          </table:table-cell>
          <table:table-cell table:style-name="Table80.B1" office:value-type="string">
            <text:p text:style-name="P173">通过以key为下标对数据进行随即访问.</text:p>
          </table:table-cell>
        </table:table-row>
      </table:table>
      <text:p text:style-name="P37"/>
      <text:list xml:id="list849363763" text:continue-numbering="true" text:style-name="WW8Num13">
        <text:list-item>
          <text:list>
            <text:list-item>
              <text:list>
                <text:list-item>
                  <text:h text:style-name="P218" text:outline-level="3">hash容器的使用实例</text:h>
                </text:list-item>
              </text:list>
            </text:list-item>
          </text:list>
        </text:list-item>
      </text:list>
      <text:p text:style-name="P39">#include &lt;stdio.h&gt;</text:p>
      <text:p text:style-name="P39">#include &lt;cstl/chash_set.h&gt;</text:p>
      <text:p text:style-name="P39"/>
      <text:p text:style-name="P39">int main(int argc, char* argv[])</text:p>
      <text:p text:style-name="P39">{</text:p>
      <text:p text:style-name="P39"><text:s text:c="4"/>hash_set_t t_hs = create_hash_set(int);</text:p>
      <text:p text:style-name="P39"><text:s text:c="4"/>iterator_t t_i;</text:p>
      <text:p text:style-name="P39"><text:s text:c="4"/>int i;</text:p>
      <text:p text:style-name="P39"/>
      <text:p text:style-name="P39"><text:s text:c="4"/>hash_set_init(&amp;t_hs, NULL);</text:p>
      <text:p text:style-name="P39"><text:s text:c="4"/>hash_set_insert(&amp;t_hs, 59);</text:p>
      <text:p text:style-name="P39"><text:s text:c="4"/>hash_set_insert(&amp;t_hs, 63);</text:p>
      <text:p text:style-name="P39"><text:s text:c="4"/>hash_set_insert(&amp;t_hs, 108);</text:p>
      <text:p text:style-name="P39"><text:s text:c="4"/>hash_set_insert(&amp;t_hs, 2);</text:p>
      <text:p text:style-name="P39"><text:s text:c="4"/>hash_set_insert(&amp;t_hs, 53);</text:p>
      <text:p text:style-name="P39"><text:s text:c="4"/>hash_set_insert(&amp;t_hs, 55);</text:p>
      <text:p text:style-name="P39"><text:soft-page-break/></text:p>
      <text:p text:style-name="P39"><text:s text:c="4"/>for(t_i = hash_set_begin(&amp;t_hs);</text:p>
      <text:p text:style-name="P39"><text:s text:c="8"/>!iterator_equal(&amp;t_i, hash_set_end(&amp;t_hs));</text:p>
      <text:p text:style-name="P39"><text:s text:c="8"/>iterator_next(&amp;t_i))</text:p>
      <text:p text:style-name="P39"><text:s text:c="4"/>{</text:p>
      <text:p text:style-name="P39"><text:s text:c="8"/>printf("%d ", *(int*)iterator_get_pointer(&amp;t_i));</text:p>
      <text:p text:style-name="P39"><text:s text:c="4"/>}</text:p>
      <text:p text:style-name="P39"><text:s text:c="4"/>printf("\n");</text:p>
      <text:p text:style-name="P39"/>
      <text:p text:style-name="P39"><text:s text:c="4"/>for(i = 0; i &lt; 47; ++i)</text:p>
      <text:p text:style-name="P39"><text:s text:c="4"/>{</text:p>
      <text:p text:style-name="P39"><text:s text:c="8"/>hash_set_insert(&amp;t_hs, i);</text:p>
      <text:p text:style-name="P39"><text:s text:c="4"/>}</text:p>
      <text:p text:style-name="P39"><text:s text:c="4"/>for(t_i = hash_set_begin(&amp;t_hs);</text:p>
      <text:p text:style-name="P39"><text:s text:c="8"/>!iterator_equal(&amp;t_i, hash_set_end(&amp;t_hs));</text:p>
      <text:p text:style-name="P39"><text:s text:c="8"/>iterator_next(&amp;t_i))</text:p>
      <text:p text:style-name="P39"><text:s text:c="4"/>{</text:p>
      <text:p text:style-name="P39"><text:s text:c="8"/>printf("%d ", *(int*)iterator_get_pointer(&amp;t_i));</text:p>
      <text:p text:style-name="P39"><text:s text:c="4"/>}</text:p>
      <text:p text:style-name="P39"><text:s text:c="4"/>printf("\n");</text:p>
      <text:p text:style-name="P39"><text:s text:c="4"/>hash_set_destroy(&amp;t_hs);</text:p>
      <text:p text:style-name="P39"/>
      <text:p text:style-name="P39"><text:s text:c="4"/>return 0;</text:p>
      <text:p text:style-name="P39">}</text:p>
      <text:p text:style-name="P37">结果:</text:p>
      <text:p text:style-name="P39">53 108 2 55 59 63 </text:p>
      <text:p text:style-name="P39">53 0 1 108 2 55 3 4 5 59 6 7 8 9 63 10 11 12 13 14 15 16 17 18 19 20 21 22 23 24 25 26 27 28 29 30 31 32 33 34 35 36 37 38 39 40 41 42 43 44 45 46</text:p>
      <text:p text:style-name="P39"/>
      <text:p text:style-name="P37">从结果中我们看出hash容器中的数据并不是排序的而是按照某些规则来计算hash位置的.</text:p>
      <text:list xml:id="list616865902" text:continue-numbering="true" text:style-name="WW8Num13">
        <text:list-item>
          <text:list>
            <text:list-item>
              <text:h text:style-name="P205" text:outline-level="2">怎样选择容器类型</text:h>
            </text:list-item>
          </text:list>
        </text:list-item>
      </text:list>
      <text:p text:style-name="P37"><text:tab/><text:span text:style-name="T14">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182"/>
          </table:table-cell>
          <table:table-cell table:style-name="Table81.A1" office:value-type="string">
            <text:p text:style-name="P182">vector_t</text:p>
          </table:table-cell>
          <table:table-cell table:style-name="Table81.A1" office:value-type="string">
            <text:p text:style-name="P182">deque_t</text:p>
          </table:table-cell>
          <table:table-cell table:style-name="Table81.A1" office:value-type="string">
            <text:p text:style-name="P182">list_t</text:p>
          </table:table-cell>
          <table:table-cell table:style-name="Table81.E1" office:value-type="string">
            <text:p text:style-name="P182">slist_t</text:p>
          </table:table-cell>
        </table:table-row>
        <table:table-row table:style-name="Table81.1">
          <table:table-cell table:style-name="Table81.A1" office:value-type="string">
            <text:p text:style-name="P174">典型的数据结构</text:p>
          </table:table-cell>
          <table:table-cell table:style-name="Table81.B2" office:value-type="string">
            <text:p text:style-name="P174">动态数组</text:p>
          </table:table-cell>
          <table:table-cell table:style-name="Table81.B2" office:value-type="string">
            <text:p text:style-name="P174">动态数组</text:p>
          </table:table-cell>
          <table:table-cell table:style-name="Table81.B2" office:value-type="string">
            <text:p text:style-name="P174">双向链表</text:p>
          </table:table-cell>
          <table:table-cell table:style-name="Table81.E2" office:value-type="string">
            <text:p text:style-name="P174">单向链表</text:p>
          </table:table-cell>
        </table:table-row>
        <table:table-row table:style-name="Table81.1">
          <table:table-cell table:style-name="Table81.A1" office:value-type="string">
            <text:p text:style-name="P174">数据</text:p>
          </table:table-cell>
          <table:table-cell table:style-name="Table81.B2" office:value-type="string">
            <text:p text:style-name="P174">值</text:p>
          </table:table-cell>
          <table:table-cell table:style-name="Table81.B2" office:value-type="string">
            <text:p text:style-name="P174">值</text:p>
          </table:table-cell>
          <table:table-cell table:style-name="Table81.B2" office:value-type="string">
            <text:p text:style-name="P174">值</text:p>
          </table:table-cell>
          <table:table-cell table:style-name="Table81.E2" office:value-type="string">
            <text:p text:style-name="P174">值</text:p>
          </table:table-cell>
        </table:table-row>
        <table:table-row table:style-name="Table81.1">
          <table:table-cell table:style-name="Table81.A1" office:value-type="string">
            <text:p text:style-name="P174">是否允许数据重复</text:p>
          </table:table-cell>
          <table:table-cell table:style-name="Table81.B2" office:value-type="string">
            <text:p text:style-name="P174">是</text:p>
          </table:table-cell>
          <table:table-cell table:style-name="Table81.B2" office:value-type="string">
            <text:p text:style-name="P174">是</text:p>
          </table:table-cell>
          <table:table-cell table:style-name="Table81.B2" office:value-type="string">
            <text:p text:style-name="P174">是</text:p>
          </table:table-cell>
          <table:table-cell table:style-name="Table81.E2" office:value-type="string">
            <text:p text:style-name="P174">是</text:p>
          </table:table-cell>
        </table:table-row>
        <table:table-row table:style-name="Table81.1">
          <table:table-cell table:style-name="Table81.A1" office:value-type="string">
            <text:p text:style-name="P174">是否支持随即访问</text:p>
          </table:table-cell>
          <table:table-cell table:style-name="Table81.B2" office:value-type="string">
            <text:p text:style-name="P174">是</text:p>
          </table:table-cell>
          <table:table-cell table:style-name="Table81.B2" office:value-type="string">
            <text:p text:style-name="P174">是</text:p>
          </table:table-cell>
          <table:table-cell table:style-name="Table81.B2" office:value-type="string">
            <text:p text:style-name="P174">否</text:p>
          </table:table-cell>
          <table:table-cell table:style-name="Table81.E2" office:value-type="string">
            <text:p text:style-name="P174">否</text:p>
          </table:table-cell>
        </table:table-row>
        <table:table-row table:style-name="Table81.1">
          <table:table-cell table:style-name="Table81.A1" office:value-type="string">
            <text:p text:style-name="P174">迭代器类型</text:p>
          </table:table-cell>
          <table:table-cell table:style-name="Table81.B2" office:value-type="string">
            <text:p text:style-name="P174">随即</text:p>
          </table:table-cell>
          <table:table-cell table:style-name="Table81.B2" office:value-type="string">
            <text:p text:style-name="P174">随即</text:p>
          </table:table-cell>
          <table:table-cell table:style-name="Table81.B2" office:value-type="string">
            <text:p text:style-name="P174">双向</text:p>
          </table:table-cell>
          <table:table-cell table:style-name="Table81.E2" office:value-type="string">
            <text:p text:style-name="P174">向前</text:p>
          </table:table-cell>
        </table:table-row>
        <table:table-row table:style-name="Table81.1">
          <table:table-cell table:style-name="Table81.A1" office:value-type="string">
            <text:p text:style-name="P174">查找数据效率</text:p>
          </table:table-cell>
          <table:table-cell table:style-name="Table81.B2" office:value-type="string">
            <text:p text:style-name="P174">低</text:p>
          </table:table-cell>
          <table:table-cell table:style-name="Table81.B2" office:value-type="string">
            <text:p text:style-name="P174">低</text:p>
          </table:table-cell>
          <table:table-cell table:style-name="Table81.B2" office:value-type="string">
            <text:p text:style-name="P174">很低</text:p>
          </table:table-cell>
          <table:table-cell table:style-name="Table81.E2" office:value-type="string">
            <text:p text:style-name="P174">很低</text:p>
          </table:table-cell>
        </table:table-row>
        <table:table-row table:style-name="Table81.1">
          <table:table-cell table:style-name="Table81.A1" office:value-type="string">
            <text:p text:style-name="P174">快速插入删除数据<text:soft-page-break/>的位置</text:p>
          </table:table-cell>
          <table:table-cell table:style-name="Table81.B2" office:value-type="string">
            <text:p text:style-name="P174">末尾</text:p>
          </table:table-cell>
          <table:table-cell table:style-name="Table81.B2" office:value-type="string">
            <text:p text:style-name="P174">开头和末尾</text:p>
          </table:table-cell>
          <table:table-cell table:style-name="Table81.B2" office:value-type="string">
            <text:p text:style-name="P174">任意位置</text:p>
          </table:table-cell>
          <table:table-cell table:style-name="Table81.E2" office:value-type="string">
            <text:p text:style-name="P174">任意位置后面</text:p>
          </table:table-cell>
        </table:table-row>
        <table:table-row table:style-name="Table81.1">
          <table:table-cell table:style-name="Table81.A1" office:value-type="string">
            <text:p text:style-name="P174">插入删除数据是否使迭代器实效</text:p>
          </table:table-cell>
          <table:table-cell table:style-name="Table81.B2" office:value-type="string">
            <text:p text:style-name="P174">是</text:p>
          </table:table-cell>
          <table:table-cell table:style-name="Table81.B2" office:value-type="string">
            <text:p text:style-name="P174">是</text:p>
          </table:table-cell>
          <table:table-cell table:style-name="Table81.B2" office:value-type="string">
            <text:p text:style-name="P174">否</text:p>
          </table:table-cell>
          <table:table-cell table:style-name="Table81.E2" office:value-type="string">
            <text:p text:style-name="P174">否</text:p>
          </table:table-cell>
        </table:table-row>
        <table:table-row table:style-name="Table81.1">
          <table:table-cell table:style-name="Table81.A1" office:value-type="string">
            <text:p text:style-name="P182"/>
          </table:table-cell>
          <table:table-cell table:style-name="Table81.A1" office:value-type="string">
            <text:p text:style-name="P182">set_t</text:p>
          </table:table-cell>
          <table:table-cell table:style-name="Table81.A1" office:value-type="string">
            <text:p text:style-name="P182">multiset_t</text:p>
          </table:table-cell>
          <table:table-cell table:style-name="Table81.A1" office:value-type="string">
            <text:p text:style-name="P182">map_t</text:p>
          </table:table-cell>
          <table:table-cell table:style-name="Table81.E1" office:value-type="string">
            <text:p text:style-name="P182">multimap_t</text:p>
          </table:table-cell>
        </table:table-row>
        <table:table-row table:style-name="Table81.1">
          <table:table-cell table:style-name="Table81.A1" office:value-type="string">
            <text:p text:style-name="P174">典型的数据结构</text:p>
          </table:table-cell>
          <table:table-cell table:style-name="Table81.B2" office:value-type="string">
            <text:p text:style-name="P174">平衡二叉树</text:p>
          </table:table-cell>
          <table:table-cell table:style-name="Table81.B2" office:value-type="string">
            <text:p text:style-name="P174">平衡二叉树</text:p>
          </table:table-cell>
          <table:table-cell table:style-name="Table81.B2" office:value-type="string">
            <text:p text:style-name="P174">平衡二叉树</text:p>
          </table:table-cell>
          <table:table-cell table:style-name="Table81.E2" office:value-type="string">
            <text:p text:style-name="P174">平衡二叉树</text:p>
          </table:table-cell>
        </table:table-row>
        <table:table-row table:style-name="Table81.1">
          <table:table-cell table:style-name="Table81.A1" office:value-type="string">
            <text:p text:style-name="P174">数据</text:p>
          </table:table-cell>
          <table:table-cell table:style-name="Table81.B2" office:value-type="string">
            <text:p text:style-name="P174">值</text:p>
          </table:table-cell>
          <table:table-cell table:style-name="Table81.B2" office:value-type="string">
            <text:p text:style-name="P174">值</text:p>
          </table:table-cell>
          <table:table-cell table:style-name="Table81.B2" office:value-type="string">
            <text:p text:style-name="P174">键/值</text:p>
          </table:table-cell>
          <table:table-cell table:style-name="Table81.E2" office:value-type="string">
            <text:p text:style-name="P174">键/值</text:p>
          </table:table-cell>
        </table:table-row>
        <table:table-row table:style-name="Table81.1">
          <table:table-cell table:style-name="Table81.A1" office:value-type="string">
            <text:p text:style-name="P174">是否允许数据重复</text:p>
          </table:table-cell>
          <table:table-cell table:style-name="Table81.B2" office:value-type="string">
            <text:p text:style-name="P174">否</text:p>
          </table:table-cell>
          <table:table-cell table:style-name="Table81.B2" office:value-type="string">
            <text:p text:style-name="P174">是</text:p>
          </table:table-cell>
          <table:table-cell table:style-name="Table81.B2" office:value-type="string">
            <text:p text:style-name="P174">键不允许重复</text:p>
          </table:table-cell>
          <table:table-cell table:style-name="Table81.E2" office:value-type="string">
            <text:p text:style-name="P174">是</text:p>
          </table:table-cell>
        </table:table-row>
        <table:table-row table:style-name="Table81.1">
          <table:table-cell table:style-name="Table81.A1" office:value-type="string">
            <text:p text:style-name="P174">是否支持随即访问</text:p>
          </table:table-cell>
          <table:table-cell table:style-name="Table81.B2" office:value-type="string">
            <text:p text:style-name="P174">否</text:p>
          </table:table-cell>
          <table:table-cell table:style-name="Table81.B2" office:value-type="string">
            <text:p text:style-name="P174">否</text:p>
          </table:table-cell>
          <table:table-cell table:style-name="Table81.B2" office:value-type="string">
            <text:p text:style-name="P174">通过键随即访问</text:p>
          </table:table-cell>
          <table:table-cell table:style-name="Table81.E2" office:value-type="string">
            <text:p text:style-name="P174">否</text:p>
          </table:table-cell>
        </table:table-row>
        <table:table-row table:style-name="Table81.1">
          <table:table-cell table:style-name="Table81.A1" office:value-type="string">
            <text:p text:style-name="P174">迭代器类型</text:p>
          </table:table-cell>
          <table:table-cell table:style-name="Table81.B2" office:value-type="string">
            <text:p text:style-name="P174">双向</text:p>
          </table:table-cell>
          <table:table-cell table:style-name="Table81.B2" office:value-type="string">
            <text:p text:style-name="P174">双向</text:p>
          </table:table-cell>
          <table:table-cell table:style-name="Table81.B2" office:value-type="string">
            <text:p text:style-name="P174">双向</text:p>
          </table:table-cell>
          <table:table-cell table:style-name="Table81.E2" office:value-type="string">
            <text:p text:style-name="P174">双向</text:p>
          </table:table-cell>
        </table:table-row>
        <table:table-row table:style-name="Table81.1">
          <table:table-cell table:style-name="Table81.A1" office:value-type="string">
            <text:p text:style-name="P174">查找数据效率</text:p>
          </table:table-cell>
          <table:table-cell table:style-name="Table81.B2" office:value-type="string">
            <text:p text:style-name="P174">高</text:p>
          </table:table-cell>
          <table:table-cell table:style-name="Table81.B2" office:value-type="string">
            <text:p text:style-name="P174">高</text:p>
          </table:table-cell>
          <table:table-cell table:style-name="Table81.B2" office:value-type="string">
            <text:p text:style-name="P174">查找键效率高</text:p>
          </table:table-cell>
          <table:table-cell table:style-name="Table81.E2" office:value-type="string">
            <text:p text:style-name="P174">查找键效率高</text:p>
          </table:table-cell>
        </table:table-row>
        <table:table-row table:style-name="Table81.1">
          <table:table-cell table:style-name="Table81.A1" office:value-type="string">
            <text:p text:style-name="P174">快速插入删除数据的位置</text:p>
          </table:table-cell>
          <table:table-cell table:style-name="Table81.B2" office:value-type="string">
            <text:p text:style-name="P174">-</text:p>
          </table:table-cell>
          <table:table-cell table:style-name="Table81.B2" office:value-type="string">
            <text:p text:style-name="P174">-</text:p>
          </table:table-cell>
          <table:table-cell table:style-name="Table81.B2" office:value-type="string">
            <text:p text:style-name="P174">-</text:p>
          </table:table-cell>
          <table:table-cell table:style-name="Table81.E2" office:value-type="string">
            <text:p text:style-name="P174">-</text:p>
          </table:table-cell>
        </table:table-row>
        <table:table-row table:style-name="Table81.1">
          <table:table-cell table:style-name="Table81.A1" office:value-type="string">
            <text:p text:style-name="P174">插入删除数据是否使迭代器实效</text:p>
          </table:table-cell>
          <table:table-cell table:style-name="Table81.B2" office:value-type="string">
            <text:p text:style-name="P174">否</text:p>
          </table:table-cell>
          <table:table-cell table:style-name="Table81.B2" office:value-type="string">
            <text:p text:style-name="P174">否</text:p>
          </table:table-cell>
          <table:table-cell table:style-name="Table81.B2" office:value-type="string">
            <text:p text:style-name="P174">否</text:p>
          </table:table-cell>
          <table:table-cell table:style-name="Table81.E2" office:value-type="string">
            <text:p text:style-name="P174">否</text:p>
          </table:table-cell>
        </table:table-row>
        <table:table-row table:style-name="Table81.1">
          <table:table-cell table:style-name="Table81.A1" office:value-type="string">
            <text:p text:style-name="P182"/>
          </table:table-cell>
          <table:table-cell table:style-name="Table81.A1" office:value-type="string">
            <text:p text:style-name="P182">hash_set_t</text:p>
          </table:table-cell>
          <table:table-cell table:style-name="Table81.A1" office:value-type="string">
            <text:p text:style-name="P182">hash_multiset_t</text:p>
          </table:table-cell>
          <table:table-cell table:style-name="Table81.A1" office:value-type="string">
            <text:p text:style-name="P182">hash_map_t</text:p>
          </table:table-cell>
          <table:table-cell table:style-name="Table81.E1" office:value-type="string">
            <text:p text:style-name="P182">hash_multimap_t</text:p>
          </table:table-cell>
        </table:table-row>
        <table:table-row table:style-name="Table81.1">
          <table:table-cell table:style-name="Table81.A1" office:value-type="string">
            <text:p text:style-name="P174">典型的数据结构</text:p>
          </table:table-cell>
          <table:table-cell table:style-name="Table81.B2" office:value-type="string">
            <text:p text:style-name="P174">哈希表</text:p>
          </table:table-cell>
          <table:table-cell table:style-name="Table81.B2" office:value-type="string">
            <text:p text:style-name="P174">哈希表</text:p>
          </table:table-cell>
          <table:table-cell table:style-name="Table81.B2" office:value-type="string">
            <text:p text:style-name="P174">哈希表</text:p>
          </table:table-cell>
          <table:table-cell table:style-name="Table81.E2" office:value-type="string">
            <text:p text:style-name="P174">哈希表</text:p>
          </table:table-cell>
        </table:table-row>
        <table:table-row table:style-name="Table81.1">
          <table:table-cell table:style-name="Table81.A1" office:value-type="string">
            <text:p text:style-name="P174">数据</text:p>
          </table:table-cell>
          <table:table-cell table:style-name="Table81.B2" office:value-type="string">
            <text:p text:style-name="P174">值</text:p>
          </table:table-cell>
          <table:table-cell table:style-name="Table81.B2" office:value-type="string">
            <text:p text:style-name="P174">值</text:p>
          </table:table-cell>
          <table:table-cell table:style-name="Table81.B2" office:value-type="string">
            <text:p text:style-name="P174">键/值</text:p>
          </table:table-cell>
          <table:table-cell table:style-name="Table81.E2" office:value-type="string">
            <text:p text:style-name="P174">键/值</text:p>
          </table:table-cell>
        </table:table-row>
        <table:table-row table:style-name="Table81.1">
          <table:table-cell table:style-name="Table81.A1" office:value-type="string">
            <text:p text:style-name="P174">是否允许数据重复</text:p>
          </table:table-cell>
          <table:table-cell table:style-name="Table81.B2" office:value-type="string">
            <text:p text:style-name="P174">否</text:p>
          </table:table-cell>
          <table:table-cell table:style-name="Table81.B2" office:value-type="string">
            <text:p text:style-name="P174">是</text:p>
          </table:table-cell>
          <table:table-cell table:style-name="Table81.B2" office:value-type="string">
            <text:p text:style-name="P174">键不允许重复</text:p>
          </table:table-cell>
          <table:table-cell table:style-name="Table81.E2" office:value-type="string">
            <text:p text:style-name="P174">是</text:p>
          </table:table-cell>
        </table:table-row>
        <table:table-row table:style-name="Table81.1">
          <table:table-cell table:style-name="Table81.A1" office:value-type="string">
            <text:p text:style-name="P174">是否支持随即访问</text:p>
          </table:table-cell>
          <table:table-cell table:style-name="Table81.B2" office:value-type="string">
            <text:p text:style-name="P174">否</text:p>
          </table:table-cell>
          <table:table-cell table:style-name="Table81.B2" office:value-type="string">
            <text:p text:style-name="P174">否</text:p>
          </table:table-cell>
          <table:table-cell table:style-name="Table81.B2" office:value-type="string">
            <text:p text:style-name="P174">通过键随即访问</text:p>
          </table:table-cell>
          <table:table-cell table:style-name="Table81.E2" office:value-type="string">
            <text:p text:style-name="P174">否</text:p>
          </table:table-cell>
        </table:table-row>
        <table:table-row table:style-name="Table81.1">
          <table:table-cell table:style-name="Table81.A1" office:value-type="string">
            <text:p text:style-name="P174">迭代器类型</text:p>
          </table:table-cell>
          <table:table-cell table:style-name="Table81.B2" office:value-type="string">
            <text:p text:style-name="P174">向前</text:p>
          </table:table-cell>
          <table:table-cell table:style-name="Table81.B2" office:value-type="string">
            <text:p text:style-name="P174">向前</text:p>
          </table:table-cell>
          <table:table-cell table:style-name="Table81.B2" office:value-type="string">
            <text:p text:style-name="P174">向前</text:p>
          </table:table-cell>
          <table:table-cell table:style-name="Table81.E2" office:value-type="string">
            <text:p text:style-name="P174">向前</text:p>
          </table:table-cell>
        </table:table-row>
        <table:table-row table:style-name="Table81.1">
          <table:table-cell table:style-name="Table81.A1" office:value-type="string">
            <text:p text:style-name="P174">查找数据效率</text:p>
          </table:table-cell>
          <table:table-cell table:style-name="Table81.B2" office:value-type="string">
            <text:p text:style-name="P174">高</text:p>
          </table:table-cell>
          <table:table-cell table:style-name="Table81.B2" office:value-type="string">
            <text:p text:style-name="P174">高</text:p>
          </table:table-cell>
          <table:table-cell table:style-name="Table81.B2" office:value-type="string">
            <text:p text:style-name="P174">查找键效率高</text:p>
          </table:table-cell>
          <table:table-cell table:style-name="Table81.E2" office:value-type="string">
            <text:p text:style-name="P174">查找键效率高</text:p>
          </table:table-cell>
        </table:table-row>
        <table:table-row table:style-name="Table81.1">
          <table:table-cell table:style-name="Table81.A1" office:value-type="string">
            <text:p text:style-name="P174">快速插入删除数据的位置</text:p>
          </table:table-cell>
          <table:table-cell table:style-name="Table81.B2" office:value-type="string">
            <text:p text:style-name="P174">-</text:p>
          </table:table-cell>
          <table:table-cell table:style-name="Table81.B2" office:value-type="string">
            <text:p text:style-name="P174">-</text:p>
          </table:table-cell>
          <table:table-cell table:style-name="Table81.B2" office:value-type="string">
            <text:p text:style-name="P174">-</text:p>
          </table:table-cell>
          <table:table-cell table:style-name="Table81.E2" office:value-type="string">
            <text:p text:style-name="P174">-</text:p>
          </table:table-cell>
        </table:table-row>
        <table:table-row table:style-name="Table81.1">
          <table:table-cell table:style-name="Table81.A1" office:value-type="string">
            <text:p text:style-name="P174">插入删除数据是否使迭代器实效</text:p>
          </table:table-cell>
          <table:table-cell table:style-name="Table81.B2" office:value-type="string">
            <text:p text:style-name="P174">否</text:p>
          </table:table-cell>
          <table:table-cell table:style-name="Table81.B2" office:value-type="string">
            <text:p text:style-name="P174">否</text:p>
          </table:table-cell>
          <table:table-cell table:style-name="Table81.B2" office:value-type="string">
            <text:p text:style-name="P174">否</text:p>
          </table:table-cell>
          <table:table-cell table:style-name="Table81.E2" office:value-type="string">
            <text:p text:style-name="P174">否</text:p>
          </table:table-cell>
        </table:table-row>
      </table:table>
      <text:p text:style-name="P36"/>
      <text:p text:style-name="P36"><text:tab/>通常使用vector_t,它简单并且提供了对数据的随即访问.使用起来方便.</text:p>
      <text:p text:style-name="P36"><text:tab/>如果经常在队列的开头和结尾插入数据,那么使用deque_t它不仅可以在开头和结尾高效的插入和删除数据而且也提供了对数据的随即访问.</text:p>
      <text:p text:style-name="P36"><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36"><text:tab/>如果经常查找或者数据的有序性很重要,那么使用set_t或multiset_t,如果只关心查找的效率,那么</text:p>
      <text:p text:style-name="P36">hash_set_t和hash_multiset_t也可以使用.如果数据是key/value形式的那么使用map_t,multimap_t或者hash_map_t,hash_multimap_t.如果要使用关联数组,那么使用map_t,hash_map_t.</text:p>
      <text:p text:style-name="P36"><text:tab/>下面是两个相同的例子都是对输入的一系列数据进行排序,使用了两个不同的容器:</text:p>
      <text:p text:style-name="P178">使用vector_t:</text:p>
      <text:p text:style-name="P179">#include &lt;stdio.h&gt;</text:p>
      <text:p text:style-name="P179">#include &lt;cstl/cvector.h&gt;</text:p>
      <text:p text:style-name="P179">#include &lt;cstl/cfunctional.h&gt;</text:p>
      <text:p text:style-name="P179">#include &lt;cstl/calgorithm.h&gt;</text:p>
      <text:p text:style-name="P179"/>
      <text:p text:style-name="P179">int main(int argc, char* argv[])</text:p>
      <text:p text:style-name="P179">{</text:p>
      <text:p text:style-name="P179"><text:s text:c="4"/>size_t t_random = 0;</text:p>
      <text:p text:style-name="P179"><text:s text:c="4"/>const size_t t_input = 1000000;</text:p>
      <text:p text:style-name="P179"><text:soft-page-break/><text:s text:c="4"/>size_t t_i = 0;</text:p>
      <text:p text:style-name="P179"><text:s text:c="4"/>vector_t t_v = create_vector(int);</text:p>
      <text:p text:style-name="P179"/>
      <text:p text:style-name="P179"><text:s text:c="4"/>vector_init(&amp;t_v);</text:p>
      <text:p text:style-name="P179"><text:s text:c="4"/>for(t_i = 0; t_i &lt; 1000000; ++t_i)</text:p>
      <text:p text:style-name="P179"><text:s text:c="4"/>{</text:p>
      <text:p text:style-name="P179"><text:s text:c="8"/>fun_random_number(&amp;t_input, &amp;t_random);</text:p>
      <text:p text:style-name="P179"><text:s text:c="8"/>vector_push_back(&amp;t_v, t_random);</text:p>
      <text:p text:style-name="P179"><text:s text:c="4"/>}</text:p>
      <text:p text:style-name="P179"/>
      <text:p text:style-name="P179"><text:s text:c="4"/>algo_sort(vector_begin(&amp;t_v), vector_end(&amp;t_v));</text:p>
      <text:p text:style-name="P179"/>
      <text:p text:style-name="P179"><text:s text:c="4"/>return 0;</text:p>
      <text:p text:style-name="P179">}</text:p>
      <text:p text:style-name="P171">使用time命令测试执行结果:</text:p>
      <text:p text:style-name="P179">real <text:s text:c="3"/>89m16.791s</text:p>
      <text:p text:style-name="P179">user <text:s text:c="3"/>13m2.127s</text:p>
      <text:p text:style-name="P179">sys <text:s text:c="4"/>62m7.975s</text:p>
      <text:p text:style-name="P179">使用multiset_t:</text:p>
      <text:p text:style-name="P179">#include &lt;stdio.h&gt;</text:p>
      <text:p text:style-name="P179">#include &lt;cstl/cset.h&gt;</text:p>
      <text:p text:style-name="P179">#include &lt;cstl/cfunctional.h&gt;</text:p>
      <text:p text:style-name="P179"/>
      <text:p text:style-name="P179">int main(int argc, char* argv[])</text:p>
      <text:p text:style-name="P179">{</text:p>
      <text:p text:style-name="P179"><text:s text:c="4"/>size_t t_random = 0;</text:p>
      <text:p text:style-name="P179"><text:s text:c="4"/>const size_t t_input = 1000000;</text:p>
      <text:p text:style-name="P179"><text:s text:c="4"/>size_t t_i = 0;</text:p>
      <text:p text:style-name="P179"><text:s text:c="4"/>multiset_t t_ms = create_multiset(int);</text:p>
      <text:p text:style-name="P179"/>
      <text:p text:style-name="P179"><text:s text:c="4"/>multiset_init(&amp;t_ms);</text:p>
      <text:p text:style-name="P179"><text:s text:c="4"/>for(t_i = 0; t_i &lt; 1000000; ++t_i)</text:p>
      <text:p text:style-name="P179"><text:s text:c="4"/>{</text:p>
      <text:p text:style-name="P179"><text:s text:c="8"/>fun_random_number(&amp;t_input, &amp;t_random);</text:p>
      <text:p text:style-name="P179"><text:s text:c="8"/>multiset_insert(&amp;t_ms, t_random);</text:p>
      <text:p text:style-name="P179"><text:s text:c="4"/>}</text:p>
      <text:p text:style-name="P179"/>
      <text:p text:style-name="P179"><text:s text:c="4"/>return 0;</text:p>
      <text:p text:style-name="P179">}</text:p>
      <text:p text:style-name="P171">使用time命令测试执行结果:</text:p>
      <text:p text:style-name="P179">real <text:s text:c="3"/>0m14.492s</text:p>
      <text:p text:style-name="P179">user <text:s text:c="3"/>0m11.911s</text:p>
      <text:p text:style-name="P179">sys <text:s text:c="4"/>0m2.235s</text:p>
      <text:p text:style-name="P171"><text:tab/>由这个统计数据可以看出一切!</text:p>
      <text:list xml:id="list1844662621" text:continue-numbering="true" text:style-name="WW8Num13">
        <text:list-item>
          <text:h text:style-name="P197" text:outline-level="1"><text:soft-page-break/>libcstl迭代器</text:h>
        </text:list-item>
      </text:list>
      <text:p text:style-name="P171"><text:tab/><text:span text:style-name="T15">libcstl</text:span>任何容器都需要使用迭代器,所以在使用任何容器时都包含了迭代器必要的头文件,只要包含任意的<text:span text:style-name="T15">libcstl</text:span>头文件就可以使用迭代器类型以及迭代器操作函数了.如果想单独使用迭代器以及操作就必须包含头文件</text:p>
      <text:p text:style-name="P179">#include &lt;cstl/citerator.h&gt;</text:p>
      <text:list xml:id="list805331592" text:continue-numbering="true" text:style-name="WW8Num13">
        <text:list-item>
          <text:list>
            <text:list-item>
              <text:h text:style-name="P205" text:outline-level="2">迭代器的种类</text:h>
            </text:list-item>
          </text:list>
        </text:list-item>
      </text:list>
      <text:p text:style-name="P171"><text:tab/>迭代器是一种表示数据位置的类型,它可以被用来访问数据等其他的一些操作.<text:span text:style-name="T15">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171"><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74">迭代器类型</text:p>
          </table:table-cell>
          <table:table-cell table:style-name="Table82.A1" office:value-type="string">
            <text:p text:style-name="P174">能力</text:p>
          </table:table-cell>
          <table:table-cell table:style-name="Table82.C1" office:value-type="string">
            <text:p text:style-name="P174">相关的容器</text:p>
          </table:table-cell>
        </table:table-row>
        <table:table-row table:style-name="Table82.1">
          <table:table-cell table:style-name="Table82.A2" office:value-type="string">
            <text:p text:style-name="P183">iterator_t</text:p>
          </table:table-cell>
          <table:table-cell table:style-name="Table82.A2" office:value-type="string">
            <text:p text:style-name="P175">-</text:p>
          </table:table-cell>
          <table:table-cell table:style-name="Table82.C2" office:value-type="string">
            <text:p text:style-name="P183">-</text:p>
          </table:table-cell>
        </table:table-row>
        <table:table-row table:style-name="Table82.1">
          <table:table-cell table:style-name="Table82.A2" office:value-type="string">
            <text:p text:style-name="P183">input_iterator_t</text:p>
          </table:table-cell>
          <table:table-cell table:style-name="Table82.A2" office:value-type="string">
            <text:p text:style-name="P175">输入,向前移动</text:p>
          </table:table-cell>
          <table:table-cell table:style-name="Table82.C2" office:value-type="string">
            <text:p text:style-name="P183">-</text:p>
          </table:table-cell>
        </table:table-row>
        <table:table-row table:style-name="Table82.1">
          <table:table-cell table:style-name="Table82.A2" office:value-type="string">
            <text:p text:style-name="P183">output_iterator_t</text:p>
          </table:table-cell>
          <table:table-cell table:style-name="Table82.A2" office:value-type="string">
            <text:p text:style-name="P175">输出,向前移动</text:p>
          </table:table-cell>
          <table:table-cell table:style-name="Table82.C2" office:value-type="string">
            <text:p text:style-name="P183">-</text:p>
          </table:table-cell>
        </table:table-row>
        <table:table-row table:style-name="Table82.1">
          <table:table-cell table:style-name="Table82.A2" office:value-type="string">
            <text:p text:style-name="P183">forward_iterator_t</text:p>
          </table:table-cell>
          <table:table-cell table:style-name="Table82.A2" office:value-type="string">
            <text:p text:style-name="P175">输入,输出,向前移动</text:p>
          </table:table-cell>
          <table:table-cell table:style-name="Table82.C2" office:value-type="string">
            <text:p text:style-name="P183">slist_t,</text:p>
            <text:p text:style-name="P179">hash_set_t,hash_multiset_t</text:p>
            <text:p text:style-name="P179">hash_map_t,hash_multimap_t</text:p>
          </table:table-cell>
        </table:table-row>
        <table:table-row table:style-name="Table82.1">
          <table:table-cell table:style-name="Table82.A2" office:value-type="string">
            <text:p text:style-name="P183">bidirectional_iterator_t</text:p>
          </table:table-cell>
          <table:table-cell table:style-name="Table82.A2" office:value-type="string">
            <text:p text:style-name="P175">输入,输出,双向移动</text:p>
          </table:table-cell>
          <table:table-cell table:style-name="Table82.C2" office:value-type="string">
            <text:p text:style-name="P183">list_t</text:p>
            <text:p text:style-name="P179">set_t,multiset_t,</text:p>
            <text:p text:style-name="P179">map_t,multimap_t</text:p>
          </table:table-cell>
        </table:table-row>
        <table:table-row table:style-name="Table82.1">
          <table:table-cell table:style-name="Table82.A2" office:value-type="string">
            <text:p text:style-name="P183">random_access_iterator_t</text:p>
          </table:table-cell>
          <table:table-cell table:style-name="Table82.A2" office:value-type="string">
            <text:p text:style-name="P175">输入,输出,随即移动</text:p>
          </table:table-cell>
          <table:table-cell table:style-name="Table82.C2" office:value-type="string">
            <text:p text:style-name="P183">vector_t,deque_t,string_t</text:p>
          </table:table-cell>
        </table:table-row>
      </table:table>
      <text:p text:style-name="P171"/>
      <text:p text:style-name="P36"><text:span text:style-name="T53"><text:tab/>表中的</text:span><text:span text:style-name="T49">iterator_t</text:span><text:span text:style-name="T53">是迭代器的基本类型,下面的所有的类型都是从它演变出来的,但是它没有任何能力. </text:span><text:span text:style-name="T49">iterator_t</text:span><text:span text:style-name="T53">可以接受任何迭代器类型的赋值,赋值后原来的</text:span><text:span text:style-name="T49">iterator_t</text:span><text:span text:style-name="T53">类型也就变成了相应的类型.如</text:span></text:p>
      <text:p text:style-name="P179">iterator_t t_i;</text:p>
      <text:p text:style-name="P179">bidirectional_iterator_t t_bi;</text:p>
      <text:p text:style-name="P179">t_i = t_bi;</text:p>
      <text:p text:style-name="P36"><text:span text:style-name="T53">在赋值之前</text:span><text:span text:style-name="T49">t_i</text:span><text:span text:style-name="T53">是</text:span><text:span text:style-name="T49">iterator_t</text:span><text:span text:style-name="T53">类型,它不具有任何迭代器能力,但是赋值之后t_i变成了</text:span></text:p>
      <text:p text:style-name="P36"><text:span text:style-name="T49">bidirectional_iterator_t</text:span><text:span text:style-name="T53">类型,具有了与t_bi同样的能了.所有的迭代器类型都支持赋值操作符,赋值后迭代器类型也相应的改变了.</text:span></text:p>
      <text:p text:style-name="P184"><text:soft-page-break/><draw:g text:anchor-type="as-char" svg:y="0cm" draw:z-index="12" draw:style-name="gr1"><draw:rect draw:style-name="gr2" draw:text-style-name="P224" svg:width="17.781cm" svg:height="7.43cm" svg:x="0cm" svg:y="0cm"><text:p/></draw:rect><draw:frame draw:style-name="gr8" draw:text-style-name="P228" svg:width="6.353cm" svg:height="0.825cm" svg:x="5.713cm" svg:y="0.549cm"><draw:text-box><text:p text:style-name="P228"><text:span text:style-name="T78">iterator_t</text:span></text:p></draw:text-box></draw:frame><draw:frame draw:style-name="gr8" draw:text-style-name="P228" svg:width="6.353cm" svg:height="0.826cm" svg:x="5.713cm" svg:y="4.678cm"><draw:text-box><text:p text:style-name="P228"><text:span text:style-name="T78">bidirectional_iterator_t</text:span></text:p></draw:text-box></draw:frame><draw:frame draw:style-name="gr8" draw:text-style-name="P228" svg:width="6.353cm" svg:height="0.826cm" svg:x="5.713cm" svg:y="6.054cm"><draw:text-box><text:p text:style-name="P228"><text:span text:style-name="T78">random_access_iterator_t</text:span></text:p></draw:text-box></draw:frame><draw:frame draw:style-name="gr8" draw:text-style-name="P228" svg:width="6.353cm" svg:height="0.826cm" svg:x="5.713cm" svg:y="3.3cm"><draw:text-box><text:p text:style-name="P228"><text:span text:style-name="T78">forward_iterator_t</text:span></text:p></draw:text-box></draw:frame><draw:frame draw:style-name="gr8" draw:text-style-name="P228" svg:width="6.353cm" svg:height="0.825cm" svg:x="1.586cm" svg:y="1.923cm"><draw:text-box><text:p text:style-name="P228"><text:span text:style-name="T78">input_iterator_t</text:span></text:p></draw:text-box></draw:frame><draw:frame draw:style-name="gr8" draw:text-style-name="P228" svg:width="6.353cm" svg:height="0.825cm" svg:x="9.523cm" svg:y="1.924cm"><draw:text-box><text:p text:style-name="P228"><text:span text:style-name="T78">output_iterator_t</text:span></text:p></draw:text-box></draw:frame></draw:g></text:p>
      <text:p text:style-name="P36">上图展示了各个迭代器类型之间的关系,它们的能力是相互包含的,越往下能力越强.</text:p>
      <text:p text:style-name="P36">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177">容器定义的迭代器类型</text:p>
          </table:table-cell>
          <table:table-cell table:style-name="Table83.B1" office:value-type="string">
            <text:p text:style-name="P177">对用的迭代器类型</text:p>
          </table:table-cell>
        </table:table-row>
        <table:table-row table:style-name="Table83.1">
          <table:table-cell table:style-name="Table83.A2" office:value-type="string">
            <text:p text:style-name="P183">vector_iterator_t</text:p>
          </table:table-cell>
          <table:table-cell table:style-name="Table83.B2" office:value-type="string">
            <text:p text:style-name="P183">random_access_iterator_t</text:p>
          </table:table-cell>
        </table:table-row>
        <table:table-row table:style-name="Table83.1">
          <table:table-cell table:style-name="Table83.A2" office:value-type="string">
            <text:p text:style-name="P183">deque_iterator_t</text:p>
          </table:table-cell>
          <table:table-cell table:style-name="Table83.B2" office:value-type="string">
            <text:p text:style-name="P183">random_access_iterator_t</text:p>
          </table:table-cell>
        </table:table-row>
        <table:table-row table:style-name="Table83.1">
          <table:table-cell table:style-name="Table83.A2" office:value-type="string">
            <text:p text:style-name="P183">list_iterator_t</text:p>
          </table:table-cell>
          <table:table-cell table:style-name="Table83.B2" office:value-type="string">
            <text:p text:style-name="P183">bidirectional_iterator_t</text:p>
          </table:table-cell>
        </table:table-row>
        <table:table-row table:style-name="Table83.1">
          <table:table-cell table:style-name="Table83.A2" office:value-type="string">
            <text:p text:style-name="P176"><text:span text:style-name="T49">slis</text:span><text:span text:style-name="T49">t_iterator_t</text:span></text:p>
          </table:table-cell>
          <table:table-cell table:style-name="Table83.B2" office:value-type="string">
            <text:p text:style-name="P183">forward_iterator_t</text:p>
          </table:table-cell>
        </table:table-row>
        <table:table-row table:style-name="Table83.1">
          <table:table-cell table:style-name="Table83.A2" office:value-type="string">
            <text:p text:style-name="P183">string_iterator_t</text:p>
          </table:table-cell>
          <table:table-cell table:style-name="Table83.B2" office:value-type="string">
            <text:p text:style-name="P183">random_access_iterator_t</text:p>
          </table:table-cell>
        </table:table-row>
        <table:table-row table:style-name="Table83.1">
          <table:table-cell table:style-name="Table83.A2" office:value-type="string">
            <text:p text:style-name="P183">set_iterator_t</text:p>
          </table:table-cell>
          <table:table-cell table:style-name="Table83.B2" office:value-type="string">
            <text:p text:style-name="P183">bidirectional_iterator_t</text:p>
          </table:table-cell>
        </table:table-row>
        <table:table-row table:style-name="Table83.1">
          <table:table-cell table:style-name="Table83.A2" office:value-type="string">
            <text:p text:style-name="P183">multiset_iterator_t</text:p>
          </table:table-cell>
          <table:table-cell table:style-name="Table83.B2" office:value-type="string">
            <text:p text:style-name="P183">bidirectional_iterator_t</text:p>
          </table:table-cell>
        </table:table-row>
        <table:table-row table:style-name="Table83.1">
          <table:table-cell table:style-name="Table83.A2" office:value-type="string">
            <text:p text:style-name="P183">map_iterator_t</text:p>
          </table:table-cell>
          <table:table-cell table:style-name="Table83.B2" office:value-type="string">
            <text:p text:style-name="P183">bidirectional_iterator_t</text:p>
          </table:table-cell>
        </table:table-row>
        <table:table-row table:style-name="Table83.1">
          <table:table-cell table:style-name="Table83.A2" office:value-type="string">
            <text:p text:style-name="P183">multimap_iterator_t</text:p>
          </table:table-cell>
          <table:table-cell table:style-name="Table83.B2" office:value-type="string">
            <text:p text:style-name="P183">bidirectional_iterator_t</text:p>
          </table:table-cell>
        </table:table-row>
        <table:table-row table:style-name="Table83.1">
          <table:table-cell table:style-name="Table83.A2" office:value-type="string">
            <text:p text:style-name="P183">hash_set_iterator_t</text:p>
          </table:table-cell>
          <table:table-cell table:style-name="Table83.B2" office:value-type="string">
            <text:p text:style-name="P183">forward_iterator_t</text:p>
          </table:table-cell>
        </table:table-row>
        <table:table-row table:style-name="Table83.1">
          <table:table-cell table:style-name="Table83.A2" office:value-type="string">
            <text:p text:style-name="P183">hash_multiset_iterator_t</text:p>
          </table:table-cell>
          <table:table-cell table:style-name="Table83.B2" office:value-type="string">
            <text:p text:style-name="P183">forward_iterator_t</text:p>
          </table:table-cell>
        </table:table-row>
        <table:table-row table:style-name="Table83.1">
          <table:table-cell table:style-name="Table83.A2" office:value-type="string">
            <text:p text:style-name="P183">hash_map_iterator_t</text:p>
          </table:table-cell>
          <table:table-cell table:style-name="Table83.B2" office:value-type="string">
            <text:p text:style-name="P183">forward_iterator_t</text:p>
          </table:table-cell>
        </table:table-row>
        <table:table-row table:style-name="Table83.1">
          <table:table-cell table:style-name="Table83.A2" office:value-type="string">
            <text:p text:style-name="P183">hash_multimap_iterator_t</text:p>
          </table:table-cell>
          <table:table-cell table:style-name="Table83.B2" office:value-type="string">
            <text:p text:style-name="P183">forward_iterator_t</text:p>
          </table:table-cell>
        </table:table-row>
      </table:table>
      <text:p text:style-name="P36"/>
      <text:list xml:id="list1042257118" text:continue-numbering="true" text:style-name="WW8Num13">
        <text:list-item>
          <text:list>
            <text:list-item>
              <text:list>
                <text:list-item>
                  <text:h text:style-name="P218" text:outline-level="3">input_iterator_t</text:h>
                </text:list-item>
              </text:list>
            </text:list-item>
          </text:list>
        </text:list-item>
      </text:list>
      <text:p text:style-name="P36"><text:span text:style-name="T18"><text:tab/></text:span><text:span text:style-name="T49">input_iterator_t</text:span><text:span text:style-name="T53">类型的迭代器只能一个数据一个数据的向前移动,同时还支持通过迭代器获得数据,比较两个</text:span><text:span text:style-name="T49">input_iterator_t</text:span><text:span text:style-name="T53">类型的迭代器是否相等.</text:span></text:p>
      <text:p text:style-name="P36"><text:span text:style-name="T53"><text:tab/>下面是</text:span><text:span text:style-name="T49">input_iterator_t</text:span><text:span text:style-name="T53">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181">iterator_get_value()</text:p>
          </table:table-cell>
          <table:table-cell table:style-name="Table84.B1" office:value-type="string">
            <text:p text:style-name="P173">获得迭代器指向的数据.</text:p>
          </table:table-cell>
        </table:table-row>
        <table:table-row table:style-name="Table84.1">
          <table:table-cell table:style-name="Table84.A1" office:value-type="string">
            <text:p text:style-name="P181">iterator_get_pointer()</text:p>
          </table:table-cell>
          <table:table-cell table:style-name="Table84.B1" office:value-type="string">
            <text:p text:style-name="P173">获得迭代器指向的数据的指针.</text:p>
          </table:table-cell>
        </table:table-row>
        <table:table-row table:style-name="Table84.1">
          <table:table-cell table:style-name="Table84.A1" office:value-type="string">
            <text:p text:style-name="P181">iterator_next()</text:p>
          </table:table-cell>
          <table:table-cell table:style-name="Table84.B1" office:value-type="string">
            <text:p text:style-name="P173">将迭代器向前移动,指向下一个数据.</text:p>
          </table:table-cell>
        </table:table-row>
        <table:table-row table:style-name="Table84.1">
          <table:table-cell table:style-name="Table84.A1" office:value-type="string">
            <text:p text:style-name="P181">iterator_equal()</text:p>
          </table:table-cell>
          <table:table-cell table:style-name="Table84.B1" office:value-type="string">
            <text:p text:style-name="P173">判断两个迭代器是否相等.</text:p>
          </table:table-cell>
        </table:table-row>
      </table:table>
      <text:p text:style-name="P171"/>
      <text:list xml:id="list284747523" text:continue-numbering="true" text:style-name="WW8Num13">
        <text:list-item>
          <text:list>
            <text:list-item>
              <text:list>
                <text:list-item>
                  <text:h text:style-name="P218" text:outline-level="3"><text:soft-page-break/>output_iterator_t</text:h>
                </text:list-item>
              </text:list>
            </text:list-item>
          </text:list>
        </text:list-item>
      </text:list>
      <text:p text:style-name="P36"><text:span text:style-name="T18"><text:tab/></text:span><text:span text:style-name="T49">output_iterator_t</text:span><text:span text:style-name="T53">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181">iterator_set_value()</text:p>
          </table:table-cell>
          <table:table-cell table:style-name="Table85.B1" office:value-type="string">
            <text:p text:style-name="P173">设置迭代器指向的数据.</text:p>
          </table:table-cell>
        </table:table-row>
        <table:table-row table:style-name="Table85.1">
          <table:table-cell table:style-name="Table85.A1" office:value-type="string">
            <text:p text:style-name="P181">iterator_next()</text:p>
          </table:table-cell>
          <table:table-cell table:style-name="Table85.B1" office:value-type="string">
            <text:p text:style-name="P173">将迭代器向前移动,指向下一个数据.</text:p>
          </table:table-cell>
        </table:table-row>
      </table:table>
      <text:p text:style-name="P171"/>
      <text:list xml:id="list1921603337" text:continue-numbering="true" text:style-name="WW8Num13">
        <text:list-item>
          <text:list>
            <text:list-item>
              <text:list>
                <text:list-item>
                  <text:h text:style-name="P218" text:outline-level="3">forward_iterator_t</text:h>
                </text:list-item>
              </text:list>
            </text:list-item>
          </text:list>
        </text:list-item>
      </text:list>
      <text:p text:style-name="P36"><text:span text:style-name="T49"><text:tab/></text:span><text:span text:style-name="T49">forward_iterator_t</text:span><text:span text:style-name="T53">类型的迭代器支持</text:span><text:span text:style-name="T49">input_iterator_t</text:span><text:span text:style-name="T53">类型和</text:span><text:span text:style-name="T49">output_iterator_t</text:span><text:span text:style-name="T53">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181">iterator_get_value()</text:p>
          </table:table-cell>
          <table:table-cell table:style-name="Table86.B1" office:value-type="string">
            <text:p text:style-name="P173">获得迭代器指向的数据.</text:p>
          </table:table-cell>
        </table:table-row>
        <table:table-row table:style-name="Table86.1">
          <table:table-cell table:style-name="Table86.A1" office:value-type="string">
            <text:p text:style-name="P181">iterator_set_value()</text:p>
          </table:table-cell>
          <table:table-cell table:style-name="Table86.B1" office:value-type="string">
            <text:p text:style-name="P173">设置迭代器指向的数据.</text:p>
          </table:table-cell>
        </table:table-row>
        <table:table-row table:style-name="Table86.1">
          <table:table-cell table:style-name="Table86.A1" office:value-type="string">
            <text:p text:style-name="P181">iterator_get_pointer()</text:p>
          </table:table-cell>
          <table:table-cell table:style-name="Table86.B1" office:value-type="string">
            <text:p text:style-name="P173">获得迭代器指向的数据的指针.</text:p>
          </table:table-cell>
        </table:table-row>
        <table:table-row table:style-name="Table86.1">
          <table:table-cell table:style-name="Table86.A1" office:value-type="string">
            <text:p text:style-name="P181">iterator_next()</text:p>
          </table:table-cell>
          <table:table-cell table:style-name="Table86.B1" office:value-type="string">
            <text:p text:style-name="P173">将迭代器向前移动,指向下一个数据.</text:p>
          </table:table-cell>
        </table:table-row>
        <table:table-row table:style-name="Table86.1">
          <table:table-cell table:style-name="Table86.A1" office:value-type="string">
            <text:p text:style-name="P181">iterator_equal()</text:p>
          </table:table-cell>
          <table:table-cell table:style-name="Table86.B1" office:value-type="string">
            <text:p text:style-name="P173">判断两个迭代器是否相等.</text:p>
          </table:table-cell>
        </table:table-row>
      </table:table>
      <text:p text:style-name="P179"/>
      <text:list xml:id="list1919417774" text:continue-numbering="true" text:style-name="WW8Num13">
        <text:list-item>
          <text:list>
            <text:list-item>
              <text:list>
                <text:list-item>
                  <text:h text:style-name="P218" text:outline-level="3">bidirectional_iterator_t</text:h>
                </text:list-item>
              </text:list>
            </text:list-item>
          </text:list>
        </text:list-item>
      </text:list>
      <text:p text:style-name="P36"><text:span text:style-name="T49"><text:tab/>bidirectional_iterator_t</text:span><text:span text:style-name="T53">类型的迭代器是双向迭代器,除了支持</text:span><text:span text:style-name="T49">forward_iterator_t</text:span><text:span text:style-name="T53">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181">iterator_prev()</text:p>
          </table:table-cell>
          <table:table-cell table:style-name="Table87.B1" office:value-type="string">
            <text:p text:style-name="P173">将迭代器向后移动,指向上一个数据.</text:p>
          </table:table-cell>
        </table:table-row>
      </table:table>
      <text:p text:style-name="P179"/>
      <text:list xml:id="list459537054" text:continue-numbering="true" text:style-name="WW8Num13">
        <text:list-item>
          <text:list>
            <text:list-item>
              <text:list>
                <text:list-item>
                  <text:h text:style-name="P218" text:outline-level="3">random_access_iterator_t</text:h>
                </text:list-item>
              </text:list>
            </text:list-item>
          </text:list>
        </text:list-item>
      </text:list>
      <text:p text:style-name="P36"><text:span text:style-name="T49"><text:tab/></text:span><text:span text:style-name="T49">random_access_iterator_t</text:span><text:span text:style-name="T53">类型的迭代器在</text:span><text:span text:style-name="T49">bidirectional_iterator_t</text:span><text:span text:style-name="T53">类型的基础上又具备了随即访问能力,所以它支持的操作除了</text:span><text:span text:style-name="T49">bidirectional_iterator_t</text:span><text:span text:style-name="T53">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181">iterator_at()</text:p>
          </table:table-cell>
          <table:table-cell table:style-name="Table88.B1" office:value-type="string">
            <text:p text:style-name="P173">通过迭代器随即访问数据.</text:p>
          </table:table-cell>
        </table:table-row>
        <table:table-row table:style-name="Table88.1">
          <table:table-cell table:style-name="Table88.A1" office:value-type="string">
            <text:p text:style-name="P181">iterator_next_n()</text:p>
          </table:table-cell>
          <table:table-cell table:style-name="Table88.B1" office:value-type="string">
            <text:p text:style-name="P173">将迭代器向前移动n个数据位置.</text:p>
          </table:table-cell>
        </table:table-row>
        <table:table-row table:style-name="Table88.1">
          <table:table-cell table:style-name="Table88.A1" office:value-type="string">
            <text:p text:style-name="P176"><text:span text:style-name="T50">iter</text:span><text:span text:style-name="T50">ator_prev_n()</text:span></text:p>
          </table:table-cell>
          <table:table-cell table:style-name="Table88.B1" office:value-type="string">
            <text:p text:style-name="P173">将迭代器向后移动n个数据位置.</text:p>
          </table:table-cell>
        </table:table-row>
        <table:table-row table:style-name="Table88.1">
          <table:table-cell table:style-name="Table88.A1" office:value-type="string">
            <text:p text:style-name="P181">iterator_minus()</text:p>
          </table:table-cell>
          <table:table-cell table:style-name="Table88.B1" office:value-type="string">
            <text:p text:style-name="P173">获得两个迭代器的差.</text:p>
          </table:table-cell>
        </table:table-row>
        <table:table-row table:style-name="Table88.1">
          <table:table-cell table:style-name="Table88.A1" office:value-type="string">
            <text:p text:style-name="P181">iterator_less()</text:p>
          </table:table-cell>
          <table:table-cell table:style-name="Table88.B1" office:value-type="string">
            <text:p text:style-name="P173">判断第一个迭代器是否小于第二个迭代器.</text:p>
          </table:table-cell>
        </table:table-row>
        <table:table-row table:style-name="Table88.1">
          <table:table-cell table:style-name="Table88.A1" office:value-type="string">
            <text:p text:style-name="P181">iterator_less_equal()</text:p>
          </table:table-cell>
          <table:table-cell table:style-name="Table88.B1" office:value-type="string">
            <text:p text:style-name="P173">判断第一个迭代器是否小于等于第二个迭代器.</text:p>
          </table:table-cell>
        </table:table-row>
      </table:table>
      <text:p text:style-name="P36"><text:span text:style-name="T49"><text:tab/></text:span><text:span text:style-name="T53">下面的例子应用到了</text:span><text:span text:style-name="T49">random_access_iterator_t</text:span><text:span text:style-name="T53">类型的迭代器的特殊操作:</text:span></text:p>
      <text:p text:style-name="P179">#include &lt;stdio.h&gt;</text:p>
      <text:p text:style-name="P179"><text:soft-page-break/>#include &lt;cstl/cvector.h&gt;</text:p>
      <text:p text:style-name="P179"/>
      <text:p text:style-name="P179">int main(int argc, char* argv[])</text:p>
      <text:p text:style-name="P179">{</text:p>
      <text:p text:style-name="P179"><text:s text:c="4"/>vector_t t_v = create_vector(int);</text:p>
      <text:p text:style-name="P179"><text:s text:c="4"/>vector_iterator_t t_i;</text:p>
      <text:p text:style-name="P179"><text:s text:c="4"/>iterator_t t_begin;</text:p>
      <text:p text:style-name="P179"><text:s text:c="4"/>random_access_iterator_t t_last;</text:p>
      <text:p text:style-name="P179"><text:s text:c="4"/>int i = 0;</text:p>
      <text:p text:style-name="P179"/>
      <text:p text:style-name="P179"><text:s text:c="4"/>vector_init(&amp;t_v);</text:p>
      <text:p text:style-name="P179"><text:s text:c="4"/>for(i = -3; i &lt;= 9; ++i)</text:p>
      <text:p text:style-name="P179"><text:s text:c="4"/>{</text:p>
      <text:p text:style-name="P179"><text:s text:c="8"/>vector_push_back(&amp;t_v, i);</text:p>
      <text:p text:style-name="P179"><text:s text:c="4"/>}</text:p>
      <text:p text:style-name="P179"><text:s text:c="4"/>t_i = vector_end(&amp;t_v);</text:p>
      <text:p text:style-name="P179"><text:s text:c="4"/>printf("number/distance: %d, %d\n",</text:p>
      <text:p text:style-name="P179"><text:s text:c="8"/>iterator_minus(&amp;t_i, vector_begin(&amp;t_v)),</text:p>
      <text:p text:style-name="P179"><text:s text:c="8"/>iterator_distance(vector_begin(&amp;t_v), vector_end(&amp;t_v)));</text:p>
      <text:p text:style-name="P179"/>
      <text:p text:style-name="P179"><text:s text:c="4"/>for(t_i = vector_begin(&amp;t_v);</text:p>
      <text:p text:style-name="P179"><text:s text:c="8"/>iterator_less(&amp;t_i, vector_end(&amp;t_v));</text:p>
      <text:p text:style-name="P179"><text:s text:c="8"/>iterator_next(&amp;t_i))</text:p>
      <text:p text:style-name="P179"><text:s text:c="4"/>{</text:p>
      <text:p text:style-name="P179"><text:s text:c="8"/>printf("%d, ", *(int*)iterator_get_pointer(&amp;t_i));</text:p>
      <text:p text:style-name="P179"><text:s text:c="4"/>}</text:p>
      <text:p text:style-name="P179"><text:s text:c="4"/>printf("\n");</text:p>
      <text:p text:style-name="P179"/>
      <text:p text:style-name="P179"><text:s text:c="4"/>t_begin = vector_begin(&amp;t_v);</text:p>
      <text:p text:style-name="P179"><text:s text:c="4"/>for(i = 0; i &lt; (int)vector_size(&amp;t_v); ++i)</text:p>
      <text:p text:style-name="P179"><text:s text:c="4"/>{</text:p>
      <text:p text:style-name="P179"><text:s text:c="8"/>printf("%d, ", *(int*)iterator_at(&amp;t_begin, i));</text:p>
      <text:p text:style-name="P179"><text:s text:c="4"/>}</text:p>
      <text:p text:style-name="P179"><text:s text:c="4"/>printf("\n");</text:p>
      <text:p text:style-name="P179"/>
      <text:p text:style-name="P179"><text:s text:c="4"/>t_last = vector_end(&amp;t_v);</text:p>
      <text:p text:style-name="P179"><text:s text:c="4"/>iterator_prev(&amp;t_last);</text:p>
      <text:p text:style-name="P179"><text:s text:c="4"/>for(t_i = vector_begin(&amp;t_v);</text:p>
      <text:p text:style-name="P179"><text:s text:c="8"/>iterator_less(&amp;t_i, t_last);</text:p>
      <text:p text:style-name="P179"><text:s text:c="8"/>iterator_next_n(&amp;t_i, 2))</text:p>
      <text:p text:style-name="P179"><text:s text:c="4"/>{</text:p>
      <text:p text:style-name="P179"><text:s text:c="8"/>printf("%d, ", *(int*)iterator_get_pointer(&amp;t_i));</text:p>
      <text:p text:style-name="P179"><text:s text:c="4"/>}</text:p>
      <text:p text:style-name="P179"><text:s text:c="4"/>printf("\n");</text:p>
      <text:p text:style-name="P179"><text:soft-page-break/></text:p>
      <text:p text:style-name="P179"><text:s text:c="4"/>vector_destroy(&amp;t_v);</text:p>
      <text:p text:style-name="P179"/>
      <text:p text:style-name="P179"><text:s text:c="4"/>return 0;</text:p>
      <text:p text:style-name="P179">}</text:p>
      <text:p text:style-name="P171">结果:</text:p>
      <text:p text:style-name="P179">number/distance: 13, 13</text:p>
      <text:p text:style-name="P179">-3, -2, -1, 0, 1, 2, 3, 4, 5, 6, 7, 8, 9, </text:p>
      <text:p text:style-name="P179">-3, -2, -1, 0, 1, 2, 3, 4, 5, 6, 7, 8, 9, </text:p>
      <text:p text:style-name="P179">-3, -1, 1, 3, 5, 7,</text:p>
      <text:p text:style-name="P179"/>
      <text:p text:style-name="P192">这个例子不能应用除vector_t和deque_t以外的容器类型,因为其他的容器类型提供的迭代器不支持这个例子中的迭代器操作函数.</text:p>
      <text:p text:style-name="P171"><text:tab/>这个例子中有一段代码:</text:p>
      <text:p text:style-name="P179">t_last = vector_end(&amp;t_v);</text:p>
      <text:p text:style-name="P179">iterator_prev(&amp;t_last);</text:p>
      <text:p text:style-name="P171">这是保证迭代器访问数据不越界.</text:p>
      <text:p text:style-name="P185"><draw:g text:anchor-type="as-char" svg:y="0cm" draw:z-index="13" draw:style-name="gr1"><draw:rect draw:style-name="gr2" draw:text-style-name="P224" svg:width="17.781cm" svg:height="6.054cm" svg:x="0cm" svg:y="0cm"><text:p/></draw:rect><draw:frame draw:style-name="gr8" draw:text-style-name="P228" svg:width="1.273cm" svg:height="1.235cm" svg:x="1.586cm" svg:y="4.267cm"><draw:text-box><text:p text:style-name="P228"><text:span text:style-name="T78">1</text:span></text:p></draw:text-box></draw:frame><draw:frame draw:style-name="gr8" draw:text-style-name="P228" svg:width="1.273cm" svg:height="1.235cm" svg:x="3.493cm" svg:y="4.269cm"><draw:text-box><text:p text:style-name="P228"><text:span text:style-name="T78">2</text:span></text:p></draw:text-box></draw:frame><draw:frame draw:style-name="gr8" draw:text-style-name="P228" svg:width="1.273cm" svg:height="1.235cm" svg:x="5.398cm" svg:y="4.269cm"><draw:text-box><text:p text:style-name="P228"><text:span text:style-name="T78">3</text:span></text:p></draw:text-box></draw:frame><draw:frame draw:style-name="gr8" draw:text-style-name="P228" svg:width="1.273cm" svg:height="1.235cm" svg:x="7.303cm" svg:y="4.269cm"><draw:text-box><text:p text:style-name="P228"><text:span text:style-name="T78">4</text:span></text:p></draw:text-box></draw:frame><draw:frame draw:style-name="gr8" draw:text-style-name="P228" svg:width="1.273cm" svg:height="1.235cm" svg:x="9.206cm" svg:y="4.269cm"><draw:text-box><text:p text:style-name="P228"><text:span text:style-name="T78">5</text:span></text:p></draw:text-box></draw:frame><draw:frame draw:style-name="gr14" draw:text-style-name="P228" svg:width="1.273cm" svg:height="1.235cm" svg:x="11.111cm" svg:y="4.269cm"><draw:text-box><text:p/></draw:text-box></draw:frame><draw:g draw:style-name="gr15"><draw:custom-shape draw:style-name="gr16" draw:text-style-name="P225"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7" draw:text-style-name="P226" svg:width="2.225cm" svg:height="1.696cm" svg:x="1.588cm" svg:y="1.101cm"><draw:text-box><text:p text:style-name="P226"><text:span text:style-name="T78">begin()</text:span></text:p></draw:text-box></draw:frame></draw:g><draw:g draw:style-name="gr15"><draw:custom-shape draw:style-name="gr18" draw:text-style-name="P225"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226" svg:width="2.225cm" svg:height="1.696cm" svg:x="5.08cm" svg:y="1.101cm"><draw:text-box><text:p/></draw:text-box></draw:frame></draw:g><draw:g draw:style-name="gr15"><draw:custom-shape draw:style-name="gr18" draw:text-style-name="P225"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9" draw:text-style-name="P226" svg:width="2.225cm" svg:height="1.696cm" svg:x="8.89cm" svg:y="1.101cm"><draw:text-box><text:p/></draw:text-box></draw:frame></draw:g><draw:g draw:style-name="gr15"><draw:custom-shape draw:style-name="gr16" draw:text-style-name="P225"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7" draw:text-style-name="P226" svg:width="2.225cm" svg:height="1.696cm" svg:x="11.43cm" svg:y="1.101cm"><draw:text-box><text:p text:style-name="P226"><text:span text:style-name="T78">end()</text:span></text:p></draw:text-box></draw:frame></draw:g><draw:g draw:style-name="gr15"><draw:custom-shape draw:style-name="gr18" draw:text-style-name="P225"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7" draw:text-style-name="P226" svg:width="2.225cm" svg:height="1.696cm" svg:x="13.97cm" svg:y="1.101cm"><draw:text-box><text:p text:style-name="P226"><text:span text:style-name="T78">未定义的位置</text:span></text:p></draw:text-box></draw:frame></draw:g><draw:connector draw:style-name="gr20" draw:text-style-name="P224" draw:type="curve" svg:x1="1.529cm" svg:y1="0.621cm" svg:x2="3.51cm" svg:y2="0.623cm" svg:d="m1529 621c1487 0 498 2 1981 2"><text:p/></draw:connector><draw:connector draw:style-name="gr20" draw:text-style-name="P224" draw:type="curve" svg:x1="3.51cm" svg:y1="0.621cm" svg:x2="5.671cm" svg:y2="0.623cm" svg:d="m3510 621c1621 0 542 2 2161 2"><text:p/></draw:connector><draw:connector draw:style-name="gr20" draw:text-style-name="P224" draw:type="curve" svg:x1="5.669cm" svg:y1="0.621cm" svg:x2="8.551cm" svg:y2="0.623cm" svg:d="m5669 621c2161 0 722 2 2882 2"><text:p/></draw:connector></draw:g></text:p>
      <text:p text:style-name="P6"><text:tab/>迭代器在向前移动或者向后移动的过程中会发生越界,迭代器移动操作不检测是否越界(带有断言信息的版本会提示越界错误).所以在移动迭代器时一定要注意,不要越界.</text:p>
      <text:list xml:id="list1446919106" text:continue-numbering="true" text:style-name="WW8Num13">
        <text:list-item>
          <text:list>
            <text:list-item>
              <text:h text:style-name="P207" text:outline-level="2">迭代器的辅助操作</text:h>
            </text:list-item>
          </text:list>
        </text:list-item>
      </text:list>
      <text:p text:style-name="Standard"><text:span text:style-name="T3"><text:tab/></text:span><text:span text:style-name="T6">除了上面的基本的迭代器操作函数外</text:span><text:span text:style-name="T9">libcstl</text:span><text:span text:style-name="T6">还提供两个迭代器的辅助操作函数,</text:span><text:span text:style-name="T11">iterator_advance()</text:span><text:span text:style-name="T6">和</text:span><text:span text:style-name="T11">iterator_distance()</text:span><text:span text:style-name="T6">.</text:span></text:p>
      <text:list xml:id="list1997525617" text:continue-numbering="true" text:style-name="WW8Num13">
        <text:list-item>
          <text:list>
            <text:list-item>
              <text:list>
                <text:list-item>
                  <text:h text:style-name="P220" text:outline-level="3">使用iterator_advance()移动迭代器</text:h>
                </text:list-item>
              </text:list>
            </text:list-item>
          </text:list>
        </text:list-item>
      </text:list>
      <text:p text:style-name="P7"><text:tab/>这个辅助函数可以使任何迭代器一次移动多步(向前或向后),当迭代器为双向或随即迭代器时负数步数表示向后<text:soft-page-break/>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15">iterator_advance()</text:p>
          </table:table-cell>
          <table:table-cell table:style-name="Table89.B1" office:value-type="string">
            <text:p text:style-name="P8">一次移动迭代器n步.</text:p>
          </table:table-cell>
        </table:table-row>
      </table:table>
      <text:p text:style-name="P7"/>
      <text:p text:style-name="P60">下面是使用iterator_advance()的一个例子:</text:p>
      <text:p text:style-name="P14">#include &lt;stdio.h&gt;</text:p>
      <text:p text:style-name="P14">#include &lt;cstl/clist.h&gt;</text:p>
      <text:p text:style-name="P14"/>
      <text:p text:style-name="P14">int main(int argc, char* argv[])</text:p>
      <text:p text:style-name="P14">{</text:p>
      <text:p text:style-name="P14"><text:s text:c="4"/>list_t t_l = create_list(int);</text:p>
      <text:p text:style-name="P14"><text:s text:c="4"/>int i = 0;</text:p>
      <text:p text:style-name="P14"><text:s text:c="4"/>iterator_t t_i;</text:p>
      <text:p text:style-name="P14"/>
      <text:p text:style-name="P14"><text:s text:c="4"/>list_init(&amp;t_l);</text:p>
      <text:p text:style-name="P14"><text:s text:c="4"/>for(i = 1; i &lt;=9; ++i)</text:p>
      <text:p text:style-name="P14"><text:s text:c="4"/>{</text:p>
      <text:p text:style-name="P14"><text:s text:c="8"/>list_push_back(&amp;t_l, i);</text:p>
      <text:p text:style-name="P14"><text:s text:c="4"/>}</text:p>
      <text:p text:style-name="P14"/>
      <text:p text:style-name="P14"><text:s text:c="4"/>t_i = list_begin(&amp;t_l);</text:p>
      <text:p text:style-name="P14"><text:s text:c="4"/>printf("%d\n", *(int*)iterator_get_pointer(&amp;t_i));</text:p>
      <text:p text:style-name="P14"/>
      <text:p text:style-name="P14"><text:s text:c="4"/>iterator_advance(&amp;t_i, 3);</text:p>
      <text:p text:style-name="P14"><text:s text:c="4"/>printf("%d\n", *(int*)iterator_get_pointer(&amp;t_i));</text:p>
      <text:p text:style-name="P14"/>
      <text:p text:style-name="P14"><text:s text:c="4"/>iterator_advance(&amp;t_i, -1);</text:p>
      <text:p text:style-name="P14"><text:s text:c="4"/>printf("%d\n", *(int*)iterator_get_pointer(&amp;t_i));</text:p>
      <text:p text:style-name="P14"/>
      <text:p text:style-name="P14"><text:s text:c="4"/>list_destroy(&amp;t_l);</text:p>
      <text:p text:style-name="P14"/>
      <text:p text:style-name="P14"><text:s text:c="4"/>return 0;</text:p>
      <text:p text:style-name="P14">}</text:p>
      <text:p text:style-name="P7">结果:</text:p>
      <text:p text:style-name="P14">1</text:p>
      <text:p text:style-name="P14">4</text:p>
      <text:p text:style-name="P14">3</text:p>
      <text:list xml:id="list1136170515" text:continue-numbering="true" text:style-name="WW8Num13">
        <text:list-item>
          <text:list>
            <text:list-item>
              <text:list>
                <text:list-item>
                  <text:h text:style-name="P220" text:outline-level="3">使用iterator_distance()计算迭代器之间的距离</text:h>
                </text:list-item>
              </text:list>
            </text:list-item>
          </text:list>
        </text:list-item>
      </text:list>
      <text:p text:style-name="Standard"><text:span text:style-name="T8"><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15">iterator_distance()</text:p>
          </table:table-cell>
          <table:table-cell table:style-name="Table90.B1" office:value-type="string">
            <text:p text:style-name="P8">计算迭代器之间的距离.</text:p>
          </table:table-cell>
        </table:table-row>
      </table:table>
      <text:p text:style-name="P7"/>
      <text:p text:style-name="P7"><text:soft-page-break/><text:tab/>下面是使用iterator_distance()的例子:</text:p>
      <text:p text:style-name="P14">#include &lt;stdio.h&gt;</text:p>
      <text:p text:style-name="P14">#include &lt;cstl/clist.h&gt;</text:p>
      <text:p text:style-name="P14">#include &lt;cstl/calgorithm.h&gt;</text:p>
      <text:p text:style-name="P14"/>
      <text:p text:style-name="P14">int main(int argc, char* argv[])</text:p>
      <text:p text:style-name="P14">{</text:p>
      <text:p text:style-name="P14"><text:s text:c="4"/>list_t t_l = create_list(int);</text:p>
      <text:p text:style-name="P14"><text:s text:c="4"/>iterator_t t_i;</text:p>
      <text:p text:style-name="P14"><text:s text:c="4"/>int i = 0;</text:p>
      <text:p text:style-name="P14"/>
      <text:p text:style-name="P14"><text:s text:c="4"/>list_init(&amp;t_l);</text:p>
      <text:p text:style-name="P14"><text:s text:c="4"/>for(i = -3; i &lt;= 9; ++i)</text:p>
      <text:p text:style-name="P14"><text:s text:c="4"/>{</text:p>
      <text:p text:style-name="P14"><text:s text:c="8"/>list_push_back(&amp;t_l, i);</text:p>
      <text:p text:style-name="P14"><text:s text:c="4"/>}</text:p>
      <text:p text:style-name="P14"/>
      <text:p text:style-name="P14"><text:s text:c="4"/>t_i = algo_find(list_begin(&amp;t_l), list_end(&amp;t_l), 5);</text:p>
      <text:p text:style-name="P14"><text:s text:c="4"/>printf("distance between beginning and 5: %d\n",</text:p>
      <text:p text:style-name="P14"><text:s text:c="8"/>iterator_distance(list_begin(&amp;t_l), t_i));</text:p>
      <text:p text:style-name="P14"/>
      <text:p text:style-name="P14"><text:s text:c="4"/>list_destroy(&amp;t_l);</text:p>
      <text:p text:style-name="P14"/>
      <text:p text:style-name="P14"><text:s text:c="4"/>return 0;</text:p>
      <text:p text:style-name="P14">}</text:p>
      <text:p text:style-name="P7">结果:</text:p>
      <text:p text:style-name="P14">distance between beginning and 5: 8</text:p>
      <text:list xml:id="list1691773419" text:continue-numbering="true" text:style-name="WW8Num13">
        <text:list-item>
          <text:h text:style-name="P195" text:outline-level="1">libcstl函数</text:h>
          <text:list>
            <text:list-item>
              <text:h text:style-name="P207" text:outline-level="2">函数的作用</text:h>
            </text:list-item>
          </text:list>
        </text:list-item>
      </text:list>
      <text:p text:style-name="P60"><text:span text:style-name="T14">libcstl</text:span>提供了大量的函数,这些函数主要用来为算法提供扩展功能.算法中每一个算法都有一个后缀为if的版本,这个版本接受函数作为操作的规则.</text:p>
      <text:list xml:id="list1702203519" text:continue-numbering="true" text:style-name="WW8Num13">
        <text:list-item>
          <text:list>
            <text:list-item>
              <text:list>
                <text:list-item>
                  <text:h text:style-name="P220" text:outline-level="3"><text:soft-page-break/>作为谓词</text:h>
                </text:list-item>
              </text:list>
            </text:list-item>
          </text:list>
        </text:list-item>
      </text:list>
      <text:p text:style-name="Standard"><text:span text:style-name="T8"><text:tab/></text:span><text:span text:style-name="T6">函数中很大一部分是作为谓词使用的.例如作为排序的二元谓词:</text:span></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size_t t_limit = 1000;</text:p>
      <text:p text:style-name="P14"><text:s text:c="4"/>size_t t_output = 0;</text:p>
      <text:p text:style-name="P14"><text:s text:c="4"/>int i = 0;</text:p>
      <text:p text:style-name="P14"/>
      <text:p text:style-name="P14"><text:s text:c="4"/>vector_init(&amp;t_v);</text:p>
      <text:p text:style-name="P14"><text:s text:c="4"/>for(i = 0; i &lt; 10; ++i)</text:p>
      <text:p text:style-name="P14"><text:s text:c="4"/>{</text:p>
      <text:p text:style-name="P14"><text:s text:c="8"/>fun_random_number(&amp;t_limit, &amp;t_output);</text:p>
      <text:p text:style-name="P14"><text:s text:c="8"/>vector_push_back(&amp;t_v, t_output);</text:p>
      <text:p text:style-name="P14"><text:s text:c="4"/>}</text:p>
      <text:p text:style-name="P14"><text:s text:c="4"/>algo_for_each(vector_begin(&amp;t_v), vector_end(&amp;t_v), _print);</text:p>
      <text:p text:style-name="P14"><text:s text:c="4"/>printf("\n");</text:p>
      <text:p text:style-name="P14"/>
      <text:p text:style-name="P14"><text:s text:c="4"/>algo_sort(vector_begin(&amp;t_v), vector_end(&amp;t_v));</text:p>
      <text:p text:style-name="P14"><text:s text:c="4"/>algo_for_each(vector_begin(&amp;t_v), vector_end(&amp;t_v), _print);</text:p>
      <text:p text:style-name="P14"><text:s text:c="4"/>printf("\n");</text:p>
      <text:p text:style-name="P14"/>
      <text:p text:style-name="P14"><text:s text:c="4"/>algo_random_shuffle(vector_begin(&amp;t_v), vector_end(&amp;t_v));</text:p>
      <text:p text:style-name="P14"><text:s text:c="4"/>algo_for_each(vector_begin(&amp;t_v), vector_end(&amp;t_v), _print);</text:p>
      <text:p text:style-name="P14"><text:s text:c="4"/>printf("\n");</text:p>
      <text:p text:style-name="P14"/>
      <text:p text:style-name="P14"><text:s text:c="4"/>algo_sort_if(vector_begin(&amp;t_v), vector_end(&amp;t_v), fun_great_int);</text:p>
      <text:p text:style-name="P14"><text:s text:c="4"/>algo_for_each(vector_begin(&amp;t_v), vector_end(&amp;t_v), _print);</text:p>
      <text:p text:style-name="P14"><text:s text:c="4"/>printf("\n");</text:p>
      <text:p text:style-name="P14"/>
      <text:p text:style-name="P14"><text:s text:c="4"/>vector_destroy(&amp;t_v);</text:p>
      <text:p text:style-name="P14"/>
      <text:p text:style-name="P14"><text:s text:c="4"/>return 0;</text:p>
      <text:p text:style-name="P14">}</text:p>
      <text:p text:style-name="P14"/>
      <text:p text:style-name="P14"><text:soft-page-break/>static void _print(const void* cpv_input, void* pv_output)</text:p>
      <text:p text:style-name="P14">{</text:p>
      <text:p text:style-name="P14"><text:s text:c="4"/>printf("%d ", *(int*)cpv_input);</text:p>
      <text:p text:style-name="P14">}</text:p>
      <text:p text:style-name="P7">首先在容器中插入了10个随即数.然后使用algo_sort()排序,这个排序算法使用默认的小于规则.接下来将已经排序的数据大乱,在使用algo_sort_if()排序,这个排序接受一个用户定义排序规则,例子中使用了<text:span text:style-name="T14">libcstl</text:span>预定义的二元函数fun_great_int.则个二元函数的输出是bool_t类型所以它就是二元谓词.输出结果:</text:p>
      <text:p text:style-name="P14">275 388 439 495 412 236 484 548 331 75 </text:p>
      <text:p text:style-name="P14">75 236 275 331 388 412 439 484 495 548 </text:p>
      <text:p text:style-name="P14">548 275 75 495 439 331 388 236 412 484 </text:p>
      <text:p text:style-name="P14">548 495 484 439 412 388 331 275 236 75</text:p>
      <text:p text:style-name="P14"/>
      <text:p text:style-name="Standard"><text:span text:style-name="T11"><text:tab/></text:span><text:span text:style-name="T6">下面是一个使用一元谓词的例子:</text:span></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static void _mod3(const void* cpv_input, void* pv_output);</text:p>
      <text:p text:style-name="P14"/>
      <text:p text:style-name="P14">int main(int argc, char* argv[])</text:p>
      <text:p text:style-name="P14">{</text:p>
      <text:p text:style-name="P14"><text:s text:c="4"/>vector_t t_v1 = create_vector(int);</text:p>
      <text:p text:style-name="P14"><text:s text:c="4"/>vector_t t_v2 = create_vector(int);</text:p>
      <text:p text:style-name="P14"><text:s text:c="4"/>int i = 0;</text:p>
      <text:p text:style-name="P14"/>
      <text:p text:style-name="P14"><text:s text:c="4"/>vector_init(&amp;t_v1);</text:p>
      <text:p text:style-name="P14"><text:s text:c="4"/>vector_init(&amp;t_v2);</text:p>
      <text:p text:style-name="P14"><text:s text:c="4"/>for(i = 1; i &lt;= 10; ++i)</text:p>
      <text:p text:style-name="P14"><text:s text:c="4"/>{</text:p>
      <text:p text:style-name="P14"><text:s text:c="8"/>vector_push_back(&amp;t_v1, i);</text:p>
      <text:p text:style-name="P14"><text:s text:c="8"/>vector_push_back(&amp;t_v2, i);</text:p>
      <text:p text:style-name="P14"><text:s text:c="4"/>}</text:p>
      <text:p text:style-name="P14"><text:s text:c="4"/>printf("before remove:\n");</text:p>
      <text:p text:style-name="P14"><text:s text:c="4"/>printf("vector1: ");</text:p>
      <text:p text:style-name="P14"><text:s text:c="4"/>algo_for_each(vector_begin(&amp;t_v1), vector_end(&amp;t_v1), _print);</text:p>
      <text:p text:style-name="P14"><text:s text:c="4"/>printf("\n");</text:p>
      <text:p text:style-name="P14"><text:s text:c="4"/>printf("vector2: ");</text:p>
      <text:p text:style-name="P14"><text:s text:c="4"/>algo_for_each(vector_begin(&amp;t_v2), vector_end(&amp;t_v2), _print);</text:p>
      <text:p text:style-name="P14"><text:s text:c="4"/>printf("\n");</text:p>
      <text:p text:style-name="P14"/>
      <text:p text:style-name="P14"><text:s text:c="4"/>algo_remove(vector_begin(&amp;t_v1), vector_end(&amp;t_v1), 3);</text:p>
      <text:p text:style-name="P14"><text:s text:c="4"/>algo_remove_if(vector_begin(&amp;t_v2), vector_end(&amp;t_v2), _mod3);</text:p>
      <text:p text:style-name="P14"><text:s text:c="4"/>printf("after remove:\n");</text:p>
      <text:p text:style-name="P14"><text:soft-page-break/><text:s text:c="4"/>printf("vector1: ");</text:p>
      <text:p text:style-name="P14"><text:s text:c="4"/>algo_for_each(vector_begin(&amp;t_v1), vector_end(&amp;t_v1), _print);</text:p>
      <text:p text:style-name="P14"><text:s text:c="4"/>printf("\n");</text:p>
      <text:p text:style-name="P14"><text:s text:c="4"/>printf("vector2: ");</text:p>
      <text:p text:style-name="P14"><text:s text:c="4"/>algo_for_each(vector_begin(&amp;t_v2), vector_end(&amp;t_v2), _print);</text:p>
      <text:p text:style-name="P14"><text:s text:c="4"/>printf("\n");</text:p>
      <text:p text:style-name="P14"/>
      <text:p text:style-name="P14"><text:s text:c="4"/>vector_destroy(&amp;t_v1);</text:p>
      <text:p text:style-name="P14"><text:s text:c="4"/>vector_destroy(&amp;t_v2);</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od3(const void* cpv_input, void* pv_output)</text:p>
      <text:p text:style-name="P14">{</text:p>
      <text:p text:style-name="P14"><text:s text:c="4"/>if(*(int*)cpv_input % 3 == 0)</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7">在algo_remove_if()中_mod3就是用户定义的一元谓词.结果如下:</text:p>
      <text:p text:style-name="P14">before remove:</text:p>
      <text:p text:style-name="P14">vector1: 1 2 3 4 5 6 7 8 9 10 </text:p>
      <text:p text:style-name="P14">vector2: 1 2 3 4 5 6 7 8 9 10 </text:p>
      <text:p text:style-name="P14">after remove:</text:p>
      <text:p text:style-name="P14">vector1: 1 2 4 5 6 7 8 9 10 10 </text:p>
      <text:p text:style-name="P14">vector2: 1 2 4 5 7 8 10 8 9 10</text:p>
      <text:list xml:id="list249576554" text:continue-numbering="true" text:style-name="WW8Num13">
        <text:list-item>
          <text:list>
            <text:list-item>
              <text:list>
                <text:list-item>
                  <text:h text:style-name="P220" text:outline-level="3">作为行为规则</text:h>
                </text:list-item>
              </text:list>
            </text:list-item>
          </text:list>
        </text:list-item>
      </text:list>
      <text:p text:style-name="Standard"><text:span text:style-name="T8"><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7">algo_generate()它使用用户定义的函数来产生数据.</text:p>
      <text:p text:style-name="P14">#include &lt;stdio.h&gt;</text:p>
      <text:p text:style-name="P14"><text:soft-page-break/>#include &lt;cstl/cvector.h&gt;</text:p>
      <text:p text:style-name="P14">#include &lt;cstl/calgorithm.h&gt;</text:p>
      <text:p text:style-name="P14"/>
      <text:p text:style-name="P14">static void _print(const void* cpv_input, void* pv_output);</text:p>
      <text:p text:style-name="P14">static void _generate(const void* cpv_input, void* pv_output);</text:p>
      <text:p text:style-name="P14"/>
      <text:p text:style-name="P14">int main(int argc, char* argv[])</text:p>
      <text:p text:style-name="P14">{</text:p>
      <text:p text:style-name="P14"><text:s text:c="4"/>vector_t t_v = create_vector(int);</text:p>
      <text:p text:style-name="P14"/>
      <text:p text:style-name="P14"><text:s text:c="4"/>vector_init_n(&amp;t_v, 10);</text:p>
      <text:p text:style-name="P14"><text:s text:c="4"/>algo_for_each(vector_begin(&amp;t_v), vector_end(&amp;t_v), _print);</text:p>
      <text:p text:style-name="P14"><text:s text:c="4"/>printf("\n");</text:p>
      <text:p text:style-name="P14"><text:s text:c="4"/>algo_generate(vector_begin(&amp;t_v), vector_end(&amp;t_v), _generate);</text:p>
      <text:p text:style-name="P14"><text:s text:c="4"/>algo_for_each(vector_begin(&amp;t_v), vector_end(&amp;t_v), _print);</text:p>
      <text:p text:style-name="P14"><text:s text:c="4"/>printf("\n");</text:p>
      <text:p text:style-name="P14"><text:s text:c="4"/></text:p>
      <text:p text:style-name="P14"><text:s text:c="4"/>vector_destroy(&amp;t_v);</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generate(const void* cpv_input, void* pv_output)</text:p>
      <text:p text:style-name="P14">{</text:p>
      <text:p text:style-name="P14"><text:s text:c="4"/>*(int*)pv_output = 100;</text:p>
      <text:p text:style-name="P14">}</text:p>
      <text:p text:style-name="P7">结果:</text:p>
      <text:p text:style-name="P14">0 0 0 0 0 0 0 0 0 0 </text:p>
      <text:p text:style-name="P14">100 100 100 100 100 100 100 100 100 100</text:p>
      <text:list xml:id="list647107455" text:continue-numbering="true" text:style-name="WW8Num13">
        <text:list-item>
          <text:list>
            <text:list-item>
              <text:h text:style-name="P207" text:outline-level="2">函数的类型</text:h>
            </text:list-item>
          </text:list>
        </text:list-item>
      </text:list>
      <text:p text:style-name="Standard"><text:span text:style-name="T8"><text:tab/></text:span><text:span text:style-name="T9">libcstl</text:span><text:span text:style-name="T6">函数分为两种,一元函数和二元函数,它们的形式不同,应用在不同的算法中.</text:span></text:p>
      <text:list xml:id="list129497354" text:continue-numbering="true" text:style-name="WW8Num13">
        <text:list-item>
          <text:list>
            <text:list-item>
              <text:list>
                <text:list-item>
                  <text:h text:style-name="P220" text:outline-level="3"><text:soft-page-break/>一元函数</text:h>
                </text:list-item>
              </text:list>
            </text:list-item>
          </text:list>
        </text:list-item>
      </text:list>
      <text:p text:style-name="Standard"><text:span text:style-name="T8"><text:tab/></text:span><text:span text:style-name="T6">一元函数具有如下形式</text:span></text:p>
      <text:p text:style-name="P62">void unary_function(const void* cpv_input, void* pv_output);</text:p>
      <text:p text:style-name="P60">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574391458" text:continue-numbering="true" text:style-name="WW8Num13">
        <text:list-item>
          <text:list>
            <text:list-item>
              <text:list>
                <text:list-item>
                  <text:h text:style-name="P220" text:outline-level="3">二元函数</text:h>
                </text:list-item>
              </text:list>
            </text:list-item>
          </text:list>
        </text:list-item>
      </text:list>
      <text:p text:style-name="P60">二元函数具有如下形式</text:p>
      <text:p text:style-name="P62">void binary_function(</text:p>
      <text:p text:style-name="P70">const void* cpv_first, const void* cpv_second, void* pv_output);</text:p>
      <text:p text:style-name="P60">前两个参数是输入数据,最后一个参数是输出数据.同一元函数的输出类型相同二元函数的输出也会有很多类型.当输出类型是bool_t是就是二元谓词.</text:p>
      <text:list xml:id="list1169049204" text:continue-numbering="true" text:style-name="WW8Num13">
        <text:list-item>
          <text:list>
            <text:list-item>
              <text:h text:style-name="P207" text:outline-level="2">预定义的函数</text:h>
            </text:list-item>
          </text:list>
        </text:list-item>
      </text:list>
      <text:p text:style-name="Standard"><text:span text:style-name="T3"><text:tab/></text:span><text:span text:style-name="T9">libcstl</text:span><text:span text:style-name="T6">提供了很多预定义的函数,具体分为几大类,每一类中都针对C内部类型分别定义了具体的函数.要使用函数必须包含头文件</text:span><text:span text:style-name="T11">&lt;cstl/cfunctional.h&gt;</text:span></text:p>
      <text:p text:style-name="P14">#include &lt;cstl/cfunctional.h&gt;</text:p>
      <text:list xml:id="list2134961861" text:continue-numbering="true" text:style-name="WW8Num13">
        <text:list-item>
          <text:list>
            <text:list-item>
              <text:list>
                <text:list-item>
                  <text:h text:style-name="P220" text:outline-level="3">算术运算函数</text:h>
                </text:list-item>
              </text:list>
            </text:list-item>
          </text:list>
        </text:list-item>
      </text:list>
      <text:p text:style-name="Standard"><text:span text:style-name="T8"><text:tab/></text:span><text:span text:style-name="T9">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15">fun_plus_xxxx()</text:p>
          </table:table-cell>
          <table:table-cell table:style-name="Table91.B1" office:value-type="string">
            <text:p text:style-name="P8">加法操作函数.</text:p>
          </table:table-cell>
        </table:table-row>
        <table:table-row table:style-name="Table91.1">
          <table:table-cell table:style-name="Table91.A1" office:value-type="string">
            <text:p text:style-name="P15">fun_minus_xxxx()</text:p>
          </table:table-cell>
          <table:table-cell table:style-name="Table91.B1" office:value-type="string">
            <text:p text:style-name="P8">减法操作函数.</text:p>
          </table:table-cell>
        </table:table-row>
        <table:table-row table:style-name="Table91.1">
          <table:table-cell table:style-name="Table91.A1" office:value-type="string">
            <text:p text:style-name="P15">fun_multiplies_xxxx()</text:p>
          </table:table-cell>
          <table:table-cell table:style-name="Table91.B1" office:value-type="string">
            <text:p text:style-name="P8">乘法操作函数.</text:p>
          </table:table-cell>
        </table:table-row>
        <table:table-row table:style-name="Table91.1">
          <table:table-cell table:style-name="Table91.A1" office:value-type="string">
            <text:p text:style-name="P15">fun_divides_xxxx()</text:p>
          </table:table-cell>
          <table:table-cell table:style-name="Table91.B1" office:value-type="string">
            <text:p text:style-name="P8">除法操作函数.</text:p>
          </table:table-cell>
        </table:table-row>
        <table:table-row table:style-name="Table91.1">
          <table:table-cell table:style-name="Table91.A1" office:value-type="string">
            <text:p text:style-name="P15">fun_modulus_xxxx()</text:p>
          </table:table-cell>
          <table:table-cell table:style-name="Table91.B1" office:value-type="string">
            <text:p text:style-name="P8">求余操作函数.</text:p>
          </table:table-cell>
        </table:table-row>
        <table:table-row table:style-name="Table91.1">
          <table:table-cell table:style-name="Table91.A1" office:value-type="string">
            <text:p text:style-name="P15">fun_negate_xxxx()</text:p>
          </table:table-cell>
          <table:table-cell table:style-name="Table91.B1" office:value-type="string">
            <text:p text:style-name="P8">求反操作函数.</text:p>
          </table:table-cell>
        </table:table-row>
      </table:table>
      <text:p text:style-name="Standard"><text:span text:style-name="T6">其中的xxxx代表C的内部类型,例如针对int类型的除法操作函数为</text:span><text:span text:style-name="T8">fun_divides_int()</text:span><text:span text:style-name="T6">.</text:span></text:p>
      <text:p text:style-name="P7"/>
      <text:list xml:id="list1405192648" text:continue-numbering="true" text:style-name="WW8Num13">
        <text:list-item>
          <text:list>
            <text:list-item>
              <text:list>
                <text:list-item>
                  <text:h text:style-name="P220" text:outline-level="3"><text:soft-page-break/>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15">fun_equal_xxxx()</text:p>
          </table:table-cell>
          <table:table-cell table:style-name="Table92.B1" office:value-type="string">
            <text:p text:style-name="P8">判断两个数据是否相等.</text:p>
          </table:table-cell>
        </table:table-row>
        <table:table-row table:style-name="Table92.1">
          <table:table-cell table:style-name="Table92.A1" office:value-type="string">
            <text:p text:style-name="P22"><text:span text:style-name="T11">fun_not_equal</text:span><text:span text:style-name="T11">_xxxx()</text:span></text:p>
          </table:table-cell>
          <table:table-cell table:style-name="Table92.B1" office:value-type="string">
            <text:p text:style-name="P8">判断两个数据是否不等.</text:p>
          </table:table-cell>
        </table:table-row>
        <table:table-row table:style-name="Table92.1">
          <table:table-cell table:style-name="Table92.A1" office:value-type="string">
            <text:p text:style-name="P15">fun_great_xxxx()</text:p>
          </table:table-cell>
          <table:table-cell table:style-name="Table92.B1" office:value-type="string">
            <text:p text:style-name="P8">判断第一个数据是否大于第二个数据.</text:p>
          </table:table-cell>
        </table:table-row>
        <table:table-row table:style-name="Table92.1">
          <table:table-cell table:style-name="Table92.A1" office:value-type="string">
            <text:p text:style-name="P15">fun_great_equal_xxxx()</text:p>
          </table:table-cell>
          <table:table-cell table:style-name="Table92.B1" office:value-type="string">
            <text:p text:style-name="P8">判断第一个数据是否大于等于第二个数据.</text:p>
          </table:table-cell>
        </table:table-row>
        <table:table-row table:style-name="Table92.1">
          <table:table-cell table:style-name="Table92.A1" office:value-type="string">
            <text:p text:style-name="P15">fun_less_xxxx()</text:p>
          </table:table-cell>
          <table:table-cell table:style-name="Table92.B1" office:value-type="string">
            <text:p text:style-name="P8">判断第一个数据是否小于第二个数据.</text:p>
          </table:table-cell>
        </table:table-row>
        <table:table-row table:style-name="Table92.1">
          <table:table-cell table:style-name="Table92.A1" office:value-type="string">
            <text:p text:style-name="P15">fun_less_equal()</text:p>
          </table:table-cell>
          <table:table-cell table:style-name="Table92.B1" office:value-type="string">
            <text:p text:style-name="P8">判断第一个数据是否小于等于第二个数据.</text:p>
          </table:table-cell>
        </table:table-row>
      </table:table>
      <text:p text:style-name="P11"/>
      <text:list xml:id="list1495267551" text:continue-numbering="true" text:style-name="WW8Num13">
        <text:list-item>
          <text:list>
            <text:list-item>
              <text:list>
                <text:list-item>
                  <text:h text:style-name="P220"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15">fun_logical_and_xxxx()</text:p>
          </table:table-cell>
          <table:table-cell table:style-name="Table93.B1" office:value-type="string">
            <text:p text:style-name="P8">逻辑与操作.</text:p>
          </table:table-cell>
        </table:table-row>
        <table:table-row table:style-name="Table93.1">
          <table:table-cell table:style-name="Table93.A1" office:value-type="string">
            <text:p text:style-name="P22"><text:span text:style-name="T11">fu</text:span><text:span text:style-name="T11">n_logical_or_xxxx()</text:span></text:p>
          </table:table-cell>
          <table:table-cell table:style-name="Table93.B1" office:value-type="string">
            <text:p text:style-name="P8">逻辑或操作.</text:p>
          </table:table-cell>
        </table:table-row>
        <table:table-row table:style-name="Table93.1">
          <table:table-cell table:style-name="Table93.A1" office:value-type="string">
            <text:p text:style-name="P15">fun_logical_not_xxxx()</text:p>
          </table:table-cell>
          <table:table-cell table:style-name="Table93.B1" office:value-type="string">
            <text:p text:style-name="P8">逻辑非操作.</text:p>
          </table:table-cell>
        </table:table-row>
      </table:table>
      <text:p text:style-name="P11"/>
      <text:list xml:id="list1031552524" text:continue-numbering="true" text:style-name="WW8Num13">
        <text:list-item>
          <text:list>
            <text:list-item>
              <text:list>
                <text:list-item>
                  <text:h text:style-name="P220"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15">fun_random_number()</text:p>
          </table:table-cell>
          <table:table-cell table:style-name="Table94.B1" office:value-type="string">
            <text:p text:style-name="P8">产生随机数.</text:p>
          </table:table-cell>
        </table:table-row>
        <table:table-row table:style-name="Table94.1">
          <table:table-cell table:style-name="Table94.A1" office:value-type="string">
            <text:p text:style-name="P15">fun_default_unary()</text:p>
          </table:table-cell>
          <table:table-cell table:style-name="Table94.B1" office:value-type="string">
            <text:p text:style-name="P8">默认的一元函数.</text:p>
          </table:table-cell>
        </table:table-row>
        <table:table-row table:style-name="Table94.1">
          <table:table-cell table:style-name="Table94.A1" office:value-type="string">
            <text:p text:style-name="P15">fun_default_binary()</text:p>
          </table:table-cell>
          <table:table-cell table:style-name="Table94.B1" office:value-type="string">
            <text:p text:style-name="P8">默认的二元函数.</text:p>
          </table:table-cell>
        </table:table-row>
      </table:table>
      <text:p text:style-name="P11"/>
      <text:list xml:id="list526407605" text:continue-numbering="true" text:style-name="WW8Num13">
        <text:list-item>
          <text:h text:style-name="P195" text:outline-level="1">libcstl算法</text:h>
        </text:list-item>
      </text:list>
      <text:p text:style-name="Standard"><text:span text:style-name="T13"><text:tab/></text:span><text:span text:style-name="T9">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0">&lt;cstl/calgorithm.h&gt;</text:span></text:p>
      <text:p text:style-name="P13">#include &lt;cstl/calgorithm.h&gt;</text:p>
      <text:p text:style-name="Standard"><text:span text:style-name="T6">其中算术算法不在这个头文件中,要使用算术算法必须包含头文件</text:span><text:span text:style-name="T11">&lt;cstl/cnumeric.h&gt;</text:span></text:p>
      <text:p text:style-name="P14">#include &lt;cstl/cnumeric.h&gt;</text:p>
      <text:list xml:id="list883452932" text:continue-numbering="true" text:style-name="WW8Num13">
        <text:list-item>
          <text:list>
            <text:list-item>
              <text:h text:style-name="P207"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7"><text:tab/>一个算法通常会有基本形式,后缀为_if的形式,后缀为_copy的形式.但并不是所有的函数都是这样的.</text:p>
      <text:p text:style-name="Standard"><text:span text:style-name="T6"><text:tab/></text:span><text:span text:style-name="T8">后缀为_if的形式:</text:span></text:p>
      <text:p text:style-name="Standard"><text:span text:style-name="T8"><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8">后缀为_copy的形式:</text:span></text:p>
      <text:p text:style-name="Standard"><text:span text:style-name="T8"><text:tab/></text:span><text:span text:style-name="T6">后缀为_copy的形式是将算法的执行结果拷贝到另一个数据区间中.对于输出的数据区间来说这些算法都是质变算法.</text:span></text:p>
      <text:list xml:id="list1499896382" text:continue-numbering="true" text:style-name="WW8Num13">
        <text:list-item>
          <text:list>
            <text:list-item>
              <text:h text:style-name="P207"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15">algo_for_each()</text:p>
          </table:table-cell>
          <table:table-cell table:style-name="Table95.B1" office:value-type="string">
            <text:p text:style-name="P8">对数据区间内的所有数据都执行一次指定的操作.</text:p>
          </table:table-cell>
        </table:table-row>
        <table:table-row table:style-name="Table95.1">
          <table:table-cell table:style-name="Table95.A1" office:value-type="string">
            <text:p text:style-name="P15">algo_find()</text:p>
          </table:table-cell>
          <table:table-cell table:style-name="Table95.B1" office:value-type="string">
            <text:p text:style-name="P8">在指定的数据区间查找指定的数据.</text:p>
          </table:table-cell>
        </table:table-row>
        <table:table-row table:style-name="Table95.1">
          <table:table-cell table:style-name="Table95.A1" office:value-type="string">
            <text:p text:style-name="P15">algo_find_if()</text:p>
          </table:table-cell>
          <table:table-cell table:style-name="Table95.B1" office:value-type="string">
            <text:p text:style-name="P8">使用特定的规则在指定的数据区间查找指定的数据.</text:p>
          </table:table-cell>
        </table:table-row>
        <table:table-row table:style-name="Table95.1">
          <table:table-cell table:style-name="Table95.A1" office:value-type="string">
            <text:p text:style-name="P15">algo_adjacent_find()</text:p>
          </table:table-cell>
          <table:table-cell table:style-name="Table95.B1" office:value-type="string">
            <text:p text:style-name="P8">找到第一组满足相邻两个数据相等的数据.</text:p>
          </table:table-cell>
        </table:table-row>
        <table:table-row table:style-name="Table95.1">
          <table:table-cell table:style-name="Table95.A1" office:value-type="string">
            <text:p text:style-name="P15">algo_adjacent_find_if()</text:p>
          </table:table-cell>
          <table:table-cell table:style-name="Table95.B1" office:value-type="string">
            <text:p text:style-name="P8">找到第一组满足指定条件的相邻的数据.</text:p>
          </table:table-cell>
        </table:table-row>
        <table:table-row table:style-name="Table95.1">
          <table:table-cell table:style-name="Table95.A1" office:value-type="string">
            <text:p text:style-name="P15">algo_find_first_of()</text:p>
          </table:table-cell>
          <table:table-cell table:style-name="Table95.B1" office:value-type="string">
            <text:p text:style-name="P8">找到第二个数据区间中任意数据在第一个区间中出现的位置.</text:p>
          </table:table-cell>
        </table:table-row>
        <table:table-row table:style-name="Table95.1">
          <table:table-cell table:style-name="Table95.A1" office:value-type="string">
            <text:p text:style-name="P15">algo_find_first_of_if()</text:p>
          </table:table-cell>
          <table:table-cell table:style-name="Table95.B1" office:value-type="string">
            <text:p text:style-name="P8">使用指定规则找到第二个区间中任意数据在第一个区间中出现的位置.</text:p>
          </table:table-cell>
        </table:table-row>
        <table:table-row table:style-name="Table95.1">
          <table:table-cell table:style-name="Table95.A1" office:value-type="string">
            <text:p text:style-name="P15">algo_count()</text:p>
          </table:table-cell>
          <table:table-cell table:style-name="Table95.B1" office:value-type="string">
            <text:p text:style-name="P8">统计指定数据在数据区间中的数量.</text:p>
          </table:table-cell>
        </table:table-row>
        <table:table-row table:style-name="Table95.1">
          <table:table-cell table:style-name="Table95.A1" office:value-type="string">
            <text:p text:style-name="P15">algo_count_if()</text:p>
          </table:table-cell>
          <table:table-cell table:style-name="Table95.B1" office:value-type="string">
            <text:p text:style-name="P8">统计满足指定规则的数据在数据区间中的数量.</text:p>
          </table:table-cell>
        </table:table-row>
        <table:table-row table:style-name="Table95.1">
          <table:table-cell table:style-name="Table95.A1" office:value-type="string">
            <text:p text:style-name="P15">algo_mismatch()</text:p>
          </table:table-cell>
          <table:table-cell table:style-name="Table95.B1" office:value-type="string">
            <text:p text:style-name="P8">找到两个区间中数据不相同的第一个位置.</text:p>
          </table:table-cell>
        </table:table-row>
        <table:table-row table:style-name="Table95.1">
          <table:table-cell table:style-name="Table95.A1" office:value-type="string">
            <text:p text:style-name="P15">algo_mismatch_if()</text:p>
          </table:table-cell>
          <table:table-cell table:style-name="Table95.B1" office:value-type="string">
            <text:p text:style-name="P8">找到两个区间中数据不满足规则的第一个位置.</text:p>
          </table:table-cell>
        </table:table-row>
        <table:table-row table:style-name="Table95.1">
          <table:table-cell table:style-name="Table95.A1" office:value-type="string">
            <text:p text:style-name="P15">algo_equal()</text:p>
          </table:table-cell>
          <table:table-cell table:style-name="Table95.B1" office:value-type="string">
            <text:p text:style-name="P8">判断两个区间的数据是否相等.</text:p>
          </table:table-cell>
        </table:table-row>
        <table:table-row table:style-name="Table95.1">
          <table:table-cell table:style-name="Table95.A1" office:value-type="string">
            <text:p text:style-name="P22"><text:span text:style-name="T11">algo_eq</text:span><text:span text:style-name="T11">ual_if()</text:span></text:p>
          </table:table-cell>
          <table:table-cell table:style-name="Table95.B1" office:value-type="string">
            <text:p text:style-name="P8">判断两个区间的数据是否满足特定规则.</text:p>
          </table:table-cell>
        </table:table-row>
        <table:table-row table:style-name="Table95.1">
          <table:table-cell table:style-name="Table95.A1" office:value-type="string">
            <text:p text:style-name="P15">algo_search()</text:p>
          </table:table-cell>
          <table:table-cell table:style-name="Table95.B1" office:value-type="string">
            <text:p text:style-name="P8">查找第一个与第二个区间匹配的位置.</text:p>
          </table:table-cell>
        </table:table-row>
        <table:table-row table:style-name="Table95.1">
          <table:table-cell table:style-name="Table95.A1" office:value-type="string">
            <text:p text:style-name="P15">algo_search_if()</text:p>
          </table:table-cell>
          <table:table-cell table:style-name="Table95.B1" office:value-type="string">
            <text:p text:style-name="P8">查找第一个与第二个区间满足特定规则的位置.</text:p>
          </table:table-cell>
        </table:table-row>
        <table:table-row table:style-name="Table95.1">
          <table:table-cell table:style-name="Table95.A1" office:value-type="string">
            <text:p text:style-name="P15">algo_search_n()</text:p>
          </table:table-cell>
          <table:table-cell table:style-name="Table95.B1" office:value-type="string">
            <text:p text:style-name="P8">查找连续n个指定数据.</text:p>
          </table:table-cell>
        </table:table-row>
        <table:table-row table:style-name="Table95.1">
          <table:table-cell table:style-name="Table95.A1" office:value-type="string">
            <text:p text:style-name="P15">algo_search_n_if()</text:p>
          </table:table-cell>
          <table:table-cell table:style-name="Table95.B1" office:value-type="string">
            <text:p text:style-name="P8">查找连续n个满足特定规则的数据.</text:p>
          </table:table-cell>
        </table:table-row>
        <table:table-row table:style-name="Table95.1">
          <table:table-cell table:style-name="Table95.A1" office:value-type="string">
            <text:p text:style-name="P15">algo_search_end()</text:p>
          </table:table-cell>
          <table:table-cell table:style-name="Table95.B1" office:value-type="string">
            <text:p text:style-name="P8">查找最后一个与第二个区间匹配的位置.</text:p>
          </table:table-cell>
        </table:table-row>
        <table:table-row table:style-name="Table95.1">
          <table:table-cell table:style-name="Table95.A1" office:value-type="string">
            <text:p text:style-name="P15">algo_search_end_if()</text:p>
          </table:table-cell>
          <table:table-cell table:style-name="Table95.B1" office:value-type="string">
            <text:p text:style-name="P8">查找最后一个与第二个区间满足特定规则的位置.</text:p>
          </table:table-cell>
        </table:table-row>
        <table:table-row table:style-name="Table95.1">
          <table:table-cell table:style-name="Table95.A1" office:value-type="string">
            <text:p text:style-name="P22"><text:span text:style-name="T11">algo_</text:span><text:span text:style-name="T11">find_end()</text:span></text:p>
          </table:table-cell>
          <table:table-cell table:style-name="Table95.B1" office:value-type="string">
            <text:p text:style-name="P22"><text:span text:style-name="T6">同</text:span><text:span text:style-name="T11">algo_search_end()</text:span></text:p>
          </table:table-cell>
        </table:table-row>
        <table:table-row table:style-name="Table95.1">
          <table:table-cell table:style-name="Table95.A1" office:value-type="string">
            <text:p text:style-name="P15">algo_find_end_if()</text:p>
          </table:table-cell>
          <table:table-cell table:style-name="Table95.B1" office:value-type="string">
            <text:p text:style-name="P22"><text:span text:style-name="T6">同</text:span><text:span text:style-name="T11">algo_search_end_if()</text:span></text:p>
          </table:table-cell>
        </table:table-row>
      </table:table>
      <text:p text:style-name="P60">algo_for_each()并不完全属于非质变算法,当用户指定的规则改变了数据,那么algo_for_each()就变成了质变算法.algo_for_each()使用的是一元函数,但是这个函数不要求返回数据所以不能使用参数pv_output.</text:p>
      <text:p text:style-name="P7"/>
      <text:p text:style-name="P14">#include &lt;stdio.h&gt;</text:p>
      <text:p text:style-name="P14">#include &lt;cstl/cvector.h&gt;</text:p>
      <text:p text:style-name="P14"><text:soft-page-break/>#include &lt;cstl/calgorithm.h&gt;</text:p>
      <text:p text:style-name="P14"/>
      <text:p text:style-name="P14">static void _print(const void* cpv_input, void* pv_output);</text:p>
      <text:p text:style-name="P14">static void _plus100(const void* cpv_input, void* pv_output);</text:p>
      <text:p text:style-name="P14"/>
      <text:p text:style-name="P14">int main(int argc, char* argv[])</text:p>
      <text:p text:style-name="P14">{</text:p>
      <text:p text:style-name="P14"><text:s text:c="4"/>vector_t t_v = create_vector(int);</text:p>
      <text:p text:style-name="P14"><text:s text:c="4"/>int i = 0;</text:p>
      <text:p text:style-name="P14"/>
      <text:p text:style-name="P14"><text:s text:c="4"/>vector_init(&amp;t_v);</text:p>
      <text:p text:style-name="P14"><text:s text:c="4"/>for(i = 0; i &lt; 10; ++i)</text:p>
      <text:p text:style-name="P14"><text:s text:c="4"/>{</text:p>
      <text:p text:style-name="P14"><text:s text:c="8"/>vector_push_back(&amp;t_v, i);</text:p>
      <text:p text:style-name="P14"><text:s text:c="4"/>}</text:p>
      <text:p text:style-name="P14"><text:s text:c="4"/>algo_for_each(vector_begin(&amp;t_v), vector_end(&amp;t_v), _print);</text:p>
      <text:p text:style-name="P14"><text:s text:c="4"/>printf("\n");</text:p>
      <text:p text:style-name="P14"><text:s text:c="4"/>algo_for_each(vector_begin(&amp;t_v), vector_end(&amp;t_v), _plus100);</text:p>
      <text:p text:style-name="P14"><text:s text:c="4"/>algo_for_each(vector_begin(&amp;t_v), vector_end(&amp;t_v), _print);</text:p>
      <text:p text:style-name="P14"><text:s text:c="4"/>printf("\n");</text:p>
      <text:p text:style-name="P14"/>
      <text:p text:style-name="P14"><text:s text:c="4"/>vector_destroy(&amp;t_v);</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plus100(const void* cpv_input, void* pv_output)</text:p>
      <text:p text:style-name="P14">{</text:p>
      <text:p text:style-name="P14"><text:s text:c="4"/>*(int*)cpv_input += 100;</text:p>
      <text:p text:style-name="P14">}</text:p>
      <text:p text:style-name="P7">结果:</text:p>
      <text:p text:style-name="P14">0 1 2 3 4 5 6 7 8 9 </text:p>
      <text:p text:style-name="P14">100 101 102 103 104 105 106 107 108 109</text:p>
      <text:p text:style-name="P14"/>
      <text:p text:style-name="P7">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17"><text:soft-page-break/><draw:g text:anchor-type="as-char" svg:y="0cm" draw:z-index="14" draw:style-name="gr1"><draw:rect draw:style-name="gr11" draw:text-style-name="P224" svg:width="17.779cm" svg:height="2.751cm" svg:x="0.002cm" svg:y="0.002cm"><text:p/></draw:rect><draw:frame draw:style-name="gr21" draw:text-style-name="P226" svg:width="17.779cm" svg:height="2.751cm" svg:x="0cm" svg:y="0cm"><draw:text-box><text:p text:style-name="P226"><text:span text:style-name="T79">建议</text:span><text:span text:style-name="T79">: </text:span><text:span text:style-name="T79">在使用</text:span><text:span text:style-name="T78">algo_for_each()</text:span><text:span text:style-name="T79">算法时不要使用修改数据的规则</text:span><text:span text:style-name="T79">,</text:span><text:span text:style-name="T79">如果要修改数据请使用</text:span><text:span text:style-name="T78">algo_generate()</text:span><text:span text:style-name="T79">算法</text:span><text:span text:style-name="T79">.</text:span></text:p></draw:text-box></draw:frame></draw:g></text:p>
      <text:p text:style-name="P7"><text:tab/>除了algo_for_each()算法外,非质变算法都是与查找相关的.但是查找分为两类,一类似查找单一数据,另一类时查找一个区间.</text:p>
      <text:list xml:id="list873734421" text:continue-numbering="true" text:style-name="WW8Num13">
        <text:list-item>
          <text:list>
            <text:list-item>
              <text:list>
                <text:list-item>
                  <text:h text:style-name="P220" text:outline-level="3">查找单一数据</text:h>
                </text:list-item>
              </text:list>
            </text:list-item>
          </text:list>
        </text:list-item>
      </text:list>
      <text:p text:style-name="Standard"><text:span text:style-name="T6"><text:tab/></text:span><text:span text:style-name="T11">统计指定数据个数: algo_count(), algo_count_if()</text:span></text:p>
      <text:p text:style-name="P7"><text:tab/>带有if后缀的版本接收一个一元谓词为特定规则,但是这个谓词不能修改数据内容.关联容器提供了获得指定数据的操作,对于关联容器本身的操作函数更快速.</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static void _is_even(const void* cpv_input, void* pv_output);</text:p>
      <text:p text:style-name="P14">static void _mod3(const void* cpv_input, void* pv_output);</text:p>
      <text:p text:style-name="P14"/>
      <text:p text:style-name="P14">int main(int argc, char* argv[])</text:p>
      <text:p text:style-name="P14">{</text:p>
      <text:p text:style-name="P14"><text:s text:c="4"/>vector_t t_v = create_vector(int);</text:p>
      <text:p text:style-name="P14"><text:s text:c="4"/>int i = 0;</text:p>
      <text:p text:style-name="P14"/>
      <text:p text:style-name="P14"><text:s text:c="4"/>vector_init(&amp;t_v);</text:p>
      <text:p text:style-name="P14"><text:s text:c="4"/>for(i = 1; i &lt;= 10; ++i)</text:p>
      <text:p text:style-name="P14"><text:s text:c="4"/>{</text:p>
      <text:p text:style-name="P14"><text:s text:c="8"/>vector_push_back(&amp;t_v, i);</text:p>
      <text:p text:style-name="P14"><text:s text:c="4"/>}</text:p>
      <text:p text:style-name="P14"><text:s text:c="4"/>printf("vector: ");</text:p>
      <text:p text:style-name="P14"><text:s text:c="4"/>algo_for_each(vector_begin(&amp;t_v), vector_end(&amp;t_v), _print);</text:p>
      <text:p text:style-name="P14"><text:s text:c="4"/>printf("\n");</text:p>
      <text:p text:style-name="P14"><text:s text:c="4"/>printf("number of elements equal to 4: <text:s text:c="10"/>%u\n",</text:p>
      <text:p text:style-name="P14"><text:s text:c="8"/>algo_count(vector_begin(&amp;t_v), vector_end(&amp;t_v), 4));</text:p>
      <text:p text:style-name="P14"><text:s text:c="4"/>printf("number of elements with even value: <text:s text:c="5"/>%u\n",</text:p>
      <text:p text:style-name="P14"><text:s text:c="8"/>algo_count_if(vector_begin(&amp;t_v), vector_end(&amp;t_v), _is_even));</text:p>
      <text:p text:style-name="P14"><text:s text:c="4"/>printf("number of elements divided exactly by 3: %u\n",</text:p>
      <text:p text:style-name="P14"><text:s text:c="8"/>algo_count_if(vector_begin(&amp;t_v), vector_end(&amp;t_v), _mod3));</text:p>
      <text:p text:style-name="P14"/>
      <text:p text:style-name="P14"><text:soft-page-break/><text:s text:c="4"/>vector_destroy(&amp;t_v);</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is_even(const void* cpv_input, void* pv_output)</text:p>
      <text:p text:style-name="P14">{</text:p>
      <text:p text:style-name="P14"><text:s text:c="4"/>if(*(int*)cpv_input % 2 == 0)</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14">static void _mod3(const void* cpv_input, void* pv_output)</text:p>
      <text:p text:style-name="P14">{</text:p>
      <text:p text:style-name="P14"><text:s text:c="4"/>if(*(int*)cpv_input % 3 == 0)</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7">结果:</text:p>
      <text:p text:style-name="P14">vector: 1 2 3 4 5 6 7 8 9 10 </text:p>
      <text:p text:style-name="P14">number of elements equal to 4: <text:s text:c="12"/>1</text:p>
      <text:p text:style-name="P14">number of elements with even value: <text:s text:c="6"/>5</text:p>
      <text:p text:style-name="P14">number of elements divided exactly by 3: 3</text:p>
      <text:p text:style-name="P7"/>
      <text:p text:style-name="Standard"><text:span text:style-name="T6"><text:tab/></text:span><text:span text:style-name="T11">查找数据: algo_find(), algo_find_if()</text:span></text:p>
      <text:p text:style-name="P60">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14">#include &lt;stdio.h&gt;</text:p>
      <text:p text:style-name="P14">#include &lt;cstl/clist.h&gt;</text:p>
      <text:p text:style-name="P14">#include &lt;cstl/calgorithm.h&gt;</text:p>
      <text:p text:style-name="P14"><text:soft-page-break/></text:p>
      <text:p text:style-name="P14">static void _print(const void* cpv_input, void* pv_output);</text:p>
      <text:p text:style-name="P14"/>
      <text:p text:style-name="P14">int main(int argc, char* argv[])</text:p>
      <text:p text:style-name="P14">{</text:p>
      <text:p text:style-name="P14"><text:s text:c="4"/>list_t t_l = create_list(int);</text:p>
      <text:p text:style-name="P14"><text:s text:c="4"/>iterator_t t_pos1, t_pos2;</text:p>
      <text:p text:style-name="P14"><text:s text:c="4"/>int i = 0;</text:p>
      <text:p text:style-name="P14"/>
      <text:p text:style-name="P14"><text:s text:c="4"/>list_init(&amp;t_l);</text:p>
      <text:p text:style-name="P14"><text:s text:c="4"/>for(i = 1; i &lt;= 10; ++i)</text:p>
      <text:p text:style-name="P14"><text:s text:c="4"/>{</text:p>
      <text:p text:style-name="P14"><text:s text:c="8"/>list_push_back(&amp;t_l, i);</text:p>
      <text:p text:style-name="P14"><text:s text:c="4"/>}</text:p>
      <text:p text:style-name="P14"><text:s text:c="4"/>for(i = 1; i &lt;= 10; ++i)</text:p>
      <text:p text:style-name="P14"><text:s text:c="4"/>{</text:p>
      <text:p text:style-name="P14"><text:s text:c="8"/>list_push_back(&amp;t_l, i);</text:p>
      <text:p text:style-name="P14"><text:s text:c="4"/>}</text:p>
      <text:p text:style-name="P14"><text:s text:c="4"/>printf("list: ");</text:p>
      <text:p text:style-name="P14"><text:s text:c="4"/>algo_for_each(list_begin(&amp;t_l), list_end(&amp;t_l), _print);</text:p>
      <text:p text:style-name="P14"><text:s text:c="4"/>printf("\n");</text:p>
      <text:p text:style-name="P14"/>
      <text:p text:style-name="P14"><text:s text:c="4"/>t_pos1 = algo_find(list_begin(&amp;t_l), list_end(&amp;t_l), 4);</text:p>
      <text:p text:style-name="P14"><text:s text:c="4"/>if(!iterator_equal(&amp;t_pos1, list_end(&amp;t_l)))</text:p>
      <text:p text:style-name="P14"><text:s text:c="4"/>{</text:p>
      <text:p text:style-name="P14"><text:s text:c="8"/>iterator_next(&amp;t_pos1);</text:p>
      <text:p text:style-name="P14"><text:s text:c="8"/>t_pos2 = algo_find(t_pos1, list_end(&amp;t_l), 4);</text:p>
      <text:p text:style-name="P14"><text:s text:c="4"/>}</text:p>
      <text:p text:style-name="P14"/>
      <text:p text:style-name="P14"><text:s text:c="4"/>if(!iterator_equal(&amp;t_pos1, list_end(&amp;t_l)) &amp;&amp;</text:p>
      <text:p text:style-name="P14"><text:s text:c="7"/>!iterator_equal(&amp;t_pos2, list_end(&amp;t_l)))</text:p>
      <text:p text:style-name="P14"><text:s text:c="4"/>{</text:p>
      <text:p text:style-name="P14"><text:s text:c="8"/>iterator_prev(&amp;t_pos1);</text:p>
      <text:p text:style-name="P14"><text:s text:c="8"/>iterator_next(&amp;t_pos2);</text:p>
      <text:p text:style-name="P14"><text:s text:c="8"/>algo_for_each(t_pos1, t_pos2, _print);</text:p>
      <text:p text:style-name="P14"><text:s text:c="8"/>printf("\n");</text:p>
      <text:p text:style-name="P14"><text:s text:c="4"/>}</text:p>
      <text:p text:style-name="P14"/>
      <text:p text:style-name="P14"><text:s text:c="4"/>list_destroy(&amp;t_l); </text:p>
      <text:p text:style-name="P14"/>
      <text:p text:style-name="P14"><text:s text:c="4"/>return 0;</text:p>
      <text:p text:style-name="P14">}</text:p>
      <text:p text:style-name="P14"/>
      <text:p text:style-name="P14">static void _print(const void* cpv_input, void* pv_output)</text:p>
      <text:p text:style-name="P14"><text:soft-page-break/>{</text:p>
      <text:p text:style-name="P14"><text:s text:c="4"/>printf("%d ", *(int*)cpv_input);</text:p>
      <text:p text:style-name="P14">}</text:p>
      <text:p text:style-name="P7">结果:</text:p>
      <text:p text:style-name="P14">list: 1 2 3 4 5 6 7 8 9 10 1 2 3 4 5 6 7 8 9 10 </text:p>
      <text:p text:style-name="P14">4 5 6 7 8 9 10 1 2 3 4</text:p>
      <text:p text:style-name="P14"/>
      <text:p text:style-name="P7">下面是使用algo_find_if()的例子:</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static void _greater3(const void* cpv_input, void* pv_output);</text:p>
      <text:p text:style-name="P14">static void _mod3(const void* cpv_input, void* pv_output);</text:p>
      <text:p text:style-name="P14"/>
      <text:p text:style-name="P14">int main(int argc, char* argv[])</text:p>
      <text:p text:style-name="P14">{</text:p>
      <text:p text:style-name="P14"><text:s text:c="4"/>vector_t t_v = create_vector(int);</text:p>
      <text:p text:style-name="P14"><text:s text:c="4"/>int i = 0;</text:p>
      <text:p text:style-name="P14"><text:s text:c="4"/>iterator_t t_pos;</text:p>
      <text:p text:style-name="P14"/>
      <text:p text:style-name="P14"><text:s text:c="4"/>vector_init(&amp;t_v);</text:p>
      <text:p text:style-name="P14"><text:s text:c="4"/>for(i = 1; i &lt;= 10; ++i)</text:p>
      <text:p text:style-name="P14"><text:s text:c="4"/>{</text:p>
      <text:p text:style-name="P14"><text:s text:c="8"/>vector_push_back(&amp;t_v, i);</text:p>
      <text:p text:style-name="P14"><text:s text:c="4"/>}</text:p>
      <text:p text:style-name="P14"><text:s text:c="4"/>printf("vector: ");</text:p>
      <text:p text:style-name="P14"><text:s text:c="4"/>algo_for_each(vector_begin(&amp;t_v), vector_end(&amp;t_v), _print);</text:p>
      <text:p text:style-name="P14"><text:s text:c="4"/>printf("\n");</text:p>
      <text:p text:style-name="P14"/>
      <text:p text:style-name="P14"><text:s text:c="4"/>t_pos = algo_find_if(vector_begin(&amp;t_v), vector_end(&amp;t_v), _greater3);</text:p>
      <text:p text:style-name="P14"><text:s text:c="4"/>printf("the %d. element is the first greater then 3.\n",</text:p>
      <text:p text:style-name="P14"><text:s text:c="8"/>iterator_distance(vector_begin(&amp;t_v), t_pos) + 1);</text:p>
      <text:p text:style-name="P14"><text:s text:c="4"/>t_pos = algo_find_if(vector_begin(&amp;t_v), vector_end(&amp;t_v), _mod3);</text:p>
      <text:p text:style-name="P14"><text:s text:c="4"/>printf("the %d. element is the first divisible by 3.\n",</text:p>
      <text:p text:style-name="P14"><text:s text:c="8"/>iterator_distance(vector_begin(&amp;t_v), t_pos) + 1);</text:p>
      <text:p text:style-name="P14"/>
      <text:p text:style-name="P14"><text:s text:c="4"/>vector_destroy(&amp;t_v);</text:p>
      <text:p text:style-name="P14"/>
      <text:p text:style-name="P14"><text:s text:c="4"/>return 0;</text:p>
      <text:p text:style-name="P14">}</text:p>
      <text:p text:style-name="P14"/>
      <text:p text:style-name="P14">static void _print(const void* cpv_input, void* pv_output)</text:p>
      <text:p text:style-name="P14"><text:soft-page-break/>{</text:p>
      <text:p text:style-name="P14"><text:s text:c="4"/>printf("%d ", *(int*)cpv_input);</text:p>
      <text:p text:style-name="P14">}</text:p>
      <text:p text:style-name="P14">static void _greater3(const void* cpv_input, void* pv_output)</text:p>
      <text:p text:style-name="P14">{</text:p>
      <text:p text:style-name="P14"><text:s text:c="4"/>if(*(int*)cpv_input &gt; 3)</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14">static void _mod3(const void* cpv_input, void* pv_output)</text:p>
      <text:p text:style-name="P14">{</text:p>
      <text:p text:style-name="P14"><text:s text:c="4"/>if(*(int*)cpv_input % 3 == 0)</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7">结果:</text:p>
      <text:p text:style-name="P14">vector: 1 2 3 4 5 6 7 8 9 10 </text:p>
      <text:p text:style-name="P14">the 4. element is the first greater then 3.</text:p>
      <text:p text:style-name="P14">the 3. element is the first divisible by 3.</text:p>
      <text:p text:style-name="P14"/>
      <text:p text:style-name="Standard"><text:span text:style-name="T11"><text:tab/></text:span><text:span text:style-name="T8">找到第一组满足指定条件的相邻的数据: </text:span><text:span text:style-name="T11">algo_adjacent_find(),algo_adjacent_find_if()</text:span></text:p>
      <text:p text:style-name="P7"><text:tab/>带有if后缀的版本接收一个二元谓词为特定规则,但是这个谓词用来指定前后两个数据的关系但是不能修改数据内容.</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static void _doubled(const void* cpv_first, const void* cpv_second, void* pv_output);</text:p>
      <text:p text:style-name="P14"/>
      <text:p text:style-name="P14">int main(int argc, char* argv[])</text:p>
      <text:p text:style-name="P14">{</text:p>
      <text:p text:style-name="P14"><text:s text:c="4"/>vector_t t_v = create_vector(int);</text:p>
      <text:p text:style-name="P14"><text:s text:c="4"/>iterator_t t_pos;</text:p>
      <text:p text:style-name="P14"><text:soft-page-break/></text:p>
      <text:p text:style-name="P14"><text:s text:c="4"/>vector_init(&amp;t_v);</text:p>
      <text:p text:style-name="P14"><text:s text:c="4"/>vector_push_back(&amp;t_v, 1);</text:p>
      <text:p text:style-name="P14"><text:s text:c="4"/>vector_push_back(&amp;t_v, 3);</text:p>
      <text:p text:style-name="P14"><text:s text:c="4"/>vector_push_back(&amp;t_v, 2);</text:p>
      <text:p text:style-name="P14"><text:s text:c="4"/>vector_push_back(&amp;t_v, 4);</text:p>
      <text:p text:style-name="P14"><text:s text:c="4"/>vector_push_back(&amp;t_v, 5);</text:p>
      <text:p text:style-name="P14"><text:s text:c="4"/>vector_push_back(&amp;t_v, 5);</text:p>
      <text:p text:style-name="P14"><text:s text:c="4"/>vector_push_back(&amp;t_v, 0);</text:p>
      <text:p text:style-name="P14"><text:s text:c="4"/>printf("vector: ");</text:p>
      <text:p text:style-name="P14"><text:s text:c="4"/>algo_for_each(vector_begin(&amp;t_v), vector_end(&amp;t_v), _print);</text:p>
      <text:p text:style-name="P14"><text:s text:c="4"/>printf("\n");</text:p>
      <text:p text:style-name="P14"/>
      <text:p text:style-name="P14"><text:s text:c="4"/>t_pos = algo_adjacent_find(vector_begin(&amp;t_v), vector_end(&amp;t_v));</text:p>
      <text:p text:style-name="P14"><text:s text:c="4"/>if(!iterator_equal(&amp;t_pos, vector_end(&amp;t_v)))</text:p>
      <text:p text:style-name="P14"><text:s text:c="4"/>{</text:p>
      <text:p text:style-name="P14"><text:s text:c="8"/>printf("first two elements with equal value have position %d\n",</text:p>
      <text:p text:style-name="P14"><text:s text:c="12"/>iterator_distance(vector_begin(&amp;t_v), t_pos) + 1);</text:p>
      <text:p text:style-name="P14"><text:s text:c="4"/>}</text:p>
      <text:p text:style-name="P14"/>
      <text:p text:style-name="P14"><text:s text:c="4"/>t_pos = algo_adjacent_find_if(vector_begin(&amp;t_v), vector_end(&amp;t_v), _doubled);</text:p>
      <text:p text:style-name="P14"><text:s text:c="4"/>if(!iterator_equal(&amp;t_pos, vector_end(&amp;t_v)))</text:p>
      <text:p text:style-name="P14"><text:s text:c="4"/>{</text:p>
      <text:p text:style-name="P14"><text:s text:c="8"/>printf("first two elements with second value twice the first have pos. %d\n",</text:p>
      <text:p text:style-name="P14"><text:s text:c="12"/>iterator_distance(vector_begin(&amp;t_v), t_pos) + 1);</text:p>
      <text:p text:style-name="P14"><text:s text:c="4"/>}</text:p>
      <text:p text:style-name="P14"/>
      <text:p text:style-name="P14"><text:s text:c="4"/>vector_destroy(&amp;t_v);</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doubled(const void* cpv_first, const void* cpv_second, void* pv_output)</text:p>
      <text:p text:style-name="P14">{</text:p>
      <text:p text:style-name="P14"><text:s text:c="4"/>if(*(int*)cpv_first * 2 == *(int*)cpv_second)</text:p>
      <text:p text:style-name="P14"><text:s text:c="4"/>{</text:p>
      <text:p text:style-name="P14"><text:s text:c="8"/>*(bool_t*)pv_output = true;</text:p>
      <text:p text:style-name="P14"><text:s text:c="4"/>}</text:p>
      <text:p text:style-name="P14"><text:s text:c="4"/>else</text:p>
      <text:p text:style-name="P14"><text:s text:c="4"/>{</text:p>
      <text:p text:style-name="P14"><text:soft-page-break/><text:s text:c="8"/>*(bool_t*)pv_output = false;</text:p>
      <text:p text:style-name="P14"><text:s text:c="4"/>}</text:p>
      <text:p text:style-name="P14">}</text:p>
      <text:p text:style-name="P7">结果:</text:p>
      <text:p text:style-name="P14">vector: 1 3 2 4 5 5 0 </text:p>
      <text:p text:style-name="P14">first two elements with equal value have position 5</text:p>
      <text:p text:style-name="P14">first two elements with second value twice the first have pos. 3</text:p>
      <text:p text:style-name="P7"/>
      <text:p text:style-name="P72"><text:span text:style-name="T6"><text:tab/><text:tab/></text:span><text:span text:style-name="T8">使用指定规则找到第二个区间中任意数据在第一个区间中出现的位置:</text:span><text:span text:style-name="T11"> </text:span></text:p>
      <text:p text:style-name="P77">algo_find_first_of(),algo_find_first_of_if()</text:p>
      <text:p text:style-name="P7">带有if后缀的版本接收一个二元谓词为特定规则,但是这个谓词用来指定前后两个数据的关系但是不能修改数据内容.</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int i = 0;</text:p>
      <text:p text:style-name="P14"><text:s text:c="4"/>iterator_t t_pos;</text:p>
      <text:p text:style-name="P14"/>
      <text:p text:style-name="P14"><text:s text:c="4"/>vector_init(&amp;t_v);</text:p>
      <text:p text:style-name="P14"><text:s text:c="4"/>list_init(&amp;t_l);</text:p>
      <text:p text:style-name="P14"><text:s text:c="4"/>for(i = 0; i &lt; 10; ++i)</text:p>
      <text:p text:style-name="P14"><text:s text:c="4"/>{</text:p>
      <text:p text:style-name="P14"><text:s text:c="8"/>vector_push_back(&amp;t_v, i);</text:p>
      <text:p text:style-name="P14"><text:s text:c="4"/>}</text:p>
      <text:p text:style-name="P14"><text:s text:c="4"/>for(i = 3; i &lt; 6; ++i)</text:p>
      <text:p text:style-name="P14"><text:s text:c="4"/>{</text:p>
      <text:p text:style-name="P14"><text:s text:c="8"/>list_push_back(&amp;t_l, i);</text:p>
      <text:p text:style-name="P14"><text:s text:c="4"/>}</text:p>
      <text:p text:style-name="P14"><text:s text:c="4"/>printf("vector: ");</text:p>
      <text:p text:style-name="P14"><text:s text:c="4"/>algo_for_each(vector_begin(&amp;t_v), vector_end(&amp;t_v), _print);</text:p>
      <text:p text:style-name="P14"><text:s text:c="4"/>printf("\n");</text:p>
      <text:p text:style-name="P14"><text:s text:c="4"/>printf("search: ");</text:p>
      <text:p text:style-name="P14"><text:s text:c="4"/>algo_for_each(list_begin(&amp;t_l), list_end(&amp;t_l), _print);</text:p>
      <text:p text:style-name="P14"><text:s text:c="4"/>printf("\n");</text:p>
      <text:p text:style-name="P14"/>
      <text:p text:style-name="P14"><text:s text:c="4"/>t_pos = algo_find_first_of(</text:p>
      <text:p text:style-name="P14"><text:s text:c="8"/>vector_begin(&amp;t_v), vector_end(&amp;t_v), list_begin(&amp;t_l), list_end(&amp;t_l));</text:p>
      <text:p text:style-name="P14"><text:soft-page-break/><text:s text:c="4"/>printf("first element of search in vector is element %d\n",</text:p>
      <text:p text:style-name="P14"><text:s text:c="8"/>iterator_distance(vector_begin(&amp;t_v), t_pos) + 1);</text:p>
      <text:p text:style-name="P14"/>
      <text:p text:style-name="P14"><text:s text:c="4"/>algo_reverse(vector_begin(&amp;t_v), vector_end(&amp;t_v));</text:p>
      <text:p text:style-name="P14"><text:s text:c="4"/>printf("vector: ");</text:p>
      <text:p text:style-name="P14"><text:s text:c="4"/>algo_for_each(vector_begin(&amp;t_v), vector_end(&amp;t_v), _print);</text:p>
      <text:p text:style-name="P14"><text:s text:c="4"/>printf("\n");</text:p>
      <text:p text:style-name="P14"><text:s text:c="4"/>printf("search: ");</text:p>
      <text:p text:style-name="P14"><text:s text:c="4"/>algo_for_each(list_begin(&amp;t_l), list_end(&amp;t_l), _print);</text:p>
      <text:p text:style-name="P14"><text:s text:c="4"/>printf("\n");</text:p>
      <text:p text:style-name="P14"><text:s text:c="4"/>t_pos = algo_find_first_of(</text:p>
      <text:p text:style-name="P14"><text:s text:c="8"/>vector_begin(&amp;t_v), vector_end(&amp;t_v), list_begin(&amp;t_l), list_end(&amp;t_l));</text:p>
      <text:p text:style-name="P14"><text:s text:c="4"/>printf("first element of search in vector is element %d\n",</text:p>
      <text:p text:style-name="P14"><text:s text:c="8"/>iterator_distance(vector_begin(&amp;t_v), t_pos) + 1);</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vector: 0 1 2 3 4 5 6 7 8 9 </text:p>
      <text:p text:style-name="P14">search: 3 4 5 </text:p>
      <text:p text:style-name="P14">first element of search in vector is element 4</text:p>
      <text:p text:style-name="P14">vector: 9 8 7 6 5 4 3 2 1 0 </text:p>
      <text:p text:style-name="P14">search: 3 4 5 </text:p>
      <text:p text:style-name="P14">first element of search in vector is element 5</text:p>
      <text:list xml:id="list784100635" text:continue-numbering="true" text:style-name="WW8Num13">
        <text:list-item>
          <text:list>
            <text:list-item>
              <text:list>
                <text:list-item>
                  <text:h text:style-name="P220" text:outline-level="3">数据区间匹配</text:h>
                </text:list-item>
              </text:list>
            </text:list-item>
          </text:list>
        </text:list-item>
      </text:list>
      <text:p text:style-name="P59"><text:span text:style-name="T8">比较数据区间:</text:span><text:span text:style-name="T11"> algo_equal(),algo_equal_if()</text:span></text:p>
      <text:p text:style-name="P7">带有if后缀的版本接收一个二元谓词为特定规则,但是这个谓词用来指定前后两个数据的关系但是不能修改数据内容.</text:p>
      <text:p text:style-name="P14">#include &lt;stdio.h&gt;</text:p>
      <text:p text:style-name="P14">#include &lt;cstl/cvector.h&gt;</text:p>
      <text:p text:style-name="P14">#include &lt;cstl/clist.h&gt;</text:p>
      <text:p text:style-name="P14">#include &lt;cstl/calgorithm.h&gt;</text:p>
      <text:p text:style-name="P14"/>
      <text:p text:style-name="P14"><text:soft-page-break/>static void _print(const void* cpv_input, void* pv_output);</text:p>
      <text:p text:style-name="P14">static void _both_even_or_odd(</text:p>
      <text:p text:style-name="P62">const void* cpv_first, const void* cpv_second,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amp;t_l);</text:p>
      <text:p text:style-name="P14"><text:s text:c="4"/>for(i = 1; i &lt;= 7; ++i)</text:p>
      <text:p text:style-name="P14"><text:s text:c="4"/>{</text:p>
      <text:p text:style-name="P14"><text:s text:c="8"/>vector_push_back(&amp;t_v, i);</text:p>
      <text:p text:style-name="P14"><text:s text:c="4"/>}</text:p>
      <text:p text:style-name="P14"><text:s text:c="4"/>for(i = 3; i &lt;= 9; ++i)</text:p>
      <text:p text:style-name="P14"><text:s text:c="4"/>{</text:p>
      <text:p text:style-name="P14"><text:s text:c="8"/>list_push_back(&amp;t_l, i);</text:p>
      <text:p text:style-name="P14"><text:s text:c="4"/>}</text:p>
      <text:p text:style-name="P14"><text:s text:c="4"/>printf("vector: ");</text:p>
      <text:p text:style-name="P14"><text:s text:c="4"/>algo_for_each(vector_begin(&amp;t_v), vector_end(&amp;t_v), _print);</text:p>
      <text:p text:style-name="P14"><text:s text:c="4"/>printf("\n");</text:p>
      <text:p text:style-name="P14"><text:s text:c="4"/>printf("list: <text:s text:c="2"/>");</text:p>
      <text:p text:style-name="P14"><text:s text:c="4"/>algo_for_each(list_begin(&amp;t_l), list_end(&amp;t_l), _print);</text:p>
      <text:p text:style-name="P14"><text:s text:c="4"/>printf("\n");</text:p>
      <text:p text:style-name="P14"/>
      <text:p text:style-name="P14"><text:s text:c="4"/>if(algo_equal(vector_begin(&amp;t_v), vector_end(&amp;t_v), list_begin(&amp;t_l)))</text:p>
      <text:p text:style-name="P14"><text:s text:c="4"/>{</text:p>
      <text:p text:style-name="P14"><text:s text:c="8"/>printf("vector == list\n");</text:p>
      <text:p text:style-name="P14"><text:s text:c="4"/>}</text:p>
      <text:p text:style-name="P14"><text:s text:c="4"/>else</text:p>
      <text:p text:style-name="P14"><text:s text:c="4"/>{</text:p>
      <text:p text:style-name="P14"><text:s text:c="8"/>printf("vector != list\n");</text:p>
      <text:p text:style-name="P14"><text:s text:c="4"/>}</text:p>
      <text:p text:style-name="P14"><text:s text:c="4"/>if(algo_equal_if(</text:p>
      <text:p text:style-name="P14"><text:s text:c="8"/>vector_begin(&amp;t_v), vector_end(&amp;t_v), list_begin(&amp;t_l), _both_even_or_odd))</text:p>
      <text:p text:style-name="P14"><text:s text:c="4"/>{</text:p>
      <text:p text:style-name="P14"><text:s text:c="8"/>printf("even and odd elements correspond.\n");</text:p>
      <text:p text:style-name="P14"><text:s text:c="4"/>}</text:p>
      <text:p text:style-name="P14"><text:s text:c="4"/>else</text:p>
      <text:p text:style-name="P14"><text:s text:c="4"/>{</text:p>
      <text:p text:style-name="P14"><text:s text:c="8"/>printf("even and odd elements is not correspond.\n");</text:p>
      <text:p text:style-name="P14"><text:s text:c="4"/>}</text:p>
      <text:p text:style-name="P14"><text:soft-page-break/></text:p>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both_even_or_odd(</text:p>
      <text:p text:style-name="P62">const void* cpv_first, const void* cpv_second, void* pv_output)</text:p>
      <text:p text:style-name="P14">{</text:p>
      <text:p text:style-name="P14"><text:s text:c="4"/>if(*(int*)cpv_first % 2 == *(int*)cpv_second % 2)</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7">结果:</text:p>
      <text:p text:style-name="P14">vector: 1 2 3 4 5 6 7 </text:p>
      <text:p text:style-name="P14">list: <text:s text:c="2"/>3 4 5 6 7 8 9 </text:p>
      <text:p text:style-name="P14">vector != list</text:p>
      <text:p text:style-name="P14">even and odd elements correspond.</text:p>
      <text:p text:style-name="P14"/>
      <text:p text:style-name="P59"><text:span text:style-name="T8">查找数据区间的不同:</text:span><text:span text:style-name="T11"> algo_mismatch(),algo_mismatch_if()</text:span></text:p>
      <text:p text:style-name="P7">带有if后缀的版本接收一个二元谓词为特定规则,但是这个谓词用来指定前后两个数据的关系但是不能修改数据内容.这两个算法函数返回pair_t类型,使用之后要销毁.</text:p>
      <text:p text:style-name="P14">#include &lt;stdio.h&gt;</text:p>
      <text:p text:style-name="P14">#include &lt;cstl/cvector.h&gt;</text:p>
      <text:p text:style-name="P14">#include &lt;cstl/clist.h&gt;</text:p>
      <text:p text:style-name="P14">#include &lt;cstl/cutility.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oft-page-break/><text:s text:c="4"/>pair_t t_p;</text:p>
      <text:p text:style-name="P14"><text:s text:c="4"/>int i = 0;</text:p>
      <text:p text:style-name="P14"/>
      <text:p text:style-name="P14"><text:s text:c="4"/>vector_init(&amp;t_v);</text:p>
      <text:p text:style-name="P14"><text:s text:c="4"/>list_init(&amp;t_l);</text:p>
      <text:p text:style-name="P14"><text:s text:c="4"/>for(i = 1; i &lt;= 6; ++i)</text:p>
      <text:p text:style-name="P14"><text:s text:c="4"/>{</text:p>
      <text:p text:style-name="P14"><text:s text:c="8"/>vector_push_back(&amp;t_v, i);</text:p>
      <text:p text:style-name="P14"><text:s text:c="4"/>}</text:p>
      <text:p text:style-name="P14"><text:s text:c="4"/>for(i = 1; i &lt;= 16; i *= 2)</text:p>
      <text:p text:style-name="P14"><text:s text:c="4"/>{</text:p>
      <text:p text:style-name="P14"><text:s text:c="8"/>list_push_back(&amp;t_l, i);</text:p>
      <text:p text:style-name="P14"><text:s text:c="4"/>}</text:p>
      <text:p text:style-name="P14"><text:s text:c="4"/>list_push_back(&amp;t_l, 3);</text:p>
      <text:p text:style-name="P14"><text:s text:c="4"/>printf("vector: ");</text:p>
      <text:p text:style-name="P14"><text:s text:c="4"/>algo_for_each(vector_begin(&amp;t_v), vector_end(&amp;t_v), _print);</text:p>
      <text:p text:style-name="P14"><text:s text:c="4"/>printf("\n");</text:p>
      <text:p text:style-name="P14"><text:s text:c="4"/>printf("list: <text:s text:c="2"/>");</text:p>
      <text:p text:style-name="P14"><text:s text:c="4"/>algo_for_each(list_begin(&amp;t_l), list_end(&amp;t_l), _print);</text:p>
      <text:p text:style-name="P14"><text:s text:c="4"/>printf("\n");</text:p>
      <text:p text:style-name="P14"/>
      <text:p text:style-name="P14"><text:s text:c="4"/>t_p = algo_mismatch(vector_begin(&amp;t_v), vector_end(&amp;t_v), list_begin(&amp;t_l));</text:p>
      <text:p text:style-name="P14"><text:s text:c="4"/>if(iterator_equal(t_p.first, vector_end(&amp;t_v)))</text:p>
      <text:p text:style-name="P14"><text:s text:c="4"/>{</text:p>
      <text:p text:style-name="P14"><text:s text:c="8"/>printf("no mismatch!\n");</text:p>
      <text:p text:style-name="P14"><text:s text:c="4"/>}</text:p>
      <text:p text:style-name="P14"><text:s text:c="4"/>else</text:p>
      <text:p text:style-name="P14"><text:s text:c="4"/>{</text:p>
      <text:p text:style-name="P14"><text:s text:c="8"/>printf("first mismatch: %d and %d\n",</text:p>
      <text:p text:style-name="P14"><text:s text:c="12"/>*(int*)iterator_get_pointer(t_p.first),</text:p>
      <text:p text:style-name="P14"><text:s text:c="12"/>*(int*)iterator_get_pointer(t_p.second));</text:p>
      <text:p text:style-name="P14"><text:s text:c="4"/>}</text:p>
      <text:p text:style-name="P14"><text:s text:c="4"/>pair_destroy(&amp;t_p);</text:p>
      <text:p text:style-name="P14"/>
      <text:p text:style-name="P14"><text:s text:c="4"/>t_p = algo_mismatch_if(</text:p>
      <text:p text:style-name="P14"><text:s text:c="8"/>vector_begin(&amp;t_v), vector_end(&amp;t_v), </text:p>
      <text:p text:style-name="P71">list_begin(&amp;t_l), fun_less_equal_int);</text:p>
      <text:p text:style-name="P14"><text:s text:c="4"/>if(iterator_equal(t_p.first, vector_end(&amp;t_v)))</text:p>
      <text:p text:style-name="P14"><text:s text:c="4"/>{</text:p>
      <text:p text:style-name="P14"><text:s text:c="8"/>printf("always less-or-equal\n");</text:p>
      <text:p text:style-name="P14"><text:s text:c="4"/>}</text:p>
      <text:p text:style-name="P14"><text:s text:c="4"/>else</text:p>
      <text:p text:style-name="P14"><text:s text:c="4"/>{</text:p>
      <text:p text:style-name="P14"><text:s text:c="8"/>printf("not less-or-equal: %d and %d\n",</text:p>
      <text:p text:style-name="P14"><text:soft-page-break/><text:s text:c="12"/>*(int*)iterator_get_pointer(t_p.first),</text:p>
      <text:p text:style-name="P14"><text:s text:c="12"/>*(int*)iterator_get_pointer(t_p.second));</text:p>
      <text:p text:style-name="P14"><text:s text:c="4"/>}</text:p>
      <text:p text:style-name="P14"><text:s text:c="4"/>pair_destroy(&amp;t_p);</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vector: 1 2 3 4 5 6 </text:p>
      <text:p text:style-name="P14">list: <text:s text:c="2"/>1 2 4 8 16 3 </text:p>
      <text:p text:style-name="P14">first mismatch: 3 and 4</text:p>
      <text:p text:style-name="P14">not less-or-equal: 6 and 3</text:p>
      <text:p text:style-name="P14"/>
      <text:p text:style-name="P59"><text:span text:style-name="T8">查找子数据区间:</text:span><text:span text:style-name="T11"> algo_search(),algo_search_if()</text:span></text:p>
      <text:p text:style-name="P7">带有if后缀的版本接收一个二元谓词为特定规则,但是这个谓词用来指定前后两个数据的关系但是不能修改数据内容.</text:p>
      <text:p text:style-name="P14">#include &lt;stdio.h&gt;</text:p>
      <text:p text:style-name="P14">#include &lt;cstl/cdeque.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deque_t t_dq = create_deque(int);</text:p>
      <text:p text:style-name="P14"><text:s text:c="4"/>list_t t_l = create_list(int);</text:p>
      <text:p text:style-name="P14"><text:s text:c="4"/>int i = 0;</text:p>
      <text:p text:style-name="P14"><text:s text:c="4"/>iterator_t t_pos;</text:p>
      <text:p text:style-name="P14"/>
      <text:p text:style-name="P14"><text:s text:c="4"/>deque_init(&amp;t_dq);</text:p>
      <text:p text:style-name="P14"><text:s text:c="4"/>list_init(&amp;t_l);</text:p>
      <text:p text:style-name="P14"><text:s text:c="4"/>for(i = 1; i &lt;= 7; ++i)</text:p>
      <text:p text:style-name="P14"><text:s text:c="4"/>{</text:p>
      <text:p text:style-name="P14"><text:s text:c="8"/>deque_push_back(&amp;t_dq, i);</text:p>
      <text:p text:style-name="P14"><text:s text:c="4"/>}</text:p>
      <text:p text:style-name="P14"><text:s text:c="4"/>for(i = 1; i &lt;= 7; ++i)</text:p>
      <text:p text:style-name="P14"><text:soft-page-break/><text:s text:c="4"/>{</text:p>
      <text:p text:style-name="P14"><text:s text:c="8"/>deque_push_back(&amp;t_dq, i);</text:p>
      <text:p text:style-name="P14"><text:s text:c="4"/>}</text:p>
      <text:p text:style-name="P14"><text:s text:c="4"/>for(i = 3; i &lt;= 6; ++i)</text:p>
      <text:p text:style-name="P14"><text:s text:c="4"/>{</text:p>
      <text:p text:style-name="P14"><text:s text:c="8"/>list_push_back(&amp;t_l, i);</text:p>
      <text:p text:style-name="P14"><text:s text:c="4"/>}</text:p>
      <text:p text:style-name="P14"><text:s text:c="4"/>printf("deque: ");</text:p>
      <text:p text:style-name="P14"><text:s text:c="4"/>algo_for_each(deque_begin(&amp;t_dq), deque_end(&amp;t_dq), _print);</text:p>
      <text:p text:style-name="P14"><text:s text:c="4"/>printf("\n");</text:p>
      <text:p text:style-name="P14"><text:s text:c="4"/>printf("sub: <text:s text:c="2"/>");</text:p>
      <text:p text:style-name="P14"><text:s text:c="4"/>algo_for_each(list_begin(&amp;t_l), list_end(&amp;t_l), _print);</text:p>
      <text:p text:style-name="P14"><text:s text:c="4"/>printf("\n");</text:p>
      <text:p text:style-name="P14"/>
      <text:p text:style-name="P14"><text:s text:c="4"/>t_pos = algo_search(</text:p>
      <text:p text:style-name="P14"><text:s text:c="8"/>deque_begin(&amp;t_dq), deque_end(&amp;t_dq), list_begin(&amp;t_l), list_end(&amp;t_l));</text:p>
      <text:p text:style-name="P14"><text:s text:c="4"/>while(!iterator_equal(&amp;t_pos, deque_end(&amp;t_dq)))</text:p>
      <text:p text:style-name="P14"><text:s text:c="4"/>{</text:p>
      <text:p text:style-name="P14"><text:s text:c="8"/>printf("sub find with element %d\n",</text:p>
      <text:p text:style-name="P14"><text:s text:c="12"/>iterator_distance(deque_begin(&amp;t_dq), t_pos) + 1);</text:p>
      <text:p text:style-name="P14"><text:s text:c="8"/>iterator_next(&amp;t_pos);</text:p>
      <text:p text:style-name="P14"><text:s text:c="8"/>t_pos = algo_search(</text:p>
      <text:p text:style-name="P14"><text:s text:c="12"/>t_pos, deque_end(&amp;t_dq), list_begin(&amp;t_l), list_end(&amp;t_l));</text:p>
      <text:p text:style-name="P14"><text:s text:c="4"/>}</text:p>
      <text:p text:style-name="P14"/>
      <text:p text:style-name="P14"><text:s text:c="4"/>deque_destroy(&amp;t_dq);</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deque: 1 2 3 4 5 6 7 1 2 3 4 5 6 7 </text:p>
      <text:p text:style-name="P14">sub: <text:s text:c="2"/>3 4 5 6 </text:p>
      <text:p text:style-name="P14">sub find with element 3</text:p>
      <text:p text:style-name="P14">sub find with element 10</text:p>
      <text:p text:style-name="P14"/>
      <text:p text:style-name="P7">下面是一个使用algo_search_if()的例子:</text:p>
      <text:p text:style-name="P14">#include &lt;stdio.h&gt;</text:p>
      <text:p text:style-name="P14">#include &lt;cstl/cvector.h&gt;</text:p>
      <text:p text:style-name="P14"><text:soft-page-break/>#include &lt;cstl/cdeque.h&gt;</text:p>
      <text:p text:style-name="P14">#include &lt;cstl/calgorithm.h&gt;</text:p>
      <text:p text:style-name="P14"/>
      <text:p text:style-name="P14">static void _print(const void* cpv_input, void* pv_output);</text:p>
      <text:p text:style-name="P14">static void _check_even(</text:p>
      <text:p text:style-name="P62">const void* cpv_first, const void* cpv_second, void* pv_output);</text:p>
      <text:p text:style-name="P14"/>
      <text:p text:style-name="P14">int main(int argc, char* argv[])</text:p>
      <text:p text:style-name="P14">{</text:p>
      <text:p text:style-name="P14"><text:s text:c="4"/>vector_t t_v = create_vector(int);</text:p>
      <text:p text:style-name="P14"><text:s text:c="4"/>deque_t t_dq = create_deque(bool_t);</text:p>
      <text:p text:style-name="P14"><text:s text:c="4"/>int i = 0;</text:p>
      <text:p text:style-name="P14"><text:s text:c="4"/>iterator_t t_pos;</text:p>
      <text:p text:style-name="P14"/>
      <text:p text:style-name="P14"><text:s text:c="4"/>vector_init(&amp;t_v);</text:p>
      <text:p text:style-name="P14"><text:s text:c="4"/>deque_init(&amp;t_dq);</text:p>
      <text:p text:style-name="P14"><text:s text:c="4"/>for(i = 1; i &lt;= 9; ++i)</text:p>
      <text:p text:style-name="P14"><text:s text:c="4"/>{</text:p>
      <text:p text:style-name="P14"><text:s text:c="8"/>vector_push_back(&amp;t_v, i);</text:p>
      <text:p text:style-name="P14"><text:s text:c="4"/>}</text:p>
      <text:p text:style-name="P14"><text:s text:c="4"/>deque_push_back(&amp;t_dq, true);</text:p>
      <text:p text:style-name="P14"><text:s text:c="4"/>deque_push_back(&amp;t_dq, false);</text:p>
      <text:p text:style-name="P14"><text:s text:c="4"/>deque_push_back(&amp;t_dq, true);</text:p>
      <text:p text:style-name="P14"><text:s text:c="4"/>printf("vector: ");</text:p>
      <text:p text:style-name="P14"><text:s text:c="4"/>algo_for_each(vector_begin(&amp;t_v), vector_end(&amp;t_v), _print);</text:p>
      <text:p text:style-name="P14"><text:s text:c="4"/>printf("\n");</text:p>
      <text:p text:style-name="P14"/>
      <text:p text:style-name="P14"><text:s text:c="4"/>t_pos = algo_search_if(</text:p>
      <text:p text:style-name="P14"><text:s text:c="8"/>vector_begin(&amp;t_v), vector_end(&amp;t_v),</text:p>
      <text:p text:style-name="P14"><text:s text:c="8"/>deque_begin(&amp;t_dq), deque_end(&amp;t_dq),</text:p>
      <text:p text:style-name="P14"><text:s text:c="8"/>_check_even);</text:p>
      <text:p text:style-name="P14"><text:s text:c="4"/>while(!iterator_equal(&amp;t_pos, vector_end(&amp;t_v)))</text:p>
      <text:p text:style-name="P14"><text:s text:c="4"/>{</text:p>
      <text:p text:style-name="P14"><text:s text:c="8"/>printf("subrange found starting with element %d\n",</text:p>
      <text:p text:style-name="P14"><text:s text:c="12"/>iterator_distance(vector_begin(&amp;t_v), t_pos) + 1);</text:p>
      <text:p text:style-name="P14"/>
      <text:p text:style-name="P14"><text:s text:c="8"/>iterator_next(&amp;t_pos);</text:p>
      <text:p text:style-name="P14"><text:s text:c="8"/>t_pos = algo_search_if(</text:p>
      <text:p text:style-name="P14"><text:s text:c="12"/>t_pos, vector_end(&amp;t_v),</text:p>
      <text:p text:style-name="P14"><text:s text:c="12"/>deque_begin(&amp;t_dq), deque_end(&amp;t_dq),</text:p>
      <text:p text:style-name="P14"><text:s text:c="12"/>_check_even);</text:p>
      <text:p text:style-name="P14"><text:s text:c="4"/>}</text:p>
      <text:p text:style-name="P14"/>
      <text:p text:style-name="P14"><text:s text:c="4"/>vector_destroy(&amp;t_v);</text:p>
      <text:p text:style-name="P14"><text:soft-page-break/><text:s text:c="4"/>deque_destroy(&amp;t_dq);</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check_even(</text:p>
      <text:p text:style-name="P62">const void* cpv_first, const void* cpv_second, void* pv_output)</text:p>
      <text:p text:style-name="P14">{</text:p>
      <text:p text:style-name="P14"><text:s text:c="4"/>if(*(bool_t*)cpv_second)</text:p>
      <text:p text:style-name="P14"><text:s text:c="4"/>{</text:p>
      <text:p text:style-name="P14"><text:s text:c="8"/>if(*(int*)cpv_first %2 == 0)</text:p>
      <text:p text:style-name="P14"><text:s text:c="8"/>{</text:p>
      <text:p text:style-name="P14"><text:s text:c="12"/>*(bool_t*)pv_output = true;</text:p>
      <text:p text:style-name="P14"><text:s text:c="8"/>}</text:p>
      <text:p text:style-name="P14"><text:s text:c="8"/>else</text:p>
      <text:p text:style-name="P14"><text:s text:c="8"/>{</text:p>
      <text:p text:style-name="P14"><text:s text:c="12"/>*(bool_t*)pv_output = false;</text:p>
      <text:p text:style-name="P14"><text:s text:c="8"/>}</text:p>
      <text:p text:style-name="P14"><text:s text:c="4"/>}</text:p>
      <text:p text:style-name="P14"><text:s text:c="4"/>else</text:p>
      <text:p text:style-name="P14"><text:s text:c="4"/>{</text:p>
      <text:p text:style-name="P14"><text:s text:c="8"/>if(*(int*)cpv_first % 2 == 1)</text:p>
      <text:p text:style-name="P14"><text:s text:c="8"/>{</text:p>
      <text:p text:style-name="P14"><text:s text:c="12"/>*(bool_t*)pv_output = true;</text:p>
      <text:p text:style-name="P14"><text:s text:c="8"/>}</text:p>
      <text:p text:style-name="P14"><text:s text:c="8"/>else</text:p>
      <text:p text:style-name="P14"><text:s text:c="8"/>{</text:p>
      <text:p text:style-name="P14"><text:s text:c="12"/>*(bool_t*)pv_output = false;</text:p>
      <text:p text:style-name="P14"><text:s text:c="8"/>}</text:p>
      <text:p text:style-name="P14"><text:s text:c="4"/>}</text:p>
      <text:p text:style-name="P14">}</text:p>
      <text:p text:style-name="P7">结果:</text:p>
      <text:p text:style-name="P14">vector: 1 2 3 4 5 6 7 8 9 </text:p>
      <text:p text:style-name="P14">subrange found starting with element 2</text:p>
      <text:p text:style-name="P14">subrange found starting with element 4</text:p>
      <text:p text:style-name="P14">subrange found starting with element 6</text:p>
      <text:p text:style-name="P59"><text:span text:style-name="T8">查找连续n个满足特定规则的数据:</text:span><text:span text:style-name="T11"> algo_search_n(),algo_search_n_if()</text:span></text:p>
      <text:p text:style-name="P7">带有if后缀的版本接收一个二元谓词为特定规则,但是这个谓词用来指定前后两个数据的关系但是不能修改数据内容.</text:p>
      <text:p text:style-name="P14">#include &lt;stdio.h&gt;</text:p>
      <text:p text:style-name="P14">#include &lt;cstl/cdeque.h&gt;</text:p>
      <text:p text:style-name="P14"><text:soft-page-break/>#include &lt;cstl/calgorithm.h&gt;</text:p>
      <text:p text:style-name="P14"/>
      <text:p text:style-name="P14">static void _print(const void* cpv_input, void* pv_output);</text:p>
      <text:p text:style-name="P14"/>
      <text:p text:style-name="P14">int main(int argc, char* argv[])</text:p>
      <text:p text:style-name="P14">{</text:p>
      <text:p text:style-name="P14"><text:s text:c="4"/>deque_t t_dq = create_deque(int);</text:p>
      <text:p text:style-name="P14"><text:s text:c="4"/>int i = 0;</text:p>
      <text:p text:style-name="P14"><text:s text:c="4"/>iterator_t t_pos;</text:p>
      <text:p text:style-name="P14"/>
      <text:p text:style-name="P14"><text:s text:c="4"/>deque_init(&amp;t_dq);</text:p>
      <text:p text:style-name="P14"><text:s text:c="4"/>for(i = 1; i &lt;= 9; ++i)</text:p>
      <text:p text:style-name="P14"><text:s text:c="4"/>{</text:p>
      <text:p text:style-name="P14"><text:s text:c="8"/>deque_push_back(&amp;t_dq, i);</text:p>
      <text:p text:style-name="P14"><text:s text:c="4"/>}</text:p>
      <text:p text:style-name="P14"><text:s text:c="4"/>printf("deque: ");</text:p>
      <text:p text:style-name="P14"><text:s text:c="4"/>algo_for_each(deque_begin(&amp;t_dq), deque_end(&amp;t_dq), _print);</text:p>
      <text:p text:style-name="P14"><text:s text:c="4"/>printf("\n");</text:p>
      <text:p text:style-name="P14"/>
      <text:p text:style-name="P14"><text:s text:c="4"/>t_pos = algo_search_n(deque_begin(&amp;t_dq), deque_end(&amp;t_dq), 4, 3);</text:p>
      <text:p text:style-name="P14"><text:s text:c="4"/>if(iterator_equal(&amp;t_pos, deque_end(&amp;t_dq)))</text:p>
      <text:p text:style-name="P14"><text:s text:c="4"/>{</text:p>
      <text:p text:style-name="P14"><text:s text:c="8"/>printf("no four consecutive elements with value 3 found\n");</text:p>
      <text:p text:style-name="P14"><text:s text:c="4"/>}</text:p>
      <text:p text:style-name="P14"><text:s text:c="4"/>else</text:p>
      <text:p text:style-name="P14"><text:s text:c="4"/>{</text:p>
      <text:p text:style-name="P14"><text:s text:c="8"/>printf("four consective elements with value 3 start with %d. element\n",</text:p>
      <text:p text:style-name="P14"><text:s text:c="12"/>iterator_distance(deque_begin(&amp;t_dq), t_pos) + 1);</text:p>
      <text:p text:style-name="P14"><text:s text:c="4"/>}</text:p>
      <text:p text:style-name="P14"><text:s text:c="4"/>t_pos = algo_search_n_if(</text:p>
      <text:p text:style-name="P14"><text:s text:c="8"/>deque_begin(&amp;t_dq), deque_end(&amp;t_dq), 4, 3, fun_great_int);</text:p>
      <text:p text:style-name="P14"><text:s text:c="4"/>if(iterator_equal(&amp;t_pos, deque_end(&amp;t_dq)))</text:p>
      <text:p text:style-name="P14"><text:s text:c="4"/>{</text:p>
      <text:p text:style-name="P14"><text:s text:c="8"/>printf("no four consecutive elements with value &gt; 3 found\n");</text:p>
      <text:p text:style-name="P14"><text:s text:c="4"/>}</text:p>
      <text:p text:style-name="P14"><text:s text:c="4"/>else</text:p>
      <text:p text:style-name="P14"><text:s text:c="4"/>{</text:p>
      <text:p text:style-name="P14"><text:s text:c="8"/>printf("four consective elements with value &gt; 3 start with %d. element\n",</text:p>
      <text:p text:style-name="P14"><text:s text:c="12"/>iterator_distance(deque_begin(&amp;t_dq), t_pos) + 1);</text:p>
      <text:p text:style-name="P14"><text:s text:c="4"/>}</text:p>
      <text:p text:style-name="P14"><text:s text:c="4"/>deque_destroy(&amp;t_dq);</text:p>
      <text:p text:style-name="P14"/>
      <text:p text:style-name="P14"><text:s text:c="4"/>return 0;</text:p>
      <text:p text:style-name="P14">}</text:p>
      <text:p text:style-name="P14"><text:soft-page-break/></text:p>
      <text:p text:style-name="P14">static void _print(const void* cpv_input, void* pv_output)</text:p>
      <text:p text:style-name="P14">{</text:p>
      <text:p text:style-name="P14"><text:s text:c="4"/>printf("%d ", *(int*)cpv_input);</text:p>
      <text:p text:style-name="P14">}</text:p>
      <text:p text:style-name="P7">结果:</text:p>
      <text:p text:style-name="P14">deque: 1 2 3 4 5 6 7 8 9 </text:p>
      <text:p text:style-name="P14">no four consecutive elements with value 3 found</text:p>
      <text:p text:style-name="P14">four consective elements with value &gt; 3 start with 4. element</text:p>
      <text:p text:style-name="P14"/>
      <text:p text:style-name="P59"><text:span text:style-name="T8">查找最后一个与第二个区间满足特定规则的位置:</text:span><text:span text:style-name="T11"> </text:span></text:p>
      <text:p text:style-name="P62">algo_search_end(),algo_search_end_if(),algo_find_end(),algo_find_end_if()</text:p>
      <text:p text:style-name="P7">带有if后缀的版本接收一个二元谓词为特定规则,但是这个谓词用来指定前后两个数据的关系但是不能修改数据内容.这个算法与algo_search()功能相似,只是它查找的是最后一个子区间.algo_find_end()和</text:p>
      <text:p text:style-name="P7">algo_find_end_if()分别与algo_search_end()和algo_search_end_if()功能相同,只不过是模仿SGI STL相应的算法名称,其实更确切的命名应该是algo_search_end()和algo_search_end_if()这两个名字.</text:p>
      <text:p text:style-name="P14">#include &lt;stdio.h&gt;</text:p>
      <text:p text:style-name="P14">#include &lt;cstl/cdeque.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deque_t t_dq = create_deque(int);</text:p>
      <text:p text:style-name="P14"><text:s text:c="4"/>list_t t_l = create_list(int);</text:p>
      <text:p text:style-name="P14"><text:s text:c="4"/>int i = 0;</text:p>
      <text:p text:style-name="P14"><text:s text:c="4"/>iterator_t t_pos, t_end;</text:p>
      <text:p text:style-name="P14"/>
      <text:p text:style-name="P14"><text:s text:c="4"/>deque_init(&amp;t_dq);</text:p>
      <text:p text:style-name="P14"><text:s text:c="4"/>list_init(&amp;t_l);</text:p>
      <text:p text:style-name="P14"><text:s text:c="4"/>for(i = 1; i &lt;= 7; ++i)</text:p>
      <text:p text:style-name="P14"><text:s text:c="4"/>{</text:p>
      <text:p text:style-name="P14"><text:s text:c="8"/>deque_push_back(&amp;t_dq, i);</text:p>
      <text:p text:style-name="P14"><text:s text:c="4"/>}</text:p>
      <text:p text:style-name="P14"><text:s text:c="4"/>for(i = 1; i &lt;= 7; ++i)</text:p>
      <text:p text:style-name="P14"><text:s text:c="4"/>{</text:p>
      <text:p text:style-name="P14"><text:s text:c="8"/>deque_push_back(&amp;t_dq, i);</text:p>
      <text:p text:style-name="P14"><text:s text:c="4"/>}</text:p>
      <text:p text:style-name="P14"><text:s text:c="4"/>for(i = 3; i &lt;= 6; ++i)</text:p>
      <text:p text:style-name="P14"><text:s text:c="4"/>{</text:p>
      <text:p text:style-name="P14"><text:s text:c="8"/>list_push_back(&amp;t_l, i);</text:p>
      <text:p text:style-name="P14"><text:s text:c="4"/>}</text:p>
      <text:p text:style-name="P14"><text:soft-page-break/><text:s text:c="4"/>printf("deque: ");</text:p>
      <text:p text:style-name="P14"><text:s text:c="4"/>algo_for_each(deque_begin(&amp;t_dq), deque_end(&amp;t_dq), _print);</text:p>
      <text:p text:style-name="P14"><text:s text:c="4"/>printf("\n");</text:p>
      <text:p text:style-name="P14"><text:s text:c="4"/>printf("sub: <text:s text:c="2"/>");</text:p>
      <text:p text:style-name="P14"><text:s text:c="4"/>algo_for_each(list_begin(&amp;t_l), list_end(&amp;t_l), _print);</text:p>
      <text:p text:style-name="P14"><text:s text:c="4"/>printf("\n");</text:p>
      <text:p text:style-name="P14"><text:s text:c="4"/>t_pos = algo_search_end(</text:p>
      <text:p text:style-name="P14"><text:s text:c="8"/>deque_begin(&amp;t_dq), deque_end(&amp;t_dq), list_begin(&amp;t_l), list_end(&amp;t_l));</text:p>
      <text:p text:style-name="P14"><text:s text:c="4"/>t_end = deque_end(&amp;t_dq);</text:p>
      <text:p text:style-name="P14"><text:s text:c="4"/>while(!iterator_equal(&amp;t_pos, t_end))</text:p>
      <text:p text:style-name="P14"><text:s text:c="4"/>{</text:p>
      <text:p text:style-name="P14"><text:s text:c="8"/>printf("sub found starting with element %d\n",</text:p>
      <text:p text:style-name="P14"><text:s text:c="12"/>iterator_distance(deque_begin(&amp;t_dq), t_pos) + 1);</text:p>
      <text:p text:style-name="P14"><text:s text:c="8"/>t_end = t_pos;</text:p>
      <text:p text:style-name="P14"><text:s text:c="8"/>t_pos = algo_find_end(</text:p>
      <text:p text:style-name="P14"><text:s text:c="12"/>deque_begin(&amp;t_dq), t_end, list_begin(&amp;t_l), list_end(&amp;t_l));</text:p>
      <text:p text:style-name="P14"><text:s text:c="4"/>}</text:p>
      <text:p text:style-name="P14"><text:s text:c="4"/>deque_destroy(&amp;t_dq);</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deque: 1 2 3 4 5 6 7 1 2 3 4 5 6 7 </text:p>
      <text:p text:style-name="P14">sub: <text:s text:c="2"/>3 4 5 6 </text:p>
      <text:p text:style-name="P14">sub found starting with element 10</text:p>
      <text:p text:style-name="P14">sub found starting with element 3</text:p>
      <text:p text:style-name="P14"/>
      <text:list xml:id="list1676370098" text:continue-numbering="true" text:style-name="WW8Num13">
        <text:list-item>
          <text:list>
            <text:list-item>
              <text:h text:style-name="P207"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7"><text:tab/>当迭代器通过数据时修改.</text:p>
      <text:p text:style-name="P7"><text:tab/>将算法执行的结果拷贝到其他数据区间中.</text:p>
      <text:p text:style-name="P7">带有_copy后缀的算法函数都是属于后者,有些算法两个版本都提供.</text:p>
      <text:p text:style-name="P7"><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15">algo_copy()</text:p>
          </table:table-cell>
          <table:table-cell table:style-name="Table96.B1" office:value-type="string">
            <text:p text:style-name="P8">拷贝数据.</text:p>
          </table:table-cell>
        </table:table-row>
        <table:table-row table:style-name="Table96.1">
          <table:table-cell table:style-name="Table96.A1" office:value-type="string">
            <text:p text:style-name="P15">algo_copy_n()</text:p>
          </table:table-cell>
          <table:table-cell table:style-name="Table96.B1" office:value-type="string">
            <text:p text:style-name="P8">拷贝n个数据.</text:p>
          </table:table-cell>
        </table:table-row>
        <table:table-row table:style-name="Table96.1">
          <table:table-cell table:style-name="Table96.A1" office:value-type="string">
            <text:p text:style-name="P15">algo_copy_backward()</text:p>
          </table:table-cell>
          <table:table-cell table:style-name="Table96.B1" office:value-type="string">
            <text:p text:style-name="P8">从后往前拷贝数据.</text:p>
          </table:table-cell>
        </table:table-row>
        <table:table-row table:style-name="Table96.1">
          <table:table-cell table:style-name="Table96.A1" office:value-type="string">
            <text:p text:style-name="P15">algo_swap()</text:p>
          </table:table-cell>
          <table:table-cell table:style-name="Table96.B1" office:value-type="string">
            <text:p text:style-name="P8">交换两个迭代器所指的数据.</text:p>
          </table:table-cell>
        </table:table-row>
        <table:table-row table:style-name="Table96.1">
          <table:table-cell table:style-name="Table96.A1" office:value-type="string">
            <text:p text:style-name="P15">algo_iter_swap()</text:p>
          </table:table-cell>
          <table:table-cell table:style-name="Table96.B1" office:value-type="string">
            <text:p text:style-name="P8">交换两个迭代器所指的数据.</text:p>
          </table:table-cell>
        </table:table-row>
        <table:table-row table:style-name="Table96.1">
          <table:table-cell table:style-name="Table96.A1" office:value-type="string">
            <text:p text:style-name="P15">algo_swap_ranges()</text:p>
          </table:table-cell>
          <table:table-cell table:style-name="Table96.B1" office:value-type="string">
            <text:p text:style-name="P8">交换两个数据区间中的数据.</text:p>
          </table:table-cell>
        </table:table-row>
        <table:table-row table:style-name="Table96.1">
          <table:table-cell table:style-name="Table96.A1" office:value-type="string">
            <text:p text:style-name="P15">algo_transform()</text:p>
          </table:table-cell>
          <table:table-cell table:style-name="Table96.B1" office:value-type="string">
            <text:p text:style-name="P8">将数据从第一个数据区间通过特定的规则转换到第二个区间.</text:p>
          </table:table-cell>
        </table:table-row>
        <table:table-row table:style-name="Table96.1">
          <table:table-cell table:style-name="Table96.A1" office:value-type="string">
            <text:p text:style-name="P15">algo_transform_binary()</text:p>
          </table:table-cell>
          <table:table-cell table:style-name="Table96.B1" office:value-type="string">
            <text:p text:style-name="P8">将数据从第一个数据区间通过特定的二元规则转换到第二个区间.</text:p>
          </table:table-cell>
        </table:table-row>
        <table:table-row table:style-name="Table96.1">
          <table:table-cell table:style-name="Table96.A1" office:value-type="string">
            <text:p text:style-name="P15">algo_replace()</text:p>
          </table:table-cell>
          <table:table-cell table:style-name="Table96.B1" office:value-type="string">
            <text:p text:style-name="P8">使用新数据替换数据区间内所有指定的旧数据.</text:p>
          </table:table-cell>
        </table:table-row>
        <table:table-row table:style-name="Table96.1">
          <table:table-cell table:style-name="Table96.A1" office:value-type="string">
            <text:p text:style-name="P15">algo_replace_if()</text:p>
          </table:table-cell>
          <table:table-cell table:style-name="Table96.B1" office:value-type="string">
            <text:p text:style-name="P8">使用新数据替换数据区间内所有符合条件的旧数据.</text:p>
          </table:table-cell>
        </table:table-row>
        <table:table-row table:style-name="Table96.1">
          <table:table-cell table:style-name="Table96.A1" office:value-type="string">
            <text:p text:style-name="P15">algo_replace_copy()</text:p>
          </table:table-cell>
          <table:table-cell table:style-name="Table96.B1" office:value-type="string">
            <text:p text:style-name="P8">将数据区间中的数据拷贝到新的数据区间,拷贝过程中使用新数据替换指定的旧数据.</text:p>
          </table:table-cell>
        </table:table-row>
        <table:table-row table:style-name="Table96.1">
          <table:table-cell table:style-name="Table96.A1" office:value-type="string">
            <text:p text:style-name="P15">algo_replace_copy_if()</text:p>
          </table:table-cell>
          <table:table-cell table:style-name="Table96.B1" office:value-type="string">
            <text:p text:style-name="P8">将数据区间中的数据拷贝到新的数据区间,拷贝过程中使用新数据替换所有符合条件的旧数据.</text:p>
          </table:table-cell>
        </table:table-row>
        <table:table-row table:style-name="Table96.1">
          <table:table-cell table:style-name="Table96.A1" office:value-type="string">
            <text:p text:style-name="P15">algo_fill()</text:p>
          </table:table-cell>
          <table:table-cell table:style-name="Table96.B1" office:value-type="string">
            <text:p text:style-name="P8">向数据区间中填充新数据.</text:p>
          </table:table-cell>
        </table:table-row>
        <table:table-row table:style-name="Table96.1">
          <table:table-cell table:style-name="Table96.A1" office:value-type="string">
            <text:p text:style-name="P15">algo_fill_n()</text:p>
          </table:table-cell>
          <table:table-cell table:style-name="Table96.B1" office:value-type="string">
            <text:p text:style-name="P8">向数据区间中填充n个新数据.</text:p>
          </table:table-cell>
        </table:table-row>
        <table:table-row table:style-name="Table96.1">
          <table:table-cell table:style-name="Table96.A1" office:value-type="string">
            <text:p text:style-name="P15">algo_generate()</text:p>
          </table:table-cell>
          <table:table-cell table:style-name="Table96.B1" office:value-type="string">
            <text:p text:style-name="P8">使用一元函数产生的结果填充数据区间.</text:p>
          </table:table-cell>
        </table:table-row>
        <table:table-row table:style-name="Table96.1">
          <table:table-cell table:style-name="Table96.A1" office:value-type="string">
            <text:p text:style-name="P15">algo_generate_n()</text:p>
          </table:table-cell>
          <table:table-cell table:style-name="Table96.B1" office:value-type="string">
            <text:p text:style-name="P8">使用一元函数产生的结果向数据区间中填充n个值.</text:p>
          </table:table-cell>
        </table:table-row>
        <table:table-row table:style-name="Table96.1">
          <table:table-cell table:style-name="Table96.A1" office:value-type="string">
            <text:p text:style-name="P15">algo_remove()</text:p>
          </table:table-cell>
          <table:table-cell table:style-name="Table96.B1" office:value-type="string">
            <text:p text:style-name="P8">移除指定数据.</text:p>
          </table:table-cell>
        </table:table-row>
        <table:table-row table:style-name="Table96.1">
          <table:table-cell table:style-name="Table96.A1" office:value-type="string">
            <text:p text:style-name="P15">algo_remove_if()</text:p>
          </table:table-cell>
          <table:table-cell table:style-name="Table96.B1" office:value-type="string">
            <text:p text:style-name="P8">移除符合条件的数据.</text:p>
          </table:table-cell>
        </table:table-row>
        <table:table-row table:style-name="Table96.1">
          <table:table-cell table:style-name="Table96.A1" office:value-type="string">
            <text:p text:style-name="P15">algo_remove_copy()</text:p>
          </table:table-cell>
          <table:table-cell table:style-name="Table96.B1" office:value-type="string">
            <text:p text:style-name="P8">移除指定数据并将结果拷贝到另一区间中.</text:p>
          </table:table-cell>
        </table:table-row>
        <table:table-row table:style-name="Table96.1">
          <table:table-cell table:style-name="Table96.A1" office:value-type="string">
            <text:p text:style-name="P15">algo_remove_copy_if()</text:p>
          </table:table-cell>
          <table:table-cell table:style-name="Table96.B1" office:value-type="string">
            <text:p text:style-name="P8">移除符合条件的数据并将结果拷贝到另一个区间中.</text:p>
          </table:table-cell>
        </table:table-row>
        <table:table-row table:style-name="Table96.1">
          <table:table-cell table:style-name="Table96.A1" office:value-type="string">
            <text:p text:style-name="P15">algo_unique()</text:p>
          </table:table-cell>
          <table:table-cell table:style-name="Table96.B1" office:value-type="string">
            <text:p text:style-name="P8">移除相邻的重复数据.</text:p>
          </table:table-cell>
        </table:table-row>
        <table:table-row table:style-name="Table96.1">
          <table:table-cell table:style-name="Table96.A1" office:value-type="string">
            <text:p text:style-name="P15">algo_unique_if()</text:p>
          </table:table-cell>
          <table:table-cell table:style-name="Table96.B1" office:value-type="string">
            <text:p text:style-name="P8">移除相邻的符合条件的数据.</text:p>
          </table:table-cell>
        </table:table-row>
        <table:table-row table:style-name="Table96.1">
          <table:table-cell table:style-name="Table96.A1" office:value-type="string">
            <text:p text:style-name="P15">algo_unique_copy()</text:p>
          </table:table-cell>
          <table:table-cell table:style-name="Table96.B1" office:value-type="string">
            <text:p text:style-name="P8">移除相邻的重复数据并将结果拷贝到另一个区间中.</text:p>
          </table:table-cell>
        </table:table-row>
        <table:table-row table:style-name="Table96.1">
          <table:table-cell table:style-name="Table96.A1" office:value-type="string">
            <text:p text:style-name="P15">algo_unique_copy_if()</text:p>
          </table:table-cell>
          <table:table-cell table:style-name="Table96.B1" office:value-type="string">
            <text:p text:style-name="P8">移除相邻的符合条件的数据并将结果拷贝到另一个区间中.</text:p>
          </table:table-cell>
        </table:table-row>
        <table:table-row table:style-name="Table96.1">
          <table:table-cell table:style-name="Table96.A1" office:value-type="string">
            <text:p text:style-name="P15">algo_reverse()</text:p>
          </table:table-cell>
          <table:table-cell table:style-name="Table96.B1" office:value-type="string">
            <text:p text:style-name="P8">将数据区间中的数据逆序.</text:p>
          </table:table-cell>
        </table:table-row>
        <table:table-row table:style-name="Table96.1">
          <table:table-cell table:style-name="Table96.A1" office:value-type="string">
            <text:p text:style-name="P15">algo_reverse_copy()</text:p>
          </table:table-cell>
          <table:table-cell table:style-name="Table96.B1" office:value-type="string">
            <text:p text:style-name="P8">将数据区间中的数据逆序并拷贝到另一区间中.</text:p>
          </table:table-cell>
        </table:table-row>
        <table:table-row table:style-name="Table96.1">
          <table:table-cell table:style-name="Table96.A1" office:value-type="string">
            <text:p text:style-name="P15">algo_rotate()</text:p>
          </table:table-cell>
          <table:table-cell table:style-name="Table96.B1" office:value-type="string">
            <text:p text:style-name="P8">将数据区间中的两部分数据互换.</text:p>
          </table:table-cell>
        </table:table-row>
        <table:table-row table:style-name="Table96.1">
          <table:table-cell table:style-name="Table96.A1" office:value-type="string">
            <text:p text:style-name="P15">algo_rotate_copy()</text:p>
          </table:table-cell>
          <table:table-cell table:style-name="Table96.B1" office:value-type="string">
            <text:p text:style-name="P8">将数据区间中的两部分数据互换并将结果拷贝到另一个区间中</text:p>
          </table:table-cell>
        </table:table-row>
        <table:table-row table:style-name="Table96.1">
          <table:table-cell table:style-name="Table96.A1" office:value-type="string">
            <text:p text:style-name="P15">algo_random_shuffle()</text:p>
          </table:table-cell>
          <table:table-cell table:style-name="Table96.B1" office:value-type="string">
            <text:p text:style-name="P8">将数据区间中的数据随机重排.</text:p>
          </table:table-cell>
        </table:table-row>
        <table:table-row table:style-name="Table96.1">
          <table:table-cell table:style-name="Table96.A1" office:value-type="string">
            <text:p text:style-name="P15">algo_random_shuffle_if()</text:p>
          </table:table-cell>
          <table:table-cell table:style-name="Table96.B1" office:value-type="string">
            <text:p text:style-name="P8">使用特殊的随机函数将数据区间中的数据随机重排.</text:p>
          </table:table-cell>
        </table:table-row>
        <table:table-row table:style-name="Table96.1">
          <table:table-cell table:style-name="Table96.A1" office:value-type="string">
            <text:p text:style-name="P15">algo_random_sample()</text:p>
          </table:table-cell>
          <table:table-cell table:style-name="Table96.B1" office:value-type="string">
            <text:p text:style-name="P8">随机的将第一个区间中的数据拷贝到第二个区间.</text:p>
          </table:table-cell>
        </table:table-row>
        <table:table-row table:style-name="Table96.1">
          <table:table-cell table:style-name="Table96.A1" office:value-type="string">
            <text:p text:style-name="P15">algo_random_sample_if()</text:p>
          </table:table-cell>
          <table:table-cell table:style-name="Table96.B1" office:value-type="string">
            <text:p text:style-name="P8">使用特殊的随机函数将第一个区间中的数据拷贝到第二个区间中.</text:p>
          </table:table-cell>
        </table:table-row>
        <table:table-row table:style-name="Table96.1">
          <table:table-cell table:style-name="Table96.A1" office:value-type="string">
            <text:p text:style-name="P15">algo_random_sample_n()</text:p>
          </table:table-cell>
          <table:table-cell table:style-name="Table96.B1" office:value-type="string">
            <text:p text:style-name="P8">随机的将第一个区间中的n个数据拷贝到第二个区间.</text:p>
          </table:table-cell>
        </table:table-row>
        <table:table-row table:style-name="Table96.1">
          <table:table-cell table:style-name="Table96.A1" office:value-type="string">
            <text:p text:style-name="P15">algo_random_sample_n_if()</text:p>
          </table:table-cell>
          <table:table-cell table:style-name="Table96.B1" office:value-type="string">
            <text:p text:style-name="P8">使用特殊的随机函数将第一个区间中的n个数据拷贝到第二个区间.</text:p>
          </table:table-cell>
        </table:table-row>
        <table:table-row table:style-name="Table96.1">
          <table:table-cell table:style-name="Table96.A1" office:value-type="string">
            <text:p text:style-name="P15">algo_partition()</text:p>
          </table:table-cell>
          <table:table-cell table:style-name="Table96.B1" office:value-type="string">
            <text:p text:style-name="P8">将符合条件的数据放到数据区间的前部,不符合条件的放到后部.</text:p>
          </table:table-cell>
        </table:table-row>
        <table:table-row table:style-name="Table96.1">
          <table:table-cell table:style-name="Table96.A1" office:value-type="string">
            <text:p text:style-name="P15">algo_stable_partition()</text:p>
          </table:table-cell>
          <table:table-cell table:style-name="Table96.B1" office:value-type="string">
            <text:p text:style-name="P22"><text:span text:style-name="T6">顺序稳定的</text:span><text:span text:style-name="T11">algo_partition()</text:span><text:span text:style-name="T6">.</text:span></text:p>
          </table:table-cell>
        </table:table-row>
      </table:table>
      <text:p text:style-name="P7"/>
      <text:list xml:id="list1097428720" text:continue-numbering="true" text:style-name="WW8Num13">
        <text:list-item>
          <text:list>
            <text:list-item>
              <text:list>
                <text:list-item>
                  <text:h text:style-name="P220" text:outline-level="3"><text:soft-page-break/>拷贝数据</text:h>
                </text:list-item>
              </text:list>
            </text:list-item>
          </text:list>
        </text:list-item>
      </text:list>
      <text:p text:style-name="Standard"><text:span text:style-name="T8"><text:tab/></text:span><text:span text:style-name="T6">拷贝数据有三个算法</text:span><text:span text:style-name="T11">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0"><draw:g text:anchor-type="as-char" svg:y="0cm" draw:z-index="15" draw:style-name="gr1"><draw:rect draw:style-name="gr2" draw:text-style-name="P224" svg:width="17.781cm" svg:height="15.685cm" svg:x="0cm" svg:y="0cm"><text:p/></draw:rect><draw:frame draw:style-name="gr8" draw:text-style-name="P226" svg:width="0.636cm" svg:height="0.826cm" svg:x="1.588cm" svg:y="1.651cm"><draw:text-box><text:p text:style-name="P226"><text:span text:style-name="T78">0</text:span></text:p></draw:text-box></draw:frame><draw:frame draw:style-name="gr8" draw:text-style-name="P226" svg:width="0.634cm" svg:height="0.826cm" svg:x="2.54cm" svg:y="1.651cm"><draw:text-box><text:p text:style-name="P226"><text:span text:style-name="T78">1</text:span></text:p></draw:text-box></draw:frame><draw:frame draw:style-name="gr22" draw:text-style-name="P226" svg:width="0.634cm" svg:height="0.826cm" svg:x="3.491cm" svg:y="1.651cm"><draw:text-box><text:p text:style-name="P226"><text:span text:style-name="T78">2</text:span></text:p></draw:text-box></draw:frame><draw:frame draw:style-name="gr22" draw:text-style-name="P226" svg:width="0.632cm" svg:height="0.826cm" svg:x="4.445cm" svg:y="1.651cm"><draw:text-box><text:p text:style-name="P226"><text:span text:style-name="T78">3</text:span></text:p></draw:text-box></draw:frame><draw:frame draw:style-name="gr22" draw:text-style-name="P226" svg:width="0.63cm" svg:height="0.826cm" svg:x="5.396cm" svg:y="1.651cm"><draw:text-box><text:p text:style-name="P226"><text:span text:style-name="T78">4</text:span></text:p></draw:text-box></draw:frame><draw:frame draw:style-name="gr22" draw:text-style-name="P226" svg:width="0.63cm" svg:height="0.826cm" svg:x="6.346cm" svg:y="1.651cm"><draw:text-box><text:p text:style-name="P226"><text:span text:style-name="T78">5</text:span></text:p></draw:text-box></draw:frame><draw:frame draw:style-name="gr22" draw:text-style-name="P226" svg:width="0.63cm" svg:height="0.826cm" svg:x="7.301cm" svg:y="1.651cm"><draw:text-box><text:p text:style-name="P226"><text:span text:style-name="T78">6</text:span></text:p></draw:text-box></draw:frame><draw:frame draw:style-name="gr8" draw:text-style-name="P226" svg:width="0.63cm" svg:height="0.826cm" svg:x="8.253cm" svg:y="1.651cm"><draw:text-box><text:p text:style-name="P226"><text:span text:style-name="T78">7</text:span></text:p></draw:text-box></draw:frame><draw:frame draw:style-name="gr8" draw:text-style-name="P226" svg:width="0.63cm" svg:height="0.826cm" svg:x="9.208cm" svg:y="1.651cm"><draw:text-box><text:p text:style-name="P226"><text:span text:style-name="T78">8</text:span></text:p></draw:text-box></draw:frame><draw:frame draw:style-name="gr9" draw:text-style-name="P226" svg:width="1.588cm" svg:height="0.826cm" svg:x="1.588cm" svg:y="3.577cm"><draw:text-box><text:p text:style-name="P226"><text:span text:style-name="T76">result</text:span></text:p></draw:text-box></draw:frame><draw:line draw:style-name="gr6" draw:text-style-name="P224" svg:x1="1.588cm" svg:y1="3.299cm" svg:x2="1.59cm" svg:y2="2.475cm"><text:p/></draw:line><draw:line draw:style-name="gr23" draw:text-style-name="P224" svg:x1="1.588cm" svg:y1="3.029cm" svg:x2="6.033cm" svg:y2="3.031cm"><text:p/></draw:line><draw:line draw:style-name="gr6" draw:text-style-name="P224" svg:x1="3.493cm" svg:y1="0.826cm" svg:x2="3.495cm" svg:y2="1.652cm"><text:p/></draw:line><draw:line draw:style-name="gr6" draw:text-style-name="P224" svg:x1="8.255cm" svg:y1="0.826cm" svg:x2="8.259cm" svg:y2="1.652cm"><text:p/></draw:line><draw:line draw:style-name="gr23" draw:text-style-name="P224" svg:x1="3.493cm" svg:y1="1.101cm" svg:x2="8.256cm" svg:y2="1.105cm"><text:p/></draw:line><draw:frame draw:style-name="gr9" draw:text-style-name="P226" svg:width="1.588cm" svg:height="0.826cm" svg:x="3.81cm" svg:y="0cm"><draw:text-box><text:p text:style-name="P226"><text:span text:style-name="T76">first</text:span></text:p></draw:text-box></draw:frame><draw:frame draw:style-name="gr9" draw:text-style-name="P226" svg:width="1.588cm" svg:height="0.826cm" svg:x="8.573cm" svg:y="0cm"><draw:text-box><text:p text:style-name="P226"><text:span text:style-name="T76">last</text:span></text:p></draw:text-box></draw:frame><draw:frame draw:style-name="gr8" draw:text-style-name="P226" svg:width="0.636cm" svg:height="0.826cm" svg:x="6.35cm" svg:y="5.228cm"><draw:text-box><text:p text:style-name="P226"><text:span text:style-name="T78">5</text:span></text:p></draw:text-box></draw:frame><draw:frame draw:style-name="gr8" draw:text-style-name="P226" svg:width="0.634cm" svg:height="0.826cm" svg:x="7.301cm" svg:y="5.228cm"><draw:text-box><text:p text:style-name="P226"><text:span text:style-name="T78">6</text:span></text:p></draw:text-box></draw:frame><draw:frame draw:style-name="gr22" draw:text-style-name="P226" svg:width="0.634cm" svg:height="0.826cm" svg:x="1.586cm" svg:y="5.228cm"><draw:text-box><text:p text:style-name="P226"><text:span text:style-name="T78">2</text:span></text:p></draw:text-box></draw:frame><draw:frame draw:style-name="gr22" draw:text-style-name="P226" svg:width="0.632cm" svg:height="0.826cm" svg:x="2.54cm" svg:y="5.228cm"><draw:text-box><text:p text:style-name="P226"><text:span text:style-name="T78">3</text:span></text:p></draw:text-box></draw:frame><draw:frame draw:style-name="gr22" draw:text-style-name="P226" svg:width="0.63cm" svg:height="0.826cm" svg:x="3.491cm" svg:y="5.228cm"><draw:text-box><text:p text:style-name="P226"><text:span text:style-name="T78">4</text:span></text:p></draw:text-box></draw:frame><draw:frame draw:style-name="gr22" draw:text-style-name="P226" svg:width="0.63cm" svg:height="0.826cm" svg:x="4.441cm" svg:y="5.228cm"><draw:text-box><text:p text:style-name="P226"><text:span text:style-name="T78">5</text:span></text:p></draw:text-box></draw:frame><draw:frame draw:style-name="gr22" draw:text-style-name="P226" svg:width="0.63cm" svg:height="0.826cm" svg:x="5.396cm" svg:y="5.228cm"><draw:text-box><text:p text:style-name="P226"><text:span text:style-name="T78">6</text:span></text:p></draw:text-box></draw:frame><draw:frame draw:style-name="gr8" draw:text-style-name="P226" svg:width="0.63cm" svg:height="0.826cm" svg:x="8.253cm" svg:y="5.228cm"><draw:text-box><text:p text:style-name="P226"><text:span text:style-name="T78">7</text:span></text:p></draw:text-box></draw:frame><draw:frame draw:style-name="gr8" draw:text-style-name="P226" svg:width="0.63cm" svg:height="0.826cm" svg:x="9.208cm" svg:y="5.228cm"><draw:text-box><text:p text:style-name="P226"><text:span text:style-name="T78">8</text:span></text:p></draw:text-box></draw:frame><draw:custom-shape draw:style-name="gr3" draw:text-style-name="P225"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226" svg:width="3.493cm" svg:height="0.826cm" svg:x="13.653cm" svg:y="3.577cm"><draw:text-box><text:p text:style-name="P226"><text:span text:style-name="T83">algo_copy()</text:span></text:p></draw:text-box></draw:frame><draw:frame draw:style-name="gr9" draw:text-style-name="P226" svg:width="6.033cm" svg:height="0.826cm" svg:x="3.493cm" svg:y="3.577cm"><draw:text-box><text:p text:style-name="P226"><text:span text:style-name="T76">输出区间的末端与输入区间重叠</text:span></text:p></draw:text-box></draw:frame><draw:frame draw:style-name="gr8" draw:text-style-name="P226" svg:width="0.636cm" svg:height="0.826cm" svg:x="1.588cm" svg:y="9.081cm"><draw:text-box><text:p text:style-name="P226"><text:span text:style-name="T78">0</text:span></text:p></draw:text-box></draw:frame><draw:frame draw:style-name="gr8" draw:text-style-name="P226" svg:width="0.634cm" svg:height="0.826cm" svg:x="2.54cm" svg:y="9.081cm"><draw:text-box><text:p text:style-name="P226"><text:span text:style-name="T78">1</text:span></text:p></draw:text-box></draw:frame><draw:frame draw:style-name="gr22" draw:text-style-name="P226" svg:width="0.634cm" svg:height="0.826cm" svg:x="3.491cm" svg:y="9.081cm"><draw:text-box><text:p text:style-name="P226"><text:span text:style-name="T78">2</text:span></text:p></draw:text-box></draw:frame><draw:frame draw:style-name="gr22" draw:text-style-name="P226" svg:width="0.632cm" svg:height="0.826cm" svg:x="4.445cm" svg:y="9.081cm"><draw:text-box><text:p text:style-name="P226"><text:span text:style-name="T78">3</text:span></text:p></draw:text-box></draw:frame><draw:frame draw:style-name="gr22" draw:text-style-name="P226" svg:width="0.63cm" svg:height="0.826cm" svg:x="5.396cm" svg:y="9.081cm"><draw:text-box><text:p text:style-name="P226"><text:span text:style-name="T78">4</text:span></text:p></draw:text-box></draw:frame><draw:frame draw:style-name="gr22" draw:text-style-name="P226" svg:width="0.63cm" svg:height="0.826cm" svg:x="6.346cm" svg:y="9.081cm"><draw:text-box><text:p text:style-name="P226"><text:span text:style-name="T78">5</text:span></text:p></draw:text-box></draw:frame><draw:frame draw:style-name="gr22" draw:text-style-name="P226" svg:width="0.63cm" svg:height="0.826cm" svg:x="7.301cm" svg:y="9.081cm"><draw:text-box><text:p text:style-name="P226"><text:span text:style-name="T78">6</text:span></text:p></draw:text-box></draw:frame><draw:frame draw:style-name="gr8" draw:text-style-name="P226" svg:width="0.63cm" svg:height="0.826cm" svg:x="8.253cm" svg:y="9.081cm"><draw:text-box><text:p text:style-name="P226"><text:span text:style-name="T78">7</text:span></text:p></draw:text-box></draw:frame><draw:frame draw:style-name="gr8" draw:text-style-name="P226" svg:width="0.63cm" svg:height="0.826cm" svg:x="9.208cm" svg:y="9.081cm"><draw:text-box><text:p text:style-name="P226"><text:span text:style-name="T78">8</text:span></text:p></draw:text-box></draw:frame><draw:frame draw:style-name="gr9" draw:text-style-name="P226" svg:width="1.588cm" svg:height="0.826cm" svg:x="7.938cm" svg:y="11.007cm"><draw:text-box><text:p text:style-name="P226"><text:span text:style-name="T76">result</text:span></text:p></draw:text-box></draw:frame><draw:line draw:style-name="gr6" draw:text-style-name="P224" svg:x1="5.398cm" svg:y1="10.728cm" svg:x2="5.4cm" svg:y2="9.904cm"><text:p/></draw:line><draw:line draw:style-name="gr23" draw:text-style-name="P224" svg:x1="5.398cm" svg:y1="10.458cm" svg:x2="9.843cm" svg:y2="10.46cm"><text:p/></draw:line><draw:line draw:style-name="gr6" draw:text-style-name="P224" svg:x1="3.493cm" svg:y1="8.255cm" svg:x2="3.495cm" svg:y2="9.081cm"><text:p/></draw:line><draw:line draw:style-name="gr6" draw:text-style-name="P224" svg:x1="8.255cm" svg:y1="8.255cm" svg:x2="8.259cm" svg:y2="9.081cm"><text:p/></draw:line><draw:line draw:style-name="gr23" draw:text-style-name="P224" svg:x1="3.493cm" svg:y1="8.53cm" svg:x2="8.256cm" svg:y2="8.534cm"><text:p/></draw:line><draw:frame draw:style-name="gr9" draw:text-style-name="P226" svg:width="1.588cm" svg:height="0.826cm" svg:x="3.81cm" svg:y="7.43cm"><draw:text-box><text:p text:style-name="P226"><text:span text:style-name="T76">first</text:span></text:p></draw:text-box></draw:frame><draw:frame draw:style-name="gr9" draw:text-style-name="P226" svg:width="1.588cm" svg:height="0.826cm" svg:x="8.573cm" svg:y="7.43cm"><draw:text-box><text:p text:style-name="P226"><text:span text:style-name="T76">last</text:span></text:p></draw:text-box></draw:frame><draw:frame draw:style-name="gr8" draw:text-style-name="P226" svg:width="0.636cm" svg:height="0.826cm" svg:x="1.588cm" svg:y="12.658cm"><draw:text-box><text:p text:style-name="P226"><text:span text:style-name="T78">0</text:span></text:p></draw:text-box></draw:frame><draw:frame draw:style-name="gr8" draw:text-style-name="P226" svg:width="0.634cm" svg:height="0.826cm" svg:x="2.538cm" svg:y="12.658cm"><draw:text-box><text:p text:style-name="P226"><text:span text:style-name="T78">1</text:span></text:p></draw:text-box></draw:frame><draw:frame draw:style-name="gr22" draw:text-style-name="P226" svg:width="0.634cm" svg:height="0.826cm" svg:x="5.401cm" svg:y="12.658cm"><draw:text-box><text:p text:style-name="P226"><text:span text:style-name="T78">2</text:span></text:p></draw:text-box></draw:frame><draw:frame draw:style-name="gr22" draw:text-style-name="P226" svg:width="0.632cm" svg:height="0.826cm" svg:x="6.355cm" svg:y="12.658cm"><draw:text-box><text:p text:style-name="P226"><text:span text:style-name="T78">3</text:span></text:p></draw:text-box></draw:frame><draw:frame draw:style-name="gr22" draw:text-style-name="P226" svg:width="0.63cm" svg:height="0.826cm" svg:x="7.306cm" svg:y="12.658cm"><draw:text-box><text:p text:style-name="P226"><text:span text:style-name="T78">2</text:span></text:p></draw:text-box></draw:frame><draw:frame draw:style-name="gr22" draw:text-style-name="P226" svg:width="0.63cm" svg:height="0.826cm" svg:x="8.257cm" svg:y="12.658cm"><draw:text-box><text:p text:style-name="P226"><text:span text:style-name="T78">3</text:span></text:p></draw:text-box></draw:frame><draw:frame draw:style-name="gr22" draw:text-style-name="P226" svg:width="0.63cm" svg:height="0.826cm" svg:x="9.211cm" svg:y="12.658cm"><draw:text-box><text:p text:style-name="P226"><text:span text:style-name="T78">2</text:span></text:p></draw:text-box></draw:frame><draw:frame draw:style-name="gr8" draw:text-style-name="P226" svg:width="0.63cm" svg:height="0.826cm" svg:x="3.491cm" svg:y="12.658cm"><draw:text-box><text:p text:style-name="P226"><text:span text:style-name="T78">2</text:span></text:p></draw:text-box></draw:frame><draw:frame draw:style-name="gr8" draw:text-style-name="P226" svg:width="0.63cm" svg:height="0.826cm" svg:x="4.445cm" svg:y="12.658cm"><draw:text-box><text:p text:style-name="P226"><text:span text:style-name="T78">3</text:span></text:p></draw:text-box></draw:frame><draw:custom-shape draw:style-name="gr3" draw:text-style-name="P225"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226" svg:width="3.493cm" svg:height="0.826cm" svg:x="13.653cm" svg:y="11.007cm"><draw:text-box><text:p text:style-name="P226"><text:span text:style-name="T83">algo_copy()</text:span></text:p></draw:text-box></draw:frame><draw:frame draw:style-name="gr9" draw:text-style-name="P226" svg:width="6.033cm" svg:height="0.826cm" svg:x="1.588cm" svg:y="11.007cm"><draw:text-box><text:p text:style-name="P226"><text:span text:style-name="T76">输出区间的前端与输入区间重叠</text:span></text:p></draw:text-box></draw:frame><draw:frame draw:style-name="gr9" draw:text-style-name="P226" svg:width="6.033cm" svg:height="0.826cm" svg:x="1.588cm" svg:y="14.309cm"><draw:text-box><text:p text:style-name="P226"><text:span text:style-name="T76">在这种情况下可能会出现错误</text:span></text:p></draw:text-box></draw:frame></draw:g></text:p>
      <text:p text:style-name="Standard"><text:span text:style-name="T6">上面的图显示了当区间重叠时使用</text:span><text:span text:style-name="T11">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14">#include &lt;stdio.h&gt;</text:p>
      <text:p text:style-name="P14">#include &lt;cstl/cvector.h&gt;</text:p>
      <text:p text:style-name="P14">#include &lt;cstl/clist.h&gt;</text:p>
      <text:p text:style-name="P14"><text:soft-page-break/>#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1 = create_vector(int);</text:p>
      <text:p text:style-name="P14"><text:s text:c="4"/>vector_t t_v2 = create_vector(int);</text:p>
      <text:p text:style-name="P14"><text:s text:c="4"/>list_t t_l1 = create_list(int);</text:p>
      <text:p text:style-name="P14"><text:s text:c="4"/>list_t t_l2 = create_list(int);</text:p>
      <text:p text:style-name="P14"><text:s text:c="4"/>int i = 0;</text:p>
      <text:p text:style-name="P14"><text:s text:c="4"/>iterator_t t_first, t_last, t_result;</text:p>
      <text:p text:style-name="P14"/>
      <text:p text:style-name="P14"><text:s text:c="4"/>vector_init(&amp;t_v1);</text:p>
      <text:p text:style-name="P14"><text:s text:c="4"/>vector_init(&amp;t_v2);</text:p>
      <text:p text:style-name="P14"><text:s text:c="4"/>list_init(&amp;t_l1);</text:p>
      <text:p text:style-name="P14"><text:s text:c="4"/>list_init(&amp;t_l2);</text:p>
      <text:p text:style-name="P14"><text:s text:c="4"/>for(i = 0; i &lt; 9; ++i)</text:p>
      <text:p text:style-name="P14"><text:s text:c="4"/>{</text:p>
      <text:p text:style-name="P14"><text:s text:c="8"/>vector_push_back(&amp;t_v1, i);</text:p>
      <text:p text:style-name="P14"><text:s text:c="8"/>vector_push_back(&amp;t_v2, i);</text:p>
      <text:p text:style-name="P14"><text:s text:c="8"/>list_push_back(&amp;t_l1, i);</text:p>
      <text:p text:style-name="P14"><text:s text:c="8"/>list_push_back(&amp;t_l2, i);</text:p>
      <text:p text:style-name="P14"><text:s text:c="4"/>}</text:p>
      <text:p text:style-name="P14"><text:s text:c="4"/>printf("before copy:\n");</text:p>
      <text:p text:style-name="P14"><text:s text:c="4"/>printf("vector1: ");</text:p>
      <text:p text:style-name="P14"><text:s text:c="4"/>algo_for_each(vector_begin(&amp;t_v1), vector_end(&amp;t_v1), _print);</text:p>
      <text:p text:style-name="P14"><text:s text:c="4"/>printf("\n");</text:p>
      <text:p text:style-name="P14"><text:s text:c="4"/>printf("list1: <text:s text:c="2"/>");</text:p>
      <text:p text:style-name="P14"><text:s text:c="4"/>algo_for_each(list_begin(&amp;t_l1), list_end(&amp;t_l1), _print);</text:p>
      <text:p text:style-name="P14"><text:s text:c="4"/>printf("\n");</text:p>
      <text:p text:style-name="P14"><text:s text:c="4"/>printf("vector2: ");</text:p>
      <text:p text:style-name="P14"><text:s text:c="4"/>algo_for_each(vector_begin(&amp;t_v2), vector_end(&amp;t_v2), _print);</text:p>
      <text:p text:style-name="P14"><text:s text:c="4"/>printf("\n");</text:p>
      <text:p text:style-name="P14"><text:s text:c="4"/>printf("list2: <text:s text:c="2"/>");</text:p>
      <text:p text:style-name="P14"><text:s text:c="4"/>algo_for_each(list_begin(&amp;t_l2), list_end(&amp;t_l2), _print);</text:p>
      <text:p text:style-name="P14"><text:s text:c="4"/>printf("\n");</text:p>
      <text:p text:style-name="P14"/>
      <text:p text:style-name="P14"><text:s text:c="4"/>/* case 1 */</text:p>
      <text:p text:style-name="P14"><text:s text:c="4"/>t_first = vector_begin(&amp;t_v1);</text:p>
      <text:p text:style-name="P14"><text:s text:c="4"/>iterator_advance(&amp;t_first, 2);</text:p>
      <text:p text:style-name="P14"><text:s text:c="4"/>t_last = t_first;</text:p>
      <text:p text:style-name="P14"><text:s text:c="4"/>iterator_advance(&amp;t_last, 5);</text:p>
      <text:p text:style-name="P14"><text:s text:c="4"/>t_result = vector_begin(&amp;t_v1);</text:p>
      <text:p text:style-name="P14"><text:soft-page-break/><text:s text:c="4"/>algo_copy(t_first, t_last, t_result);</text:p>
      <text:p text:style-name="P14"/>
      <text:p text:style-name="P14"><text:s text:c="4"/>t_first = list_begin(&amp;t_l1);</text:p>
      <text:p text:style-name="P14"><text:s text:c="4"/>iterator_advance(&amp;t_first, 2);</text:p>
      <text:p text:style-name="P14"><text:s text:c="4"/>t_last = t_first;</text:p>
      <text:p text:style-name="P14"><text:s text:c="4"/>iterator_advance(&amp;t_last, 5);</text:p>
      <text:p text:style-name="P14"><text:s text:c="4"/>t_result = list_begin(&amp;t_l1);</text:p>
      <text:p text:style-name="P14"><text:s text:c="4"/>algo_copy(t_first, t_last, t_result);</text:p>
      <text:p text:style-name="P14"/>
      <text:p text:style-name="P14"><text:s text:c="4"/>/* case 2 */</text:p>
      <text:p text:style-name="P14"><text:s text:c="4"/>t_first = vector_begin(&amp;t_v2);</text:p>
      <text:p text:style-name="P14"><text:s text:c="4"/>iterator_advance(&amp;t_first, 2);</text:p>
      <text:p text:style-name="P14"><text:s text:c="4"/>t_last = t_first;</text:p>
      <text:p text:style-name="P14"><text:s text:c="4"/>iterator_advance(&amp;t_last, 5);</text:p>
      <text:p text:style-name="P14"><text:s text:c="4"/>t_result = vector_begin(&amp;t_v2);</text:p>
      <text:p text:style-name="P14"><text:s text:c="4"/>iterator_advance(&amp;t_result, 4);</text:p>
      <text:p text:style-name="P14"><text:s text:c="4"/>algo_copy(t_first, t_last, t_result);</text:p>
      <text:p text:style-name="P14"/>
      <text:p text:style-name="P14"><text:s text:c="4"/>t_first = list_begin(&amp;t_l2);</text:p>
      <text:p text:style-name="P14"><text:s text:c="4"/>iterator_advance(&amp;t_first, 2);</text:p>
      <text:p text:style-name="P14"><text:s text:c="4"/>t_last = t_first;</text:p>
      <text:p text:style-name="P14"><text:s text:c="4"/>iterator_advance(&amp;t_last, 5);</text:p>
      <text:p text:style-name="P14"><text:s text:c="4"/>t_result = list_begin(&amp;t_l2);</text:p>
      <text:p text:style-name="P14"><text:s text:c="4"/>iterator_advance(&amp;t_result, 4);</text:p>
      <text:p text:style-name="P14"><text:s text:c="4"/>algo_copy(t_first, t_last, t_result);</text:p>
      <text:p text:style-name="P14"/>
      <text:p text:style-name="P14"><text:s text:c="4"/>printf("after copy:\n");</text:p>
      <text:p text:style-name="P14"><text:s text:c="4"/>printf("vector1: ");</text:p>
      <text:p text:style-name="P14"><text:s text:c="4"/>algo_for_each(vector_begin(&amp;t_v1), vector_end(&amp;t_v1), _print);</text:p>
      <text:p text:style-name="P14"><text:s text:c="4"/>printf("\n");</text:p>
      <text:p text:style-name="P14"><text:s text:c="4"/>printf("list1: <text:s text:c="2"/>");</text:p>
      <text:p text:style-name="P14"><text:s text:c="4"/>algo_for_each(list_begin(&amp;t_l1), list_end(&amp;t_l1), _print);</text:p>
      <text:p text:style-name="P14"><text:s text:c="4"/>printf("\n");</text:p>
      <text:p text:style-name="P14"><text:s text:c="4"/>printf("vector2: ");</text:p>
      <text:p text:style-name="P14"><text:s text:c="4"/>algo_for_each(vector_begin(&amp;t_v2), vector_end(&amp;t_v2), _print);</text:p>
      <text:p text:style-name="P14"><text:s text:c="4"/>printf("\n");</text:p>
      <text:p text:style-name="P14"><text:s text:c="4"/>printf("list2: <text:s text:c="2"/>");</text:p>
      <text:p text:style-name="P14"><text:s text:c="4"/>algo_for_each(list_begin(&amp;t_l2), list_end(&amp;t_l2), _print);</text:p>
      <text:p text:style-name="P14"><text:s text:c="4"/>printf("\n");</text:p>
      <text:p text:style-name="P14"/>
      <text:p text:style-name="P14"><text:s text:c="4"/>vector_destroy(&amp;t_v1);</text:p>
      <text:p text:style-name="P14"><text:s text:c="4"/>list_destroy(&amp;t_l1);</text:p>
      <text:p text:style-name="P14"><text:s text:c="4"/>vector_destroy(&amp;t_v2);</text:p>
      <text:p text:style-name="P14"><text:s text:c="4"/>list_destroy(&amp;t_l2);</text:p>
      <text:p text:style-name="P14"><text:soft-page-break/></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before copy:</text:p>
      <text:p text:style-name="P14">vector1: 0 1 2 3 4 5 6 7 8 </text:p>
      <text:p text:style-name="P14">list1: <text:s text:c="2"/>0 1 2 3 4 5 6 7 8 </text:p>
      <text:p text:style-name="P14">vector2: 0 1 2 3 4 5 6 7 8 </text:p>
      <text:p text:style-name="P14">list2: <text:s text:c="2"/>0 1 2 3 4 5 6 7 8 </text:p>
      <text:p text:style-name="P14">after copy:</text:p>
      <text:p text:style-name="P14">vector1: 2 3 4 5 6 5 6 7 8 </text:p>
      <text:p text:style-name="P14">list1: <text:s text:c="2"/>2 3 4 5 6 5 6 7 8 </text:p>
      <text:p text:style-name="P14">vector2: 0 1 2 3 2 3 4 5 6 </text:p>
      <text:p text:style-name="P14">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1">algo_copy_backward()</text:span><text:span text:style-name="T6">就不同了.</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1 = create_vector(int);</text:p>
      <text:p text:style-name="P14"><text:s text:c="4"/>vector_t t_v2 = create_vector(int);</text:p>
      <text:p text:style-name="P14"><text:s text:c="4"/>list_t t_l1 = create_list(int);</text:p>
      <text:p text:style-name="P14"><text:s text:c="4"/>list_t t_l2 = create_list(int);</text:p>
      <text:p text:style-name="P14"><text:s text:c="4"/>int i = 0;</text:p>
      <text:p text:style-name="P14"><text:s text:c="4"/>iterator_t t_first, t_last, t_result;</text:p>
      <text:p text:style-name="P14"/>
      <text:p text:style-name="P14"><text:s text:c="4"/>vector_init(&amp;t_v1);</text:p>
      <text:p text:style-name="P14"><text:s text:c="4"/>vector_init(&amp;t_v2);</text:p>
      <text:p text:style-name="P14"><text:s text:c="4"/>list_init(&amp;t_l1);</text:p>
      <text:p text:style-name="P14"><text:s text:c="4"/>list_init(&amp;t_l2);</text:p>
      <text:p text:style-name="P14"><text:s text:c="4"/>for(i = 0; i &lt; 9; ++i)</text:p>
      <text:p text:style-name="P14"><text:soft-page-break/><text:s text:c="4"/>{</text:p>
      <text:p text:style-name="P14"><text:s text:c="8"/>vector_push_back(&amp;t_v1, i);</text:p>
      <text:p text:style-name="P14"><text:s text:c="8"/>vector_push_back(&amp;t_v2, i);</text:p>
      <text:p text:style-name="P14"><text:s text:c="8"/>list_push_back(&amp;t_l1, i);</text:p>
      <text:p text:style-name="P14"><text:s text:c="8"/>list_push_back(&amp;t_l2, i);</text:p>
      <text:p text:style-name="P14"><text:s text:c="4"/>}</text:p>
      <text:p text:style-name="P14"><text:s text:c="4"/>printf("before copy:\n");</text:p>
      <text:p text:style-name="P14"><text:s text:c="4"/>printf("vector1: ");</text:p>
      <text:p text:style-name="P14"><text:s text:c="4"/>algo_for_each(vector_begin(&amp;t_v1), vector_end(&amp;t_v1), _print);</text:p>
      <text:p text:style-name="P14"><text:s text:c="4"/>printf("\n");</text:p>
      <text:p text:style-name="P14"><text:s text:c="4"/>printf("list1: <text:s text:c="2"/>");</text:p>
      <text:p text:style-name="P14"><text:s text:c="4"/>algo_for_each(list_begin(&amp;t_l1), list_end(&amp;t_l1), _print);</text:p>
      <text:p text:style-name="P14"><text:s text:c="4"/>printf("\n");</text:p>
      <text:p text:style-name="P14"><text:s text:c="4"/>printf("vector2: ");</text:p>
      <text:p text:style-name="P14"><text:s text:c="4"/>algo_for_each(vector_begin(&amp;t_v2), vector_end(&amp;t_v2), _print);</text:p>
      <text:p text:style-name="P14"><text:s text:c="4"/>printf("\n");</text:p>
      <text:p text:style-name="P14"><text:s text:c="4"/>printf("list2: <text:s text:c="2"/>");</text:p>
      <text:p text:style-name="P14"><text:s text:c="4"/>algo_for_each(list_begin(&amp;t_l2), list_end(&amp;t_l2), _print);</text:p>
      <text:p text:style-name="P14"><text:s text:c="4"/>printf("\n");</text:p>
      <text:p text:style-name="P14"/>
      <text:p text:style-name="P14"><text:s text:c="4"/>/* case 1 */</text:p>
      <text:p text:style-name="P14"><text:s text:c="4"/>t_first = vector_begin(&amp;t_v1);</text:p>
      <text:p text:style-name="P14"><text:s text:c="4"/>iterator_advance(&amp;t_first, 2);</text:p>
      <text:p text:style-name="P14"><text:s text:c="4"/>t_last = t_first;</text:p>
      <text:p text:style-name="P14"><text:s text:c="4"/>iterator_advance(&amp;t_last, 5);</text:p>
      <text:p text:style-name="P14"><text:s text:c="4"/>t_result = vector_begin(&amp;t_v1);</text:p>
      <text:p text:style-name="P14"><text:s text:c="4"/>iterator_advance(&amp;t_result, 5);</text:p>
      <text:p text:style-name="P14"><text:s text:c="4"/>algo_copy_backward(t_first, t_last, t_result);</text:p>
      <text:p text:style-name="P14"/>
      <text:p text:style-name="P14"><text:s text:c="4"/>t_first = list_begin(&amp;t_l1);</text:p>
      <text:p text:style-name="P14"><text:s text:c="4"/>iterator_advance(&amp;t_first, 2);</text:p>
      <text:p text:style-name="P14"><text:s text:c="4"/>t_last = t_first;</text:p>
      <text:p text:style-name="P14"><text:s text:c="4"/>iterator_advance(&amp;t_last, 5);</text:p>
      <text:p text:style-name="P14"><text:s text:c="4"/>t_result = list_begin(&amp;t_l1);</text:p>
      <text:p text:style-name="P14"><text:s text:c="4"/>iterator_advance(&amp;t_result, 5);</text:p>
      <text:p text:style-name="P14"><text:s text:c="4"/>algo_copy_backward(t_first, t_last, t_result);</text:p>
      <text:p text:style-name="P14"/>
      <text:p text:style-name="P14"><text:s text:c="4"/>/* case 2 */</text:p>
      <text:p text:style-name="P14"><text:s text:c="4"/>t_first = vector_begin(&amp;t_v2);</text:p>
      <text:p text:style-name="P14"><text:s text:c="4"/>iterator_advance(&amp;t_first, 2);</text:p>
      <text:p text:style-name="P14"><text:s text:c="4"/>t_last = t_first;</text:p>
      <text:p text:style-name="P14"><text:s text:c="4"/>iterator_advance(&amp;t_last, 5);</text:p>
      <text:p text:style-name="P14"><text:s text:c="4"/>t_result = vector_end(&amp;t_v2);</text:p>
      <text:p text:style-name="P14"><text:s text:c="4"/>algo_copy_backward(t_first, t_last, t_result);</text:p>
      <text:p text:style-name="P14"><text:soft-page-break/></text:p>
      <text:p text:style-name="P14"><text:s text:c="4"/>t_first = list_begin(&amp;t_l2);</text:p>
      <text:p text:style-name="P14"><text:s text:c="4"/>iterator_advance(&amp;t_first, 2);</text:p>
      <text:p text:style-name="P14"><text:s text:c="4"/>t_last = t_first;</text:p>
      <text:p text:style-name="P14"><text:s text:c="4"/>iterator_advance(&amp;t_last, 5);</text:p>
      <text:p text:style-name="P14"><text:s text:c="4"/>t_result = list_end(&amp;t_l2);</text:p>
      <text:p text:style-name="P14"><text:s text:c="4"/>algo_copy_backward(t_first, t_last, t_result);</text:p>
      <text:p text:style-name="P14"/>
      <text:p text:style-name="P14"><text:s text:c="4"/>printf("after copy:\n");</text:p>
      <text:p text:style-name="P14"><text:s text:c="4"/>printf("vector1: ");</text:p>
      <text:p text:style-name="P14"><text:s text:c="4"/>algo_for_each(vector_begin(&amp;t_v1), vector_end(&amp;t_v1), _print);</text:p>
      <text:p text:style-name="P14"><text:s text:c="4"/>printf("\n");</text:p>
      <text:p text:style-name="P14"><text:s text:c="4"/>printf("list1: <text:s text:c="2"/>");</text:p>
      <text:p text:style-name="P14"><text:s text:c="4"/>algo_for_each(list_begin(&amp;t_l1), list_end(&amp;t_l1), _print);</text:p>
      <text:p text:style-name="P14"><text:s text:c="4"/>printf("\n");</text:p>
      <text:p text:style-name="P14"><text:s text:c="4"/>printf("vector2: ");</text:p>
      <text:p text:style-name="P14"><text:s text:c="4"/>algo_for_each(vector_begin(&amp;t_v2), vector_end(&amp;t_v2), _print);</text:p>
      <text:p text:style-name="P14"><text:s text:c="4"/>printf("\n");</text:p>
      <text:p text:style-name="P14"><text:s text:c="4"/>printf("list2: <text:s text:c="2"/>");</text:p>
      <text:p text:style-name="P14"><text:s text:c="4"/>algo_for_each(list_begin(&amp;t_l2), list_end(&amp;t_l2), _print);</text:p>
      <text:p text:style-name="P14"><text:s text:c="4"/>printf("\n");</text:p>
      <text:p text:style-name="P14"/>
      <text:p text:style-name="P14"><text:s text:c="4"/>vector_destroy(&amp;t_v1);</text:p>
      <text:p text:style-name="P14"><text:s text:c="4"/>list_destroy(&amp;t_l1);</text:p>
      <text:p text:style-name="P14"><text:s text:c="4"/>vector_destroy(&amp;t_v2);</text:p>
      <text:p text:style-name="P14"><text:s text:c="4"/>list_destroy(&amp;t_l2);</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before copy:</text:p>
      <text:p text:style-name="P14">vector1: 0 1 2 3 4 5 6 7 8 </text:p>
      <text:p text:style-name="P14">list1: <text:s text:c="2"/>0 1 2 3 4 5 6 7 8 </text:p>
      <text:p text:style-name="P14">vector2: 0 1 2 3 4 5 6 7 8 </text:p>
      <text:p text:style-name="P14">list2: <text:s text:c="2"/>0 1 2 3 4 5 6 7 8 </text:p>
      <text:p text:style-name="P14">after copy:</text:p>
      <text:p text:style-name="P14">vector1: 2 3 4 5 6 5 6 7 8 </text:p>
      <text:p text:style-name="P14">list1: <text:s text:c="2"/>6 5 6 5 6 5 6 7 8 </text:p>
      <text:p text:style-name="P14">vector2: 0 1 2 3 2 3 4 5 6 </text:p>
      <text:p text:style-name="P14"><text:soft-page-break/>list2: <text:s text:c="2"/>0 1 2 3 2 3 4 5 6</text:p>
      <text:p text:style-name="Standard"><text:span text:style-name="T6">使用</text:span><text:span text:style-name="T11">algo_copy_backward()</text:span><text:span text:style-name="T6">的具体过程:</text:span></text:p>
      <text:p text:style-name="P17"><draw:g text:anchor-type="as-char" svg:y="0cm" draw:z-index="16" draw:style-name="gr1"><draw:rect draw:style-name="gr2" draw:text-style-name="P224" svg:width="17.781cm" svg:height="15.685cm" svg:x="0cm" svg:y="0.002cm"><text:p/></draw:rect><draw:frame draw:style-name="gr8" draw:text-style-name="P226" svg:width="0.636cm" svg:height="0.825cm" svg:x="0.953cm" svg:y="1.926cm"><draw:text-box><text:p text:style-name="P226"><text:span text:style-name="T78">0</text:span></text:p></draw:text-box></draw:frame><draw:frame draw:style-name="gr8" draw:text-style-name="P226" svg:width="0.634cm" svg:height="0.825cm" svg:x="1.905cm" svg:y="1.926cm"><draw:text-box><text:p text:style-name="P226"><text:span text:style-name="T78">1</text:span></text:p></draw:text-box></draw:frame><draw:frame draw:style-name="gr22" draw:text-style-name="P226" svg:width="0.634cm" svg:height="0.825cm" svg:x="2.856cm" svg:y="1.926cm"><draw:text-box><text:p text:style-name="P226"><text:span text:style-name="T78">2</text:span></text:p></draw:text-box></draw:frame><draw:frame draw:style-name="gr22" draw:text-style-name="P226" svg:width="0.632cm" svg:height="0.825cm" svg:x="3.81cm" svg:y="1.926cm"><draw:text-box><text:p text:style-name="P226"><text:span text:style-name="T78">3</text:span></text:p></draw:text-box></draw:frame><draw:frame draw:style-name="gr22" draw:text-style-name="P226" svg:width="0.63cm" svg:height="0.825cm" svg:x="4.761cm" svg:y="1.926cm"><draw:text-box><text:p text:style-name="P226"><text:span text:style-name="T78">4</text:span></text:p></draw:text-box></draw:frame><draw:frame draw:style-name="gr22" draw:text-style-name="P226" svg:width="0.63cm" svg:height="0.825cm" svg:x="5.711cm" svg:y="1.926cm"><draw:text-box><text:p text:style-name="P226"><text:span text:style-name="T78">5</text:span></text:p></draw:text-box></draw:frame><draw:frame draw:style-name="gr22" draw:text-style-name="P226" svg:width="0.63cm" svg:height="0.825cm" svg:x="6.666cm" svg:y="1.926cm"><draw:text-box><text:p text:style-name="P226"><text:span text:style-name="T78">6</text:span></text:p></draw:text-box></draw:frame><draw:frame draw:style-name="gr8" draw:text-style-name="P226" svg:width="0.63cm" svg:height="0.825cm" svg:x="7.618cm" svg:y="1.926cm"><draw:text-box><text:p text:style-name="P226"><text:span text:style-name="T78">7</text:span></text:p></draw:text-box></draw:frame><draw:frame draw:style-name="gr8" draw:text-style-name="P226" svg:width="0.63cm" svg:height="0.825cm" svg:x="8.573cm" svg:y="1.926cm"><draw:text-box><text:p text:style-name="P226"><text:span text:style-name="T78">8</text:span></text:p></draw:text-box></draw:frame><draw:frame draw:style-name="gr9" draw:text-style-name="P226" svg:width="1.588cm" svg:height="0.826cm" svg:x="6.033cm" svg:y="3.304cm"><draw:text-box><text:p text:style-name="P226"><text:span text:style-name="T76">result</text:span></text:p></draw:text-box></draw:frame><draw:line draw:style-name="gr6" draw:text-style-name="P224" svg:x1="5.715cm" svg:y1="3.579cm" svg:x2="5.719cm" svg:y2="2.753cm"><text:p/></draw:line><draw:line draw:style-name="gr24" draw:text-style-name="P224" svg:x1="0.953cm" svg:y1="3.304cm" svg:x2="5.716cm" svg:y2="3.302cm"><text:p/></draw:line><draw:line draw:style-name="gr6" draw:text-style-name="P224" svg:x1="2.858cm" svg:y1="1.101cm" svg:x2="2.86cm" svg:y2="1.928cm"><text:p/></draw:line><draw:line draw:style-name="gr6" draw:text-style-name="P224" svg:x1="7.62cm" svg:y1="1.101cm" svg:x2="7.624cm" svg:y2="1.928cm"><text:p/></draw:line><draw:line draw:style-name="gr24" draw:text-style-name="P224" svg:x1="2.858cm" svg:y1="1.378cm" svg:x2="7.621cm" svg:y2="1.382cm"><text:p/></draw:line><draw:frame draw:style-name="gr8" draw:text-style-name="P226" svg:width="0.639cm" svg:height="0.826cm" svg:x="5.713cm" svg:y="5.505cm"><draw:text-box><text:p text:style-name="P226"><text:span text:style-name="T78">5</text:span></text:p></draw:text-box></draw:frame><draw:frame draw:style-name="gr8" draw:text-style-name="P226" svg:width="0.636cm" svg:height="0.826cm" svg:x="6.668cm" svg:y="5.505cm"><draw:text-box><text:p text:style-name="P226"><text:span text:style-name="T78">6</text:span></text:p></draw:text-box></draw:frame><draw:frame draw:style-name="gr22" draw:text-style-name="P226" svg:width="0.634cm" svg:height="0.826cm" svg:x="0.951cm" svg:y="5.505cm"><draw:text-box><text:p text:style-name="P226"><text:span text:style-name="T78">6</text:span></text:p></draw:text-box></draw:frame><draw:frame draw:style-name="gr22" draw:text-style-name="P226" svg:width="0.63cm" svg:height="0.826cm" svg:x="1.905cm" svg:y="5.505cm"><draw:text-box><text:p text:style-name="P226"><text:span text:style-name="T78">5</text:span></text:p></draw:text-box></draw:frame><draw:frame draw:style-name="gr22" draw:text-style-name="P226" svg:width="0.63cm" svg:height="0.826cm" svg:x="2.856cm" svg:y="5.505cm"><draw:text-box><text:p text:style-name="P226"><text:span text:style-name="T78">6</text:span></text:p></draw:text-box></draw:frame><draw:frame draw:style-name="gr22" draw:text-style-name="P226" svg:width="0.63cm" svg:height="0.826cm" svg:x="3.806cm" svg:y="5.505cm"><draw:text-box><text:p text:style-name="P226"><text:span text:style-name="T78">5</text:span></text:p></draw:text-box></draw:frame><draw:frame draw:style-name="gr22" draw:text-style-name="P226" svg:width="0.63cm" svg:height="0.826cm" svg:x="4.761cm" svg:y="5.505cm"><draw:text-box><text:p text:style-name="P226"><text:span text:style-name="T78">6</text:span></text:p></draw:text-box></draw:frame><draw:frame draw:style-name="gr8" draw:text-style-name="P226" svg:width="0.63cm" svg:height="0.826cm" svg:x="7.618cm" svg:y="5.505cm"><draw:text-box><text:p text:style-name="P226"><text:span text:style-name="T78">7</text:span></text:p></draw:text-box></draw:frame><draw:frame draw:style-name="gr8" draw:text-style-name="P226" svg:width="0.63cm" svg:height="0.826cm" svg:x="8.573cm" svg:y="5.505cm"><draw:text-box><text:p text:style-name="P226"><text:span text:style-name="T78">8</text:span></text:p></draw:text-box></draw:frame><draw:custom-shape draw:style-name="gr3" draw:text-style-name="P225"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226" svg:width="5.081cm" svg:height="0.826cm" svg:x="12.383cm" svg:y="3.854cm"><draw:text-box><text:p text:style-name="P226"><text:span text:style-name="T83">algo_copy_backward()</text:span></text:p></draw:text-box></draw:frame><draw:frame draw:style-name="gr9" draw:text-style-name="P226" svg:width="6.033cm" svg:height="0.826cm" svg:x="0.953cm" svg:y="4.129cm"><draw:text-box><text:p text:style-name="P226"><text:span text:style-name="T76">输出区间的末端与输入区间重叠</text:span></text:p></draw:text-box></draw:frame><draw:frame draw:style-name="gr8" draw:text-style-name="P226" svg:width="0.636cm" svg:height="0.825cm" svg:x="0.953cm" svg:y="10.458cm"><draw:text-box><text:p text:style-name="P226"><text:span text:style-name="T78">0</text:span></text:p></draw:text-box></draw:frame><draw:frame draw:style-name="gr8" draw:text-style-name="P226" svg:width="0.634cm" svg:height="0.825cm" svg:x="1.905cm" svg:y="10.458cm"><draw:text-box><text:p text:style-name="P226"><text:span text:style-name="T78">1</text:span></text:p></draw:text-box></draw:frame><draw:frame draw:style-name="gr22" draw:text-style-name="P226" svg:width="0.634cm" svg:height="0.825cm" svg:x="2.856cm" svg:y="10.458cm"><draw:text-box><text:p text:style-name="P226"><text:span text:style-name="T78">2</text:span></text:p></draw:text-box></draw:frame><draw:frame draw:style-name="gr22" draw:text-style-name="P226" svg:width="0.632cm" svg:height="0.825cm" svg:x="3.81cm" svg:y="10.458cm"><draw:text-box><text:p text:style-name="P226"><text:span text:style-name="T78">3</text:span></text:p></draw:text-box></draw:frame><draw:frame draw:style-name="gr22" draw:text-style-name="P226" svg:width="0.63cm" svg:height="0.825cm" svg:x="4.761cm" svg:y="10.458cm"><draw:text-box><text:p text:style-name="P226"><text:span text:style-name="T78">4</text:span></text:p></draw:text-box></draw:frame><draw:frame draw:style-name="gr22" draw:text-style-name="P226" svg:width="0.63cm" svg:height="0.825cm" svg:x="5.711cm" svg:y="10.458cm"><draw:text-box><text:p text:style-name="P226"><text:span text:style-name="T78">5</text:span></text:p></draw:text-box></draw:frame><draw:frame draw:style-name="gr22" draw:text-style-name="P226" svg:width="0.63cm" svg:height="0.825cm" svg:x="6.666cm" svg:y="10.458cm"><draw:text-box><text:p text:style-name="P226"><text:span text:style-name="T78">6</text:span></text:p></draw:text-box></draw:frame><draw:frame draw:style-name="gr8" draw:text-style-name="P226" svg:width="0.63cm" svg:height="0.825cm" svg:x="7.618cm" svg:y="10.458cm"><draw:text-box><text:p text:style-name="P226"><text:span text:style-name="T78">7</text:span></text:p></draw:text-box></draw:frame><draw:frame draw:style-name="gr8" draw:text-style-name="P226" svg:width="0.63cm" svg:height="0.825cm" svg:x="8.573cm" svg:y="10.458cm"><draw:text-box><text:p text:style-name="P226"><text:span text:style-name="T78">8</text:span></text:p></draw:text-box></draw:frame><draw:frame draw:style-name="gr9" draw:text-style-name="P226" svg:width="1.588cm" svg:height="0.828cm" svg:x="7.938cm" svg:y="12.383cm"><draw:text-box><text:p text:style-name="P226"><text:span text:style-name="T76">result</text:span></text:p></draw:text-box></draw:frame><draw:line draw:style-name="gr6" draw:text-style-name="P224" svg:x1="9.525cm" svg:y1="12.106cm" svg:x2="9.527cm" svg:y2="11.282cm"><text:p/></draw:line><draw:line draw:style-name="gr24" draw:text-style-name="P224" svg:x1="4.763cm" svg:y1="11.834cm" svg:x2="9.526cm" svg:y2="11.836cm"><text:p/></draw:line><draw:line draw:style-name="gr6" draw:text-style-name="P224" svg:x1="2.858cm" svg:y1="9.633cm" svg:x2="2.86cm" svg:y2="10.46cm"><text:p/></draw:line><draw:line draw:style-name="gr6" draw:text-style-name="P224" svg:x1="7.62cm" svg:y1="9.633cm" svg:x2="7.624cm" svg:y2="10.46cm"><text:p/></draw:line><draw:line draw:style-name="gr23" draw:text-style-name="P224" svg:x1="2.858cm" svg:y1="9.908cm" svg:x2="7.621cm" svg:y2="9.912cm"><text:p/></draw:line><draw:frame draw:style-name="gr9" draw:text-style-name="P226" svg:width="1.588cm" svg:height="0.825cm" svg:x="3.175cm" svg:y="8.807cm"><draw:text-box><text:p text:style-name="P226"><text:span text:style-name="T76">first</text:span></text:p></draw:text-box></draw:frame><draw:frame draw:style-name="gr9" draw:text-style-name="P226" svg:width="1.59cm" svg:height="0.825cm" svg:x="7.934cm" svg:y="8.807cm"><draw:text-box><text:p text:style-name="P226"><text:span text:style-name="T76">last</text:span></text:p></draw:text-box></draw:frame><draw:frame draw:style-name="gr8" draw:text-style-name="P226" svg:width="0.636cm" svg:height="0.828cm" svg:x="0.953cm" svg:y="14.032cm"><draw:text-box><text:p text:style-name="P226"><text:span text:style-name="T78">0</text:span></text:p></draw:text-box></draw:frame><draw:frame draw:style-name="gr8" draw:text-style-name="P226" svg:width="0.632cm" svg:height="0.828cm" svg:x="1.907cm" svg:y="14.032cm"><draw:text-box><text:p text:style-name="P226"><text:span text:style-name="T78">1</text:span></text:p></draw:text-box></draw:frame><draw:frame draw:style-name="gr22" draw:text-style-name="P226" svg:width="0.634cm" svg:height="0.828cm" svg:x="4.766cm" svg:y="14.032cm"><draw:text-box><text:p text:style-name="P226"><text:span text:style-name="T78">2</text:span></text:p></draw:text-box></draw:frame><draw:frame draw:style-name="gr22" draw:text-style-name="P226" svg:width="0.63cm" svg:height="0.828cm" svg:x="5.72cm" svg:y="14.032cm"><draw:text-box><text:p text:style-name="P226"><text:span text:style-name="T78">3</text:span></text:p></draw:text-box></draw:frame><draw:frame draw:style-name="gr22" draw:text-style-name="P226" svg:width="0.63cm" svg:height="0.828cm" svg:x="6.671cm" svg:y="14.032cm"><draw:text-box><text:p text:style-name="P226"><text:span text:style-name="T78">4</text:span></text:p></draw:text-box></draw:frame><draw:frame draw:style-name="gr22" draw:text-style-name="P226" svg:width="0.63cm" svg:height="0.828cm" svg:x="7.622cm" svg:y="14.032cm"><draw:text-box><text:p text:style-name="P226"><text:span text:style-name="T78">5</text:span></text:p></draw:text-box></draw:frame><draw:frame draw:style-name="gr22" draw:text-style-name="P226" svg:width="0.63cm" svg:height="0.828cm" svg:x="8.576cm" svg:y="14.032cm"><draw:text-box><text:p text:style-name="P226"><text:span text:style-name="T78">6</text:span></text:p></draw:text-box></draw:frame><draw:frame draw:style-name="gr8" draw:text-style-name="P226" svg:width="0.63cm" svg:height="0.828cm" svg:x="2.856cm" svg:y="14.032cm"><draw:text-box><text:p text:style-name="P226"><text:span text:style-name="T78">2</text:span></text:p></draw:text-box></draw:frame><draw:frame draw:style-name="gr8" draw:text-style-name="P226" svg:width="0.63cm" svg:height="0.828cm" svg:x="3.81cm" svg:y="14.032cm"><draw:text-box><text:p text:style-name="P226"><text:span text:style-name="T78">3</text:span></text:p></draw:text-box></draw:frame><draw:custom-shape draw:style-name="gr3" draw:text-style-name="P225"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9" draw:text-style-name="P226" svg:width="6.033cm" svg:height="0.828cm" svg:x="0.953cm" svg:y="12.381cm"><draw:text-box><text:p text:style-name="P226"><text:span text:style-name="T76">输出区间的前端与输入区间重叠</text:span></text:p></draw:text-box></draw:frame><draw:frame draw:style-name="gr9" draw:text-style-name="P226" svg:width="6.033cm" svg:height="0.828cm" svg:x="0.953cm" svg:y="7.153cm"><draw:text-box><text:p text:style-name="P226"><text:span text:style-name="T76">在这种情况下可能会出现错误</text:span></text:p></draw:text-box></draw:frame><draw:frame draw:style-name="gr9" draw:text-style-name="P226" svg:width="1.59cm" svg:height="0.825cm" svg:x="7.618cm" svg:y="0cm"><draw:text-box><text:p text:style-name="P226"><text:span text:style-name="T76">last</text:span></text:p></draw:text-box></draw:frame><draw:frame draw:style-name="gr9" draw:text-style-name="P226" svg:width="1.588cm" svg:height="0.825cm" svg:x="2.858cm" svg:y="0cm"><draw:text-box><text:p text:style-name="P226"><text:span text:style-name="T76">first</text:span></text:p></draw:text-box></draw:frame><draw:frame draw:style-name="gr9" draw:text-style-name="P226" svg:width="5.081cm" svg:height="0.826cm" svg:x="12.383cm" svg:y="12.384cm"><draw:text-box><text:p text:style-name="P226"><text:span text:style-name="T83">algo_copy_backward()</text:span></text:p></draw:text-box></draw:frame></draw:g></text:p>
      <text:p text:style-name="Standard"><text:span text:style-name="T11">algo_copy_backward()</text:span><text:span text:style-name="T1">最需要注意的是最后一个参数是输出区间的末端,而不是前端.</text:span></text:p>
      <text:list xml:id="list1621449742" text:continue-numbering="true" text:style-name="WW8Num13">
        <text:list-item>
          <text:list>
            <text:list-item>
              <text:list>
                <text:list-item>
                  <text:h text:style-name="P220" text:outline-level="3">交换数据</text:h>
                </text:list-item>
              </text:list>
            </text:list-item>
          </text:list>
        </text:list-item>
      </text:list>
      <text:p text:style-name="Standard"><text:span text:style-name="T7"><text:tab/></text:span><text:span text:style-name="T1">数据交换有3个算法:</text:span><text:span text:style-name="T11"> algo_swap(),algo_iter_swap(),algo_swap_ranges()</text:span><text:span text:style-name="T6">其中前两个交换单独的数据,最后一个交换两个数据区间的数据.</text:span></text:p>
      <text:p text:style-name="P14">#include &lt;stdio.h&gt;</text:p>
      <text:p text:style-name="P14">#include &lt;cstl/cdeque.h&gt;</text:p>
      <text:p text:style-name="P14">#include &lt;cstl/cvector.h&gt;</text:p>
      <text:p text:style-name="P14">#include &lt;cstl/calgorithm.h&gt;</text:p>
      <text:p text:style-name="P14"/>
      <text:p text:style-name="P14"><text:soft-page-break/>static void _print(const void* cpv_input, void* pv_output);</text:p>
      <text:p text:style-name="P14"/>
      <text:p text:style-name="P14">int main(int argc, char* argv[])</text:p>
      <text:p text:style-name="P14">{</text:p>
      <text:p text:style-name="P14"><text:s text:c="4"/>vector_t t_v = create_vector(int);</text:p>
      <text:p text:style-name="P14"><text:s text:c="4"/>deque_t t_dq = create_deque(int);</text:p>
      <text:p text:style-name="P14"><text:s text:c="4"/>int i = 0;</text:p>
      <text:p text:style-name="P14"/>
      <text:p text:style-name="P14"><text:s text:c="4"/>vector_init(&amp;t_v);</text:p>
      <text:p text:style-name="P14"><text:s text:c="4"/>deque_init(&amp;t_dq);</text:p>
      <text:p text:style-name="P14"><text:s text:c="4"/>for(i = 1; i &lt;= 9; ++i)</text:p>
      <text:p text:style-name="P14"><text:s text:c="4"/>{</text:p>
      <text:p text:style-name="P14"><text:s text:c="8"/>vector_push_back(&amp;t_v, i);</text:p>
      <text:p text:style-name="P14"><text:s text:c="4"/>}</text:p>
      <text:p text:style-name="P14"><text:s text:c="4"/>for(i = 11; i &lt;= 23; ++i)</text:p>
      <text:p text:style-name="P14"><text:s text:c="4"/>{</text:p>
      <text:p text:style-name="P14"><text:s text:c="8"/>deque_push_back(&amp;t_dq, i);</text:p>
      <text:p text:style-name="P14"><text:s text:c="4"/>}</text:p>
      <text:p text:style-name="P14"><text:s text:c="4"/>printf("vector: ");</text:p>
      <text:p text:style-name="P14"><text:s text:c="4"/>algo_for_each(vector_begin(&amp;t_v), vector_end(&amp;t_v), _print);</text:p>
      <text:p text:style-name="P14"><text:s text:c="4"/>printf("\n");</text:p>
      <text:p text:style-name="P14"><text:s text:c="4"/>printf("deque: <text:s/>");</text:p>
      <text:p text:style-name="P14"><text:s text:c="4"/>algo_for_each(deque_begin(&amp;t_dq), deque_end(&amp;t_dq), _print);</text:p>
      <text:p text:style-name="P14"><text:s text:c="4"/>printf("\n\n");</text:p>
      <text:p text:style-name="P14"/>
      <text:p text:style-name="P14"><text:s text:c="4"/>algo_swap(vector_begin(&amp;t_v), deque_begin(&amp;t_dq));</text:p>
      <text:p text:style-name="P14"><text:s text:c="4"/>printf("vector: ");</text:p>
      <text:p text:style-name="P14"><text:s text:c="4"/>algo_for_each(vector_begin(&amp;t_v), vector_end(&amp;t_v), _print);</text:p>
      <text:p text:style-name="P14"><text:s text:c="4"/>printf("\n");</text:p>
      <text:p text:style-name="P14"><text:s text:c="4"/>printf("deque: <text:s/>");</text:p>
      <text:p text:style-name="P14"><text:s text:c="4"/>algo_for_each(deque_begin(&amp;t_dq), deque_end(&amp;t_dq), _print);</text:p>
      <text:p text:style-name="P14"><text:s text:c="4"/>printf("\n\n");</text:p>
      <text:p text:style-name="P14"/>
      <text:p text:style-name="P14"><text:s text:c="4"/>algo_swap_ranges(vector_begin(&amp;t_v), vector_end(&amp;t_v), deque_begin(&amp;t_dq));</text:p>
      <text:p text:style-name="P14"><text:s text:c="4"/>printf("vector: ");</text:p>
      <text:p text:style-name="P14"><text:s text:c="4"/>algo_for_each(vector_begin(&amp;t_v), vector_end(&amp;t_v), _print);</text:p>
      <text:p text:style-name="P14"><text:s text:c="4"/>printf("\n");</text:p>
      <text:p text:style-name="P14"><text:s text:c="4"/>printf("deque: <text:s/>");</text:p>
      <text:p text:style-name="P14"><text:s text:c="4"/>algo_for_each(deque_begin(&amp;t_dq), deque_end(&amp;t_dq), _print);</text:p>
      <text:p text:style-name="P14"><text:s text:c="4"/>printf("\n\n");</text:p>
      <text:p text:style-name="P14"/>
      <text:p text:style-name="P14"><text:s text:c="4"/>algo_iter_swap(vector_begin(&amp;t_v), deque_begin(&amp;t_dq));</text:p>
      <text:p text:style-name="P14"><text:s text:c="4"/>printf("vector: ");</text:p>
      <text:p text:style-name="P14"><text:s text:c="4"/>algo_for_each(vector_begin(&amp;t_v), vector_end(&amp;t_v), _print);</text:p>
      <text:p text:style-name="P14"><text:soft-page-break/><text:s text:c="4"/>printf("\n");</text:p>
      <text:p text:style-name="P14"><text:s text:c="4"/>printf("deque: <text:s/>");</text:p>
      <text:p text:style-name="P14"><text:s text:c="4"/>algo_for_each(deque_begin(&amp;t_dq), deque_end(&amp;t_dq), _print);</text:p>
      <text:p text:style-name="P14"><text:s text:c="4"/>printf("\n\n");</text:p>
      <text:p text:style-name="P14"/>
      <text:p text:style-name="P14"><text:s text:c="4"/>vector_destroy(&amp;t_v);</text:p>
      <text:p text:style-name="P14"><text:s text:c="4"/>deque_destroy(&amp;t_dq);</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结果:</text:p>
      <text:p text:style-name="P13">vector: 1 2 3 4 5 6 7 8 9 </text:p>
      <text:p text:style-name="P13">deque: <text:s/>11 12 13 14 15 16 17 18 19 20 21 22 23 </text:p>
      <text:p text:style-name="P13"/>
      <text:p text:style-name="P13">vector: 11 2 3 4 5 6 7 8 9 </text:p>
      <text:p text:style-name="P13">deque: <text:s/>1 12 13 14 15 16 17 18 19 20 21 22 23 </text:p>
      <text:p text:style-name="P13"/>
      <text:p text:style-name="P13">vector: 1 12 13 14 15 16 17 18 19 </text:p>
      <text:p text:style-name="P13">deque: <text:s/>11 2 3 4 5 6 7 8 9 20 21 22 23 </text:p>
      <text:p text:style-name="P13"/>
      <text:p text:style-name="P13">vector: 11 12 13 14 15 16 17 18 19 </text:p>
      <text:p text:style-name="P13">deque: <text:s/>1 2 3 4 5 6 7 8 9 20 21 22 23 </text:p>
      <text:list xml:id="list346847512" text:continue-numbering="true" text:style-name="WW8Num13">
        <text:list-item>
          <text:list>
            <text:list-item>
              <text:list>
                <text:list-item>
                  <text:h text:style-name="P220" text:outline-level="3">数据变换</text:h>
                </text:list-item>
              </text:list>
            </text:list-item>
          </text:list>
        </text:list-item>
      </text:list>
      <text:p text:style-name="Standard"><text:span text:style-name="T7"><text:tab/></text:span><text:span text:style-name="T1">数据变换有2个算法:</text:span><text:span text:style-name="T11"> algo_transform(),algo_transform_binary()</text:span><text:span text:style-name="T12">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1">algo_transform()</text:span><text:span text:style-name="T6">的例子:</text:span></text:p>
      <text:p text:style-name="P13">#include &lt;stdio.h&gt;</text:p>
      <text:p text:style-name="P13">#include &lt;cstl/cvector.h&gt;</text:p>
      <text:p text:style-name="P13">#include &lt;cstl/clist.h&gt;</text:p>
      <text:p text:style-name="P13">#include &lt;cstl/calgorithm.h&gt;</text:p>
      <text:p text:style-name="P13"/>
      <text:p text:style-name="P13">static void _print(const void* cpv_input, void* pv_output);</text:p>
      <text:p text:style-name="P13">static void _multipiles10(const void* cpv_input, void* pv_output);</text:p>
      <text:p text:style-name="P13"/>
      <text:p text:style-name="P13"><text:soft-page-break/>int main(int argc, char* argv[])</text:p>
      <text:p text:style-name="P13">{</text:p>
      <text:p text:style-name="P13"><text:s text:c="4"/>vector_t t_v = create_vector(int);</text:p>
      <text:p text:style-name="P13"><text:s text:c="4"/>list_t t_l = create_list(int);</text:p>
      <text:p text:style-name="P13"><text:s text:c="4"/>int i = 0;</text:p>
      <text:p text:style-name="P13"/>
      <text:p text:style-name="P13"><text:s text:c="4"/>vector_init(&amp;t_v);</text:p>
      <text:p text:style-name="P13"><text:s text:c="4"/>list_init_n(&amp;t_l, 10);</text:p>
      <text:p text:style-name="P13"><text:s text:c="4"/>for(i = 1; i &lt;= 10; ++i)</text:p>
      <text:p text:style-name="P13"><text:s text:c="4"/>{</text:p>
      <text:p text:style-name="P13"><text:s text:c="8"/>vector_push_back(&amp;t_v, i);</text:p>
      <text:p text:style-name="P13"><text:s text:c="4"/>}</text:p>
      <text:p text:style-name="P13"><text:s text:c="4"/>printf("vector: <text:s/>");</text:p>
      <text:p text:style-name="P13"><text:s text:c="4"/>algo_for_each(vector_begin(&amp;t_v), vector_end(&amp;t_v), _print);</text:p>
      <text:p text:style-name="P13"><text:s text:c="4"/>printf("\n");</text:p>
      <text:p text:style-name="P13"><text:s text:c="4"/>algo_transform(</text:p>
      <text:p text:style-name="P13"><text:s text:c="8"/>vector_begin(&amp;t_v), vector_end(&amp;t_v), vector_begin(&amp;t_v), fun_negate_int);</text:p>
      <text:p text:style-name="P13"><text:s text:c="4"/>printf("negated: ");</text:p>
      <text:p text:style-name="P13"><text:s text:c="4"/>algo_for_each(vector_begin(&amp;t_v), vector_end(&amp;t_v), _print);</text:p>
      <text:p text:style-name="P13"><text:s text:c="4"/>printf("\n");</text:p>
      <text:p text:style-name="P13"/>
      <text:p text:style-name="P13"><text:s text:c="4"/>algo_transform(</text:p>
      <text:p text:style-name="P13"><text:s text:c="8"/>vector_begin(&amp;t_v), vector_end(&amp;t_v), list_begin(&amp;t_l), _multipiles10);</text:p>
      <text:p text:style-name="P13"><text:s text:c="4"/>printf("list: <text:s text:c="3"/>");</text:p>
      <text:p text:style-name="P13"><text:s text:c="4"/>algo_for_each(list_begin(&amp;t_l), list_end(&amp;t_l), _print);</text:p>
      <text:p text:style-name="P13"><text:s text:c="4"/>printf("\n");</text:p>
      <text:p text:style-name="P13"/>
      <text:p text:style-name="P13"><text:s text:c="4"/>vector_destroy(&amp;t_v);</text:p>
      <text:p text:style-name="P13"><text:s text:c="4"/>list_destroy(&amp;t_l);</text:p>
      <text:p text:style-name="P13"/>
      <text:p text:style-name="P13"><text:s text:c="4"/>return 0;</text:p>
      <text:p text:style-name="P13">}</text:p>
      <text:p text:style-name="P13"/>
      <text:p text:style-name="P13">static void _print(const void* cpv_input, void* pv_output)</text:p>
      <text:p text:style-name="P13">{</text:p>
      <text:p text:style-name="P13"><text:s text:c="4"/>printf("%d ", *(int*)cpv_input);</text:p>
      <text:p text:style-name="P13">}</text:p>
      <text:p text:style-name="P13">static void _multipiles10(const void* cpv_input, void* pv_output)</text:p>
      <text:p text:style-name="P13">{</text:p>
      <text:p text:style-name="P13"><text:s text:c="4"/>*(int*)pv_output = *(int*)cpv_input * 10;</text:p>
      <text:p text:style-name="P13">}</text:p>
      <text:p text:style-name="P6">执行结果:</text:p>
      <text:p text:style-name="P13">vector: <text:s/>1 2 3 4 5 6 7 8 9 10 </text:p>
      <text:p text:style-name="P13">negated: -1 -2 -3 -4 -5 -6 -7 -8 -9 -10 </text:p>
      <text:p text:style-name="P13"><text:soft-page-break/>list: <text:s text:c="3"/>-10 -20 -30 -40 -50 -60 -70 -80 -90 -100</text:p>
      <text:p text:style-name="P13"/>
      <text:p text:style-name="Standard"><text:span text:style-name="T5">下面是关于</text:span><text:span text:style-name="T11">algo_transform_binary()</text:span><text:span text:style-name="T5">的例子:</text:span></text:p>
      <text:p text:style-name="P14">#include &lt;stdio.h&gt;</text:p>
      <text:p text:style-name="P14">#include &lt;cstl/cvector.h&gt;</text:p>
      <text:p text:style-name="P14">#include &lt;cstl/clist.h&gt;</text:p>
      <text:p text:style-name="P14">#include &lt;cstl/cdeque.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deque_t t_dq = create_deque(int);</text:p>
      <text:p text:style-name="P14"><text:s text:c="4"/>int i = 0;</text:p>
      <text:p text:style-name="P14"/>
      <text:p text:style-name="P14"><text:s text:c="4"/>vector_init(&amp;t_v);</text:p>
      <text:p text:style-name="P14"><text:s text:c="4"/>list_init_n(&amp;t_l, 10);</text:p>
      <text:p text:style-name="P14"><text:s text:c="4"/>deque_init_n(&amp;t_dq, 10);</text:p>
      <text:p text:style-name="P14"><text:s text:c="4"/>for(i = 1; i &lt;= 10; ++i)</text:p>
      <text:p text:style-name="P14"><text:s text:c="4"/>{</text:p>
      <text:p text:style-name="P14"><text:s text:c="8"/>vector_push_back(&amp;t_v, i);</text:p>
      <text:p text:style-name="P14"><text:s text:c="4"/>}</text:p>
      <text:p text:style-name="P14"><text:s text:c="4"/>printf("vector: <text:s/>");</text:p>
      <text:p text:style-name="P14"><text:s text:c="4"/>algo_for_each(vector_begin(&amp;t_v), vector_end(&amp;t_v), _print);</text:p>
      <text:p text:style-name="P14"><text:s text:c="4"/>printf("\n");</text:p>
      <text:p text:style-name="P14"/>
      <text:p text:style-name="P14"><text:s text:c="4"/>algo_transform_binary(</text:p>
      <text:p text:style-name="P14"><text:s text:c="8"/>vector_begin(&amp;t_v), vector_end(&amp;t_v),</text:p>
      <text:p text:style-name="P14"><text:s text:c="8"/>vector_begin(&amp;t_v), vector_begin(&amp;t_v),</text:p>
      <text:p text:style-name="P14"><text:s text:c="8"/>fun_multiplies_int);</text:p>
      <text:p text:style-name="P14"><text:s text:c="4"/>printf("squared: ");</text:p>
      <text:p text:style-name="P14"><text:s text:c="4"/>algo_for_each(vector_begin(&amp;t_v), vector_end(&amp;t_v), _print);</text:p>
      <text:p text:style-name="P14"><text:s text:c="4"/>printf("\n");</text:p>
      <text:p text:style-name="P14"/>
      <text:p text:style-name="P14"><text:s text:c="4"/>algo_transform_binary(</text:p>
      <text:p text:style-name="P14"><text:s text:c="8"/>vector_begin(&amp;t_v), vector_end(&amp;t_v),</text:p>
      <text:p text:style-name="P14"><text:s text:c="8"/>vector_begin(&amp;t_v), list_begin(&amp;t_l),</text:p>
      <text:p text:style-name="P14"><text:s text:c="8"/>fun_plus_int);</text:p>
      <text:p text:style-name="P14"><text:s text:c="4"/>printf("list: <text:s text:c="3"/>");</text:p>
      <text:p text:style-name="P14"><text:s text:c="4"/>algo_for_each(list_begin(&amp;t_l), list_end(&amp;t_l), _print);</text:p>
      <text:p text:style-name="P14"><text:s text:c="4"/>printf("\n");</text:p>
      <text:p text:style-name="P14"><text:soft-page-break/></text:p>
      <text:p text:style-name="P14"><text:s text:c="4"/>algo_transform_binary(</text:p>
      <text:p text:style-name="P14"><text:s text:c="8"/>vector_begin(&amp;t_v), vector_end(&amp;t_v),</text:p>
      <text:p text:style-name="P14"><text:s text:c="8"/>list_begin(&amp;t_l), deque_begin(&amp;t_dq),</text:p>
      <text:p text:style-name="P14"><text:s text:c="8"/>fun_minus_int);</text:p>
      <text:p text:style-name="P14"><text:s text:c="4"/>printf("deque: <text:s text:c="2"/>");</text:p>
      <text:p text:style-name="P14"><text:s text:c="4"/>algo_for_each(deque_begin(&amp;t_dq), deque_end(&amp;t_dq),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vector: <text:s/>1 2 3 4 5 6 7 8 9 10 </text:p>
      <text:p text:style-name="P14">squared: 1 4 9 16 25 36 49 64 81 100 </text:p>
      <text:p text:style-name="P14">list: <text:s text:c="3"/>2 8 18 32 50 72 98 128 162 200 </text:p>
      <text:p text:style-name="P14">deque: <text:s text:c="2"/>-1 -4 -9 -16 -25 -36 -49 -64 -81 -100</text:p>
      <text:list xml:id="list1682891921" text:continue-numbering="true" text:style-name="WW8Num13">
        <text:list-item>
          <text:list>
            <text:list-item>
              <text:list>
                <text:list-item>
                  <text:h text:style-name="P220" text:outline-level="3">数据替换</text:h>
                </text:list-item>
              </text:list>
            </text:list-item>
          </text:list>
        </text:list-item>
      </text:list>
      <text:p text:style-name="Standard"><text:span text:style-name="T11"><text:tab/></text:span><text:span text:style-name="T6">数据替换有4个算法函数:</text:span><text:span text:style-name="T11"> </text:span></text:p>
      <text:p text:style-name="P14">algo_replace(),algo_replace_if(),algo_replace_copy(),algo_replace_copy_if()</text:p>
      <text:p text:style-name="P7">从算法的后缀就可以看出算法之间的区别.</text:p>
      <text:p text:style-name="P7">下面是数据替换的例子:</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mod3(const void* cpv_input, void* pv_output);</text:p>
      <text:p text:style-name="P14">static void _greater3(const void* cpv_input, void* pv_output);</text:p>
      <text:p text:style-name="P14"/>
      <text:p text:style-name="P14">int main(int argc, char* argv[])</text:p>
      <text:p text:style-name="P14">{</text:p>
      <text:p text:style-name="P14"><text:soft-page-break/><text:s text:c="4"/>vector_t t_v = create_vector(int);</text:p>
      <text:p text:style-name="P14"><text:s text:c="4"/>list_t t_l = create_list(int);</text:p>
      <text:p text:style-name="P14"><text:s text:c="4"/>int i = 0;</text:p>
      <text:p text:style-name="P14"/>
      <text:p text:style-name="P14"><text:s text:c="4"/>vector_init(&amp;t_v);</text:p>
      <text:p text:style-name="P14"><text:s text:c="4"/>list_init_n(&amp;t_l, 20);</text:p>
      <text:p text:style-name="P14"><text:s text:c="4"/>for(i = 1; i &lt;= 10; ++i)</text:p>
      <text:p text:style-name="P14"><text:s text:c="4"/>{</text:p>
      <text:p text:style-name="P14"><text:s text:c="8"/>vector_push_back(&amp;t_v, i);</text:p>
      <text:p text:style-name="P14"><text:s text:c="4"/>}</text:p>
      <text:p text:style-name="P14"><text:s text:c="4"/>for(i = 1; i &lt;= 10; ++i)</text:p>
      <text:p text:style-name="P14"><text:s text:c="4"/>{</text:p>
      <text:p text:style-name="P14"><text:s text:c="8"/>vector_push_back(&amp;t_v, i);</text:p>
      <text:p text:style-name="P14"><text:s text:c="4"/>}</text:p>
      <text:p text:style-name="P14"><text:s text:c="4"/>printf("vector: ");</text:p>
      <text:p text:style-name="P14"><text:s text:c="4"/>algo_for_each(vector_begin(&amp;t_v), vector_end(&amp;t_v), _print);</text:p>
      <text:p text:style-name="P14"><text:s text:c="4"/>printf("\n");</text:p>
      <text:p text:style-name="P14"/>
      <text:p text:style-name="P14"><text:s text:c="4"/>printf(" <text:s text:c="7"/>");</text:p>
      <text:p text:style-name="P14"><text:s text:c="4"/>algo_replace(vector_begin(&amp;t_v), vector_end(&amp;t_v), 6, 42);</text:p>
      <text:p text:style-name="P14"><text:s text:c="4"/>algo_for_each(vector_begin(&amp;t_v), vector_end(&amp;t_v), _print);</text:p>
      <text:p text:style-name="P14"><text:s text:c="4"/>printf("\n");</text:p>
      <text:p text:style-name="P14"/>
      <text:p text:style-name="P14"><text:s text:c="4"/>printf(" <text:s text:c="7"/>");</text:p>
      <text:p text:style-name="P14"><text:s text:c="4"/>algo_replace_if(vector_begin(&amp;t_v), vector_end(&amp;t_v), _mod3, -3);</text:p>
      <text:p text:style-name="P14"><text:s text:c="4"/>algo_for_each(vector_begin(&amp;t_v), vector_end(&amp;t_v), _print);</text:p>
      <text:p text:style-name="P14"><text:s text:c="4"/>printf("\n");</text:p>
      <text:p text:style-name="P14"/>
      <text:p text:style-name="P14"><text:s text:c="4"/>printf("list: <text:s text:c="2"/>");</text:p>
      <text:p text:style-name="P14"><text:s text:c="4"/>algo_replace_copy_if(</text:p>
      <text:p text:style-name="P14"><text:s text:c="8"/>vector_begin(&amp;t_v), vector_end(&amp;t_v), list_begin(&amp;t_l), _greater3, 0);</text:p>
      <text:p text:style-name="P14"><text:s text:c="4"/>algo_for_each(list_begin(&amp;t_l), list_end(&amp;t_l), _print);</text:p>
      <text:p text:style-name="P14"><text:s text:c="4"/>printf("\n");</text:p>
      <text:p text:style-name="P14"/>
      <text:p text:style-name="P14"><text:s text:c="4"/>vector_destroy(&amp;t_v);</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mod3(const void* cpv_input, void* pv_output)</text:p>
      <text:p text:style-name="P14"><text:soft-page-break/>{</text:p>
      <text:p text:style-name="P14"><text:s text:c="4"/>if(*(int*)cpv_input % 3 == 0)</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14">static void _greater3(const void* cpv_input, void* pv_output)</text:p>
      <text:p text:style-name="P14">{</text:p>
      <text:p text:style-name="P14"><text:s text:c="4"/>if(*(int*)cpv_input &gt; 3)</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7">结果:</text:p>
      <text:p text:style-name="P14">vector: 1 2 3 4 5 6 7 8 9 10 1 2 3 4 5 6 7 8 9 10 </text:p>
      <text:p text:style-name="P14"><text:s text:c="8"/>1 2 3 4 5 42 7 8 9 10 1 2 3 4 5 42 7 8 9 10 </text:p>
      <text:p text:style-name="P14"><text:s text:c="8"/>1 2 -3 4 5 -3 7 8 -3 10 1 2 -3 4 5 -3 7 8 -3 10 </text:p>
      <text:p text:style-name="P14">list: <text:s text:c="2"/>1 2 -3 0 0 -3 0 0 -3 0 1 2 -3 0 0 -3 0 0 -3 0</text:p>
      <text:list xml:id="list1287225814" text:continue-numbering="true" text:style-name="WW8Num13">
        <text:list-item>
          <text:list>
            <text:list-item>
              <text:list>
                <text:list-item>
                  <text:h text:style-name="P220" text:outline-level="3">数据填充</text:h>
                </text:list-item>
              </text:list>
            </text:list-item>
          </text:list>
        </text:list-item>
      </text:list>
      <text:p text:style-name="Standard"><text:span text:style-name="T11"><text:tab/></text:span><text:span text:style-name="T6">数据填充有4个算法:</text:span><text:span text:style-name="T11"> algo_fill(),algo_fill_n(),algo_generate(),algo_generate_n()</text:span><text:span text:style-name="T6">前两个算法使用固定的数据填充数据区间,两个使用数据产生函数来产生数据填充数据区间.</text:span></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static void _fibonacci(const void* cpv_input, void* pv_output);</text:p>
      <text:p text:style-name="P14"/>
      <text:p text:style-name="P14">int main(int argc, char* argv[])</text:p>
      <text:p text:style-name="P14">{</text:p>
      <text:p text:style-name="P14"><text:s text:c="4"/>vector_t t_v = create_vector(int);</text:p>
      <text:p text:style-name="P14"><text:s text:c="4"/>iterator_t t_first, t_last;</text:p>
      <text:p text:style-name="P14"><text:soft-page-break/></text:p>
      <text:p text:style-name="P14"><text:s text:c="4"/>vector_init_n(&amp;t_v, 20);</text:p>
      <text:p text:style-name="P14"><text:s text:c="4"/>algo_for_each(vector_begin(&amp;t_v), vector_end(&amp;t_v), _print);</text:p>
      <text:p text:style-name="P14"><text:s text:c="4"/>printf("\n");</text:p>
      <text:p text:style-name="P14"/>
      <text:p text:style-name="P14"><text:s text:c="4"/>t_first = t_last = vector_begin(&amp;t_v);</text:p>
      <text:p text:style-name="P14"><text:s text:c="4"/>iterator_advance(&amp;t_last, 5);</text:p>
      <text:p text:style-name="P14"><text:s text:c="4"/>algo_fill(t_first, t_last, 2);</text:p>
      <text:p text:style-name="P14"><text:s text:c="4"/>algo_for_each(vector_begin(&amp;t_v), vector_end(&amp;t_v), _print);</text:p>
      <text:p text:style-name="P14"><text:s text:c="4"/>printf("\n");</text:p>
      <text:p text:style-name="P14"><text:s text:c="4"/>algo_fill_n(t_last, 3, 5);</text:p>
      <text:p text:style-name="P14"><text:s text:c="4"/>algo_for_each(vector_begin(&amp;t_v), vector_end(&amp;t_v), _print);</text:p>
      <text:p text:style-name="P14"><text:s text:c="4"/>printf("\n");</text:p>
      <text:p text:style-name="P14"/>
      <text:p text:style-name="P14"><text:s text:c="4"/>iterator_advance(&amp;t_first, 10);</text:p>
      <text:p text:style-name="P14"><text:s text:c="4"/>iterator_advance(&amp;t_last, 10);</text:p>
      <text:p text:style-name="P14"><text:s text:c="4"/>algo_generate(t_first, t_last, _fibonacci);</text:p>
      <text:p text:style-name="P14"><text:s text:c="4"/>algo_for_each(vector_begin(&amp;t_v), vector_end(&amp;t_v), _print);</text:p>
      <text:p text:style-name="P14"><text:s text:c="4"/>printf("\n");</text:p>
      <text:p text:style-name="P14"><text:s text:c="4"/>algo_generate_n(t_last, 2, _fibonacci);</text:p>
      <text:p text:style-name="P14"><text:s text:c="4"/>algo_for_each(vector_begin(&amp;t_v), vector_end(&amp;t_v), _print);</text:p>
      <text:p text:style-name="P14"><text:s text:c="4"/>printf("\n");</text:p>
      <text:p text:style-name="P14"/>
      <text:p text:style-name="P14"><text:s text:c="4"/>vector_destroy(&amp;t_v);</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fibonacci(const void* cpv_input, void* pv_output)</text:p>
      <text:p text:style-name="P14">{</text:p>
      <text:p text:style-name="P14"><text:s text:c="4"/>static int i = 1;</text:p>
      <text:p text:style-name="P14"><text:s text:c="4"/>static int j = 0;</text:p>
      <text:p text:style-name="P14"/>
      <text:p text:style-name="P14"><text:s text:c="4"/>*(int*)pv_output = j + i;</text:p>
      <text:p text:style-name="P14"><text:s text:c="4"/>i = j;</text:p>
      <text:p text:style-name="P14"><text:s text:c="4"/>j = *(int*)pv_output;</text:p>
      <text:p text:style-name="P14">}</text:p>
      <text:p text:style-name="P7">结果:</text:p>
      <text:p text:style-name="P14">0 0 0 0 0 0 0 0 0 0 0 0 0 0 0 0 0 0 0 0 </text:p>
      <text:p text:style-name="P14">2 2 2 2 2 0 0 0 0 0 0 0 0 0 0 0 0 0 0 0 </text:p>
      <text:p text:style-name="P14"><text:soft-page-break/>2 2 2 2 2 5 5 5 0 0 0 0 0 0 0 0 0 0 0 0 </text:p>
      <text:p text:style-name="P14">2 2 2 2 2 5 5 5 0 0 1 1 2 3 5 0 0 0 0 0 </text:p>
      <text:p text:style-name="P14">2 2 2 2 2 5 5 5 0 0 1 1 2 3 5 8 13 0 0 0</text:p>
      <text:p text:style-name="P14"/>
      <text:list xml:id="list1120776203" text:continue-numbering="true" text:style-name="WW8Num13">
        <text:list-item>
          <text:list>
            <text:list-item>
              <text:list>
                <text:list-item>
                  <text:h text:style-name="P220" text:outline-level="3">移除数据</text:h>
                </text:list-item>
              </text:list>
            </text:list-item>
          </text:list>
        </text:list-item>
      </text:list>
      <text:p text:style-name="Standard"><text:span text:style-name="T11"><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8">移除符合条件的数据:</text:span></text:p>
      <text:p text:style-name="Standard"><text:span text:style-name="T6"><text:tab/></text:span><text:span text:style-name="T11">algo_remove(),algo_remove_if(),algo_remove_copy(),algo_remove_copy_if()</text:span></text:p>
      <text:p text:style-name="P7">这4个函数是移除符合条件的数据算法的不同版本,从它们的后缀就可以看出它们的区别.</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less4(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int i = 0;</text:p>
      <text:p text:style-name="P14"><text:s text:c="4"/>iterator_t t_pos;</text:p>
      <text:p text:style-name="P14"/>
      <text:p text:style-name="P14"><text:s text:c="4"/>vector_init(&amp;t_v);</text:p>
      <text:p text:style-name="P14"><text:s text:c="4"/>list_init_n(&amp;t_l, 20);</text:p>
      <text:p text:style-name="P14"><text:s text:c="4"/>for(i = 2; i &lt;= 6; ++i)</text:p>
      <text:p text:style-name="P14"><text:s text:c="4"/>{</text:p>
      <text:p text:style-name="P14"><text:s text:c="8"/>vector_push_back(&amp;t_v, i);</text:p>
      <text:p text:style-name="P14"><text:s text:c="4"/>}</text:p>
      <text:p text:style-name="P14"><text:s text:c="4"/>for(i = 4; i &lt;= 9; ++i)</text:p>
      <text:p text:style-name="P14"><text:s text:c="4"/>{</text:p>
      <text:p text:style-name="P14"><text:s text:c="8"/>vector_push_back(&amp;t_v, i);</text:p>
      <text:p text:style-name="P14"><text:s text:c="4"/>}</text:p>
      <text:p text:style-name="P14"><text:s text:c="4"/>for(i = 1; i &lt;= 7; ++i)</text:p>
      <text:p text:style-name="P14"><text:s text:c="4"/>{</text:p>
      <text:p text:style-name="P14"><text:s text:c="8"/>vector_push_back(&amp;t_v, i);</text:p>
      <text:p text:style-name="P14"><text:s text:c="4"/>}</text:p>
      <text:p text:style-name="P14"><text:soft-page-break/><text:s text:c="4"/>printf("vector: <text:s text:c="11"/>");</text:p>
      <text:p text:style-name="P14"><text:s text:c="4"/>algo_for_each(vector_begin(&amp;t_v), vector_end(&amp;t_v), _print);</text:p>
      <text:p text:style-name="P14"><text:s text:c="4"/>printf("\n");</text:p>
      <text:p text:style-name="P14"/>
      <text:p text:style-name="P14"><text:s text:c="4"/>t_pos = algo_remove(vector_begin(&amp;t_v), vector_end(&amp;t_v), 5);</text:p>
      <text:p text:style-name="P14"><text:s text:c="4"/>printf("size not changed: <text:s/>");</text:p>
      <text:p text:style-name="P14"><text:s text:c="4"/>algo_for_each(vector_begin(&amp;t_v), vector_end(&amp;t_v), _print);</text:p>
      <text:p text:style-name="P14"><text:s text:c="4"/>printf("\n");</text:p>
      <text:p text:style-name="P14"><text:s text:c="4"/>vector_erase_range(&amp;t_v, t_pos, vector_end(&amp;t_v));</text:p>
      <text:p text:style-name="P14"><text:s text:c="4"/>printf("size changed: <text:s text:c="5"/>");</text:p>
      <text:p text:style-name="P14"><text:s text:c="4"/>algo_for_each(vector_begin(&amp;t_v), vector_end(&amp;t_v), _print);</text:p>
      <text:p text:style-name="P14"><text:s text:c="4"/>printf("\n");</text:p>
      <text:p text:style-name="P14"/>
      <text:p text:style-name="P14"><text:s text:c="4"/>list_erase_range(</text:p>
      <text:p text:style-name="P14"><text:s text:c="8"/>&amp;t_l, </text:p>
      <text:p text:style-name="P14"><text:s text:c="8"/>algo_remove_copy_if(</text:p>
      <text:p text:style-name="P14"><text:s text:c="12"/>vector_begin(&amp;t_v), vector_end(&amp;t_v), list_begin(&amp;t_l), _less4),</text:p>
      <text:p text:style-name="P14"><text:s text:c="8"/>list_end(&amp;t_l));</text:p>
      <text:p text:style-name="P14"><text:s text:c="4"/>printf("list(&lt; 4 removed): ");</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less4(const void* cpv_input, void* pv_output)</text:p>
      <text:p text:style-name="P14">{</text:p>
      <text:p text:style-name="P14"><text:s text:c="4"/>if(*(int*)cpv_input &lt; 4)</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7">结果:</text:p>
      <text:p text:style-name="P14"><text:soft-page-break/>vector: <text:s text:c="11"/>2 3 4 5 6 4 5 6 7 8 9 1 2 3 4 5 6 7 </text:p>
      <text:p text:style-name="P14">size not changed: <text:s/>2 3 4 6 4 6 7 8 9 1 2 3 4 6 7 5 6 7 </text:p>
      <text:p text:style-name="P14">size changed: <text:s text:c="5"/>2 3 4 6 4 6 7 8 9 1 2 3 4 6 7 </text:p>
      <text:p text:style-name="P14">list(&lt; 4 removed): 4 6 4 6 7 8 9 4 6 7</text:p>
      <text:p text:style-name="P14"/>
      <text:p text:style-name="Standard"><text:span text:style-name="T11"><text:tab/></text:span><text:span text:style-name="T8">移除相邻的符合条件的数据:</text:span></text:p>
      <text:p text:style-name="Standard"><text:span text:style-name="T8"><text:tab/></text:span><text:span text:style-name="T11">algo_unique(),algo_unique_if(),algo_unique_copy(),algo_unique_copy_if()</text:span></text:p>
      <text:p text:style-name="P7">这4个算法是移除相邻满足条件的数据,不相邻的不会受到影响.</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1 = create_vector(int);</text:p>
      <text:p text:style-name="P14"><text:s text:c="4"/>vector_t t_v2 = create_vector(int);</text:p>
      <text:p text:style-name="P14"><text:s text:c="4"/>list_t t_l = create_list(int);</text:p>
      <text:p text:style-name="P14"><text:s text:c="4"/>iterator_t t_pos;</text:p>
      <text:p text:style-name="P14"/>
      <text:p text:style-name="P14"><text:s text:c="4"/>vector_init(&amp;t_v1);</text:p>
      <text:p text:style-name="P14"><text:s text:c="4"/>vector_push_back(&amp;t_v1, 1);</text:p>
      <text:p text:style-name="P14"><text:s text:c="4"/>vector_push_back(&amp;t_v1, 4);</text:p>
      <text:p text:style-name="P14"><text:s text:c="4"/>vector_push_back(&amp;t_v1, 4);</text:p>
      <text:p text:style-name="P14"><text:s text:c="4"/>vector_push_back(&amp;t_v1, 6);</text:p>
      <text:p text:style-name="P14"><text:s text:c="4"/>vector_push_back(&amp;t_v1, 1);</text:p>
      <text:p text:style-name="P14"><text:s text:c="4"/>vector_push_back(&amp;t_v1, 2);</text:p>
      <text:p text:style-name="P14"><text:s text:c="4"/>vector_push_back(&amp;t_v1, 2);</text:p>
      <text:p text:style-name="P14"><text:s text:c="4"/>vector_push_back(&amp;t_v1, 3);</text:p>
      <text:p text:style-name="P14"><text:s text:c="4"/>vector_push_back(&amp;t_v1, 1);</text:p>
      <text:p text:style-name="P14"><text:s text:c="4"/>vector_push_back(&amp;t_v1, 6);</text:p>
      <text:p text:style-name="P14"><text:s text:c="4"/>vector_push_back(&amp;t_v1, 6);</text:p>
      <text:p text:style-name="P14"><text:s text:c="4"/>vector_push_back(&amp;t_v1, 6);</text:p>
      <text:p text:style-name="P14"><text:s text:c="4"/>vector_push_back(&amp;t_v1, 5);</text:p>
      <text:p text:style-name="P14"><text:s text:c="4"/>vector_push_back(&amp;t_v1, 7);</text:p>
      <text:p text:style-name="P14"><text:s text:c="4"/>vector_push_back(&amp;t_v1, 5);</text:p>
      <text:p text:style-name="P14"><text:s text:c="4"/>vector_push_back(&amp;t_v1, 4);</text:p>
      <text:p text:style-name="P14"><text:s text:c="4"/>vector_push_back(&amp;t_v1, 4);</text:p>
      <text:p text:style-name="P14"><text:s text:c="4"/>vector_init_copy(&amp;t_v2, &amp;t_v1);</text:p>
      <text:p text:style-name="P14"><text:s text:c="4"/>list_init_n(&amp;t_l, vector_size(&amp;t_v1));</text:p>
      <text:p text:style-name="P14"/>
      <text:p text:style-name="P14"><text:s text:c="4"/>printf("vector: <text:s text:c="10"/>");</text:p>
      <text:p text:style-name="P14"><text:soft-page-break/><text:s text:c="4"/>algo_for_each(vector_begin(&amp;t_v1), vector_end(&amp;t_v1), _print);</text:p>
      <text:p text:style-name="P14"><text:s text:c="4"/>printf("\n");</text:p>
      <text:p text:style-name="P14"><text:s text:c="4"/>t_pos = algo_unique(vector_begin(&amp;t_v1), vector_end(&amp;t_v1));</text:p>
      <text:p text:style-name="P14"><text:s text:c="4"/>printf("size not changed: ");</text:p>
      <text:p text:style-name="P14"><text:s text:c="4"/>algo_for_each(vector_begin(&amp;t_v1), vector_end(&amp;t_v1), _print);</text:p>
      <text:p text:style-name="P14"><text:s text:c="4"/>printf("\n");</text:p>
      <text:p text:style-name="P14"><text:s text:c="4"/>vector_erase_range(&amp;t_v1, t_pos, vector_end(&amp;t_v1));</text:p>
      <text:p text:style-name="P14"><text:s text:c="4"/>printf("size changed: <text:s text:c="4"/>");</text:p>
      <text:p text:style-name="P14"><text:s text:c="4"/>algo_for_each(vector_begin(&amp;t_v1), vector_end(&amp;t_v1), _print);</text:p>
      <text:p text:style-name="P14"><text:s text:c="4"/>printf("\n");</text:p>
      <text:p text:style-name="P14"/>
      <text:p text:style-name="P14"><text:s text:c="4"/>list_erase_range(</text:p>
      <text:p text:style-name="P14"><text:s text:c="8"/>&amp;t_l,</text:p>
      <text:p text:style-name="P14"><text:s text:c="8"/>algo_unique_copy_if(</text:p>
      <text:p text:style-name="P14"><text:s text:c="12"/>vector_begin(&amp;t_v2), vector_end(&amp;t_v2), </text:p>
      <text:p text:style-name="P73">list_begin(&amp;t_l), fun_great_int),</text:p>
      <text:p text:style-name="P14"><text:s text:c="8"/>list_end(&amp;t_l));</text:p>
      <text:p text:style-name="P14"><text:s text:c="4"/>printf("list: <text:s text:c="12"/>");</text:p>
      <text:p text:style-name="P14"><text:s text:c="4"/>algo_for_each(list_begin(&amp;t_l), list_end(&amp;t_l), _print);</text:p>
      <text:p text:style-name="P14"><text:s text:c="4"/>printf("\n");</text:p>
      <text:p text:style-name="P14"/>
      <text:p text:style-name="P14"><text:s text:c="4"/>vector_destroy(&amp;t_v1);</text:p>
      <text:p text:style-name="P14"><text:s text:c="4"/>vector_destroy(&amp;t_v2);</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vector: <text:s text:c="10"/>1 4 4 6 1 2 2 3 1 6 6 6 5 7 5 4 4 </text:p>
      <text:p text:style-name="P14">size not changed: 1 4 6 1 2 3 1 6 5 7 5 4 5 7 5 4 4 </text:p>
      <text:p text:style-name="P14">size changed: <text:s text:c="4"/>1 4 6 1 2 3 1 6 5 7 5 4 </text:p>
      <text:p text:style-name="P14">list: <text:s text:c="12"/>1 4 4 6 6 6 6 7</text:p>
      <text:list xml:id="list546262490" text:continue-numbering="true" text:style-name="WW8Num13">
        <text:list-item>
          <text:list>
            <text:list-item>
              <text:list>
                <text:list-item>
                  <text:h text:style-name="P220" text:outline-level="3">逆序</text:h>
                </text:list-item>
              </text:list>
            </text:list-item>
          </text:list>
        </text:list-item>
      </text:list>
      <text:p text:style-name="Standard"><text:span text:style-name="T11"><text:tab/></text:span><text:span text:style-name="T6">逆序算法是将数据区间内的数据逆序:</text:span><text:span text:style-name="T11"> algo_reverse(),algo_reverse_copy()</text:span></text:p>
      <text:p text:style-name="P14">#include &lt;stdio.h&gt;</text:p>
      <text:p text:style-name="P14"><text:soft-page-break/>#include &lt;cstl/cvector.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int i = 0;</text:p>
      <text:p text:style-name="P14"><text:s text:c="4"/>iterator_t t_first, t_last;</text:p>
      <text:p text:style-name="P14"/>
      <text:p text:style-name="P14"><text:s text:c="4"/>vector_init(&amp;t_v);</text:p>
      <text:p text:style-name="P14"><text:s text:c="4"/>for(i = 1; i &lt;= 9; ++i)</text:p>
      <text:p text:style-name="P14"><text:s text:c="4"/>{</text:p>
      <text:p text:style-name="P14"><text:s text:c="8"/>vector_push_back(&amp;t_v, i);</text:p>
      <text:p text:style-name="P14"><text:s text:c="4"/>}</text:p>
      <text:p text:style-name="P14"><text:s text:c="4"/>list_init_n(&amp;t_l, vector_size(&amp;t_v));</text:p>
      <text:p text:style-name="P14"/>
      <text:p text:style-name="P14"><text:s text:c="4"/>printf("vector: <text:s text:c="10"/>");</text:p>
      <text:p text:style-name="P14"><text:s text:c="4"/>algo_for_each(vector_begin(&amp;t_v), vector_end(&amp;t_v), _print);</text:p>
      <text:p text:style-name="P14"><text:s text:c="4"/>printf("\n");</text:p>
      <text:p text:style-name="P14"><text:s text:c="4"/>algo_reverse(vector_begin(&amp;t_v), vector_end(&amp;t_v));</text:p>
      <text:p text:style-name="P14"><text:s text:c="4"/>printf("reverse: <text:s text:c="9"/>");</text:p>
      <text:p text:style-name="P14"><text:s text:c="4"/>algo_for_each(vector_begin(&amp;t_v), vector_end(&amp;t_v), _print);</text:p>
      <text:p text:style-name="P14"><text:s text:c="4"/>printf("\n");</text:p>
      <text:p text:style-name="P14"><text:s text:c="4"/>t_first = vector_begin(&amp;t_v);</text:p>
      <text:p text:style-name="P14"><text:s text:c="4"/>t_last = vector_end(&amp;t_v);</text:p>
      <text:p text:style-name="P14"><text:s text:c="4"/>iterator_next(&amp;t_first), iterator_prev(&amp;t_last);</text:p>
      <text:p text:style-name="P14"><text:s text:c="4"/>algo_reverse(t_first, t_last);</text:p>
      <text:p text:style-name="P14"><text:s text:c="4"/>printf("reverse subrange: ");</text:p>
      <text:p text:style-name="P14"><text:s text:c="4"/>algo_for_each(vector_begin(&amp;t_v), vector_end(&amp;t_v), _print);</text:p>
      <text:p text:style-name="P14"><text:s text:c="4"/>printf("\n");</text:p>
      <text:p text:style-name="P14"/>
      <text:p text:style-name="P14"><text:s text:c="4"/>algo_reverse_copy(vector_begin(&amp;t_v), vector_end(&amp;t_v), list_begin(&amp;t_l));</text:p>
      <text:p text:style-name="P14"><text:s text:c="4"/>printf("list: <text:s text:c="12"/>");</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soft-page-break/>}</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vector: <text:s text:c="10"/>1 2 3 4 5 6 7 8 9 </text:p>
      <text:p text:style-name="P14">reverse: <text:s text:c="9"/>9 8 7 6 5 4 3 2 1 </text:p>
      <text:p text:style-name="P14">reverse subrange: 9 2 3 4 5 6 7 8 1 </text:p>
      <text:p text:style-name="P14">list: <text:s text:c="12"/>1 8 7 6 5 4 3 2 9</text:p>
      <text:list xml:id="list1540570437" text:continue-numbering="true" text:style-name="WW8Num13">
        <text:list-item>
          <text:list>
            <text:list-item>
              <text:list>
                <text:list-item>
                  <text:h text:style-name="P220" text:outline-level="3">旋转数据</text:h>
                </text:list-item>
              </text:list>
            </text:list-item>
          </text:list>
        </text:list-item>
      </text:list>
      <text:p text:style-name="Standard"><text:span text:style-name="T11"><text:tab/></text:span><text:span text:style-name="T6">旋转数据是在同一个数据区间中将两部分数据互相掉换,它与algo_swap_ranges()不同,</text:span></text:p>
      <text:p text:style-name="P7">algo_swap_range()相互掉换的数据区间大小相同,并且可以不同属于一个区间,旋转数据算法是将一个数据区间的两部分互相掉换,并且两部分大小可以不同.</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int i = 0;</text:p>
      <text:p text:style-name="P14"><text:s text:c="4"/>iterator_t t_pos;</text:p>
      <text:p text:style-name="P14"/>
      <text:p text:style-name="P14"><text:s text:c="4"/>vector_init(&amp;t_v);</text:p>
      <text:p text:style-name="P14"><text:s text:c="4"/>for(i = 0; i &lt; 10; ++i)</text:p>
      <text:p text:style-name="P14"><text:s text:c="4"/>{</text:p>
      <text:p text:style-name="P14"><text:s text:c="8"/>vector_push_back(&amp;t_v, i);</text:p>
      <text:p text:style-name="P14"><text:s text:c="4"/>}</text:p>
      <text:p text:style-name="P14"><text:s text:c="4"/>list_init_n(&amp;t_l, vector_size(&amp;t_v));</text:p>
      <text:p text:style-name="P14"/>
      <text:p text:style-name="P14"><text:s text:c="4"/>printf("vector: <text:s text:c="7"/>");</text:p>
      <text:p text:style-name="P14"><text:s text:c="4"/>algo_for_each(vector_begin(&amp;t_v), vector_end(&amp;t_v), _print);</text:p>
      <text:p text:style-name="P14"><text:s text:c="4"/>printf("\n");</text:p>
      <text:p text:style-name="P14"/>
      <text:p text:style-name="P14"><text:soft-page-break/><text:s text:c="4"/>t_pos = vector_begin(&amp;t_v);</text:p>
      <text:p text:style-name="P14"><text:s text:c="4"/>iterator_next(&amp;t_pos);</text:p>
      <text:p text:style-name="P14"><text:s text:c="4"/>algo_rotate(vector_begin(&amp;t_v), t_pos, vector_end(&amp;t_v));</text:p>
      <text:p text:style-name="P14"><text:s text:c="4"/>printf("one left: <text:s text:c="5"/>");</text:p>
      <text:p text:style-name="P14"><text:s text:c="4"/>algo_for_each(vector_begin(&amp;t_v), vector_end(&amp;t_v), _print);</text:p>
      <text:p text:style-name="P14"><text:s text:c="4"/>printf("\n");</text:p>
      <text:p text:style-name="P14"/>
      <text:p text:style-name="P14"><text:s text:c="4"/>t_pos = vector_end(&amp;t_v);</text:p>
      <text:p text:style-name="P14"><text:s text:c="4"/>iterator_prev_n(&amp;t_pos, 2);</text:p>
      <text:p text:style-name="P14"><text:s text:c="4"/>algo_rotate(vector_begin(&amp;t_v), t_pos, vector_end(&amp;t_v));</text:p>
      <text:p text:style-name="P14"><text:s text:c="4"/>printf("two right: <text:s text:c="4"/>");</text:p>
      <text:p text:style-name="P14"><text:s text:c="4"/>algo_for_each(vector_begin(&amp;t_v), vector_end(&amp;t_v), _print);</text:p>
      <text:p text:style-name="P14"><text:s text:c="4"/>printf("\n");</text:p>
      <text:p text:style-name="P14"/>
      <text:p text:style-name="P14"><text:s text:c="4"/>algo_rotate_copy(</text:p>
      <text:p text:style-name="P14"><text:s text:c="8"/>vector_begin(&amp;t_v),</text:p>
      <text:p text:style-name="P14"><text:s text:c="8"/>algo_find(vector_begin(&amp;t_v), vector_end(&amp;t_v), 4),</text:p>
      <text:p text:style-name="P14"><text:s text:c="8"/>vector_end(&amp;t_v),</text:p>
      <text:p text:style-name="P14"><text:s text:c="8"/>list_begin(&amp;t_l));</text:p>
      <text:p text:style-name="P14"><text:s text:c="4"/>printf("list(4 first): ");</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vector: <text:s text:c="7"/>0 1 2 3 4 5 6 7 8 9 </text:p>
      <text:p text:style-name="P14">one left: <text:s text:c="5"/>1 2 3 4 5 6 7 8 9 0 </text:p>
      <text:p text:style-name="P14">two right: <text:s text:c="4"/>9 0 1 2 3 4 5 6 7 8 </text:p>
      <text:p text:style-name="P14">list(4 first): 4 5 6 7 8 9 0 1 2 3</text:p>
      <text:list xml:id="list863493091" text:continue-numbering="true" text:style-name="WW8Num13">
        <text:list-item>
          <text:list>
            <text:list-item>
              <text:list>
                <text:list-item>
                  <text:h text:style-name="P220" text:outline-level="3">随机重排</text:h>
                </text:list-item>
              </text:list>
            </text:list-item>
          </text:list>
        </text:list-item>
      </text:list>
      <text:p text:style-name="Standard"><text:span text:style-name="T11"><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8">随机重排:</text:span><text:span text:style-name="T11"> algo_random_shuffle(),algo_random_shuffle_if()</text:span></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int i = 0;</text:p>
      <text:p text:style-name="P14"/>
      <text:p text:style-name="P14"><text:s text:c="4"/>vector_init(&amp;t_v);</text:p>
      <text:p text:style-name="P14"><text:s text:c="4"/>for(i = 0; i &lt; 10; ++i)</text:p>
      <text:p text:style-name="P14"><text:s text:c="4"/>{</text:p>
      <text:p text:style-name="P14"><text:s text:c="8"/>vector_push_back(&amp;t_v, i);</text:p>
      <text:p text:style-name="P14"><text:s text:c="4"/>}</text:p>
      <text:p text:style-name="P14"><text:s text:c="4"/>printf("vector: <text:s text:c="2"/>");</text:p>
      <text:p text:style-name="P14"><text:s text:c="4"/>algo_for_each(vector_begin(&amp;t_v), vector_end(&amp;t_v), _print);</text:p>
      <text:p text:style-name="P14"><text:s text:c="4"/>printf("\n");</text:p>
      <text:p text:style-name="P14"/>
      <text:p text:style-name="P14"><text:s text:c="4"/>algo_random_shuffle(vector_begin(&amp;t_v), vector_end(&amp;t_v));</text:p>
      <text:p text:style-name="P14"><text:s text:c="4"/>printf("shuffled: ");</text:p>
      <text:p text:style-name="P14"><text:s text:c="4"/>algo_for_each(vector_begin(&amp;t_v), vector_end(&amp;t_v), _print);</text:p>
      <text:p text:style-name="P14"><text:s text:c="4"/>printf("\n");</text:p>
      <text:p text:style-name="P14"/>
      <text:p text:style-name="P14"><text:s text:c="4"/>algo_sort(vector_begin(&amp;t_v), vector_end(&amp;t_v));</text:p>
      <text:p text:style-name="P14"><text:s text:c="4"/>printf("sorted: <text:s text:c="2"/>");</text:p>
      <text:p text:style-name="P14"><text:s text:c="4"/>algo_for_each(vector_begin(&amp;t_v), vector_end(&amp;t_v), _print);</text:p>
      <text:p text:style-name="P14"><text:s text:c="4"/>printf("\n");</text:p>
      <text:p text:style-name="P14"/>
      <text:p text:style-name="P14"><text:s text:c="4"/>algo_random_shuffle(vector_begin(&amp;t_v), vector_end(&amp;t_v));</text:p>
      <text:p text:style-name="P14"><text:s text:c="4"/>printf("shuffled: ");</text:p>
      <text:p text:style-name="P14"><text:s text:c="4"/>algo_for_each(vector_begin(&amp;t_v), vector_end(&amp;t_v), _print);</text:p>
      <text:p text:style-name="P14"><text:s text:c="4"/>printf("\n");</text:p>
      <text:p text:style-name="P14"/>
      <text:p text:style-name="P14"><text:s text:c="4"/>vector_destroy(&amp;t_v);</text:p>
      <text:p text:style-name="P14"/>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soft-page-break/>}</text:p>
      <text:p text:style-name="P7">结果:</text:p>
      <text:p text:style-name="P14">vector: <text:s text:c="2"/>0 1 2 3 4 5 6 7 8 9 </text:p>
      <text:p text:style-name="P14">shuffled: 4 1 6 3 7 9 2 5 0 8 </text:p>
      <text:p text:style-name="P14">sorted: <text:s text:c="2"/>0 1 2 3 4 5 6 7 8 9 </text:p>
      <text:p text:style-name="P14">shuffled: 2 1 9 5 7 0 4 3 8 6</text:p>
      <text:p text:style-name="P14"/>
      <text:p text:style-name="P14"><text:tab/>随机抽样:</text:p>
      <text:p text:style-name="Standard"><text:span text:style-name="T11"><text:tab/></text:span><text:span text:style-name="T6">随机采样是将第一个数据区间中的数据随机的取出放在第二个数据区间中.</text:span></text:p>
      <text:p text:style-name="P62">algo_random_sample(),algo_random_sample_if(),</text:p>
      <text:p text:style-name="P62">algo_random_sample_n(),algo_random_sample_n_if()</text:p>
      <text:p text:style-name="P7">在第一个区间中的数据在第二个区间中最多只出现一次,第二个区间中的顺序是任意的,但不会影响第一个区间中的数据.</text:p>
      <text:p text:style-name="P14">#include &lt;stdio.h&gt;</text:p>
      <text:p text:style-name="P14">#include &lt;cstl/cvector.h&gt;</text:p>
      <text:p text:style-name="P14">#include &lt;cstl/cdeque.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deque_t t_dq = create_deque(int);</text:p>
      <text:p text:style-name="P14"><text:s text:c="4"/>int i = 0;</text:p>
      <text:p text:style-name="P14"/>
      <text:p text:style-name="P14"><text:s text:c="4"/>vector_init(&amp;t_v);</text:p>
      <text:p text:style-name="P14"><text:s text:c="4"/>for(i = 0; i &lt; 15; ++i)</text:p>
      <text:p text:style-name="P14"><text:s text:c="4"/>{</text:p>
      <text:p text:style-name="P14"><text:s text:c="8"/>vector_push_back(&amp;t_v, i);</text:p>
      <text:p text:style-name="P14"><text:s text:c="4"/>}</text:p>
      <text:p text:style-name="P14"><text:s text:c="4"/>printf("vector: ");</text:p>
      <text:p text:style-name="P14"><text:s text:c="4"/>algo_for_each(vector_begin(&amp;t_v), vector_end(&amp;t_v), _print);</text:p>
      <text:p text:style-name="P14"><text:s text:c="4"/>printf("\n");</text:p>
      <text:p text:style-name="P14"/>
      <text:p text:style-name="P14"><text:s text:c="4"/>deque_init_n(&amp;t_dq, 10);</text:p>
      <text:p text:style-name="P14"><text:s text:c="4"/>algo_random_sample(</text:p>
      <text:p text:style-name="P14"><text:s text:c="8"/>vector_begin(&amp;t_v), vector_end(&amp;t_v),</text:p>
      <text:p text:style-name="P14"><text:s text:c="8"/>deque_begin(&amp;t_dq), deque_end(&amp;t_dq));</text:p>
      <text:p text:style-name="P14"><text:s text:c="4"/>printf("deque: <text:s text:c="2"/>");</text:p>
      <text:p text:style-name="P14"><text:s text:c="4"/>algo_for_each(deque_begin(&amp;t_dq), deque_end(&amp;t_dq), _print);</text:p>
      <text:p text:style-name="P14"><text:s text:c="4"/>printf("\n");</text:p>
      <text:p text:style-name="P14"/>
      <text:p text:style-name="P14"><text:s text:c="4"/>deque_resize(&amp;t_dq, 20);</text:p>
      <text:p text:style-name="P14"><text:soft-page-break/><text:s text:c="4"/>algo_random_sample(</text:p>
      <text:p text:style-name="P14"><text:s text:c="8"/>vector_begin(&amp;t_v), vector_end(&amp;t_v),</text:p>
      <text:p text:style-name="P14"><text:s text:c="8"/>deque_begin(&amp;t_dq), deque_end(&amp;t_dq));</text:p>
      <text:p text:style-name="P14"><text:s text:c="4"/>printf("deque: <text:s text:c="2"/>");</text:p>
      <text:p text:style-name="P14"><text:s text:c="4"/>algo_for_each(deque_begin(&amp;t_dq), deque_end(&amp;t_dq), _print);</text:p>
      <text:p text:style-name="P14"><text:s text:c="4"/>printf("\n");</text:p>
      <text:p text:style-name="P14"/>
      <text:p text:style-name="P14"><text:s text:c="4"/>vector_destroy(&amp;t_v);</text:p>
      <text:p text:style-name="P14"><text:s text:c="4"/>deque_destroy(&amp;t_dq);</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vector: 0 1 2 3 4 5 6 7 8 9 10 11 12 13 14 </text:p>
      <text:p text:style-name="P14">deque: <text:s text:c="2"/>14 12 10 3 4 5 6 11 8 9 </text:p>
      <text:p text:style-name="P14">deque: <text:s text:c="2"/>0 1 2 3 4 5 6 7 8 9 10 11 12 13 14 0 0 0 0 0</text:p>
      <text:list xml:id="list286793816" text:continue-numbering="true" text:style-name="WW8Num13">
        <text:list-item>
          <text:list>
            <text:list-item>
              <text:list>
                <text:list-item>
                  <text:h text:style-name="P220" text:outline-level="3">划分</text:h>
                </text:list-item>
              </text:list>
            </text:list-item>
          </text:list>
        </text:list-item>
      </text:list>
      <text:p text:style-name="Standard"><text:span text:style-name="T11"><text:tab/></text:span><text:span text:style-name="T6">划分算法是将符合条件的数据移动到数据区间的前部,剩余的移动到数据区间的后部.划分分为稳定划分和不稳定的划分:</text:span><text:span text:style-name="T11"> algo_partition(),algo_stable_partition()</text:span></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static void _is_even(const void* cpv_input, void* pv_output);</text:p>
      <text:p text:style-name="P14"/>
      <text:p text:style-name="P14">int main(int argc, char* argv[])</text:p>
      <text:p text:style-name="P14">{</text:p>
      <text:p text:style-name="P14"><text:s text:c="4"/>vector_t t_v1 = create_vector(int);</text:p>
      <text:p text:style-name="P14"><text:s text:c="4"/>vector_t t_v2 = create_vector(int);</text:p>
      <text:p text:style-name="P14"><text:s text:c="4"/>int i = 0;</text:p>
      <text:p text:style-name="P14"><text:s text:c="4"/>iterator_t t_pos;</text:p>
      <text:p text:style-name="P14"/>
      <text:p text:style-name="P14"><text:s text:c="4"/>vector_init(&amp;t_v1);</text:p>
      <text:p text:style-name="P14"><text:s text:c="4"/>vector_init(&amp;t_v2);</text:p>
      <text:p text:style-name="P14"><text:soft-page-break/><text:s text:c="4"/>for(i = 1; i &lt;= 9; ++i)</text:p>
      <text:p text:style-name="P14"><text:s text:c="4"/>{</text:p>
      <text:p text:style-name="P14"><text:s text:c="8"/>vector_push_back(&amp;t_v1, i);</text:p>
      <text:p text:style-name="P14"><text:s text:c="8"/>vector_push_back(&amp;t_v2, i);</text:p>
      <text:p text:style-name="P14"><text:s text:c="4"/>}</text:p>
      <text:p text:style-name="P14"><text:s text:c="4"/>printf("vector1: ");</text:p>
      <text:p text:style-name="P14"><text:s text:c="4"/>algo_for_each(vector_begin(&amp;t_v1), vector_end(&amp;t_v1), _print);</text:p>
      <text:p text:style-name="P14"><text:s text:c="4"/>printf("\n");</text:p>
      <text:p text:style-name="P14"><text:s text:c="4"/>printf("vector2: ");</text:p>
      <text:p text:style-name="P14"><text:s text:c="4"/>algo_for_each(vector_begin(&amp;t_v2), vector_end(&amp;t_v2), _print);</text:p>
      <text:p text:style-name="P14"><text:s text:c="4"/>printf("\n");</text:p>
      <text:p text:style-name="P14"/>
      <text:p text:style-name="P14"><text:s text:c="4"/>t_pos = algo_partition(vector_begin(&amp;t_v1), vector_end(&amp;t_v1), _is_even);</text:p>
      <text:p text:style-name="P14"><text:s text:c="4"/>printf("vector1: ");</text:p>
      <text:p text:style-name="P14"><text:s text:c="4"/>algo_for_each(vector_begin(&amp;t_v1), vector_end(&amp;t_v1), _print);</text:p>
      <text:p text:style-name="P14"><text:s text:c="4"/>printf("\n");</text:p>
      <text:p text:style-name="P14"><text:s text:c="4"/>printf("first odd element: %d\n", *(int*)iterator_get_pointer(&amp;t_pos));</text:p>
      <text:p text:style-name="P14"/>
      <text:p text:style-name="P62">t_pos = algo_stable_partition(</text:p>
      <text:p text:style-name="P71">vector_begin(&amp;t_v2), vector_end(&amp;t_v2), _is_even);</text:p>
      <text:p text:style-name="P14"><text:s text:c="4"/>printf("vector2: ");</text:p>
      <text:p text:style-name="P14"><text:s text:c="4"/>algo_for_each(vector_begin(&amp;t_v2), vector_end(&amp;t_v2), _print);</text:p>
      <text:p text:style-name="P14"><text:s text:c="4"/>printf("\n");</text:p>
      <text:p text:style-name="P14"><text:s text:c="4"/>printf("first odd element: %d\n", *(int*)iterator_get_pointer(&amp;t_pos));</text:p>
      <text:p text:style-name="P14"/>
      <text:p text:style-name="P14"><text:s text:c="4"/>vector_destroy(&amp;t_v1);</text:p>
      <text:p text:style-name="P14"><text:s text:c="4"/>vector_destroy(&amp;t_v2);</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is_even(const void* cpv_input, void* pv_output)</text:p>
      <text:p text:style-name="P14">{</text:p>
      <text:p text:style-name="P14"><text:s text:c="4"/>if(*(int*)cpv_input % 2 == 0)</text:p>
      <text:p text:style-name="P14"><text:s text:c="4"/>{</text:p>
      <text:p text:style-name="P14"><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soft-page-break/>}</text:p>
      <text:p text:style-name="P7">结果:</text:p>
      <text:p text:style-name="P14">vector1: 1 2 3 4 5 6 7 8 9 </text:p>
      <text:p text:style-name="P14">vector2: 1 2 3 4 5 6 7 8 9 </text:p>
      <text:p text:style-name="P14">vector1: 8 2 6 4 5 3 7 1 9 </text:p>
      <text:p text:style-name="P14">first odd element: 5</text:p>
      <text:p text:style-name="P14">vector2: 2 4 6 8 1 3 5 7 9 </text:p>
      <text:p text:style-name="P14">first odd element: 1</text:p>
      <text:list xml:id="list1968704690" text:continue-numbering="true" text:style-name="WW8Num13">
        <text:list-item>
          <text:list>
            <text:list-item>
              <text:h text:style-name="P207"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15">algo_sort()</text:p>
          </table:table-cell>
          <table:table-cell table:style-name="Table97.B1" office:value-type="string">
            <text:p text:style-name="P8">排序.</text:p>
          </table:table-cell>
        </table:table-row>
        <table:table-row table:style-name="Table97.1">
          <table:table-cell table:style-name="Table97.A1" office:value-type="string">
            <text:p text:style-name="P15">algo_sort_if()</text:p>
          </table:table-cell>
          <table:table-cell table:style-name="Table97.B1" office:value-type="string">
            <text:p text:style-name="P8">使用特定的规则排序.</text:p>
          </table:table-cell>
        </table:table-row>
        <table:table-row table:style-name="Table97.1">
          <table:table-cell table:style-name="Table97.A1" office:value-type="string">
            <text:p text:style-name="P15">algo_stable_sort()</text:p>
          </table:table-cell>
          <table:table-cell table:style-name="Table97.B1" office:value-type="string">
            <text:p text:style-name="P8">稳定排序.</text:p>
          </table:table-cell>
        </table:table-row>
        <table:table-row table:style-name="Table97.1">
          <table:table-cell table:style-name="Table97.A1" office:value-type="string">
            <text:p text:style-name="P15">algo_stable_sort_if()</text:p>
          </table:table-cell>
          <table:table-cell table:style-name="Table97.B1" office:value-type="string">
            <text:p text:style-name="P8">使用特定规则的稳定排序.</text:p>
          </table:table-cell>
        </table:table-row>
        <table:table-row table:style-name="Table97.1">
          <table:table-cell table:style-name="Table97.A1" office:value-type="string">
            <text:p text:style-name="P15">algo_partial_sort()</text:p>
          </table:table-cell>
          <table:table-cell table:style-name="Table97.B1" office:value-type="string">
            <text:p text:style-name="P8">局部排序.</text:p>
          </table:table-cell>
        </table:table-row>
        <table:table-row table:style-name="Table97.1">
          <table:table-cell table:style-name="Table97.A1" office:value-type="string">
            <text:p text:style-name="P15">algo_partial_sort_if()</text:p>
          </table:table-cell>
          <table:table-cell table:style-name="Table97.B1" office:value-type="string">
            <text:p text:style-name="P8">使用特定规则局部排序.</text:p>
          </table:table-cell>
        </table:table-row>
        <table:table-row table:style-name="Table97.1">
          <table:table-cell table:style-name="Table97.A1" office:value-type="string">
            <text:p text:style-name="P15">algo_partial_sort_copy()</text:p>
          </table:table-cell>
          <table:table-cell table:style-name="Table97.B1" office:value-type="string">
            <text:p text:style-name="P8">将局部排序的结果拷贝到两一个区间内.</text:p>
          </table:table-cell>
        </table:table-row>
        <table:table-row table:style-name="Table97.1">
          <table:table-cell table:style-name="Table97.A1" office:value-type="string">
            <text:p text:style-name="P15">algo_partial_sort_copy_if()</text:p>
          </table:table-cell>
          <table:table-cell table:style-name="Table97.B1" office:value-type="string">
            <text:p text:style-name="P8">使用特定规则局部排序,并将结果拷贝到另一个区间内.</text:p>
          </table:table-cell>
        </table:table-row>
        <table:table-row table:style-name="Table97.1">
          <table:table-cell table:style-name="Table97.A1" office:value-type="string">
            <text:p text:style-name="P15">algo_is_sorted()</text:p>
          </table:table-cell>
          <table:table-cell table:style-name="Table97.B1" office:value-type="string">
            <text:p text:style-name="P8">判断数据区间是否已排序.</text:p>
          </table:table-cell>
        </table:table-row>
        <table:table-row table:style-name="Table97.1">
          <table:table-cell table:style-name="Table97.A1" office:value-type="string">
            <text:p text:style-name="P15">algo_is_sorted_if()</text:p>
          </table:table-cell>
          <table:table-cell table:style-name="Table97.B1" office:value-type="string">
            <text:p text:style-name="P8">判断数据区间是否根据特定规则已经排序.</text:p>
          </table:table-cell>
        </table:table-row>
        <table:table-row table:style-name="Table97.1">
          <table:table-cell table:style-name="Table97.A1" office:value-type="string">
            <text:p text:style-name="P15">algo_nth_element()</text:p>
          </table:table-cell>
          <table:table-cell table:style-name="Table97.B1" office:value-type="string">
            <text:p text:style-name="P8">获得排序后的第n个数据.</text:p>
          </table:table-cell>
        </table:table-row>
        <table:table-row table:style-name="Table97.1">
          <table:table-cell table:style-name="Table97.A1" office:value-type="string">
            <text:p text:style-name="P15">algo_nth_element_if()</text:p>
          </table:table-cell>
          <table:table-cell table:style-name="Table97.B1" office:value-type="string">
            <text:p text:style-name="P8">获得使用特定规则排序后的第n个数据.</text:p>
          </table:table-cell>
        </table:table-row>
        <table:table-row table:style-name="Table97.1">
          <table:table-cell table:style-name="Table97.A1" office:value-type="string">
            <text:p text:style-name="P15">algo_lower_bound()</text:p>
          </table:table-cell>
          <table:table-cell table:style-name="Table97.B1" office:value-type="string">
            <text:p text:style-name="P8">获得第一个不小于指定数据的迭代器.</text:p>
          </table:table-cell>
        </table:table-row>
        <table:table-row table:style-name="Table97.1">
          <table:table-cell table:style-name="Table97.A1" office:value-type="string">
            <text:p text:style-name="P15">algo_lower_bound_if()</text:p>
          </table:table-cell>
          <table:table-cell table:style-name="Table97.B1" office:value-type="string">
            <text:p text:style-name="P8">同上,但是使用特定规则.</text:p>
          </table:table-cell>
        </table:table-row>
        <table:table-row table:style-name="Table97.1">
          <table:table-cell table:style-name="Table97.A1" office:value-type="string">
            <text:p text:style-name="P15">algo_upper_bound()</text:p>
          </table:table-cell>
          <table:table-cell table:style-name="Table97.B1" office:value-type="string">
            <text:p text:style-name="P8">获得第一个大于指定数据的迭代器.</text:p>
          </table:table-cell>
        </table:table-row>
        <table:table-row table:style-name="Table97.1">
          <table:table-cell table:style-name="Table97.A1" office:value-type="string">
            <text:p text:style-name="P15">algo_upper_bound_if()</text:p>
          </table:table-cell>
          <table:table-cell table:style-name="Table97.B1" office:value-type="string">
            <text:p text:style-name="P8">同上,但是使用特定规则.</text:p>
          </table:table-cell>
        </table:table-row>
        <table:table-row table:style-name="Table97.1">
          <table:table-cell table:style-name="Table97.A1" office:value-type="string">
            <text:p text:style-name="P15">algo_equal_range()</text:p>
          </table:table-cell>
          <table:table-cell table:style-name="Table97.B1" office:value-type="string">
            <text:p text:style-name="P8">获得包含指定数据的数据区间.</text:p>
          </table:table-cell>
        </table:table-row>
        <table:table-row table:style-name="Table97.1">
          <table:table-cell table:style-name="Table97.A1" office:value-type="string">
            <text:p text:style-name="P15">algo_equal_range_if()</text:p>
          </table:table-cell>
          <table:table-cell table:style-name="Table97.B1" office:value-type="string">
            <text:p text:style-name="P8">同上,但是使用特定规则.</text:p>
          </table:table-cell>
        </table:table-row>
        <table:table-row table:style-name="Table97.1">
          <table:table-cell table:style-name="Table97.A1" office:value-type="string">
            <text:p text:style-name="P15">algo_binary_search()</text:p>
          </table:table-cell>
          <table:table-cell table:style-name="Table97.B1" office:value-type="string">
            <text:p text:style-name="P8">二叉查找.</text:p>
          </table:table-cell>
        </table:table-row>
        <table:table-row table:style-name="Table97.1">
          <table:table-cell table:style-name="Table97.A1" office:value-type="string">
            <text:p text:style-name="P15">algo_binary_search_if()</text:p>
          </table:table-cell>
          <table:table-cell table:style-name="Table97.B1" office:value-type="string">
            <text:p text:style-name="P8">使用特定规则进行二叉查找.</text:p>
          </table:table-cell>
        </table:table-row>
        <table:table-row table:style-name="Table97.1">
          <table:table-cell table:style-name="Table97.A1" office:value-type="string">
            <text:p text:style-name="P15">algo_merge()</text:p>
          </table:table-cell>
          <table:table-cell table:style-name="Table97.B1" office:value-type="string">
            <text:p text:style-name="P8">合并.</text:p>
          </table:table-cell>
        </table:table-row>
        <table:table-row table:style-name="Table97.1">
          <table:table-cell table:style-name="Table97.A1" office:value-type="string">
            <text:p text:style-name="P15">algo_merge_if()</text:p>
          </table:table-cell>
          <table:table-cell table:style-name="Table97.B1" office:value-type="string">
            <text:p text:style-name="P8">使用特定规则合并.</text:p>
          </table:table-cell>
        </table:table-row>
        <table:table-row table:style-name="Table97.1">
          <table:table-cell table:style-name="Table97.A1" office:value-type="string">
            <text:p text:style-name="P15">algo_inplace_merge()</text:p>
          </table:table-cell>
          <table:table-cell table:style-name="Table97.B1" office:value-type="string">
            <text:p text:style-name="P8">将一个数据区间的两个已排序的部分合并.</text:p>
          </table:table-cell>
        </table:table-row>
        <table:table-row table:style-name="Table97.1">
          <table:table-cell table:style-name="Table97.A1" office:value-type="string">
            <text:p text:style-name="P15">algo_inplace_merge_if()</text:p>
          </table:table-cell>
          <table:table-cell table:style-name="Table97.B1" office:value-type="string">
            <text:p text:style-name="P8">使用特定规则将一个数据区间的两个已排序的部分合并.</text:p>
          </table:table-cell>
        </table:table-row>
        <table:table-row table:style-name="Table97.1">
          <table:table-cell table:style-name="Table97.A1" office:value-type="string">
            <text:p text:style-name="P15">algo_includes()</text:p>
          </table:table-cell>
          <table:table-cell table:style-name="Table97.B1" office:value-type="string">
            <text:p text:style-name="P8">判断第一个数据区间中是否包含第二个区间中的所有数据.</text:p>
          </table:table-cell>
        </table:table-row>
        <table:table-row table:style-name="Table97.1">
          <table:table-cell table:style-name="Table97.A1" office:value-type="string">
            <text:p text:style-name="P15">algo_includes_if()</text:p>
          </table:table-cell>
          <table:table-cell table:style-name="Table97.B1" office:value-type="string">
            <text:p text:style-name="P8">使用特定规则,判断第一个数据区间中是否包含第二个区间中的所有数据.</text:p>
          </table:table-cell>
        </table:table-row>
        <table:table-row table:style-name="Table97.1">
          <table:table-cell table:style-name="Table97.A1" office:value-type="string">
            <text:p text:style-name="P15">algo_set_union()</text:p>
          </table:table-cell>
          <table:table-cell table:style-name="Table97.B1" office:value-type="string">
            <text:p text:style-name="P8">求并集.</text:p>
          </table:table-cell>
        </table:table-row>
        <table:table-row table:style-name="Table97.1">
          <table:table-cell table:style-name="Table97.A1" office:value-type="string">
            <text:p text:style-name="P15">algo_set_union_if()</text:p>
          </table:table-cell>
          <table:table-cell table:style-name="Table97.B1" office:value-type="string">
            <text:p text:style-name="P8">使用特定规则,求并集.</text:p>
          </table:table-cell>
        </table:table-row>
        <table:table-row table:style-name="Table97.1">
          <table:table-cell table:style-name="Table97.A1" office:value-type="string">
            <text:p text:style-name="P15">algo_set_intersection()</text:p>
          </table:table-cell>
          <table:table-cell table:style-name="Table97.B1" office:value-type="string">
            <text:p text:style-name="P8">求交集.</text:p>
          </table:table-cell>
        </table:table-row>
        <text:soft-page-break/>
        <table:table-row table:style-name="Table97.1">
          <table:table-cell table:style-name="Table97.A1" office:value-type="string">
            <text:p text:style-name="P15">algo_set_intersection_if()</text:p>
          </table:table-cell>
          <table:table-cell table:style-name="Table97.B1" office:value-type="string">
            <text:p text:style-name="P8">使用特定规则,求交集.</text:p>
          </table:table-cell>
        </table:table-row>
        <table:table-row table:style-name="Table97.1">
          <table:table-cell table:style-name="Table97.A1" office:value-type="string">
            <text:p text:style-name="P15">algo_set_difference()</text:p>
          </table:table-cell>
          <table:table-cell table:style-name="Table97.B1" office:value-type="string">
            <text:p text:style-name="P8">求差集.</text:p>
          </table:table-cell>
        </table:table-row>
        <table:table-row table:style-name="Table97.1">
          <table:table-cell table:style-name="Table97.A1" office:value-type="string">
            <text:p text:style-name="P15">algo_set_difference_if()</text:p>
          </table:table-cell>
          <table:table-cell table:style-name="Table97.B1" office:value-type="string">
            <text:p text:style-name="P8">使用特定规则,求差集.</text:p>
          </table:table-cell>
        </table:table-row>
        <table:table-row table:style-name="Table97.1">
          <table:table-cell table:style-name="Table97.A1" office:value-type="string">
            <text:p text:style-name="P15">algo_set_symmetric_difference()</text:p>
          </table:table-cell>
          <table:table-cell table:style-name="Table97.B1" office:value-type="string">
            <text:p text:style-name="P8">求对称差集.</text:p>
          </table:table-cell>
        </table:table-row>
        <table:table-row table:style-name="Table97.1">
          <table:table-cell table:style-name="Table97.A1" office:value-type="string">
            <text:p text:style-name="P15">algo_set_symmetric_difference_if()</text:p>
          </table:table-cell>
          <table:table-cell table:style-name="Table97.B1" office:value-type="string">
            <text:p text:style-name="P8">使用特定规则,求对称差集.</text:p>
          </table:table-cell>
        </table:table-row>
        <table:table-row table:style-name="Table97.1">
          <table:table-cell table:style-name="Table97.A1" office:value-type="string">
            <text:p text:style-name="P15">algo_push_heap()</text:p>
          </table:table-cell>
          <table:table-cell table:style-name="Table97.B1" office:value-type="string">
            <text:p text:style-name="P8">向堆中插入一个数据.</text:p>
          </table:table-cell>
        </table:table-row>
        <table:table-row table:style-name="Table97.1">
          <table:table-cell table:style-name="Table97.A1" office:value-type="string">
            <text:p text:style-name="P15">algo_push_heap_if()</text:p>
          </table:table-cell>
          <table:table-cell table:style-name="Table97.B1" office:value-type="string">
            <text:p text:style-name="P8">使用特定规则向堆中插入一个数据.</text:p>
          </table:table-cell>
        </table:table-row>
        <table:table-row table:style-name="Table97.1">
          <table:table-cell table:style-name="Table97.A1" office:value-type="string">
            <text:p text:style-name="P15">algo_pop_heap()</text:p>
          </table:table-cell>
          <table:table-cell table:style-name="Table97.B1" office:value-type="string">
            <text:p text:style-name="P8">从堆中弹出一个数据.</text:p>
          </table:table-cell>
        </table:table-row>
        <table:table-row table:style-name="Table97.1">
          <table:table-cell table:style-name="Table97.A1" office:value-type="string">
            <text:p text:style-name="P15">algo_pop_heap_if()</text:p>
          </table:table-cell>
          <table:table-cell table:style-name="Table97.B1" office:value-type="string">
            <text:p text:style-name="P8">使用特定规则从堆中弹出一个数据.</text:p>
          </table:table-cell>
        </table:table-row>
        <table:table-row table:style-name="Table97.1">
          <table:table-cell table:style-name="Table97.A1" office:value-type="string">
            <text:p text:style-name="P15">algo_make_heap()</text:p>
          </table:table-cell>
          <table:table-cell table:style-name="Table97.B1" office:value-type="string">
            <text:p text:style-name="P8">将数据区间转变成一个堆.</text:p>
          </table:table-cell>
        </table:table-row>
        <table:table-row table:style-name="Table97.1">
          <table:table-cell table:style-name="Table97.A1" office:value-type="string">
            <text:p text:style-name="P15">algo_make_heap_if()</text:p>
          </table:table-cell>
          <table:table-cell table:style-name="Table97.B1" office:value-type="string">
            <text:p text:style-name="P8">使用特定规则将数据区间转变成一个堆.</text:p>
          </table:table-cell>
        </table:table-row>
        <table:table-row table:style-name="Table97.1">
          <table:table-cell table:style-name="Table97.A1" office:value-type="string">
            <text:p text:style-name="P15">algo_sort_heap()</text:p>
          </table:table-cell>
          <table:table-cell table:style-name="Table97.B1" office:value-type="string">
            <text:p text:style-name="P8">堆排序.</text:p>
          </table:table-cell>
        </table:table-row>
        <table:table-row table:style-name="Table97.1">
          <table:table-cell table:style-name="Table97.A1" office:value-type="string">
            <text:p text:style-name="P15">algo_sort_heap_if()</text:p>
          </table:table-cell>
          <table:table-cell table:style-name="Table97.B1" office:value-type="string">
            <text:p text:style-name="P8">使用特定规则进行堆排序.</text:p>
          </table:table-cell>
        </table:table-row>
        <table:table-row table:style-name="Table97.1">
          <table:table-cell table:style-name="Table97.A1" office:value-type="string">
            <text:p text:style-name="P15">algo_is_heap()</text:p>
          </table:table-cell>
          <table:table-cell table:style-name="Table97.B1" office:value-type="string">
            <text:p text:style-name="P8">判断一个数据区间是否是堆.</text:p>
          </table:table-cell>
        </table:table-row>
        <table:table-row table:style-name="Table97.1">
          <table:table-cell table:style-name="Table97.A1" office:value-type="string">
            <text:p text:style-name="P15">algo_is_heap_if()</text:p>
          </table:table-cell>
          <table:table-cell table:style-name="Table97.B1" office:value-type="string">
            <text:p text:style-name="P8">使用特定规则判断一个数据区间是否是堆.</text:p>
          </table:table-cell>
        </table:table-row>
        <table:table-row table:style-name="Table97.1">
          <table:table-cell table:style-name="Table97.A1" office:value-type="string">
            <text:p text:style-name="P15">algo_min()</text:p>
          </table:table-cell>
          <table:table-cell table:style-name="Table97.B1" office:value-type="string">
            <text:p text:style-name="P8">获得最小数据的迭代器.</text:p>
          </table:table-cell>
        </table:table-row>
        <table:table-row table:style-name="Table97.1">
          <table:table-cell table:style-name="Table97.A1" office:value-type="string">
            <text:p text:style-name="P15">algo_min_if()</text:p>
          </table:table-cell>
          <table:table-cell table:style-name="Table97.B1" office:value-type="string">
            <text:p text:style-name="P8">使用特定规则获得最小数据的迭代器.</text:p>
          </table:table-cell>
        </table:table-row>
        <table:table-row table:style-name="Table97.1">
          <table:table-cell table:style-name="Table97.A1" office:value-type="string">
            <text:p text:style-name="P15">algo_max()</text:p>
          </table:table-cell>
          <table:table-cell table:style-name="Table97.B1" office:value-type="string">
            <text:p text:style-name="P8">获得最大数据的迭代器.</text:p>
          </table:table-cell>
        </table:table-row>
        <table:table-row table:style-name="Table97.1">
          <table:table-cell table:style-name="Table97.A1" office:value-type="string">
            <text:p text:style-name="P15">algo_max_if()</text:p>
          </table:table-cell>
          <table:table-cell table:style-name="Table97.B1" office:value-type="string">
            <text:p text:style-name="P8">使用特定规则获得最大数据的迭代器.</text:p>
          </table:table-cell>
        </table:table-row>
        <table:table-row table:style-name="Table97.1">
          <table:table-cell table:style-name="Table97.A1" office:value-type="string">
            <text:p text:style-name="P15">algo_min_element()</text:p>
          </table:table-cell>
          <table:table-cell table:style-name="Table97.B1" office:value-type="string">
            <text:p text:style-name="P8">获得数据区间中最小数据的迭代器.</text:p>
          </table:table-cell>
        </table:table-row>
        <table:table-row table:style-name="Table97.1">
          <table:table-cell table:style-name="Table97.A1" office:value-type="string">
            <text:p text:style-name="P15">algo_min_element_if()</text:p>
          </table:table-cell>
          <table:table-cell table:style-name="Table97.B1" office:value-type="string">
            <text:p text:style-name="P8">使用特定规则获得数据区间中最小数据的迭代器.</text:p>
          </table:table-cell>
        </table:table-row>
        <table:table-row table:style-name="Table97.1">
          <table:table-cell table:style-name="Table97.A1" office:value-type="string">
            <text:p text:style-name="P15">algo_max_element()</text:p>
          </table:table-cell>
          <table:table-cell table:style-name="Table97.B1" office:value-type="string">
            <text:p text:style-name="P8">获得数据区间中最大数据的迭代器.</text:p>
          </table:table-cell>
        </table:table-row>
        <table:table-row table:style-name="Table97.1">
          <table:table-cell table:style-name="Table97.A1" office:value-type="string">
            <text:p text:style-name="P15">algo_max_element_if()</text:p>
          </table:table-cell>
          <table:table-cell table:style-name="Table97.B1" office:value-type="string">
            <text:p text:style-name="P8">使用特定规则获得数据区间中最大数据的迭代器.</text:p>
          </table:table-cell>
        </table:table-row>
        <table:table-row table:style-name="Table97.1">
          <table:table-cell table:style-name="Table97.A1" office:value-type="string">
            <text:p text:style-name="P15">algo_lexicographical_compare()</text:p>
          </table:table-cell>
          <table:table-cell table:style-name="Table97.B1" office:value-type="string">
            <text:p text:style-name="P8">按字典顺序比较.</text:p>
          </table:table-cell>
        </table:table-row>
        <table:table-row table:style-name="Table97.1">
          <table:table-cell table:style-name="Table97.A1" office:value-type="string">
            <text:p text:style-name="P15">algo_lexicographical_compare_if()</text:p>
          </table:table-cell>
          <table:table-cell table:style-name="Table97.B1" office:value-type="string">
            <text:p text:style-name="P8">使用特定规则按字典顺序比较.</text:p>
          </table:table-cell>
        </table:table-row>
        <table:table-row table:style-name="Table97.1">
          <table:table-cell table:style-name="Table97.A1" office:value-type="string">
            <text:p text:style-name="P15">algo_lexicographical_compare_3way()</text:p>
          </table:table-cell>
          <table:table-cell table:style-name="Table97.B1" office:value-type="string">
            <text:p text:style-name="P8">按字典顺序比较,返回3种结果.</text:p>
          </table:table-cell>
        </table:table-row>
        <table:table-row table:style-name="Table97.1">
          <table:table-cell table:style-name="Table97.A1" office:value-type="string">
            <text:p text:style-name="P15">algo_lexicographical_compare_3way_if()</text:p>
          </table:table-cell>
          <table:table-cell table:style-name="Table97.B1" office:value-type="string">
            <text:p text:style-name="P8">使用特定规则按字典顺序比较,返回3种结果.</text:p>
          </table:table-cell>
        </table:table-row>
        <table:table-row table:style-name="Table97.1">
          <table:table-cell table:style-name="Table97.A1" office:value-type="string">
            <text:p text:style-name="P15">algo_next_permutation()</text:p>
          </table:table-cell>
          <table:table-cell table:style-name="Table97.B1" office:value-type="string">
            <text:p text:style-name="P8">将数据区间中的数据转变到下一个排序组合.</text:p>
          </table:table-cell>
        </table:table-row>
        <table:table-row table:style-name="Table97.1">
          <table:table-cell table:style-name="Table97.A1" office:value-type="string">
            <text:p text:style-name="P15">algo_next_permutation_if()</text:p>
          </table:table-cell>
          <table:table-cell table:style-name="Table97.B1" office:value-type="string">
            <text:p text:style-name="P8">使用特定规则将数据区间中的数据转变到下一个排列组合.</text:p>
          </table:table-cell>
        </table:table-row>
        <table:table-row table:style-name="Table97.1">
          <table:table-cell table:style-name="Table97.A1" office:value-type="string">
            <text:p text:style-name="P15">algo_prev_permutation()</text:p>
          </table:table-cell>
          <table:table-cell table:style-name="Table97.B1" office:value-type="string">
            <text:p text:style-name="P8">将数据区间中的数据转变到上一个排序组合.</text:p>
          </table:table-cell>
        </table:table-row>
        <table:table-row table:style-name="Table97.1">
          <table:table-cell table:style-name="Table97.A1" office:value-type="string">
            <text:p text:style-name="P15">algo_prev_permutation_if()</text:p>
          </table:table-cell>
          <table:table-cell table:style-name="Table97.B1" office:value-type="string">
            <text:p text:style-name="P8">使用特定规则将数据区间中的数据转变到上一个排列组合.</text:p>
          </table:table-cell>
        </table:table-row>
      </table:table>
      <text:p text:style-name="P7"/>
      <text:list xml:id="list131525648" text:continue-numbering="true" text:style-name="WW8Num13">
        <text:list-item>
          <text:list>
            <text:list-item>
              <text:list>
                <text:list-item>
                  <text:h text:style-name="P220" text:outline-level="3">排序</text:h>
                </text:list-item>
              </text:list>
            </text:list-item>
          </text:list>
        </text:list-item>
      </text:list>
      <text:p text:style-name="Standard"><text:span text:style-name="T8"><text:tab/></text:span><text:span text:style-name="T6">排序算法非常重要,所以</text:span><text:span text:style-name="T9">libcstl</text:span><text:span text:style-name="T6">提供多种排序算法:</text:span></text:p>
      <text:p text:style-name="Standard"><text:span text:style-name="T6"><text:tab/></text:span><text:span text:style-name="T11">基本排序: algo_sort(),algo_sort_if().</text:span></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
      <text:p text:style-name="P14"><text:soft-page-break/>int main(int argc, char* argv[])</text:p>
      <text:p text:style-name="P14">{</text:p>
      <text:p text:style-name="P14"><text:s text:c="4"/>vector_t t_v = create_vector(int);</text:p>
      <text:p text:style-name="P14"><text:s text:c="4"/>int i = 0;</text:p>
      <text:p text:style-name="P14"/>
      <text:p text:style-name="P14"><text:s text:c="4"/>vector_init(&amp;t_v);</text:p>
      <text:p text:style-name="P14"><text:s text:c="4"/>for(i = 1; i &lt;= 9; ++i)</text:p>
      <text:p text:style-name="P14"><text:s text:c="4"/>{</text:p>
      <text:p text:style-name="P14"><text:s text:c="8"/>vector_push_back(&amp;t_v, i);</text:p>
      <text:p text:style-name="P14"><text:s text:c="8"/>vector_push_back(&amp;t_v, i);</text:p>
      <text:p text:style-name="P14"><text:s text:c="4"/>}</text:p>
      <text:p text:style-name="P14"><text:s text:c="4"/>algo_random_shuffle(vector_begin(&amp;t_v), vector_end(&amp;t_v));</text:p>
      <text:p text:style-name="P14"><text:s text:c="4"/>printf("vector: <text:s text:c="2"/>");</text:p>
      <text:p text:style-name="P14"><text:s text:c="4"/>algo_for_each(vector_begin(&amp;t_v), vector_end(&amp;t_v), _print);</text:p>
      <text:p text:style-name="P14"><text:s text:c="4"/>printf("\n");</text:p>
      <text:p text:style-name="P14"/>
      <text:p text:style-name="P14"><text:s text:c="4"/>algo_sort(vector_begin(&amp;t_v), vector_end(&amp;t_v));</text:p>
      <text:p text:style-name="P14"><text:s text:c="4"/>printf("sorted: <text:s text:c="2"/>");</text:p>
      <text:p text:style-name="P14"><text:s text:c="4"/>algo_for_each(vector_begin(&amp;t_v), vector_end(&amp;t_v), _print);</text:p>
      <text:p text:style-name="P14"><text:s text:c="4"/>printf("\n");</text:p>
      <text:p text:style-name="P14"/>
      <text:p text:style-name="P14"><text:s text:c="4"/>algo_sort_if(vector_begin(&amp;t_v), vector_end(&amp;t_v), fun_great_int);</text:p>
      <text:p text:style-name="P14"><text:s text:c="4"/>printf("sorted &gt;: ");</text:p>
      <text:p text:style-name="P14"><text:s text:c="4"/>algo_for_each(vector_begin(&amp;t_v), vector_end(&amp;t_v), _print);</text:p>
      <text:p text:style-name="P14"><text:s text:c="4"/>printf("\n");</text:p>
      <text:p text:style-name="P14"/>
      <text:p text:style-name="P14"><text:s text:c="4"/>vector_destroy(&amp;t_v);</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vector: <text:s text:c="2"/>9 8 7 6 9 5 6 2 1 5 3 4 2 7 8 1 3 4 </text:p>
      <text:p text:style-name="P14">sorted: <text:s text:c="2"/>1 1 2 2 3 3 4 4 5 5 6 6 7 7 8 8 9 9 </text:p>
      <text:p text:style-name="P14">sorted &gt;: 9 9 8 8 7 7 6 6 5 5 4 4 3 3 2 2 1 1</text:p>
      <text:p text:style-name="P14"/>
      <text:p text:style-name="P14"><text:tab/>稳定排序: algo_stable_sort(),algo_stable_sort_if().</text:p>
      <text:p text:style-name="P14">#include &lt;stdio.h&gt;</text:p>
      <text:p text:style-name="P14">#include &lt;cstl/cvector.h&gt;</text:p>
      <text:p text:style-name="P14">#include &lt;cstl/cdeque.h&gt;</text:p>
      <text:p text:style-name="P14">#include &lt;cstl/calgorithm.h&gt;</text:p>
      <text:p text:style-name="P14"><text:soft-page-break/></text:p>
      <text:p text:style-name="P14">struct abc_t</text:p>
      <text:p text:style-name="P14">{</text:p>
      <text:p text:style-name="P14"><text:s text:c="4"/>int n_value;</text:p>
      <text:p text:style-name="P14"><text:s text:c="4"/>long l_value;</text:p>
      <text:p text:style-name="P14"><text:s text:c="4"/>double d_key;</text:p>
      <text:p text:style-name="P14">};</text:p>
      <text:p text:style-name="P14"/>
      <text:p text:style-name="P14">static void _print_abc(const void* cpv_input, void* pv_output);</text:p>
      <text:p text:style-name="P14">static void _abcgreat(</text:p>
      <text:p text:style-name="P62">const void* cpv_first, const void* cpv_second, void* pv_output);</text:p>
      <text:p text:style-name="P14"/>
      <text:p text:style-name="P14">int main(int argc, char* argv[])</text:p>
      <text:p text:style-name="P14">{</text:p>
      <text:p text:style-name="P14"><text:s text:c="4"/>vector_t t_v = create_vector(struct abc_t);</text:p>
      <text:p text:style-name="P14"><text:s text:c="4"/>deque_t t_dq = create_deque(struct abc_t);</text:p>
      <text:p text:style-name="P14"><text:s text:c="4"/>struct abc_t t_abc;</text:p>
      <text:p text:style-name="P14"><text:s text:c="4"/></text:p>
      <text:p text:style-name="P14"><text:s text:c="4"/>vector_init(&amp;t_v);</text:p>
      <text:p text:style-name="P14"><text:s text:c="4"/>deque_init(&amp;t_dq);</text:p>
      <text:p text:style-name="P14"><text:s text:c="4"/>t_abc.n_value = 70;</text:p>
      <text:p text:style-name="P14"><text:s text:c="4"/>t_abc.l_value = 934000;</text:p>
      <text:p text:style-name="P14"><text:s text:c="4"/>t_abc.d_key = 0.24;</text:p>
      <text:p text:style-name="P14"><text:s text:c="4"/>vector_push_back(&amp;t_v, t_abc);</text:p>
      <text:p text:style-name="P14"><text:s text:c="4"/>deque_push_back(&amp;t_dq, t_abc);</text:p>
      <text:p text:style-name="P14"><text:s text:c="4"/>t_abc.n_value = 100;</text:p>
      <text:p text:style-name="P14"><text:s text:c="4"/>t_abc.l_value = 3000;</text:p>
      <text:p text:style-name="P14"><text:s text:c="4"/>t_abc.d_key = 2.09;</text:p>
      <text:p text:style-name="P14"><text:s text:c="4"/>vector_push_back(&amp;t_v, t_abc);</text:p>
      <text:p text:style-name="P14"><text:s text:c="4"/>deque_push_back(&amp;t_dq, t_abc);</text:p>
      <text:p text:style-name="P14"><text:s text:c="4"/>t_abc.n_value = 2;</text:p>
      <text:p text:style-name="P14"><text:s text:c="4"/>t_abc.l_value = -18;</text:p>
      <text:p text:style-name="P14"><text:s text:c="4"/>t_abc.d_key = 110.00;</text:p>
      <text:p text:style-name="P14"><text:s text:c="4"/>vector_push_back(&amp;t_v, t_abc);</text:p>
      <text:p text:style-name="P14"><text:s text:c="4"/>deque_push_back(&amp;t_dq, t_abc);</text:p>
      <text:p text:style-name="P14"><text:s text:c="4"/>t_abc.n_value = -902;</text:p>
      <text:p text:style-name="P14"><text:s text:c="4"/>t_abc.l_value = 88000;</text:p>
      <text:p text:style-name="P14"><text:s text:c="4"/>t_abc.d_key = -10.007;</text:p>
      <text:p text:style-name="P14"><text:s text:c="4"/>vector_push_back(&amp;t_v, t_abc);</text:p>
      <text:p text:style-name="P14"><text:s text:c="4"/>deque_push_back(&amp;t_dq, t_abc);</text:p>
      <text:p text:style-name="P14"><text:s text:c="4"/>t_abc.n_value = 302;</text:p>
      <text:p text:style-name="P14"><text:s text:c="4"/>t_abc.l_value = 800;</text:p>
      <text:p text:style-name="P14"><text:s text:c="4"/>t_abc.d_key = 0.067;</text:p>
      <text:p text:style-name="P14"><text:s text:c="4"/>vector_push_back(&amp;t_v, t_abc);</text:p>
      <text:p text:style-name="P14"><text:soft-page-break/><text:s text:c="4"/>deque_push_back(&amp;t_dq, t_abc);</text:p>
      <text:p text:style-name="P14"><text:s text:c="4"/>t_abc.n_value = 2;</text:p>
      <text:p text:style-name="P14"><text:s text:c="4"/>t_abc.l_value = 7;</text:p>
      <text:p text:style-name="P14"><text:s text:c="4"/>t_abc.d_key = 0.067;</text:p>
      <text:p text:style-name="P14"><text:s text:c="4"/>vector_push_back(&amp;t_v, t_abc);</text:p>
      <text:p text:style-name="P14"><text:s text:c="4"/>deque_push_back(&amp;t_dq, t_abc);</text:p>
      <text:p text:style-name="P14"><text:s text:c="4"/>t_abc.n_value = 1;</text:p>
      <text:p text:style-name="P14"><text:s text:c="4"/>t_abc.l_value = 89;</text:p>
      <text:p text:style-name="P14"><text:s text:c="4"/>t_abc.d_key = 1618.9;</text:p>
      <text:p text:style-name="P14"><text:s text:c="4"/>vector_push_back(&amp;t_v, t_abc);</text:p>
      <text:p text:style-name="P14"><text:s text:c="4"/>deque_push_back(&amp;t_dq, t_abc);</text:p>
      <text:p text:style-name="P14"><text:s text:c="4"/>t_abc.n_value = -10000;</text:p>
      <text:p text:style-name="P14"><text:s text:c="4"/>t_abc.l_value = -18;</text:p>
      <text:p text:style-name="P14"><text:s text:c="4"/>t_abc.d_key = -8.9;</text:p>
      <text:p text:style-name="P14"><text:s text:c="4"/>vector_push_back(&amp;t_v, t_abc);</text:p>
      <text:p text:style-name="P14"><text:s text:c="4"/>deque_push_back(&amp;t_dq, t_abc);</text:p>
      <text:p text:style-name="P14"><text:s text:c="4"/>t_abc.n_value = 0;</text:p>
      <text:p text:style-name="P14"><text:s text:c="4"/>t_abc.l_value = 0;</text:p>
      <text:p text:style-name="P14"><text:s text:c="4"/>t_abc.d_key = 0.0;</text:p>
      <text:p text:style-name="P14"><text:s text:c="4"/>vector_push_back(&amp;t_v, t_abc);</text:p>
      <text:p text:style-name="P14"><text:s text:c="4"/>deque_push_back(&amp;t_dq, t_abc);</text:p>
      <text:p text:style-name="P14"><text:s text:c="4"/>t_abc.n_value = 2340;</text:p>
      <text:p text:style-name="P14"><text:s text:c="4"/>t_abc.l_value = 890;</text:p>
      <text:p text:style-name="P14"><text:s text:c="4"/>t_abc.d_key = 0.009;</text:p>
      <text:p text:style-name="P14"><text:s text:c="4"/>vector_push_back(&amp;t_v, t_abc);</text:p>
      <text:p text:style-name="P14"><text:s text:c="4"/>deque_push_back(&amp;t_dq, t_abc);</text:p>
      <text:p text:style-name="P14"><text:s text:c="4"/>t_abc.n_value = 2340;</text:p>
      <text:p text:style-name="P14"><text:s text:c="4"/>t_abc.l_value = 890;</text:p>
      <text:p text:style-name="P14"><text:s text:c="4"/>t_abc.d_key = 0.067;</text:p>
      <text:p text:style-name="P14"><text:s text:c="4"/>vector_push_back(&amp;t_v, t_abc);</text:p>
      <text:p text:style-name="P14"><text:s text:c="4"/>deque_push_back(&amp;t_dq, t_abc);</text:p>
      <text:p text:style-name="P14"><text:s text:c="4"/>t_abc.n_value = 2;</text:p>
      <text:p text:style-name="P14"><text:s text:c="4"/>t_abc.l_value = 7;</text:p>
      <text:p text:style-name="P14"><text:s text:c="4"/>t_abc.d_key = 0.067;</text:p>
      <text:p text:style-name="P14"><text:s text:c="4"/>vector_push_back(&amp;t_v, t_abc);</text:p>
      <text:p text:style-name="P14"><text:s text:c="4"/>deque_push_back(&amp;t_dq, t_abc);</text:p>
      <text:p text:style-name="P14"><text:s text:c="4"/>t_abc.n_value = 1111;</text:p>
      <text:p text:style-name="P14"><text:s text:c="4"/>t_abc.l_value = 11189;</text:p>
      <text:p text:style-name="P14"><text:s text:c="4"/>t_abc.d_key = 1618.9;</text:p>
      <text:p text:style-name="P14"><text:s text:c="4"/>vector_push_back(&amp;t_v, t_abc);</text:p>
      <text:p text:style-name="P14"><text:s text:c="4"/>deque_push_back(&amp;t_dq, t_abc);</text:p>
      <text:p text:style-name="P14"><text:s text:c="4"/>t_abc.n_value = -2340;</text:p>
      <text:p text:style-name="P14"><text:s text:c="4"/>t_abc.l_value = -890;</text:p>
      <text:p text:style-name="P14"><text:s text:c="4"/>t_abc.d_key = 0.009;</text:p>
      <text:p text:style-name="P14"><text:soft-page-break/><text:s text:c="4"/>vector_push_back(&amp;t_v, t_abc);</text:p>
      <text:p text:style-name="P14"><text:s text:c="4"/>deque_push_back(&amp;t_dq, t_abc);</text:p>
      <text:p text:style-name="P14"><text:s text:c="4"/>t_abc.n_value = 992;</text:p>
      <text:p text:style-name="P14"><text:s text:c="4"/>t_abc.l_value = 918;</text:p>
      <text:p text:style-name="P14"><text:s text:c="4"/>t_abc.d_key = 110.00;</text:p>
      <text:p text:style-name="P14"><text:s text:c="4"/>vector_push_back(&amp;t_v, t_abc);</text:p>
      <text:p text:style-name="P14"><text:s text:c="4"/>deque_push_back(&amp;t_dq, t_abc);</text:p>
      <text:p text:style-name="P14"><text:s text:c="4"/>t_abc.n_value = 40;</text:p>
      <text:p text:style-name="P14"><text:s text:c="4"/>t_abc.l_value = 90;</text:p>
      <text:p text:style-name="P14"><text:s text:c="4"/>t_abc.d_key = 0.009;</text:p>
      <text:p text:style-name="P14"><text:s text:c="4"/>vector_push_back(&amp;t_v, t_abc);</text:p>
      <text:p text:style-name="P14"><text:s text:c="4"/>deque_push_back(&amp;t_dq, t_abc);</text:p>
      <text:p text:style-name="P14"><text:s text:c="4"/>t_abc.n_value = 2;</text:p>
      <text:p text:style-name="P14"><text:s text:c="4"/>t_abc.l_value = 8;</text:p>
      <text:p text:style-name="P14"><text:s text:c="4"/>t_abc.d_key = 110.00;</text:p>
      <text:p text:style-name="P14"><text:s text:c="4"/>vector_push_back(&amp;t_v, t_abc);</text:p>
      <text:p text:style-name="P14"><text:s text:c="4"/>deque_push_back(&amp;t_dq, t_abc);</text:p>
      <text:p text:style-name="P14"/>
      <text:p text:style-name="P14"><text:s text:c="4"/>printf("vector:\n");</text:p>
      <text:p text:style-name="P14"><text:s text:c="4"/>algo_for_each(vector_begin(&amp;t_v), vector_end(&amp;t_v), _print_abc);</text:p>
      <text:p text:style-name="P14"><text:s text:c="4"/>printf("\n");</text:p>
      <text:p text:style-name="P14"><text:s text:c="4"/>printf("deque:\n");</text:p>
      <text:p text:style-name="P14"><text:s text:c="4"/>algo_for_each(deque_begin(&amp;t_dq), deque_end(&amp;t_dq), _print_abc);</text:p>
      <text:p text:style-name="P14"><text:s text:c="4"/>printf("\n");</text:p>
      <text:p text:style-name="P14"/>
      <text:p text:style-name="P14"><text:s text:c="4"/>algo_sort_if(vector_begin(&amp;t_v), vector_end(&amp;t_v), _abcgreat);</text:p>
      <text:p text:style-name="P14"><text:s text:c="4"/>printf("sorted vector:\n");</text:p>
      <text:p text:style-name="P14"><text:s text:c="4"/>algo_for_each(vector_begin(&amp;t_v), vector_end(&amp;t_v), _print_abc);</text:p>
      <text:p text:style-name="P14"><text:s text:c="4"/>printf("\n");</text:p>
      <text:p text:style-name="P14"/>
      <text:p text:style-name="P14"><text:s text:c="4"/>algo_stable_sort_if(deque_begin(&amp;t_dq), deque_end(&amp;t_dq), _abcgreat);</text:p>
      <text:p text:style-name="P14"><text:s text:c="4"/>printf("stable sorted deque:\n");</text:p>
      <text:p text:style-name="P14"><text:s text:c="4"/>algo_for_each(deque_begin(&amp;t_dq), deque_end(&amp;t_dq), _print_abc);</text:p>
      <text:p text:style-name="P14"><text:s text:c="4"/>printf("\n");</text:p>
      <text:p text:style-name="P14"/>
      <text:p text:style-name="P14"><text:s text:c="4"/>vector_destroy(&amp;t_v);</text:p>
      <text:p text:style-name="P14"><text:s text:c="4"/>deque_destroy(&amp;t_dq);</text:p>
      <text:p text:style-name="P14"><text:s text:c="4"/>return 0;</text:p>
      <text:p text:style-name="P14">}</text:p>
      <text:p text:style-name="P14"/>
      <text:p text:style-name="P14">static void _abcgreat(const void* cpv_first, const void* cpv_second, void* pv_output)</text:p>
      <text:p text:style-name="P14">{</text:p>
      <text:p text:style-name="P14"><text:s text:c="4"/>if(((struct abc_t*)cpv_first)-&gt;d_key &gt; ((struct abc_t*)cpv_second)-&gt;d_key)</text:p>
      <text:p text:style-name="P14"><text:s text:c="4"/>{</text:p>
      <text:p text:style-name="P14"><text:soft-page-break/><text:s text:c="8"/>*(bool_t*)pv_output = true;</text:p>
      <text:p text:style-name="P14"><text:s text:c="4"/>}</text:p>
      <text:p text:style-name="P14"><text:s text:c="4"/>else</text:p>
      <text:p text:style-name="P14"><text:s text:c="4"/>{</text:p>
      <text:p text:style-name="P14"><text:s text:c="8"/>*(bool_t*)pv_output = false;</text:p>
      <text:p text:style-name="P14"><text:s text:c="4"/>}</text:p>
      <text:p text:style-name="P14">}</text:p>
      <text:p text:style-name="P14">static void _print_abc(const void* cpv_input, void* pv_output)</text:p>
      <text:p text:style-name="P14">{</text:p>
      <text:p text:style-name="P14"><text:s text:c="4"/>pv_output = NULL;</text:p>
      <text:p text:style-name="P14"><text:s text:c="4"/>printf("(%d, %ld, %f)\n",</text:p>
      <text:p text:style-name="P14"><text:s text:c="8"/>((struct abc_t*)cpv_input)-&gt;n_value,</text:p>
      <text:p text:style-name="P14"><text:s text:c="8"/>((struct abc_t*)cpv_input)-&gt;l_value,</text:p>
      <text:p text:style-name="P14"><text:s text:c="8"/>((struct abc_t*)cpv_input)-&gt;d_key);</text:p>
      <text:p text:style-name="P14">}</text:p>
      <text:p text:style-name="P7">结果:</text:p>
      <text:p text:style-name="P14">vector:</text:p>
      <text:p text:style-name="P14">(70, 934000, 0.240000)</text:p>
      <text:p text:style-name="P14">(100, 3000, 2.090000)</text:p>
      <text:p text:style-name="P14">(2, -18, 110.000000)</text:p>
      <text:p text:style-name="P14">(-902, 88000, -10.007000)</text:p>
      <text:p text:style-name="P14">(302, 800, 0.067000)</text:p>
      <text:p text:style-name="P14">(2, 7, 0.067000)</text:p>
      <text:p text:style-name="P14">(1, 89, 1618.900000)</text:p>
      <text:p text:style-name="P14">(-10000, -18, -8.900000)</text:p>
      <text:p text:style-name="P14">(0, 0, 0.000000)</text:p>
      <text:p text:style-name="P14">(2340, 890, 0.009000)</text:p>
      <text:p text:style-name="P14">(2340, 890, 0.067000)</text:p>
      <text:p text:style-name="P14">(2, 7, 0.067000)</text:p>
      <text:p text:style-name="P14">(1111, 11189, 1618.900000)</text:p>
      <text:p text:style-name="P14">(-2340, -890, 0.009000)</text:p>
      <text:p text:style-name="P14">(992, 918, 110.000000)</text:p>
      <text:p text:style-name="P14">(40, 90, 0.009000)</text:p>
      <text:p text:style-name="P14">(2, 8, 110.000000)</text:p>
      <text:p text:style-name="P14"/>
      <text:p text:style-name="P14">deque:</text:p>
      <text:p text:style-name="P14">(70, 934000, 0.240000)</text:p>
      <text:p text:style-name="P14">(100, 3000, 2.090000)</text:p>
      <text:p text:style-name="P14">(2, -18, 110.000000)</text:p>
      <text:p text:style-name="P14">(-902, 88000, -10.007000)</text:p>
      <text:p text:style-name="P14">(302, 800, 0.067000)</text:p>
      <text:p text:style-name="P14">(2, 7, 0.067000)</text:p>
      <text:p text:style-name="P14">(1, 89, 1618.900000)</text:p>
      <text:p text:style-name="P14">(-10000, -18, -8.900000)</text:p>
      <text:p text:style-name="P14"><text:soft-page-break/>(0, 0, 0.000000)</text:p>
      <text:p text:style-name="P14">(2340, 890, 0.009000)</text:p>
      <text:p text:style-name="P14">(2340, 890, 0.067000)</text:p>
      <text:p text:style-name="P14">(2, 7, 0.067000)</text:p>
      <text:p text:style-name="P14">(1111, 11189, 1618.900000)</text:p>
      <text:p text:style-name="P14">(-2340, -890, 0.009000)</text:p>
      <text:p text:style-name="P14">(992, 918, 110.000000)</text:p>
      <text:p text:style-name="P14">(40, 90, 0.009000)</text:p>
      <text:p text:style-name="P14">(2, 8, 110.000000)</text:p>
      <text:p text:style-name="P14"/>
      <text:p text:style-name="P14">sorted vector:</text:p>
      <text:p text:style-name="P14">(1111, 11189, 1618.900000)</text:p>
      <text:p text:style-name="P14">(1, 89, 1618.900000)</text:p>
      <text:p text:style-name="P14">(992, 918, 110.000000)</text:p>
      <text:p text:style-name="P14">(2, 8, 110.000000)</text:p>
      <text:p text:style-name="P14">(2, -18, 110.000000)</text:p>
      <text:p text:style-name="P14">(100, 3000, 2.090000)</text:p>
      <text:p text:style-name="P14">(70, 934000, 0.240000)</text:p>
      <text:p text:style-name="P14">(2340, 890, 0.067000)</text:p>
      <text:p text:style-name="P14">(302, 800, 0.067000)</text:p>
      <text:p text:style-name="P14">(2, 7, 0.067000)</text:p>
      <text:p text:style-name="P14">(2, 7, 0.067000)</text:p>
      <text:p text:style-name="P14">(-2340, -890, 0.009000)</text:p>
      <text:p text:style-name="P14">(40, 90, 0.009000)</text:p>
      <text:p text:style-name="P14">(2340, 890, 0.009000)</text:p>
      <text:p text:style-name="P14">(0, 0, 0.000000)</text:p>
      <text:p text:style-name="P14">(-10000, -18, -8.900000)</text:p>
      <text:p text:style-name="P14">(-902, 88000, -10.007000)</text:p>
      <text:p text:style-name="P14"/>
      <text:p text:style-name="P14">stable sorted deque:</text:p>
      <text:p text:style-name="P14">(1, 89, 1618.900000)</text:p>
      <text:p text:style-name="P14">(1111, 11189, 1618.900000)</text:p>
      <text:p text:style-name="P14">(2, -18, 110.000000)</text:p>
      <text:p text:style-name="P14">(992, 918, 110.000000)</text:p>
      <text:p text:style-name="P14">(2, 8, 110.000000)</text:p>
      <text:p text:style-name="P14">(100, 3000, 2.090000)</text:p>
      <text:p text:style-name="P14">(70, 934000, 0.240000)</text:p>
      <text:p text:style-name="P14">(302, 800, 0.067000)</text:p>
      <text:p text:style-name="P14">(2, 7, 0.067000)</text:p>
      <text:p text:style-name="P14">(2340, 890, 0.067000)</text:p>
      <text:p text:style-name="P14">(2, 7, 0.067000)</text:p>
      <text:p text:style-name="P14">(2340, 890, 0.009000)</text:p>
      <text:p text:style-name="P14">(-2340, -890, 0.009000)</text:p>
      <text:p text:style-name="P14">(40, 90, 0.009000)</text:p>
      <text:p text:style-name="P14"><text:soft-page-break/>(0, 0, 0.000000)</text:p>
      <text:p text:style-name="P14">(-10000, -18, -8.900000)</text:p>
      <text:p text:style-name="P14">(-902, 88000, -10.007000)</text:p>
      <text:p text:style-name="P7">从结果中可以看出使用algo_sort_if()排序的vector_t没有保持键值相同的数据的原有顺序,但是使用</text:p>
      <text:p text:style-name="P7">algo_stable_sort_if()排序的deque_t排序后保持键值相同的数据的原有顺序.这就是稳定排序和不稳定排序,的不同点.</text:p>
      <text:p text:style-name="P7"/>
      <text:p text:style-name="Standard"><text:span text:style-name="T11"><text:tab/></text:span><text:span text:style-name="T8">部分排序:</text:span><text:span text:style-name="T6"> </text:span><text:span text:style-name="T11">algo_partial_sort(),algo_partial_sort_if(),algo_partial_sort_copy(),</text:span></text:p>
      <text:p text:style-name="P14">algo_partial_sort_copy_if().</text:p>
      <text:p text:style-name="P60">前两个算法实现的是一个数据区间的前部排序,后部顺序是未知的.后两个算法是将排序后的数据拷贝到新的数据区间,拷贝的数据个数是由两个区间中个数少的一方决定的.</text:p>
      <text:p text:style-name="P7">下面是前两个算法的例子:</text:p>
      <text:p text:style-name="P14">#include &lt;stdio.h&gt;</text:p>
      <text:p text:style-name="P14">#include &lt;cstl/cdeque.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deque_t t_dq = create_deque(int);</text:p>
      <text:p text:style-name="P14"><text:s text:c="4"/>int i = 0;</text:p>
      <text:p text:style-name="P14"><text:s text:c="4"/>iterator_t t_pos;</text:p>
      <text:p text:style-name="P14"/>
      <text:p text:style-name="P14"><text:s text:c="4"/>deque_init(&amp;t_dq);</text:p>
      <text:p text:style-name="P14"><text:s text:c="4"/>for(i = 3; i &lt;= 7; ++i)</text:p>
      <text:p text:style-name="P14"><text:s text:c="4"/>{</text:p>
      <text:p text:style-name="P14"><text:s text:c="8"/>deque_push_back(&amp;t_dq, i);</text:p>
      <text:p text:style-name="P14"><text:s text:c="4"/>}</text:p>
      <text:p text:style-name="P14"><text:s text:c="4"/>for(i = 2; i &lt;= 6; ++i)</text:p>
      <text:p text:style-name="P14"><text:s text:c="4"/>{</text:p>
      <text:p text:style-name="P14"><text:s text:c="8"/>deque_push_back(&amp;t_dq, i);</text:p>
      <text:p text:style-name="P14"><text:s text:c="4"/>}</text:p>
      <text:p text:style-name="P14"><text:s text:c="4"/>for(i = 1; i &lt;= 5; ++i)</text:p>
      <text:p text:style-name="P14"><text:s text:c="4"/>{</text:p>
      <text:p text:style-name="P14"><text:s text:c="8"/>deque_push_back(&amp;t_dq, i);</text:p>
      <text:p text:style-name="P14"><text:s text:c="4"/>}</text:p>
      <text:p text:style-name="P14"><text:s text:c="4"/>algo_for_each(deque_begin(&amp;t_dq), deque_end(&amp;t_dq), _print);</text:p>
      <text:p text:style-name="P14"><text:s text:c="4"/>printf("\n");</text:p>
      <text:p text:style-name="P14"/>
      <text:p text:style-name="P14"><text:s text:c="4"/>t_pos = deque_begin(&amp;t_dq);</text:p>
      <text:p text:style-name="P14"><text:s text:c="4"/>iterator_advance(&amp;t_pos, 5);</text:p>
      <text:p text:style-name="P14"><text:s text:c="4"/>algo_partial_sort(deque_begin(&amp;t_dq), t_pos, deque_end(&amp;t_dq));</text:p>
      <text:p text:style-name="P14"><text:s text:c="4"/>algo_for_each(deque_begin(&amp;t_dq), deque_end(&amp;t_dq), _print);</text:p>
      <text:p text:style-name="P14"><text:soft-page-break/><text:s text:c="4"/>printf("\n");</text:p>
      <text:p text:style-name="P14"/>
      <text:p text:style-name="P62">algo_partial_sort_if(</text:p>
      <text:p text:style-name="P71">deque_begin(&amp;t_dq), t_pos, deque_end(&amp;t_dq), fun_great_int);</text:p>
      <text:p text:style-name="P14"><text:s text:c="4"/>algo_for_each(deque_begin(&amp;t_dq), deque_end(&amp;t_dq), _print);</text:p>
      <text:p text:style-name="P14"><text:s text:c="4"/>printf("\n");</text:p>
      <text:p text:style-name="P14"/>
      <text:p text:style-name="P14"><text:s text:c="4"/>algo_partial_sort(deque_begin(&amp;t_dq), deque_end(&amp;t_dq), deque_end(&amp;t_dq));</text:p>
      <text:p text:style-name="P14"><text:s text:c="4"/>algo_for_each(deque_begin(&amp;t_dq), deque_end(&amp;t_dq), _print);</text:p>
      <text:p text:style-name="P14"><text:s text:c="4"/>printf("\n");</text:p>
      <text:p text:style-name="P14"/>
      <text:p text:style-name="P14"><text:s text:c="4"/>deque_destroy(&amp;t_dq);</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3 4 5 6 7 2 3 4 5 6 1 2 3 4 5 </text:p>
      <text:p text:style-name="P14">1 2 2 3 3 7 6 5 5 6 4 4 3 4 5 </text:p>
      <text:p text:style-name="P14">7 6 6 5 5 1 2 2 3 3 4 4 3 4 5 </text:p>
      <text:p text:style-name="P14">1 2 2 3 3 3 4 4 4 5 5 5 6 6 7</text:p>
      <text:p text:style-name="P14"/>
      <text:p text:style-name="P7">下面是后两个算法的例子:</text:p>
      <text:p text:style-name="P14">#include &lt;stdio.h&gt;</text:p>
      <text:p text:style-name="P14">#include &lt;cstl/cdeque.h&gt;</text:p>
      <text:p text:style-name="P14">#include &lt;cstl/cvector.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deque_t t_dq = create_deque(int);</text:p>
      <text:p text:style-name="P14"><text:s text:c="4"/>vector_t t_v6 = create_vector(int); <text:s/>/* initialized with 6 elements */</text:p>
      <text:p text:style-name="P14"><text:s text:c="4"/>vector_t t_v30 = create_vector(int); /* initialized with 30 elements */</text:p>
      <text:p text:style-name="P14"><text:s text:c="4"/>int i = 0;</text:p>
      <text:p text:style-name="P14"><text:s text:c="4"/>iterator_t t_pos;</text:p>
      <text:p text:style-name="P14"/>
      <text:p text:style-name="P14"><text:s text:c="4"/>deque_init(&amp;t_dq);</text:p>
      <text:p text:style-name="P14"><text:s text:c="4"/>vector_init_n(&amp;t_v6, 6);</text:p>
      <text:p text:style-name="P14"><text:s text:c="4"/>vector_init_n(&amp;t_v30, 30);</text:p>
      <text:p text:style-name="P14"><text:soft-page-break/><text:s text:c="4"/>for(i = 3; i &lt;= 7; ++i)</text:p>
      <text:p text:style-name="P14"><text:s text:c="4"/>{</text:p>
      <text:p text:style-name="P14"><text:s text:c="8"/>deque_push_back(&amp;t_dq, i);</text:p>
      <text:p text:style-name="P14"><text:s text:c="4"/>}</text:p>
      <text:p text:style-name="P14"><text:s text:c="4"/>for(i = 2; i &lt;= 6; ++i)</text:p>
      <text:p text:style-name="P14"><text:s text:c="4"/>{</text:p>
      <text:p text:style-name="P14"><text:s text:c="8"/>deque_push_back(&amp;t_dq, i);</text:p>
      <text:p text:style-name="P14"><text:s text:c="4"/>}</text:p>
      <text:p text:style-name="P14"><text:s text:c="4"/>for(i = 1; i &lt;= 5; ++i)</text:p>
      <text:p text:style-name="P14"><text:s text:c="4"/>{</text:p>
      <text:p text:style-name="P14"><text:s text:c="8"/>deque_push_back(&amp;t_dq, i);</text:p>
      <text:p text:style-name="P14"><text:s text:c="4"/>}</text:p>
      <text:p text:style-name="P14"><text:s text:c="4"/>algo_for_each(deque_begin(&amp;t_dq), deque_end(&amp;t_dq), _print);</text:p>
      <text:p text:style-name="P14"><text:s text:c="4"/>printf("\n");</text:p>
      <text:p text:style-name="P14"/>
      <text:p text:style-name="P14"><text:s text:c="4"/>t_pos = algo_partial_sort_copy(</text:p>
      <text:p text:style-name="P14"><text:s text:c="8"/>deque_begin(&amp;t_dq), deque_end(&amp;t_dq),</text:p>
      <text:p text:style-name="P14"><text:s text:c="8"/>vector_begin(&amp;t_v6), vector_end(&amp;t_v6));</text:p>
      <text:p text:style-name="P14"><text:s text:c="4"/>algo_for_each(vector_begin(&amp;t_v6), t_pos, _print);</text:p>
      <text:p text:style-name="P14"><text:s text:c="4"/>printf("\n");</text:p>
      <text:p text:style-name="P14"/>
      <text:p text:style-name="P14"><text:s text:c="4"/>t_pos = algo_partial_sort_copy_if(</text:p>
      <text:p text:style-name="P14"><text:s text:c="8"/>deque_begin(&amp;t_dq), deque_end(&amp;t_dq),</text:p>
      <text:p text:style-name="P14"><text:s text:c="8"/>vector_begin(&amp;t_v30), vector_end(&amp;t_v30),</text:p>
      <text:p text:style-name="P14"><text:s text:c="8"/>fun_great_int);</text:p>
      <text:p text:style-name="P14"><text:s text:c="4"/>algo_for_each(vector_begin(&amp;t_v30), t_pos, _print);</text:p>
      <text:p text:style-name="P14"><text:s text:c="4"/>printf("\n");</text:p>
      <text:p text:style-name="P14"/>
      <text:p text:style-name="P14"><text:s text:c="4"/>deque_destroy(&amp;t_dq);</text:p>
      <text:p text:style-name="P14"><text:s text:c="4"/>vector_destroy(&amp;t_v6);</text:p>
      <text:p text:style-name="P14"><text:s text:c="4"/>vector_destroy(&amp;t_v30);</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3 4 5 6 7 2 3 4 5 6 1 2 3 4 5 </text:p>
      <text:p text:style-name="P14">1 2 2 3 3 3 </text:p>
      <text:p text:style-name="P14">7 6 6 5 5 5 4 4 4 3 3 3 2 2 1</text:p>
      <text:p text:style-name="P14"/>
      <text:p text:style-name="Standard"><text:span text:style-name="T6"><text:tab/></text:span><text:span text:style-name="T8">判断是否排序:</text:span><text:span text:style-name="T11"> algo_is_sorted(),algo_is_sorted_if().</text:span></text:p>
      <text:p text:style-name="P7"><text:soft-page-break/><text:tab/>这两个算法是用来判断数据区间是否已经排序了,后缀为if的版本接受一个特殊的规则,它只能判断数据区间是否通过该规则排序.下面是这两个算法的例子:</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int i = 0;</text:p>
      <text:p text:style-name="P14"/>
      <text:p text:style-name="P14"><text:s text:c="4"/>vector_init(&amp;t_v);</text:p>
      <text:p text:style-name="P14"><text:s text:c="4"/>for(i = 0; i &lt; 20; ++i)</text:p>
      <text:p text:style-name="P14"><text:s text:c="4"/>{</text:p>
      <text:p text:style-name="P14"><text:s text:c="8"/>vector_push_back(&amp;t_v, i);</text:p>
      <text:p text:style-name="P14"><text:s text:c="4"/>}</text:p>
      <text:p text:style-name="P14"><text:s text:c="4"/>algo_random_shuffle(vector_begin(&amp;t_v), vector_end(&amp;t_v));</text:p>
      <text:p text:style-name="P14"><text:s text:c="4"/>printf("vector: ");</text:p>
      <text:p text:style-name="P14"><text:s text:c="4"/>algo_for_each(vector_begin(&amp;t_v), vector_end(&amp;t_v), _print);</text:p>
      <text:p text:style-name="P14"><text:s text:c="4"/>printf("\n");</text:p>
      <text:p text:style-name="P14"><text:s text:c="4"/>if(algo_is_sorted(vector_begin(&amp;t_v), vector_end(&amp;t_v)))</text:p>
      <text:p text:style-name="P14"><text:s text:c="4"/>{</text:p>
      <text:p text:style-name="P14"><text:s text:c="8"/>printf("sorted\n");</text:p>
      <text:p text:style-name="P14"><text:s text:c="4"/>}</text:p>
      <text:p text:style-name="P14"><text:s text:c="4"/>else</text:p>
      <text:p text:style-name="P14"><text:s text:c="4"/>{</text:p>
      <text:p text:style-name="P14"><text:s text:c="8"/>printf("not sorted\n");</text:p>
      <text:p text:style-name="P14"><text:s text:c="4"/>}</text:p>
      <text:p text:style-name="P14"><text:s text:c="4"/>if(algo_is_sorted_if(vector_begin(&amp;t_v), vector_end(&amp;t_v), fun_great_int))</text:p>
      <text:p text:style-name="P14"><text:s text:c="4"/>{</text:p>
      <text:p text:style-name="P14"><text:s text:c="8"/>printf("sorted with &gt;\n");</text:p>
      <text:p text:style-name="P14"><text:s text:c="4"/>}</text:p>
      <text:p text:style-name="P14"><text:s text:c="4"/>else</text:p>
      <text:p text:style-name="P14"><text:s text:c="4"/>{</text:p>
      <text:p text:style-name="P14"><text:s text:c="8"/>printf("not sorted with &gt;\n");</text:p>
      <text:p text:style-name="P14"><text:s text:c="4"/>}</text:p>
      <text:p text:style-name="P14"/>
      <text:p text:style-name="P14"><text:s text:c="4"/>algo_sort(vector_begin(&amp;t_v), vector_end(&amp;t_v));</text:p>
      <text:p text:style-name="P14"><text:s text:c="4"/>printf("vector: ");</text:p>
      <text:p text:style-name="P14"><text:s text:c="4"/>algo_for_each(vector_begin(&amp;t_v), vector_end(&amp;t_v), _print);</text:p>
      <text:p text:style-name="P14"><text:s text:c="4"/>printf("\n");</text:p>
      <text:p text:style-name="P14"><text:s text:c="4"/>if(algo_is_sorted(vector_begin(&amp;t_v), vector_end(&amp;t_v)))</text:p>
      <text:p text:style-name="P14"><text:soft-page-break/><text:s text:c="4"/>{</text:p>
      <text:p text:style-name="P14"><text:s text:c="8"/>printf("sorted\n");</text:p>
      <text:p text:style-name="P14"><text:s text:c="4"/>}</text:p>
      <text:p text:style-name="P14"><text:s text:c="4"/>else</text:p>
      <text:p text:style-name="P14"><text:s text:c="4"/>{</text:p>
      <text:p text:style-name="P14"><text:s text:c="8"/>printf("not sorted\n");</text:p>
      <text:p text:style-name="P14"><text:s text:c="4"/>}</text:p>
      <text:p text:style-name="P14"><text:s text:c="4"/>if(algo_is_sorted_if(vector_begin(&amp;t_v), vector_end(&amp;t_v), fun_great_int))</text:p>
      <text:p text:style-name="P14"><text:s text:c="4"/>{</text:p>
      <text:p text:style-name="P14"><text:s text:c="8"/>printf("sorted with &gt;\n");</text:p>
      <text:p text:style-name="P14"><text:s text:c="4"/>}</text:p>
      <text:p text:style-name="P14"><text:s text:c="4"/>else</text:p>
      <text:p text:style-name="P14"><text:s text:c="4"/>{</text:p>
      <text:p text:style-name="P14"><text:s text:c="8"/>printf("not sorted with &gt;\n");</text:p>
      <text:p text:style-name="P14"><text:s text:c="4"/>}</text:p>
      <text:p text:style-name="P14"/>
      <text:p text:style-name="P14"><text:s text:c="4"/>algo_sort_if(vector_begin(&amp;t_v), vector_end(&amp;t_v), fun_great_int);</text:p>
      <text:p text:style-name="P14"><text:s text:c="4"/>printf("vector: ");</text:p>
      <text:p text:style-name="P14"><text:s text:c="4"/>algo_for_each(vector_begin(&amp;t_v), vector_end(&amp;t_v), _print);</text:p>
      <text:p text:style-name="P14"><text:s text:c="4"/>printf("\n");</text:p>
      <text:p text:style-name="P14"><text:s text:c="4"/>if(algo_is_sorted(vector_begin(&amp;t_v), vector_end(&amp;t_v)))</text:p>
      <text:p text:style-name="P14"><text:s text:c="4"/>{</text:p>
      <text:p text:style-name="P14"><text:s text:c="8"/>printf("sorted\n");</text:p>
      <text:p text:style-name="P14"><text:s text:c="4"/>}</text:p>
      <text:p text:style-name="P14"><text:s text:c="4"/>else</text:p>
      <text:p text:style-name="P14"><text:s text:c="4"/>{</text:p>
      <text:p text:style-name="P14"><text:s text:c="8"/>printf("not sorted\n");</text:p>
      <text:p text:style-name="P14"><text:s text:c="4"/>}</text:p>
      <text:p text:style-name="P14"><text:s text:c="4"/>if(algo_is_sorted_if(vector_begin(&amp;t_v), vector_end(&amp;t_v), fun_great_int))</text:p>
      <text:p text:style-name="P14"><text:s text:c="4"/>{</text:p>
      <text:p text:style-name="P14"><text:s text:c="8"/>printf("sorted with &gt;\n");</text:p>
      <text:p text:style-name="P14"><text:s text:c="4"/>}</text:p>
      <text:p text:style-name="P14"><text:s text:c="4"/>else</text:p>
      <text:p text:style-name="P14"><text:s text:c="4"/>{</text:p>
      <text:p text:style-name="P14"><text:s text:c="8"/>printf("not sorted with &gt;\n");</text:p>
      <text:p text:style-name="P14"><text:s text:c="4"/>}</text:p>
      <text:p text:style-name="P14"/>
      <text:p text:style-name="P14"><text:s text:c="4"/>vector_destroy(&amp;t_v);</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soft-page-break/>}</text:p>
      <text:p text:style-name="P7">结果:</text:p>
      <text:p text:style-name="P14">vector: 10 16 4 7 15 2 11 13 5 6 14 18 12 1 9 19 17 8 0 3 </text:p>
      <text:p text:style-name="P14">not sorted</text:p>
      <text:p text:style-name="P14">not sorted with &gt;</text:p>
      <text:p text:style-name="P14">vector: 0 1 2 3 4 5 6 7 8 9 10 11 12 13 14 15 16 17 18 19 </text:p>
      <text:p text:style-name="P14">sorted</text:p>
      <text:p text:style-name="P14">not sorted with &gt;</text:p>
      <text:p text:style-name="P14">vector: 19 18 17 16 15 14 13 12 11 10 9 8 7 6 5 4 3 2 1 0 </text:p>
      <text:p text:style-name="P14">not sorted</text:p>
      <text:p text:style-name="P14">sorted with &gt;</text:p>
      <text:p text:style-name="P14"/>
      <text:p text:style-name="Standard"><text:span text:style-name="T11"><text:tab/></text:span><text:span text:style-name="T8">根据数据位置排序:</text:span><text:span text:style-name="T11"> algo_nth_element(),algo_nth_element_if()</text:span></text:p>
      <text:p text:style-name="Standard"><text:span text:style-name="T11"><text:tab/></text:span><text:span text:style-name="T12">这两个算法保证执行后第n个位置的数据是整个区间排序后的数据,并且前面的数据都小于该数据但是不保证顺序,后面的数据都大于这个数据但是不保证顺序.下面是两个算法的例子:</text:span></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1 = create_vector(int);</text:p>
      <text:p text:style-name="P14"><text:s text:c="4"/>vector_t t_v2 = create_vector(int);</text:p>
      <text:p text:style-name="P14"><text:s text:c="4"/>int i = 0;</text:p>
      <text:p text:style-name="P14"><text:s text:c="4"/>iterator_t t_pos;</text:p>
      <text:p text:style-name="P14"/>
      <text:p text:style-name="P14"><text:s text:c="4"/>vector_init(&amp;t_v1);</text:p>
      <text:p text:style-name="P14"><text:s text:c="4"/>vector_init(&amp;t_v2);</text:p>
      <text:p text:style-name="P14"><text:s text:c="4"/>for(i = 0; i &lt; 10; ++i)</text:p>
      <text:p text:style-name="P14"><text:s text:c="4"/>{</text:p>
      <text:p text:style-name="P14"><text:s text:c="8"/>vector_push_back(&amp;t_v1, i);</text:p>
      <text:p text:style-name="P14"><text:s text:c="8"/>vector_push_back(&amp;t_v2, i);</text:p>
      <text:p text:style-name="P14"><text:s text:c="4"/>}</text:p>
      <text:p text:style-name="P14"/>
      <text:p text:style-name="P14"><text:s text:c="4"/>algo_random_shuffle(vector_begin(&amp;t_v1), vector_end(&amp;t_v1));</text:p>
      <text:p text:style-name="P14"><text:s text:c="4"/>algo_random_shuffle(vector_begin(&amp;t_v2), vector_end(&amp;t_v2));</text:p>
      <text:p text:style-name="P14"/>
      <text:p text:style-name="P14"><text:s text:c="4"/>algo_sort(vector_begin(&amp;t_v1), vector_end(&amp;t_v1));</text:p>
      <text:p text:style-name="P14"><text:s text:c="4"/>t_pos = vector_begin(&amp;t_v2);</text:p>
      <text:p text:style-name="P14"><text:s text:c="4"/>iterator_advance(&amp;t_pos, 5);</text:p>
      <text:p text:style-name="P14"><text:s text:c="4"/>algo_nth_element(vector_begin(&amp;t_v2), t_pos, vector_end(&amp;t_v2));</text:p>
      <text:p text:style-name="P14"/>
      <text:p text:style-name="P14"><text:soft-page-break/><text:s text:c="4"/>printf("vector1: ");</text:p>
      <text:p text:style-name="P14"><text:s text:c="4"/>algo_for_each(vector_begin(&amp;t_v1), vector_end(&amp;t_v1), _print);</text:p>
      <text:p text:style-name="P14"><text:s text:c="4"/>printf("\n");</text:p>
      <text:p text:style-name="P14"><text:s text:c="4"/>printf("vector2: ");</text:p>
      <text:p text:style-name="P14"><text:s text:c="4"/>algo_for_each(vector_begin(&amp;t_v2), vector_end(&amp;t_v2), _print);</text:p>
      <text:p text:style-name="P14"><text:s text:c="4"/>printf("\n");</text:p>
      <text:p text:style-name="P14"/>
      <text:p text:style-name="P14"><text:s text:c="4"/>algo_sort_if(vector_begin(&amp;t_v1), vector_end(&amp;t_v1), fun_great_int);</text:p>
      <text:p text:style-name="P14"><text:s text:c="4"/>t_pos = vector_begin(&amp;t_v2);</text:p>
      <text:p text:style-name="P14"><text:s text:c="4"/>iterator_advance(&amp;t_pos, 4);</text:p>
      <text:p text:style-name="P14"><text:s text:c="4"/>algo_nth_element_if(</text:p>
      <text:p text:style-name="P14"><text:s text:c="8"/>vector_begin(&amp;t_v2), t_pos, vector_end(&amp;t_v2), fun_great_int);</text:p>
      <text:p text:style-name="P14"/>
      <text:p text:style-name="P14"><text:s text:c="4"/>printf("vector1: ");</text:p>
      <text:p text:style-name="P14"><text:s text:c="4"/>algo_for_each(vector_begin(&amp;t_v1), vector_end(&amp;t_v1), _print);</text:p>
      <text:p text:style-name="P14"><text:s text:c="4"/>printf("\n");</text:p>
      <text:p text:style-name="P14"><text:s text:c="4"/>printf("vector2: ");</text:p>
      <text:p text:style-name="P14"><text:s text:c="4"/>algo_for_each(vector_begin(&amp;t_v2), vector_end(&amp;t_v2), _print);</text:p>
      <text:p text:style-name="P14"><text:s text:c="4"/>printf("\n");</text:p>
      <text:p text:style-name="P14"/>
      <text:p text:style-name="P14"><text:s text:c="4"/>vector_destroy(&amp;t_v1);</text:p>
      <text:p text:style-name="P14"><text:s text:c="4"/>vector_destroy(&amp;t_v2);</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vector1: 0 1 2 3 4 5 6 7 8 9 </text:p>
      <text:p text:style-name="P14">vector2: 0 1 4 2 3 5 6 7 9 8 </text:p>
      <text:p text:style-name="P14">vector1: 9 8 7 6 5 4 3 2 1 0 </text:p>
      <text:p text:style-name="P14">vector2: 8 9 7 6 5 3 2 4 1 0</text:p>
      <text:list xml:id="list105432884" text:continue-numbering="true" text:style-name="WW8Num13">
        <text:list-item>
          <text:list>
            <text:list-item>
              <text:list>
                <text:list-item>
                  <text:h text:style-name="P220" text:outline-level="3">二分查找</text:h>
                </text:list-item>
              </text:list>
            </text:list-item>
          </text:list>
        </text:list-item>
      </text:list>
      <text:p text:style-name="Standard"><text:span text:style-name="T12"><text:tab/>二分查找算法都是基于有序的数据区间</text:span><text:span text:style-name="T6">,相对于顺序查择它可以获得对数级别的效率.</text:span></text:p>
      <text:p text:style-name="Standard"><text:span text:style-name="T6"><text:tab/></text:span><text:span text:style-name="T8">获得数据在数据区间中的上限或下限:</text:span><text:span text:style-name="T11"> </text:span></text:p>
      <text:p text:style-name="P62">algo_lower_bound(),algo_lower_bound_if(),</text:p>
      <text:p text:style-name="Standard"><text:span text:style-name="T6"><text:tab/></text:span><text:span text:style-name="T11">algo_upper_bound(),algo_upper_bound_if().</text:span></text:p>
      <text:p text:style-name="Standard"><text:span text:style-name="T11"><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14">#include &lt;stdio.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list_t t_l = create_list(int);</text:p>
      <text:p text:style-name="P14"><text:s text:c="4"/>int i = 0;</text:p>
      <text:p text:style-name="P14"><text:s text:c="4"/>iterator_t t_lower, t_upper;</text:p>
      <text:p text:style-name="P14"/>
      <text:p text:style-name="P14"><text:s text:c="4"/>list_init(&amp;t_l);</text:p>
      <text:p text:style-name="P14"><text:s text:c="4"/>for(i = 0; i &lt; 10; ++i)</text:p>
      <text:p text:style-name="P14"><text:s text:c="4"/>{</text:p>
      <text:p text:style-name="P14"><text:s text:c="8"/>list_push_back(&amp;t_l, i);</text:p>
      <text:p text:style-name="P14"><text:s text:c="8"/>list_push_back(&amp;t_l, i);</text:p>
      <text:p text:style-name="P14"><text:s text:c="4"/>}</text:p>
      <text:p text:style-name="P14"><text:s text:c="4"/>algo_for_each(list_begin(&amp;t_l), list_end(&amp;t_l), _print);</text:p>
      <text:p text:style-name="P14"><text:s text:c="4"/>printf("\n");</text:p>
      <text:p text:style-name="P14"/>
      <text:p text:style-name="P14"><text:s text:c="4"/>t_lower = algo_lower_bound(list_begin(&amp;t_l), list_end(&amp;t_l), 5);</text:p>
      <text:p text:style-name="P14"><text:s text:c="4"/>t_upper = algo_upper_bound(list_begin(&amp;t_l), list_end(&amp;t_l), 5);</text:p>
      <text:p text:style-name="P14"><text:s text:c="4"/>printf("5 could get position %d up to %d without break the sorting\n",</text:p>
      <text:p text:style-name="P14"><text:s text:c="8"/>iterator_distance(list_begin(&amp;t_l), t_lower) + 1,</text:p>
      <text:p text:style-name="P14"><text:s text:c="8"/>iterator_distance(list_begin(&amp;t_l), t_upper) + 1);</text:p>
      <text:p text:style-name="P14"/>
      <text:p text:style-name="P14"><text:s text:c="4"/>list_insert(&amp;t_l, algo_lower_bound(list_begin(&amp;t_l), list_end(&amp;t_l), 3), 3);</text:p>
      <text:p text:style-name="P14"><text:s text:c="4"/>list_insert(&amp;t_l, algo_upper_bound(list_begin(&amp;t_l), list_end(&amp;t_l), 7), 7);</text:p>
      <text:p text:style-name="P14"><text:s text:c="4"/>algo_for_each(list_begin(&amp;t_l), list_end(&amp;t_l), _print);</text:p>
      <text:p text:style-name="P14"><text:s text:c="4"/>printf("\n");</text:p>
      <text:p text:style-name="P14"/>
      <text:p text:style-name="P14"><text:s text:c="4"/>list_destroy(&amp;t_l);</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0 0 1 1 2 2 3 3 4 4 5 5 6 6 7 7 8 8 9 9 </text:p>
      <text:p text:style-name="P14">5 could get position 11 up to 13 without break the sorting</text:p>
      <text:p text:style-name="P14"><text:soft-page-break/>0 0 1 1 2 2 3 3 3 4 4 5 5 6 6 7 7 7 8 8 9 9</text:p>
      <text:p text:style-name="P14"/>
      <text:p text:style-name="P59"><text:span text:style-name="T8">获得数据在数据区间中的上限和下限:</text:span><text:span text:style-name="T11">algo_equal_range(),algo_equal_range_if().</text:span></text:p>
      <text:p text:style-name="P60">这两个算法返回由上限和下限组成的pair_t,所以这个函数的返回值不能忽略,并且pair_t使用后要销毁.下面是算法的例子:</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int i = 0;</text:p>
      <text:p text:style-name="P14"><text:s text:c="4"/>pair_t t_p;</text:p>
      <text:p text:style-name="P14"/>
      <text:p text:style-name="P14"><text:s text:c="4"/>vector_init(&amp;t_v);</text:p>
      <text:p text:style-name="P14"><text:s text:c="4"/>for(i = 0; i &lt; 10; ++i)</text:p>
      <text:p text:style-name="P14"><text:s text:c="4"/>{</text:p>
      <text:p text:style-name="P14"><text:s text:c="8"/>vector_push_back(&amp;t_v, i);</text:p>
      <text:p text:style-name="P14"><text:s text:c="8"/>vector_push_back(&amp;t_v, i);</text:p>
      <text:p text:style-name="P14"><text:s text:c="4"/>}</text:p>
      <text:p text:style-name="P14"><text:s text:c="4"/>algo_for_each(vector_begin(&amp;t_v), vector_end(&amp;t_v), _print);</text:p>
      <text:p text:style-name="P14"><text:s text:c="4"/>printf("\n");</text:p>
      <text:p text:style-name="P14"/>
      <text:p text:style-name="P14"><text:s text:c="4"/>t_p = algo_equal_range(vector_begin(&amp;t_v), vector_end(&amp;t_v), 5);</text:p>
      <text:p text:style-name="P14"><text:s text:c="4"/>printf("5 could get position %d up to %d without break the sorting\n",</text:p>
      <text:p text:style-name="P14"><text:s text:c="8"/>iterator_distance(vector_begin(&amp;t_v), *(iterator_t*)t_p.first) + 1,</text:p>
      <text:p text:style-name="P14"><text:s text:c="8"/>iterator_distance(vector_begin(&amp;t_v), *(iterator_t*)t_p.second) + 1);</text:p>
      <text:p text:style-name="P14"/>
      <text:p text:style-name="P14"><text:s text:c="4"/>pair_destroy(&amp;t_p);</text:p>
      <text:p text:style-name="P14"><text:s text:c="4"/>vector_destroy(&amp;t_v);</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0 0 1 1 2 2 3 3 4 4 5 5 6 6 7 7 8 8 9 9 </text:p>
      <text:p text:style-name="P14">5 could get position 11 up to 13 without break the sorting</text:p>
      <text:p text:style-name="P14"/>
      <text:p text:style-name="P59"><text:soft-page-break/><text:span text:style-name="T8">二分查找:</text:span><text:span text:style-name="T11"> algo_binary_search(),algo_binary_search_if()</text:span></text:p>
      <text:p text:style-name="P7"><text:tab/>使用二分查找法判断指定数据是否在数据区间中.下面是使用这两个算法的例子:</text:p>
      <text:p text:style-name="P14">#include &lt;stdio.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list_t t_l = create_list(int);</text:p>
      <text:p text:style-name="P14"><text:s text:c="4"/>int i = 0;</text:p>
      <text:p text:style-name="P14"/>
      <text:p text:style-name="P14"><text:s text:c="4"/>list_init(&amp;t_l);</text:p>
      <text:p text:style-name="P14"><text:s text:c="4"/>for(i = 0; i &lt; 10; ++i)</text:p>
      <text:p text:style-name="P14"><text:s text:c="4"/>{</text:p>
      <text:p text:style-name="P14"><text:s text:c="8"/>list_push_back(&amp;t_l, i);</text:p>
      <text:p text:style-name="P14"><text:s text:c="4"/>}</text:p>
      <text:p text:style-name="P14"><text:s text:c="4"/>algo_for_each(list_begin(&amp;t_l), list_end(&amp;t_l), _print);</text:p>
      <text:p text:style-name="P14"><text:s text:c="4"/>printf("\n");</text:p>
      <text:p text:style-name="P14"/>
      <text:p text:style-name="P14"><text:s text:c="4"/>if(algo_binary_search(list_begin(&amp;t_l), list_end(&amp;t_l), 5))</text:p>
      <text:p text:style-name="P14"><text:s text:c="4"/>{</text:p>
      <text:p text:style-name="P14"><text:s text:c="8"/>printf("5 is present\n");</text:p>
      <text:p text:style-name="P14"><text:s text:c="4"/>}</text:p>
      <text:p text:style-name="P14"><text:s text:c="4"/>else</text:p>
      <text:p text:style-name="P14"><text:s text:c="4"/>{</text:p>
      <text:p text:style-name="P14"><text:s text:c="8"/>printf("5 isn't present\n");</text:p>
      <text:p text:style-name="P14"><text:s text:c="4"/>}</text:p>
      <text:p text:style-name="P14"><text:s text:c="4"/>if(algo_binary_search(list_begin(&amp;t_l), list_end(&amp;t_l), 42))</text:p>
      <text:p text:style-name="P14"><text:s text:c="4"/>{</text:p>
      <text:p text:style-name="P14"><text:s text:c="8"/>printf("42 is present\n");</text:p>
      <text:p text:style-name="P14"><text:s text:c="4"/>}</text:p>
      <text:p text:style-name="P14"><text:s text:c="4"/>else</text:p>
      <text:p text:style-name="P14"><text:s text:c="4"/>{</text:p>
      <text:p text:style-name="P14"><text:s text:c="8"/>printf("42 isn't present\n");</text:p>
      <text:p text:style-name="P14"><text:s text:c="4"/>}</text:p>
      <text:p text:style-name="P14"/>
      <text:p text:style-name="P14"><text:s text:c="4"/>list_destroy(&amp;t_l);</text:p>
      <text:p text:style-name="P14"><text:s text:c="4"/>return 0;</text:p>
      <text:p text:style-name="P14">}</text:p>
      <text:p text:style-name="P14"/>
      <text:p text:style-name="P14">static void _print(const void* cpv_input, void* pv_output)</text:p>
      <text:p text:style-name="P14">{</text:p>
      <text:p text:style-name="P14"><text:soft-page-break/><text:s text:c="4"/>printf("%d ", *(int*)cpv_input);</text:p>
      <text:p text:style-name="P14">}</text:p>
      <text:p text:style-name="P7">结果:</text:p>
      <text:p text:style-name="P14">0 1 2 3 4 5 6 7 8 9 </text:p>
      <text:p text:style-name="P14">5 is present</text:p>
      <text:p text:style-name="P14">42 isn't present</text:p>
      <text:p text:style-name="P14"/>
      <text:list xml:id="list925988756" text:continue-numbering="true" text:style-name="WW8Num13">
        <text:list-item>
          <text:list>
            <text:list-item>
              <text:list>
                <text:list-item>
                  <text:h text:style-name="P220" text:outline-level="3">合并</text:h>
                </text:list-item>
              </text:list>
            </text:list-item>
          </text:list>
        </text:list-item>
      </text:list>
      <text:p text:style-name="P59"><text:span text:style-name="T6">合并必须满足合并双方都是有序的,并且排序规则相同.合并包括将两个数据区间合并,将一个数据区间的两个部分和并.合并算法一个有4个:</text:span><text:span text:style-name="T11"> </text:span></text:p>
      <text:p text:style-name="P62">algo_merge(),algo_merge_if(),algo_inplace_merge(),algo_inplace_merge_if().</text:p>
      <text:p text:style-name="P60">前两个算法是用来合并两个不同的数据区间.后两个算法是合并同一数据区间的两个部分.下面是前两个算法的例子:</text:p>
      <text:p text:style-name="P14">#include &lt;stdio.h&gt;</text:p>
      <text:p text:style-name="P14">#include &lt;cstl/clist.h&gt;</text:p>
      <text:p text:style-name="P14">#include &lt;cstl/cdeque.h&gt;</text:p>
      <text:p text:style-name="P14">#include &lt;cstl/cse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list_t t_l = create_list(int);</text:p>
      <text:p text:style-name="P14"><text:s text:c="4"/>set_t t_s = create_set(int);</text:p>
      <text:p text:style-name="P14"><text:s text:c="4"/>deque_t t_dq = create_deque(int);</text:p>
      <text:p text:style-name="P14"><text:s text:c="4"/>int i = 0;</text:p>
      <text:p text:style-name="P14"/>
      <text:p text:style-name="P14"><text:s text:c="4"/>list_init(&amp;t_l);</text:p>
      <text:p text:style-name="P14"><text:s text:c="4"/>for(i = 1; i &lt;=6; ++i)</text:p>
      <text:p text:style-name="P14"><text:s text:c="4"/>{</text:p>
      <text:p text:style-name="P14"><text:s text:c="8"/>list_push_back(&amp;t_l, i);</text:p>
      <text:p text:style-name="P14"><text:s text:c="4"/>}</text:p>
      <text:p text:style-name="P14"><text:s text:c="4"/>set_init(&amp;t_s);</text:p>
      <text:p text:style-name="P14"><text:s text:c="4"/>for(i = 3; i &lt;=8; ++i)</text:p>
      <text:p text:style-name="P14"><text:s text:c="4"/>{</text:p>
      <text:p text:style-name="P14"><text:s text:c="8"/>set_insert(&amp;t_s, i);</text:p>
      <text:p text:style-name="P14"><text:s text:c="4"/>}</text:p>
      <text:p text:style-name="P14"><text:s text:c="4"/>deque_init_n(&amp;t_dq, list_size(&amp;t_l) + set_size(&amp;t_s));</text:p>
      <text:p text:style-name="P14"/>
      <text:p text:style-name="P14"><text:soft-page-break/><text:s text:c="4"/>printf("list: ");</text:p>
      <text:p text:style-name="P14"><text:s text:c="4"/>algo_for_each(list_begin(&amp;t_l), list_end(&amp;t_l), _print);</text:p>
      <text:p text:style-name="P14"><text:s text:c="4"/>printf("\n");</text:p>
      <text:p text:style-name="P14"><text:s text:c="4"/>printf("set: <text:s/>");</text:p>
      <text:p text:style-name="P14"><text:s text:c="4"/>algo_for_each(set_begin(&amp;t_s), set_end(&amp;t_s), _print);</text:p>
      <text:p text:style-name="P14"><text:s text:c="4"/>printf("\n");</text:p>
      <text:p text:style-name="P14"/>
      <text:p text:style-name="P14"><text:s text:c="4"/>algo_merge(</text:p>
      <text:p text:style-name="P14"><text:s text:c="8"/>list_begin(&amp;t_l), list_end(&amp;t_l), </text:p>
      <text:p text:style-name="P14"><text:s text:c="8"/>set_begin(&amp;t_s), set_end(&amp;t_s),</text:p>
      <text:p text:style-name="P14"><text:s text:c="8"/>deque_begin(&amp;t_dq));</text:p>
      <text:p text:style-name="P14"><text:s text:c="4"/>printf("deque: ");</text:p>
      <text:p text:style-name="P14"><text:s text:c="4"/>algo_for_each(deque_begin(&amp;t_dq), deque_end(&amp;t_dq), _print);</text:p>
      <text:p text:style-name="P14"><text:s text:c="4"/>printf("\n");</text:p>
      <text:p text:style-name="P14"/>
      <text:p text:style-name="P14"><text:s text:c="4"/>list_destroy(&amp;t_l);</text:p>
      <text:p text:style-name="P14"><text:s text:c="4"/>set_destroy(&amp;t_s);</text:p>
      <text:p text:style-name="P14"><text:s text:c="4"/>deque_destroy(&amp;t_dq);</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list: 1 2 3 4 5 6 </text:p>
      <text:p text:style-name="P14">set: <text:s/>3 4 5 6 7 8 </text:p>
      <text:p text:style-name="P14">deque: 1 2 3 3 4 4 5 5 6 6 7 8</text:p>
      <text:p text:style-name="P14"/>
      <text:p text:style-name="Standard"><text:span text:style-name="T11"><text:tab/></text:span><text:span text:style-name="T6">下面是后两个算法的例子:</text:span></text:p>
      <text:p text:style-name="P14">#include &lt;stdio.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list_t t_l = create_list(int);</text:p>
      <text:p text:style-name="P14"><text:s text:c="4"/>int i = 0;</text:p>
      <text:p text:style-name="P14"><text:s text:c="4"/>iterator_t t_pos;</text:p>
      <text:p text:style-name="P14"/>
      <text:p text:style-name="P14"><text:s text:c="4"/>list_init(&amp;t_l);</text:p>
      <text:p text:style-name="P14"><text:soft-page-break/><text:s text:c="4"/>for(i = 1; i &lt;= 7; ++i)</text:p>
      <text:p text:style-name="P14"><text:s text:c="4"/>{</text:p>
      <text:p text:style-name="P14"><text:s text:c="8"/>list_push_back(&amp;t_l, i);</text:p>
      <text:p text:style-name="P14"><text:s text:c="4"/>}</text:p>
      <text:p text:style-name="P14"><text:s text:c="4"/>for(i = 1; i &lt;=8; ++i)</text:p>
      <text:p text:style-name="P14"><text:s text:c="4"/>{</text:p>
      <text:p text:style-name="P14"><text:s text:c="8"/>list_push_back(&amp;t_l, i);</text:p>
      <text:p text:style-name="P14"><text:s text:c="4"/>}</text:p>
      <text:p text:style-name="P14"><text:s text:c="4"/>algo_for_each(list_begin(&amp;t_l), list_end(&amp;t_l), _print);</text:p>
      <text:p text:style-name="P14"><text:s text:c="4"/>printf("\n");</text:p>
      <text:p text:style-name="P14"/>
      <text:p text:style-name="P14"><text:s text:c="4"/>t_pos = algo_find(list_begin(&amp;t_l), list_end(&amp;t_l), 7);</text:p>
      <text:p text:style-name="P14"><text:s text:c="4"/>iterator_next(&amp;t_pos);</text:p>
      <text:p text:style-name="P14"><text:s text:c="4"/>algo_inplace_merge(list_begin(&amp;t_l), t_pos, list_end(&amp;t_l));</text:p>
      <text:p text:style-name="P14"><text:s text:c="4"/>algo_for_each(list_begin(&amp;t_l), list_end(&amp;t_l), _print);</text:p>
      <text:p text:style-name="P14"><text:s text:c="4"/>printf("\n");</text:p>
      <text:p text:style-name="P14"/>
      <text:p text:style-name="P14"><text:s text:c="4"/>list_destroy(&amp;t_l);</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1 2 3 4 5 6 7 1 2 3 4 5 6 7 8 </text:p>
      <text:p text:style-name="P14">1 1 2 2 3 3 4 4 5 5 6 6 7 7 8</text:p>
      <text:list xml:id="list1791896266" text:continue-numbering="true" text:style-name="WW8Num13">
        <text:list-item>
          <text:list>
            <text:list-item>
              <text:list>
                <text:list-item>
                  <text:h text:style-name="P220" text:outline-level="3">与集合有关的算法</text:h>
                </text:list-item>
              </text:list>
            </text:list-item>
          </text:list>
        </text:list-item>
      </text:list>
      <text:p text:style-name="Standard"><text:span text:style-name="T11"><text:tab/></text:span><text:span text:style-name="T9">libcstl</text:span><text:span text:style-name="T6">提供了一些与集合有关的算法,包括判断子集,求并集,求交集,求差集,求对称差集.</text:span></text:p>
      <text:p text:style-name="Standard"><text:span text:style-name="T6"><text:tab/></text:span><text:span text:style-name="T8">判断是否为子集:</text:span><text:span text:style-name="T11"> algo_includes(),algo_includes_if()</text:span></text:p>
      <text:p text:style-name="Standard"><text:span text:style-name="T11"><text:tab/></text:span><text:span text:style-name="T6">判断第二个数据区间中的数据是否全部包含于第一个数据区间中,同时要求两个数据区间内的数据必须是有序的.下面是使用这两个算法的例子:</text:span></text:p>
      <text:p text:style-name="P14">#include &lt;stdio.h&gt;</text:p>
      <text:p text:style-name="P14">#include &lt;cstl/clist.h&gt;</text:p>
      <text:p text:style-name="P14">#include &lt;cstl/cvector.h&gt;</text:p>
      <text:p text:style-name="P14">#include &lt;cstl/calgorithm.h&gt;</text:p>
      <text:p text:style-name="P14"/>
      <text:p text:style-name="P14">static void _print(const void* cpv_input, void* pv_output);</text:p>
      <text:p text:style-name="P14"/>
      <text:p text:style-name="P14"><text:soft-page-break/>int main(int argc, char* argv[])</text:p>
      <text:p text:style-name="P14">{</text:p>
      <text:p text:style-name="P14"><text:s text:c="4"/>list_t t_l = create_list(int);</text:p>
      <text:p text:style-name="P14"><text:s text:c="4"/>vector_t t_v = create_vector(int);</text:p>
      <text:p text:style-name="P14"><text:s text:c="4"/>int i = 0;</text:p>
      <text:p text:style-name="P14"/>
      <text:p text:style-name="P14"><text:s text:c="4"/>list_init(&amp;t_l);</text:p>
      <text:p text:style-name="P14"><text:s text:c="4"/>for(i = 0; i &lt; 10; ++i)</text:p>
      <text:p text:style-name="P14"><text:s text:c="4"/>{</text:p>
      <text:p text:style-name="P14"><text:s text:c="8"/>list_push_back(&amp;t_l, i);</text:p>
      <text:p text:style-name="P14"><text:s text:c="4"/>}</text:p>
      <text:p text:style-name="P14"><text:s text:c="4"/>printf("list: <text:s/>");</text:p>
      <text:p text:style-name="P14"><text:s text:c="4"/>algo_for_each(list_begin(&amp;t_l), list_end(&amp;t_l), _print);</text:p>
      <text:p text:style-name="P14"><text:s text:c="4"/>printf("\n");</text:p>
      <text:p text:style-name="P14"/>
      <text:p text:style-name="P14"><text:s text:c="4"/>vector_init(&amp;t_v);</text:p>
      <text:p text:style-name="P14"><text:s text:c="4"/>vector_push_back(&amp;t_v, 3);</text:p>
      <text:p text:style-name="P14"><text:s text:c="4"/>vector_push_back(&amp;t_v, 4);</text:p>
      <text:p text:style-name="P14"><text:s text:c="4"/>vector_push_back(&amp;t_v, 7);</text:p>
      <text:p text:style-name="P14"><text:s text:c="4"/>printf("vector: ");</text:p>
      <text:p text:style-name="P14"><text:s text:c="4"/>algo_for_each(vector_begin(&amp;t_v), vector_end(&amp;t_v), _print);</text:p>
      <text:p text:style-name="P14"><text:s text:c="4"/>printf("\n");</text:p>
      <text:p text:style-name="P14"/>
      <text:p text:style-name="P14"><text:s text:c="4"/>if(algo_includes(</text:p>
      <text:p text:style-name="P14"><text:s text:c="8"/>list_begin(&amp;t_l), list_end(&amp;t_l), vector_begin(&amp;t_v), vector_end(&amp;t_v)))</text:p>
      <text:p text:style-name="P14"><text:s text:c="4"/>{</text:p>
      <text:p text:style-name="P14"><text:s text:c="8"/>printf("all elements of vector are also in list\n");</text:p>
      <text:p text:style-name="P14"><text:s text:c="4"/>}</text:p>
      <text:p text:style-name="P14"><text:s text:c="4"/>else</text:p>
      <text:p text:style-name="P14"><text:s text:c="4"/>{</text:p>
      <text:p text:style-name="P14"><text:s text:c="8"/>printf("not all elements of vector are also in list\n");</text:p>
      <text:p text:style-name="P14"><text:s text:c="4"/>}</text:p>
      <text:p text:style-name="P14"/>
      <text:p text:style-name="P14"><text:s text:c="4"/>list_destroy(&amp;t_l);</text:p>
      <text:p text:style-name="P14"><text:s text:c="4"/>vector_destroy(&amp;t_v);</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list: <text:s/>0 1 2 3 4 5 6 7 8 9 </text:p>
      <text:p text:style-name="P14"><text:soft-page-break/>vector: 3 4 7 </text:p>
      <text:p text:style-name="P14">all elements of vector are also in list</text:p>
      <text:p text:style-name="P14"/>
      <text:p text:style-name="Standard"><text:span text:style-name="T11"><text:tab/></text:span><text:span text:style-name="T8">求并集: </text:span><text:span text:style-name="T11">algo_set_union(),algo_set_union_if()</text:span></text:p>
      <text:p text:style-name="P14"><text:tab/>求交集: algo_set_intersection(),algo_set_intersection_if()</text:p>
      <text:p text:style-name="P14"><text:tab/>求差集: algo_set_difference(),algo_set_difference_if()</text:p>
      <text:p text:style-name="P14"><text:tab/>求对称差集: algo_set_symmetric_difference(),algo_set_symmetric_difference_if()</text:p>
      <text:p text:style-name="P19">下面是关于这些算法的例子:</text:p>
      <text:p text:style-name="P14">#include &lt;stdio.h&gt;</text:p>
      <text:p text:style-name="P14">#include &lt;cstl/clist.h&gt;</text:p>
      <text:p text:style-name="P14">#include &lt;cstl/cvector.h&gt;</text:p>
      <text:p text:style-name="P14">#include &lt;cstl/cdeque.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list_t t_l = create_list(int);</text:p>
      <text:p text:style-name="P14"><text:s text:c="4"/>vector_t t_v = create_vector(int);</text:p>
      <text:p text:style-name="P14"><text:s text:c="4"/>deque_t t_dq = create_deque(int);</text:p>
      <text:p text:style-name="P14"><text:s text:c="4"/>iterator_t t_pos;</text:p>
      <text:p text:style-name="P14"/>
      <text:p text:style-name="P14"><text:s text:c="4"/>list_init(&amp;t_l);</text:p>
      <text:p text:style-name="P14"><text:s text:c="4"/>list_push_back(&amp;t_l, 1);</text:p>
      <text:p text:style-name="P14"><text:s text:c="4"/>list_push_back(&amp;t_l, 2);</text:p>
      <text:p text:style-name="P14"><text:s text:c="4"/>list_push_back(&amp;t_l, 2);</text:p>
      <text:p text:style-name="P14"><text:s text:c="4"/>list_push_back(&amp;t_l, 4);</text:p>
      <text:p text:style-name="P14"><text:s text:c="4"/>list_push_back(&amp;t_l, 6);</text:p>
      <text:p text:style-name="P14"><text:s text:c="4"/>list_push_back(&amp;t_l, 7);</text:p>
      <text:p text:style-name="P14"><text:s text:c="4"/>list_push_back(&amp;t_l, 7);</text:p>
      <text:p text:style-name="P14"><text:s text:c="4"/>list_push_back(&amp;t_l, 9);</text:p>
      <text:p text:style-name="P14"><text:s text:c="4"/>vector_init(&amp;t_v);</text:p>
      <text:p text:style-name="P14"><text:s text:c="4"/>vector_push_back(&amp;t_v, 2);</text:p>
      <text:p text:style-name="P14"><text:s text:c="4"/>vector_push_back(&amp;t_v, 2);</text:p>
      <text:p text:style-name="P14"><text:s text:c="4"/>vector_push_back(&amp;t_v, 2);</text:p>
      <text:p text:style-name="P14"><text:s text:c="4"/>vector_push_back(&amp;t_v, 3);</text:p>
      <text:p text:style-name="P14"><text:s text:c="4"/>vector_push_back(&amp;t_v, 6);</text:p>
      <text:p text:style-name="P14"><text:s text:c="4"/>vector_push_back(&amp;t_v, 6);</text:p>
      <text:p text:style-name="P14"><text:s text:c="4"/>vector_push_back(&amp;t_v, 8);</text:p>
      <text:p text:style-name="P14"><text:s text:c="4"/>vector_push_back(&amp;t_v, 9);</text:p>
      <text:p text:style-name="P14"><text:s text:c="4"/>deque_init_n(&amp;t_dq, list_size(&amp;t_l) + vector_size(&amp;t_v));</text:p>
      <text:p text:style-name="P14"/>
      <text:p text:style-name="P14"><text:s text:c="4"/>printf("list: <text:s text:c="17"/>");</text:p>
      <text:p text:style-name="P14"><text:soft-page-break/><text:s text:c="4"/>algo_for_each(list_begin(&amp;t_l), list_end(&amp;t_l), _print);</text:p>
      <text:p text:style-name="P14"><text:s text:c="4"/>printf("\n");</text:p>
      <text:p text:style-name="P14"><text:s text:c="4"/>printf("vector: <text:s text:c="15"/>");</text:p>
      <text:p text:style-name="P14"><text:s text:c="4"/>algo_for_each(vector_begin(&amp;t_v), vector_end(&amp;t_v), _print);</text:p>
      <text:p text:style-name="P14"><text:s text:c="4"/>printf("\n");</text:p>
      <text:p text:style-name="P14"/>
      <text:p text:style-name="P14"><text:s text:c="4"/>t_pos = algo_merge(</text:p>
      <text:p text:style-name="P14"><text:s text:c="8"/>list_begin(&amp;t_l), list_end(&amp;t_l),</text:p>
      <text:p text:style-name="P14"><text:s text:c="8"/>vector_begin(&amp;t_v), vector_end(&amp;t_v),</text:p>
      <text:p text:style-name="P14"><text:s text:c="8"/>deque_begin(&amp;t_dq));</text:p>
      <text:p text:style-name="P14"><text:s text:c="4"/>printf("merge: <text:s text:c="16"/>");</text:p>
      <text:p text:style-name="P14"><text:s text:c="4"/>algo_for_each(deque_begin(&amp;t_dq), t_pos, _print);</text:p>
      <text:p text:style-name="P14"><text:s text:c="4"/>printf("\n");</text:p>
      <text:p text:style-name="P14"/>
      <text:p text:style-name="P14"><text:s text:c="4"/>t_pos = algo_set_union(</text:p>
      <text:p text:style-name="P14"><text:s text:c="8"/>list_begin(&amp;t_l), list_end(&amp;t_l),</text:p>
      <text:p text:style-name="P14"><text:s text:c="8"/>vector_begin(&amp;t_v), vector_end(&amp;t_v),</text:p>
      <text:p text:style-name="P14"><text:s text:c="8"/>deque_begin(&amp;t_dq));</text:p>
      <text:p text:style-name="P14"><text:s text:c="4"/>printf("union: <text:s text:c="16"/>");</text:p>
      <text:p text:style-name="P14"><text:s text:c="4"/>algo_for_each(deque_begin(&amp;t_dq), t_pos, _print);</text:p>
      <text:p text:style-name="P14"><text:s text:c="4"/>printf("\n");</text:p>
      <text:p text:style-name="P14"/>
      <text:p text:style-name="P14"><text:s text:c="4"/>t_pos = algo_set_intersection(</text:p>
      <text:p text:style-name="P14"><text:s text:c="8"/>list_begin(&amp;t_l), list_end(&amp;t_l),</text:p>
      <text:p text:style-name="P14"><text:s text:c="8"/>vector_begin(&amp;t_v), vector_end(&amp;t_v),</text:p>
      <text:p text:style-name="P14"><text:s text:c="8"/>deque_begin(&amp;t_dq));</text:p>
      <text:p text:style-name="P14"><text:s text:c="4"/>printf("intersection: <text:s text:c="9"/>");</text:p>
      <text:p text:style-name="P14"><text:s text:c="4"/>algo_for_each(deque_begin(&amp;t_dq), t_pos, _print);</text:p>
      <text:p text:style-name="P14"><text:s text:c="4"/>printf("\n");</text:p>
      <text:p text:style-name="P14"/>
      <text:p text:style-name="P14"><text:s text:c="4"/>t_pos = algo_set_difference(</text:p>
      <text:p text:style-name="P14"><text:s text:c="8"/>list_begin(&amp;t_l), list_end(&amp;t_l),</text:p>
      <text:p text:style-name="P14"><text:s text:c="8"/>vector_begin(&amp;t_v), vector_end(&amp;t_v),</text:p>
      <text:p text:style-name="P14"><text:s text:c="8"/>deque_begin(&amp;t_dq));</text:p>
      <text:p text:style-name="P14"><text:s text:c="4"/>printf("difference: <text:s text:c="11"/>");</text:p>
      <text:p text:style-name="P14"><text:s text:c="4"/>algo_for_each(deque_begin(&amp;t_dq), t_pos, _print);</text:p>
      <text:p text:style-name="P14"><text:s text:c="4"/>printf("\n");</text:p>
      <text:p text:style-name="P14"/>
      <text:p text:style-name="P14"><text:s text:c="4"/>t_pos = algo_set_symmetric_difference(</text:p>
      <text:p text:style-name="P14"><text:s text:c="8"/>list_begin(&amp;t_l), list_end(&amp;t_l),</text:p>
      <text:p text:style-name="P14"><text:s text:c="8"/>vector_begin(&amp;t_v), vector_end(&amp;t_v),</text:p>
      <text:p text:style-name="P14"><text:s text:c="8"/>deque_begin(&amp;t_dq));</text:p>
      <text:p text:style-name="P14"><text:s text:c="4"/>printf("symmetric difference: <text:s/>");</text:p>
      <text:p text:style-name="P14"><text:s text:c="4"/>algo_for_each(deque_begin(&amp;t_dq), t_pos, _print);</text:p>
      <text:p text:style-name="P14"><text:soft-page-break/><text:s text:c="4"/>printf("\n");</text:p>
      <text:p text:style-name="P14"/>
      <text:p text:style-name="P14"><text:s text:c="4"/>list_destroy(&amp;t_l);</text:p>
      <text:p text:style-name="P14"><text:s text:c="4"/>vector_destroy(&amp;t_v);</text:p>
      <text:p text:style-name="P14"><text:s text:c="4"/>deque_destroy(&amp;t_dq);</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list: <text:s text:c="17"/>1 2 2 4 6 7 7 9 </text:p>
      <text:p text:style-name="P14">vector: <text:s text:c="15"/>2 2 2 3 6 6 8 9 </text:p>
      <text:p text:style-name="P14">merge: <text:s text:c="16"/>1 2 2 2 2 2 3 4 6 6 6 7 7 8 9 9 </text:p>
      <text:p text:style-name="P14">union: <text:s text:c="16"/>1 2 2 2 3 4 6 6 7 7 8 9 </text:p>
      <text:p text:style-name="P14">intersection: <text:s text:c="9"/>2 2 6 9 </text:p>
      <text:p text:style-name="P14">difference: <text:s text:c="11"/>1 4 7 7 </text:p>
      <text:p text:style-name="P14">symmetric difference: <text:s/>1 2 3 4 6 7 7 8</text:p>
      <text:p text:style-name="P7">从结果中可以看出,集合的并集并不是简单的合并,而是去掉了相同的数据.</text:p>
      <text:list xml:id="list1776233602" text:continue-numbering="true" text:style-name="WW8Num13">
        <text:list-item>
          <text:list>
            <text:list-item>
              <text:list>
                <text:list-item>
                  <text:h text:style-name="P220" text:outline-level="3">堆算法</text:h>
                </text:list-item>
              </text:list>
            </text:list-item>
          </text:list>
        </text:list-item>
      </text:list>
      <text:p text:style-name="P60">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60"><text:span text:style-name="T14">libcstl</text:span>中的优先队列也是使用堆算法来实现的.<text:span text:style-name="T14">libcstl</text:span>提供下面5个堆算法:</text:p>
      <text:p text:style-name="P59"><text:span text:style-name="T8">向堆中插入数据:</text:span><text:span text:style-name="T11">algo_push_heap(),algo_push_heap_if().</text:span></text:p>
      <text:p text:style-name="P59"><text:span text:style-name="T8">从堆中弹出数据:</text:span><text:span text:style-name="T11"> algo_pop_heap(),algo_pop_heap_if().</text:span></text:p>
      <text:p text:style-name="P59"><text:span text:style-name="T8">将数据区间转换成一个堆:</text:span><text:span text:style-name="T11"> algo_make_heap(),algo_make_heap_if()</text:span></text:p>
      <text:p text:style-name="P59"><text:span text:style-name="T8">堆排序:</text:span><text:span text:style-name="T11"> algo_sort_heap(),algo_sort_heap_if().</text:span></text:p>
      <text:p text:style-name="P59"><text:span text:style-name="T8">判断一个数据区间是不是堆:</text:span><text:span text:style-name="T11"> algo_is_heap(),algo_is_heap_if()</text:span></text:p>
      <text:p text:style-name="P7">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
      <text:p text:style-name="P14"><text:soft-page-break/>int main(int argc, char* argv[])</text:p>
      <text:p text:style-name="P14">{</text:p>
      <text:p text:style-name="P14"><text:s text:c="4"/>vector_t t_v = create_vector(int);</text:p>
      <text:p text:style-name="P14"><text:s text:c="4"/>int i = 0;</text:p>
      <text:p text:style-name="P14"/>
      <text:p text:style-name="P14"><text:s text:c="4"/>vector_init(&amp;t_v);</text:p>
      <text:p text:style-name="P14"><text:s text:c="4"/>for(i = 3; i &lt;= 7; ++i)</text:p>
      <text:p text:style-name="P14"><text:s text:c="4"/>{</text:p>
      <text:p text:style-name="P14"><text:s text:c="8"/>vector_push_back(&amp;t_v, i);</text:p>
      <text:p text:style-name="P14"><text:s text:c="4"/>}</text:p>
      <text:p text:style-name="P14"><text:s text:c="4"/>for(i = 5; i &lt;= 9; ++i)</text:p>
      <text:p text:style-name="P14"><text:s text:c="4"/>{</text:p>
      <text:p text:style-name="P14"><text:s text:c="8"/>vector_push_back(&amp;t_v, i);</text:p>
      <text:p text:style-name="P14"><text:s text:c="4"/>}</text:p>
      <text:p text:style-name="P14"><text:s text:c="4"/>for(i = 1; i &lt;= 4; ++i)</text:p>
      <text:p text:style-name="P14"><text:s text:c="4"/>{</text:p>
      <text:p text:style-name="P14"><text:s text:c="8"/>vector_push_back(&amp;t_v, i);</text:p>
      <text:p text:style-name="P14"><text:s text:c="4"/>}</text:p>
      <text:p text:style-name="P14"><text:s text:c="4"/>printf("on entry: <text:s text:c="14"/>");</text:p>
      <text:p text:style-name="P14"><text:s text:c="4"/>algo_for_each(vector_begin(&amp;t_v), vector_end(&amp;t_v), _print);</text:p>
      <text:p text:style-name="P14"><text:s text:c="4"/>printf("\n");</text:p>
      <text:p text:style-name="P14"/>
      <text:p text:style-name="P14"><text:s text:c="4"/>algo_make_heap(vector_begin(&amp;t_v), vector_end(&amp;t_v));</text:p>
      <text:p text:style-name="P14"><text:s text:c="4"/>printf("after algo_make_heap(): ");</text:p>
      <text:p text:style-name="P14"><text:s text:c="4"/>algo_for_each(vector_begin(&amp;t_v), vector_end(&amp;t_v), _print);</text:p>
      <text:p text:style-name="P14"><text:s text:c="4"/>printf("\n");</text:p>
      <text:p text:style-name="P14"/>
      <text:p text:style-name="P14"><text:s text:c="4"/>algo_pop_heap(vector_begin(&amp;t_v), vector_end(&amp;t_v));</text:p>
      <text:p text:style-name="P14"><text:s text:c="4"/>vector_pop_back(&amp;t_v);</text:p>
      <text:p text:style-name="P14"><text:s text:c="4"/>printf("after algo_pop_heap(): <text:s/>");</text:p>
      <text:p text:style-name="P14"><text:s text:c="4"/>algo_for_each(vector_begin(&amp;t_v), vector_end(&amp;t_v), _print);</text:p>
      <text:p text:style-name="P14"><text:s text:c="4"/>printf("\n");</text:p>
      <text:p text:style-name="P14"/>
      <text:p text:style-name="P14"><text:s text:c="4"/>vector_push_back(&amp;t_v, 17);</text:p>
      <text:p text:style-name="P14"><text:s text:c="4"/>algo_push_heap(vector_begin(&amp;t_v), vector_end(&amp;t_v));</text:p>
      <text:p text:style-name="P14"><text:s text:c="4"/>printf("after algo_push_heap(): ");</text:p>
      <text:p text:style-name="P14"><text:s text:c="4"/>algo_for_each(vector_begin(&amp;t_v), vector_end(&amp;t_v), _print);</text:p>
      <text:p text:style-name="P14"><text:s text:c="4"/>printf("\n");</text:p>
      <text:p text:style-name="P14"/>
      <text:p text:style-name="P14"><text:s text:c="4"/>algo_sort_heap(vector_begin(&amp;t_v), vector_end(&amp;t_v));</text:p>
      <text:p text:style-name="P14"><text:s text:c="4"/>printf("after algo_sort_heap(): ");</text:p>
      <text:p text:style-name="P14"><text:s text:c="4"/>algo_for_each(vector_begin(&amp;t_v), vector_end(&amp;t_v), _print);</text:p>
      <text:p text:style-name="P14"><text:s text:c="4"/>printf("\n");</text:p>
      <text:p text:style-name="P14"/>
      <text:p text:style-name="P14"><text:soft-page-break/><text:s text:c="4"/>vector_destroy(&amp;t_v);</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on entry: <text:s text:c="16"/>3 4 5 6 7 5 6 7 8 9 1 2 3 4 </text:p>
      <text:p text:style-name="P14">after algo_make_heap(): 9 8 6 7 7 5 5 3 6 4 1 2 3 4 </text:p>
      <text:p text:style-name="P14">after algo_pop_heap(): <text:s/>8 7 6 7 4 5 5 3 6 4 1 2 3 </text:p>
      <text:p text:style-name="P14">after algo_push_heap(): 17 7 8 7 4 5 6 3 6 4 1 2 3 5 </text:p>
      <text:p text:style-name="P14">after algo_sort_heap(): 1 2 3 3 4 4 5 5 6 6 7 7 8 17</text:p>
      <text:p text:style-name="P7"><text:tab/>在使用算法algo_make_heap()后,数据区间中的数据排序: 9 8 6 7 7 5 5 3 6 4 1 2 3 4 将这些数据转换成二叉树就可以看出每一个数据都小于等于它父节点的数据:</text:p>
      <text:p text:style-name="P17"><draw:g text:anchor-type="as-char" svg:y="0cm" draw:z-index="17" draw:style-name="gr1"><draw:rect draw:style-name="gr2" draw:text-style-name="P224" svg:width="17.781cm" svg:height="7.43cm" svg:x="0cm" svg:y="0cm"><text:p/></draw:rect><draw:frame draw:style-name="gr8" draw:text-style-name="P228" svg:width="1.588cm" svg:height="0.826cm" svg:x="8.573cm" svg:y="0.55cm"><draw:text-box><text:p text:style-name="P228"><text:span text:style-name="T78">9</text:span></text:p></draw:text-box></draw:frame><draw:frame draw:style-name="gr8" draw:text-style-name="P228" svg:width="1.588cm" svg:height="0.826cm" svg:x="4.445cm" svg:y="2.201cm"><draw:text-box><text:p text:style-name="P228"><text:span text:style-name="T78">8</text:span></text:p></draw:text-box></draw:frame><draw:frame draw:style-name="gr8" draw:text-style-name="P228" svg:width="1.59cm" svg:height="0.826cm" svg:x="13.016cm" svg:y="2.201cm"><draw:text-box><text:p text:style-name="P228"><text:span text:style-name="T78">6</text:span></text:p></draw:text-box></draw:frame><draw:frame draw:style-name="gr8" draw:text-style-name="P228" svg:width="1.59cm" svg:height="0.826cm" svg:x="1.901cm" svg:y="3.852cm"><draw:text-box><text:p text:style-name="P228"><text:span text:style-name="T78">7</text:span></text:p></draw:text-box></draw:frame><draw:frame draw:style-name="gr8" draw:text-style-name="P228" svg:width="1.588cm" svg:height="0.826cm" svg:x="6.668cm" svg:y="3.852cm"><draw:text-box><text:p text:style-name="P228"><text:span text:style-name="T78">7</text:span></text:p></draw:text-box></draw:frame><draw:frame draw:style-name="gr8" draw:text-style-name="P228" svg:width="1.592cm" svg:height="0.826cm" svg:x="10.795cm" svg:y="3.852cm"><draw:text-box><text:p text:style-name="P228"><text:span text:style-name="T78">5</text:span></text:p></draw:text-box></draw:frame><draw:frame draw:style-name="gr8" draw:text-style-name="P228" svg:width="1.59cm" svg:height="0.826cm" svg:x="15.236cm" svg:y="3.852cm"><draw:text-box><text:p text:style-name="P228"><text:span text:style-name="T78">5</text:span></text:p></draw:text-box></draw:frame><draw:frame draw:style-name="gr8" draw:text-style-name="P228" svg:width="1.588cm" svg:height="0.821cm" svg:x="0.635cm" svg:y="5.779cm"><draw:text-box><text:p text:style-name="P228"><text:span text:style-name="T78">3</text:span></text:p></draw:text-box></draw:frame><draw:frame draw:style-name="gr8" draw:text-style-name="P228" svg:width="1.59cm" svg:height="0.819cm" svg:x="3.173cm" svg:y="5.78cm"><draw:text-box><text:p text:style-name="P228"><text:span text:style-name="T78">6</text:span></text:p></draw:text-box></draw:frame><draw:frame draw:style-name="gr8" draw:text-style-name="P228" svg:width="1.59cm" svg:height="0.821cm" svg:x="5.396cm" svg:y="5.779cm"><draw:text-box><text:p text:style-name="P228"><text:span text:style-name="T78">4</text:span></text:p></draw:text-box></draw:frame><draw:frame draw:style-name="gr8" draw:text-style-name="P228" svg:width="1.592cm" svg:height="0.819cm" svg:x="7.62cm" svg:y="5.78cm"><draw:text-box><text:p text:style-name="P228"><text:span text:style-name="T78">1</text:span></text:p></draw:text-box></draw:frame><draw:frame draw:style-name="gr8" draw:text-style-name="P228" svg:width="1.594cm" svg:height="0.819cm" svg:x="9.841cm" svg:y="5.78cm"><draw:text-box><text:p text:style-name="P228"><text:span text:style-name="T78">2</text:span></text:p></draw:text-box></draw:frame><draw:frame draw:style-name="gr8" draw:text-style-name="P228" svg:width="1.592cm" svg:height="0.819cm" svg:x="12.065cm" svg:y="5.78cm"><draw:text-box><text:p text:style-name="P228"><text:span text:style-name="T78">3</text:span></text:p></draw:text-box></draw:frame><draw:frame draw:style-name="gr8" draw:text-style-name="P228" svg:width="1.592cm" svg:height="0.817cm" svg:x="14.288cm" svg:y="5.779cm"><draw:text-box><text:p text:style-name="P228"><text:span text:style-name="T78">4</text:span></text:p></draw:text-box></draw:frame><draw:line draw:style-name="gr10" draw:text-style-name="P224" svg:x1="8.89cm" svg:y1="1.376cm" svg:x2="5.08cm" svg:y2="2.202cm"><text:p/></draw:line><draw:line draw:style-name="gr10" draw:text-style-name="P224" svg:x1="9.843cm" svg:y1="1.376cm" svg:x2="13.971cm" svg:y2="2.202cm"><text:p/></draw:line><draw:line draw:style-name="gr10" draw:text-style-name="P224" svg:x1="4.763cm" svg:y1="3.027cm" svg:x2="2.54cm" svg:y2="3.853cm"><text:p/></draw:line><draw:line draw:style-name="gr10" draw:text-style-name="P224" svg:x1="5.715cm" svg:y1="3.027cm" svg:x2="7.62cm" svg:y2="3.853cm"><text:p/></draw:line><draw:line draw:style-name="gr10" draw:text-style-name="P224" svg:x1="2.223cm" svg:y1="4.678cm" svg:x2="1.27cm" svg:y2="5.779cm"><text:p/></draw:line><draw:line draw:style-name="gr10" draw:text-style-name="P224" svg:x1="3.175cm" svg:y1="4.678cm" svg:x2="4.128cm" svg:y2="5.779cm"><text:p/></draw:line><draw:line draw:style-name="gr10" draw:text-style-name="P224" svg:x1="6.986cm" svg:y1="4.678cm" svg:x2="6.033cm" svg:y2="5.779cm"><text:p/></draw:line><draw:line draw:style-name="gr10" draw:text-style-name="P224" svg:x1="7.938cm" svg:y1="4.678cm" svg:x2="8.573cm" svg:y2="5.779cm"><text:p/></draw:line><draw:line draw:style-name="gr10" draw:text-style-name="P224" svg:x1="13.335cm" svg:y1="3.027cm" svg:x2="11.43cm" svg:y2="3.853cm"><text:p/></draw:line><draw:line draw:style-name="gr10" draw:text-style-name="P224" svg:x1="14.288cm" svg:y1="3.027cm" svg:x2="16.193cm" svg:y2="3.853cm"><text:p/></draw:line><draw:line draw:style-name="gr10" draw:text-style-name="P224" svg:x1="11.113cm" svg:y1="4.678cm" svg:x2="10.478cm" svg:y2="5.779cm"><text:p/></draw:line><draw:line draw:style-name="gr10" draw:text-style-name="P224" svg:x1="12.065cm" svg:y1="4.678cm" svg:x2="12.7cm" svg:y2="5.779cm"><text:p/></draw:line><draw:line draw:style-name="gr10" draw:text-style-name="P224" svg:x1="15.558cm" svg:y1="4.678cm" svg:x2="14.923cm" svg:y2="5.779cm"><text:p/></draw:line></draw:g></text:p>
      <text:list xml:id="list1144162409" text:continue-numbering="true" text:style-name="WW8Num13">
        <text:list-item>
          <text:list>
            <text:list-item>
              <text:list>
                <text:list-item>
                  <text:h text:style-name="P220" text:outline-level="3">最大数据和最小数据</text:h>
                </text:list-item>
              </text:list>
            </text:list-item>
          </text:list>
        </text:list-item>
      </text:list>
      <text:p text:style-name="P63">最大数据和最小数据算法是在两个数据中或者一个数据区间中查找最大或者最小数据.包括如下算法:</text:p>
      <text:p text:style-name="P62">获得两个数据中的最小数据:algo_min(),algo_min_if().</text:p>
      <text:p text:style-name="P62">获得两个数据中的最大数据:algo_max(),algo_max_if().</text:p>
      <text:p text:style-name="P62">获得数据区间中的最小数据:algo_min_element(),algo_min_element_if().</text:p>
      <text:p text:style-name="P62">获得数据区间中的最大数据:algo_max_element(),algo_max_element_if().</text:p>
      <text:p text:style-name="P7">下面是有关算法的例子:</text:p>
      <text:p text:style-name="P14">#include &lt;stdio.h&gt;</text:p>
      <text:p text:style-name="P14">#include &lt;stdlib.h&gt;</text:p>
      <text:p text:style-name="P14">#include &lt;cstl/cvector.h&gt;</text:p>
      <text:p text:style-name="P14"><text:soft-page-break/>#include &lt;cstl/clist.h&gt;</text:p>
      <text:p text:style-name="P14">#include &lt;cstl/calgorithm.h&gt;</text:p>
      <text:p text:style-name="P14"/>
      <text:p text:style-name="P14">static void _print(const void* cpv_input, void* pv_output);</text:p>
      <text:p text:style-name="P14">static void _absless(const void* cpv_first, const void* cpv_second,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int i = 0;</text:p>
      <text:p text:style-name="P14"><text:s text:c="4"/>iterator_t t_min, t_max;</text:p>
      <text:p text:style-name="P14"/>
      <text:p text:style-name="P14"><text:s text:c="4"/>vector_init(&amp;t_v);</text:p>
      <text:p text:style-name="P14"><text:s text:c="4"/>list_init(&amp;t_l);</text:p>
      <text:p text:style-name="P14"><text:s text:c="4"/>for(i = -2; i &lt;= 7; ++i)</text:p>
      <text:p text:style-name="P14"><text:s text:c="4"/>{</text:p>
      <text:p text:style-name="P14"><text:s text:c="8"/>vector_push_back(&amp;t_v, i);</text:p>
      <text:p text:style-name="P14"><text:s text:c="4"/>}</text:p>
      <text:p text:style-name="P14"><text:s text:c="4"/>for(i = 0; i &gt;= -9; --i)</text:p>
      <text:p text:style-name="P14"><text:s text:c="4"/>{</text:p>
      <text:p text:style-name="P14"><text:s text:c="8"/>list_push_back(&amp;t_l, i);</text:p>
      <text:p text:style-name="P14"><text:s text:c="4"/>}</text:p>
      <text:p text:style-name="P14"><text:s text:c="4"/>printf("vector: ");</text:p>
      <text:p text:style-name="P14"><text:s text:c="4"/>algo_for_each(vector_begin(&amp;t_v), vector_end(&amp;t_v), _print);</text:p>
      <text:p text:style-name="P14"><text:s text:c="4"/>printf("\n");</text:p>
      <text:p text:style-name="P14"/>
      <text:p text:style-name="P14"><text:s text:c="4"/>printf("list: <text:s text:c="2"/>");</text:p>
      <text:p text:style-name="P14"><text:s text:c="4"/>algo_for_each(list_begin(&amp;t_l), list_end(&amp;t_l), _print);</text:p>
      <text:p text:style-name="P14"><text:s text:c="4"/>printf("\n");</text:p>
      <text:p text:style-name="P14"/>
      <text:p text:style-name="P14"><text:s text:c="4"/>t_min = algo_min(vector_begin(&amp;t_v), list_begin(&amp;t_l));</text:p>
      <text:p text:style-name="P14"><text:s text:c="4"/>printf("minmum between two first: %d\n", *(int*)iterator_get_pointer(&amp;t_min));</text:p>
      <text:p text:style-name="P14"><text:s text:c="4"/>t_max = algo_max(vector_begin(&amp;t_v), list_begin(&amp;t_l));</text:p>
      <text:p text:style-name="P14"><text:s text:c="4"/>printf("maxmum between two first: %d\n", *(int*)iterator_get_pointer(&amp;t_max));</text:p>
      <text:p text:style-name="P14"/>
      <text:p text:style-name="P14"><text:s text:c="4"/>t_min = algo_min_if(vector_begin(&amp;t_v), list_begin(&amp;t_l), _absless);</text:p>
      <text:p text:style-name="P14"><text:s text:c="4"/>printf("minmum of absolute value between two first: %d\n",</text:p>
      <text:p text:style-name="P14"><text:s text:c="8"/>*(int*)iterator_get_pointer(&amp;t_min));</text:p>
      <text:p text:style-name="P14"><text:s text:c="4"/>t_max = algo_max_if(vector_begin(&amp;t_v), list_begin(&amp;t_l), _absless);</text:p>
      <text:p text:style-name="P14"><text:s text:c="4"/>printf("maxmum of absolute value between two first: %d\n",</text:p>
      <text:p text:style-name="P14"><text:s text:c="8"/>*(int*)iterator_get_pointer(&amp;t_max));</text:p>
      <text:p text:style-name="P14"/>
      <text:p text:style-name="P14"><text:s text:c="4"/>t_min = algo_min_element(vector_begin(&amp;t_v), vector_end(&amp;t_v));</text:p>
      <text:p text:style-name="P14"><text:soft-page-break/><text:s text:c="4"/>printf("minmum in vector: %d\n",</text:p>
      <text:p text:style-name="P14"><text:s text:c="8"/>*(int*)iterator_get_pointer(&amp;t_min));</text:p>
      <text:p text:style-name="P14"><text:s text:c="4"/>t_max = algo_max_element(vector_begin(&amp;t_v), vector_end(&amp;t_v));</text:p>
      <text:p text:style-name="P14"><text:s text:c="4"/>printf("maxmum in vector: %d\n",</text:p>
      <text:p text:style-name="P14"><text:s text:c="8"/>*(int*)iterator_get_pointer(&amp;t_max));</text:p>
      <text:p text:style-name="P14"/>
      <text:p text:style-name="P14"><text:s text:c="4"/>t_min = algo_min_element(list_begin(&amp;t_l), list_end(&amp;t_l));</text:p>
      <text:p text:style-name="P14"><text:s text:c="4"/>printf("minmum in list: %d\n",</text:p>
      <text:p text:style-name="P14"><text:s text:c="8"/>*(int*)iterator_get_pointer(&amp;t_min));</text:p>
      <text:p text:style-name="P14"><text:s text:c="4"/>t_max = algo_max_element(list_begin(&amp;t_l), list_end(&amp;t_l));</text:p>
      <text:p text:style-name="P14"><text:s text:c="4"/>printf("maxmum in list: %d\n",</text:p>
      <text:p text:style-name="P14"><text:s text:c="8"/>*(int*)iterator_get_pointer(&amp;t_max));</text:p>
      <text:p text:style-name="P14"/>
      <text:p text:style-name="P14"><text:s text:c="4"/>t_min = algo_min_element_if(vector_begin(&amp;t_v), vector_end(&amp;t_v), _absless);</text:p>
      <text:p text:style-name="P14"><text:s text:c="4"/>printf("minmum of absolute value in vector: %d\n",</text:p>
      <text:p text:style-name="P14"><text:s text:c="8"/>*(int*)iterator_get_pointer(&amp;t_min));</text:p>
      <text:p text:style-name="P14"><text:s text:c="4"/>t_max = algo_max_element_if(vector_begin(&amp;t_v), vector_end(&amp;t_v), _absless);</text:p>
      <text:p text:style-name="P14"><text:s text:c="4"/>printf("maxmum of absolute value in vector: %d\n",</text:p>
      <text:p text:style-name="P14"><text:s text:c="8"/>*(int*)iterator_get_pointer(&amp;t_max));</text:p>
      <text:p text:style-name="P14"/>
      <text:p text:style-name="P14"><text:s text:c="4"/>t_min = algo_min_element_if(list_begin(&amp;t_l), list_end(&amp;t_l), _absless);</text:p>
      <text:p text:style-name="P14"><text:s text:c="4"/>printf("minmum of absolute value in list: %d\n",</text:p>
      <text:p text:style-name="P14"><text:s text:c="8"/>*(int*)iterator_get_pointer(&amp;t_min));</text:p>
      <text:p text:style-name="P14"><text:s text:c="4"/>t_max = algo_max_element_if(list_begin(&amp;t_l), list_end(&amp;t_l), _absless);</text:p>
      <text:p text:style-name="P14"><text:s text:c="4"/>printf("maxmum of absolute value in list: %d\n",</text:p>
      <text:p text:style-name="P14"><text:s text:c="8"/>*(int*)iterator_get_pointer(&amp;t_max));</text:p>
      <text:p text:style-name="P14"/>
      <text:p text:style-name="P14"><text:s text:c="4"/>vector_destroy(&amp;t_v);</text:p>
      <text:p text:style-name="P14"><text:s text:c="4"/>list_destroy(&amp;t_l);</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14">static void _absless(const void* cpv_first, const void* cpv_second, void* pv_output)</text:p>
      <text:p text:style-name="P14">{</text:p>
      <text:p text:style-name="P14"><text:s text:c="4"/>if(abs(*(int*)cpv_first) &lt; abs(*(int*)cpv_second))</text:p>
      <text:p text:style-name="P14"><text:s text:c="4"/>{</text:p>
      <text:p text:style-name="P14"><text:s text:c="8"/>*(bool_t*)pv_output = true;</text:p>
      <text:p text:style-name="P14"><text:s text:c="4"/>}</text:p>
      <text:p text:style-name="P14"><text:s text:c="4"/>else</text:p>
      <text:p text:style-name="P14"><text:s text:c="4"/>{</text:p>
      <text:p text:style-name="P14"><text:soft-page-break/><text:s text:c="8"/>*(bool_t*)pv_output = false;</text:p>
      <text:p text:style-name="P14"><text:s text:c="4"/>}</text:p>
      <text:p text:style-name="P14">}</text:p>
      <text:p text:style-name="P7">结果:</text:p>
      <text:p text:style-name="P14">vector: -2 -1 0 1 2 3 4 5 6 7 </text:p>
      <text:p text:style-name="P14">list: <text:s text:c="2"/>0 -1 -2 -3 -4 -5 -6 -7 -8 -9 </text:p>
      <text:p text:style-name="P14">minmum between two first: -2</text:p>
      <text:p text:style-name="P14">maxmum between two first: 0</text:p>
      <text:p text:style-name="P14">minmum of absolute value between two first: 0</text:p>
      <text:p text:style-name="P14">maxmum of absolute value between two first: -2</text:p>
      <text:p text:style-name="P14">minmum in vector: -2</text:p>
      <text:p text:style-name="P14">maxmum in vector: 7</text:p>
      <text:p text:style-name="P14">minmum in list: -9</text:p>
      <text:p text:style-name="P14">maxmum in list: 0</text:p>
      <text:p text:style-name="P14">minmum of absolute value in vector: 0</text:p>
      <text:p text:style-name="P14">maxmum of absolute value in vector: 7</text:p>
      <text:p text:style-name="P14">minmum of absolute value in list: 0</text:p>
      <text:p text:style-name="P14">maxmum of absolute value in list: -9</text:p>
      <text:list xml:id="list260117172" text:continue-numbering="true" text:style-name="WW8Num13">
        <text:list-item>
          <text:list>
            <text:list-item>
              <text:list>
                <text:list-item>
                  <text:h text:style-name="P220" text:outline-level="3">按词典顺序比较</text:h>
                </text:list-item>
              </text:list>
            </text:list-item>
          </text:list>
        </text:list-item>
      </text:list>
      <text:p text:style-name="P67">按词典顺序比较包含4个算法:</text:p>
      <text:p text:style-name="P14">algo_lexicographical_compare(),algo_lexicographical_compare_if().</text:p>
      <text:p text:style-name="P14">algo_lexicographical_compare_3way(),algo_lexicographical_compare_3way_if().</text:p>
      <text:p text:style-name="Standard"><text:span text:style-name="T11"><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7"><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14">#include &lt;stdio.h&gt;</text:p>
      <text:p text:style-name="P14">#include &lt;cstl/cvector.h&gt;</text:p>
      <text:p text:style-name="P14">#include &lt;cstl/clist.h&gt;</text:p>
      <text:p text:style-name="P14">#include &lt;cstl/calgorithm.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
      <text:p text:style-name="P14"><text:soft-page-break/><text:s text:c="4"/>vector_init(&amp;t_v);</text:p>
      <text:p text:style-name="P14"><text:s text:c="4"/>list_init(&amp;t_l);</text:p>
      <text:p text:style-name="P14"><text:s text:c="4"/>vector_push_back(&amp;t_v, 3);</text:p>
      <text:p text:style-name="P14"><text:s text:c="4"/>vector_push_back(&amp;t_v, 2);</text:p>
      <text:p text:style-name="P14"><text:s text:c="4"/>vector_push_back(&amp;t_v, 8);</text:p>
      <text:p text:style-name="P14"><text:s text:c="4"/>vector_push_back(&amp;t_v, 7);</text:p>
      <text:p text:style-name="P14"/>
      <text:p text:style-name="P14"><text:s text:c="4"/>/* case 1 */</text:p>
      <text:p text:style-name="P14"><text:s text:c="4"/>list_push_back(&amp;t_l, 3);</text:p>
      <text:p text:style-name="P14"><text:s text:c="4"/>list_push_back(&amp;t_l, 3);</text:p>
      <text:p text:style-name="P14"><text:s text:c="4"/>list_push_back(&amp;t_l, 3);</text:p>
      <text:p text:style-name="P14"><text:s text:c="4"/>list_push_back(&amp;t_l, 3);</text:p>
      <text:p text:style-name="P14"><text:s text:c="4"/>printf("vector: ");</text:p>
      <text:p text:style-name="P14"><text:s text:c="4"/>algo_for_each(vector_begin(&amp;t_v), vector_end(&amp;t_v), _print);</text:p>
      <text:p text:style-name="P14"><text:s text:c="4"/>printf("\n");</text:p>
      <text:p text:style-name="P14"><text:s text:c="4"/>printf("list: <text:s text:c="2"/>");</text:p>
      <text:p text:style-name="P14"><text:s text:c="4"/>algo_for_each(list_begin(&amp;t_l), list_end(&amp;t_l), _print);</text:p>
      <text:p text:style-name="P14"><text:s text:c="4"/>printf("\n");</text:p>
      <text:p text:style-name="P14"><text:s text:c="4"/>if(algo_lexicographical_compare(</text:p>
      <text:p text:style-name="P14"><text:s text:c="8"/>vector_begin(&amp;t_v), vector_end(&amp;t_v),</text:p>
      <text:p text:style-name="P14"><text:s text:c="8"/>list_begin(&amp;t_l), list_end(&amp;t_l)))</text:p>
      <text:p text:style-name="P14"><text:s text:c="4"/>{</text:p>
      <text:p text:style-name="P14"><text:s text:c="8"/>printf("algo_lexicographical_compare(): true\n");</text:p>
      <text:p text:style-name="P14"><text:s text:c="4"/>}</text:p>
      <text:p text:style-name="P14"><text:s text:c="4"/>else</text:p>
      <text:p text:style-name="P14"><text:s text:c="4"/>{</text:p>
      <text:p text:style-name="P14"><text:s text:c="8"/>printf("algo_lexicographical_compare(): false\n");</text:p>
      <text:p text:style-name="P14"><text:s text:c="4"/>}</text:p>
      <text:p text:style-name="P14"><text:s text:c="4"/>printf("algo_lexicographical_compare_3way(): %d\n",</text:p>
      <text:p text:style-name="P14"><text:s text:c="8"/>algo_lexicographical_compare_3way(</text:p>
      <text:p text:style-name="P14"><text:s text:c="12"/>vector_begin(&amp;t_v), vector_end(&amp;t_v),</text:p>
      <text:p text:style-name="P14"><text:s text:c="12"/>list_begin(&amp;t_l), list_end(&amp;t_l)));</text:p>
      <text:p text:style-name="P14"><text:s text:c="4"/>/* case 2 */</text:p>
      <text:p text:style-name="P14"><text:s text:c="4"/>list_clear(&amp;t_l);</text:p>
      <text:p text:style-name="P14"><text:s text:c="4"/>list_push_back(&amp;t_l, 3);</text:p>
      <text:p text:style-name="P14"><text:s text:c="4"/>list_push_back(&amp;t_l, 2);</text:p>
      <text:p text:style-name="P14"><text:s text:c="4"/>list_push_back(&amp;t_l, 8);</text:p>
      <text:p text:style-name="P14"><text:s text:c="4"/>list_push_back(&amp;t_l, 7);</text:p>
      <text:p text:style-name="P14"><text:s text:c="4"/>list_push_back(&amp;t_l, 7);</text:p>
      <text:p text:style-name="P14"><text:s text:c="4"/>printf("vector: ");</text:p>
      <text:p text:style-name="P14"><text:s text:c="4"/>algo_for_each(vector_begin(&amp;t_v), vector_end(&amp;t_v), _print);</text:p>
      <text:p text:style-name="P14"><text:s text:c="4"/>printf("\n");</text:p>
      <text:p text:style-name="P14"><text:s text:c="4"/>printf("list: <text:s text:c="2"/>");</text:p>
      <text:p text:style-name="P14"><text:s text:c="4"/>algo_for_each(list_begin(&amp;t_l), list_end(&amp;t_l), _print);</text:p>
      <text:p text:style-name="P14"><text:soft-page-break/><text:s text:c="4"/>printf("\n");</text:p>
      <text:p text:style-name="P14"><text:s text:c="4"/>if(algo_lexicographical_compare(</text:p>
      <text:p text:style-name="P14"><text:s text:c="8"/>vector_begin(&amp;t_v), vector_end(&amp;t_v),</text:p>
      <text:p text:style-name="P14"><text:s text:c="8"/>list_begin(&amp;t_l), list_end(&amp;t_l)))</text:p>
      <text:p text:style-name="P14"><text:s text:c="4"/>{</text:p>
      <text:p text:style-name="P14"><text:s text:c="8"/>printf("algo_lexicographical_compare(): true\n");</text:p>
      <text:p text:style-name="P14"><text:s text:c="4"/>}</text:p>
      <text:p text:style-name="P14"><text:s text:c="4"/>else</text:p>
      <text:p text:style-name="P14"><text:s text:c="4"/>{</text:p>
      <text:p text:style-name="P14"><text:s text:c="8"/>printf("algo_lexicographical_compare(): false\n");</text:p>
      <text:p text:style-name="P14"><text:s text:c="4"/>}</text:p>
      <text:p text:style-name="P14"><text:s text:c="4"/>printf("algo_lexicographical_compare_3way(): %d\n",</text:p>
      <text:p text:style-name="P14"><text:s text:c="8"/>algo_lexicographical_compare_3way(</text:p>
      <text:p text:style-name="P14"><text:s text:c="12"/>vector_begin(&amp;t_v), vector_end(&amp;t_v),</text:p>
      <text:p text:style-name="P14"><text:s text:c="12"/>list_begin(&amp;t_l), list_end(&amp;t_l)));</text:p>
      <text:p text:style-name="P14"><text:s text:c="4"/>/* case 3 */</text:p>
      <text:p text:style-name="P14"><text:s text:c="4"/>list_pop_back(&amp;t_l);</text:p>
      <text:p text:style-name="P14"><text:s text:c="4"/>printf("vector: ");</text:p>
      <text:p text:style-name="P14"><text:s text:c="4"/>algo_for_each(vector_begin(&amp;t_v), vector_end(&amp;t_v), _print);</text:p>
      <text:p text:style-name="P14"><text:s text:c="4"/>printf("\n");</text:p>
      <text:p text:style-name="P14"><text:s text:c="4"/>printf("list: <text:s text:c="2"/>");</text:p>
      <text:p text:style-name="P14"><text:s text:c="4"/>algo_for_each(list_begin(&amp;t_l), list_end(&amp;t_l), _print);</text:p>
      <text:p text:style-name="P14"><text:s text:c="4"/>printf("\n");</text:p>
      <text:p text:style-name="P14"><text:s text:c="4"/>if(algo_lexicographical_compare(</text:p>
      <text:p text:style-name="P14"><text:s text:c="8"/>vector_begin(&amp;t_v), vector_end(&amp;t_v),</text:p>
      <text:p text:style-name="P14"><text:s text:c="8"/>list_begin(&amp;t_l), list_end(&amp;t_l)))</text:p>
      <text:p text:style-name="P14"><text:s text:c="4"/>{</text:p>
      <text:p text:style-name="P14"><text:s text:c="8"/>printf("algo_lexicographical_compare(): true\n");</text:p>
      <text:p text:style-name="P14"><text:s text:c="4"/>}</text:p>
      <text:p text:style-name="P14"><text:s text:c="4"/>else</text:p>
      <text:p text:style-name="P14"><text:s text:c="4"/>{</text:p>
      <text:p text:style-name="P14"><text:s text:c="8"/>printf("algo_lexicographical_compare(): false\n");</text:p>
      <text:p text:style-name="P14"><text:s text:c="4"/>}</text:p>
      <text:p text:style-name="P14"><text:s text:c="4"/>printf("algo_lexicographical_compare_3way(): %d\n",</text:p>
      <text:p text:style-name="P14"><text:s text:c="8"/>algo_lexicographical_compare_3way(</text:p>
      <text:p text:style-name="P14"><text:s text:c="12"/>vector_begin(&amp;t_v), vector_end(&amp;t_v),</text:p>
      <text:p text:style-name="P14"><text:s text:c="12"/>list_begin(&amp;t_l), list_end(&amp;t_l)));</text:p>
      <text:p text:style-name="P14"><text:s text:c="4"/>/* case 4 */</text:p>
      <text:p text:style-name="P14"><text:s text:c="4"/>list_pop_back(&amp;t_l);</text:p>
      <text:p text:style-name="P14"><text:s text:c="4"/>printf("vector: ");</text:p>
      <text:p text:style-name="P14"><text:s text:c="4"/>algo_for_each(vector_begin(&amp;t_v), vector_end(&amp;t_v), _print);</text:p>
      <text:p text:style-name="P14"><text:s text:c="4"/>printf("\n");</text:p>
      <text:p text:style-name="P14"><text:s text:c="4"/>printf("list: <text:s text:c="2"/>");</text:p>
      <text:p text:style-name="P14"><text:s text:c="4"/>algo_for_each(list_begin(&amp;t_l), list_end(&amp;t_l), _print);</text:p>
      <text:p text:style-name="P14"><text:soft-page-break/><text:s text:c="4"/>printf("\n");</text:p>
      <text:p text:style-name="P14"><text:s text:c="4"/>if(algo_lexicographical_compare(</text:p>
      <text:p text:style-name="P14"><text:s text:c="8"/>vector_begin(&amp;t_v), vector_end(&amp;t_v),</text:p>
      <text:p text:style-name="P14"><text:s text:c="8"/>list_begin(&amp;t_l), list_end(&amp;t_l)))</text:p>
      <text:p text:style-name="P14"><text:s text:c="4"/>{</text:p>
      <text:p text:style-name="P14"><text:s text:c="8"/>printf("algo_lexicographical_compare(): true\n");</text:p>
      <text:p text:style-name="P14"><text:s text:c="4"/>}</text:p>
      <text:p text:style-name="P14"><text:s text:c="4"/>else</text:p>
      <text:p text:style-name="P14"><text:s text:c="4"/>{</text:p>
      <text:p text:style-name="P14"><text:s text:c="8"/>printf("algo_lexicographical_compare(): false\n");</text:p>
      <text:p text:style-name="P14"><text:s text:c="4"/>}</text:p>
      <text:p text:style-name="P14"><text:s text:c="4"/>printf("algo_lexicographical_compare_3way(): %d\n",</text:p>
      <text:p text:style-name="P14"><text:s text:c="8"/>algo_lexicographical_compare_3way(</text:p>
      <text:p text:style-name="P14"><text:s text:c="12"/>vector_begin(&amp;t_v), vector_end(&amp;t_v),</text:p>
      <text:p text:style-name="P14"><text:s text:c="12"/>list_begin(&amp;t_l), list_end(&amp;t_l)));</text:p>
      <text:p text:style-name="P14"><text:s text:c="4"/>/* case 5 */</text:p>
      <text:p text:style-name="P14"><text:s text:c="4"/>list_push_back(&amp;t_l, 5);</text:p>
      <text:p text:style-name="P14"><text:s text:c="4"/>printf("vector: ");</text:p>
      <text:p text:style-name="P14"><text:s text:c="4"/>algo_for_each(vector_begin(&amp;t_v), vector_end(&amp;t_v), _print);</text:p>
      <text:p text:style-name="P14"><text:s text:c="4"/>printf("\n");</text:p>
      <text:p text:style-name="P14"><text:s text:c="4"/>printf("list: <text:s text:c="2"/>");</text:p>
      <text:p text:style-name="P14"><text:s text:c="4"/>algo_for_each(list_begin(&amp;t_l), list_end(&amp;t_l), _print);</text:p>
      <text:p text:style-name="P14"><text:s text:c="4"/>printf("\n");</text:p>
      <text:p text:style-name="P14"><text:s text:c="4"/>if(algo_lexicographical_compare(</text:p>
      <text:p text:style-name="P14"><text:s text:c="8"/>vector_begin(&amp;t_v), vector_end(&amp;t_v),</text:p>
      <text:p text:style-name="P14"><text:s text:c="8"/>list_begin(&amp;t_l), list_end(&amp;t_l)))</text:p>
      <text:p text:style-name="P14"><text:s text:c="4"/>{</text:p>
      <text:p text:style-name="P14"><text:s text:c="8"/>printf("algo_lexicographical_compare(): true\n");</text:p>
      <text:p text:style-name="P14"><text:s text:c="4"/>}</text:p>
      <text:p text:style-name="P14"><text:s text:c="4"/>else</text:p>
      <text:p text:style-name="P14"><text:s text:c="4"/>{</text:p>
      <text:p text:style-name="P14"><text:s text:c="8"/>printf("algo_lexicographical_compare(): false\n");</text:p>
      <text:p text:style-name="P14"><text:s text:c="4"/>}</text:p>
      <text:p text:style-name="P14"><text:s text:c="4"/>printf("algo_lexicographical_compare_3way(): %d\n",</text:p>
      <text:p text:style-name="P14"><text:s text:c="8"/>algo_lexicographical_compare_3way(</text:p>
      <text:p text:style-name="P14"><text:s text:c="12"/>vector_begin(&amp;t_v), vector_end(&amp;t_v),</text:p>
      <text:p text:style-name="P14"><text:s text:c="12"/>list_begin(&amp;t_l), list_end(&amp;t_l)));</text:p>
      <text:p text:style-name="P14"/>
      <text:p text:style-name="P14"><text:s text:c="4"/>vector_destroy(&amp;t_v);</text:p>
      <text:p text:style-name="P14"><text:s text:c="4"/>list_destroy(&amp;t_l);</text:p>
      <text:p text:style-name="P14"><text:s text:c="4"/>return 0;</text:p>
      <text:p text:style-name="P14">}</text:p>
      <text:p text:style-name="P14"/>
      <text:p text:style-name="P14">static void _print(const void* cpv_input, void* pv_output)</text:p>
      <text:p text:style-name="P14"><text:soft-page-break/>{</text:p>
      <text:p text:style-name="P14"><text:s text:c="4"/>printf("%d ", *(int*)cpv_input);</text:p>
      <text:p text:style-name="P14">}</text:p>
      <text:p text:style-name="P7">结果:</text:p>
      <text:p text:style-name="P14">vector: 3 2 8 7 </text:p>
      <text:p text:style-name="P14">list: <text:s text:c="2"/>3 3 3 3 </text:p>
      <text:p text:style-name="P14">algo_lexicographical_compare(): true</text:p>
      <text:p text:style-name="P14">algo_lexicographical_compare_3way(): -1</text:p>
      <text:p text:style-name="P14">vector: 3 2 8 7 </text:p>
      <text:p text:style-name="P14">list: <text:s text:c="2"/>3 2 8 7 7 </text:p>
      <text:p text:style-name="P14">algo_lexicographical_compare(): true</text:p>
      <text:p text:style-name="P14">algo_lexicographical_compare_3way(): -1</text:p>
      <text:p text:style-name="P14">vector: 3 2 8 7 </text:p>
      <text:p text:style-name="P14">list: <text:s text:c="2"/>3 2 8 7 </text:p>
      <text:p text:style-name="P14">algo_lexicographical_compare(): false</text:p>
      <text:p text:style-name="P14">algo_lexicographical_compare_3way(): 0</text:p>
      <text:p text:style-name="P14">vector: 3 2 8 7 </text:p>
      <text:p text:style-name="P14">list: <text:s text:c="2"/>3 2 8 </text:p>
      <text:p text:style-name="P14">algo_lexicographical_compare(): false</text:p>
      <text:p text:style-name="P14">algo_lexicographical_compare_3way(): 1</text:p>
      <text:p text:style-name="P14">vector: 3 2 8 7 </text:p>
      <text:p text:style-name="P14">list: <text:s text:c="2"/>3 2 8 5 </text:p>
      <text:p text:style-name="P14">algo_lexicographical_compare(): false</text:p>
      <text:p text:style-name="P14">algo_lexicographical_compare_3way(): 1</text:p>
      <text:list xml:id="list1874328155" text:continue-numbering="true" text:style-name="WW8Num13">
        <text:list-item>
          <text:list>
            <text:list-item>
              <text:list>
                <text:list-item>
                  <text:h text:style-name="P220" text:outline-level="3">排列组合</text:h>
                </text:list-item>
              </text:list>
            </text:list-item>
          </text:list>
        </text:list-item>
      </text:list>
      <text:p text:style-name="P69"><text:span text:style-name="T14">libcstl</text:span>提供了一组算法来获得下一组合或者上一组合.什么是排列组合呢,考虑由三个字符组成的集合</text:p>
      <text:p text:style-name="P7">{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7"><text:tab/>组合算法:</text:p>
      <text:p text:style-name="P14">algo_next_permutation(),algo_next_permutation_if().</text:p>
      <text:p text:style-name="P14">algo_prev_permutation(),algo_prev_permutation_if().</text:p>
      <text:p text:style-name="P7">下面四关于排列组合算法的例子:</text:p>
      <text:p text:style-name="P14">#include &lt;stdio.h&gt;</text:p>
      <text:p text:style-name="P14">#include &lt;cstl/cvector.h&gt;</text:p>
      <text:p text:style-name="P14">#include &lt;cstl/calgorithm.h&gt;</text:p>
      <text:p text:style-name="P14"/>
      <text:p text:style-name="P14">static void _print(const void* cpv_input, void* pv_output);</text:p>
      <text:p text:style-name="P14"/>
      <text:p text:style-name="P14">int main(int argc, char* argv[])</text:p>
      <text:p text:style-name="P14"><text:soft-page-break/>{</text:p>
      <text:p text:style-name="P14"><text:s text:c="4"/>vector_t t_v = create_vector(int);</text:p>
      <text:p text:style-name="P14"/>
      <text:p text:style-name="P14"><text:s text:c="4"/>vector_init(&amp;t_v);</text:p>
      <text:p text:style-name="P14"><text:s text:c="4"/>vector_push_back(&amp;t_v, 1);</text:p>
      <text:p text:style-name="P14"><text:s text:c="4"/>vector_push_back(&amp;t_v, 2);</text:p>
      <text:p text:style-name="P14"><text:s text:c="4"/>vector_push_back(&amp;t_v, 3);</text:p>
      <text:p text:style-name="P14"/>
      <text:p text:style-name="P14"><text:s text:c="4"/>printf("on entry: ");</text:p>
      <text:p text:style-name="P14"><text:s text:c="4"/>algo_for_each(vector_begin(&amp;t_v), vector_end(&amp;t_v), _print);</text:p>
      <text:p text:style-name="P14"><text:s text:c="4"/>printf("\n");</text:p>
      <text:p text:style-name="P14"/>
      <text:p text:style-name="P14"><text:s text:c="4"/>while(algo_next_permutation(vector_begin(&amp;t_v), vector_end(&amp;t_v)))</text:p>
      <text:p text:style-name="P14"><text:s text:c="4"/>{</text:p>
      <text:p text:style-name="P14"><text:s text:c="8"/>algo_for_each(vector_begin(&amp;t_v), vector_end(&amp;t_v), _print);</text:p>
      <text:p text:style-name="P14"><text:s text:c="8"/>printf("\n");</text:p>
      <text:p text:style-name="P14"><text:s text:c="4"/>}</text:p>
      <text:p text:style-name="P14"><text:s text:c="4"/>printf("afterward: ");</text:p>
      <text:p text:style-name="P14"><text:s text:c="4"/>algo_for_each(vector_begin(&amp;t_v), vector_end(&amp;t_v), _print);</text:p>
      <text:p text:style-name="P14"><text:s text:c="4"/>printf("\n");</text:p>
      <text:p text:style-name="P14"/>
      <text:p text:style-name="P14"><text:s text:c="4"/>while(algo_prev_permutation(vector_begin(&amp;t_v), vector_end(&amp;t_v)))</text:p>
      <text:p text:style-name="P14"><text:s text:c="4"/>{</text:p>
      <text:p text:style-name="P14"><text:s text:c="8"/>algo_for_each(vector_begin(&amp;t_v), vector_end(&amp;t_v), _print);</text:p>
      <text:p text:style-name="P14"><text:s text:c="8"/>printf("\n");</text:p>
      <text:p text:style-name="P14"><text:s text:c="4"/>}</text:p>
      <text:p text:style-name="P14"><text:s text:c="4"/>printf("now: ");</text:p>
      <text:p text:style-name="P14"><text:s text:c="4"/>algo_for_each(vector_begin(&amp;t_v), vector_end(&amp;t_v), _print);</text:p>
      <text:p text:style-name="P14"><text:s text:c="4"/>printf("\n");</text:p>
      <text:p text:style-name="P14"><text:s text:c="4"/>while(algo_prev_permutation(vector_begin(&amp;t_v), vector_end(&amp;t_v)))</text:p>
      <text:p text:style-name="P14"><text:s text:c="4"/>{</text:p>
      <text:p text:style-name="P14"><text:s text:c="8"/>algo_for_each(vector_begin(&amp;t_v), vector_end(&amp;t_v), _print);</text:p>
      <text:p text:style-name="P14"><text:s text:c="8"/>printf("\n");</text:p>
      <text:p text:style-name="P14"><text:s text:c="4"/>}</text:p>
      <text:p text:style-name="P14"><text:s text:c="4"/>printf("afterward: ");</text:p>
      <text:p text:style-name="P14"><text:s text:c="4"/>algo_for_each(vector_begin(&amp;t_v), vector_end(&amp;t_v), _print);</text:p>
      <text:p text:style-name="P14"><text:s text:c="4"/>printf("\n");</text:p>
      <text:p text:style-name="P14"/>
      <text:p text:style-name="P14"><text:s text:c="4"/>vector_destroy(&amp;t_v);</text:p>
      <text:p text:style-name="P14"><text:s text:c="4"/>return 0;</text:p>
      <text:p text:style-name="P14">}</text:p>
      <text:p text:style-name="P14"/>
      <text:p text:style-name="P14">static void _print(const void* cpv_input, void* pv_output)</text:p>
      <text:p text:style-name="P14">{</text:p>
      <text:p text:style-name="P14"><text:soft-page-break/><text:s text:c="4"/>printf("%d ", *(int*)cpv_input);</text:p>
      <text:p text:style-name="P14">}</text:p>
      <text:p text:style-name="P7">结果:</text:p>
      <text:p text:style-name="P14">on entry: 1 2 3 </text:p>
      <text:p text:style-name="P14">1 3 2 </text:p>
      <text:p text:style-name="P14">2 1 3 </text:p>
      <text:p text:style-name="P14">2 3 1 </text:p>
      <text:p text:style-name="P14">3 1 2 </text:p>
      <text:p text:style-name="P14">3 2 1 </text:p>
      <text:p text:style-name="P14">afterward: 1 2 3 </text:p>
      <text:p text:style-name="P14">now: 3 2 1 </text:p>
      <text:p text:style-name="P14">3 1 2 </text:p>
      <text:p text:style-name="P14">2 3 1 </text:p>
      <text:p text:style-name="P14">2 1 3 </text:p>
      <text:p text:style-name="P14">1 3 2 </text:p>
      <text:p text:style-name="P14">1 2 3 </text:p>
      <text:p text:style-name="P14">afterward: 3 2 1</text:p>
      <text:list xml:id="list1687151067" text:continue-numbering="true" text:style-name="WW8Num13">
        <text:list-item>
          <text:list>
            <text:list-item>
              <text:h text:style-name="P207"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1">&lt;cstl/cnumeric.h&gt;</text:span></text:p>
      <text:p text:style-name="P14">#include &lt;cstl/cnumeric.h&gt;</text:p>
      <table:table table:name="Table98" table:style-name="Table98">
        <table:table-column table:style-name="Table98.A"/>
        <table:table-column table:style-name="Table98.B"/>
        <table:table-row table:style-name="Table98.1">
          <table:table-cell table:style-name="Table98.A1" office:value-type="string">
            <text:p text:style-name="P15">algo_iota()</text:p>
          </table:table-cell>
          <table:table-cell table:style-name="Table98.B1" office:value-type="string">
            <text:p text:style-name="P8">将数据区间的数据从指定的值开始逐一赋值,每次加一.</text:p>
          </table:table-cell>
        </table:table-row>
        <table:table-row table:style-name="Table98.1">
          <table:table-cell table:style-name="Table98.A1" office:value-type="string">
            <text:p text:style-name="P15">algo_accumulate()</text:p>
          </table:table-cell>
          <table:table-cell table:style-name="Table98.B1" office:value-type="string">
            <text:p text:style-name="P8">将数据区间中的数据求和.</text:p>
          </table:table-cell>
        </table:table-row>
        <table:table-row table:style-name="Table98.1">
          <table:table-cell table:style-name="Table98.A1" office:value-type="string">
            <text:p text:style-name="P15">algo_accumulate_if()</text:p>
          </table:table-cell>
          <table:table-cell table:style-name="Table98.B1" office:value-type="string">
            <text:p text:style-name="P8">将数据区间中的数据依次应用于特定操作.</text:p>
          </table:table-cell>
        </table:table-row>
        <table:table-row table:style-name="Table98.1">
          <table:table-cell table:style-name="Table98.A1" office:value-type="string">
            <text:p text:style-name="P15">algo_inner_product()</text:p>
          </table:table-cell>
          <table:table-cell table:style-name="Table98.B1" office:value-type="string">
            <text:p text:style-name="P8">求两个数据区间的内积.</text:p>
          </table:table-cell>
        </table:table-row>
        <table:table-row table:style-name="Table98.1">
          <table:table-cell table:style-name="Table98.A1" office:value-type="string">
            <text:p text:style-name="P15">algo_inner_product_if()</text:p>
          </table:table-cell>
          <table:table-cell table:style-name="Table98.B1" office:value-type="string">
            <text:p text:style-name="P8">使用特定操作求两个数据区间的内积.</text:p>
          </table:table-cell>
        </table:table-row>
        <table:table-row table:style-name="Table98.1">
          <table:table-cell table:style-name="Table98.A1" office:value-type="string">
            <text:p text:style-name="P15">algo_partial_sum()</text:p>
          </table:table-cell>
          <table:table-cell table:style-name="Table98.B1" office:value-type="string">
            <text:p text:style-name="P8">计算局部总和.</text:p>
          </table:table-cell>
        </table:table-row>
        <table:table-row table:style-name="Table98.1">
          <table:table-cell table:style-name="Table98.A1" office:value-type="string">
            <text:p text:style-name="P15">algo_partial_sum_if()</text:p>
          </table:table-cell>
          <table:table-cell table:style-name="Table98.B1" office:value-type="string">
            <text:p text:style-name="P8">使用特定操作计算局部总和.</text:p>
          </table:table-cell>
        </table:table-row>
        <table:table-row table:style-name="Table98.1">
          <table:table-cell table:style-name="Table98.A1" office:value-type="string">
            <text:p text:style-name="P15">algo_adjacent_difference()</text:p>
          </table:table-cell>
          <table:table-cell table:style-name="Table98.B1" office:value-type="string">
            <text:p text:style-name="P8">计算相邻数据的差.</text:p>
          </table:table-cell>
        </table:table-row>
        <table:table-row table:style-name="Table98.1">
          <table:table-cell table:style-name="Table98.A1" office:value-type="string">
            <text:p text:style-name="P15">algo_adjacent_difference_if()</text:p>
          </table:table-cell>
          <table:table-cell table:style-name="Table98.B1" office:value-type="string">
            <text:p text:style-name="P8">使用特定操作计算相邻数据的差.</text:p>
          </table:table-cell>
        </table:table-row>
        <table:table-row table:style-name="Table98.1">
          <table:table-cell table:style-name="Table98.A1" office:value-type="string">
            <text:p text:style-name="P15">algo_power()</text:p>
          </table:table-cell>
          <table:table-cell table:style-name="Table98.B1" office:value-type="string">
            <text:p text:style-name="P8">计算数据的n次幂.</text:p>
          </table:table-cell>
        </table:table-row>
        <table:table-row table:style-name="Table98.1">
          <table:table-cell table:style-name="Table98.A1" office:value-type="string">
            <text:p text:style-name="P15">algo_power_if()</text:p>
          </table:table-cell>
          <table:table-cell table:style-name="Table98.B1" office:value-type="string">
            <text:p text:style-name="P8">使用特殊操作计算数据的n次幂.</text:p>
          </table:table-cell>
        </table:table-row>
      </table:table>
      <text:p text:style-name="P7"/>
      <text:list xml:id="list1397763575" text:continue-numbering="true" text:style-name="WW8Num13">
        <text:list-item>
          <text:list>
            <text:list-item>
              <text:list>
                <text:list-item>
                  <text:h text:style-name="P220" text:outline-level="3"><text:tab/>依次赋值</text:h>
                </text:list-item>
              </text:list>
            </text:list-item>
          </text:list>
        </text:list-item>
      </text:list>
      <text:p text:style-name="P62">algo_iota()</text:p>
      <text:p text:style-name="P7"><text:tab/>这个算法将数据区间中的数据依次赋新值,每次递增.具体赋值过程是</text:p>
      <text:p text:style-name="P19">*first = value, *(first + 1) = value + 1, *(first + 2) = value + 2, ...</text:p>
      <text:p text:style-name="P7">下面是这个算法的使用实例:</text:p>
      <text:p text:style-name="P14"><text:soft-page-break/>#include &lt;stdio.h&gt;</text:p>
      <text:p text:style-name="P14">#include &lt;cstl/cvector.h&gt;</text:p>
      <text:p text:style-name="P14">#include &lt;cstl/calgorithm.h&gt;</text:p>
      <text:p text:style-name="P14">#include &lt;cstl/cnumeric.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
      <text:p text:style-name="P14"><text:s text:c="4"/>vector_init_n(&amp;t_v, 10);</text:p>
      <text:p text:style-name="P14"><text:s text:c="4"/>algo_for_each(vector_begin(&amp;t_v), vector_end(&amp;t_v), _print);</text:p>
      <text:p text:style-name="P14"><text:s text:c="4"/>printf("\n");</text:p>
      <text:p text:style-name="P14"/>
      <text:p text:style-name="P14"><text:s text:c="4"/>algo_iota(vector_begin(&amp;t_v), vector_end(&amp;t_v), 100);</text:p>
      <text:p text:style-name="P14"><text:s text:c="4"/>algo_for_each(vector_begin(&amp;t_v), vector_end(&amp;t_v), _print);</text:p>
      <text:p text:style-name="P14"><text:s text:c="4"/>printf("\n");</text:p>
      <text:p text:style-name="P14"/>
      <text:p text:style-name="P14"><text:s text:c="4"/>vector_destroy(&amp;t_v);</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0 0 0 0 0 0 0 0 0 0 </text:p>
      <text:p text:style-name="P14">100 101 102 103 104 105 106 107 108 109</text:p>
      <text:list xml:id="list1830403468" text:continue-numbering="true" text:style-name="WW8Num13">
        <text:list-item>
          <text:list>
            <text:list-item>
              <text:list>
                <text:list-item>
                  <text:h text:style-name="P220" text:outline-level="3">求和算法</text:h>
                </text:list-item>
              </text:list>
            </text:list-item>
          </text:list>
        </text:list-item>
      </text:list>
      <text:p text:style-name="P14">algo_accumulate(),algo_accumulate_if().</text:p>
      <text:p text:style-name="P19">求和算法的执行过程:</text:p>
      <text:p text:style-name="P19">initvalue + a1 + a2 + a3 + ... </text:p>
      <text:p text:style-name="P19">或者</text:p>
      <text:p text:style-name="P19">initvalue op a1 op a2 op a3 op ...</text:p>
      <text:p text:style-name="P7">关于算法的例子:</text:p>
      <text:p text:style-name="P14">#include &lt;stdio.h&gt;</text:p>
      <text:p text:style-name="P14">#include &lt;cstl/cvector.h&gt;</text:p>
      <text:p text:style-name="P14">#include &lt;cstl/calgorithm.h&gt;</text:p>
      <text:p text:style-name="P14"><text:soft-page-break/>#include &lt;cstl/cnumeric.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int i = 0;</text:p>
      <text:p text:style-name="P14"><text:s text:c="4"/>int n_result;</text:p>
      <text:p text:style-name="P14"/>
      <text:p text:style-name="P14"><text:s text:c="4"/>vector_init(&amp;t_v);</text:p>
      <text:p text:style-name="P14"><text:s text:c="4"/>for(i = 1; i &lt;= 9; ++i)</text:p>
      <text:p text:style-name="P14"><text:s text:c="4"/>{</text:p>
      <text:p text:style-name="P14"><text:s text:c="8"/>vector_push_back(&amp;t_v, i);</text:p>
      <text:p text:style-name="P14"><text:s text:c="4"/>}</text:p>
      <text:p text:style-name="P14"><text:s text:c="4"/>algo_for_each(vector_begin(&amp;t_v), vector_end(&amp;t_v), _print);</text:p>
      <text:p text:style-name="P14"><text:s text:c="4"/>printf("\n");</text:p>
      <text:p text:style-name="P14"/>
      <text:p text:style-name="P14"><text:s text:c="4"/>algo_accumulate(vector_begin(&amp;t_v), vector_end(&amp;t_v), 0, &amp;n_result);</text:p>
      <text:p text:style-name="P14"><text:s text:c="4"/>printf("sum: %d\n", n_result);</text:p>
      <text:p text:style-name="P14"><text:s text:c="4"/>algo_accumulate(vector_begin(&amp;t_v), vector_end(&amp;t_v), -100, &amp;n_result);</text:p>
      <text:p text:style-name="P14"><text:s text:c="4"/>printf("sum: %d\n", n_result);</text:p>
      <text:p text:style-name="P14"/>
      <text:p text:style-name="P14"><text:s text:c="4"/>algo_accumulate_if(</text:p>
      <text:p text:style-name="P14"><text:s text:c="8"/>vector_begin(&amp;t_v), vector_end(&amp;t_v), 1, fun_multiplies_int, &amp;n_result);</text:p>
      <text:p text:style-name="P14"><text:s text:c="4"/>printf("product: %d\n", n_result);</text:p>
      <text:p text:style-name="P14"><text:s text:c="4"/>algo_accumulate_if(</text:p>
      <text:p text:style-name="P14"><text:s text:c="8"/>vector_begin(&amp;t_v), vector_end(&amp;t_v), 0, fun_multiplies_int, &amp;n_result);</text:p>
      <text:p text:style-name="P14"><text:s text:c="4"/>printf("product: %d\n", n_result);</text:p>
      <text:p text:style-name="P14"/>
      <text:p text:style-name="P14"><text:s text:c="4"/>vector_destroy(&amp;t_v);</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1 2 3 4 5 6 7 8 9 </text:p>
      <text:p text:style-name="P14">sum: 45</text:p>
      <text:p text:style-name="P14">sum: -55</text:p>
      <text:p text:style-name="P14">product: 362880</text:p>
      <text:p text:style-name="P14">product: 0</text:p>
      <text:list xml:id="list913457166" text:continue-numbering="true" text:style-name="WW8Num13">
        <text:list-item>
          <text:list>
            <text:list-item>
              <text:list>
                <text:list-item>
                  <text:h text:style-name="P220" text:outline-level="3"><text:soft-page-break/>计算内积</text:h>
                </text:list-item>
              </text:list>
            </text:list-item>
          </text:list>
        </text:list-item>
      </text:list>
      <text:p text:style-name="P14">algo_inner_product(),algo_inner_product_if().</text:p>
      <text:p text:style-name="P7">内积的计算过程是:</text:p>
      <text:p text:style-name="P19">initvalue + (a1 * b2) + (a2 * b2) + (a3 * b3) + ...</text:p>
      <text:p text:style-name="P7">或者</text:p>
      <text:p text:style-name="P19">initvalue op1 (a1 op2 b1) op1 (a2 op2 b2) op1 (a3 op2 b3) op1 ...</text:p>
      <text:p text:style-name="P7">这个算法的例子:</text:p>
      <text:p text:style-name="P14">#include &lt;stdio.h&gt;</text:p>
      <text:p text:style-name="P14">#include &lt;cstl/cvector.h&gt;</text:p>
      <text:p text:style-name="P14">#include &lt;cstl/clist.h&gt;</text:p>
      <text:p text:style-name="P14">#include &lt;cstl/calgorithm.h&gt;</text:p>
      <text:p text:style-name="P14">#include &lt;cstl/cnumeric.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int i = 0;</text:p>
      <text:p text:style-name="P14"><text:s text:c="4"/>int n_result = 0;</text:p>
      <text:p text:style-name="P14"/>
      <text:p text:style-name="P14"><text:s text:c="4"/>vector_init(&amp;t_v);</text:p>
      <text:p text:style-name="P14"><text:s text:c="4"/>list_init(&amp;t_l);</text:p>
      <text:p text:style-name="P14"><text:s text:c="4"/>for(i = 1; i &lt;= 6; ++i)</text:p>
      <text:p text:style-name="P14"><text:s text:c="4"/>{</text:p>
      <text:p text:style-name="P14"><text:s text:c="8"/>vector_push_back(&amp;t_v, i);</text:p>
      <text:p text:style-name="P14"><text:s text:c="8"/>list_push_back(&amp;t_l, i);</text:p>
      <text:p text:style-name="P14"><text:s text:c="4"/>}</text:p>
      <text:p text:style-name="P14"><text:s text:c="4"/>algo_for_each(vector_begin(&amp;t_v), vector_end(&amp;t_v), _print);</text:p>
      <text:p text:style-name="P14"><text:s text:c="4"/>printf("\n");</text:p>
      <text:p text:style-name="P14"><text:s text:c="4"/>algo_for_each(list_begin(&amp;t_l), list_end(&amp;t_l), _print);</text:p>
      <text:p text:style-name="P14"><text:s text:c="4"/>printf("\n");</text:p>
      <text:p text:style-name="P14"/>
      <text:p text:style-name="P14"><text:s text:c="4"/>algo_inner_product(</text:p>
      <text:p text:style-name="P14"><text:s text:c="8"/>vector_begin(&amp;t_v), vector_end(&amp;t_v), list_begin(&amp;t_l), 0, &amp;n_result);</text:p>
      <text:p text:style-name="P14"><text:s text:c="4"/>printf("inner product: %d\n", n_result);</text:p>
      <text:p text:style-name="P14"><text:s text:c="4"/>list_reverse(&amp;t_l);</text:p>
      <text:p text:style-name="P14"><text:s text:c="4"/>algo_inner_product(</text:p>
      <text:p text:style-name="P14"><text:s text:c="8"/>vector_begin(&amp;t_v), vector_end(&amp;t_v), list_begin(&amp;t_l), 0, &amp;n_result);</text:p>
      <text:p text:style-name="P14"><text:s text:c="4"/>printf("inner reverse product: %d\n", n_result);</text:p>
      <text:p text:style-name="P14"><text:soft-page-break/><text:s text:c="4"/>algo_inner_product_if(</text:p>
      <text:p text:style-name="P14"><text:s text:c="8"/>vector_begin(&amp;t_v), vector_end(&amp;t_v), vector_begin(&amp;t_v), </text:p>
      <text:p text:style-name="P14"><text:s text:c="8"/>1, fun_multiplies_int, fun_plus_int, &amp;n_result);</text:p>
      <text:p text:style-name="P14"><text:s text:c="4"/>printf("product of sums: %d\n", n_result);</text:p>
      <text:p text:style-name="P14"/>
      <text:p text:style-name="P14"><text:s text:c="4"/>vector_destroy(&amp;t_v);</text:p>
      <text:p text:style-name="P14"><text:s text:c="4"/>list_destroy(&amp;t_l);</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1 2 3 4 5 6 </text:p>
      <text:p text:style-name="P14">1 2 3 4 5 6 </text:p>
      <text:p text:style-name="P14">inner product: 91</text:p>
      <text:p text:style-name="P14">inner reverse product: 56</text:p>
      <text:p text:style-name="P14">product of sums: 46080</text:p>
      <text:list xml:id="list714144477" text:continue-numbering="true" text:style-name="WW8Num13">
        <text:list-item>
          <text:list>
            <text:list-item>
              <text:list>
                <text:list-item>
                  <text:h text:style-name="P220" text:outline-level="3">局部总和</text:h>
                </text:list-item>
              </text:list>
            </text:list-item>
          </text:list>
        </text:list-item>
      </text:list>
      <text:p text:style-name="P14">algo_partial_sum(),algo_partial_sum_if()</text:p>
      <text:p text:style-name="P7">这两个算法用来计算数据区间的局部总和,具体过程如下:</text:p>
      <text:p text:style-name="P7">b1 = a1, b2 = a1 + a2, b3 = a1 + a2 + a3, ...</text:p>
      <text:p text:style-name="P7">或者</text:p>
      <text:p text:style-name="P7">b1 = a1, b2 = a1 op a2, b3 = a1 op a2 op a3, ...</text:p>
      <text:p text:style-name="P7">算法的例子:</text:p>
      <text:p text:style-name="P14">#include &lt;stdio.h&gt;</text:p>
      <text:p text:style-name="P14">#include &lt;cstl/cvector.h&gt;</text:p>
      <text:p text:style-name="P14">#include &lt;cstl/clist.h&gt;</text:p>
      <text:p text:style-name="P14">#include &lt;cstl/calgorithm.h&gt;</text:p>
      <text:p text:style-name="P14">#include &lt;cstl/cnumeric.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int i = 0;</text:p>
      <text:p text:style-name="P14"><text:soft-page-break/></text:p>
      <text:p text:style-name="P14"><text:s text:c="4"/>vector_init(&amp;t_v);</text:p>
      <text:p text:style-name="P14"><text:s text:c="4"/>for(i = 1; i &lt;= 6; ++i)</text:p>
      <text:p text:style-name="P14"><text:s text:c="4"/>{</text:p>
      <text:p text:style-name="P14"><text:s text:c="8"/>vector_push_back(&amp;t_v, i);</text:p>
      <text:p text:style-name="P14"><text:s text:c="4"/>}</text:p>
      <text:p text:style-name="P14"><text:s text:c="4"/>list_init_n(&amp;t_l, vector_size(&amp;t_v));</text:p>
      <text:p text:style-name="P14"><text:s text:c="4"/>algo_for_each(vector_begin(&amp;t_v), vector_end(&amp;t_v), _print);</text:p>
      <text:p text:style-name="P14"><text:s text:c="4"/>printf("\n");</text:p>
      <text:p text:style-name="P14"/>
      <text:p text:style-name="P14"><text:s text:c="4"/>algo_partial_sum(vector_begin(&amp;t_v), vector_end(&amp;t_v), list_begin(&amp;t_l));</text:p>
      <text:p text:style-name="P14"><text:s text:c="4"/>algo_for_each(list_begin(&amp;t_l), list_end(&amp;t_l), _print);</text:p>
      <text:p text:style-name="P14"><text:s text:c="4"/>printf("\n");</text:p>
      <text:p text:style-name="P14"/>
      <text:p text:style-name="P14"><text:s text:c="4"/>algo_partial_sum_if(</text:p>
      <text:p text:style-name="P14"><text:s text:c="8"/>vector_begin(&amp;t_v), vector_end(&amp;t_v), list_begin(&amp;t_l), </text:p>
      <text:p text:style-name="P14"><text:tab/><text:tab/>fun_multiplies_int);</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text:s text:c="4"/>return 0;</text:p>
      <text:p text:style-name="P14">}</text:p>
      <text:p text:style-name="P14"/>
      <text:p text:style-name="P14">static void _print(const void* cpv_input, void* pv_output)</text:p>
      <text:p text:style-name="P14">{</text:p>
      <text:p text:style-name="P14"><text:s text:c="4"/>printf("%d ", *(int*)cpv_input);</text:p>
      <text:p text:style-name="P14">}</text:p>
      <text:p text:style-name="P7">结果:</text:p>
      <text:p text:style-name="P14">1 2 3 4 5 6 </text:p>
      <text:p text:style-name="P14">1 3 6 10 15 21 </text:p>
      <text:p text:style-name="P14">1 2 6 24 120 720</text:p>
      <text:list xml:id="list683069343" text:continue-numbering="true" text:style-name="WW8Num13">
        <text:list-item>
          <text:list>
            <text:list-item>
              <text:list>
                <text:list-item>
                  <text:h text:style-name="P220" text:outline-level="3">相邻数据的差</text:h>
                </text:list-item>
              </text:list>
            </text:list-item>
          </text:list>
        </text:list-item>
      </text:list>
      <text:p text:style-name="P14">algo_adjacent_difference(),algo_adjacent_difference_if().</text:p>
      <text:p text:style-name="P7">这两个算法用来计算相邻数据的差,它们是局部求和算法的逆运算,具体过程:</text:p>
      <text:p text:style-name="P19">b1 = a1, b2 = a2 – a1, b3 = a3 – a2, ...</text:p>
      <text:p text:style-name="P19">或者</text:p>
      <text:p text:style-name="P19">b1 = a1, b2 = a2 op a1, b3 = a3 op a2, ...</text:p>
      <text:p text:style-name="P7">下面是关于这两个算法的例子:</text:p>
      <text:p text:style-name="P14"><text:soft-page-break/>#include &lt;stdio.h&gt;</text:p>
      <text:p text:style-name="P14">#include &lt;cstl/cvector.h&gt;</text:p>
      <text:p text:style-name="P14">#include &lt;cstl/clist.h&gt;</text:p>
      <text:p text:style-name="P14">#include &lt;cstl/calgorithm.h&gt;</text:p>
      <text:p text:style-name="P14">#include &lt;cstl/cnumeric.h&gt;</text:p>
      <text:p text:style-name="P14"/>
      <text:p text:style-name="P14">static void _print(const void* cpv_input, void* pv_output);</text:p>
      <text:p text:style-name="P14"/>
      <text:p text:style-name="P14">int main(int argc, char* argv[])</text:p>
      <text:p text:style-name="P14">{</text:p>
      <text:p text:style-name="P14"><text:s text:c="4"/>vector_t t_v = create_vector(int);</text:p>
      <text:p text:style-name="P14"><text:s text:c="4"/>list_t t_l = create_list(int);</text:p>
      <text:p text:style-name="P14"><text:s text:c="4"/>int i = 0;</text:p>
      <text:p text:style-name="P14"/>
      <text:p text:style-name="P14"><text:s text:c="4"/>vector_init(&amp;t_v);</text:p>
      <text:p text:style-name="P14"><text:s text:c="4"/>for(i = 1; i &lt;= 6; ++i)</text:p>
      <text:p text:style-name="P14"><text:s text:c="4"/>{</text:p>
      <text:p text:style-name="P14"><text:s text:c="8"/>vector_push_back(&amp;t_v, i);</text:p>
      <text:p text:style-name="P14"><text:s text:c="4"/>}</text:p>
      <text:p text:style-name="P14"><text:s text:c="4"/>list_init_n(&amp;t_l, vector_size(&amp;t_v));</text:p>
      <text:p text:style-name="P14"><text:s text:c="4"/>algo_for_each(vector_begin(&amp;t_v), vector_end(&amp;t_v), _print);</text:p>
      <text:p text:style-name="P14"><text:s text:c="4"/>printf("\n");</text:p>
      <text:p text:style-name="P14"/>
      <text:p text:style-name="P62">algo_adjacent_difference(</text:p>
      <text:p text:style-name="P71">vector_begin(&amp;t_v), vector_end(&amp;t_v), list_begin(&amp;t_l));</text:p>
      <text:p text:style-name="P14"><text:s text:c="4"/>algo_for_each(list_begin(&amp;t_l), list_end(&amp;t_l), _print);</text:p>
      <text:p text:style-name="P14"><text:s text:c="4"/>printf("\n");</text:p>
      <text:p text:style-name="P14"/>
      <text:p text:style-name="P14"><text:s text:c="4"/>algo_adjacent_difference_if(</text:p>
      <text:p text:style-name="P14"><text:s text:c="8"/>vector_begin(&amp;t_v), vector_end(&amp;t_v), list_begin(&amp;t_l), fun_plus_int);</text:p>
      <text:p text:style-name="P14"><text:s text:c="4"/>algo_for_each(list_begin(&amp;t_l), list_end(&amp;t_l), _print);</text:p>
      <text:p text:style-name="P14"><text:s text:c="4"/>printf("\n");</text:p>
      <text:p text:style-name="P14"/>
      <text:p text:style-name="P14"><text:s text:c="4"/>algo_adjacent_difference_if(</text:p>
      <text:p text:style-name="P14"><text:s text:c="8"/>vector_begin(&amp;t_v), vector_end(&amp;t_v), list_begin(&amp;t_l), </text:p>
      <text:p text:style-name="P14"><text:tab/><text:tab/>fun_multiplies_int);</text:p>
      <text:p text:style-name="P14"><text:s text:c="4"/>algo_for_each(list_begin(&amp;t_l), list_end(&amp;t_l), _print);</text:p>
      <text:p text:style-name="P14"><text:s text:c="4"/>printf("\n");</text:p>
      <text:p text:style-name="P14"/>
      <text:p text:style-name="P14"><text:s text:c="4"/>vector_destroy(&amp;t_v);</text:p>
      <text:p text:style-name="P14"><text:s text:c="4"/>list_destroy(&amp;t_l);</text:p>
      <text:p text:style-name="P14"><text:s text:c="4"/>return 0;</text:p>
      <text:p text:style-name="P14">}</text:p>
      <text:p text:style-name="P14"/>
      <text:p text:style-name="P14"><text:soft-page-break/>static void _print(const void* cpv_input, void* pv_output)</text:p>
      <text:p text:style-name="P14">{</text:p>
      <text:p text:style-name="P14"><text:s text:c="4"/>printf("%d ", *(int*)cpv_input);</text:p>
      <text:p text:style-name="P14">}</text:p>
      <text:p text:style-name="P7">结果:</text:p>
      <text:p text:style-name="P14">1 2 3 4 5 6 </text:p>
      <text:p text:style-name="P14">1 1 1 1 1 1 </text:p>
      <text:p text:style-name="P14">1 3 5 7 9 11 </text:p>
      <text:p text:style-name="P14">1 2 6 12 20 30</text:p>
      <text:list xml:id="list1408461770" text:continue-numbering="true" text:style-name="WW8Num13">
        <text:list-item>
          <text:list>
            <text:list-item>
              <text:list>
                <text:list-item>
                  <text:h text:style-name="P220" text:outline-level="3">幂运算</text:h>
                </text:list-item>
              </text:list>
            </text:list-item>
          </text:list>
        </text:list-item>
      </text:list>
      <text:p text:style-name="P14">algo_power(),algo_power_if().</text:p>
      <text:p text:style-name="P7">这两个算法计算数据的n次幂,下面是运用实例:</text:p>
      <text:p text:style-name="P14">#include &lt;stdio.h&gt;</text:p>
      <text:p text:style-name="P14">#include &lt;cstl/cdeque.h&gt;</text:p>
      <text:p text:style-name="P14">#include &lt;cstl/cnumeric.h&gt;</text:p>
      <text:p text:style-name="P14"/>
      <text:p text:style-name="P14">int main(int argc, char* argv[])</text:p>
      <text:p text:style-name="P14">{</text:p>
      <text:p text:style-name="P14"><text:s text:c="4"/>deque_t t_d = create_deque(int);</text:p>
      <text:p text:style-name="P14"><text:s text:c="4"/>int n_output = 0;</text:p>
      <text:p text:style-name="P14"><text:s text:c="4"/>deque_init(&amp;t_d);</text:p>
      <text:p text:style-name="P14"><text:s text:c="4"/>deque_push_back(&amp;t_d, 2);</text:p>
      <text:p text:style-name="P14"/>
      <text:p text:style-name="P14"><text:s text:c="4"/>algo_power(deque_begin(&amp;t_d), 3, &amp;n_output);</text:p>
      <text:p text:style-name="P14"><text:s text:c="4"/>printf("output:%d\n", n_output);</text:p>
      <text:p text:style-name="P14"><text:s text:c="4"/>algo_power_if(deque_begin(&amp;t_d), 3, fun_plus_int, &amp;n_output);</text:p>
      <text:p text:style-name="P14"><text:s text:c="4"/>printf("output:%d\n", n_output);</text:p>
      <text:p text:style-name="P14"/>
      <text:p text:style-name="P14"><text:s text:c="4"/>deque_destroy(&amp;t_d);</text:p>
      <text:p text:style-name="P14"><text:s text:c="4"/>return 0;</text:p>
      <text:p text:style-name="P14">}</text:p>
      <text:p text:style-name="P7">结果:</text:p>
      <text:p text:style-name="P14">output:8</text:p>
      <text:p text:style-name="P14">output:6</text:p>
      <text:list xml:id="list1566194409" text:continue-numbering="true" text:style-name="WW8Num13">
        <text:list-item>
          <text:h text:style-name="P195" text:outline-level="1"><text:soft-page-break/>libcstl容器适配器</text:h>
        </text:list-item>
      </text:list>
      <text:p text:style-name="P60"><text:span text:style-name="T14">libcstl</text:span>除了提供第五章中描述的容器外,还提供了一些为了满足特定需要接口简单的类型,这些类型都是使用基本容器实现的,所以这种类型叫做容器适配器.容器适配器包括:</text:p>
      <text:p text:style-name="P59"><text:span text:style-name="T11">stack_t,queue_t,priority_queue_t</text:span><text:span text:style-name="T6">.</text:span></text:p>
      <text:list xml:id="list2151562724" text:continue-numbering="true" text:style-name="WW8Num13">
        <text:list-item>
          <text:list>
            <text:list-item>
              <text:h text:style-name="P207" text:outline-level="2">stack_t</text:h>
            </text:list-item>
          </text:list>
        </text:list-item>
      </text:list>
      <text:p text:style-name="P66"><text:span text:style-name="T6">stack_t是堆栈类型,实现后进先出(LIFO)规则.要使用stack_t必须包含头文件</text:span><text:span text:style-name="T11">&lt;cstl/cstack.h&gt;</text:span></text:p>
      <text:p text:style-name="P14">#include &lt;cstl/cstack.h&gt;</text:p>
      <text:p text:style-name="Standard"><text:span text:style-name="T11"><text:tab/></text:span><text:span text:style-name="T6">stack_t是使用普通的容器实现的,它只不过是在普通容器上面又包装了一层,通常采用deque_t来实现,但是通过修改编译选项可以改变底层实现,具体参考第二章.</text:span></text:p>
      <text:p text:style-name="P18"><draw:g text:anchor-type="as-char" svg:y="0cm" draw:z-index="18" draw:style-name="gr1"><draw:rect draw:style-name="gr2" draw:text-style-name="P224" svg:width="17.781cm" svg:height="9.632cm" svg:x="0cm" svg:y="0cm"><text:p/></draw:rect><draw:frame draw:style-name="gr8" draw:text-style-name="P228" svg:width="9.843cm" svg:height="5.779cm" svg:x="0.635cm" svg:y="3.025cm"><draw:text-box><text:p text:style-name="P228"><text:span text:style-name="T84">stack_t</text:span></text:p><text:p text:style-name="P229"><text:span text:style-name="T85">deque_back()</text:span></text:p><text:p text:style-name="P226"><text:span text:style-name="T85"/></text:p><text:p text:style-name="P226"><text:span text:style-name="T86"><text:s/></text:span><text:span text:style-name="T85">deque_push_back() <text:s text:c="2"/>deque_pop_back()</text:span></text:p></draw:text-box></draw:frame><draw:custom-shape draw:style-name="gr5" draw:text-style-name="P225"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226" svg:width="3.493cm" svg:height="0.825cm" svg:x="11.113cm" svg:y="0.826cm"><draw:text-box><text:p text:style-name="P226"><text:span text:style-name="T85">stack_top()</text:span></text:p></draw:text-box></draw:frame><draw:custom-shape draw:style-name="gr5" draw:text-style-name="P225"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25"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9" draw:text-style-name="P226" svg:width="3.492cm" svg:height="0.823cm" svg:x="13.651cm" svg:y="4.678cm"><draw:text-box><text:p text:style-name="P226"><text:span text:style-name="T85">stack_pop()</text:span></text:p></draw:text-box></draw:frame><draw:frame draw:style-name="gr9" draw:text-style-name="P226" svg:width="3.807cm" svg:height="0.823cm" svg:x="13.653cm" svg:y="6.329cm"><draw:text-box><text:p text:style-name="P226"><text:span text:style-name="T85">stack_push()</text:span></text:p></draw:text-box></draw:frame><draw:frame draw:style-name="gr25" draw:text-style-name="P228" svg:width="8.572cm" svg:height="0.826cm" svg:x="1.586cm" svg:y="7.722cm"><draw:text-box><text:p text:style-name="P228"><text:span text:style-name="T78">cstl </text:span><text:span text:style-name="T78">容器</text:span><text:span text:style-name="T78">(</text:span><text:span text:style-name="T78">通常是</text:span><text:span text:style-name="T78">deque_t)</text:span></text:p></draw:text-box></draw:frame><draw:custom-shape draw:style-name="gr5" draw:text-style-name="P225"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225"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225"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7"><text:tab/>stack_t的操作函数很简单最主要的就是三个数据操作函数:</text:p>
      <text:p text:style-name="Standard"><text:span text:style-name="T6"><text:tab/></text:span><text:span text:style-name="T11">stack_push()</text:span><text:span text:style-name="T6">:将数据压栈.</text:span></text:p>
      <text:p text:style-name="Standard"><text:span text:style-name="T6"><text:tab/></text:span><text:span text:style-name="T11">stack_top()</text:span><text:span text:style-name="T6">:获得栈顶数据.</text:span></text:p>
      <text:p text:style-name="Standard"><text:span text:style-name="T6"><text:tab/></text:span><text:span text:style-name="T11">stack_pop()</text:span><text:span text:style-name="T6">:数据出栈.</text:span></text:p>
      <text:list xml:id="list103309542" text:continue-numbering="true" text:style-name="WW8Num13">
        <text:list-item>
          <text:list>
            <text:list-item>
              <text:list>
                <text:list-item>
                  <text:h text:style-name="P220" text:outline-level="3"><text:soft-page-break/>stack_t的操作</text:h>
                </text:list-item>
              </text:list>
            </text:list-item>
          </text:list>
        </text:list-item>
      </text:list>
      <text:p text:style-name="P61">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15">create_stack()</text:p>
          </table:table-cell>
          <table:table-cell table:style-name="Table99.B1" office:value-type="string">
            <text:p text:style-name="P20">创建一个指定类型的stack_t.</text:p>
          </table:table-cell>
        </table:table-row>
        <table:table-row table:style-name="Table99.1">
          <table:table-cell table:style-name="Table99.A1" office:value-type="string">
            <text:p text:style-name="P15">stack_init()</text:p>
          </table:table-cell>
          <table:table-cell table:style-name="Table99.B1" office:value-type="string">
            <text:p text:style-name="P20">初始化一个空的stack_t.</text:p>
          </table:table-cell>
        </table:table-row>
        <table:table-row table:style-name="Table99.1">
          <table:table-cell table:style-name="Table99.A1" office:value-type="string">
            <text:p text:style-name="P15">stack_init_copy()</text:p>
          </table:table-cell>
          <table:table-cell table:style-name="Table99.B1" office:value-type="string">
            <text:p text:style-name="P20">使用另一个stack_t初始化stack_t.</text:p>
          </table:table-cell>
        </table:table-row>
        <table:table-row table:style-name="Table99.1">
          <table:table-cell table:style-name="Table99.A1" office:value-type="string">
            <text:p text:style-name="P22"><text:span text:style-name="T11">stack</text:span><text:span text:style-name="T11">_destroy()</text:span></text:p>
          </table:table-cell>
          <table:table-cell table:style-name="Table99.B1" office:value-type="string">
            <text:p text:style-name="P20">销毁stack_t.</text:p>
          </table:table-cell>
        </table:table-row>
      </table:table>
      <text:p text:style-name="P11"/>
      <text:p text:style-name="P61">非质变操作:</text:p>
      <table:table table:name="Table100" table:style-name="Table100">
        <table:table-column table:style-name="Table100.A"/>
        <table:table-column table:style-name="Table100.B"/>
        <table:table-row table:style-name="Table100.1">
          <table:table-cell table:style-name="Table100.A1" office:value-type="string">
            <text:p text:style-name="P15">stack_size()</text:p>
          </table:table-cell>
          <table:table-cell table:style-name="Table100.B1" office:value-type="string">
            <text:p text:style-name="P20">获得stack_t中数据的数目.</text:p>
          </table:table-cell>
        </table:table-row>
        <table:table-row table:style-name="Table100.1">
          <table:table-cell table:style-name="Table100.A1" office:value-type="string">
            <text:p text:style-name="P15">stack_empty()</text:p>
          </table:table-cell>
          <table:table-cell table:style-name="Table100.B1" office:value-type="string">
            <text:p text:style-name="P20">判断stack_t是否为空.</text:p>
          </table:table-cell>
        </table:table-row>
        <table:table-row table:style-name="Table100.1">
          <table:table-cell table:style-name="Table100.A1" office:value-type="string">
            <text:p text:style-name="P22"><text:span text:style-name="T11">stack_equal</text:span><text:span text:style-name="T11">()</text:span></text:p>
          </table:table-cell>
          <table:table-cell table:style-name="Table100.B1" office:value-type="string">
            <text:p text:style-name="P20">判断两个stack_t是否相等.</text:p>
          </table:table-cell>
        </table:table-row>
        <table:table-row table:style-name="Table100.1">
          <table:table-cell table:style-name="Table100.A1" office:value-type="string">
            <text:p text:style-name="P22"><text:span text:style-name="T11">stack</text:span><text:span text:style-name="T11">_not_equal()</text:span></text:p>
          </table:table-cell>
          <table:table-cell table:style-name="Table100.B1" office:value-type="string">
            <text:p text:style-name="P20">判断两个stack_t是否不等.</text:p>
          </table:table-cell>
        </table:table-row>
        <table:table-row table:style-name="Table100.1">
          <table:table-cell table:style-name="Table100.A1" office:value-type="string">
            <text:p text:style-name="P22"><text:span text:style-name="T11">stack</text:span><text:span text:style-name="T11">_less()</text:span></text:p>
          </table:table-cell>
          <table:table-cell table:style-name="Table100.B1" office:value-type="string">
            <text:p text:style-name="P20">判断第一个stack_t是否小于第二个stack_t.</text:p>
          </table:table-cell>
        </table:table-row>
        <table:table-row table:style-name="Table100.1">
          <table:table-cell table:style-name="Table100.A1" office:value-type="string">
            <text:p text:style-name="P22"><text:span text:style-name="T11">stack</text:span><text:span text:style-name="T11">_less_equal()</text:span></text:p>
          </table:table-cell>
          <table:table-cell table:style-name="Table100.B1" office:value-type="string">
            <text:p text:style-name="P20">判断第一个stack_t是否小于等于第二个stack_t.</text:p>
          </table:table-cell>
        </table:table-row>
        <table:table-row table:style-name="Table100.1">
          <table:table-cell table:style-name="Table100.A1" office:value-type="string">
            <text:p text:style-name="P22"><text:span text:style-name="T11">stack</text:span><text:span text:style-name="T11">_great()</text:span></text:p>
          </table:table-cell>
          <table:table-cell table:style-name="Table100.B1" office:value-type="string">
            <text:p text:style-name="P20">判断第一个stack_t是否大于第二个stack_t.</text:p>
          </table:table-cell>
        </table:table-row>
        <table:table-row table:style-name="Table100.1">
          <table:table-cell table:style-name="Table100.A1" office:value-type="string">
            <text:p text:style-name="P22"><text:span text:style-name="T11">stack</text:span><text:span text:style-name="T11">_great_equal()</text:span></text:p>
          </table:table-cell>
          <table:table-cell table:style-name="Table100.B1" office:value-type="string">
            <text:p text:style-name="P20">判断第一个stack_t是否大于等于第二个stack_t.</text:p>
          </table:table-cell>
        </table:table-row>
      </table:table>
      <text:p text:style-name="P7"/>
      <text:p text:style-name="P61">赋值:</text:p>
      <table:table table:name="Table101" table:style-name="Table101">
        <table:table-column table:style-name="Table101.A"/>
        <table:table-column table:style-name="Table101.B"/>
        <table:table-row table:style-name="Table101.1">
          <table:table-cell table:style-name="Table101.A1" office:value-type="string">
            <text:p text:style-name="P15">stack_assign()</text:p>
          </table:table-cell>
          <table:table-cell table:style-name="Table101.B1" office:value-type="string">
            <text:p text:style-name="P20">使用另一个stack_t为当前stack_t赋值.</text:p>
          </table:table-cell>
        </table:table-row>
      </table:table>
      <text:p text:style-name="P7"/>
      <text:p text:style-name="P61">数据操作:</text:p>
      <table:table table:name="Table102" table:style-name="Table102">
        <table:table-column table:style-name="Table102.A"/>
        <table:table-column table:style-name="Table102.B"/>
        <table:table-row table:style-name="Table102.1">
          <table:table-cell table:style-name="Table102.A1" office:value-type="string">
            <text:p text:style-name="P15">stack_push()</text:p>
          </table:table-cell>
          <table:table-cell table:style-name="Table102.B1" office:value-type="string">
            <text:p text:style-name="P22"><text:span text:style-name="T6">将数据压栈</text:span><text:span text:style-name="T12">.</text:span></text:p>
          </table:table-cell>
        </table:table-row>
        <table:table-row table:style-name="Table102.1">
          <table:table-cell table:style-name="Table102.A1" office:value-type="string">
            <text:p text:style-name="P15">stack_top()</text:p>
          </table:table-cell>
          <table:table-cell table:style-name="Table102.B1" office:value-type="string">
            <text:p text:style-name="P22"><text:span text:style-name="T6">获得栈顶数据</text:span><text:span text:style-name="T12">.</text:span></text:p>
          </table:table-cell>
        </table:table-row>
        <table:table-row table:style-name="Table102.1">
          <table:table-cell table:style-name="Table102.A1" office:value-type="string">
            <text:p text:style-name="P15">stack_pop()</text:p>
          </table:table-cell>
          <table:table-cell table:style-name="Table102.B1" office:value-type="string">
            <text:p text:style-name="P22"><text:span text:style-name="T6">数据出栈</text:span><text:span text:style-name="T12">.</text:span></text:p>
          </table:table-cell>
        </table:table-row>
      </table:table>
      <text:p text:style-name="P7"><text:tab/>stack_t不支持迭代器,所以没有迭代器相关的操作函数.</text:p>
      <text:list xml:id="list171408395" text:continue-numbering="true" text:style-name="WW8Num13">
        <text:list-item>
          <text:list>
            <text:list-item>
              <text:list>
                <text:list-item>
                  <text:h text:style-name="P220" text:outline-level="3">stack_t的使用实例</text:h>
                </text:list-item>
              </text:list>
            </text:list-item>
          </text:list>
        </text:list-item>
      </text:list>
      <text:p text:style-name="P14">#include &lt;stdio.h&gt;</text:p>
      <text:p text:style-name="P14">#include &lt;cstl/cstack.h&gt;</text:p>
      <text:p text:style-name="P14"/>
      <text:p text:style-name="P14">int main(int argc, char* argv[])</text:p>
      <text:p text:style-name="P14">{</text:p>
      <text:p text:style-name="P14"><text:s text:c="4"/>stack_t t_st = create_stack(int);</text:p>
      <text:p text:style-name="P14"/>
      <text:p text:style-name="P14"><text:s text:c="4"/>stack_init(&amp;t_st);</text:p>
      <text:p text:style-name="P14"><text:s text:c="4"/>stack_push(&amp;t_st, 1);</text:p>
      <text:p text:style-name="P14"><text:s text:c="4"/>stack_push(&amp;t_st, 2);</text:p>
      <text:p text:style-name="P14"><text:s text:c="4"/>stack_push(&amp;t_st, 3);</text:p>
      <text:p text:style-name="P14"/>
      <text:p text:style-name="P14"><text:soft-page-break/><text:s text:c="4"/>printf("%d ", *(int*)stack_top(&amp;t_st));</text:p>
      <text:p text:style-name="P14"><text:s text:c="4"/>stack_pop(&amp;t_st);</text:p>
      <text:p text:style-name="P14"><text:s text:c="4"/>printf("%d ", *(int*)stack_top(&amp;t_st));</text:p>
      <text:p text:style-name="P14"><text:s text:c="4"/>stack_pop(&amp;t_st);</text:p>
      <text:p text:style-name="P14"/>
      <text:p text:style-name="P14"><text:s text:c="4"/>*(int*)stack_top(&amp;t_st) = 77;</text:p>
      <text:p text:style-name="P14"><text:s text:c="4"/>stack_push(&amp;t_st, 4);</text:p>
      <text:p text:style-name="P14"/>
      <text:p text:style-name="P14"><text:s text:c="4"/>while(!stack_empty(&amp;t_st))</text:p>
      <text:p text:style-name="P14"><text:s text:c="4"/>{</text:p>
      <text:p text:style-name="P14"><text:s text:c="8"/>printf("%d ", *(int*)stack_top(&amp;t_st));</text:p>
      <text:p text:style-name="P14"><text:s text:c="8"/>stack_pop(&amp;t_st);</text:p>
      <text:p text:style-name="P14"><text:s text:c="4"/>}</text:p>
      <text:p text:style-name="P14"><text:s text:c="4"/>printf("\n");</text:p>
      <text:p text:style-name="P14"/>
      <text:p text:style-name="P14"><text:s text:c="4"/>stack_destroy(&amp;t_st);</text:p>
      <text:p text:style-name="P14"><text:s text:c="4"/>return 0;</text:p>
      <text:p text:style-name="P14">}</text:p>
      <text:p text:style-name="P7">结果:</text:p>
      <text:p text:style-name="P14">3 2 4 77</text:p>
      <text:list xml:id="list1649046073" text:continue-numbering="true" text:style-name="WW8Num13">
        <text:list-item>
          <text:list>
            <text:list-item>
              <text:h text:style-name="P207" text:outline-level="2">queue_t</text:h>
            </text:list-item>
          </text:list>
        </text:list-item>
      </text:list>
      <text:p text:style-name="P66"><text:span text:style-name="T6">queue_t是队列类型,实现先进先出(FIFO)规则.要使用queue_t必须包含头文件</text:span><text:span text:style-name="T11">&lt;cstl/cqueue.h&gt;</text:span></text:p>
      <text:p text:style-name="P14">#include &lt;cstl/cqueue.h&gt;</text:p>
      <text:p text:style-name="Standard"><text:span text:style-name="T11"><text:tab/></text:span><text:span text:style-name="T6">queue_t是使用普通的容器实现的,它只不过是在普通容器上面又包装了一层,通常采用deque_t来实现,但是通过修改编译选项可以改变底层实现,具体参考第二章.</text:span></text:p>
      <text:p text:style-name="P10"><text:soft-page-break/><draw:g text:anchor-type="as-char" svg:y="0cm" draw:z-index="19" draw:style-name="gr1"><draw:rect draw:style-name="gr2" draw:text-style-name="P224" svg:width="17.781cm" svg:height="8.531cm" svg:x="0.002cm" svg:y="0cm"><text:p/></draw:rect><draw:frame draw:style-name="gr8" draw:text-style-name="P226" svg:width="10.798cm" svg:height="4.679cm" svg:x="3.81cm" svg:y="3.577cm"><draw:text-box><text:p text:style-name="P226"><text:span text:style-name="T87"><text:s text:c="12"/></text:span><text:span text:style-name="T83"><text:s/></text:span><text:span text:style-name="T83">deque_back() <text:s/>deque_front()</text:span></text:p><text:p text:style-name="P226"><text:span text:style-name="T83"/></text:p><text:p text:style-name="P226"><text:span text:style-name="T83"/></text:p><text:p text:style-name="P226"><text:span text:style-name="T83">deque_push_back() <text:s text:c="13"/>deque_pop_front()</text:span></text:p></draw:text-box></draw:frame><draw:custom-shape draw:style-name="gr5" draw:text-style-name="P225"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225"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25"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9" draw:text-style-name="P226" svg:width="3.807cm" svg:height="0.773cm" svg:x="5.082cm" svg:y="0.55cm"><draw:text-box><text:p text:style-name="P226"><text:span text:style-name="T85">queue_back()</text:span></text:p></draw:text-box></draw:frame><draw:frame draw:style-name="gr9" draw:text-style-name="P226" svg:width="3.492cm" svg:height="0.772cm" svg:x="14.288cm" svg:y="2.475cm"><draw:text-box><text:p text:style-name="P226"><text:span text:style-name="T85">queue_pop()</text:span></text:p></draw:text-box></draw:frame><draw:frame draw:style-name="gr9" draw:text-style-name="P226" svg:width="3.805cm" svg:height="0.773cm" svg:x="0cm" svg:y="2.752cm"><draw:text-box><text:p text:style-name="P226"><text:span text:style-name="T85">queue_push()</text:span></text:p></draw:text-box></draw:frame><draw:custom-shape draw:style-name="gr5" draw:text-style-name="P225"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226" svg:width="4.127cm" svg:height="0.773cm" svg:x="8.89cm" svg:y="0.55cm"><draw:text-box><text:p text:style-name="P226"><text:span text:style-name="T85">queue_front()</text:span></text:p></draw:text-box></draw:frame><draw:frame draw:style-name="gr25" draw:text-style-name="P228" svg:width="8.572cm" svg:height="0.825cm" svg:x="5.08cm" svg:y="7.153cm"><draw:text-box><text:p text:style-name="P228"><text:span text:style-name="T78">cstl </text:span><text:span text:style-name="T78">容器</text:span><text:span text:style-name="T78">(</text:span><text:span text:style-name="T78">通常是</text:span><text:span text:style-name="T78">deque_t)</text:span></text:p></draw:text-box></draw:frame><draw:custom-shape draw:style-name="gr5" draw:text-style-name="P225"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225"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225"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225"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9" draw:text-style-name="P228" svg:width="3.807cm" svg:height="1.325cm" svg:x="6.987cm" svg:y="2.2cm"><draw:text-box><text:p text:style-name="P228"><text:span text:style-name="T86">queue_t</text:span></text:p></draw:text-box></draw:frame></draw:g></text:p>
      <text:p text:style-name="P7">queue_t的操作函数很简单最主要的就是四个数据操作函数:</text:p>
      <text:p text:style-name="Standard"><text:span text:style-name="T6"><text:tab/></text:span><text:span text:style-name="T11">queue_push()</text:span><text:span text:style-name="T6">:向队列中插入数据.</text:span></text:p>
      <text:p text:style-name="Standard"><text:span text:style-name="T6"><text:tab/></text:span><text:span text:style-name="T11">queue_front()</text:span><text:span text:style-name="T6">:获得队列开头数据.</text:span></text:p>
      <text:p text:style-name="Standard"><text:span text:style-name="T6"><text:tab/></text:span><text:span text:style-name="T11">queue_back()</text:span><text:span text:style-name="T6">:获得队列末尾的数据.</text:span></text:p>
      <text:p text:style-name="Standard"><text:span text:style-name="T6"><text:tab/></text:span><text:span text:style-name="T11">queue_pop()</text:span><text:span text:style-name="T6">:从队列中弹出数据.</text:span></text:p>
      <text:list xml:id="list1169335161" text:continue-numbering="true" text:style-name="WW8Num13">
        <text:list-item>
          <text:list>
            <text:list-item>
              <text:list>
                <text:list-item>
                  <text:h text:style-name="P220" text:outline-level="3">queue_t的操作</text:h>
                </text:list-item>
              </text:list>
            </text:list-item>
          </text:list>
        </text:list-item>
      </text:list>
      <text:p text:style-name="P61">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15">create_queue()</text:p>
          </table:table-cell>
          <table:table-cell table:style-name="Table103.B1" office:value-type="string">
            <text:p text:style-name="P20">创建一个指定类型的queue_t.</text:p>
          </table:table-cell>
        </table:table-row>
        <table:table-row table:style-name="Table103.1">
          <table:table-cell table:style-name="Table103.A1" office:value-type="string">
            <text:p text:style-name="P15">queue_init()</text:p>
          </table:table-cell>
          <table:table-cell table:style-name="Table103.B1" office:value-type="string">
            <text:p text:style-name="P20">初始化一个空的queue_t.</text:p>
          </table:table-cell>
        </table:table-row>
        <table:table-row table:style-name="Table103.1">
          <table:table-cell table:style-name="Table103.A1" office:value-type="string">
            <text:p text:style-name="P15">queue_init_copy()</text:p>
          </table:table-cell>
          <table:table-cell table:style-name="Table103.B1" office:value-type="string">
            <text:p text:style-name="P20">使用另一个queue_t初始化queue_t.</text:p>
          </table:table-cell>
        </table:table-row>
        <table:table-row table:style-name="Table103.1">
          <table:table-cell table:style-name="Table103.A1" office:value-type="string">
            <text:p text:style-name="P15">queue_destroy()</text:p>
          </table:table-cell>
          <table:table-cell table:style-name="Table103.B1" office:value-type="string">
            <text:p text:style-name="P20">销毁queue_t.</text:p>
          </table:table-cell>
        </table:table-row>
      </table:table>
      <text:p text:style-name="P7"/>
      <text:p text:style-name="P61">非质变操作:</text:p>
      <table:table table:name="Table104" table:style-name="Table104">
        <table:table-column table:style-name="Table104.A"/>
        <table:table-column table:style-name="Table104.B"/>
        <table:table-row table:style-name="Table104.1">
          <table:table-cell table:style-name="Table104.A1" office:value-type="string">
            <text:p text:style-name="P15">queue_size()</text:p>
          </table:table-cell>
          <table:table-cell table:style-name="Table104.B1" office:value-type="string">
            <text:p text:style-name="P20">获得queue_t中数据的数目.</text:p>
          </table:table-cell>
        </table:table-row>
        <table:table-row table:style-name="Table104.1">
          <table:table-cell table:style-name="Table104.A1" office:value-type="string">
            <text:p text:style-name="P15">queue_empty()</text:p>
          </table:table-cell>
          <table:table-cell table:style-name="Table104.B1" office:value-type="string">
            <text:p text:style-name="P20">判断queue_t是否为空.</text:p>
          </table:table-cell>
        </table:table-row>
        <table:table-row table:style-name="Table104.1">
          <table:table-cell table:style-name="Table104.A1" office:value-type="string">
            <text:p text:style-name="P22"><text:span text:style-name="T11">queue_equal</text:span><text:span text:style-name="T11">()</text:span></text:p>
          </table:table-cell>
          <table:table-cell table:style-name="Table104.B1" office:value-type="string">
            <text:p text:style-name="P20">判断两个queue_t是否相等.</text:p>
          </table:table-cell>
        </table:table-row>
        <table:table-row table:style-name="Table104.1">
          <table:table-cell table:style-name="Table104.A1" office:value-type="string">
            <text:p text:style-name="P22"><text:span text:style-name="T11">queue_not_equal</text:span><text:span text:style-name="T11">()</text:span></text:p>
          </table:table-cell>
          <table:table-cell table:style-name="Table104.B1" office:value-type="string">
            <text:p text:style-name="P20">判断两个queue_t是否不等.</text:p>
          </table:table-cell>
        </table:table-row>
        <table:table-row table:style-name="Table104.1">
          <table:table-cell table:style-name="Table104.A1" office:value-type="string">
            <text:p text:style-name="P22"><text:span text:style-name="T11">queue_less</text:span><text:span text:style-name="T11">()</text:span></text:p>
          </table:table-cell>
          <table:table-cell table:style-name="Table104.B1" office:value-type="string">
            <text:p text:style-name="P20">判断第一个queue_t是否小于第二个queue_t.</text:p>
          </table:table-cell>
        </table:table-row>
        <table:table-row table:style-name="Table104.1">
          <table:table-cell table:style-name="Table104.A1" office:value-type="string">
            <text:p text:style-name="P22"><text:span text:style-name="T11">queue_less_equal</text:span><text:span text:style-name="T11">()</text:span></text:p>
          </table:table-cell>
          <table:table-cell table:style-name="Table104.B1" office:value-type="string">
            <text:p text:style-name="P20">判断第一个queue_t是否小于等于第二个queue_t.</text:p>
          </table:table-cell>
        </table:table-row>
        <table:table-row table:style-name="Table104.1">
          <table:table-cell table:style-name="Table104.A1" office:value-type="string">
            <text:p text:style-name="P22"><text:span text:style-name="T11">queue_great</text:span><text:span text:style-name="T11">()</text:span></text:p>
          </table:table-cell>
          <table:table-cell table:style-name="Table104.B1" office:value-type="string">
            <text:p text:style-name="P20">判断第一个queue_t是否大于第二个queue_t.</text:p>
          </table:table-cell>
        </table:table-row>
        <table:table-row table:style-name="Table104.1">
          <table:table-cell table:style-name="Table104.A1" office:value-type="string">
            <text:p text:style-name="P22"><text:span text:style-name="T11">queue_great_equal</text:span><text:span text:style-name="T11">()</text:span></text:p>
          </table:table-cell>
          <table:table-cell table:style-name="Table104.B1" office:value-type="string">
            <text:p text:style-name="P20">判断第一个queue_t是否大于等于第二个queue_t.</text:p>
          </table:table-cell>
        </table:table-row>
      </table:table>
      <text:p text:style-name="P7"/>
      <text:p text:style-name="P61">赋值:</text:p>
      <table:table table:name="Table105" table:style-name="Table105">
        <table:table-column table:style-name="Table105.A"/>
        <table:table-column table:style-name="Table105.B"/>
        <table:table-row table:style-name="Table105.1">
          <table:table-cell table:style-name="Table105.A1" office:value-type="string">
            <text:p text:style-name="P15">queue_assign()</text:p>
          </table:table-cell>
          <table:table-cell table:style-name="Table105.B1" office:value-type="string">
            <text:p text:style-name="P20">使用另一个queue_t为当前queue_t赋值.</text:p>
          </table:table-cell>
        </table:table-row>
      </table:table>
      <text:p text:style-name="P7"><text:soft-page-break/></text:p>
      <text:p text:style-name="P61">数据操作:</text:p>
      <table:table table:name="Table106" table:style-name="Table106">
        <table:table-column table:style-name="Table106.A"/>
        <table:table-column table:style-name="Table106.B"/>
        <table:table-row table:style-name="Table106.1">
          <table:table-cell table:style-name="Table106.A1" office:value-type="string">
            <text:p text:style-name="P15">queue_push()</text:p>
          </table:table-cell>
          <table:table-cell table:style-name="Table106.B1" office:value-type="string">
            <text:p text:style-name="P22"><text:span text:style-name="T6">向队列中插入数据</text:span><text:span text:style-name="T12">.</text:span></text:p>
          </table:table-cell>
        </table:table-row>
        <table:table-row table:style-name="Table106.1">
          <table:table-cell table:style-name="Table106.A1" office:value-type="string">
            <text:p text:style-name="P22"><text:span text:style-name="T11">queue_front</text:span><text:span text:style-name="T11">()</text:span></text:p>
          </table:table-cell>
          <table:table-cell table:style-name="Table106.B1" office:value-type="string">
            <text:p text:style-name="P22"><text:span text:style-name="T6">获得队列开头数据</text:span><text:span text:style-name="T12">.</text:span></text:p>
          </table:table-cell>
        </table:table-row>
        <table:table-row table:style-name="Table106.1">
          <table:table-cell table:style-name="Table106.A1" office:value-type="string">
            <text:p text:style-name="P15">queue_back()</text:p>
          </table:table-cell>
          <table:table-cell table:style-name="Table106.B1" office:value-type="string">
            <text:p text:style-name="P8">获得队列末尾的数据.</text:p>
          </table:table-cell>
        </table:table-row>
        <table:table-row table:style-name="Table106.1">
          <table:table-cell table:style-name="Table106.A1" office:value-type="string">
            <text:p text:style-name="P22"><text:span text:style-name="T11">queue</text:span><text:span text:style-name="T11">_pop()</text:span></text:p>
          </table:table-cell>
          <table:table-cell table:style-name="Table106.B1" office:value-type="string">
            <text:p text:style-name="P22"><text:span text:style-name="T6">从队列中弹出数据</text:span><text:span text:style-name="T12">.</text:span></text:p>
          </table:table-cell>
        </table:table-row>
      </table:table>
      <text:p text:style-name="P60">queue_t不支持迭代器,所以没有迭代器相关的操作函数.</text:p>
      <text:list xml:id="list1761454936" text:continue-numbering="true" text:style-name="WW8Num13">
        <text:list-item>
          <text:list>
            <text:list-item>
              <text:list>
                <text:list-item>
                  <text:h text:style-name="P220" text:outline-level="3">queue_t的使用实例</text:h>
                </text:list-item>
              </text:list>
            </text:list-item>
          </text:list>
        </text:list-item>
      </text:list>
      <text:p text:style-name="P14">#include &lt;stdio.h&gt;</text:p>
      <text:p text:style-name="P14">#include &lt;cstl/cqueue.h&gt;</text:p>
      <text:p text:style-name="P14"/>
      <text:p text:style-name="P14">int main(int argc, char* argv[])</text:p>
      <text:p text:style-name="P14">{</text:p>
      <text:p text:style-name="P14"><text:s text:c="4"/>queue_t t_q = create_queue(int);</text:p>
      <text:p text:style-name="P14"/>
      <text:p text:style-name="P14"><text:s text:c="4"/>queue_init(&amp;t_q);</text:p>
      <text:p text:style-name="P14"><text:s text:c="4"/>printf("queue - size:%u, empty:%d\n", queue_size(&amp;t_q), queue_empty(&amp;t_q));</text:p>
      <text:p text:style-name="P14"/>
      <text:p text:style-name="P14"><text:s text:c="4"/>queue_push(&amp;t_q, 100);</text:p>
      <text:p text:style-name="P14"><text:s text:c="4"/>queue_push(&amp;t_q, 200);</text:p>
      <text:p text:style-name="P14"><text:s text:c="4"/>queue_push(&amp;t_q, 300);</text:p>
      <text:p text:style-name="P14"><text:s text:c="4"/>printf("queue - size:%u, empty:%d\n", queue_size(&amp;t_q), queue_empty(&amp;t_q));</text:p>
      <text:p text:style-name="P62">printf("front:%d, back:%d\n", </text:p>
      <text:p text:style-name="P71">*(int*)queue_front(&amp;t_q), *(int*)queue_back(&amp;t_q));</text:p>
      <text:p text:style-name="P14"><text:s text:c="4"/>*(int*)queue_front(&amp;t_q) = 5000;</text:p>
      <text:p text:style-name="P14"><text:s text:c="4"/>*(int*)queue_back(&amp;t_q) = -10000;</text:p>
      <text:p text:style-name="P14"><text:s text:c="4"/>printf("queue - size:%u, empty:%d\n", queue_size(&amp;t_q), queue_empty(&amp;t_q));</text:p>
      <text:p text:style-name="P62">printf("front:%d, back:%d\n", </text:p>
      <text:p text:style-name="P71">*(int*)queue_front(&amp;t_q), *(int*)queue_back(&amp;t_q));</text:p>
      <text:p text:style-name="P14"/>
      <text:p text:style-name="P14"><text:s text:c="4"/>while(!queue_empty(&amp;t_q))</text:p>
      <text:p text:style-name="P14"><text:s text:c="4"/>{</text:p>
      <text:p text:style-name="P14"><text:s text:c="8"/>printf("%d ", *(int*)queue_front(&amp;t_q));</text:p>
      <text:p text:style-name="P14"><text:s text:c="8"/>queue_pop(&amp;t_q);</text:p>
      <text:p text:style-name="P14"><text:s text:c="4"/>}</text:p>
      <text:p text:style-name="P14"><text:s text:c="4"/>printf("\n");</text:p>
      <text:p text:style-name="P14"/>
      <text:p text:style-name="P14"><text:s text:c="4"/>queue_destroy(&amp;t_q);</text:p>
      <text:p text:style-name="P14"><text:s text:c="4"/>return 0;</text:p>
      <text:p text:style-name="P14">}</text:p>
      <text:p text:style-name="P7"><text:soft-page-break/>结果:</text:p>
      <text:p text:style-name="P14">queue - size:0, empty:1</text:p>
      <text:p text:style-name="P14">queue - size:3, empty:0</text:p>
      <text:p text:style-name="P14">front:100, back:300</text:p>
      <text:p text:style-name="P14">queue - size:3, empty:0</text:p>
      <text:p text:style-name="P14">front:5000, back:-10000</text:p>
      <text:p text:style-name="P14">5000 200 -10000</text:p>
      <text:list xml:id="list1964490384" text:continue-numbering="true" text:style-name="WW8Num13">
        <text:list-item>
          <text:list>
            <text:list-item>
              <text:h text:style-name="P207" text:outline-level="2">priority_queue_t</text:h>
            </text:list-item>
          </text:list>
        </text:list-item>
      </text:list>
      <text:p text:style-name="P69">priority_queue_t是优先队列类型.要使用priority_queue_t必须包含头文件</text:p>
      <text:p text:style-name="P14">#include &lt;cstl/cqueue.h&gt;</text:p>
      <text:p text:style-name="Standard"><text:span text:style-name="T11"><text:tab/></text:span><text:span text:style-name="T6">priority_queue_t是使用普通的容器实现的,它只不过是在普通容器上面又包装了一层,通常采用priorigy_deque_t来实现.</text:span></text:p>
      <text:p text:style-name="Standard"><text:span text:style-name="T11"><text:tab/></text:span><text:span text:style-name="T6">priority_queue_t是带有优先级的队列,每次从队列中取出的数据总是优先级最高的数据. </text:span></text:p>
      <text:p text:style-name="P60">priority_queue_t的操作函数很简单最主要的就是三个数据操作函数:</text:p>
      <text:p text:style-name="Standard"><text:span text:style-name="T6"><text:tab/></text:span><text:span text:style-name="T11">priority_queue_push()</text:span><text:span text:style-name="T6">:将数据插入优先队列.</text:span></text:p>
      <text:p text:style-name="Standard"><text:span text:style-name="T6"><text:tab/></text:span><text:span text:style-name="T11">priority_queue_top()</text:span><text:span text:style-name="T6">:获得优先级最高的数据.</text:span></text:p>
      <text:p text:style-name="Standard"><text:span text:style-name="T6"><text:tab/></text:span><text:span text:style-name="T11">priority_queue_pop()</text:span><text:span text:style-name="T6">:弹出优先级最高的数据.</text:span></text:p>
      <text:p text:style-name="P7"><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673340234" text:continue-numbering="true" text:style-name="WW8Num13">
        <text:list-item>
          <text:list>
            <text:list-item>
              <text:list>
                <text:list-item>
                  <text:h text:style-name="P220" text:outline-level="3">priority_queue_t的操作</text:h>
                </text:list-item>
              </text:list>
            </text:list-item>
          </text:list>
        </text:list-item>
      </text:list>
      <text:p text:style-name="P61">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15">create_priority_queue()</text:p>
          </table:table-cell>
          <table:table-cell table:style-name="Table107.B1" office:value-type="string">
            <text:p text:style-name="P20">创建一个指定类型的priority_queue_t.</text:p>
          </table:table-cell>
        </table:table-row>
        <table:table-row table:style-name="Table107.1">
          <table:table-cell table:style-name="Table107.A1" office:value-type="string">
            <text:p text:style-name="P22"><text:span text:style-name="T11">priority_</text:span><text:span text:style-name="T11">queue_init()</text:span></text:p>
          </table:table-cell>
          <table:table-cell table:style-name="Table107.B1" office:value-type="string">
            <text:p text:style-name="P20">初始化一个空的priority_queue_t.</text:p>
          </table:table-cell>
        </table:table-row>
        <table:table-row table:style-name="Table107.1">
          <table:table-cell table:style-name="Table107.A1" office:value-type="string">
            <text:p text:style-name="P15">priority_queue_init_op()</text:p>
          </table:table-cell>
          <table:table-cell table:style-name="Table107.B1" office:value-type="string">
            <text:p text:style-name="P20">使用指定的优先级规则初始化一个空的</text:p>
            <text:p text:style-name="P19">priority_queue_t.</text:p>
          </table:table-cell>
        </table:table-row>
        <table:table-row table:style-name="Table107.1">
          <table:table-cell table:style-name="Table107.A1" office:value-type="string">
            <text:p text:style-name="P22"><text:span text:style-name="T11">priority_</text:span><text:span text:style-name="T11">queue_init_copy()</text:span></text:p>
          </table:table-cell>
          <table:table-cell table:style-name="Table107.B1" office:value-type="string">
            <text:p text:style-name="P20">使用另一个priority_queue_t初始化</text:p>
            <text:p text:style-name="P19">priority_queue_t.</text:p>
          </table:table-cell>
        </table:table-row>
        <table:table-row table:style-name="Table107.1">
          <table:table-cell table:style-name="Table107.A1" office:value-type="string">
            <text:p text:style-name="P15">priority_queue_init_copy_range()</text:p>
          </table:table-cell>
          <table:table-cell table:style-name="Table107.B1" office:value-type="string">
            <text:p text:style-name="P20">使用一个数据区间初始化priority_queue_t.</text:p>
          </table:table-cell>
        </table:table-row>
        <table:table-row table:style-name="Table107.1">
          <table:table-cell table:style-name="Table107.A1" office:value-type="string">
            <text:p text:style-name="P15">priority_queue_init_copy_range_op()</text:p>
          </table:table-cell>
          <table:table-cell table:style-name="Table107.B1" office:value-type="string">
            <text:p text:style-name="P20">使用一个数据区间和指定的优先级规则初始化</text:p>
            <text:p text:style-name="P19">priority_queue_t.</text:p>
          </table:table-cell>
        </table:table-row>
        <table:table-row table:style-name="Table107.1">
          <table:table-cell table:style-name="Table107.A1" office:value-type="string">
            <text:p text:style-name="P22"><text:span text:style-name="T11">priority_</text:span><text:span text:style-name="T11">queue_destroy()</text:span></text:p>
          </table:table-cell>
          <table:table-cell table:style-name="Table107.B1" office:value-type="string">
            <text:p text:style-name="P20">销毁priority_queue_t.</text:p>
          </table:table-cell>
        </table:table-row>
      </table:table>
      <text:p text:style-name="P7"/>
      <text:p text:style-name="P61">非质变操作:</text:p>
      <table:table table:name="Table108" table:style-name="Table108">
        <table:table-column table:style-name="Table108.A"/>
        <table:table-column table:style-name="Table108.B"/>
        <table:table-row table:style-name="Table108.1">
          <table:table-cell table:style-name="Table108.A1" office:value-type="string">
            <text:p text:style-name="P15">priority_queue_size()</text:p>
          </table:table-cell>
          <table:table-cell table:style-name="Table108.B1" office:value-type="string">
            <text:p text:style-name="P20">获得priority_queue_t中数据的数目.</text:p>
          </table:table-cell>
        </table:table-row>
        <table:table-row table:style-name="Table108.1">
          <table:table-cell table:style-name="Table108.A1" office:value-type="string">
            <text:p text:style-name="P15">priority_queue_empty()</text:p>
          </table:table-cell>
          <table:table-cell table:style-name="Table108.B1" office:value-type="string">
            <text:p text:style-name="P20">判断priority_queue_t是否为空.</text:p>
          </table:table-cell>
        </table:table-row>
      </table:table>
      <text:p text:style-name="P7"/>
      <text:p text:style-name="P61">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15">priority_queue_assign()</text:p>
          </table:table-cell>
          <table:table-cell table:style-name="Table109.B1" office:value-type="string">
            <text:p text:style-name="P20">使用另一个priority_queue_t为当前</text:p>
            <text:p text:style-name="P19">priority_queue_t赋值.</text:p>
          </table:table-cell>
        </table:table-row>
      </table:table>
      <text:p text:style-name="P7"/>
      <text:p text:style-name="P61">数据操作:</text:p>
      <table:table table:name="Table110" table:style-name="Table110">
        <table:table-column table:style-name="Table110.A"/>
        <table:table-column table:style-name="Table110.B"/>
        <table:table-row table:style-name="Table110.1">
          <table:table-cell table:style-name="Table110.A1" office:value-type="string">
            <text:p text:style-name="P15">priority_queue_push()</text:p>
          </table:table-cell>
          <table:table-cell table:style-name="Table110.B1" office:value-type="string">
            <text:p text:style-name="P22"><text:span text:style-name="T6">将数据插入优先队列</text:span><text:span text:style-name="T12">.</text:span></text:p>
          </table:table-cell>
        </table:table-row>
        <table:table-row table:style-name="Table110.1">
          <table:table-cell table:style-name="Table110.A1" office:value-type="string">
            <text:p text:style-name="P15">priority_queue_top()</text:p>
          </table:table-cell>
          <table:table-cell table:style-name="Table110.B1" office:value-type="string">
            <text:p text:style-name="P22"><text:span text:style-name="T6">获得优先级最高的数据</text:span><text:span text:style-name="T12">.</text:span></text:p>
          </table:table-cell>
        </table:table-row>
        <table:table-row table:style-name="Table110.1">
          <table:table-cell table:style-name="Table110.A1" office:value-type="string">
            <text:p text:style-name="P15">priority_queue_pop()</text:p>
          </table:table-cell>
          <table:table-cell table:style-name="Table110.B1" office:value-type="string">
            <text:p text:style-name="P22"><text:span text:style-name="T6">弹出优先级最高的数据</text:span><text:span text:style-name="T12">.</text:span></text:p>
          </table:table-cell>
        </table:table-row>
      </table:table>
      <text:p text:style-name="P60">priority_queue_t不支持迭代器,所以没有迭代器相关的操作函数.</text:p>
      <text:list xml:id="list869794001" text:continue-numbering="true" text:style-name="WW8Num13">
        <text:list-item>
          <text:list>
            <text:list-item>
              <text:list>
                <text:list-item>
                  <text:h text:style-name="P220" text:outline-level="3">priority_queue_t的使用实例</text:h>
                </text:list-item>
              </text:list>
            </text:list-item>
          </text:list>
        </text:list-item>
      </text:list>
      <text:p text:style-name="P14">#include &lt;stdio.h&gt;</text:p>
      <text:p text:style-name="P14">#include &lt;cstl/cqueue.h&gt;</text:p>
      <text:p text:style-name="P14"/>
      <text:p text:style-name="P14">int main(int argc, char* argv[])</text:p>
      <text:p text:style-name="P14">{</text:p>
      <text:p text:style-name="P14"><text:s text:c="4"/>priority_queue_t t_pq = create_priority_queue(double);</text:p>
      <text:p text:style-name="P14"/>
      <text:p text:style-name="P14"><text:s text:c="4"/>priority_queue_init(&amp;t_pq);</text:p>
      <text:p text:style-name="P14"><text:s text:c="4"/>priority_queue_push(&amp;t_pq, 66.6);</text:p>
      <text:p text:style-name="P14"><text:s text:c="4"/>priority_queue_push(&amp;t_pq, 22.2);</text:p>
      <text:p text:style-name="P14"><text:s text:c="4"/>priority_queue_push(&amp;t_pq, 44.4);</text:p>
      <text:p text:style-name="P14"/>
      <text:p text:style-name="P14"><text:s text:c="4"/>printf("%f ", *(double*)priority_queue_top(&amp;t_pq));</text:p>
      <text:p text:style-name="P14"><text:s text:c="4"/>priority_queue_pop(&amp;t_pq);</text:p>
      <text:p text:style-name="P14"><text:s text:c="4"/>printf("%f ", *(double*)priority_queue_top(&amp;t_pq));</text:p>
      <text:p text:style-name="P14"><text:s text:c="4"/>priority_queue_pop(&amp;t_pq);</text:p>
      <text:p text:style-name="P14"><text:s text:c="4"/>printf("\n");</text:p>
      <text:p text:style-name="P14"/>
      <text:p text:style-name="P14"><text:s text:c="4"/>priority_queue_push(&amp;t_pq, 11.1);</text:p>
      <text:p text:style-name="P14"><text:s text:c="4"/>priority_queue_push(&amp;t_pq, 55.5);</text:p>
      <text:p text:style-name="P14"><text:s text:c="4"/>priority_queue_push(&amp;t_pq, 33.3);</text:p>
      <text:p text:style-name="P14"><text:s text:c="4"/>priority_queue_pop(&amp;t_pq);</text:p>
      <text:p text:style-name="P14"/>
      <text:p text:style-name="P14"><text:s text:c="4"/>while(!priority_queue_empty(&amp;t_pq))</text:p>
      <text:p text:style-name="P14"><text:s text:c="4"/>{</text:p>
      <text:p text:style-name="P14"><text:s text:c="8"/>printf("%f ", *(double*)priority_queue_top(&amp;t_pq));</text:p>
      <text:p text:style-name="P14"><text:s text:c="8"/>priority_queue_pop(&amp;t_pq);</text:p>
      <text:p text:style-name="P14"><text:s text:c="4"/>}</text:p>
      <text:p text:style-name="P14"><text:s text:c="4"/>printf("\n");</text:p>
      <text:p text:style-name="P14"/>
      <text:p text:style-name="P14"><text:s text:c="4"/>priority_queue_destroy(&amp;t_pq);</text:p>
      <text:p text:style-name="P14"><text:soft-page-break/><text:s text:c="4"/>return 0;</text:p>
      <text:p text:style-name="P14">}</text:p>
      <text:p text:style-name="P7">结果:</text:p>
      <text:p text:style-name="P14">66.600000 44.400000 </text:p>
      <text:p text:style-name="P14">33.300000 22.200000 11.100000</text:p>
      <text:list xml:id="list906379838" text:continue-numbering="true" text:style-name="WW8Num13">
        <text:list-item>
          <text:h text:style-name="P195" text:outline-level="1">libcstl字符串</text:h>
        </text:list-item>
      </text:list>
      <text:p text:style-name="P60">这里说的<text:span text:style-name="T14">libcstl</text:span>字符串并不是C语言中的char*或const char*(统称为c-str),而是<text:span text:style-name="T14">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188199623" text:continue-numbering="true" text:style-name="WW8Num13">
        <text:list-item>
          <text:list>
            <text:list-item>
              <text:h text:style-name="P207" text:outline-level="2">两个string_t的使用实例</text:h>
              <text:list>
                <text:list-item>
                  <text:h text:style-name="P220" text:outline-level="3">第一个例子:提取文件名模版</text:h>
                </text:list-item>
              </text:list>
            </text:list-item>
          </text:list>
        </text:list-item>
      </text:list>
      <text:p text:style-name="P69">这个例子使用命令行参数获得文件名模版,例如输入:</text:p>
      <text:p text:style-name="P14">./test prog.dat mydir hello. oops.tmp end.dat</text:p>
      <text:p text:style-name="P7">输出结果如下:</text:p>
      <text:p text:style-name="P14">prog.dat =&gt; prog.tmp</text:p>
      <text:p text:style-name="P14">mydir =&gt; mydir.tmp</text:p>
      <text:p text:style-name="P14">hello. =&gt; hello.tmp</text:p>
      <text:p text:style-name="P14">oops.tmp =&gt; oops.xxx</text:p>
      <text:p text:style-name="P14">end.dat =&gt; end.tmp</text:p>
      <text:p text:style-name="P7">通常文件的后缀替换为.tmp,如果是模版文件”后缀为.tmp”替换为.xxx</text:p>
      <text:p text:style-name="P7">程序如下:</text:p>
      <text:p text:style-name="P14">#include &lt;stdio.h&gt;</text:p>
      <text:p text:style-name="P14">#include &lt;cstl/cstring.h&gt;</text:p>
      <text:p text:style-name="P14"/>
      <text:p text:style-name="P14">int main(int argc, char* argv[])</text:p>
      <text:p text:style-name="P14">{</text:p>
      <text:p text:style-name="P14"><text:tab/> <text:s/>string_t t_basename, t_filename, t_extname, t_tmpname, t_sffuix;</text:p>
      <text:p text:style-name="P14"><text:tab/> <text:s/>int i = 0;</text:p>
      <text:p text:style-name="P14"><text:tab/> <text:s/>size_t t_pos = 0;</text:p>
      <text:p text:style-name="P14"><text:tab/></text:p>
      <text:p text:style-name="P14"><text:tab/> <text:s/>string_init_cstr(&amp;t_sffuix, "tmp");</text:p>
      <text:p text:style-name="P14"><text:tab/> <text:s/>string_init(&amp;t_basename);</text:p>
      <text:p text:style-name="P14"><text:soft-page-break/><text:tab/> <text:s/>string_init(&amp;t_filename);</text:p>
      <text:p text:style-name="P14"><text:tab/> <text:s/>string_init(&amp;t_extname);</text:p>
      <text:p text:style-name="P14"><text:tab/> <text:s/>string_init(&amp;t_tmpname);</text:p>
      <text:p text:style-name="P14"><text:tab/></text:p>
      <text:p text:style-name="P14"><text:tab/> <text:s/>for(i = 1; i &lt; argc; ++i)</text:p>
      <text:p text:style-name="P14"><text:tab/> <text:s/>{</text:p>
      <text:p text:style-name="P14"><text:tab/> <text:s text:c="5"/>string_assign_cstr(&amp;t_filename, argv[i]);</text:p>
      <text:p text:style-name="P14"><text:tab/></text:p>
      <text:p text:style-name="P14"><text:tab/> <text:s text:c="5"/>t_pos = string_find_char(&amp;t_filename, '.', 0);</text:p>
      <text:p text:style-name="P14"><text:tab/> <text:s text:c="5"/>if(t_pos == NPOS)</text:p>
      <text:p text:style-name="P14"><text:tab/> <text:s text:c="5"/>{</text:p>
      <text:p text:style-name="P14"><text:tab/> <text:s text:c="9"/>string_assign(&amp;t_tmpname, &amp;t_filename);</text:p>
      <text:p text:style-name="P14"><text:tab/> <text:s text:c="9"/>string_connect_char(&amp;t_tmpname, '.');</text:p>
      <text:p text:style-name="P14"><text:tab/> <text:s text:c="9"/>string_connect(&amp;t_tmpname, &amp;t_sffuix);</text:p>
      <text:p text:style-name="P14"><text:tab/> <text:s text:c="5"/>}</text:p>
      <text:p text:style-name="P14"><text:tab/> <text:s text:c="5"/>else</text:p>
      <text:p text:style-name="P14"><text:tab/> <text:s text:c="5"/>{</text:p>
      <text:p text:style-name="P14"><text:tab/> <text:s text:c="9"/>string_assign_substring(&amp;t_basename, &amp;t_filename, 0, t_pos);</text:p>
      <text:p text:style-name="P14"><text:tab/> <text:s text:c="9"/>string_assign_substring(&amp;t_extname, &amp;t_filename, t_pos + 1, NPOS);</text:p>
      <text:p text:style-name="P14"><text:tab/></text:p>
      <text:p text:style-name="P14"><text:tab/> <text:s text:c="9"/>string_assign(&amp;t_tmpname, &amp;t_filename);</text:p>
      <text:p text:style-name="P14"><text:tab/> <text:s text:c="9"/>if(string_empty(&amp;t_extname))</text:p>
      <text:p text:style-name="P14"><text:tab/> <text:s text:c="9"/>{</text:p>
      <text:p text:style-name="P14"><text:tab/> <text:s text:c="13"/>string_connect(&amp;t_tmpname, &amp;t_sffuix);</text:p>
      <text:p text:style-name="P14"><text:tab/> <text:s text:c="9"/>}</text:p>
      <text:p text:style-name="P14"><text:tab/> <text:s text:c="9"/>else if(string_equal(&amp;t_extname, &amp;t_sffuix))</text:p>
      <text:p text:style-name="P14"><text:tab/> <text:s text:c="9"/>{</text:p>
      <text:p text:style-name="P14"><text:tab/> <text:s text:c="13"/>string_replace_cstr(&amp;t_tmpname, t_pos + 1, NPOS, "xxx");</text:p>
      <text:p text:style-name="P14"><text:tab/> <text:s text:c="9"/>}</text:p>
      <text:p text:style-name="P14"><text:tab/> <text:s text:c="9"/>else</text:p>
      <text:p text:style-name="P14"><text:tab/> <text:s text:c="9"/>{</text:p>
      <text:p text:style-name="P14"><text:tab/> <text:s text:c="13"/>string_replace(&amp;t_tmpname, t_pos + 1, NPOS, &amp;t_sffuix);</text:p>
      <text:p text:style-name="P14"><text:tab/> <text:s text:c="9"/>}</text:p>
      <text:p text:style-name="P14"><text:tab/> <text:s text:c="5"/>}</text:p>
      <text:p text:style-name="P14"><text:tab/></text:p>
      <text:p text:style-name="P14"><text:tab/> <text:s text:c="5"/>printf("%s =&gt; %s\n", </text:p>
      <text:p text:style-name="P74">string_c_str(&amp;t_filename), string_c_str(&amp;t_tmpname));</text:p>
      <text:p text:style-name="P14"><text:tab/> <text:s/>}</text:p>
      <text:p text:style-name="P14"><text:tab/></text:p>
      <text:p text:style-name="P14"><text:tab/> <text:s/>string_destroy(&amp;t_sffuix);</text:p>
      <text:p text:style-name="P14"><text:tab/> <text:s/>string_destroy(&amp;t_basename);</text:p>
      <text:p text:style-name="P14"><text:tab/> <text:s/>string_destroy(&amp;t_filename);</text:p>
      <text:p text:style-name="P14"><text:tab/> <text:s/>string_destroy(&amp;t_extname);</text:p>
      <text:p text:style-name="P14"><text:tab/> <text:s/>string_destroy(&amp;t_tmpname);</text:p>
      <text:p text:style-name="P14"><text:soft-page-break/><text:s text:c="6"/>return 0;</text:p>
      <text:p text:style-name="P14">}</text:p>
      <text:p text:style-name="P14"/>
      <text:p text:style-name="P7">首先是包含头文件</text:p>
      <text:p text:style-name="P14">#include &lt;cstl/cstring.h&gt;</text:p>
      <text:p text:style-name="Standard"><text:span text:style-name="T6">要使用</text:span><text:span text:style-name="T11">string_t</text:span><text:span text:style-name="T6">类型就必须包含上面的头文件.</text:span></text:p>
      <text:p text:style-name="P7"/>
      <text:p text:style-name="Standard"><text:span text:style-name="T6">接下来是创建</text:span><text:span text:style-name="T11">string_t</text:span><text:span text:style-name="T6">类型的变量:</text:span></text:p>
      <text:p text:style-name="P14">string_t t_basename, t_filename, t_extname, t_tmpname, t_sffuix;</text:p>
      <text:p text:style-name="Standard"><text:span text:style-name="T6">创建</text:span><text:span text:style-name="T11">string_t</text:span><text:span text:style-name="T6">类型的变量不需要使用</text:span><text:span text:style-name="T11">create_string()</text:span><text:span text:style-name="T6">这样的函数,因为</text:span><text:span text:style-name="T11">string_t</text:span><text:span text:style-name="T6">类型中保存的就是</text:span><text:span text:style-name="T11">char</text:span><text:span text:style-name="T6">类型,所以不用指定数据类型,因此</text:span><text:span text:style-name="T9">libcstl</text:span><text:span text:style-name="T6">也没有提供</text:span><text:span text:style-name="T11">create_string()</text:span><text:span text:style-name="T6">操作函数.</text:span></text:p>
      <text:p text:style-name="P7"/>
      <text:p text:style-name="P7">下面是初始化string_t类型的变量:</text:p>
      <text:p text:style-name="P14">string_init_cstr(&amp;t_sffuix, "tmp");</text:p>
      <text:p text:style-name="P14">string_init(&amp;t_basename);</text:p>
      <text:p text:style-name="P14">string_init(&amp;t_filename);</text:p>
      <text:p text:style-name="P14">string_init(&amp;t_extname);</text:p>
      <text:p text:style-name="P14">string_init(&amp;t_tmpname);</text:p>
      <text:p text:style-name="Standard"><text:span text:style-name="T6">你可以直接使用字符串常量直接对</text:span><text:span text:style-name="T11">string_t</text:span><text:span text:style-name="T6">类型的变量进行初始化如:</text:span><text:span text:style-name="T11"> </text:span></text:p>
      <text:p text:style-name="P14">string_init_cstr(&amp;t_sffuix, "tmp");</text:p>
      <text:p text:style-name="Standard"><text:span text:style-name="T6">也可以将</text:span><text:span text:style-name="T11">string_t</text:span><text:span text:style-name="T6">类型初始化为一个空字符串.如其余4个</text:span><text:span text:style-name="T11">string_t</text:span><text:span text:style-name="T6">类型的变量.</text:span></text:p>
      <text:p text:style-name="P7"/>
      <text:p text:style-name="Standard"><text:span text:style-name="T6">为</text:span><text:span text:style-name="T11">string_t</text:span><text:span text:style-name="T6">类型变量赋值:</text:span></text:p>
      <text:p text:style-name="P14">string_assign_cstr(&amp;t_filename, argv[i]);</text:p>
      <text:p text:style-name="Standard"><text:span text:style-name="T6">直接使用来自于命令行的参数的字符串为</text:span><text:span text:style-name="T11">string_t</text:span><text:span text:style-name="T6">类型的变量赋值.</text:span></text:p>
      <text:p text:style-name="P14">string_assign(&amp;t_tmpname, &amp;t_filename);</text:p>
      <text:p text:style-name="Standard"><text:span text:style-name="T6">使用另一个</text:span><text:span text:style-name="T11">string_t</text:span><text:span text:style-name="T6">类型赋值.</text:span></text:p>
      <text:p text:style-name="P14">string_assign_substring(&amp;t_basename, &amp;t_filename, 0, t_pos);</text:p>
      <text:p text:style-name="Standard"><text:span text:style-name="T6">使用</text:span><text:span text:style-name="T11">string_t</text:span><text:span text:style-name="T6">的子串赋值.</text:span></text:p>
      <text:p text:style-name="P7"/>
      <text:p text:style-name="Standard"><text:span text:style-name="T6">在</text:span><text:span text:style-name="T11">string_t</text:span><text:span text:style-name="T6">类型中查找字符:</text:span></text:p>
      <text:p text:style-name="P14">t_pos = string_find_char(&amp;t_filename, '.', 0);</text:p>
      <text:p text:style-name="Standard"><text:span text:style-name="T6">这个操作函数返回的是</text:span><text:span text:style-name="T11">size_t</text:span><text:span text:style-name="T6">类型的值表示字符在</text:span><text:span text:style-name="T11">string_t</text:span><text:span text:style-name="T6">类型中的位置.如果没有找到则返回</text:span><text:span text:style-name="T11">NPOS</text:span><text:span text:style-name="T6">表示查找失败:</text:span></text:p>
      <text:p text:style-name="P14">if(t_pos == NPOS)</text:p>
      <text:p text:style-name="P7"/>
      <text:p text:style-name="Standard"><text:span text:style-name="T6">连接</text:span><text:span text:style-name="T11">string_t</text:span><text:span text:style-name="T6">:</text:span></text:p>
      <text:p text:style-name="P14">string_connect_char(&amp;t_tmpname, '.');</text:p>
      <text:p text:style-name="P14">string_connect(&amp;t_tmpname, &amp;t_sffuix);</text:p>
      <text:p text:style-name="Standard"><text:span text:style-name="T6">可以将单个字符连接到</text:span><text:span text:style-name="T11">string_t</text:span><text:span text:style-name="T6">类型,或者将两个</text:span><text:span text:style-name="T11">string_t</text:span><text:span text:style-name="T6">类型连接在一起.</text:span></text:p>
      <text:p text:style-name="P7"/>
      <text:p text:style-name="Standard"><text:span text:style-name="T6">判断</text:span><text:span text:style-name="T11">string_t</text:span><text:span text:style-name="T6">类型是否为空:</text:span></text:p>
      <text:p text:style-name="P14">if(string_empty(&amp;t_extname))</text:p>
      <text:p text:style-name="Standard"><text:span text:style-name="T6">判断两个</text:span><text:span text:style-name="T11">string_t</text:span><text:span text:style-name="T6">是否相等:</text:span></text:p>
      <text:p text:style-name="P14"><text:soft-page-break/>if(string_equal(&amp;t_extname, &amp;t_sffuix))</text:p>
      <text:p text:style-name="P7"/>
      <text:p text:style-name="P7">对string_t类型进行替换:</text:p>
      <text:p text:style-name="P14">string_replace_cstr(&amp;t_tmpname, t_pos + 1, NPOS, "xxx");</text:p>
      <text:p text:style-name="P14">string_replace(&amp;t_tmpname, t_pos + 1, NPOS, &amp;t_sffuix);</text:p>
      <text:p text:style-name="Standard"><text:span text:style-name="T12">可以使用字符串常量进行替换也可以使用另一个</text:span><text:span text:style-name="T11">string_t</text:span><text:span text:style-name="T6">类型进行替换.</text:span></text:p>
      <text:p text:style-name="P7"/>
      <text:p text:style-name="P7">获得C字符串:</text:p>
      <text:p text:style-name="P14">string_c_str(&amp;t_filename);</text:p>
      <text:p text:style-name="P7">这样可以获得C字符串.</text:p>
      <text:p text:style-name="P7"/>
      <text:list xml:id="list231477589" text:continue-numbering="true" text:style-name="WW8Num13">
        <text:list-item>
          <text:list>
            <text:list-item>
              <text:list>
                <text:list-item>
                  <text:h text:style-name="P220" text:outline-level="3">第二个例子:提取单词并逆序打印</text:h>
                </text:list-item>
              </text:list>
            </text:list-item>
          </text:list>
        </text:list-item>
      </text:list>
      <text:p text:style-name="P14">#include &lt;stdio.h&gt;</text:p>
      <text:p text:style-name="P14">#include &lt;cstl/cstring.h&gt;</text:p>
      <text:p text:style-name="P14"/>
      <text:p text:style-name="P14">int main(int argc, char* argv[])</text:p>
      <text:p text:style-name="P14">{</text:p>
      <text:p text:style-name="P14"><text:s text:c="4"/>string_t t_delims, t_str;</text:p>
      <text:p text:style-name="P14"/>
      <text:p text:style-name="P14"><text:s text:c="4"/>string_init_cstr(&amp;t_delims, " \t,.:");</text:p>
      <text:p text:style-name="P14"><text:s text:c="4"/>string_init(&amp;t_str);</text:p>
      <text:p text:style-name="P14"/>
      <text:p text:style-name="P14"><text:s text:c="4"/>while(string_getline(&amp;t_str, stdin))</text:p>
      <text:p text:style-name="P14"><text:s text:c="4"/>{</text:p>
      <text:p text:style-name="P14"><text:s text:c="8"/>size_t t_beginx, t_endinx;</text:p>
      <text:p text:style-name="P14"><text:s text:c="8"/>int i = 0;</text:p>
      <text:p text:style-name="P14"/>
      <text:p text:style-name="P14"><text:s text:c="8"/>t_beginx = string_find_first_not_of(&amp;t_str, &amp;t_delims, 0);</text:p>
      <text:p text:style-name="P14"><text:s text:c="8"/>while(t_beginx != NPOS)</text:p>
      <text:p text:style-name="P14"><text:s text:c="8"/>{</text:p>
      <text:p text:style-name="P14"><text:s text:c="12"/>t_endinx = string_find_first_of(&amp;t_str, &amp;t_delims, t_beginx);</text:p>
      <text:p text:style-name="P14"><text:s text:c="12"/>if(t_endinx == NPOS)</text:p>
      <text:p text:style-name="P14"><text:s text:c="12"/>{</text:p>
      <text:p text:style-name="P14"><text:s text:c="16"/>t_endinx = string_length(&amp;t_str);</text:p>
      <text:p text:style-name="P14"><text:s text:c="12"/>}</text:p>
      <text:p text:style-name="P14"/>
      <text:p text:style-name="P14"><text:s text:c="12"/>for(i = t_endinx - 1; i &gt;= (int)t_beginx; --i)</text:p>
      <text:p text:style-name="P14"><text:s text:c="12"/>{</text:p>
      <text:p text:style-name="P14"><text:s text:c="16"/>printf("%c", *string_at(&amp;t_str, i));</text:p>
      <text:p text:style-name="P14"><text:s text:c="12"/>}</text:p>
      <text:p text:style-name="P14"><text:soft-page-break/><text:s text:c="12"/>printf(" ");</text:p>
      <text:p text:style-name="P14"/>
      <text:p text:style-name="P14"><text:s text:c="12"/>t_beginx = string_find_first_not_of(&amp;t_str, &amp;t_delims, t_endinx);</text:p>
      <text:p text:style-name="P14"><text:s text:c="8"/>}</text:p>
      <text:p text:style-name="P14"><text:s text:c="8"/>printf("\n");</text:p>
      <text:p text:style-name="P14"><text:s text:c="4"/>}</text:p>
      <text:p text:style-name="P14"/>
      <text:p text:style-name="P14"><text:s text:c="4"/>string_destroy(&amp;t_delims);</text:p>
      <text:p text:style-name="P14"/>
      <text:p text:style-name="P14"><text:s text:c="4"/>return 0;</text:p>
      <text:p text:style-name="P14">}</text:p>
      <text:p text:style-name="P60">在程序的开始,所有自定义的分隔符都定义在t_delms中</text:p>
      <text:p text:style-name="P14">string_init_cstr(&amp;t_delims, " \t,.:");</text:p>
      <text:p text:style-name="P7">换行符当然也是分隔符,但是没有必要特殊处理换行符,因为程序是按行读取数据的.</text:p>
      <text:p text:style-name="P14">while(string_getline(&amp;t_str, stdin))</text:p>
      <text:p text:style-name="P7">这个函数从指定的流中一行一行的读取数据.接下来使用分隔符来区分单词,首先找到单词的开头.</text:p>
      <text:p text:style-name="P14">t_beginx = string_find_first_not_of(&amp;t_str, &amp;t_delims, 0);</text:p>
      <text:p text:style-name="P7">这是从一行的开始位置查找第一个不是分隔符的字符即为第一个单词的开头.接下来检查查找的结果:</text:p>
      <text:p text:style-name="P14">while(t_beginx != NPOS)</text:p>
      <text:p text:style-name="P7">NPOS表示查找失败,如果查找没有失败我们通过找到下一个分隔符字符来确定一个单词的末尾.</text:p>
      <text:p text:style-name="P14">t_endinx = string_find_first_of(&amp;t_str, &amp;t_delims, t_beginx);</text:p>
      <text:p text:style-name="P7">如果没有找到就使用这一行的行尾作为单词的结尾.</text:p>
      <text:p text:style-name="P14">if(t_endinx == NPOS)</text:p>
      <text:p text:style-name="P14">{</text:p>
      <text:p text:style-name="P75">t_endinx = string_length(&amp;t_str);</text:p>
      <text:p text:style-name="P14">}</text:p>
      <text:p text:style-name="P7">确定了单词的开始和结尾然后逆序打印单词.</text:p>
      <text:p text:style-name="P14">for(i = t_endinx - 1; i &gt;= (int)t_beginx; --i)</text:p>
      <text:p text:style-name="P14">{</text:p>
      <text:p text:style-name="P76">printf("%c", *string_at(&amp;t_str, i));</text:p>
      <text:p text:style-name="P14">}</text:p>
      <text:p text:style-name="P14">printf(" ");</text:p>
      <text:p text:style-name="P7">然后重复上面的步骤.</text:p>
      <text:p text:style-name="P7">如果输入的语句为</text:p>
      <text:p text:style-name="P14">pots &amp; pans</text:p>
      <text:p text:style-name="P14">I saw a reed</text:p>
      <text:p text:style-name="P7">数据结果为</text:p>
      <text:p text:style-name="P14">stop &amp; snap</text:p>
      <text:p text:style-name="P14">I was a deer</text:p>
      <text:list xml:id="list1738469628" text:continue-numbering="true" text:style-name="WW8Num13">
        <text:list-item>
          <text:list>
            <text:list-item>
              <text:h text:style-name="P207" text:outline-level="2"><text:soft-page-break/>string_t类型的描述</text:h>
              <text:list>
                <text:list-item>
                  <text:h text:style-name="P220" text:outline-level="3">strint_t的能力</text:h>
                </text:list-item>
              </text:list>
            </text:list-item>
          </text:list>
        </text:list-item>
      </text:list>
      <text:p text:style-name="P59"><text:span text:style-name="T11">string_t</text:span><text:span text:style-name="T6">类型是一个序列容器,专门用来存储</text:span><text:span text:style-name="T11">char</text:span><text:span text:style-name="T6">类型,它包含了所有的序列容器的操作,同时它有包含了很多针对字符串的操作函数.</text:span></text:p>
      <text:p text:style-name="Standard"><text:span text:style-name="T6"><text:tab/>要使用</text:span><text:span text:style-name="T11">string_t</text:span><text:span text:style-name="T6">类型必须包含头文件</text:span><text:span text:style-name="T11">&lt;cstl/cstring.h&gt;</text:span></text:p>
      <text:p text:style-name="P14">#include &lt;cstl/cstring.h&gt;</text:p>
      <text:p text:style-name="P7"/>
      <text:list xml:id="list1443590138" text:continue-numbering="true" text:style-name="WW8Num13">
        <text:list-item>
          <text:list>
            <text:list-item>
              <text:list>
                <text:list-item>
                  <text:h text:style-name="P220" text:outline-level="3">string_t的操作概览</text:h>
                </text:list-item>
              </text:list>
            </text:list-item>
          </text:list>
        </text:list-item>
      </text:list>
      <text:p text:style-name="P59"><text:span text:style-name="T11">string_t</text:span><text:span text:style-name="T6">是序列容器同时它保存的是</text:span><text:span text:style-name="T11">char</text:span><text:span text:style-name="T6">类型的数据,所以它还具有很多针对字符串的特殊操作.因此,</text:span><text:span text:style-name="T11">string_t</text:span><text:span text:style-name="T6">的操作函数即支持迭代器,同时又支持字符串.下面列出了</text:span><text:span text:style-name="T11">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9">参数形式</text:p>
          </table:table-cell>
          <table:table-cell table:style-name="Table111.A1" office:value-type="string">
            <text:p text:style-name="P9">参数含义</text:p>
          </table:table-cell>
          <table:table-cell table:style-name="Table111.C1" office:value-type="string">
            <text:p text:style-name="P9">典型后缀</text:p>
          </table:table-cell>
        </table:table-row>
        <table:table-row table:style-name="Table111.1">
          <table:table-cell table:style-name="Table111.A2" office:value-type="string">
            <text:p text:style-name="P22"><text:span text:style-name="T11">const </text:span><text:span text:style-name="T11">string_t* cpt_string</text:span></text:p>
          </table:table-cell>
          <table:table-cell table:style-name="Table111.A2" office:value-type="string">
            <text:p text:style-name="P20">整个string_t类型.</text:p>
          </table:table-cell>
          <table:table-cell table:style-name="Table111.C2" office:value-type="string">
            <text:p text:style-name="P20">--</text:p>
          </table:table-cell>
        </table:table-row>
        <table:table-row table:style-name="Table111.1">
          <table:table-cell table:style-name="Table111.A2" office:value-type="string">
            <text:p text:style-name="P15">const string_t* cpt_string, </text:p>
            <text:p text:style-name="P14">size_t t_pos,</text:p>
            <text:p text:style-name="P14">size_t t_len</text:p>
          </table:table-cell>
          <table:table-cell table:style-name="Table111.A2" office:value-type="string">
            <text:p text:style-name="P20">cpt_string中从t_pos开始的最多t_len个字符.</text:p>
          </table:table-cell>
          <table:table-cell table:style-name="Table111.C2" office:value-type="string">
            <text:p text:style-name="P20">substring</text:p>
          </table:table-cell>
        </table:table-row>
        <table:table-row table:style-name="Table111.1">
          <table:table-cell table:style-name="Table111.A2" office:value-type="string">
            <text:p text:style-name="P15">const char* s_cstr</text:p>
          </table:table-cell>
          <table:table-cell table:style-name="Table111.A2" office:value-type="string">
            <text:p text:style-name="P20">整个C字符串.</text:p>
          </table:table-cell>
          <table:table-cell table:style-name="Table111.C2" office:value-type="string">
            <text:p text:style-name="P20">cstr</text:p>
          </table:table-cell>
        </table:table-row>
        <table:table-row table:style-name="Table111.1">
          <table:table-cell table:style-name="Table111.A2" office:value-type="string">
            <text:p text:style-name="P15">const char* s_cstr,</text:p>
            <text:p text:style-name="P14">size_t t_len</text:p>
          </table:table-cell>
          <table:table-cell table:style-name="Table111.A2" office:value-type="string">
            <text:p text:style-name="P20">C字符串中的前t_len个字符.</text:p>
          </table:table-cell>
          <table:table-cell table:style-name="Table111.C2" office:value-type="string">
            <text:p text:style-name="P20">subcstr</text:p>
          </table:table-cell>
        </table:table-row>
        <table:table-row table:style-name="Table111.1">
          <table:table-cell table:style-name="Table111.A2" office:value-type="string">
            <text:p text:style-name="P15">size_t t_count,</text:p>
            <text:p text:style-name="P14">char c_char</text:p>
          </table:table-cell>
          <table:table-cell table:style-name="Table111.A2" office:value-type="string">
            <text:p text:style-name="P20">t_count个字符.</text:p>
          </table:table-cell>
          <table:table-cell table:style-name="Table111.C2" office:value-type="string">
            <text:p text:style-name="P20">char</text:p>
          </table:table-cell>
        </table:table-row>
        <table:table-row table:style-name="Table111.1">
          <table:table-cell table:style-name="Table111.A2" office:value-type="string">
            <text:p text:style-name="P15">string_iterator_t t_begin,</text:p>
            <text:p text:style-name="P14">string_iterator_t t_end</text:p>
          </table:table-cell>
          <table:table-cell table:style-name="Table111.A2" office:value-type="string">
            <text:p text:style-name="P20">数据区间[t_begin, t_end)</text:p>
          </table:table-cell>
          <table:table-cell table:style-name="Table111.C2" office:value-type="string">
            <text:p text:style-name="P20">range</text:p>
          </table:table-cell>
        </table:table-row>
      </table:table>
      <text:p text:style-name="P7">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9"/>
          </table:table-cell>
          <table:table-cell table:style-name="Table112.A1" office:value-type="string">
            <text:p text:style-name="P16">string</text:p>
          </table:table-cell>
          <table:table-cell table:style-name="Table112.A1" office:value-type="string">
            <text:p text:style-name="P16">substring</text:p>
          </table:table-cell>
          <table:table-cell table:style-name="Table112.A1" office:value-type="string">
            <text:p text:style-name="P16">cstr</text:p>
          </table:table-cell>
          <table:table-cell table:style-name="Table112.A1" office:value-type="string">
            <text:p text:style-name="P16">subcstr</text:p>
          </table:table-cell>
          <table:table-cell table:style-name="Table112.A1" office:value-type="string">
            <text:p text:style-name="P16">char</text:p>
          </table:table-cell>
          <table:table-cell table:style-name="Table112.G1" office:value-type="string">
            <text:p text:style-name="P16">range</text:p>
          </table:table-cell>
        </table:table-row>
        <table:table-row table:style-name="Table112.1">
          <table:table-cell table:style-name="Table112.A1" office:value-type="string">
            <text:p text:style-name="P8">初始化</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G2" office:value-type="string">
            <text:p text:style-name="P15">yes</text:p>
          </table:table-cell>
        </table:table-row>
        <table:table-row table:style-name="Table112.1">
          <table:table-cell table:style-name="Table112.A1" office:value-type="string">
            <text:p text:style-name="P8">赋值</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G2" office:value-type="string">
            <text:p text:style-name="P15">yes</text:p>
          </table:table-cell>
        </table:table-row>
        <table:table-row table:style-name="Table112.1">
          <table:table-cell table:style-name="Table112.A1" office:value-type="string">
            <text:p text:style-name="P8">添加</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G2" office:value-type="string">
            <text:p text:style-name="P15">yes</text:p>
          </table:table-cell>
        </table:table-row>
        <table:table-row table:style-name="Table112.1">
          <table:table-cell table:style-name="Table112.A1" office:value-type="string">
            <text:p text:style-name="P8">比较</text:p>
          </table:table-cell>
          <table:table-cell table:style-name="Table112.B2" office:value-type="string">
            <text:p text:style-name="P15">yes</text:p>
          </table:table-cell>
          <table:table-cell table:style-name="Table112.B2" office:value-type="string">
            <text:p text:style-name="P15">--</text:p>
          </table:table-cell>
          <table:table-cell table:style-name="Table112.B2" office:value-type="string">
            <text:p text:style-name="P15">yes</text:p>
          </table:table-cell>
          <table:table-cell table:style-name="Table112.B2" office:value-type="string">
            <text:p text:style-name="P15">--</text:p>
          </table:table-cell>
          <table:table-cell table:style-name="Table112.B2" office:value-type="string">
            <text:p text:style-name="P15">--</text:p>
          </table:table-cell>
          <table:table-cell table:style-name="Table112.G2" office:value-type="string">
            <text:p text:style-name="P15">--</text:p>
          </table:table-cell>
        </table:table-row>
        <table:table-row table:style-name="Table112.1">
          <table:table-cell table:style-name="Table112.A1" office:value-type="string">
            <text:p text:style-name="P8">compare</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text:p>
          </table:table-cell>
          <table:table-cell table:style-name="Table112.G2" office:value-type="string">
            <text:p text:style-name="P15">--</text:p>
          </table:table-cell>
        </table:table-row>
        <table:table-row table:style-name="Table112.1">
          <table:table-cell table:style-name="Table112.A1" office:value-type="string">
            <text:p text:style-name="P8">connect</text:p>
          </table:table-cell>
          <table:table-cell table:style-name="Table112.B2" office:value-type="string">
            <text:p text:style-name="P15">yes</text:p>
          </table:table-cell>
          <table:table-cell table:style-name="Table112.B2" office:value-type="string">
            <text:p text:style-name="P15">--</text:p>
          </table:table-cell>
          <table:table-cell table:style-name="Table112.B2" office:value-type="string">
            <text:p text:style-name="P15">yes</text:p>
          </table:table-cell>
          <table:table-cell table:style-name="Table112.B2" office:value-type="string">
            <text:p text:style-name="P15">--</text:p>
          </table:table-cell>
          <table:table-cell table:style-name="Table112.B2" office:value-type="string">
            <text:p text:style-name="P15">yes</text:p>
          </table:table-cell>
          <table:table-cell table:style-name="Table112.G2" office:value-type="string">
            <text:p text:style-name="P15">--</text:p>
          </table:table-cell>
        </table:table-row>
        <table:table-row table:style-name="Table112.1">
          <table:table-cell table:style-name="Table112.A1" office:value-type="string">
            <text:p text:style-name="P8">find</text:p>
          </table:table-cell>
          <table:table-cell table:style-name="Table112.B2" office:value-type="string">
            <text:p text:style-name="P15">yes</text:p>
          </table:table-cell>
          <table:table-cell table:style-name="Table112.B2" office:value-type="string">
            <text:p text:style-name="P15">--</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G2" office:value-type="string">
            <text:p text:style-name="P15">--</text:p>
          </table:table-cell>
        </table:table-row>
        <table:table-row table:style-name="Table112.1">
          <table:table-cell table:style-name="Table112.A1" office:value-type="string">
            <text:p text:style-name="P8">push_back</text:p>
          </table:table-cell>
          <table:table-cell table:style-name="Table112.B2" office:value-type="string">
            <text:p text:style-name="P15">--</text:p>
          </table:table-cell>
          <table:table-cell table:style-name="Table112.B2" office:value-type="string">
            <text:p text:style-name="P15">--</text:p>
          </table:table-cell>
          <table:table-cell table:style-name="Table112.B2" office:value-type="string">
            <text:p text:style-name="P15">--</text:p>
          </table:table-cell>
          <table:table-cell table:style-name="Table112.B2" office:value-type="string">
            <text:p text:style-name="P15">--</text:p>
          </table:table-cell>
          <table:table-cell table:style-name="Table112.B2" office:value-type="string">
            <text:p text:style-name="P15">yes</text:p>
          </table:table-cell>
          <table:table-cell table:style-name="Table112.G2" office:value-type="string">
            <text:p text:style-name="P15">--</text:p>
          </table:table-cell>
        </table:table-row>
        <table:table-row table:style-name="Table112.1">
          <table:table-cell table:style-name="Table112.A1" office:value-type="string">
            <text:p text:style-name="P8">插入(下标版本)</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G2" office:value-type="string">
            <text:p text:style-name="P15">--</text:p>
          </table:table-cell>
        </table:table-row>
        <table:table-row table:style-name="Table112.1">
          <table:table-cell table:style-name="Table112.A1" office:value-type="string">
            <text:p text:style-name="P8">插入(迭代器版本)</text:p>
          </table:table-cell>
          <table:table-cell table:style-name="Table112.B2" office:value-type="string">
            <text:p text:style-name="P15">--</text:p>
          </table:table-cell>
          <table:table-cell table:style-name="Table112.B2" office:value-type="string">
            <text:p text:style-name="P15">--</text:p>
          </table:table-cell>
          <table:table-cell table:style-name="Table112.B2" office:value-type="string">
            <text:p text:style-name="P15">--</text:p>
          </table:table-cell>
          <table:table-cell table:style-name="Table112.B2" office:value-type="string">
            <text:p text:style-name="P15">--</text:p>
          </table:table-cell>
          <table:table-cell table:style-name="Table112.B2" office:value-type="string">
            <text:p text:style-name="P15">yes</text:p>
          </table:table-cell>
          <table:table-cell table:style-name="Table112.G2" office:value-type="string">
            <text:p text:style-name="P15">yes</text:p>
          </table:table-cell>
        </table:table-row>
        <table:table-row table:style-name="Table112.1">
          <table:table-cell table:style-name="Table112.A1" office:value-type="string">
            <text:p text:style-name="P8">替换(下标<text:soft-page-break/>版本)</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G2" office:value-type="string">
            <text:p text:style-name="P15">--</text:p>
          </table:table-cell>
        </table:table-row>
        <table:table-row table:style-name="Table112.1">
          <table:table-cell table:style-name="Table112.A1" office:value-type="string">
            <text:p text:style-name="P8">替换(迭代器版本)</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B2" office:value-type="string">
            <text:p text:style-name="P15">yes</text:p>
          </table:table-cell>
          <table:table-cell table:style-name="Table112.G2" office:value-type="string">
            <text:p text:style-name="P15">yes</text:p>
          </table:table-cell>
        </table:table-row>
      </table:table>
      <text:p text:style-name="P7"/>
      <text:list xml:id="list2168778979" text:continue-numbering="true" text:style-name="WW8Num13">
        <text:list-item>
          <text:list>
            <text:list-item>
              <text:list>
                <text:list-item>
                  <text:h text:style-name="P220"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15">string_init()</text:p>
          </table:table-cell>
          <table:table-cell table:style-name="Table113.B1" office:value-type="string">
            <text:p text:style-name="P20">初始化一个空的string_t容器类型.</text:p>
          </table:table-cell>
        </table:table-row>
        <table:table-row table:style-name="Table113.1">
          <table:table-cell table:style-name="Table113.A1" office:value-type="string">
            <text:p text:style-name="P15">string_init_cstr()</text:p>
          </table:table-cell>
          <table:table-cell table:style-name="Table113.B1" office:value-type="string">
            <text:p text:style-name="P20">使用一个字符串常量初始化一个string_t容器类型.</text:p>
          </table:table-cell>
        </table:table-row>
        <table:table-row table:style-name="Table113.1">
          <table:table-cell table:style-name="Table113.A1" office:value-type="string">
            <text:p text:style-name="P15">string_init_subcstr()</text:p>
          </table:table-cell>
          <table:table-cell table:style-name="Table113.B1" office:value-type="string">
            <text:p text:style-name="P20">使用子字符串初始化一个string_t容器类型.</text:p>
          </table:table-cell>
        </table:table-row>
        <table:table-row table:style-name="Table113.1">
          <table:table-cell table:style-name="Table113.A1" office:value-type="string">
            <text:p text:style-name="P15">string_init_char()</text:p>
          </table:table-cell>
          <table:table-cell table:style-name="Table113.B1" office:value-type="string">
            <text:p text:style-name="P20">使用n个指定字符初始化一个string_t容器类型.</text:p>
          </table:table-cell>
        </table:table-row>
        <table:table-row table:style-name="Table113.1">
          <table:table-cell table:style-name="Table113.A1" office:value-type="string">
            <text:p text:style-name="P15">string_init_copy()</text:p>
          </table:table-cell>
          <table:table-cell table:style-name="Table113.B1" office:value-type="string">
            <text:p text:style-name="P20">使用另一个string_t类型来初始化一个string_t容器类型.</text:p>
          </table:table-cell>
        </table:table-row>
        <table:table-row table:style-name="Table113.1">
          <table:table-cell table:style-name="Table113.A1" office:value-type="string">
            <text:p text:style-name="P15">string_init_copy_substring()</text:p>
          </table:table-cell>
          <table:table-cell table:style-name="Table113.B1" office:value-type="string">
            <text:p text:style-name="P20">使用另一个string_t类型的子串来初始化一个string_t容器类型.</text:p>
          </table:table-cell>
        </table:table-row>
        <table:table-row table:style-name="Table113.1">
          <table:table-cell table:style-name="Table113.A1" office:value-type="string">
            <text:p text:style-name="P15">string_init_copy_range()</text:p>
          </table:table-cell>
          <table:table-cell table:style-name="Table113.B1" office:value-type="string">
            <text:p text:style-name="P20">使用一个数据区间来初始化一个string_t容器类型.</text:p>
          </table:table-cell>
        </table:table-row>
        <table:table-row table:style-name="Table113.1">
          <table:table-cell table:style-name="Table113.A1" office:value-type="string">
            <text:p text:style-name="P15">string_destroy()</text:p>
          </table:table-cell>
          <table:table-cell table:style-name="Table113.B1" office:value-type="string">
            <text:p text:style-name="P20">销毁string_t容器类型.</text:p>
          </table:table-cell>
        </table:table-row>
      </table:table>
      <text:p text:style-name="P59"><text:span text:style-name="T11">string_t</text:span><text:span text:style-name="T6">容器中只能保存</text:span><text:span text:style-name="T11">char</text:span><text:span text:style-name="T6">类型的数据,所以对于</text:span><text:span text:style-name="T11">string_t</text:span><text:span text:style-name="T6">容器类型就确定下来了,所以不需要创建类型的函数,因此</text:span><text:span text:style-name="T9">libcstl</text:span><text:span text:style-name="T6">没有提供</text:span><text:span text:style-name="T11">create_string()</text:span><text:span text:style-name="T6">函数.</text:span></text:p>
      <text:list xml:id="list1838591975" text:continue-numbering="true" text:style-name="WW8Num13">
        <text:list-item>
          <text:list>
            <text:list-item>
              <text:list>
                <text:list-item>
                  <text:h text:style-name="P220"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15">string_c_str()</text:p>
          </table:table-cell>
          <table:table-cell table:style-name="Table114.B1" office:value-type="string">
            <text:p text:style-name="P20">返回一个指向以’\0’结尾的字符数组的指针.</text:p>
          </table:table-cell>
        </table:table-row>
        <table:table-row table:style-name="Table114.1">
          <table:table-cell table:style-name="Table114.A1" office:value-type="string">
            <text:p text:style-name="P15">string_data()</text:p>
          </table:table-cell>
          <table:table-cell table:style-name="Table114.B1" office:value-type="string">
            <text:p text:style-name="P20">返回一个指向字符数组的指针.</text:p>
          </table:table-cell>
        </table:table-row>
        <table:table-row table:style-name="Table114.1">
          <table:table-cell table:style-name="Table114.A1" office:value-type="string">
            <text:p text:style-name="P15">string_copy()</text:p>
          </table:table-cell>
          <table:table-cell table:style-name="Table114.B1" office:value-type="string">
            <text:p text:style-name="P20">将string_t的子串拷贝到用户指定的缓冲区中.</text:p>
          </table:table-cell>
        </table:table-row>
      </table:table>
      <text:p text:style-name="P60">这三个操作函数都是提供了从string_t到C字符串的转换,它们的结果都是普通的C字符串或C字符数组,但是它们之间是有区别的.</text:p>
      <text:p text:style-name="P59"><text:span text:style-name="T11">string_c_str()</text:span><text:span text:style-name="T12">返回一个指向以’\0’结尾的字符数组的指针</text:span><text:span text:style-name="T6">,</text:span><text:span text:style-name="T12">但是</text:span><text:span text:style-name="T11">string_data()</text:span><text:span text:style-name="T12">返回一个指向字符数组的指针</text:span><text:span text:style-name="T6">并没有明确说明数组是不是以</text:span><text:span text:style-name="T12">’\0’</text:span><text:span text:style-name="T6">结尾的</text:span><text:span text:style-name="T12">.同时</text:span><text:span text:style-name="T11">string_copy()</text:span><text:span text:style-name="T6">只是</text:span><text:span text:style-name="T12">将string_t的子串拷贝到用户指定的缓冲区中</text:span><text:span text:style-name="T6">,</text:span><text:span text:style-name="T12">并不会在拷贝的字符后面自动的添加’\0’.</text:span></text:p>
      <text:p text:style-name="P62">strint_t t_str;</text:p>
      <text:p text:style-name="P62">string_init_cstr(&amp;t_str, “12345”);</text:p>
      <text:p text:style-name="P63"/>
      <text:p text:style-name="P59"><text:span text:style-name="T11">atoi(string_c_str(&amp;t_str)); <text:s/></text:span><text:span text:style-name="T12"><text:s text:c="23"/>/* 将字符串转变成整数 */</text:span></text:p>
      <text:p text:style-name="P59"><text:span text:style-name="T11">f(string_data(&amp;t_str), string_length(&amp;t_str));</text:span><text:span text:style-name="T12"> <text:s/>/* 使用字符数组及其长度最为参数</text:span></text:p>
      <text:p text:style-name="P63"><text:s text:c="61"/>调用函数f() */</text:p>
      <text:p text:style-name="P62">char ac_buf[100];</text:p>
      <text:p text:style-name="P59"><text:span text:style-name="T11">string_copy(&amp;t_str, ac_buff, 100, 2);</text:span><text:span text:style-name="T12"> <text:s/>/* 从第二个字符开始拷贝最多100个字符 */</text:span></text:p>
      <text:p text:style-name="P19"/>
      <text:p text:style-name="Standard"><text:span text:style-name="T12"><text:tab/></text:span><text:span text:style-name="T11">string_c_str()</text:span><text:span text:style-name="T6">和</text:span><text:span text:style-name="T11">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1">strint_t t_str;</text:span></text:p>
      <text:p text:style-name="P62">string_init_cstr(&amp;t_str, “12345”);</text:p>
      <text:p text:style-name="Standard"><text:span text:style-name="T12"><text:tab/></text:span><text:span text:style-name="T11">f(string_c_str(&amp;t_str));</text:span><text:span text:style-name="T12"> <text:s text:c="11"/>/* 通过这种方式使用总是有效的 */</text:span></text:p>
      <text:p text:style-name="P19"/>
      <text:p text:style-name="Standard"><text:span text:style-name="T12"><text:tab/></text:span><text:span text:style-name="T11">char* p = string_c_str(&amp;t_str);</text:span><text:span text:style-name="T12"> <text:s text:c="3"/>/* 获得指向C字符串的指针 */</text:span></text:p>
      <text:p text:style-name="Standard"><text:span text:style-name="T12"><text:tab/></text:span><text:span text:style-name="T11">foo(p);</text:span><text:span text:style-name="T12"> <text:s text:c="32"/>/* 在t_str没有修改之前,p是有效的 */</text:span></text:p>
      <text:p text:style-name="Standard"><text:span text:style-name="T12"><text:tab/></text:span><text:span text:style-name="T11">string_connect_cstr(&amp;t_str, “abc”);</text:span><text:span text:style-name="T12"> /* 修改了t_str的内容 */</text:span></text:p>
      <text:p text:style-name="Standard"><text:span text:style-name="T12"><text:tab/></text:span><text:span text:style-name="T11">foo(p</text:span><text:span text:style-name="T12">);</text:span><text:span text:style-name="T11"> </text:span><text:span text:style-name="T12"><text:s text:c="34"/>/* t_str被修改, p肯能会实效 */</text:span></text:p>
      <text:list xml:id="list1517619722" text:continue-numbering="true" text:style-name="WW8Num13">
        <text:list-item>
          <text:list>
            <text:list-item>
              <text:list>
                <text:list-item>
                  <text:h text:style-name="P220"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15">string_size()</text:p>
          </table:table-cell>
          <table:table-cell table:style-name="Table115.B1" office:value-type="string">
            <text:p text:style-name="P20">返回string_t容器中字符的个数.</text:p>
          </table:table-cell>
        </table:table-row>
        <table:table-row table:style-name="Table115.1">
          <table:table-cell table:style-name="Table115.A1" office:value-type="string">
            <text:p text:style-name="P15">string_length()</text:p>
          </table:table-cell>
          <table:table-cell table:style-name="Table115.B1" office:value-type="string">
            <text:p text:style-name="P20">返回string_t容器字符串的长度,与string_size()相同.</text:p>
          </table:table-cell>
        </table:table-row>
        <table:table-row table:style-name="Table115.1">
          <table:table-cell table:style-name="Table115.A1" office:value-type="string">
            <text:p text:style-name="P15">string_max_size()</text:p>
          </table:table-cell>
          <table:table-cell table:style-name="Table115.B1" office:value-type="string">
            <text:p text:style-name="P20">返回string_t容器能够保存的字符的最大数目.</text:p>
          </table:table-cell>
        </table:table-row>
        <table:table-row table:style-name="Table115.1">
          <table:table-cell table:style-name="Table115.A1" office:value-type="string">
            <text:p text:style-name="P15">string_capacity()</text:p>
          </table:table-cell>
          <table:table-cell table:style-name="Table115.B1" office:value-type="string">
            <text:p text:style-name="P20">返回string_t容器的容量.</text:p>
          </table:table-cell>
        </table:table-row>
        <table:table-row table:style-name="Table115.1">
          <table:table-cell table:style-name="Table115.A1" office:value-type="string">
            <text:p text:style-name="P15">string_empty()</text:p>
          </table:table-cell>
          <table:table-cell table:style-name="Table115.B1" office:value-type="string">
            <text:p text:style-name="P20">判断string_t容器是否为空.</text:p>
          </table:table-cell>
        </table:table-row>
        <table:table-row table:style-name="Table115.1">
          <table:table-cell table:style-name="Table115.A1" office:value-type="string">
            <text:p text:style-name="P15">string_reserve()</text:p>
          </table:table-cell>
          <table:table-cell table:style-name="Table115.B1" office:value-type="string">
            <text:p text:style-name="P20">设置string_t容器的容量.</text:p>
          </table:table-cell>
        </table:table-row>
        <table:table-row table:style-name="Table115.1">
          <table:table-cell table:style-name="Table115.A1" office:value-type="string">
            <text:p text:style-name="P15">string_resize()</text:p>
          </table:table-cell>
          <table:table-cell table:style-name="Table115.B1" office:value-type="string">
            <text:p text:style-name="P20">设置string_t容器中保存的字符的数目.</text:p>
          </table:table-cell>
        </table:table-row>
      </table:table>
      <text:p text:style-name="P19"><text:tab/>这些操作函数与vector_t容器的相应操作功能相似,只是多了一个string_length()函数,它与string_size()函数功能相同.</text:p>
      <text:list xml:id="list915880686" text:continue-numbering="true" text:style-name="WW8Num13">
        <text:list-item>
          <text:list>
            <text:list-item>
              <text:list>
                <text:list-item>
                  <text:h text:style-name="P220"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15">string_at()</text:p>
          </table:table-cell>
          <table:table-cell table:style-name="Table116.B1" office:value-type="string">
            <text:p text:style-name="P20">通过下标随机访问string_t容器中的字符.</text:p>
          </table:table-cell>
        </table:table-row>
      </table:table>
      <text:p text:style-name="P19"><text:tab/>通过string_at()函数可以对string_t中的数据随机访问,它返回char*类型,如果string_t中的数据修改后,先前获得指向字符的指针可能无效.</text:p>
      <text:p text:style-name="Standard"><text:span text:style-name="T12"><text:tab/></text:span><text:span text:style-name="T11">string_t t_str;</text:span></text:p>
      <text:p text:style-name="P14"><text:tab/>char* p;</text:p>
      <text:p text:style-name="P14"><text:tab/>string_init_cstr(&amp;t_str, “abcde”);</text:p>
      <text:p text:style-name="P19"/>
      <text:p text:style-name="Standard"><text:span text:style-name="T12"><text:tab/></text:span><text:span text:style-name="T11">p = string_at(&amp;t_str, 2);</text:span><text:span text:style-name="T12"> <text:s text:c="2"/>/* *p == ‘c’ */</text:span></text:p>
      <text:p text:style-name="Standard"><text:span text:style-name="T12"><text:tab/></text:span><text:span text:style-name="T11">*p = ‘X’;</text:span><text:span text:style-name="T12"> <text:s text:c="21"/>/* string_t中的数据变成了”abXde” */</text:span></text:p>
      <text:p text:style-name="Standard"><text:span text:style-name="T12"><text:tab/></text:span><text:span text:style-name="T11">string_assign_cstr(&amp;t_str, “new long value”);</text:span></text:p>
      <text:p text:style-name="Standard"><text:span text:style-name="T12"><text:tab/></text:span><text:span text:style-name="T11">*p = ‘Y’;</text:span><text:span text:style-name="T12"> <text:s text:c="21"/>/* string_t中的数据被修改,p可能已经无效 */</text:span></text:p>
      <text:list xml:id="list1451601192" text:continue-numbering="true" text:style-name="WW8Num13">
        <text:list-item>
          <text:list>
            <text:list-item>
              <text:list>
                <text:list-item>
                  <text:h text:style-name="P220"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15">string_equal()</text:p>
          </table:table-cell>
          <table:table-cell table:style-name="Table117.B1" office:value-type="string">
            <text:p text:style-name="P20">判断两个string_t容器是否相等.</text:p>
          </table:table-cell>
        </table:table-row>
        <table:table-row table:style-name="Table117.1">
          <table:table-cell table:style-name="Table117.A1" office:value-type="string">
            <text:p text:style-name="P15">string_not_equal()</text:p>
          </table:table-cell>
          <table:table-cell table:style-name="Table117.B1" office:value-type="string">
            <text:p text:style-name="P20">判断两个string_t容器是否不等.</text:p>
          </table:table-cell>
        </table:table-row>
        <text:soft-page-break/>
        <table:table-row table:style-name="Table117.1">
          <table:table-cell table:style-name="Table117.A1" office:value-type="string">
            <text:p text:style-name="P15">string_less()</text:p>
          </table:table-cell>
          <table:table-cell table:style-name="Table117.B1" office:value-type="string">
            <text:p text:style-name="P20">判断第一个string_t容器是否小于第二个string_t容器.</text:p>
          </table:table-cell>
        </table:table-row>
        <table:table-row table:style-name="Table117.1">
          <table:table-cell table:style-name="Table117.A1" office:value-type="string">
            <text:p text:style-name="P15">string_less_equal()</text:p>
          </table:table-cell>
          <table:table-cell table:style-name="Table117.B1" office:value-type="string">
            <text:p text:style-name="P20">判断第一个string_t是否小于等于第二个string_t.</text:p>
          </table:table-cell>
        </table:table-row>
        <table:table-row table:style-name="Table117.1">
          <table:table-cell table:style-name="Table117.A1" office:value-type="string">
            <text:p text:style-name="P15">string_great()</text:p>
          </table:table-cell>
          <table:table-cell table:style-name="Table117.B1" office:value-type="string">
            <text:p text:style-name="P20">判断第一个string_t是否大于第二个string_t.</text:p>
          </table:table-cell>
        </table:table-row>
        <table:table-row table:style-name="Table117.1">
          <table:table-cell table:style-name="Table117.A1" office:value-type="string">
            <text:p text:style-name="P15">string_great_equal()</text:p>
          </table:table-cell>
          <table:table-cell table:style-name="Table117.B1" office:value-type="string">
            <text:p text:style-name="P20">判断第一个string_t是否大于等于第二个string_t.</text:p>
          </table:table-cell>
        </table:table-row>
        <table:table-row table:style-name="Table117.1">
          <table:table-cell table:style-name="Table117.A1" office:value-type="string">
            <text:p text:style-name="P15">string_equal_cstr()</text:p>
          </table:table-cell>
          <table:table-cell table:style-name="Table117.B1" office:value-type="string">
            <text:p text:style-name="P20">判断string_t是否等于字符串常量.</text:p>
          </table:table-cell>
        </table:table-row>
        <table:table-row table:style-name="Table117.1">
          <table:table-cell table:style-name="Table117.A1" office:value-type="string">
            <text:p text:style-name="P15">string_not_equal_cstr()</text:p>
          </table:table-cell>
          <table:table-cell table:style-name="Table117.B1" office:value-type="string">
            <text:p text:style-name="P20">判断string_t是否不等于字符串常量.</text:p>
          </table:table-cell>
        </table:table-row>
        <table:table-row table:style-name="Table117.1">
          <table:table-cell table:style-name="Table117.A1" office:value-type="string">
            <text:p text:style-name="P15">string_less_cstr()</text:p>
          </table:table-cell>
          <table:table-cell table:style-name="Table117.B1" office:value-type="string">
            <text:p text:style-name="P20">判断string_t是否小于字符串常量.</text:p>
          </table:table-cell>
        </table:table-row>
        <table:table-row table:style-name="Table117.1">
          <table:table-cell table:style-name="Table117.A1" office:value-type="string">
            <text:p text:style-name="P15">string_less_equal_cstr()</text:p>
          </table:table-cell>
          <table:table-cell table:style-name="Table117.B1" office:value-type="string">
            <text:p text:style-name="P20">判断string_t是否小于等于字符串常量.</text:p>
          </table:table-cell>
        </table:table-row>
        <table:table-row table:style-name="Table117.1">
          <table:table-cell table:style-name="Table117.A1" office:value-type="string">
            <text:p text:style-name="P15">string_great_cstr()</text:p>
          </table:table-cell>
          <table:table-cell table:style-name="Table117.B1" office:value-type="string">
            <text:p text:style-name="P20">判断string_t是否大于字符串常量.</text:p>
          </table:table-cell>
        </table:table-row>
        <table:table-row table:style-name="Table117.1">
          <table:table-cell table:style-name="Table117.A1" office:value-type="string">
            <text:p text:style-name="P15">string_great_equal_cstr()</text:p>
          </table:table-cell>
          <table:table-cell table:style-name="Table117.B1" office:value-type="string">
            <text:p text:style-name="P20">判断string_t是否大于等于字符串常量.</text:p>
          </table:table-cell>
        </table:table-row>
        <table:table-row table:style-name="Table117.1">
          <table:table-cell table:style-name="Table117.A1" office:value-type="string">
            <text:p text:style-name="P15">string_compare()</text:p>
          </table:table-cell>
          <table:table-cell table:style-name="Table117.B1" office:value-type="string">
            <text:p text:style-name="P20">两个string_t比较.</text:p>
          </table:table-cell>
        </table:table-row>
        <table:table-row table:style-name="Table117.1">
          <table:table-cell table:style-name="Table117.A1" office:value-type="string">
            <text:p text:style-name="P15">string_compare_substring_string()</text:p>
          </table:table-cell>
          <table:table-cell table:style-name="Table117.B1" office:value-type="string">
            <text:p text:style-name="P20">第一个string_t的子串与第二个string_t比较.</text:p>
          </table:table-cell>
        </table:table-row>
        <table:table-row table:style-name="Table117.1">
          <table:table-cell table:style-name="Table117.A1" office:value-type="string">
            <text:p text:style-name="P22"><text:span text:style-name="T11">string_compare_substring_</text:span><text:span text:style-name="T11">substring()</text:span></text:p>
          </table:table-cell>
          <table:table-cell table:style-name="Table117.B1" office:value-type="string">
            <text:p text:style-name="P20">两个string_t的子串比较.</text:p>
          </table:table-cell>
        </table:table-row>
        <table:table-row table:style-name="Table117.1">
          <table:table-cell table:style-name="Table117.A1" office:value-type="string">
            <text:p text:style-name="P15">string_compare_cstr()</text:p>
          </table:table-cell>
          <table:table-cell table:style-name="Table117.B1" office:value-type="string">
            <text:p text:style-name="P20">string_t与字符串常量比较.</text:p>
          </table:table-cell>
        </table:table-row>
        <table:table-row table:style-name="Table117.1">
          <table:table-cell table:style-name="Table117.A1" office:value-type="string">
            <text:p text:style-name="P15">string_compare_substring_cstr()</text:p>
          </table:table-cell>
          <table:table-cell table:style-name="Table117.B1" office:value-type="string">
            <text:p text:style-name="P20">string_t的子串与字符串常量比较.</text:p>
          </table:table-cell>
        </table:table-row>
        <table:table-row table:style-name="Table117.1">
          <table:table-cell table:style-name="Table117.A1" office:value-type="string">
            <text:p text:style-name="P15">string_compare_substring_subcstr()</text:p>
          </table:table-cell>
          <table:table-cell table:style-name="Table117.B1" office:value-type="string">
            <text:p text:style-name="P20">string_t的子串与字符串常量的子串比较.</text:p>
          </table:table-cell>
        </table:table-row>
      </table:table>
      <text:p text:style-name="P19"><text:tab/>string_t的比较操作函数与其他容器的比较操作函数相同,除此之外string_t还有另外的比较函数,这些函数可以比较子串,而且与strcmp相似返回3种状态的值.</text:p>
      <text:p text:style-name="Standard"><text:span text:style-name="T12"><text:tab/></text:span><text:span text:style-name="T11">string_t t_str;</text:span></text:p>
      <text:p text:style-name="P14"><text:tab/>string_init_cstr(&amp;t_str, “abcd”);</text:p>
      <text:p text:style-name="Standard"><text:span text:style-name="T12"><text:tab/></text:span><text:span text:style-name="T11">string_compare_cstr(&amp;t_str, “abcd”);</text:span><text:span text:style-name="T12"> <text:s/>/* return 0 */</text:span></text:p>
      <text:p text:style-name="P59"><text:span text:style-name="T11">string_compare_cstr(&amp;t_str, “dcba”);</text:span><text:span text:style-name="T12"> <text:s/>/* return a value &lt; 0 */</text:span></text:p>
      <text:p text:style-name="P59"><text:span text:style-name="T11">string_compare_cstr(&amp;t_str, “ab”);</text:span><text:span text:style-name="T12"> <text:s text:c="3"/>/* return a value &gt; 0 */</text:span></text:p>
      <text:p text:style-name="P59"><text:span text:style-name="T11">string_compare(&amp;t_str, &amp;t_str);</text:span><text:span text:style-name="T12"> <text:s text:c="7"/>/* return 0 */</text:span></text:p>
      <text:p text:style-name="P62">string_compare_substring_substring(&amp;t_str, 0, 2, &amp;t_str, 2, 2); </text:p>
      <text:p text:style-name="P63"><text:s text:c="45"/>/* return a value &lt; 0 “ab” &lt; cd “ */</text:p>
      <text:p text:style-name="P62">string_compare_substring_subcstr(&amp;t_str, 1, 2, “bcx”, 2);</text:p>
      <text:p text:style-name="P63"><text:s text:c="45"/>/* return 0 “bc” == “bc” */</text:p>
      <text:list xml:id="list1114966275" text:continue-numbering="true" text:style-name="WW8Num13">
        <text:list-item>
          <text:list>
            <text:list-item>
              <text:list>
                <text:list-item>
                  <text:h text:style-name="P220"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15">string_assign()</text:p>
          </table:table-cell>
          <table:table-cell table:style-name="Table118.B1" office:value-type="string">
            <text:p text:style-name="P20">使用一个string_t为string_t赋值.</text:p>
          </table:table-cell>
        </table:table-row>
        <table:table-row table:style-name="Table118.1">
          <table:table-cell table:style-name="Table118.A1" office:value-type="string">
            <text:p text:style-name="P15">string_assign_substring()</text:p>
          </table:table-cell>
          <table:table-cell table:style-name="Table118.B1" office:value-type="string">
            <text:p text:style-name="P20">使用一个string_t的子串为string_t赋值.</text:p>
          </table:table-cell>
        </table:table-row>
        <table:table-row table:style-name="Table118.1">
          <table:table-cell table:style-name="Table118.A1" office:value-type="string">
            <text:p text:style-name="P15">string_assign_cstr()</text:p>
          </table:table-cell>
          <table:table-cell table:style-name="Table118.B1" office:value-type="string">
            <text:p text:style-name="P20">使用一个字符串常量为string_t赋值.</text:p>
          </table:table-cell>
        </table:table-row>
        <table:table-row table:style-name="Table118.1">
          <table:table-cell table:style-name="Table118.A1" office:value-type="string">
            <text:p text:style-name="P15">string_assign_subcstr()</text:p>
          </table:table-cell>
          <table:table-cell table:style-name="Table118.B1" office:value-type="string">
            <text:p text:style-name="P20">使用一个字符串常量的子串为string_t赋值.</text:p>
          </table:table-cell>
        </table:table-row>
        <table:table-row table:style-name="Table118.1">
          <table:table-cell table:style-name="Table118.A1" office:value-type="string">
            <text:p text:style-name="P15">string_assign_char()</text:p>
          </table:table-cell>
          <table:table-cell table:style-name="Table118.B1" office:value-type="string">
            <text:p text:style-name="P20">使用n个指定的字符为string_t赋值.</text:p>
          </table:table-cell>
        </table:table-row>
        <table:table-row table:style-name="Table118.1">
          <table:table-cell table:style-name="Table118.A1" office:value-type="string">
            <text:p text:style-name="P15">string_assign_range()</text:p>
          </table:table-cell>
          <table:table-cell table:style-name="Table118.B1" office:value-type="string">
            <text:p text:style-name="P20">使用数据区间为string_t赋值.</text:p>
          </table:table-cell>
        </table:table-row>
      </table:table>
      <text:p text:style-name="P19"><text:tab/>为了修改strint_t中的字符串的值可以使用赋值操作函数,你可以使用string_t,C字符串,以及它们的子串,或者单个字符为string_t赋值.</text:p>
      <text:p text:style-name="Standard"><text:span text:style-name="T12"><text:tab/></text:span><text:span text:style-name="T11">string_t t_s, t_srt;</text:span></text:p>
      <text:p text:style-name="Standard"><text:span text:style-name="T12"><text:tab/></text:span><text:span text:style-name="T11">string_init_cstr(&amp;t_s, “othello”);</text:span></text:p>
      <text:p text:style-name="Standard"><text:soft-page-break/><text:span text:style-name="T12"><text:tab/></text:span><text:span text:style-name="T11">string_init(&amp;t_str);</text:span></text:p>
      <text:p text:style-name="Standard"><text:span text:style-name="T12"><text:tab/></text:span><text:span text:style-name="T11">string_assign(&amp;t_str, &amp;t_s);</text:span><text:span text:style-name="T12"> <text:s/>/* assign “othello” */</text:span></text:p>
      <text:p text:style-name="Standard"><text:span text:style-name="T12"><text:tab/></text:span><text:span text:style-name="T11">string_assign_substring(&amp;t_str, &amp;t_s, 1, 3);</text:span><text:span text:style-name="T12"> /* assign “the” */</text:span></text:p>
      <text:p text:style-name="Standard"><text:span text:style-name="T12"><text:tab/></text:span><text:span text:style-name="T11">string_assign_substring(&amp;t_str, &amp;t_s, 2, NPOS);</text:span><text:span text:style-name="T12"> /* assign “hello” */</text:span></text:p>
      <text:p text:style-name="Standard"><text:span text:style-name="T12"><text:tab/></text:span><text:span text:style-name="T11">string_assign_cstr(&amp;t_str, “two\nlines”);</text:span><text:span text:style-name="T12"> /* assign C-str */</text:span></text:p>
      <text:p text:style-name="Standard"><text:span text:style-name="T12"><text:tab/></text:span><text:span text:style-name="T11">string_assign_subcstr(&amp;t_str, “nice”, 3);</text:span><text:span text:style-name="T12"> /* assign “nic” */</text:span></text:p>
      <text:p text:style-name="Standard"><text:span text:style-name="T12"><text:tab/></text:span><text:span text:style-name="T11">string_assign_char(&amp;t_str, 5, ‘x’);</text:span><text:span text:style-name="T12"> /* assign “xxxxx” */</text:span></text:p>
      <text:list xml:id="list2028639695" text:continue-numbering="true" text:style-name="WW8Num13">
        <text:list-item>
          <text:list>
            <text:list-item>
              <text:list>
                <text:list-item>
                  <text:h text:style-name="P220"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15">string_swap()</text:p>
          </table:table-cell>
          <table:table-cell table:style-name="Table119.B1" office:value-type="string">
            <text:p text:style-name="P20">交换两个string_t的数据.</text:p>
          </table:table-cell>
        </table:table-row>
      </table:table>
      <text:p text:style-name="P19"><text:tab/>这个操作函数与其他的容器类型相应的函数功能相同.</text:p>
      <text:list xml:id="list1680314964" text:continue-numbering="true" text:style-name="WW8Num13">
        <text:list-item>
          <text:list>
            <text:list-item>
              <text:list>
                <text:list-item>
                  <text:h text:style-name="P220"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15">string_append()</text:p>
          </table:table-cell>
          <table:table-cell table:style-name="Table120.B1" office:value-type="string">
            <text:p text:style-name="P20">向string_t后面添加一个string_t.</text:p>
          </table:table-cell>
        </table:table-row>
        <table:table-row table:style-name="Table120.1">
          <table:table-cell table:style-name="Table120.A1" office:value-type="string">
            <text:p text:style-name="P15">string_append_substring()</text:p>
          </table:table-cell>
          <table:table-cell table:style-name="Table120.B1" office:value-type="string">
            <text:p text:style-name="P20">向string_t后面添加一个string_t的子串.</text:p>
          </table:table-cell>
        </table:table-row>
        <table:table-row table:style-name="Table120.1">
          <table:table-cell table:style-name="Table120.A1" office:value-type="string">
            <text:p text:style-name="P15">string_append_cstr()</text:p>
          </table:table-cell>
          <table:table-cell table:style-name="Table120.B1" office:value-type="string">
            <text:p text:style-name="P20">向string_t后面添加一个字符串常量.</text:p>
          </table:table-cell>
        </table:table-row>
        <table:table-row table:style-name="Table120.1">
          <table:table-cell table:style-name="Table120.A1" office:value-type="string">
            <text:p text:style-name="P15">string_append_subcstr()</text:p>
          </table:table-cell>
          <table:table-cell table:style-name="Table120.B1" office:value-type="string">
            <text:p text:style-name="P20">向string_t后面添加一个字符串常量的子串.</text:p>
          </table:table-cell>
        </table:table-row>
        <table:table-row table:style-name="Table120.1">
          <table:table-cell table:style-name="Table120.A1" office:value-type="string">
            <text:p text:style-name="P15">string_append_char()</text:p>
          </table:table-cell>
          <table:table-cell table:style-name="Table120.B1" office:value-type="string">
            <text:p text:style-name="P20">向string_t后面添加n个指定的字符.</text:p>
          </table:table-cell>
        </table:table-row>
        <table:table-row table:style-name="Table120.1">
          <table:table-cell table:style-name="Table120.A1" office:value-type="string">
            <text:p text:style-name="P15">string_append_range()</text:p>
          </table:table-cell>
          <table:table-cell table:style-name="Table120.B1" office:value-type="string">
            <text:p text:style-name="P20">向string_t后面添加一个数据区间.</text:p>
          </table:table-cell>
        </table:table-row>
        <table:table-row table:style-name="Table120.1">
          <table:table-cell table:style-name="Table120.A1" office:value-type="string">
            <text:p text:style-name="P15">string_connect()</text:p>
          </table:table-cell>
          <table:table-cell table:style-name="Table120.B1" office:value-type="string">
            <text:p text:style-name="P20">将两个string_t连接在一起.</text:p>
          </table:table-cell>
        </table:table-row>
        <table:table-row table:style-name="Table120.1">
          <table:table-cell table:style-name="Table120.A1" office:value-type="string">
            <text:p text:style-name="P15">string_connect_cstr()</text:p>
          </table:table-cell>
          <table:table-cell table:style-name="Table120.B1" office:value-type="string">
            <text:p text:style-name="P20">将一个string_t和字符串常量连接在一起.</text:p>
          </table:table-cell>
        </table:table-row>
        <table:table-row table:style-name="Table120.1">
          <table:table-cell table:style-name="Table120.A1" office:value-type="string">
            <text:p text:style-name="P15">string_connect_char()</text:p>
          </table:table-cell>
          <table:table-cell table:style-name="Table120.B1" office:value-type="string">
            <text:p text:style-name="P20">将一个string_t和一个字符连接在一起.</text:p>
          </table:table-cell>
        </table:table-row>
        <table:table-row table:style-name="Table120.1">
          <table:table-cell table:style-name="Table120.A1" office:value-type="string">
            <text:p text:style-name="P15">string_push_back()</text:p>
          </table:table-cell>
          <table:table-cell table:style-name="Table120.B1" office:value-type="string">
            <text:p text:style-name="P20">在string_t最后添加一个字符.</text:p>
          </table:table-cell>
        </table:table-row>
      </table:table>
      <text:p text:style-name="P19"><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2"><text:tab/></text:span><text:span text:style-name="T11">string_t t_s, t_str;</text:span></text:p>
      <text:p text:style-name="Standard"><text:span text:style-name="T12"><text:tab/></text:span><text:span text:style-name="T11">string_init_cstr(&amp;t_s, “othello”);</text:span></text:p>
      <text:p text:style-name="Standard"><text:span text:style-name="T12"><text:tab/></text:span><text:span text:style-name="T11">string_init(&amp;t_str);</text:span></text:p>
      <text:p text:style-name="Standard"><text:span text:style-name="T12"><text:tab/></text:span><text:span text:style-name="T11">string_connect(&amp;t_str, &amp;t_s); </text:span><text:span text:style-name="T12"><text:s/>/* append “othello” */</text:span></text:p>
      <text:p text:style-name="Standard"><text:span text:style-name="T12"><text:tab/></text:span><text:span text:style-name="T11">string_connect_cstr(&amp;t_str, “two\nlines”);</text:span><text:span text:style-name="T12"> /* append C-str */</text:span></text:p>
      <text:p text:style-name="Standard"><text:span text:style-name="T12"><text:tab/></text:span><text:span text:style-name="T11">string_connect_char(&amp;t_str, ‘\n’);</text:span><text:span text:style-name="T12"> /* append single character */</text:span></text:p>
      <text:p text:style-name="Standard"><text:span text:style-name="T12"><text:tab/></text:span><text:span text:style-name="T11">string_append(&amp;t_str, &amp;t_s);</text:span><text:span text:style-name="T12"> /* append “othello” */</text:span></text:p>
      <text:p text:style-name="Standard"><text:span text:style-name="T12"><text:tab/></text:span><text:span text:style-name="T11">string_append_substring(&amp;t_str, &amp;t_s, 1, 3);</text:span><text:span text:style-name="T12"> /* append “the” */</text:span></text:p>
      <text:p text:style-name="Standard"><text:span text:style-name="T12"><text:tab/></text:span><text:span text:style-name="T11">string_append_substring(&amp;t_str, &amp;t_s, 2, NPOS);</text:span><text:span text:style-name="T12"> /* append “hello” */</text:span></text:p>
      <text:p text:style-name="Standard"><text:span text:style-name="T12"><text:tab/></text:span><text:span text:style-name="T11">string_append_cstr(&amp;t_str, “two\nlines”);</text:span><text:span text:style-name="T12"> /* append C-str */</text:span></text:p>
      <text:p text:style-name="Standard"><text:span text:style-name="T12"><text:tab/></text:span><text:span text:style-name="T11">string_append_subcstr(&amp;t_str, “nice”, 3);</text:span><text:span text:style-name="T12"> /* append “nic” */</text:span></text:p>
      <text:p text:style-name="Standard"><text:span text:style-name="T12"><text:tab/></text:span><text:span text:style-name="T11">string_append_char(&amp;t_str, 5, ‘x’);</text:span><text:span text:style-name="T12"> /* append “xxxxx” */</text:span></text:p>
      <text:p text:style-name="Standard"><text:span text:style-name="T12"><text:tab/></text:span><text:span text:style-name="T11">string_push_back(&amp;t_str, ‘\n’);</text:span><text:span text:style-name="T12"> /* append signal character */</text:span></text:p>
      <text:list xml:id="list810407382" text:continue-numbering="true" text:style-name="WW8Num13">
        <text:list-item>
          <text:list>
            <text:list-item>
              <text:list>
                <text:list-item>
                  <text:h text:style-name="P220"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15">string_insert()</text:p>
          </table:table-cell>
          <table:table-cell table:style-name="Table121.B1" office:value-type="string">
            <text:p text:style-name="P20">在string_t指定位置插入字符(迭代器版本).</text:p>
          </table:table-cell>
        </table:table-row>
        <table:table-row table:style-name="Table121.1">
          <table:table-cell table:style-name="Table121.A1" office:value-type="string">
            <text:p text:style-name="P15">string_insert_n()</text:p>
          </table:table-cell>
          <table:table-cell table:style-name="Table121.B1" office:value-type="string">
            <text:p text:style-name="P20">在string_t指定位置插入n个字符(迭代器版本).</text:p>
          </table:table-cell>
        </table:table-row>
        <table:table-row table:style-name="Table121.1">
          <table:table-cell table:style-name="Table121.A1" office:value-type="string">
            <text:p text:style-name="P15">string_insert_range()</text:p>
          </table:table-cell>
          <table:table-cell table:style-name="Table121.B1" office:value-type="string">
            <text:p text:style-name="P20">在string_t指定位置插入一个数据区间(迭代器版本).</text:p>
          </table:table-cell>
        </table:table-row>
        <table:table-row table:style-name="Table121.1">
          <table:table-cell table:style-name="Table121.A1" office:value-type="string">
            <text:p text:style-name="P15">string_insert_string()</text:p>
          </table:table-cell>
          <table:table-cell table:style-name="Table121.B1" office:value-type="string">
            <text:p text:style-name="P20">在string_t的指定位置插入string_t.</text:p>
          </table:table-cell>
        </table:table-row>
        <table:table-row table:style-name="Table121.1">
          <table:table-cell table:style-name="Table121.A1" office:value-type="string">
            <text:p text:style-name="P15">string_insert_substring()</text:p>
          </table:table-cell>
          <table:table-cell table:style-name="Table121.B1" office:value-type="string">
            <text:p text:style-name="P20">在string_t的指定位置插入string_t的子串.</text:p>
          </table:table-cell>
        </table:table-row>
        <table:table-row table:style-name="Table121.1">
          <table:table-cell table:style-name="Table121.A1" office:value-type="string">
            <text:p text:style-name="P15">string_insert_cstr()</text:p>
          </table:table-cell>
          <table:table-cell table:style-name="Table121.B1" office:value-type="string">
            <text:p text:style-name="P20">在string_t的指定位置插入字符串常量.</text:p>
          </table:table-cell>
        </table:table-row>
        <table:table-row table:style-name="Table121.1">
          <table:table-cell table:style-name="Table121.A1" office:value-type="string">
            <text:p text:style-name="P15">string_insert_subcstr()</text:p>
          </table:table-cell>
          <table:table-cell table:style-name="Table121.B1" office:value-type="string">
            <text:p text:style-name="P20">在string_t的指定位置插入字符串常量的子串.</text:p>
          </table:table-cell>
        </table:table-row>
        <table:table-row table:style-name="Table121.1">
          <table:table-cell table:style-name="Table121.A1" office:value-type="string">
            <text:p text:style-name="P15">string_insert_char()</text:p>
          </table:table-cell>
          <table:table-cell table:style-name="Table121.B1" office:value-type="string">
            <text:p text:style-name="P20">在string_t的指定位置插入n个字符.</text:p>
          </table:table-cell>
        </table:table-row>
      </table:table>
      <text:p text:style-name="P19"><text:tab/>string_t的插入函数分为迭代器版本和下标版本,迭代器版本是指使用迭代器来表示插入的位置,下标版本是使用下标来表示插入的位置.</text:p>
      <text:p text:style-name="Standard"><text:span text:style-name="T12"><text:tab/></text:span><text:span text:style-name="T11">string_t t_s, t_srt;</text:span></text:p>
      <text:p text:style-name="P14"><text:tab/>string_init_cstr(&amp;t_s, “age”);</text:p>
      <text:p text:style-name="P14"><text:tab/>string_init_cstr(&amp;t_str, “p”);</text:p>
      <text:p text:style-name="Standard"><text:span text:style-name="T12"><text:tab/></text:span><text:span text:style-name="T11">string_insert_string(&amp;t_str, 1, &amp;t_s);</text:span><text:span text:style-name="T12"> /* “page” */</text:span></text:p>
      <text:p text:style-name="Standard"><text:span text:style-name="T12"><text:tab/></text:span><text:span text:style-name="T11">string_insert_cstr(&amp;t_str, 1, “ersifl”);</text:span><text:span text:style-name="T12"> /* “persiflage” */</text:span></text:p>
      <text:list xml:id="list1536903713" text:continue-numbering="true" text:style-name="WW8Num13">
        <text:list-item>
          <text:list>
            <text:list-item>
              <text:list>
                <text:list-item>
                  <text:h text:style-name="P220"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15">string_erase()</text:p>
          </table:table-cell>
          <table:table-cell table:style-name="Table122.B1" office:value-type="string">
            <text:p text:style-name="P20">删除指定位置的字符.</text:p>
          </table:table-cell>
        </table:table-row>
        <table:table-row table:style-name="Table122.1">
          <table:table-cell table:style-name="Table122.A1" office:value-type="string">
            <text:p text:style-name="P15">string_erase_range()</text:p>
          </table:table-cell>
          <table:table-cell table:style-name="Table122.B1" office:value-type="string">
            <text:p text:style-name="P20">删除指定数据区间内的字符.</text:p>
          </table:table-cell>
        </table:table-row>
        <table:table-row table:style-name="Table122.1">
          <table:table-cell table:style-name="Table122.A1" office:value-type="string">
            <text:p text:style-name="P15">string_erase_substring()</text:p>
          </table:table-cell>
          <table:table-cell table:style-name="Table122.B1" office:value-type="string">
            <text:p text:style-name="P20">删除string_t的子串.</text:p>
          </table:table-cell>
        </table:table-row>
        <table:table-row table:style-name="Table122.1">
          <table:table-cell table:style-name="Table122.A1" office:value-type="string">
            <text:p text:style-name="P15">string_clear()</text:p>
          </table:table-cell>
          <table:table-cell table:style-name="Table122.B1" office:value-type="string">
            <text:p text:style-name="P20">清空string_t.</text:p>
          </table:table-cell>
        </table:table-row>
      </table:table>
      <text:p text:style-name="P19"><text:tab/>string_t的删除操作与其他容器的相应函数功能相同,此为还有一个使用下标的删除函数用来删除子串,string_erase_substring().</text:p>
      <text:p text:style-name="Standard"><text:span text:style-name="T12"><text:tab/></text:span><text:span text:style-name="T11">string_t t_str;</text:span></text:p>
      <text:p text:style-name="P14"><text:tab/>string_init_cstr(&amp;t_str, “internationalization”);</text:p>
      <text:p text:style-name="Standard"><text:span text:style-name="T12"><text:tab/></text:span><text:span text:style-name="T11">string_erase_substring(&amp;t_str, 13, NPOS);</text:span><text:span text:style-name="T12"> /* “international” */</text:span></text:p>
      <text:p text:style-name="Standard"><text:span text:style-name="T12"><text:tab/></text:span><text:span text:style-name="T11">string_erase_substring(&amp;t_str, 7, 5);</text:span><text:span text:style-name="T12"> /* “internal” */</text:span></text:p>
      <text:list xml:id="list899191490" text:continue-numbering="true" text:style-name="WW8Num13">
        <text:list-item>
          <text:list>
            <text:list-item>
              <text:list>
                <text:list-item>
                  <text:h text:style-name="P220"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15">string_replace()</text:p>
          </table:table-cell>
          <table:table-cell table:style-name="Table123.B1" office:value-type="string">
            <text:p text:style-name="P20">使用string_t替换.</text:p>
          </table:table-cell>
        </table:table-row>
        <table:table-row table:style-name="Table123.1">
          <table:table-cell table:style-name="Table123.A1" office:value-type="string">
            <text:p text:style-name="P15">string_replace_substring()</text:p>
          </table:table-cell>
          <table:table-cell table:style-name="Table123.B1" office:value-type="string">
            <text:p text:style-name="P20">使用string_t的子串替换.</text:p>
          </table:table-cell>
        </table:table-row>
        <table:table-row table:style-name="Table123.1">
          <table:table-cell table:style-name="Table123.A1" office:value-type="string">
            <text:p text:style-name="P15">string_replace_cstr()</text:p>
          </table:table-cell>
          <table:table-cell table:style-name="Table123.B1" office:value-type="string">
            <text:p text:style-name="P20">使用字符串常量替换.</text:p>
          </table:table-cell>
        </table:table-row>
        <table:table-row table:style-name="Table123.1">
          <table:table-cell table:style-name="Table123.A1" office:value-type="string">
            <text:p text:style-name="P15">string_replace_subcstr()</text:p>
          </table:table-cell>
          <table:table-cell table:style-name="Table123.B1" office:value-type="string">
            <text:p text:style-name="P20">使用字符串常量的子串替换.</text:p>
          </table:table-cell>
        </table:table-row>
        <table:table-row table:style-name="Table123.1">
          <table:table-cell table:style-name="Table123.A1" office:value-type="string">
            <text:p text:style-name="P15">string_replace_char()</text:p>
          </table:table-cell>
          <table:table-cell table:style-name="Table123.B1" office:value-type="string">
            <text:p text:style-name="P20">使用n个指定字符替换.</text:p>
          </table:table-cell>
        </table:table-row>
        <table:table-row table:style-name="Table123.1">
          <table:table-cell table:style-name="Table123.A1" office:value-type="string">
            <text:p text:style-name="P15">string_range_replace()</text:p>
          </table:table-cell>
          <table:table-cell table:style-name="Table123.B1" office:value-type="string">
            <text:p text:style-name="P20">使用string_t替换(迭代器版本).</text:p>
          </table:table-cell>
        </table:table-row>
        <text:soft-page-break/>
        <table:table-row table:style-name="Table123.1">
          <table:table-cell table:style-name="Table123.A1" office:value-type="string">
            <text:p text:style-name="P15">string_range_replace_substring()</text:p>
          </table:table-cell>
          <table:table-cell table:style-name="Table123.B1" office:value-type="string">
            <text:p text:style-name="P20">使用string_t的子串替换(迭代器版本).</text:p>
          </table:table-cell>
        </table:table-row>
        <table:table-row table:style-name="Table123.1">
          <table:table-cell table:style-name="Table123.A1" office:value-type="string">
            <text:p text:style-name="P15">string_range_replace_cstr()</text:p>
          </table:table-cell>
          <table:table-cell table:style-name="Table123.B1" office:value-type="string">
            <text:p text:style-name="P20">使用字符串常量替换(迭代器版本).</text:p>
          </table:table-cell>
        </table:table-row>
        <table:table-row table:style-name="Table123.1">
          <table:table-cell table:style-name="Table123.A1" office:value-type="string">
            <text:p text:style-name="P15">string_range_replace_subcstr()</text:p>
          </table:table-cell>
          <table:table-cell table:style-name="Table123.B1" office:value-type="string">
            <text:p text:style-name="P20">使用字符串常量的子串替换(迭代器版本).</text:p>
          </table:table-cell>
        </table:table-row>
        <table:table-row table:style-name="Table123.1">
          <table:table-cell table:style-name="Table123.A1" office:value-type="string">
            <text:p text:style-name="P15">string_range_replace_char()</text:p>
          </table:table-cell>
          <table:table-cell table:style-name="Table123.B1" office:value-type="string">
            <text:p text:style-name="P20">使用n个指定字符替换(迭代器版本).</text:p>
          </table:table-cell>
        </table:table-row>
        <table:table-row table:style-name="Table123.1">
          <table:table-cell table:style-name="Table123.A1" office:value-type="string">
            <text:p text:style-name="P15">string_replace_range()</text:p>
          </table:table-cell>
          <table:table-cell table:style-name="Table123.B1" office:value-type="string">
            <text:p text:style-name="P20">使用数据区间替换(迭代器版本).</text:p>
          </table:table-cell>
        </table:table-row>
      </table:table>
      <text:p text:style-name="P19"><text:tab/>string_t的替换操作也分为下标版本和迭代器版本,下标版本是使用下标来指定被替换的范围,迭代器版本是使用迭代器来指定被替换的范围.</text:p>
      <text:list xml:id="list461923701" text:continue-numbering="true" text:style-name="WW8Num13">
        <text:list-item>
          <text:list>
            <text:list-item>
              <text:list>
                <text:list-item>
                  <text:h text:style-name="P220"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15">string_substr()</text:p>
          </table:table-cell>
          <table:table-cell table:style-name="Table124.B1" office:value-type="string">
            <text:p text:style-name="P20">返回string_t的子串.</text:p>
          </table:table-cell>
        </table:table-row>
      </table:table>
      <text:p text:style-name="P19"><text:tab/>这个函数通过下标来确定string_t类型的子串,子串的类型也是strint_t.</text:p>
      <text:p text:style-name="Standard"><text:span text:style-name="T12"><text:tab/></text:span><text:span text:style-name="T11">string_t t_s, t_srt;</text:span></text:p>
      <text:p text:style-name="P14"><text:tab/>string_init_cstr(&amp;t_s, “interchangeability”);</text:p>
      <text:p text:style-name="Standard"><text:span text:style-name="T11"><text:tab/>t_str = string_substr(&amp;t_s, 0, NPOS); </text:span><text:span text:style-name="T12"><text:s text:c="2"/>/* the copy of t_s */</text:span></text:p>
      <text:p text:style-name="Standard"><text:span text:style-name="T12"><text:tab/></text:span><text:span text:style-name="T11">string_destroy(&amp;t_str);</text:span></text:p>
      <text:p text:style-name="Standard"><text:span text:style-name="T11"><text:tab/>t_str = string_substr(&amp;t_s, 11, NPOS);</text:span><text:span text:style-name="T12"> /* “ability” */</text:span></text:p>
      <text:p text:style-name="Standard"><text:span text:style-name="T12"><text:tab/></text:span><text:span text:style-name="T11">string_destroy(&amp;t_str);</text:span></text:p>
      <text:p text:style-name="Standard"><text:span text:style-name="T11"><text:tab/>t_str = string_substr(&amp;t_s, 5, 6);</text:span><text:span text:style-name="T12"> /* “change” */</text:span></text:p>
      <text:p text:style-name="Standard"><text:span text:style-name="T12"><text:tab/></text:span><text:span text:style-name="T11">string_destroy(&amp;t_str);</text:span></text:p>
      <text:p text:style-name="P21"><draw:g text:anchor-type="as-char" svg:y="0cm" draw:z-index="20" draw:style-name="gr1"><draw:rect draw:style-name="gr11" draw:text-style-name="P224" svg:width="17.779cm" svg:height="3.026cm" svg:x="0.002cm" svg:y="0.002cm"><text:p/></draw:rect><draw:frame draw:style-name="gr21" draw:text-style-name="P226" svg:width="17.779cm" svg:height="3.026cm" svg:x="0cm" svg:y="0cm"><draw:text-box><text:p text:style-name="P226"><text:span text:style-name="T79">注意</text:span><text:span text:style-name="T79">:</text:span><text:span text:style-name="T76"> </text:span><text:span text:style-name="T78">string_substr()</text:span><text:span text:style-name="T76">函数的返回值是一个已经初始化的</text:span><text:span text:style-name="T78">string_t</text:span><text:span text:style-name="T76">类型</text:span><text:span text:style-name="T79">,</text:span><text:span text:style-name="T76">所以这个函数的返回值不能忽略</text:span><text:span text:style-name="T79">,</text:span><text:span text:style-name="T79">同时必须使用为初始化的</text:span><text:span text:style-name="T79">string_t</text:span><text:span text:style-name="T79">变量去接收返回值</text:span><text:span text:style-name="T79">,</text:span><text:span text:style-name="T79">使用之后要销毁</text:span><text:span text:style-name="T79">.</text:span><text:span text:style-name="T79">这个函数与</text:span></text:p><text:p text:style-name="P226"><text:span text:style-name="T78">xxxx_equal_range()</text:span><text:span text:style-name="T79">函数一样</text:span><text:span text:style-name="T79">.</text:span></text:p></draw:text-box></draw:frame></draw:g></text:p>
      <text:list xml:id="list271473730" text:continue-numbering="true" text:style-name="WW8Num13">
        <text:list-item>
          <text:list>
            <text:list-item>
              <text:list>
                <text:list-item>
                  <text:h text:style-name="P220"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15">string_output()</text:p>
          </table:table-cell>
          <table:table-cell table:style-name="Table125.B1" office:value-type="string">
            <text:p text:style-name="P20">将string_t输出指定的流中.</text:p>
          </table:table-cell>
        </table:table-row>
        <table:table-row table:style-name="Table125.1">
          <table:table-cell table:style-name="Table125.A1" office:value-type="string">
            <text:p text:style-name="P15">string_input()</text:p>
          </table:table-cell>
          <table:table-cell table:style-name="Table125.B1" office:value-type="string">
            <text:p text:style-name="P20">从指定的流中获得输入.</text:p>
          </table:table-cell>
        </table:table-row>
        <table:table-row table:style-name="Table125.1">
          <table:table-cell table:style-name="Table125.A1" office:value-type="string">
            <text:p text:style-name="P15">string_getline()</text:p>
          </table:table-cell>
          <table:table-cell table:style-name="Table125.B1" office:value-type="string">
            <text:p text:style-name="P20">从指定的流中获得一行输入.</text:p>
          </table:table-cell>
        </table:table-row>
        <table:table-row table:style-name="Table125.1">
          <table:table-cell table:style-name="Table125.A1" office:value-type="string">
            <text:p text:style-name="P15">string_getline_delimiter()</text:p>
          </table:table-cell>
          <table:table-cell table:style-name="Table125.B1" office:value-type="string">
            <text:p text:style-name="P20">从指定的流中获得一行输入,使用用户自定义的换行符.</text:p>
          </table:table-cell>
        </table:table-row>
      </table:table>
      <text:p text:style-name="P19"><text:tab/>string_t类型的输入输出函数,使string_t类型与标准输入输出或文件的互操作更简便.例如使用下面的操作方式:</text:p>
      <text:p text:style-name="P14"><text:tab/>while(string_getline(&amp;t_str, stdin))</text:p>
      <text:p text:style-name="P14"><text:tab/>{</text:p>
      <text:p text:style-name="P14"><text:tab/>...</text:p>
      <text:p text:style-name="P14"><text:tab/>}</text:p>
      <text:p text:style-name="P19"><text:tab/>或者调用者可以自定义换行符,例如使用’:’作为换行符:</text:p>
      <text:p text:style-name="P14"><text:soft-page-break/><text:tab/>while(string_getline_delimiter(&amp;t_str, stdin, ‘:’))</text:p>
      <text:p text:style-name="P14"><text:tab/>{</text:p>
      <text:p text:style-name="P14"><text:tab/>...</text:p>
      <text:p text:style-name="P14"><text:tab/>}</text:p>
      <text:list xml:id="list1581932467" text:continue-numbering="true" text:style-name="WW8Num13">
        <text:list-item>
          <text:list>
            <text:list-item>
              <text:list>
                <text:list-item>
                  <text:h text:style-name="P220"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15">string_find()</text:p>
          </table:table-cell>
          <table:table-cell table:style-name="Table126.B1" office:value-type="string">
            <text:p text:style-name="P20">从指定位置开始查找string_t的第一个位置.</text:p>
          </table:table-cell>
        </table:table-row>
        <table:table-row table:style-name="Table126.1">
          <table:table-cell table:style-name="Table126.A1" office:value-type="string">
            <text:p text:style-name="P15">string_find_cstr()</text:p>
          </table:table-cell>
          <table:table-cell table:style-name="Table126.B1" office:value-type="string">
            <text:p text:style-name="P20">从指定位置开始查找字符串常量的第一个位置.</text:p>
          </table:table-cell>
        </table:table-row>
        <table:table-row table:style-name="Table126.1">
          <table:table-cell table:style-name="Table126.A1" office:value-type="string">
            <text:p text:style-name="P15">string_find_subcstr()</text:p>
          </table:table-cell>
          <table:table-cell table:style-name="Table126.B1" office:value-type="string">
            <text:p text:style-name="P20">从指定位置开始查找字符串常量的子串的第一个位置.</text:p>
          </table:table-cell>
        </table:table-row>
        <table:table-row table:style-name="Table126.1">
          <table:table-cell table:style-name="Table126.A1" office:value-type="string">
            <text:p text:style-name="P15">string_find_char()</text:p>
          </table:table-cell>
          <table:table-cell table:style-name="Table126.B1" office:value-type="string">
            <text:p text:style-name="P20">从指定位置开始查找指定的字符第一个位置.</text:p>
          </table:table-cell>
        </table:table-row>
        <table:table-row table:style-name="Table126.1">
          <table:table-cell table:style-name="Table126.A1" office:value-type="string">
            <text:p text:style-name="P15">string_rfind()</text:p>
          </table:table-cell>
          <table:table-cell table:style-name="Table126.B1" office:value-type="string">
            <text:p text:style-name="P20">从指定位置开始向前查找string_t的最后一个位置.</text:p>
          </table:table-cell>
        </table:table-row>
        <table:table-row table:style-name="Table126.1">
          <table:table-cell table:style-name="Table126.A1" office:value-type="string">
            <text:p text:style-name="P15">string_rfind_cstr()</text:p>
          </table:table-cell>
          <table:table-cell table:style-name="Table126.B1" office:value-type="string">
            <text:p text:style-name="P20">从指定位置开始向前查找字符串常量的最后一个位置.</text:p>
          </table:table-cell>
        </table:table-row>
        <table:table-row table:style-name="Table126.1">
          <table:table-cell table:style-name="Table126.A1" office:value-type="string">
            <text:p text:style-name="P15">string_rfind_subcstr()</text:p>
          </table:table-cell>
          <table:table-cell table:style-name="Table126.B1" office:value-type="string">
            <text:p text:style-name="P20">从指定位置开始向前查找字符串的子串的最后一个位置.</text:p>
          </table:table-cell>
        </table:table-row>
        <table:table-row table:style-name="Table126.1">
          <table:table-cell table:style-name="Table126.A1" office:value-type="string">
            <text:p text:style-name="P15">string_rfind_char()</text:p>
          </table:table-cell>
          <table:table-cell table:style-name="Table126.B1" office:value-type="string">
            <text:p text:style-name="P20">从指定位置开始向前查找指定字符的最后一个位置.</text:p>
          </table:table-cell>
        </table:table-row>
        <table:table-row table:style-name="Table126.1">
          <table:table-cell table:style-name="Table126.A1" office:value-type="string">
            <text:p text:style-name="P15">string_find_first_of()</text:p>
          </table:table-cell>
          <table:table-cell table:style-name="Table126.B1" office:value-type="string">
            <text:p text:style-name="P20">从指定位置开始查找string_t包含的任意一个字符的第一个位置.</text:p>
          </table:table-cell>
        </table:table-row>
        <table:table-row table:style-name="Table126.1">
          <table:table-cell table:style-name="Table126.A1" office:value-type="string">
            <text:p text:style-name="P15">string_find_first_of_cstr()</text:p>
          </table:table-cell>
          <table:table-cell table:style-name="Table126.B1" office:value-type="string">
            <text:p text:style-name="P20">从指定位置开始查找字符串常量中包含的任意一个字符的第一个位置.</text:p>
          </table:table-cell>
        </table:table-row>
        <table:table-row table:style-name="Table126.1">
          <table:table-cell table:style-name="Table126.A1" office:value-type="string">
            <text:p text:style-name="P15">string_find_first_of_subcstr()</text:p>
          </table:table-cell>
          <table:table-cell table:style-name="Table126.B1" office:value-type="string">
            <text:p text:style-name="P20">从指定位置开始查找字符串常量的子串包含的任意一个字符的第一个位置.</text:p>
          </table:table-cell>
        </table:table-row>
        <table:table-row table:style-name="Table126.1">
          <table:table-cell table:style-name="Table126.A1" office:value-type="string">
            <text:p text:style-name="P15">string_find_first_of_char()</text:p>
          </table:table-cell>
          <table:table-cell table:style-name="Table126.B1" office:value-type="string">
            <text:p text:style-name="P20">从指定位置开始查找指定字符的第一个位置.</text:p>
          </table:table-cell>
        </table:table-row>
        <table:table-row table:style-name="Table126.1">
          <table:table-cell table:style-name="Table126.A1" office:value-type="string">
            <text:p text:style-name="P15">string_find_last_of()</text:p>
          </table:table-cell>
          <table:table-cell table:style-name="Table126.B1" office:value-type="string">
            <text:p text:style-name="P20">从指定位置开始向前查找string_t包含的任意一个字符的最后一个位置.</text:p>
          </table:table-cell>
        </table:table-row>
        <table:table-row table:style-name="Table126.1">
          <table:table-cell table:style-name="Table126.A1" office:value-type="string">
            <text:p text:style-name="P15">string_find_last_of_cstr()</text:p>
          </table:table-cell>
          <table:table-cell table:style-name="Table126.B1" office:value-type="string">
            <text:p text:style-name="P20">从指定位置开始向前查找字符串常量包含的任意一个字符的最后一个位置.</text:p>
          </table:table-cell>
        </table:table-row>
        <table:table-row table:style-name="Table126.1">
          <table:table-cell table:style-name="Table126.A1" office:value-type="string">
            <text:p text:style-name="P15">string_find_last_of_subcstr()</text:p>
          </table:table-cell>
          <table:table-cell table:style-name="Table126.B1" office:value-type="string">
            <text:p text:style-name="P20">从指定位置开始向前查找字符串常量的子串中包含的任意一个字符的最后一个位置.</text:p>
          </table:table-cell>
        </table:table-row>
        <table:table-row table:style-name="Table126.1">
          <table:table-cell table:style-name="Table126.A1" office:value-type="string">
            <text:p text:style-name="P15">string_find_last_of_char()</text:p>
          </table:table-cell>
          <table:table-cell table:style-name="Table126.B1" office:value-type="string">
            <text:p text:style-name="P20">从指定位置开始向前查找指定字符的最后一个位置.</text:p>
          </table:table-cell>
        </table:table-row>
        <table:table-row table:style-name="Table126.1">
          <table:table-cell table:style-name="Table126.A1" office:value-type="string">
            <text:p text:style-name="P15">string_find_first_not_of()</text:p>
          </table:table-cell>
          <table:table-cell table:style-name="Table126.B1" office:value-type="string">
            <text:p text:style-name="P20">从指定位置开始查找不包含在string_t中的任意字符的第一个位置.</text:p>
          </table:table-cell>
        </table:table-row>
        <table:table-row table:style-name="Table126.1">
          <table:table-cell table:style-name="Table126.A1" office:value-type="string">
            <text:p text:style-name="P15">string_find_first_not_of_cstr()</text:p>
          </table:table-cell>
          <table:table-cell table:style-name="Table126.B1" office:value-type="string">
            <text:p text:style-name="P20">从指定位置开始查找不包含在字符串常量中的任意字符的第一个位置.</text:p>
          </table:table-cell>
        </table:table-row>
        <table:table-row table:style-name="Table126.1">
          <table:table-cell table:style-name="Table126.A1" office:value-type="string">
            <text:p text:style-name="P15">string_find_first_not_of_subcstr()</text:p>
          </table:table-cell>
          <table:table-cell table:style-name="Table126.B1" office:value-type="string">
            <text:p text:style-name="P20">从指定位置开始查找不包含在字符串常量的子串的任意字符的第一个位置.</text:p>
          </table:table-cell>
        </table:table-row>
        <table:table-row table:style-name="Table126.1">
          <table:table-cell table:style-name="Table126.A1" office:value-type="string">
            <text:p text:style-name="P15">string_find_first_not_of_char()</text:p>
          </table:table-cell>
          <table:table-cell table:style-name="Table126.B1" office:value-type="string">
            <text:p text:style-name="P20">从指定位置开始查找不是指定字符的任意字符的第一个位置.</text:p>
          </table:table-cell>
        </table:table-row>
        <table:table-row table:style-name="Table126.1">
          <table:table-cell table:style-name="Table126.A1" office:value-type="string">
            <text:p text:style-name="P15">string_find_last_not_of()</text:p>
          </table:table-cell>
          <table:table-cell table:style-name="Table126.B1" office:value-type="string">
            <text:p text:style-name="P20">从指定位置开始向前查找不包含在string_t中的任意字符的最后一个位置.</text:p>
          </table:table-cell>
        </table:table-row>
        <table:table-row table:style-name="Table126.1">
          <table:table-cell table:style-name="Table126.A1" office:value-type="string">
            <text:p text:style-name="P15">string_find_last_not_of_cstr()</text:p>
          </table:table-cell>
          <table:table-cell table:style-name="Table126.B1" office:value-type="string">
            <text:p text:style-name="P20">从指定位置开始向前查找不包含在字符串常量中的任意字符的最后一个位置.</text:p>
          </table:table-cell>
        </table:table-row>
        <table:table-row table:style-name="Table126.1">
          <table:table-cell table:style-name="Table126.A1" office:value-type="string">
            <text:p text:style-name="P15">string_find_last_not_of_subcstr()</text:p>
          </table:table-cell>
          <table:table-cell table:style-name="Table126.B1" office:value-type="string">
            <text:p text:style-name="P20">从指定位置开始向前查找不包含在字符串常量的子串的任意字符的最后一个位置.</text:p>
          </table:table-cell>
        </table:table-row>
        <table:table-row table:style-name="Table126.1">
          <table:table-cell table:style-name="Table126.A1" office:value-type="string">
            <text:p text:style-name="P15">string_find_last_not_of_char()</text:p>
          </table:table-cell>
          <table:table-cell table:style-name="Table126.B1" office:value-type="string">
            <text:p text:style-name="P20">从指定位置开始向前查找不是指定字符的的任意字符的最后一个位置.</text:p>
          </table:table-cell>
        </table:table-row>
      </table:table>
      <text:p text:style-name="Standard"><text:soft-page-break/><text:span text:style-name="T12"><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14">string_t t_str;</text:p>
      <text:p text:style-name="P14">string_init_cstr(&amp;t_str, “Hi Bill, I’m ill, so please pay the bill”);</text:p>
      <text:p text:style-name="Standard"><text:span text:style-name="T11">string_find_cstr(&amp;t_str, “il”, 0);</text:span><text:span text:style-name="T12"> <text:s text:c="18"/>/* return 4 */</text:span></text:p>
      <text:p text:style-name="Standard"><text:span text:style-name="T11">string_find_cstr(&amp;t_str, “il”, 10); </text:span><text:span text:style-name="T12"><text:s text:c="17"/>/* return 13 */</text:span></text:p>
      <text:p text:style-name="Standard"><text:span text:style-name="T11">string_rfind_cstr(&amp;t_str, “il”, NPOS);</text:span><text:span text:style-name="T12"> <text:s text:c="13"/>/* return 37 */</text:span></text:p>
      <text:p text:style-name="Standard"><text:span text:style-name="T11">string_find_first_of_cstr(&amp;t_str, “il”, 0); </text:span><text:span text:style-name="T12"><text:s text:c="7"/>/* return 1 */</text:span></text:p>
      <text:p text:style-name="Standard"><text:span text:style-name="T11">string_find_last_of_cstr(&amp;t_str, “il”, NPOS);</text:span><text:span text:style-name="T12"> <text:s text:c="5"/>/* return 39 */</text:span></text:p>
      <text:p text:style-name="Standard"><text:span text:style-name="T11">string_find_first_not_of_cstr(&amp;t_str, “il”, 0);</text:span><text:span text:style-name="T12"> <text:s text:c="3"/>/* return 0 */</text:span></text:p>
      <text:p text:style-name="Standard"><text:span text:style-name="T11">string_find_last_not_of_cstr(&amp;t_str, “il”, NPOS);</text:span><text:span text:style-name="T12"> /* return 36 */</text:span></text:p>
      <text:list xml:id="list1113589543" text:continue-numbering="true" text:style-name="WW8Num13">
        <text:list-item>
          <text:list>
            <text:list-item>
              <text:list>
                <text:list-item>
                  <text:h text:style-name="P220" text:outline-level="3">NPOS值</text:h>
                </text:list-item>
              </text:list>
            </text:list-item>
          </text:list>
        </text:list-item>
      </text:list>
      <text:p text:style-name="P60">上一节的查找函数都是使用下标位置为参数,同时返回结果也是下标位置,那么当查找失败时怎么区分呢?&lt;cstl/cstring.h&gt;中定义了值NPOS表示查找失败,例如:</text:p>
      <text:p text:style-name="P62">size_t t_pos = string_find_cstr(&amp;t_str, “not found”);</text:p>
      <text:p text:style-name="P62">if(t_pos == NPOS)</text:p>
      <text:p text:style-name="P68">{</text:p>
      <text:p text:style-name="P68">...<text:line-break/>}</text:p>
      <text:p text:style-name="P7"><text:tab/>此外NPOS用在接受下标为参数的操作函数中时表示长度到达字符串的末尾,这样可以节省计算字符串常的的时间,同时使用更方便,如在10.1.1的例子中</text:p>
      <text:p text:style-name="P14">string_replace_cstr(&amp;t_tmpname, t_pos + 1, NPOS, "xxx");</text:p>
      <text:p text:style-name="Standard"><text:span text:style-name="T6">表示将从t_pos+1开始的一直到字符串末尾的子串替换成</text:span><text:span text:style-name="T12">”xxx”</text:span><text:span text:style-name="T6">.</text:span></text:p>
      <text:list xml:id="list1648531999" text:continue-numbering="true" text:style-name="WW8Num13">
        <text:list-item>
          <text:list>
            <text:list-item>
              <text:list>
                <text:list-item>
                  <text:h text:style-name="P220"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15">string_begin()</text:p>
          </table:table-cell>
          <table:table-cell table:style-name="Table127.B1" office:value-type="string">
            <text:p text:style-name="P20">获得指向第一个字符的迭代器.</text:p>
          </table:table-cell>
        </table:table-row>
        <table:table-row table:style-name="Table127.1">
          <table:table-cell table:style-name="Table127.A1" office:value-type="string">
            <text:p text:style-name="P15">string_end()</text:p>
          </table:table-cell>
          <table:table-cell table:style-name="Table127.B1" office:value-type="string">
            <text:p text:style-name="P20">获得指向最后一个字符的下一个位置的迭代器.</text:p>
          </table:table-cell>
        </table:table-row>
      </table:table>
      <text:p text:style-name="P7"/>
      <text:p text:style-name="P60">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Times New Roman2" svg:font-family="'Times New Roman'"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Courier New2" svg:font-family="'Courier New'" style:font-family-generic="modern" style:font-pitch="variable"/>
    <style:font-face style:name="Tahoma2" svg:font-family="Tahoma" style:font-family-generic="modern" style:font-pitch="variable"/>
    <style:font-face style:name="Times New Roman1" svg:font-family="'Times New Roman'" style:font-family-generic="moder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5-01T11:30:04</dc:date>
    <meta:editing-cycles>1184</meta:editing-cycles>
    <meta:editing-duration>PT122H23M51S</meta:editing-duration>
    <meta:generator>OpenOffice.org/3.1$Linux OpenOffice.org_project/310m19$Build-9420</meta:generator>
    <dc:creator>Wangbo </dc:creator>
    <meta:document-statistic meta:table-count="158" meta:image-count="11" meta:object-count="0" meta:page-count="225" meta:paragraph-count="8420" meta:word-count="41047" meta:character-count="226733"/>
  </office:meta>
</office:document-meta>
</file>